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5.076cm"/>
    </style:style>
    <style:style style:name="co3" style:family="table-column">
      <style:table-column-properties fo:break-before="auto" style:column-width="5.1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612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2.584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2.364cm"/>
    </style:style>
    <style:style style:name="co15" style:family="table-column">
      <style:table-column-properties fo:break-before="auto" style:column-width="2.78cm"/>
    </style:style>
    <style:style style:name="co16" style:family="table-column">
      <style:table-column-properties fo:break-before="auto" style:column-width="2.835cm"/>
    </style:style>
    <style:style style:name="co17" style:family="table-column">
      <style:table-column-properties fo:break-before="auto" style:column-width="3.46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6" style:family="table-cell" style:parent-style-name="Default">
      <style:text-properties style:font-name="Times New Roman" fo:font-size="6.80000019073486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ext-properties style:font-name="Arial" fo:font-size="10pt" fo:language="de" fo:country="DE" style:font-size-asian="10pt" style:language-asian="zh" style:country-asian="CN" style:font-name-complex="Mangal" style:font-size-complex="10pt" style:language-complex="hi" style:country-complex="IN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ext-properties style:font-name="Arial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input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put data</text:p>
          </table:table-cell>
          <table:covered-table-cell table:style-name="Default"/>
          <table:covered-table-cell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8" office:value-type="string" calcext:value-type="string">
            <text:p>spot</text:p>
          </table:table-cell>
          <table:table-cell table:style-name="ce13" office:value-type="string" calcext:value-type="string">
            <text:p>flood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led type</text:p>
          </table:table-cell>
          <table:table-cell table:style-name="ce9" office:value-type="string" calcext:value-type="string">
            <text:p>XMLBWT-00-0000-000LT40E4</text:p>
          </table:table-cell>
          <table:table-cell table:style-name="ce14" office:value-type="string" calcext:value-type="string">
            <text:p>XHP50A-01-0000-0D0UF245G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lm @ Imax</text:p>
          </table:table-cell>
          <table:table-cell office:value-type="float" office:value="792" calcext:value-type="float">
            <text:p>792</text:p>
          </table:table-cell>
          <table:table-cell table:style-name="ce14" office:value-type="float" office:value="1258" calcext:value-type="float">
            <text:p>1258</text:p>
          </table:table-cell>
          <table:table-cell table:number-columns-repeated="2"/>
        </table:table-row>
        <table:table-row table:style-name="ro3">
          <table:table-cell table:style-name="ce3"/>
          <table:table-cell/>
          <table:table-cell table:style-name="ce14"/>
          <table:table-cell table:number-columns-repeated="2"/>
        </table:table-row>
        <table:table-row table:style-name="ro3">
          <table:table-cell table:style-name="ce3" office:value-type="string" calcext:value-type="string">
            <text:p>lens type</text:p>
          </table:table-cell>
          <table:table-cell office:value-type="string" calcext:value-type="string">
            <text:p>Carclo 10193</text:p>
          </table:table-cell>
          <table:table-cell table:style-name="ce14" office:value-type="string" calcext:value-type="string">
            <text:p>Carclo 10003/L25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FWHM / °</text:p>
          </table:table-cell>
          <table:table-cell office:value-type="float" office:value="16.16" calcext:value-type="float">
            <text:p>16,16</text:p>
          </table:table-cell>
          <table:table-cell table:style-name="ce14" office:value-type="float" office:value="27.8" calcext:value-type="float">
            <text:p>27,8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cd/lm</text:p>
          </table:table-cell>
          <table:table-cell office:value-type="float" office:value="10.1" calcext:value-type="float">
            <text:p>10,1</text:p>
          </table:table-cell>
          <table:table-cell table:style-name="ce14" office:value-type="float" office:value="1.67" calcext:value-type="float">
            <text:p>1,67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incl. Offset / °</text:p>
          </table:table-cell>
          <table:table-cell table:style-name="ce11" office:value-type="float" office:value="1.7" calcext:value-type="float">
            <text:p>1,7</text:p>
          </table:table-cell>
          <table:table-cell table:style-name="ce15" office:value-type="float" office:value="-1.7" calcext:value-type="float">
            <text:p>-1,7</text:p>
          </table:table-cell>
          <table:table-cell table:number-columns-repeated="2"/>
        </table:table-row>
        <table:table-row table:style-name="ro2">
          <table:table-cell table:style-name="ce5"/>
          <table:table-cell/>
          <table:table-cell table:style-name="ce10"/>
          <table:table-cell table:number-columns-repeated="2"/>
        </table:table-row>
        <table:table-row table:style-name="ro2">
          <table:table-cell table:style-name="ce6" office:value-type="string" calcext:value-type="string">
            <text:p>led height / m</text:p>
          </table:table-cell>
          <table:table-cell table:style-name="ce12" office:value-type="float" office:value="2" calcext:value-type="float">
            <text:p>2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5"/>
          <table:table-cell/>
          <table:table-cell table:style-name="ce10"/>
          <table:table-cell table:number-columns-repeated="2"/>
        </table:table-row>
        <table:table-row table:style-name="ro2">
          <table:table-cell table:style-name="ce7" office:value-type="string" calcext:value-type="string">
            <text:p>helper values</text:p>
          </table:table-cell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table:formula="of:=[.B8]*PI()/(360*SQRT(LN(2)*2))" office:value-type="float" office:value="0.119773571537853" calcext:value-type="float">
            <text:p>0,1197735715</text:p>
          </table:table-cell>
          <table:table-cell table:style-name="ce10" table:formula="of:=[.C8]*PI()/(360*SQRT(LN(2)*2))" office:value-type="float" office:value="0.206046119353484" calcext:value-type="float">
            <text:p>0,2060461194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6"/>
        </table:table-row>
      </table:table>
      <table:table table:name="LUT" table:style-name="ta1"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column table:style-name="co9" table:default-cell-style-name="ce23"/>
        <table:table-column table:style-name="co10" table:default-cell-style-name="ce18"/>
        <table:table-column table:style-name="co11" table:default-cell-style-name="ce29"/>
        <table:table-column table:style-name="co7" table:default-cell-style-name="ce18"/>
        <table:table-column table:style-name="co8" table:default-cell-style-name="Default"/>
        <table:table-column table:style-name="co12" table:default-cell-style-name="Default"/>
        <table:table-column table:style-name="co10" table:default-cell-style-name="ce18"/>
        <table:table-column table:style-name="co11" table:default-cell-style-name="ce29"/>
        <table:table-column table:style-name="co13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look up tables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 table:number-columns-repeated="6"/>
        </table:table-row>
        <table:table-row table:style-name="ro5">
          <table:table-cell table:style-name="ce1"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7"/>
          <table:table-cell table:style-name="ce20" office:value-type="string" calcext:value-type="string" table:number-columns-spanned="5" table:number-rows-spanned="1">
            <text:p>spot</text:p>
          </table:table-cell>
          <table:covered-table-cell table:number-columns-repeated="3" table:style-name="ce21"/>
          <table:covered-table-cell table:style-name="ce26"/>
          <table:table-cell table:style-name="ce20" office:value-type="string" calcext:value-type="string" table:number-columns-spanned="5" table:number-rows-spanned="1">
            <text:p>flood</text:p>
          </table:table-cell>
          <table:covered-table-cell table:number-columns-repeated="3" table:style-name="ce21"/>
          <table:covered-table-cell table:style-name="ce26"/>
          <table:table-cell table:style-name="ce20" office:value-type="string" calcext:value-type="string" table:number-columns-spanned="6" table:number-rows-spanned="1">
            <text:p>crossing</text:p>
          </table:table-cell>
          <table:covered-table-cell table:number-columns-repeated="5" table:style-name="ce2"/>
        </table:table-row>
        <table:table-row table:style-name="ro2">
          <table:table-cell table:style-name="ce17" office:value-type="string" calcext:value-type="string">
            <text:p>lut position</text:p>
          </table:table-cell>
          <table:table-cell table:style-name="ce17" office:value-type="string" calcext:value-type="string">
            <text:p>dmax in m</text:p>
          </table:table-cell>
          <table:table-cell table:style-name="ce21" office:value-type="string" calcext:value-type="string">
            <text:p>Pitch @ dmax in rad</text:p>
          </table:table-cell>
          <table:table-cell table:style-name="ce21" office:value-type="string" calcext:value-type="string">
            <text:p>comp in lm/lux</text:p>
          </table:table-cell>
          <table:table-cell table:style-name="ce24" office:value-type="string" calcext:value-type="string">
            <office:annotation draw:style-name="gr1" draw:text-style-name="P1" svg:width="2.899cm" svg:height="2.571cm" svg:x="14.584cm" svg:y="0.56cm" draw:caption-point-x="-0.557cm" draw:caption-point-y="1.042cm">
              <dc:date>2016-11-16T00:00:00</dc:date>
              <text:p text:style-name="P1"><text:span text:style-name="T1">Scaled:</text:span></text:p>
              <text:p text:style-name="P1"><text:span text:style-name="T1">[0 32768} is mapped to [0 2pi], same scaling as arm_math libs</text:span></text:p>
            </office:annotation>
            <text:p>pitch in q15_t</text:p>
          </table:table-cell>
          <table:table-cell table:style-name="ce27" office:value-type="string" calcext:value-type="string">
            <office:annotation draw:style-name="gr1" draw:text-style-name="P1" svg:width="2.899cm" svg:height="2.571cm" svg:x="17.159cm" svg:y="0.56cm" draw:caption-point-x="-0.548cm" draw:caption-point-y="1.042cm">
              <dc:date>2016-11-16T00:00:00</dc:date>
              <text:p text:style-name="P1"><text:span text:style-name="T1">Resulting compensation value, allready including [0..256] <text:s/>to [0A..3A] mapping</text:span></text:p>
            </office:annotation>
            <text:p>comp in q7.8</text:p>
          </table:table-cell>
          <table:table-cell table:style-name="ce17" office:value-type="string" calcext:value-type="string">
            <text:p>dmax in m</text:p>
          </table:table-cell>
          <table:table-cell table:style-name="ce21" office:value-type="string" calcext:value-type="string">
            <text:p>Pitch @ dmax in rad</text:p>
          </table:table-cell>
          <table:table-cell table:style-name="ce21" office:value-type="string" calcext:value-type="string">
            <text:p>comp in lm/lux</text:p>
          </table:table-cell>
          <table:table-cell table:style-name="ce24" office:value-type="string" calcext:value-type="string">
            <office:annotation draw:style-name="gr1" draw:text-style-name="P1" svg:width="2.899cm" svg:height="2.571cm" svg:x="28.899cm" svg:y="0.56cm" draw:caption-point-x="-0.504cm" draw:caption-point-y="1.042cm">
              <dc:date>2016-11-16T00:00:00</dc:date>
              <text:p text:style-name="P1"><text:span text:style-name="T1">Scaled:</text:span></text:p>
              <text:p text:style-name="P1"><text:span text:style-name="T1">[0 32768} is mapped to [0 2pi], same scaling as arm_math libs</text:span></text:p>
            </office:annotation>
            <text:p>pitch in q15_t</text:p>
          </table:table-cell>
          <table:table-cell table:style-name="ce27" office:value-type="string" calcext:value-type="string">
            <office:annotation draw:style-name="gr1" draw:text-style-name="P1" svg:width="2.899cm" svg:height="2.571cm" svg:x="31.473cm" svg:y="0.56cm" draw:caption-point-x="-0.494cm" draw:caption-point-y="1.042cm">
              <dc:date>2016-11-16T00:00:00</dc:date>
              <text:p text:style-name="P1"><text:span text:style-name="T1">Resulting compensation value, allready including [0..256] <text:s/>to [0A..3A] mapping</text:span></text:p>
            </office:annotation>
            <text:p>comp in q7.8</text:p>
          </table:table-cell>
          <table:table-cell table:style-name="ce2" office:value-type="string" calcext:value-type="string">
            <text:p>pitch in rad</text:p>
          </table:table-cell>
          <table:table-cell table:style-name="ce2" office:value-type="string" calcext:value-type="string">
            <text:p>Ipart spot</text:p>
          </table:table-cell>
          <table:table-cell table:style-name="ce2" office:value-type="string" calcext:value-type="string">
            <text:p>Ipart <text:s/>flood</text:p>
          </table:table-cell>
          <table:table-cell table:style-name="ce6" office:value-type="string" calcext:value-type="string">
            <text:p>pitch in q15_t</text:p>
          </table:table-cell>
          <table:table-cell table:style-name="ce6" office:value-type="string" calcext:value-type="string">
            <text:p>Ip spot in q15_t</text:p>
          </table:table-cell>
          <table:table-cell table:style-name="ce6" office:value-type="string" calcext:value-type="string">
            <text:p>Ip flood in q15_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A5]*16.7/256" office:value-type="float" office:value="0" calcext:value-type="float">
            <text:p>0</text:p>
          </table:table-cell>
          <table:table-cell table:formula="of:=-PI()/2" office:value-type="float" office:value="-1.5707963267949" calcext:value-type="float">
            <text:p>-1,5707963268</text:p>
          </table:table-cell>
          <table:table-cell table:style-name="Default" table:formula="of:=([$input.$B$12]^2+[.$B5]^2)/[$input.$B$9]" office:value-type="float" office:value="0.396039603960396" calcext:value-type="float">
            <text:p>0,396039604</text:p>
          </table:table-cell>
          <table:table-cell table:style-name="ce25" table:formula="of:=ROUND((2*PI()+[.C5])/(2*PI())*32768;0)" office:value-type="float" office:value="24576" calcext:value-type="float">
            <text:p>24576</text:p>
          </table:table-cell>
          <table:table-cell table:style-name="ce28" table:formula="of:=ROUND([.D5]/[$input.$B$5]*65536;0)" office:value-type="float" office:value="33" calcext:value-type="float">
            <text:p>33</text:p>
          </table:table-cell>
          <table:table-cell table:formula="of:=[.$A5]*9.65/256" office:value-type="float" office:value="0" calcext:value-type="float">
            <text:p>0</text:p>
          </table:table-cell>
          <table:table-cell table:formula="of:=-PI()/2" office:value-type="float" office:value="-1.5707963267949" calcext:value-type="float">
            <text:p>-1,5707963268</text:p>
          </table:table-cell>
          <table:table-cell table:formula="of:=([$input.$B$12]^2+[.$B5]^2)/[$input.$C$9]" office:value-type="float" office:value="2.39520958083832" calcext:value-type="float">
            <text:p>2,3952095808</text:p>
          </table:table-cell>
          <table:table-cell table:style-name="ce25" table:formula="of:=ROUND((2*PI()+[.H5])/(2*PI())*32768;0)" office:value-type="float" office:value="24576" calcext:value-type="float">
            <text:p>24576</text:p>
          </table:table-cell>
          <table:table-cell table:style-name="ce28" table:formula="of:=ROUND([.I5]/[$input.$C$5]*65536;0)" office:value-type="float" office:value="125" calcext:value-type="float">
            <text:p>125</text:p>
          </table:table-cell>
          <table:table-cell table:style-name="ce18" office:value-type="float" office:value="-0.2577602767839" calcext:value-type="float">
            <text:p>-0,2577602768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99998" calcext:value-type="float">
            <text:p>0,99998</text:p>
          </table:table-cell>
          <table:table-cell table:style-name="ce31" table:formula="of:=ROUND((2*PI()+[.L5])/(2*PI())*32768;0)" office:value-type="float" office:value="31424" calcext:value-type="float">
            <text:p>31424</text:p>
          </table:table-cell>
          <table:table-cell table:style-name="ce31" table:formula="of:=ROUND([.M5]*2^15;0)" office:value-type="float" office:value="1" calcext:value-type="float">
            <text:p>1</text:p>
          </table:table-cell>
          <table:table-cell table:style-name="ce31" table:formula="of:=ROUND([.N5]*2^15;0)" office:value-type="float" office:value="32767" calcext:value-type="float">
            <text:p>327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$A6]*16.7/256" office:value-type="float" office:value="0.065234375" calcext:value-type="float">
            <text:p>0,065234375</text:p>
          </table:table-cell>
          <table:table-cell table:formula="of:=([$input.$B$15]^2*[.$B6]-ATAN([$input.$B$12]/[.$B6])*[$input.$B$12])/[$input.$B$12]" office:value-type="float" office:value="-1.53772278218951" calcext:value-type="float">
            <text:p>-1,5377227822</text:p>
          </table:table-cell>
          <table:table-cell table:formula="of:=([$input.$B$12]^2+[.$B6]^2)/([$input.$B$9]*EXP(-((ATAN([$input.$B$12]/[.$B6])+[.C6])^2/[$input.$B$15]^2)))" office:value-type="float" office:value="0.396466993821617" calcext:value-type="float">
            <text:p>0,3964669938</text:p>
          </table:table-cell>
          <table:table-cell table:formula="of:=ROUND((2*PI()+[.C6])/(2*PI())*32768;0)" office:value-type="float" office:value="24748" calcext:value-type="float">
            <text:p>24748</text:p>
          </table:table-cell>
          <table:table-cell table:formula="of:=ROUND([.D6]/[$input.$B$5]*65536;0)" office:value-type="float" office:value="33" calcext:value-type="float">
            <text:p>33</text:p>
          </table:table-cell>
          <table:table-cell table:formula="of:=[.$A6]*9.65/256" office:value-type="float" office:value="0.0376953125" calcext:value-type="float">
            <text:p>0,0376953125</text:p>
          </table:table-cell>
          <table:table-cell table:formula="of:=([$input.$C$15]^2*[.$G6]-ATAN([$input.$B$12]/[.$G6])*[$input.$B$12])/[$input.$B$12]" office:value-type="float" office:value="-1.55115072453806" calcext:value-type="float">
            <text:p>-1,5511507245</text:p>
          </table:table-cell>
          <table:table-cell table:formula="of:=([$input.$B$12]^2+[.$G6]^2)/([$input.$C$9]*EXP(-((ATAN([$input.$B$12]/[.$G6])+[.H6])^2/[$input.$C$15]^2)))" office:value-type="float" office:value="2.39609657744714" calcext:value-type="float">
            <text:p>2,3960965774</text:p>
          </table:table-cell>
          <table:table-cell table:formula="of:=ROUND((2*PI()+[.H6])/(2*PI())*32768;0)" office:value-type="float" office:value="24678" calcext:value-type="float">
            <text:p>24678</text:p>
          </table:table-cell>
          <table:table-cell table:formula="of:=ROUND([.I6]/[$input.$C$5]*65536;0)" office:value-type="float" office:value="125" calcext:value-type="float">
            <text:p>125</text:p>
          </table:table-cell>
          <table:table-cell table:style-name="ce18" table:formula="of:=[.$L$5]-([.$L$5]-[.$L$21])/[.$A$21]*[.$A6]" office:value-type="float" office:value="-0.24350467181515" calcext:value-type="float">
            <text:p>-0,2435046718</text:p>
          </table:table-cell>
          <table:table-cell office:value-type="float" office:value="0.043" calcext:value-type="float">
            <text:p>0,043</text:p>
          </table:table-cell>
          <table:table-cell office:value-type="float" office:value="1" calcext:value-type="float">
            <text:p>1</text:p>
          </table:table-cell>
          <table:table-cell table:style-name="ce32" table:formula="of:=ROUND((2*PI()+[.L6])/(2*PI())*32768;0)" office:value-type="float" office:value="31498" calcext:value-type="float">
            <text:p>31498</text:p>
          </table:table-cell>
          <table:table-cell table:style-name="ce32" table:formula="of:=ROUND([.M6]*2^15;0)" office:value-type="float" office:value="1409" calcext:value-type="float">
            <text:p>1409</text:p>
          </table:table-cell>
          <table:table-cell table:style-name="ce32" table:formula="of:=ROUND([.N6]*2^15;0)" office:value-type="float" office:value="32768" calcext:value-type="float">
            <text:p>3276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[.$A7]*16.7/256" office:value-type="float" office:value="0.13046875" calcext:value-type="float">
            <text:p>0,13046875</text:p>
          </table:table-cell>
          <table:table-cell table:formula="of:=([$input.$B$15]^2*[.$B7]-ATAN([$input.$B$12]/[.$B7])*[$input.$B$12])/[$input.$B$12]" office:value-type="float" office:value="-1.50471841839051" calcext:value-type="float">
            <text:p>-1,5047184184</text:p>
          </table:table-cell>
          <table:table-cell table:formula="of:=([$input.$B$12]^2+[.$B7]^2)/([$input.$B$9]*EXP(-((ATAN([$input.$B$12]/[.$B7])+[.C7])^2/[$input.$B$15]^2)))" office:value-type="float" office:value="0.397749241128082" calcext:value-type="float">
            <text:p>0,3977492411</text:p>
          </table:table-cell>
          <table:table-cell table:formula="of:=ROUND((2*PI()+[.C7])/(2*PI())*32768;0)" office:value-type="float" office:value="24921" calcext:value-type="float">
            <text:p>24921</text:p>
          </table:table-cell>
          <table:table-cell table:formula="of:=ROUND([.D7]/[$input.$B$5]*65536;0)" office:value-type="float" office:value="33" calcext:value-type="float">
            <text:p>33</text:p>
          </table:table-cell>
          <table:table-cell table:formula="of:=[.$A7]*9.65/256" office:value-type="float" office:value="0.075390625" calcext:value-type="float">
            <text:p>0,075390625</text:p>
          </table:table-cell>
          <table:table-cell table:formula="of:=([$input.$C$15]^2*[.$G7]-ATAN([$input.$B$12]/[.$G7])*[$input.$B$12])/[$input.$B$12]" office:value-type="float" office:value="-1.5315184986881" calcext:value-type="float">
            <text:p>-1,5315184987</text:p>
          </table:table-cell>
          <table:table-cell table:formula="of:=([$input.$B$12]^2+[.$G7]^2)/([$input.$C$9]*EXP(-((ATAN([$input.$B$12]/[.$G7])+[.H7])^2/[$input.$C$15]^2)))" office:value-type="float" office:value="2.39875772453489" calcext:value-type="float">
            <text:p>2,3987577245</text:p>
          </table:table-cell>
          <table:table-cell table:formula="of:=ROUND((2*PI()+[.H7])/(2*PI())*32768;0)" office:value-type="float" office:value="24781" calcext:value-type="float">
            <text:p>24781</text:p>
          </table:table-cell>
          <table:table-cell table:formula="of:=ROUND([.I7]/[$input.$C$5]*65536;0)" office:value-type="float" office:value="125" calcext:value-type="float">
            <text:p>125</text:p>
          </table:table-cell>
          <table:table-cell table:style-name="ce18" table:formula="of:=[.$L$5]-([.$L$5]-[.$L$21])/[.$A$21]*[.$A7]" office:value-type="float" office:value="-0.2292490668464" calcext:value-type="float">
            <text:p>-0,2292490668</text:p>
          </table:table-cell>
          <table:table-cell office:value-type="float" office:value="0.088" calcext:value-type="float">
            <text:p>0,088</text:p>
          </table:table-cell>
          <table:table-cell office:value-type="float" office:value="0.972" calcext:value-type="float">
            <text:p>0,972</text:p>
          </table:table-cell>
          <table:table-cell table:style-name="ce32" table:formula="of:=ROUND((2*PI()+[.L7])/(2*PI())*32768;0)" office:value-type="float" office:value="31572" calcext:value-type="float">
            <text:p>31572</text:p>
          </table:table-cell>
          <table:table-cell table:style-name="ce32" table:formula="of:=ROUND([.M7]*2^15;0)" office:value-type="float" office:value="2884" calcext:value-type="float">
            <text:p>2884</text:p>
          </table:table-cell>
          <table:table-cell table:style-name="ce32" table:formula="of:=ROUND([.N7]*2^15;0)" office:value-type="float" office:value="31850" calcext:value-type="float">
            <text:p>31850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[.$A8]*16.7/256" office:value-type="float" office:value="0.195703125" calcext:value-type="float">
            <text:p>0,195703125</text:p>
          </table:table-cell>
          <table:table-cell table:formula="of:=([$input.$B$15]^2*[.$B8]-ATAN([$input.$B$12]/[.$B8])*[$input.$B$12])/[$input.$B$12]" office:value-type="float" office:value="-1.47185153952873" calcext:value-type="float">
            <text:p>-1,4718515395</text:p>
          </table:table-cell>
          <table:table-cell table:formula="of:=([$input.$B$12]^2+[.$B8]^2)/([$input.$B$9]*EXP(-((ATAN([$input.$B$12]/[.$B8])+[.C8])^2/[$input.$B$15]^2)))" office:value-type="float" office:value="0.399886579065947" calcext:value-type="float">
            <text:p>0,3998865791</text:p>
          </table:table-cell>
          <table:table-cell table:formula="of:=ROUND((2*PI()+[.C8])/(2*PI())*32768;0)" office:value-type="float" office:value="25092" calcext:value-type="float">
            <text:p>25092</text:p>
          </table:table-cell>
          <table:table-cell table:formula="of:=ROUND([.D8]/[$input.$B$5]*65536;0)" office:value-type="float" office:value="33" calcext:value-type="float">
            <text:p>33</text:p>
          </table:table-cell>
          <table:table-cell table:formula="of:=[.$A8]*9.65/256" office:value-type="float" office:value="0.1130859375" calcext:value-type="float">
            <text:p>0,1130859375</text:p>
          </table:table-cell>
          <table:table-cell table:formula="of:=([$input.$C$15]^2*[.$G8]-ATAN([$input.$B$12]/[.$G8])*[$input.$B$12])/[$input.$B$12]" office:value-type="float" office:value="-1.51191296877223" calcext:value-type="float">
            <text:p>-1,5119129688</text:p>
          </table:table-cell>
          <table:table-cell table:formula="of:=([$input.$B$12]^2+[.$G8]^2)/([$input.$C$9]*EXP(-((ATAN([$input.$B$12]/[.$G8])+[.H8])^2/[$input.$C$15]^2)))" office:value-type="float" office:value="2.40319349392074" calcext:value-type="float">
            <text:p>2,4031934939</text:p>
          </table:table-cell>
          <table:table-cell table:formula="of:=ROUND((2*PI()+[.H8])/(2*PI())*32768;0)" office:value-type="float" office:value="24883" calcext:value-type="float">
            <text:p>24883</text:p>
          </table:table-cell>
          <table:table-cell table:formula="of:=ROUND([.I8]/[$input.$C$5]*65536;0)" office:value-type="float" office:value="125" calcext:value-type="float">
            <text:p>125</text:p>
          </table:table-cell>
          <table:table-cell table:style-name="ce18" table:formula="of:=[.$L$5]-([.$L$5]-[.$L$21])/[.$A$21]*[.$A8]" office:value-type="float" office:value="-0.214993461877651" calcext:value-type="float">
            <text:p>-0,2149934619</text:p>
          </table:table-cell>
          <table:table-cell office:value-type="float" office:value="0.137" calcext:value-type="float">
            <text:p>0,137</text:p>
          </table:table-cell>
          <table:table-cell office:value-type="float" office:value="0.961" calcext:value-type="float">
            <text:p>0,961</text:p>
          </table:table-cell>
          <table:table-cell table:style-name="ce32" table:formula="of:=ROUND((2*PI()+[.L8])/(2*PI())*32768;0)" office:value-type="float" office:value="31647" calcext:value-type="float">
            <text:p>31647</text:p>
          </table:table-cell>
          <table:table-cell table:style-name="ce32" table:formula="of:=ROUND([.M8]*2^15;0)" office:value-type="float" office:value="4489" calcext:value-type="float">
            <text:p>4489</text:p>
          </table:table-cell>
          <table:table-cell table:style-name="ce32" table:formula="of:=ROUND([.N8]*2^15;0)" office:value-type="float" office:value="31490" calcext:value-type="float">
            <text:p>3149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[.$A9]*16.7/256" office:value-type="float" office:value="0.2609375" calcext:value-type="float">
            <text:p>0,2609375</text:p>
          </table:table-cell>
          <table:table-cell table:formula="of:=([$input.$B$15]^2*[.$B9]-ATAN([$input.$B$12]/[.$B9])*[$input.$B$12])/[$input.$B$12]" office:value-type="float" office:value="-1.43918872397304" calcext:value-type="float">
            <text:p>-1,439188724</text:p>
          </table:table-cell>
          <table:table-cell table:formula="of:=([$input.$B$12]^2+[.$B9]^2)/([$input.$B$9]*EXP(-((ATAN([$input.$B$12]/[.$B9])+[.C9])^2/[$input.$B$15]^2)))" office:value-type="float" office:value="0.402879396337984" calcext:value-type="float">
            <text:p>0,4028793963</text:p>
          </table:table-cell>
          <table:table-cell table:formula="of:=ROUND((2*PI()+[.C9])/(2*PI())*32768;0)" office:value-type="float" office:value="25262" calcext:value-type="float">
            <text:p>25262</text:p>
          </table:table-cell>
          <table:table-cell table:formula="of:=ROUND([.D9]/[$input.$B$5]*65536;0)" office:value-type="float" office:value="33" calcext:value-type="float">
            <text:p>33</text:p>
          </table:table-cell>
          <table:table-cell table:formula="of:=[.$A9]*9.65/256" office:value-type="float" office:value="0.15078125" calcext:value-type="float">
            <text:p>0,15078125</text:p>
          </table:table-cell>
          <table:table-cell table:formula="of:=([$input.$C$15]^2*[.$G9]-ATAN([$input.$B$12]/[.$G9])*[$input.$B$12])/[$input.$B$12]" office:value-type="float" office:value="-1.49234734116169" calcext:value-type="float">
            <text:p>-1,4923473412</text:p>
          </table:table-cell>
          <table:table-cell table:formula="of:=([$input.$B$12]^2+[.$G9]^2)/([$input.$C$9]*EXP(-((ATAN([$input.$B$12]/[.$G9])+[.H9])^2/[$input.$C$15]^2)))" office:value-type="float" office:value="2.40940467208778" calcext:value-type="float">
            <text:p>2,4094046721</text:p>
          </table:table-cell>
          <table:table-cell table:formula="of:=ROUND((2*PI()+[.H9])/(2*PI())*32768;0)" office:value-type="float" office:value="24985" calcext:value-type="float">
            <text:p>24985</text:p>
          </table:table-cell>
          <table:table-cell table:formula="of:=ROUND([.I9]/[$input.$C$5]*65536;0)" office:value-type="float" office:value="126" calcext:value-type="float">
            <text:p>126</text:p>
          </table:table-cell>
          <table:table-cell table:style-name="ce18" table:formula="of:=[.$L$5]-([.$L$5]-[.$L$21])/[.$A$21]*[.$A9]" office:value-type="float" office:value="-0.200737856908901" calcext:value-type="float">
            <text:p>-0,2007378569</text:p>
          </table:table-cell>
          <table:table-cell office:value-type="float" office:value="0.187" calcext:value-type="float">
            <text:p>0,187</text:p>
          </table:table-cell>
          <table:table-cell office:value-type="float" office:value="0.934" calcext:value-type="float">
            <text:p>0,934</text:p>
          </table:table-cell>
          <table:table-cell table:style-name="ce32" table:formula="of:=ROUND((2*PI()+[.L9])/(2*PI())*32768;0)" office:value-type="float" office:value="31721" calcext:value-type="float">
            <text:p>31721</text:p>
          </table:table-cell>
          <table:table-cell table:style-name="ce32" table:formula="of:=ROUND([.M9]*2^15;0)" office:value-type="float" office:value="6128" calcext:value-type="float">
            <text:p>6128</text:p>
          </table:table-cell>
          <table:table-cell table:style-name="ce32" table:formula="of:=ROUND([.N9]*2^15;0)" office:value-type="float" office:value="30605" calcext:value-type="float">
            <text:p>30605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[.$A10]*16.7/256" office:value-type="float" office:value="0.326171875" calcext:value-type="float">
            <text:p>0,326171875</text:p>
          </table:table-cell>
          <table:table-cell table:formula="of:=([$input.$B$15]^2*[.$B10]-ATAN([$input.$B$12]/[.$B10])*[$input.$B$12])/[$input.$B$12]" office:value-type="float" office:value="-1.40679402881573" calcext:value-type="float">
            <text:p>-1,4067940288</text:p>
          </table:table-cell>
          <table:table-cell table:formula="of:=([$input.$B$12]^2+[.$B10]^2)/([$input.$B$9]*EXP(-((ATAN([$input.$B$12]/[.$B10])+[.C10])^2/[$input.$B$15]^2)))" office:value-type="float" office:value="0.406728237252363" calcext:value-type="float">
            <text:p>0,4067282373</text:p>
          </table:table-cell>
          <table:table-cell table:formula="of:=ROUND((2*PI()+[.C10])/(2*PI())*32768;0)" office:value-type="float" office:value="25431" calcext:value-type="float">
            <text:p>25431</text:p>
          </table:table-cell>
          <table:table-cell table:formula="of:=ROUND([.D10]/[$input.$B$5]*65536;0)" office:value-type="float" office:value="34" calcext:value-type="float">
            <text:p>34</text:p>
          </table:table-cell>
          <table:table-cell table:formula="of:=[.$A10]*9.65/256" office:value-type="float" office:value="0.1884765625" calcext:value-type="float">
            <text:p>0,1884765625</text:p>
          </table:table-cell>
          <table:table-cell table:formula="of:=([$input.$C$15]^2*[.$G10]-ATAN([$input.$B$12]/[.$G10])*[$input.$B$12])/[$input.$B$12]" office:value-type="float" office:value="-1.47283465399003" calcext:value-type="float">
            <text:p>-1,472834654</text:p>
          </table:table-cell>
          <table:table-cell table:formula="of:=([$input.$B$12]^2+[.$G10]^2)/([$input.$C$9]*EXP(-((ATAN([$input.$B$12]/[.$G10])+[.H10])^2/[$input.$C$15]^2)))" office:value-type="float" office:value="2.4173923603597" calcext:value-type="float">
            <text:p>2,4173923604</text:p>
          </table:table-cell>
          <table:table-cell table:formula="of:=ROUND((2*PI()+[.H10])/(2*PI())*32768;0)" office:value-type="float" office:value="25087" calcext:value-type="float">
            <text:p>25087</text:p>
          </table:table-cell>
          <table:table-cell table:formula="of:=ROUND([.I10]/[$input.$C$5]*65536;0)" office:value-type="float" office:value="126" calcext:value-type="float">
            <text:p>126</text:p>
          </table:table-cell>
          <table:table-cell table:style-name="ce18" table:formula="of:=[.$L$5]-([.$L$5]-[.$L$21])/[.$A$21]*[.$A10]" office:value-type="float" office:value="-0.186482251940151" calcext:value-type="float">
            <text:p>-0,1864822519</text:p>
          </table:table-cell>
          <table:table-cell office:value-type="float" office:value="0.239" calcext:value-type="float">
            <text:p>0,239</text:p>
          </table:table-cell>
          <table:table-cell office:value-type="float" office:value="0.908" calcext:value-type="float">
            <text:p>0,908</text:p>
          </table:table-cell>
          <table:table-cell table:style-name="ce32" table:formula="of:=ROUND((2*PI()+[.L10])/(2*PI())*32768;0)" office:value-type="float" office:value="31795" calcext:value-type="float">
            <text:p>31795</text:p>
          </table:table-cell>
          <table:table-cell table:style-name="ce32" table:formula="of:=ROUND([.M10]*2^15;0)" office:value-type="float" office:value="7832" calcext:value-type="float">
            <text:p>7832</text:p>
          </table:table-cell>
          <table:table-cell table:style-name="ce32" table:formula="of:=ROUND([.N10]*2^15;0)" office:value-type="float" office:value="29753" calcext:value-type="float">
            <text:p>29753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[.$A11]*16.7/256" office:value-type="float" office:value="0.39140625" calcext:value-type="float">
            <text:p>0,39140625</text:p>
          </table:table-cell>
          <table:table-cell table:formula="of:=([$input.$B$15]^2*[.$B11]-ATAN([$input.$B$12]/[.$B11])*[$input.$B$12])/[$input.$B$12]" office:value-type="float" office:value="-1.37472827084744" calcext:value-type="float">
            <text:p>-1,3747282708</text:p>
          </table:table-cell>
          <table:table-cell table:formula="of:=([$input.$B$12]^2+[.$B11]^2)/([$input.$B$9]*EXP(-((ATAN([$input.$B$12]/[.$B11])+[.C11])^2/[$input.$B$15]^2)))" office:value-type="float" office:value="0.411433801846983" calcext:value-type="float">
            <text:p>0,4114338018</text:p>
          </table:table-cell>
          <table:table-cell table:formula="of:=ROUND((2*PI()+[.C11])/(2*PI())*32768;0)" office:value-type="float" office:value="25599" calcext:value-type="float">
            <text:p>25599</text:p>
          </table:table-cell>
          <table:table-cell table:formula="of:=ROUND([.D11]/[$input.$B$5]*65536;0)" office:value-type="float" office:value="34" calcext:value-type="float">
            <text:p>34</text:p>
          </table:table-cell>
          <table:table-cell table:formula="of:=[.$A11]*9.65/256" office:value-type="float" office:value="0.226171875" calcext:value-type="float">
            <text:p>0,226171875</text:p>
          </table:table-cell>
          <table:table-cell table:formula="of:=([$input.$C$15]^2*[.$G11]-ATAN([$input.$B$12]/[.$G11])*[$input.$B$12])/[$input.$B$12]" office:value-type="float" office:value="-1.45338772383424" calcext:value-type="float">
            <text:p>-1,4533877238</text:p>
          </table:table-cell>
          <table:table-cell table:formula="of:=([$input.$B$12]^2+[.$G11]^2)/([$input.$C$9]*EXP(-((ATAN([$input.$B$12]/[.$G11])+[.H11])^2/[$input.$C$15]^2)))" office:value-type="float" office:value="2.42715797514824" calcext:value-type="float">
            <text:p>2,4271579751</text:p>
          </table:table-cell>
          <table:table-cell table:formula="of:=ROUND((2*PI()+[.H11])/(2*PI())*32768;0)" office:value-type="float" office:value="25188" calcext:value-type="float">
            <text:p>25188</text:p>
          </table:table-cell>
          <table:table-cell table:formula="of:=ROUND([.I11]/[$input.$C$5]*65536;0)" office:value-type="float" office:value="126" calcext:value-type="float">
            <text:p>126</text:p>
          </table:table-cell>
          <table:table-cell table:style-name="ce18" table:formula="of:=[.$L$5]-([.$L$5]-[.$L$21])/[.$A$21]*[.$A11]" office:value-type="float" office:value="-0.172226646971401" calcext:value-type="float">
            <text:p>-0,172226647</text:p>
          </table:table-cell>
          <table:table-cell office:value-type="float" office:value="0.294" calcext:value-type="float">
            <text:p>0,294</text:p>
          </table:table-cell>
          <table:table-cell office:value-type="float" office:value="0.881" calcext:value-type="float">
            <text:p>0,881</text:p>
          </table:table-cell>
          <table:table-cell table:style-name="ce32" table:formula="of:=ROUND((2*PI()+[.L11])/(2*PI())*32768;0)" office:value-type="float" office:value="31870" calcext:value-type="float">
            <text:p>31870</text:p>
          </table:table-cell>
          <table:table-cell table:style-name="ce32" table:formula="of:=ROUND([.M11]*2^15;0)" office:value-type="float" office:value="9634" calcext:value-type="float">
            <text:p>9634</text:p>
          </table:table-cell>
          <table:table-cell table:style-name="ce32" table:formula="of:=ROUND([.N11]*2^15;0)" office:value-type="float" office:value="28869" calcext:value-type="float">
            <text:p>28869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12]*16.7/256" office:value-type="float" office:value="0.456640625" calcext:value-type="float">
            <text:p>0,456640625</text:p>
          </table:table-cell>
          <table:table-cell table:formula="of:=([$input.$B$15]^2*[.$B12]-ATAN([$input.$B$12]/[.$B12])*[$input.$B$12])/[$input.$B$12]" office:value-type="float" office:value="-1.34304840269486" calcext:value-type="float">
            <text:p>-1,3430484027</text:p>
          </table:table-cell>
          <table:table-cell table:formula="of:=([$input.$B$12]^2+[.$B12]^2)/([$input.$B$9]*EXP(-((ATAN([$input.$B$12]/[.$B12])+[.C12])^2/[$input.$B$15]^2)))" office:value-type="float" office:value="0.416996946049389" calcext:value-type="float">
            <text:p>0,416996946</text:p>
          </table:table-cell>
          <table:table-cell table:formula="of:=ROUND((2*PI()+[.C12])/(2*PI())*32768;0)" office:value-type="float" office:value="25764" calcext:value-type="float">
            <text:p>25764</text:p>
          </table:table-cell>
          <table:table-cell table:formula="of:=ROUND([.D12]/[$input.$B$5]*65536;0)" office:value-type="float" office:value="35" calcext:value-type="float">
            <text:p>35</text:p>
          </table:table-cell>
          <table:table-cell table:formula="of:=[.$A12]*9.65/256" office:value-type="float" office:value="0.2638671875" calcext:value-type="float">
            <text:p>0,2638671875</text:p>
          </table:table-cell>
          <table:table-cell table:formula="of:=([$input.$C$15]^2*[.$G12]-ATAN([$input.$B$12]/[.$G12])*[$input.$B$12])/[$input.$B$12]" office:value-type="float" office:value="-1.43401909469209" calcext:value-type="float">
            <text:p>-1,4340190947</text:p>
          </table:table-cell>
          <table:table-cell table:formula="of:=([$input.$B$12]^2+[.$G12]^2)/([$input.$C$9]*EXP(-((ATAN([$input.$B$12]/[.$G12])+[.H12])^2/[$input.$C$15]^2)))" office:value-type="float" office:value="2.43870324827148" calcext:value-type="float">
            <text:p>2,4387032483</text:p>
          </table:table-cell>
          <table:table-cell table:formula="of:=ROUND((2*PI()+[.H12])/(2*PI())*32768;0)" office:value-type="float" office:value="25289" calcext:value-type="float">
            <text:p>25289</text:p>
          </table:table-cell>
          <table:table-cell table:formula="of:=ROUND([.I12]/[$input.$C$5]*65536;0)" office:value-type="float" office:value="127" calcext:value-type="float">
            <text:p>127</text:p>
          </table:table-cell>
          <table:table-cell table:style-name="ce18" table:formula="of:=[.$L$5]-([.$L$5]-[.$L$21])/[.$A$21]*[.$A12]" office:value-type="float" office:value="-0.157971042002652" calcext:value-type="float">
            <text:p>-0,157971042</text:p>
          </table:table-cell>
          <table:table-cell office:value-type="float" office:value="0.351" calcext:value-type="float">
            <text:p>0,351</text:p>
          </table:table-cell>
          <table:table-cell office:value-type="float" office:value="0.852" calcext:value-type="float">
            <text:p>0,852</text:p>
          </table:table-cell>
          <table:table-cell table:style-name="ce32" table:formula="of:=ROUND((2*PI()+[.L12])/(2*PI())*32768;0)" office:value-type="float" office:value="31944" calcext:value-type="float">
            <text:p>31944</text:p>
          </table:table-cell>
          <table:table-cell table:style-name="ce32" table:formula="of:=ROUND([.M12]*2^15;0)" office:value-type="float" office:value="11502" calcext:value-type="float">
            <text:p>11502</text:p>
          </table:table-cell>
          <table:table-cell table:style-name="ce32" table:formula="of:=ROUND([.N12]*2^15;0)" office:value-type="float" office:value="27918" calcext:value-type="float">
            <text:p>2791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[.$A13]*16.7/256" office:value-type="float" office:value="0.521875" calcext:value-type="float">
            <text:p>0,521875</text:p>
          </table:table-cell>
          <table:table-cell table:formula="of:=([$input.$B$15]^2*[.$B13]-ATAN([$input.$B$12]/[.$B13])*[$input.$B$12])/[$input.$B$12]" office:value-type="float" office:value="-1.31180699773908" calcext:value-type="float">
            <text:p>-1,3118069977</text:p>
          </table:table-cell>
          <table:table-cell table:formula="of:=([$input.$B$12]^2+[.$B13]^2)/([$input.$B$9]*EXP(-((ATAN([$input.$B$12]/[.$B13])+[.C13])^2/[$input.$B$15]^2)))" office:value-type="float" office:value="0.423418681872316" calcext:value-type="float">
            <text:p>0,4234186819</text:p>
          </table:table-cell>
          <table:table-cell table:formula="of:=ROUND((2*PI()+[.C13])/(2*PI())*32768;0)" office:value-type="float" office:value="25927" calcext:value-type="float">
            <text:p>25927</text:p>
          </table:table-cell>
          <table:table-cell table:formula="of:=ROUND([.D13]/[$input.$B$5]*65536;0)" office:value-type="float" office:value="35" calcext:value-type="float">
            <text:p>35</text:p>
          </table:table-cell>
          <table:table-cell table:formula="of:=[.$A13]*9.65/256" office:value-type="float" office:value="0.3015625" calcext:value-type="float">
            <text:p>0,3015625</text:p>
          </table:table-cell>
          <table:table-cell table:formula="of:=([$input.$C$15]^2*[.$G13]-ATAN([$input.$B$12]/[.$G13])*[$input.$B$12])/[$input.$B$12]" office:value-type="float" office:value="-1.41474098974572" calcext:value-type="float">
            <text:p>-1,4147409897</text:p>
          </table:table-cell>
          <table:table-cell table:formula="of:=([$input.$B$12]^2+[.$G13]^2)/([$input.$C$9]*EXP(-((ATAN([$input.$B$12]/[.$G13])+[.H13])^2/[$input.$C$15]^2)))" office:value-type="float" office:value="2.452030227343" calcext:value-type="float">
            <text:p>2,4520302273</text:p>
          </table:table-cell>
          <table:table-cell table:formula="of:=ROUND((2*PI()+[.H13])/(2*PI())*32768;0)" office:value-type="float" office:value="25390" calcext:value-type="float">
            <text:p>25390</text:p>
          </table:table-cell>
          <table:table-cell table:formula="of:=ROUND([.I13]/[$input.$C$5]*65536;0)" office:value-type="float" office:value="128" calcext:value-type="float">
            <text:p>128</text:p>
          </table:table-cell>
          <table:table-cell table:style-name="ce18" table:formula="of:=[.$L$5]-([.$L$5]-[.$L$21])/[.$A$21]*[.$A13]" office:value-type="float" office:value="-0.143715437033902" calcext:value-type="float">
            <text:p>-0,143715437</text:p>
          </table:table-cell>
          <table:table-cell office:value-type="float" office:value="0.404" calcext:value-type="float">
            <text:p>0,404</text:p>
          </table:table-cell>
          <table:table-cell office:value-type="float" office:value="0.808" calcext:value-type="float">
            <text:p>0,808</text:p>
          </table:table-cell>
          <table:table-cell table:style-name="ce32" table:formula="of:=ROUND((2*PI()+[.L13])/(2*PI())*32768;0)" office:value-type="float" office:value="32018" calcext:value-type="float">
            <text:p>32018</text:p>
          </table:table-cell>
          <table:table-cell table:style-name="ce32" table:formula="of:=ROUND([.M13]*2^15;0)" office:value-type="float" office:value="13238" calcext:value-type="float">
            <text:p>13238</text:p>
          </table:table-cell>
          <table:table-cell table:style-name="ce32" table:formula="of:=ROUND([.N13]*2^15;0)" office:value-type="float" office:value="26477" calcext:value-type="float">
            <text:p>26477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[.$A14]*16.7/256" office:value-type="float" office:value="0.587109375" calcext:value-type="float">
            <text:p>0,587109375</text:p>
          </table:table-cell>
          <table:table-cell table:formula="of:=([$input.$B$15]^2*[.$B14]-ATAN([$input.$B$12]/[.$B14])*[$input.$B$12])/[$input.$B$12]" office:value-type="float" office:value="-1.28105185198423" calcext:value-type="float">
            <text:p>-1,281051852</text:p>
          </table:table-cell>
          <table:table-cell table:formula="of:=([$input.$B$12]^2+[.$B14]^2)/([$input.$B$9]*EXP(-((ATAN([$input.$B$12]/[.$B14])+[.C14])^2/[$input.$B$15]^2)))" office:value-type="float" office:value="0.430700177644922" calcext:value-type="float">
            <text:p>0,4307001776</text:p>
          </table:table-cell>
          <table:table-cell table:formula="of:=ROUND((2*PI()+[.C14])/(2*PI())*32768;0)" office:value-type="float" office:value="26087" calcext:value-type="float">
            <text:p>26087</text:p>
          </table:table-cell>
          <table:table-cell table:formula="of:=ROUND([.D14]/[$input.$B$5]*65536;0)" office:value-type="float" office:value="36" calcext:value-type="float">
            <text:p>36</text:p>
          </table:table-cell>
          <table:table-cell table:formula="of:=[.$A14]*9.65/256" office:value-type="float" office:value="0.3392578125" calcext:value-type="float">
            <text:p>0,3392578125</text:p>
          </table:table-cell>
          <table:table-cell table:formula="of:=([$input.$C$15]^2*[.$G14]-ATAN([$input.$B$12]/[.$G14])*[$input.$B$12])/[$input.$B$12]" office:value-type="float" office:value="-1.39556526634862" calcext:value-type="float">
            <text:p>-1,3955652663</text:p>
          </table:table-cell>
          <table:table-cell table:formula="of:=([$input.$B$12]^2+[.$G14]^2)/([$input.$C$9]*EXP(-((ATAN([$input.$B$12]/[.$G14])+[.H14])^2/[$input.$C$15]^2)))" office:value-type="float" office:value="2.46714127623209" calcext:value-type="float">
            <text:p>2,4671412762</text:p>
          </table:table-cell>
          <table:table-cell table:formula="of:=ROUND((2*PI()+[.H14])/(2*PI())*32768;0)" office:value-type="float" office:value="25490" calcext:value-type="float">
            <text:p>25490</text:p>
          </table:table-cell>
          <table:table-cell table:formula="of:=ROUND([.I14]/[$input.$C$5]*65536;0)" office:value-type="float" office:value="129" calcext:value-type="float">
            <text:p>129</text:p>
          </table:table-cell>
          <table:table-cell table:style-name="ce18" table:formula="of:=[.$L$5]-([.$L$5]-[.$L$21])/[.$A$21]*[.$A14]" office:value-type="float" office:value="-0.129459832065152" calcext:value-type="float">
            <text:p>-0,1294598321</text:p>
          </table:table-cell>
          <table:table-cell office:value-type="float" office:value="0.495" calcext:value-type="float">
            <text:p>0,495</text:p>
          </table:table-cell>
          <table:table-cell office:value-type="float" office:value="0.73" calcext:value-type="float">
            <text:p>0,73</text:p>
          </table:table-cell>
          <table:table-cell table:style-name="ce32" table:formula="of:=ROUND((2*PI()+[.L14])/(2*PI())*32768;0)" office:value-type="float" office:value="32093" calcext:value-type="float">
            <text:p>32093</text:p>
          </table:table-cell>
          <table:table-cell table:style-name="ce32" table:formula="of:=ROUND([.M14]*2^15;0)" office:value-type="float" office:value="16220" calcext:value-type="float">
            <text:p>16220</text:p>
          </table:table-cell>
          <table:table-cell table:style-name="ce32" table:formula="of:=ROUND([.N14]*2^15;0)" office:value-type="float" office:value="23921" calcext:value-type="float">
            <text:p>23921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[.$A15]*16.7/256" office:value-type="float" office:value="0.65234375" calcext:value-type="float">
            <text:p>0,65234375</text:p>
          </table:table-cell>
          <table:table-cell table:formula="of:=([$input.$B$15]^2*[.$B15]-ATAN([$input.$B$12]/[.$B15])*[$input.$B$12])/[$input.$B$12]" office:value-type="float" office:value="-1.25082570561784" calcext:value-type="float">
            <text:p>-1,2508257056</text:p>
          </table:table-cell>
          <table:table-cell table:formula="of:=([$input.$B$12]^2+[.$B15]^2)/([$input.$B$9]*EXP(-((ATAN([$input.$B$12]/[.$B15])+[.C15])^2/[$input.$B$15]^2)))" office:value-type="float" office:value="0.438842758279765" calcext:value-type="float">
            <text:p>0,4388427583</text:p>
          </table:table-cell>
          <table:table-cell table:formula="of:=ROUND((2*PI()+[.C15])/(2*PI())*32768;0)" office:value-type="float" office:value="26245" calcext:value-type="float">
            <text:p>26245</text:p>
          </table:table-cell>
          <table:table-cell table:formula="of:=ROUND([.D15]/[$input.$B$5]*65536;0)" office:value-type="float" office:value="36" calcext:value-type="float">
            <text:p>36</text:p>
          </table:table-cell>
          <table:table-cell table:formula="of:=[.$A15]*9.65/256" office:value-type="float" office:value="0.376953125" calcext:value-type="float">
            <text:p>0,376953125</text:p>
          </table:table-cell>
          <table:table-cell table:formula="of:=([$input.$C$15]^2*[.$G15]-ATAN([$input.$B$12]/[.$G15])*[$input.$B$12])/[$input.$B$12]" office:value-type="float" office:value="-1.3765033746143" calcext:value-type="float">
            <text:p>-1,3765033746</text:p>
          </table:table-cell>
          <table:table-cell table:formula="of:=([$input.$B$12]^2+[.$G15]^2)/([$input.$C$9]*EXP(-((ATAN([$input.$B$12]/[.$G15])+[.H15])^2/[$input.$C$15]^2)))" office:value-type="float" office:value="2.48403907559511" calcext:value-type="float">
            <text:p>2,4840390756</text:p>
          </table:table-cell>
          <table:table-cell table:formula="of:=ROUND((2*PI()+[.H15])/(2*PI())*32768;0)" office:value-type="float" office:value="25589" calcext:value-type="float">
            <text:p>25589</text:p>
          </table:table-cell>
          <table:table-cell table:formula="of:=ROUND([.I15]/[$input.$C$5]*65536;0)" office:value-type="float" office:value="129" calcext:value-type="float">
            <text:p>129</text:p>
          </table:table-cell>
          <table:table-cell table:style-name="ce18" table:formula="of:=[.$L$5]-([.$L$5]-[.$L$21])/[.$A$21]*[.$A15]" office:value-type="float" office:value="-0.115204227096402" calcext:value-type="float">
            <text:p>-0,1152042271</text:p>
          </table:table-cell>
          <table:table-cell office:value-type="float" office:value="0.581" calcext:value-type="float">
            <text:p>0,581</text:p>
          </table:table-cell>
          <table:table-cell office:value-type="float" office:value="0.642" calcext:value-type="float">
            <text:p>0,642</text:p>
          </table:table-cell>
          <table:table-cell table:style-name="ce32" table:formula="of:=ROUND((2*PI()+[.L15])/(2*PI())*32768;0)" office:value-type="float" office:value="32167" calcext:value-type="float">
            <text:p>32167</text:p>
          </table:table-cell>
          <table:table-cell table:style-name="ce32" table:formula="of:=ROUND([.M15]*2^15;0)" office:value-type="float" office:value="19038" calcext:value-type="float">
            <text:p>19038</text:p>
          </table:table-cell>
          <table:table-cell table:style-name="ce32" table:formula="of:=ROUND([.N15]*2^15;0)" office:value-type="float" office:value="21037" calcext:value-type="float">
            <text:p>21037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[.$A16]*16.7/256" office:value-type="float" office:value="0.717578125" calcext:value-type="float">
            <text:p>0,717578125</text:p>
          </table:table-cell>
          <table:table-cell table:formula="of:=([$input.$B$15]^2*[.$B16]-ATAN([$input.$B$12]/[.$B16])*[$input.$B$12])/[$input.$B$12]" office:value-type="float" office:value="-1.22116608196782" calcext:value-type="float">
            <text:p>-1,221166082</text:p>
          </table:table-cell>
          <table:table-cell table:formula="of:=([$input.$B$12]^2+[.$B16]^2)/([$input.$B$9]*EXP(-((ATAN([$input.$B$12]/[.$B16])+[.C16])^2/[$input.$B$15]^2)))" office:value-type="float" office:value="0.447847905575617" calcext:value-type="float">
            <text:p>0,4478479056</text:p>
          </table:table-cell>
          <table:table-cell table:formula="of:=ROUND((2*PI()+[.C16])/(2*PI())*32768;0)" office:value-type="float" office:value="26399" calcext:value-type="float">
            <text:p>26399</text:p>
          </table:table-cell>
          <table:table-cell table:formula="of:=ROUND([.D16]/[$input.$B$5]*65536;0)" office:value-type="float" office:value="37" calcext:value-type="float">
            <text:p>37</text:p>
          </table:table-cell>
          <table:table-cell table:formula="of:=[.$A16]*9.65/256" office:value-type="float" office:value="0.4146484375" calcext:value-type="float">
            <text:p>0,4146484375</text:p>
          </table:table-cell>
          <table:table-cell table:formula="of:=([$input.$C$15]^2*[.$G16]-ATAN([$input.$B$12]/[.$G16])*[$input.$B$12])/[$input.$B$12]" office:value-type="float" office:value="-1.35756631992036" calcext:value-type="float">
            <text:p>-1,3575663199</text:p>
          </table:table-cell>
          <table:table-cell table:formula="of:=([$input.$B$12]^2+[.$G16]^2)/([$input.$C$9]*EXP(-((ATAN([$input.$B$12]/[.$G16])+[.H16])^2/[$input.$C$15]^2)))" office:value-type="float" office:value="2.50272662347813" calcext:value-type="float">
            <text:p>2,5027266235</text:p>
          </table:table-cell>
          <table:table-cell table:formula="of:=ROUND((2*PI()+[.H16])/(2*PI())*32768;0)" office:value-type="float" office:value="25688" calcext:value-type="float">
            <text:p>25688</text:p>
          </table:table-cell>
          <table:table-cell table:formula="of:=ROUND([.I16]/[$input.$C$5]*65536;0)" office:value-type="float" office:value="130" calcext:value-type="float">
            <text:p>130</text:p>
          </table:table-cell>
          <table:table-cell table:style-name="ce18" table:formula="of:=[.$L$5]-([.$L$5]-[.$L$21])/[.$A$21]*[.$A16]" office:value-type="float" office:value="-0.100948622127652" calcext:value-type="float">
            <text:p>-0,1009486221</text:p>
          </table:table-cell>
          <table:table-cell office:value-type="float" office:value="0.665" calcext:value-type="float">
            <text:p>0,665</text:p>
          </table:table-cell>
          <table:table-cell office:value-type="float" office:value="0.553" calcext:value-type="float">
            <text:p>0,553</text:p>
          </table:table-cell>
          <table:table-cell table:style-name="ce32" table:formula="of:=ROUND((2*PI()+[.L16])/(2*PI())*32768;0)" office:value-type="float" office:value="32242" calcext:value-type="float">
            <text:p>32242</text:p>
          </table:table-cell>
          <table:table-cell table:style-name="ce32" table:formula="of:=ROUND([.M16]*2^15;0)" office:value-type="float" office:value="21791" calcext:value-type="float">
            <text:p>21791</text:p>
          </table:table-cell>
          <table:table-cell table:style-name="ce32" table:formula="of:=ROUND([.N16]*2^15;0)" office:value-type="float" office:value="18121" calcext:value-type="float">
            <text:p>18121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[.$A17]*16.7/256" office:value-type="float" office:value="0.7828125" calcext:value-type="float">
            <text:p>0,7828125</text:p>
          </table:table-cell>
          <table:table-cell table:formula="of:=([$input.$B$15]^2*[.$B17]-ATAN([$input.$B$12]/[.$B17])*[$input.$B$12])/[$input.$B$12]" office:value-type="float" office:value="-1.1921052372055" calcext:value-type="float">
            <text:p>-1,1921052372</text:p>
          </table:table-cell>
          <table:table-cell table:formula="of:=([$input.$B$12]^2+[.$B17]^2)/([$input.$B$9]*EXP(-((ATAN([$input.$B$12]/[.$B17])+[.C17])^2/[$input.$B$15]^2)))" office:value-type="float" office:value="0.457717258556181" calcext:value-type="float">
            <text:p>0,4577172586</text:p>
          </table:table-cell>
          <table:table-cell table:formula="of:=ROUND((2*PI()+[.C17])/(2*PI())*32768;0)" office:value-type="float" office:value="26551" calcext:value-type="float">
            <text:p>26551</text:p>
          </table:table-cell>
          <table:table-cell table:formula="of:=ROUND([.D17]/[$input.$B$5]*65536;0)" office:value-type="float" office:value="38" calcext:value-type="float">
            <text:p>38</text:p>
          </table:table-cell>
          <table:table-cell table:formula="of:=[.$A17]*9.65/256" office:value-type="float" office:value="0.45234375" calcext:value-type="float">
            <text:p>0,45234375</text:p>
          </table:table-cell>
          <table:table-cell table:formula="of:=([$input.$C$15]^2*[.$G17]-ATAN([$input.$B$12]/[.$G17])*[$input.$B$12])/[$input.$B$12]" office:value-type="float" office:value="-1.33876462957404" calcext:value-type="float">
            <text:p>-1,3387646296</text:p>
          </table:table-cell>
          <table:table-cell table:formula="of:=([$input.$B$12]^2+[.$G17]^2)/([$input.$C$9]*EXP(-((ATAN([$input.$B$12]/[.$G17])+[.H17])^2/[$input.$C$15]^2)))" office:value-type="float" office:value="2.52320723599103" calcext:value-type="float">
            <text:p>2,523207236</text:p>
          </table:table-cell>
          <table:table-cell table:formula="of:=ROUND((2*PI()+[.H17])/(2*PI())*32768;0)" office:value-type="float" office:value="25786" calcext:value-type="float">
            <text:p>25786</text:p>
          </table:table-cell>
          <table:table-cell table:formula="of:=ROUND([.I17]/[$input.$C$5]*65536;0)" office:value-type="float" office:value="131" calcext:value-type="float">
            <text:p>131</text:p>
          </table:table-cell>
          <table:table-cell table:style-name="ce18" table:formula="of:=[.$L$5]-([.$L$5]-[.$L$21])/[.$A$21]*[.$A17]" office:value-type="float" office:value="-0.0866930171589027" calcext:value-type="float">
            <text:p>-0,0866930172</text:p>
          </table:table-cell>
          <table:table-cell office:value-type="float" office:value="0.735" calcext:value-type="float">
            <text:p>0,735</text:p>
          </table:table-cell>
          <table:table-cell office:value-type="float" office:value="0.457" calcext:value-type="float">
            <text:p>0,457</text:p>
          </table:table-cell>
          <table:table-cell table:style-name="ce32" table:formula="of:=ROUND((2*PI()+[.L17])/(2*PI())*32768;0)" office:value-type="float" office:value="32316" calcext:value-type="float">
            <text:p>32316</text:p>
          </table:table-cell>
          <table:table-cell table:style-name="ce32" table:formula="of:=ROUND([.M17]*2^15;0)" office:value-type="float" office:value="24084" calcext:value-type="float">
            <text:p>24084</text:p>
          </table:table-cell>
          <table:table-cell table:style-name="ce32" table:formula="of:=ROUND([.N17]*2^15;0)" office:value-type="float" office:value="14975" calcext:value-type="float">
            <text:p>14975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[.$A18]*16.7/256" office:value-type="float" office:value="0.848046875" calcext:value-type="float">
            <text:p>0,848046875</text:p>
          </table:table-cell>
          <table:table-cell table:formula="of:=([$input.$B$15]^2*[.$B18]-ATAN([$input.$B$12]/[.$B18])*[$input.$B$12])/[$input.$B$12]" office:value-type="float" office:value="-1.16367021066861" calcext:value-type="float">
            <text:p>-1,1636702107</text:p>
          </table:table-cell>
          <table:table-cell table:formula="of:=([$input.$B$12]^2+[.$B18]^2)/([$input.$B$9]*EXP(-((ATAN([$input.$B$12]/[.$B18])+[.C18])^2/[$input.$B$15]^2)))" office:value-type="float" office:value="0.468452613844826" calcext:value-type="float">
            <text:p>0,4684526138</text:p>
          </table:table-cell>
          <table:table-cell table:formula="of:=ROUND((2*PI()+[.C18])/(2*PI())*32768;0)" office:value-type="float" office:value="26699" calcext:value-type="float">
            <text:p>26699</text:p>
          </table:table-cell>
          <table:table-cell table:formula="of:=ROUND([.D18]/[$input.$B$5]*65536;0)" office:value-type="float" office:value="39" calcext:value-type="float">
            <text:p>39</text:p>
          </table:table-cell>
          <table:table-cell table:formula="of:=[.$A18]*9.65/256" office:value-type="float" office:value="0.4900390625" calcext:value-type="float">
            <text:p>0,4900390625</text:p>
          </table:table-cell>
          <table:table-cell table:formula="of:=([$input.$C$15]^2*[.$G18]-ATAN([$input.$B$12]/[.$G18])*[$input.$B$12])/[$input.$B$12]" office:value-type="float" office:value="-1.32010832381621" calcext:value-type="float">
            <text:p>-1,3201083238</text:p>
          </table:table-cell>
          <table:table-cell table:formula="of:=([$input.$B$12]^2+[.$G18]^2)/([$input.$C$9]*EXP(-((ATAN([$input.$B$12]/[.$G18])+[.H18])^2/[$input.$C$15]^2)))" office:value-type="float" office:value="2.54548454805327" calcext:value-type="float">
            <text:p>2,5454845481</text:p>
          </table:table-cell>
          <table:table-cell table:formula="of:=ROUND((2*PI()+[.H18])/(2*PI())*32768;0)" office:value-type="float" office:value="25883" calcext:value-type="float">
            <text:p>25883</text:p>
          </table:table-cell>
          <table:table-cell table:formula="of:=ROUND([.I18]/[$input.$C$5]*65536;0)" office:value-type="float" office:value="133" calcext:value-type="float">
            <text:p>133</text:p>
          </table:table-cell>
          <table:table-cell table:style-name="ce18" table:formula="of:=[.$L$5]-([.$L$5]-[.$L$21])/[.$A$21]*[.$A18]" office:value-type="float" office:value="-0.0724374121901529" calcext:value-type="float">
            <text:p>-0,0724374122</text:p>
          </table:table-cell>
          <table:table-cell office:value-type="float" office:value="0.801" calcext:value-type="float">
            <text:p>0,801</text:p>
          </table:table-cell>
          <table:table-cell office:value-type="float" office:value="0.364" calcext:value-type="float">
            <text:p>0,364</text:p>
          </table:table-cell>
          <table:table-cell table:style-name="ce32" table:formula="of:=ROUND((2*PI()+[.L18])/(2*PI())*32768;0)" office:value-type="float" office:value="32390" calcext:value-type="float">
            <text:p>32390</text:p>
          </table:table-cell>
          <table:table-cell table:style-name="ce32" table:formula="of:=ROUND([.M18]*2^15;0)" office:value-type="float" office:value="26247" calcext:value-type="float">
            <text:p>26247</text:p>
          </table:table-cell>
          <table:table-cell table:style-name="ce32" table:formula="of:=ROUND([.N18]*2^15;0)" office:value-type="float" office:value="11928" calcext:value-type="float">
            <text:p>11928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formula="of:=[.$A19]*16.7/256" office:value-type="float" office:value="0.91328125" calcext:value-type="float">
            <text:p>0,91328125</text:p>
          </table:table-cell>
          <table:table-cell table:formula="of:=([$input.$B$15]^2*[.$B19]-ATAN([$input.$B$12]/[.$B19])*[$input.$B$12])/[$input.$B$12]" office:value-type="float" office:value="-1.13588296317657" calcext:value-type="float">
            <text:p>-1,1358829632</text:p>
          </table:table-cell>
          <table:table-cell table:formula="of:=([$input.$B$12]^2+[.$B19]^2)/([$input.$B$9]*EXP(-((ATAN([$input.$B$12]/[.$B19])+[.C19])^2/[$input.$B$15]^2)))" office:value-type="float" office:value="0.480055926075433" calcext:value-type="float">
            <text:p>0,4800559261</text:p>
          </table:table-cell>
          <table:table-cell table:formula="of:=ROUND((2*PI()+[.C19])/(2*PI())*32768;0)" office:value-type="float" office:value="26844" calcext:value-type="float">
            <text:p>26844</text:p>
          </table:table-cell>
          <table:table-cell table:formula="of:=ROUND([.D19]/[$input.$B$5]*65536;0)" office:value-type="float" office:value="40" calcext:value-type="float">
            <text:p>40</text:p>
          </table:table-cell>
          <table:table-cell table:formula="of:=[.$A19]*9.65/256" office:value-type="float" office:value="0.527734375" calcext:value-type="float">
            <text:p>0,527734375</text:p>
          </table:table-cell>
          <table:table-cell table:formula="of:=([$input.$C$15]^2*[.$G19]-ATAN([$input.$B$12]/[.$G19])*[$input.$B$12])/[$input.$B$12]" office:value-type="float" office:value="-1.30160689127156" calcext:value-type="float">
            <text:p>-1,3016068913</text:p>
          </table:table-cell>
          <table:table-cell table:formula="of:=([$input.$B$12]^2+[.$G19]^2)/([$input.$C$9]*EXP(-((ATAN([$input.$B$12]/[.$G19])+[.H19])^2/[$input.$C$15]^2)))" office:value-type="float" office:value="2.56956251421152" calcext:value-type="float">
            <text:p>2,5695625142</text:p>
          </table:table-cell>
          <table:table-cell table:formula="of:=ROUND((2*PI()+[.H19])/(2*PI())*32768;0)" office:value-type="float" office:value="25980" calcext:value-type="float">
            <text:p>25980</text:p>
          </table:table-cell>
          <table:table-cell table:formula="of:=ROUND([.I19]/[$input.$C$5]*65536;0)" office:value-type="float" office:value="134" calcext:value-type="float">
            <text:p>134</text:p>
          </table:table-cell>
          <table:table-cell table:style-name="ce18" table:formula="of:=[.$L$5]-([.$L$5]-[.$L$21])/[.$A$21]*[.$A19]" office:value-type="float" office:value="-0.0581818072214032" calcext:value-type="float">
            <text:p>-0,0581818072</text:p>
          </table:table-cell>
          <table:table-cell office:value-type="float" office:value="0.859" calcext:value-type="float">
            <text:p>0,859</text:p>
          </table:table-cell>
          <table:table-cell office:value-type="float" office:value="0.274" calcext:value-type="float">
            <text:p>0,274</text:p>
          </table:table-cell>
          <table:table-cell table:style-name="ce32" table:formula="of:=ROUND((2*PI()+[.L19])/(2*PI())*32768;0)" office:value-type="float" office:value="32465" calcext:value-type="float">
            <text:p>32465</text:p>
          </table:table-cell>
          <table:table-cell table:style-name="ce32" table:formula="of:=ROUND([.M19]*2^15;0)" office:value-type="float" office:value="28148" calcext:value-type="float">
            <text:p>28148</text:p>
          </table:table-cell>
          <table:table-cell table:style-name="ce32" table:formula="of:=ROUND([.N19]*2^15;0)" office:value-type="float" office:value="8978" calcext:value-type="float">
            <text:p>8978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[.$A20]*16.7/256" office:value-type="float" office:value="0.978515625" calcext:value-type="float">
            <text:p>0,978515625</text:p>
          </table:table-cell>
          <table:table-cell table:formula="of:=([$input.$B$15]^2*[.$B20]-ATAN([$input.$B$12]/[.$B20])*[$input.$B$12])/[$input.$B$12]" office:value-type="float" office:value="-1.10876058918843" calcext:value-type="float">
            <text:p>-1,1087605892</text:p>
          </table:table-cell>
          <table:table-cell table:formula="of:=([$input.$B$12]^2+[.$B20]^2)/([$input.$B$9]*EXP(-((ATAN([$input.$B$12]/[.$B20])+[.C20])^2/[$input.$B$15]^2)))" office:value-type="float" office:value="0.492529308339476" calcext:value-type="float">
            <text:p>0,4925293083</text:p>
          </table:table-cell>
          <table:table-cell table:formula="of:=ROUND((2*PI()+[.C20])/(2*PI())*32768;0)" office:value-type="float" office:value="26986" calcext:value-type="float">
            <text:p>26986</text:p>
          </table:table-cell>
          <table:table-cell table:formula="of:=ROUND([.D20]/[$input.$B$5]*65536;0)" office:value-type="float" office:value="41" calcext:value-type="float">
            <text:p>41</text:p>
          </table:table-cell>
          <table:table-cell table:formula="of:=[.$A20]*9.65/256" office:value-type="float" office:value="0.5654296875" calcext:value-type="float">
            <text:p>0,5654296875</text:p>
          </table:table-cell>
          <table:table-cell table:formula="of:=([$input.$C$15]^2*[.$G20]-ATAN([$input.$B$12]/[.$G20])*[$input.$B$12])/[$input.$B$12]" office:value-type="float" office:value="-1.28326926888575" calcext:value-type="float">
            <text:p>-1,2832692689</text:p>
          </table:table-cell>
          <table:table-cell table:formula="of:=([$input.$B$12]^2+[.$G20]^2)/([$input.$C$9]*EXP(-((ATAN([$input.$B$12]/[.$G20])+[.H20])^2/[$input.$C$15]^2)))" office:value-type="float" office:value="2.5954454095294" calcext:value-type="float">
            <text:p>2,5954454095</text:p>
          </table:table-cell>
          <table:table-cell table:formula="of:=ROUND((2*PI()+[.H20])/(2*PI())*32768;0)" office:value-type="float" office:value="26076" calcext:value-type="float">
            <text:p>26076</text:p>
          </table:table-cell>
          <table:table-cell table:formula="of:=ROUND([.I20]/[$input.$C$5]*65536;0)" office:value-type="float" office:value="135" calcext:value-type="float">
            <text:p>135</text:p>
          </table:table-cell>
          <table:table-cell table:style-name="ce18" table:formula="of:=[.$L$5]-([.$L$5]-[.$L$21])/[.$A$21]*[.$A20]" office:value-type="float" office:value="-0.0439262022526534" calcext:value-type="float">
            <text:p>-0,0439262023</text:p>
          </table:table-cell>
          <table:table-cell office:value-type="float" office:value="0.909" calcext:value-type="float">
            <text:p>0,909</text:p>
          </table:table-cell>
          <table:table-cell office:value-type="float" office:value="0.187" calcext:value-type="float">
            <text:p>0,187</text:p>
          </table:table-cell>
          <table:table-cell table:style-name="ce32" table:formula="of:=ROUND((2*PI()+[.L20])/(2*PI())*32768;0)" office:value-type="float" office:value="32539" calcext:value-type="float">
            <text:p>32539</text:p>
          </table:table-cell>
          <table:table-cell table:style-name="ce32" table:formula="of:=ROUND([.M20]*2^15;0)" office:value-type="float" office:value="29786" calcext:value-type="float">
            <text:p>29786</text:p>
          </table:table-cell>
          <table:table-cell table:style-name="ce32" table:formula="of:=ROUND([.N20]*2^15;0)" office:value-type="float" office:value="6128" calcext:value-type="float">
            <text:p>6128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table:formula="of:=[.$A21]*16.7/256" office:value-type="float" office:value="1.04375" calcext:value-type="float">
            <text:p>1,04375</text:p>
          </table:table-cell>
          <table:table-cell table:formula="of:=([$input.$B$15]^2*[.$B21]-ATAN([$input.$B$12]/[.$B21])*[$input.$B$12])/[$input.$B$12]" office:value-type="float" office:value="-1.08231558803915" calcext:value-type="float">
            <text:p>-1,082315588</text:p>
          </table:table-cell>
          <table:table-cell table:formula="of:=([$input.$B$12]^2+[.$B21]^2)/([$input.$B$9]*EXP(-((ATAN([$input.$B$12]/[.$B21])+[.C21])^2/[$input.$B$15]^2)))" office:value-type="float" office:value="0.505875032669466" calcext:value-type="float">
            <text:p>0,5058750327</text:p>
          </table:table-cell>
          <table:table-cell table:formula="of:=ROUND((2*PI()+[.C21])/(2*PI())*32768;0)" office:value-type="float" office:value="27124" calcext:value-type="float">
            <text:p>27124</text:p>
          </table:table-cell>
          <table:table-cell table:formula="of:=ROUND([.D21]/[$input.$B$5]*65536;0)" office:value-type="float" office:value="42" calcext:value-type="float">
            <text:p>42</text:p>
          </table:table-cell>
          <table:table-cell table:formula="of:=[.$A21]*9.65/256" office:value-type="float" office:value="0.603125" calcext:value-type="float">
            <text:p>0,603125</text:p>
          </table:table-cell>
          <table:table-cell table:formula="of:=([$input.$C$15]^2*[.$G21]-ATAN([$input.$B$12]/[.$G21])*[$input.$B$12])/[$input.$B$12]" office:value-type="float" office:value="-1.26510382632611" calcext:value-type="float">
            <text:p>-1,2651038263</text:p>
          </table:table-cell>
          <table:table-cell table:formula="of:=([$input.$B$12]^2+[.$G21]^2)/([$input.$C$9]*EXP(-((ATAN([$input.$B$12]/[.$G21])+[.H21])^2/[$input.$C$15]^2)))" office:value-type="float" office:value="2.62313783054954" calcext:value-type="float">
            <text:p>2,6231378305</text:p>
          </table:table-cell>
          <table:table-cell table:formula="of:=ROUND((2*PI()+[.H21])/(2*PI())*32768;0)" office:value-type="float" office:value="26170" calcext:value-type="float">
            <text:p>26170</text:p>
          </table:table-cell>
          <table:table-cell table:formula="of:=ROUND([.I21]/[$input.$C$5]*65536;0)" office:value-type="float" office:value="137" calcext:value-type="float">
            <text:p>137</text:p>
          </table:table-cell>
          <table:table-cell table:style-name="ce19" table:formula="of:=-1.7/180*PI()" office:value-type="float" office:value="-0.0296705972839036" calcext:value-type="float">
            <text:p>-0,0296705973</text:p>
          </table:table-cell>
          <table:table-cell table:style-name="ce22" office:value-type="float" office:value="0.952" calcext:value-type="float">
            <text:p>0,95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33" table:formula="of:=ROUND((2*PI()+[.L21])/(2*PI())*32768;0)" office:value-type="float" office:value="32613" calcext:value-type="float">
            <text:p>32613</text:p>
          </table:table-cell>
          <table:table-cell table:style-name="ce33" table:formula="of:=ROUND([.M21]*2^15;0)" office:value-type="float" office:value="31195" calcext:value-type="float">
            <text:p>31195</text:p>
          </table:table-cell>
          <table:table-cell table:style-name="ce33" table:formula="of:=ROUND([.N21]*2^15;0)" office:value-type="float" office:value="3473" calcext:value-type="float">
            <text:p>3473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table:formula="of:=[.$A22]*16.7/256" office:value-type="float" office:value="1.108984375" calcext:value-type="float">
            <text:p>1,108984375</text:p>
          </table:table-cell>
          <table:table-cell table:formula="of:=([$input.$B$15]^2*[.$B22]-ATAN([$input.$B$12]/[.$B22])*[$input.$B$12])/[$input.$B$12]" office:value-type="float" office:value="-1.05655617965845" calcext:value-type="float">
            <text:p>-1,0565561797</text:p>
          </table:table-cell>
          <table:table-cell table:formula="of:=([$input.$B$12]^2+[.$B22]^2)/([$input.$B$9]*EXP(-((ATAN([$input.$B$12]/[.$B22])+[.C22])^2/[$input.$B$15]^2)))" office:value-type="float" office:value="0.520095530558894" calcext:value-type="float">
            <text:p>0,5200955306</text:p>
          </table:table-cell>
          <table:table-cell table:formula="of:=ROUND((2*PI()+[.C22])/(2*PI())*32768;0)" office:value-type="float" office:value="27258" calcext:value-type="float">
            <text:p>27258</text:p>
          </table:table-cell>
          <table:table-cell table:formula="of:=ROUND([.D22]/[$input.$B$5]*65536;0)" office:value-type="float" office:value="43" calcext:value-type="float">
            <text:p>43</text:p>
          </table:table-cell>
          <table:table-cell table:formula="of:=[.$A22]*9.65/256" office:value-type="float" office:value="0.6408203125" calcext:value-type="float">
            <text:p>0,6408203125</text:p>
          </table:table-cell>
          <table:table-cell table:formula="of:=([$input.$C$15]^2*[.$G22]-ATAN([$input.$B$12]/[.$G22])*[$input.$B$12])/[$input.$B$12]" office:value-type="float" office:value="-1.24711835476352" calcext:value-type="float">
            <text:p>-1,2471183548</text:p>
          </table:table-cell>
          <table:table-cell table:formula="of:=([$input.$B$12]^2+[.$G22]^2)/([$input.$C$9]*EXP(-((ATAN([$input.$B$12]/[.$G22])+[.H22])^2/[$input.$C$15]^2)))" office:value-type="float" office:value="2.65264469632824" calcext:value-type="float">
            <text:p>2,6526446963</text:p>
          </table:table-cell>
          <table:table-cell table:formula="of:=ROUND((2*PI()+[.H22])/(2*PI())*32768;0)" office:value-type="float" office:value="26264" calcext:value-type="float">
            <text:p>26264</text:p>
          </table:table-cell>
          <table:table-cell table:formula="of:=ROUND([.I22]/[$input.$C$5]*65536;0)" office:value-type="float" office:value="138" calcext:value-type="float">
            <text:p>138</text:p>
          </table:table-cell>
          <table:table-cell table:number-columns-repeated="6"/>
        </table:table-row>
        <table:table-row table:style-name="ro4">
          <table:table-cell office:value-type="float" office:value="18" calcext:value-type="float">
            <text:p>18</text:p>
          </table:table-cell>
          <table:table-cell table:formula="of:=[.$A23]*16.7/256" office:value-type="float" office:value="1.17421875" calcext:value-type="float">
            <text:p>1,17421875</text:p>
          </table:table-cell>
          <table:table-cell table:formula="of:=([$input.$B$15]^2*[.$B23]-ATAN([$input.$B$12]/[.$B23])*[$input.$B$12])/[$input.$B$12]" office:value-type="float" office:value="-1.03148665097088" calcext:value-type="float">
            <text:p>-1,031486651</text:p>
          </table:table-cell>
          <table:table-cell table:formula="of:=([$input.$B$12]^2+[.$B23]^2)/([$input.$B$9]*EXP(-((ATAN([$input.$B$12]/[.$B23])+[.C23])^2/[$input.$B$15]^2)))" office:value-type="float" office:value="0.535193393518814" calcext:value-type="float">
            <text:p>0,5351933935</text:p>
          </table:table-cell>
          <table:table-cell table:formula="of:=ROUND((2*PI()+[.C23])/(2*PI())*32768;0)" office:value-type="float" office:value="27389" calcext:value-type="float">
            <text:p>27389</text:p>
          </table:table-cell>
          <table:table-cell table:formula="of:=ROUND([.D23]/[$input.$B$5]*65536;0)" office:value-type="float" office:value="44" calcext:value-type="float">
            <text:p>44</text:p>
          </table:table-cell>
          <table:table-cell table:formula="of:=[.$A23]*9.65/256" office:value-type="float" office:value="0.678515625" calcext:value-type="float">
            <text:p>0,678515625</text:p>
          </table:table-cell>
          <table:table-cell table:formula="of:=([$input.$C$15]^2*[.$G23]-ATAN([$input.$B$12]/[.$G23])*[$input.$B$12])/[$input.$B$12]" office:value-type="float" office:value="-1.22932005989902" calcext:value-type="float">
            <text:p>-1,2293200599</text:p>
          </table:table-cell>
          <table:table-cell table:formula="of:=([$input.$B$12]^2+[.$G23]^2)/([$input.$C$9]*EXP(-((ATAN([$input.$B$12]/[.$G23])+[.H23])^2/[$input.$C$15]^2)))" office:value-type="float" office:value="2.68397124954312" calcext:value-type="float">
            <text:p>2,6839712495</text:p>
          </table:table-cell>
          <table:table-cell table:formula="of:=ROUND((2*PI()+[.H23])/(2*PI())*32768;0)" office:value-type="float" office:value="26357" calcext:value-type="float">
            <text:p>26357</text:p>
          </table:table-cell>
          <table:table-cell table:formula="of:=ROUND([.I23]/[$input.$C$5]*65536;0)" office:value-type="float" office:value="140" calcext:value-type="float">
            <text:p>140</text:p>
          </table:table-cell>
          <table:table-cell table:number-columns-repeated="6"/>
        </table:table-row>
        <table:table-row table:style-name="ro4">
          <table:table-cell office:value-type="float" office:value="19" calcext:value-type="float">
            <text:p>19</text:p>
          </table:table-cell>
          <table:table-cell table:formula="of:=[.$A24]*16.7/256" office:value-type="float" office:value="1.239453125" calcext:value-type="float">
            <text:p>1,239453125</text:p>
          </table:table-cell>
          <table:table-cell table:formula="of:=([$input.$B$15]^2*[.$B24]-ATAN([$input.$B$12]/[.$B24])*[$input.$B$12])/[$input.$B$12]" office:value-type="float" office:value="-1.00710772042955" calcext:value-type="float">
            <text:p>-1,0071077204</text:p>
          </table:table-cell>
          <table:table-cell table:formula="of:=([$input.$B$12]^2+[.$B24]^2)/([$input.$B$9]*EXP(-((ATAN([$input.$B$12]/[.$B24])+[.C24])^2/[$input.$B$15]^2)))" office:value-type="float" office:value="0.551171373671242" calcext:value-type="float">
            <text:p>0,5511713737</text:p>
          </table:table-cell>
          <table:table-cell table:formula="of:=ROUND((2*PI()+[.C24])/(2*PI())*32768;0)" office:value-type="float" office:value="27516" calcext:value-type="float">
            <text:p>27516</text:p>
          </table:table-cell>
          <table:table-cell table:formula="of:=ROUND([.D24]/[$input.$B$5]*65536;0)" office:value-type="float" office:value="46" calcext:value-type="float">
            <text:p>46</text:p>
          </table:table-cell>
          <table:table-cell table:formula="of:=[.$A24]*9.65/256" office:value-type="float" office:value="0.7162109375" calcext:value-type="float">
            <text:p>0,7162109375</text:p>
          </table:table-cell>
          <table:table-cell table:formula="of:=([$input.$C$15]^2*[.$G24]-ATAN([$input.$B$12]/[.$G24])*[$input.$B$12])/[$input.$B$12]" office:value-type="float" office:value="-1.21171555905146" calcext:value-type="float">
            <text:p>-1,2117155591</text:p>
          </table:table-cell>
          <table:table-cell table:formula="of:=([$input.$B$12]^2+[.$G24]^2)/([$input.$C$9]*EXP(-((ATAN([$input.$B$12]/[.$G24])+[.H24])^2/[$input.$C$15]^2)))" office:value-type="float" office:value="2.71712305767384" calcext:value-type="float">
            <text:p>2,7171230577</text:p>
          </table:table-cell>
          <table:table-cell table:formula="of:=ROUND((2*PI()+[.H24])/(2*PI())*32768;0)" office:value-type="float" office:value="26449" calcext:value-type="float">
            <text:p>26449</text:p>
          </table:table-cell>
          <table:table-cell table:formula="of:=ROUND([.I24]/[$input.$C$5]*65536;0)" office:value-type="float" office:value="142" calcext:value-type="float">
            <text:p>142</text:p>
          </table:table-cell>
          <table:table-cell table:number-columns-repeated="6"/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[.$A25]*16.7/256" office:value-type="float" office:value="1.3046875" calcext:value-type="float">
            <text:p>1,3046875</text:p>
          </table:table-cell>
          <table:table-cell table:formula="of:=([$input.$B$15]^2*[.$B25]-ATAN([$input.$B$12]/[.$B25])*[$input.$B$12])/[$input.$B$12]" office:value-type="float" office:value="-0.983416909685617" calcext:value-type="float">
            <text:p>-0,9834169097</text:p>
          </table:table-cell>
          <table:table-cell table:formula="of:=([$input.$B$12]^2+[.$B25]^2)/([$input.$B$9]*EXP(-((ATAN([$input.$B$12]/[.$B25])+[.C25])^2/[$input.$B$15]^2)))" office:value-type="float" office:value="0.568032384379523" calcext:value-type="float">
            <text:p>0,5680323844</text:p>
          </table:table-cell>
          <table:table-cell table:formula="of:=ROUND((2*PI()+[.C25])/(2*PI())*32768;0)" office:value-type="float" office:value="27639" calcext:value-type="float">
            <text:p>27639</text:p>
          </table:table-cell>
          <table:table-cell table:formula="of:=ROUND([.D25]/[$input.$B$5]*65536;0)" office:value-type="float" office:value="47" calcext:value-type="float">
            <text:p>47</text:p>
          </table:table-cell>
          <table:table-cell table:formula="of:=[.$A25]*9.65/256" office:value-type="float" office:value="0.75390625" calcext:value-type="float">
            <text:p>0,75390625</text:p>
          </table:table-cell>
          <table:table-cell table:formula="of:=([$input.$C$15]^2*[.$G25]-ATAN([$input.$B$12]/[.$G25])*[$input.$B$12])/[$input.$B$12]" office:value-type="float" office:value="-1.19431088208208" calcext:value-type="float">
            <text:p>-1,1943108821</text:p>
          </table:table-cell>
          <table:table-cell table:formula="of:=([$input.$B$12]^2+[.$G25]^2)/([$input.$C$9]*EXP(-((ATAN([$input.$B$12]/[.$G25])+[.H25])^2/[$input.$C$15]^2)))" office:value-type="float" office:value="2.75210601425655" calcext:value-type="float">
            <text:p>2,7521060143</text:p>
          </table:table-cell>
          <table:table-cell table:formula="of:=ROUND((2*PI()+[.H25])/(2*PI())*32768;0)" office:value-type="float" office:value="26539" calcext:value-type="float">
            <text:p>26539</text:p>
          </table:table-cell>
          <table:table-cell table:formula="of:=ROUND([.I25]/[$input.$C$5]*65536;0)" office:value-type="float" office:value="143" calcext:value-type="float">
            <text:p>143</text:p>
          </table:table-cell>
          <table:table-cell table:number-columns-repeated="6"/>
        </table:table-row>
        <table:table-row table:style-name="ro4">
          <table:table-cell office:value-type="float" office:value="21" calcext:value-type="float">
            <text:p>21</text:p>
          </table:table-cell>
          <table:table-cell table:formula="of:=[.$A26]*16.7/256" office:value-type="float" office:value="1.369921875" calcext:value-type="float">
            <text:p>1,369921875</text:p>
          </table:table-cell>
          <table:table-cell table:formula="of:=([$input.$B$15]^2*[.$B26]-ATAN([$input.$B$12]/[.$B26])*[$input.$B$12])/[$input.$B$12]" office:value-type="float" office:value="-0.960408913098367" calcext:value-type="float">
            <text:p>-0,9604089131</text:p>
          </table:table-cell>
          <table:table-cell table:formula="of:=([$input.$B$12]^2+[.$B26]^2)/([$input.$B$9]*EXP(-((ATAN([$input.$B$12]/[.$B26])+[.C26])^2/[$input.$B$15]^2)))" office:value-type="float" office:value="0.585779500915855" calcext:value-type="float">
            <text:p>0,5857795009</text:p>
          </table:table-cell>
          <table:table-cell table:formula="of:=ROUND((2*PI()+[.C26])/(2*PI())*32768;0)" office:value-type="float" office:value="27759" calcext:value-type="float">
            <text:p>27759</text:p>
          </table:table-cell>
          <table:table-cell table:formula="of:=ROUND([.D26]/[$input.$B$5]*65536;0)" office:value-type="float" office:value="48" calcext:value-type="float">
            <text:p>48</text:p>
          </table:table-cell>
          <table:table-cell table:formula="of:=[.$A26]*9.65/256" office:value-type="float" office:value="0.7916015625" calcext:value-type="float">
            <text:p>0,7916015625</text:p>
          </table:table-cell>
          <table:table-cell table:formula="of:=([$input.$C$15]^2*[.$G26]-ATAN([$input.$B$12]/[.$G26])*[$input.$B$12])/[$input.$B$12]" office:value-type="float" office:value="-1.17711147589833" calcext:value-type="float">
            <text:p>-1,1771114759</text:p>
          </table:table-cell>
          <table:table-cell table:formula="of:=([$input.$B$12]^2+[.$G26]^2)/([$input.$C$9]*EXP(-((ATAN([$input.$B$12]/[.$G26])+[.H26])^2/[$input.$C$15]^2)))" office:value-type="float" office:value="2.78892634021209" calcext:value-type="float">
            <text:p>2,7889263402</text:p>
          </table:table-cell>
          <table:table-cell table:formula="of:=ROUND((2*PI()+[.H26])/(2*PI())*32768;0)" office:value-type="float" office:value="26629" calcext:value-type="float">
            <text:p>26629</text:p>
          </table:table-cell>
          <table:table-cell table:formula="of:=ROUND([.I26]/[$input.$C$5]*65536;0)" office:value-type="float" office:value="145" calcext:value-type="float">
            <text:p>145</text:p>
          </table:table-cell>
          <table:table-cell table:number-columns-repeated="6"/>
        </table:table-row>
        <table:table-row table:style-name="ro4">
          <table:table-cell office:value-type="float" office:value="22" calcext:value-type="float">
            <text:p>22</text:p>
          </table:table-cell>
          <table:table-cell table:formula="of:=[.$A27]*16.7/256" office:value-type="float" office:value="1.43515625" calcext:value-type="float">
            <text:p>1,43515625</text:p>
          </table:table-cell>
          <table:table-cell table:formula="of:=([$input.$B$15]^2*[.$B27]-ATAN([$input.$B$12]/[.$B27])*[$input.$B$12])/[$input.$B$12]" office:value-type="float" office:value="-0.938075957524174" calcext:value-type="float">
            <text:p>-0,9380759575</text:p>
          </table:table-cell>
          <table:table-cell table:formula="of:=([$input.$B$12]^2+[.$B27]^2)/([$input.$B$9]*EXP(-((ATAN([$input.$B$12]/[.$B27])+[.C27])^2/[$input.$B$15]^2)))" office:value-type="float" office:value="0.604415961166161" calcext:value-type="float">
            <text:p>0,6044159612</text:p>
          </table:table-cell>
          <table:table-cell table:formula="of:=ROUND((2*PI()+[.C27])/(2*PI())*32768;0)" office:value-type="float" office:value="27876" calcext:value-type="float">
            <text:p>27876</text:p>
          </table:table-cell>
          <table:table-cell table:formula="of:=ROUND([.D27]/[$input.$B$5]*65536;0)" office:value-type="float" office:value="50" calcext:value-type="float">
            <text:p>50</text:p>
          </table:table-cell>
          <table:table-cell table:formula="of:=[.$A27]*9.65/256" office:value-type="float" office:value="0.829296875" calcext:value-type="float">
            <text:p>0,829296875</text:p>
          </table:table-cell>
          <table:table-cell table:formula="of:=([$input.$C$15]^2*[.$G27]-ATAN([$input.$B$12]/[.$G27])*[$input.$B$12])/[$input.$B$12]" office:value-type="float" office:value="-1.16012221225364" calcext:value-type="float">
            <text:p>-1,1601222123</text:p>
          </table:table-cell>
          <table:table-cell table:formula="of:=([$input.$B$12]^2+[.$G27]^2)/([$input.$C$9]*EXP(-((ATAN([$input.$B$12]/[.$G27])+[.H27])^2/[$input.$C$15]^2)))" office:value-type="float" office:value="2.82759058524851" calcext:value-type="float">
            <text:p>2,8275905852</text:p>
          </table:table-cell>
          <table:table-cell table:formula="of:=ROUND((2*PI()+[.H27])/(2*PI())*32768;0)" office:value-type="float" office:value="26718" calcext:value-type="float">
            <text:p>26718</text:p>
          </table:table-cell>
          <table:table-cell table:formula="of:=ROUND([.I27]/[$input.$C$5]*65536;0)" office:value-type="float" office:value="147" calcext:value-type="float">
            <text:p>147</text:p>
          </table:table-cell>
          <table:table-cell table:number-columns-repeated="6"/>
        </table:table-row>
        <table:table-row table:style-name="ro4">
          <table:table-cell office:value-type="float" office:value="23" calcext:value-type="float">
            <text:p>23</text:p>
          </table:table-cell>
          <table:table-cell table:formula="of:=[.$A28]*16.7/256" office:value-type="float" office:value="1.500390625" calcext:value-type="float">
            <text:p>1,500390625</text:p>
          </table:table-cell>
          <table:table-cell table:formula="of:=([$input.$B$15]^2*[.$B28]-ATAN([$input.$B$12]/[.$B28])*[$input.$B$12])/[$input.$B$12]" office:value-type="float" office:value="-0.916408146494535" calcext:value-type="float">
            <text:p>-0,9164081465</text:p>
          </table:table-cell>
          <table:table-cell table:formula="of:=([$input.$B$12]^2+[.$B28]^2)/([$input.$B$9]*EXP(-((ATAN([$input.$B$12]/[.$B28])+[.C28])^2/[$input.$B$15]^2)))" office:value-type="float" office:value="0.623945166372502" calcext:value-type="float">
            <text:p>0,6239451664</text:p>
          </table:table-cell>
          <table:table-cell table:formula="of:=ROUND((2*PI()+[.C28])/(2*PI())*32768;0)" office:value-type="float" office:value="27989" calcext:value-type="float">
            <text:p>27989</text:p>
          </table:table-cell>
          <table:table-cell table:formula="of:=ROUND([.D28]/[$input.$B$5]*65536;0)" office:value-type="float" office:value="52" calcext:value-type="float">
            <text:p>52</text:p>
          </table:table-cell>
          <table:table-cell table:formula="of:=[.$A28]*9.65/256" office:value-type="float" office:value="0.8669921875" calcext:value-type="float">
            <text:p>0,8669921875</text:p>
          </table:table-cell>
          <table:table-cell table:formula="of:=([$input.$C$15]^2*[.$G28]-ATAN([$input.$B$12]/[.$G28])*[$input.$B$12])/[$input.$B$12]" office:value-type="float" office:value="-1.14334739854024" calcext:value-type="float">
            <text:p>-1,1433473985</text:p>
          </table:table-cell>
          <table:table-cell table:formula="of:=([$input.$B$12]^2+[.$G28]^2)/([$input.$C$9]*EXP(-((ATAN([$input.$B$12]/[.$G28])+[.H28])^2/[$input.$C$15]^2)))" office:value-type="float" office:value="2.86810562933834" calcext:value-type="float">
            <text:p>2,8681056293</text:p>
          </table:table-cell>
          <table:table-cell table:formula="of:=ROUND((2*PI()+[.H28])/(2*PI())*32768;0)" office:value-type="float" office:value="26805" calcext:value-type="float">
            <text:p>26805</text:p>
          </table:table-cell>
          <table:table-cell table:formula="of:=ROUND([.I28]/[$input.$C$5]*65536;0)" office:value-type="float" office:value="149" calcext:value-type="float">
            <text:p>149</text:p>
          </table:table-cell>
          <table:table-cell table:number-columns-repeated="6"/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[.$A29]*16.7/256" office:value-type="float" office:value="1.565625" calcext:value-type="float">
            <text:p>1,565625</text:p>
          </table:table-cell>
          <table:table-cell table:formula="of:=([$input.$B$15]^2*[.$B29]-ATAN([$input.$B$12]/[.$B29])*[$input.$B$12])/[$input.$B$12]" office:value-type="float" office:value="-0.895393784437081" calcext:value-type="float">
            <text:p>-0,8953937844</text:p>
          </table:table-cell>
          <table:table-cell table:formula="of:=([$input.$B$12]^2+[.$B29]^2)/([$input.$B$9]*EXP(-((ATAN([$input.$B$12]/[.$B29])+[.C29])^2/[$input.$B$15]^2)))" office:value-type="float" office:value="0.644370681913259" calcext:value-type="float">
            <text:p>0,6443706819</text:p>
          </table:table-cell>
          <table:table-cell table:formula="of:=ROUND((2*PI()+[.C29])/(2*PI())*32768;0)" office:value-type="float" office:value="28098" calcext:value-type="float">
            <text:p>28098</text:p>
          </table:table-cell>
          <table:table-cell table:formula="of:=ROUND([.D29]/[$input.$B$5]*65536;0)" office:value-type="float" office:value="53" calcext:value-type="float">
            <text:p>53</text:p>
          </table:table-cell>
          <table:table-cell table:formula="of:=[.$A29]*9.65/256" office:value-type="float" office:value="0.9046875" calcext:value-type="float">
            <text:p>0,9046875</text:p>
          </table:table-cell>
          <table:table-cell table:formula="of:=([$input.$C$15]^2*[.$G29]-ATAN([$input.$B$12]/[.$G29])*[$input.$B$12])/[$input.$B$12]" office:value-type="float" office:value="-1.12679079126067" calcext:value-type="float">
            <text:p>-1,1267907913</text:p>
          </table:table-cell>
          <table:table-cell table:formula="of:=([$input.$B$12]^2+[.$G29]^2)/([$input.$C$9]*EXP(-((ATAN([$input.$B$12]/[.$G29])+[.H29])^2/[$input.$C$15]^2)))" office:value-type="float" office:value="2.91047868427083" calcext:value-type="float">
            <text:p>2,9104786843</text:p>
          </table:table-cell>
          <table:table-cell table:formula="of:=ROUND((2*PI()+[.H29])/(2*PI())*32768;0)" office:value-type="float" office:value="26892" calcext:value-type="float">
            <text:p>26892</text:p>
          </table:table-cell>
          <table:table-cell table:formula="of:=ROUND([.I29]/[$input.$C$5]*65536;0)" office:value-type="float" office:value="152" calcext:value-type="float">
            <text:p>152</text:p>
          </table:table-cell>
          <table:table-cell table:number-columns-repeated="6"/>
        </table:table-row>
        <table:table-row table:style-name="ro4">
          <table:table-cell office:value-type="float" office:value="25" calcext:value-type="float">
            <text:p>25</text:p>
          </table:table-cell>
          <table:table-cell table:formula="of:=[.$A30]*16.7/256" office:value-type="float" office:value="1.630859375" calcext:value-type="float">
            <text:p>1,630859375</text:p>
          </table:table-cell>
          <table:table-cell table:formula="of:=([$input.$B$15]^2*[.$B30]-ATAN([$input.$B$12]/[.$B30])*[$input.$B$12])/[$input.$B$12]" office:value-type="float" office:value="-0.875019677966525" calcext:value-type="float">
            <text:p>-0,875019678</text:p>
          </table:table-cell>
          <table:table-cell table:formula="of:=([$input.$B$12]^2+[.$B30]^2)/([$input.$B$9]*EXP(-((ATAN([$input.$B$12]/[.$B30])+[.C30])^2/[$input.$B$15]^2)))" office:value-type="float" office:value="0.665696238121282" calcext:value-type="float">
            <text:p>0,6656962381</text:p>
          </table:table-cell>
          <table:table-cell table:formula="of:=ROUND((2*PI()+[.C30])/(2*PI())*32768;0)" office:value-type="float" office:value="28205" calcext:value-type="float">
            <text:p>28205</text:p>
          </table:table-cell>
          <table:table-cell table:formula="of:=ROUND([.D30]/[$input.$B$5]*65536;0)" office:value-type="float" office:value="55" calcext:value-type="float">
            <text:p>55</text:p>
          </table:table-cell>
          <table:table-cell table:formula="of:=[.$A30]*9.65/256" office:value-type="float" office:value="0.9423828125" calcext:value-type="float">
            <text:p>0,9423828125</text:p>
          </table:table-cell>
          <table:table-cell table:formula="of:=([$input.$C$15]^2*[.$G30]-ATAN([$input.$B$12]/[.$G30])*[$input.$B$12])/[$input.$B$12]" office:value-type="float" office:value="-1.11045561185712" calcext:value-type="float">
            <text:p>-1,1104556119</text:p>
          </table:table-cell>
          <table:table-cell table:formula="of:=([$input.$B$12]^2+[.$G30]^2)/([$input.$C$9]*EXP(-((ATAN([$input.$B$12]/[.$G30])+[.H30])^2/[$input.$C$15]^2)))" office:value-type="float" office:value="2.95471729527978" calcext:value-type="float">
            <text:p>2,9547172953</text:p>
          </table:table-cell>
          <table:table-cell table:formula="of:=ROUND((2*PI()+[.H30])/(2*PI())*32768;0)" office:value-type="float" office:value="26977" calcext:value-type="float">
            <text:p>26977</text:p>
          </table:table-cell>
          <table:table-cell table:formula="of:=ROUND([.I30]/[$input.$C$5]*65536;0)" office:value-type="float" office:value="154" calcext:value-type="float">
            <text:p>154</text:p>
          </table:table-cell>
          <table:table-cell table:number-columns-repeated="6"/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[.$A31]*16.7/256" office:value-type="float" office:value="1.69609375" calcext:value-type="float">
            <text:p>1,69609375</text:p>
          </table:table-cell>
          <table:table-cell table:formula="of:=([$input.$B$15]^2*[.$B31]-ATAN([$input.$B$12]/[.$B31])*[$input.$B$12])/[$input.$B$12]" office:value-type="float" office:value="-0.855271412453511" calcext:value-type="float">
            <text:p>-0,8552714125</text:p>
          </table:table-cell>
          <table:table-cell table:formula="of:=([$input.$B$12]^2+[.$B31]^2)/([$input.$B$9]*EXP(-((ATAN([$input.$B$12]/[.$B31])+[.C31])^2/[$input.$B$15]^2)))" office:value-type="float" office:value="0.687925731140273" calcext:value-type="float">
            <text:p>0,6879257311</text:p>
          </table:table-cell>
          <table:table-cell table:formula="of:=ROUND((2*PI()+[.C31])/(2*PI())*32768;0)" office:value-type="float" office:value="28308" calcext:value-type="float">
            <text:p>28308</text:p>
          </table:table-cell>
          <table:table-cell table:formula="of:=ROUND([.D31]/[$input.$B$5]*65536;0)" office:value-type="float" office:value="57" calcext:value-type="float">
            <text:p>57</text:p>
          </table:table-cell>
          <table:table-cell table:formula="of:=[.$A31]*9.65/256" office:value-type="float" office:value="0.980078125" calcext:value-type="float">
            <text:p>0,980078125</text:p>
          </table:table-cell>
          <table:table-cell table:formula="of:=([$input.$C$15]^2*[.$G31]-ATAN([$input.$B$12]/[.$G31])*[$input.$B$12])/[$input.$B$12]" office:value-type="float" office:value="-1.09434456457814" calcext:value-type="float">
            <text:p>-1,0943445646</text:p>
          </table:table-cell>
          <table:table-cell table:formula="of:=([$input.$B$12]^2+[.$G31]^2)/([$input.$C$9]*EXP(-((ATAN([$input.$B$12]/[.$G31])+[.H31])^2/[$input.$C$15]^2)))" office:value-type="float" office:value="3.00082934274734" calcext:value-type="float">
            <text:p>3,0008293427</text:p>
          </table:table-cell>
          <table:table-cell table:formula="of:=ROUND((2*PI()+[.H31])/(2*PI())*32768;0)" office:value-type="float" office:value="27061" calcext:value-type="float">
            <text:p>27061</text:p>
          </table:table-cell>
          <table:table-cell table:formula="of:=ROUND([.I31]/[$input.$C$5]*65536;0)" office:value-type="float" office:value="156" calcext:value-type="float">
            <text:p>156</text:p>
          </table:table-cell>
          <table:table-cell table:number-columns-repeated="6"/>
        </table:table-row>
        <table:table-row table:style-name="ro4">
          <table:table-cell office:value-type="float" office:value="27" calcext:value-type="float">
            <text:p>27</text:p>
          </table:table-cell>
          <table:table-cell table:formula="of:=[.$A32]*16.7/256" office:value-type="float" office:value="1.761328125" calcext:value-type="float">
            <text:p>1,761328125</text:p>
          </table:table-cell>
          <table:table-cell table:formula="of:=([$input.$B$15]^2*[.$B32]-ATAN([$input.$B$12]/[.$B32])*[$input.$B$12])/[$input.$B$12]" office:value-type="float" office:value="-0.836133603062673" calcext:value-type="float">
            <text:p>-0,8361336031</text:p>
          </table:table-cell>
          <table:table-cell table:formula="of:=([$input.$B$12]^2+[.$B32]^2)/([$input.$B$9]*EXP(-((ATAN([$input.$B$12]/[.$B32])+[.C32])^2/[$input.$B$15]^2)))" office:value-type="float" office:value="0.711063223819614" calcext:value-type="float">
            <text:p>0,7110632238</text:p>
          </table:table-cell>
          <table:table-cell table:formula="of:=ROUND((2*PI()+[.C32])/(2*PI())*32768;0)" office:value-type="float" office:value="28407" calcext:value-type="float">
            <text:p>28407</text:p>
          </table:table-cell>
          <table:table-cell table:formula="of:=ROUND([.D32]/[$input.$B$5]*65536;0)" office:value-type="float" office:value="59" calcext:value-type="float">
            <text:p>59</text:p>
          </table:table-cell>
          <table:table-cell table:formula="of:=[.$A32]*9.65/256" office:value-type="float" office:value="1.0177734375" calcext:value-type="float">
            <text:p>1,0177734375</text:p>
          </table:table-cell>
          <table:table-cell table:formula="of:=([$input.$C$15]^2*[.$G32]-ATAN([$input.$B$12]/[.$G32])*[$input.$B$12])/[$input.$B$12]" office:value-type="float" office:value="-1.07845985606693" calcext:value-type="float">
            <text:p>-1,0784598561</text:p>
          </table:table-cell>
          <table:table-cell table:formula="of:=([$input.$B$12]^2+[.$G32]^2)/([$input.$C$9]*EXP(-((ATAN([$input.$B$12]/[.$G32])+[.H32])^2/[$input.$C$15]^2)))" office:value-type="float" office:value="3.04882304398427" calcext:value-type="float">
            <text:p>3,048823044</text:p>
          </table:table-cell>
          <table:table-cell table:formula="of:=ROUND((2*PI()+[.H32])/(2*PI())*32768;0)" office:value-type="float" office:value="27144" calcext:value-type="float">
            <text:p>27144</text:p>
          </table:table-cell>
          <table:table-cell table:formula="of:=ROUND([.I32]/[$input.$C$5]*65536;0)" office:value-type="float" office:value="159" calcext:value-type="float">
            <text:p>159</text:p>
          </table:table-cell>
          <table:table-cell table:number-columns-repeated="6"/>
        </table:table-row>
        <table:table-row table:style-name="ro4">
          <table:table-cell office:value-type="float" office:value="28" calcext:value-type="float">
            <text:p>28</text:p>
          </table:table-cell>
          <table:table-cell table:formula="of:=[.$A33]*16.7/256" office:value-type="float" office:value="1.8265625" calcext:value-type="float">
            <text:p>1,8265625</text:p>
          </table:table-cell>
          <table:table-cell table:formula="of:=([$input.$B$15]^2*[.$B33]-ATAN([$input.$B$12]/[.$B33])*[$input.$B$12])/[$input.$B$12]" office:value-type="float" office:value="-0.817590120243462" calcext:value-type="float">
            <text:p>-0,8175901202</text:p>
          </table:table-cell>
          <table:table-cell table:formula="of:=([$input.$B$12]^2+[.$B33]^2)/([$input.$B$9]*EXP(-((ATAN([$input.$B$12]/[.$B33])+[.C33])^2/[$input.$B$15]^2)))" office:value-type="float" office:value="0.735112946647925" calcext:value-type="float">
            <text:p>0,7351129466</text:p>
          </table:table-cell>
          <table:table-cell table:formula="of:=ROUND((2*PI()+[.C33])/(2*PI())*32768;0)" office:value-type="float" office:value="28504" calcext:value-type="float">
            <text:p>28504</text:p>
          </table:table-cell>
          <table:table-cell table:formula="of:=ROUND([.D33]/[$input.$B$5]*65536;0)" office:value-type="float" office:value="61" calcext:value-type="float">
            <text:p>61</text:p>
          </table:table-cell>
          <table:table-cell table:formula="of:=[.$A33]*9.65/256" office:value-type="float" office:value="1.05546875" calcext:value-type="float">
            <text:p>1,05546875</text:p>
          </table:table-cell>
          <table:table-cell table:formula="of:=([$input.$C$15]^2*[.$G33]-ATAN([$input.$B$12]/[.$G33])*[$input.$B$12])/[$input.$B$12]" office:value-type="float" office:value="-1.06280321636512" calcext:value-type="float">
            <text:p>-1,0628032164</text:p>
          </table:table-cell>
          <table:table-cell table:formula="of:=([$input.$B$12]^2+[.$G33]^2)/([$input.$C$9]*EXP(-((ATAN([$input.$B$12]/[.$G33])+[.H33])^2/[$input.$C$15]^2)))" office:value-type="float" office:value="3.09870695508719" calcext:value-type="float">
            <text:p>3,0987069551</text:p>
          </table:table-cell>
          <table:table-cell table:formula="of:=ROUND((2*PI()+[.H33])/(2*PI())*32768;0)" office:value-type="float" office:value="27225" calcext:value-type="float">
            <text:p>27225</text:p>
          </table:table-cell>
          <table:table-cell table:formula="of:=ROUND([.I33]/[$input.$C$5]*65536;0)" office:value-type="float" office:value="161" calcext:value-type="float">
            <text:p>161</text:p>
          </table:table-cell>
          <table:table-cell table:number-columns-repeated="6"/>
        </table:table-row>
        <table:table-row table:style-name="ro4">
          <table:table-cell office:value-type="float" office:value="29" calcext:value-type="float">
            <text:p>29</text:p>
          </table:table-cell>
          <table:table-cell table:formula="of:=[.$A34]*16.7/256" office:value-type="float" office:value="1.891796875" calcext:value-type="float">
            <text:p>1,891796875</text:p>
          </table:table-cell>
          <table:table-cell table:formula="of:=([$input.$B$15]^2*[.$B34]-ATAN([$input.$B$12]/[.$B34])*[$input.$B$12])/[$input.$B$12]" office:value-type="float" office:value="-0.799624290272871" calcext:value-type="float">
            <text:p>-0,7996242903</text:p>
          </table:table-cell>
          <table:table-cell table:formula="of:=([$input.$B$12]^2+[.$B34]^2)/([$input.$B$9]*EXP(-((ATAN([$input.$B$12]/[.$B34])+[.C34])^2/[$input.$B$15]^2)))" office:value-type="float" office:value="0.760079298725593" calcext:value-type="float">
            <text:p>0,7600792987</text:p>
          </table:table-cell>
          <table:table-cell table:formula="of:=ROUND((2*PI()+[.C34])/(2*PI())*32768;0)" office:value-type="float" office:value="28598" calcext:value-type="float">
            <text:p>28598</text:p>
          </table:table-cell>
          <table:table-cell table:formula="of:=ROUND([.D34]/[$input.$B$5]*65536;0)" office:value-type="float" office:value="63" calcext:value-type="float">
            <text:p>63</text:p>
          </table:table-cell>
          <table:table-cell table:formula="of:=[.$A34]*9.65/256" office:value-type="float" office:value="1.0931640625" calcext:value-type="float">
            <text:p>1,0931640625</text:p>
          </table:table-cell>
          <table:table-cell table:formula="of:=([$input.$C$15]^2*[.$G34]-ATAN([$input.$B$12]/[.$G34])*[$input.$B$12])/[$input.$B$12]" office:value-type="float" office:value="-1.04737592103897" calcext:value-type="float">
            <text:p>-1,047375921</text:p>
          </table:table-cell>
          <table:table-cell table:formula="of:=([$input.$B$12]^2+[.$G34]^2)/([$input.$C$9]*EXP(-((ATAN([$input.$B$12]/[.$G34])+[.H34])^2/[$input.$C$15]^2)))" office:value-type="float" office:value="3.15048997287328" calcext:value-type="float">
            <text:p>3,1504899729</text:p>
          </table:table-cell>
          <table:table-cell table:formula="of:=ROUND((2*PI()+[.H34])/(2*PI())*32768;0)" office:value-type="float" office:value="27306" calcext:value-type="float">
            <text:p>27306</text:p>
          </table:table-cell>
          <table:table-cell table:formula="of:=ROUND([.I34]/[$input.$C$5]*65536;0)" office:value-type="float" office:value="164" calcext:value-type="float">
            <text:p>164</text:p>
          </table:table-cell>
          <table:table-cell table:number-columns-repeated="6"/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[.$A35]*16.7/256" office:value-type="float" office:value="1.95703125" calcext:value-type="float">
            <text:p>1,95703125</text:p>
          </table:table-cell>
          <table:table-cell table:formula="of:=([$input.$B$15]^2*[.$B35]-ATAN([$input.$B$12]/[.$B35])*[$input.$B$12])/[$input.$B$12]" office:value-type="float" office:value="-0.782219071907606" calcext:value-type="float">
            <text:p>-0,7822190719</text:p>
          </table:table-cell>
          <table:table-cell table:formula="of:=([$input.$B$12]^2+[.$B35]^2)/([$input.$B$9]*EXP(-((ATAN([$input.$B$12]/[.$B35])+[.C35])^2/[$input.$B$15]^2)))" office:value-type="float" office:value="0.785966848776581" calcext:value-type="float">
            <text:p>0,7859668488</text:p>
          </table:table-cell>
          <table:table-cell table:formula="of:=ROUND((2*PI()+[.C35])/(2*PI())*32768;0)" office:value-type="float" office:value="28689" calcext:value-type="float">
            <text:p>28689</text:p>
          </table:table-cell>
          <table:table-cell table:formula="of:=ROUND([.D35]/[$input.$B$5]*65536;0)" office:value-type="float" office:value="65" calcext:value-type="float">
            <text:p>65</text:p>
          </table:table-cell>
          <table:table-cell table:formula="of:=[.$A35]*9.65/256" office:value-type="float" office:value="1.130859375" calcext:value-type="float">
            <text:p>1,130859375</text:p>
          </table:table-cell>
          <table:table-cell table:formula="of:=([$input.$C$15]^2*[.$G35]-ATAN([$input.$B$12]/[.$G35])*[$input.$B$12])/[$input.$B$12]" office:value-type="float" office:value="-1.03217881415097" calcext:value-type="float">
            <text:p>-1,0321788142</text:p>
          </table:table-cell>
          <table:table-cell table:formula="of:=([$input.$B$12]^2+[.$G35]^2)/([$input.$C$9]*EXP(-((ATAN([$input.$B$12]/[.$G35])+[.H35])^2/[$input.$C$15]^2)))" office:value-type="float" office:value="3.20418133689303" calcext:value-type="float">
            <text:p>3,2041813369</text:p>
          </table:table-cell>
          <table:table-cell table:formula="of:=ROUND((2*PI()+[.H35])/(2*PI())*32768;0)" office:value-type="float" office:value="27385" calcext:value-type="float">
            <text:p>27385</text:p>
          </table:table-cell>
          <table:table-cell table:formula="of:=ROUND([.I35]/[$input.$C$5]*65536;0)" office:value-type="float" office:value="167" calcext:value-type="float">
            <text:p>167</text:p>
          </table:table-cell>
          <table:table-cell table:number-columns-repeated="6"/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[.$A36]*16.7/256" office:value-type="float" office:value="2.022265625" calcext:value-type="float">
            <text:p>2,022265625</text:p>
          </table:table-cell>
          <table:table-cell table:formula="of:=([$input.$B$15]^2*[.$B36]-ATAN([$input.$B$12]/[.$B36])*[$input.$B$12])/[$input.$B$12]" office:value-type="float" office:value="-0.765357210526113" calcext:value-type="float">
            <text:p>-0,7653572105</text:p>
          </table:table-cell>
          <table:table-cell table:formula="of:=([$input.$B$12]^2+[.$B36]^2)/([$input.$B$9]*EXP(-((ATAN([$input.$B$12]/[.$B36])+[.C36])^2/[$input.$B$15]^2)))" office:value-type="float" office:value="0.812780336199772" calcext:value-type="float">
            <text:p>0,8127803362</text:p>
          </table:table-cell>
          <table:table-cell table:formula="of:=ROUND((2*PI()+[.C36])/(2*PI())*32768;0)" office:value-type="float" office:value="28777" calcext:value-type="float">
            <text:p>28777</text:p>
          </table:table-cell>
          <table:table-cell table:formula="of:=ROUND([.D36]/[$input.$B$5]*65536;0)" office:value-type="float" office:value="67" calcext:value-type="float">
            <text:p>67</text:p>
          </table:table-cell>
          <table:table-cell table:formula="of:=[.$A36]*9.65/256" office:value-type="float" office:value="1.1685546875" calcext:value-type="float">
            <text:p>1,1685546875</text:p>
          </table:table-cell>
          <table:table-cell table:formula="of:=([$input.$C$15]^2*[.$G36]-ATAN([$input.$B$12]/[.$G36])*[$input.$B$12])/[$input.$B$12]" office:value-type="float" office:value="-1.01721233181853" calcext:value-type="float">
            <text:p>-1,0172123318</text:p>
          </table:table-cell>
          <table:table-cell table:formula="of:=([$input.$B$12]^2+[.$G36]^2)/([$input.$C$9]*EXP(-((ATAN([$input.$B$12]/[.$G36])+[.H36])^2/[$input.$C$15]^2)))" office:value-type="float" office:value="3.25979063152164" calcext:value-type="float">
            <text:p>3,2597906315</text:p>
          </table:table-cell>
          <table:table-cell table:formula="of:=ROUND((2*PI()+[.H36])/(2*PI())*32768;0)" office:value-type="float" office:value="27463" calcext:value-type="float">
            <text:p>27463</text:p>
          </table:table-cell>
          <table:table-cell table:formula="of:=ROUND([.I36]/[$input.$C$5]*65536;0)" office:value-type="float" office:value="170" calcext:value-type="float">
            <text:p>170</text:p>
          </table:table-cell>
          <table:table-cell table:number-columns-repeated="6"/>
        </table:table-row>
        <table:table-row table:style-name="ro4">
          <table:table-cell office:value-type="float" office:value="32" calcext:value-type="float">
            <text:p>32</text:p>
          </table:table-cell>
          <table:table-cell table:formula="of:=[.$A37]*16.7/256" office:value-type="float" office:value="2.0875" calcext:value-type="float">
            <text:p>2,0875</text:p>
          </table:table-cell>
          <table:table-cell table:formula="of:=([$input.$B$15]^2*[.$B37]-ATAN([$input.$B$12]/[.$B37])*[$input.$B$12])/[$input.$B$12]" office:value-type="float" office:value="-0.749021371350193" calcext:value-type="float">
            <text:p>-0,7490213714</text:p>
          </table:table-cell>
          <table:table-cell table:formula="of:=([$input.$B$12]^2+[.$B37]^2)/([$input.$B$9]*EXP(-((ATAN([$input.$B$12]/[.$B37])+[.C37])^2/[$input.$B$15]^2)))" office:value-type="float" office:value="0.840524672160184" calcext:value-type="float">
            <text:p>0,8405246722</text:p>
          </table:table-cell>
          <table:table-cell table:formula="of:=ROUND((2*PI()+[.C37])/(2*PI())*32768;0)" office:value-type="float" office:value="28862" calcext:value-type="float">
            <text:p>28862</text:p>
          </table:table-cell>
          <table:table-cell table:formula="of:=ROUND([.D37]/[$input.$B$5]*65536;0)" office:value-type="float" office:value="70" calcext:value-type="float">
            <text:p>70</text:p>
          </table:table-cell>
          <table:table-cell table:formula="of:=[.$A37]*9.65/256" office:value-type="float" office:value="1.20625" calcext:value-type="float">
            <text:p>1,20625</text:p>
          </table:table-cell>
          <table:table-cell table:formula="of:=([$input.$C$15]^2*[.$G37]-ATAN([$input.$B$12]/[.$G37])*[$input.$B$12])/[$input.$B$12]" office:value-type="float" office:value="-1.00247652612146" calcext:value-type="float">
            <text:p>-1,0024765261</text:p>
          </table:table-cell>
          <table:table-cell table:formula="of:=([$input.$B$12]^2+[.$G37]^2)/([$input.$C$9]*EXP(-((ATAN([$input.$B$12]/[.$G37])+[.H37])^2/[$input.$C$15]^2)))" office:value-type="float" office:value="3.31732778812954" calcext:value-type="float">
            <text:p>3,3173277881</text:p>
          </table:table-cell>
          <table:table-cell table:formula="of:=ROUND((2*PI()+[.H37])/(2*PI())*32768;0)" office:value-type="float" office:value="27540" calcext:value-type="float">
            <text:p>27540</text:p>
          </table:table-cell>
          <table:table-cell table:formula="of:=ROUND([.I37]/[$input.$C$5]*65536;0)" office:value-type="float" office:value="173" calcext:value-type="float">
            <text:p>173</text:p>
          </table:table-cell>
          <table:table-cell table:number-columns-repeated="6"/>
        </table:table-row>
        <table:table-row table:style-name="ro4">
          <table:table-cell office:value-type="float" office:value="33" calcext:value-type="float">
            <text:p>33</text:p>
          </table:table-cell>
          <table:table-cell table:formula="of:=[.$A38]*16.7/256" office:value-type="float" office:value="2.152734375" calcext:value-type="float">
            <text:p>2,152734375</text:p>
          </table:table-cell>
          <table:table-cell table:formula="of:=([$input.$B$15]^2*[.$B38]-ATAN([$input.$B$12]/[.$B38])*[$input.$B$12])/[$input.$B$12]" office:value-type="float" office:value="-0.733194253452951" calcext:value-type="float">
            <text:p>-0,7331942535</text:p>
          </table:table-cell>
          <table:table-cell table:formula="of:=([$input.$B$12]^2+[.$B38]^2)/([$input.$B$9]*EXP(-((ATAN([$input.$B$12]/[.$B38])+[.C38])^2/[$input.$B$15]^2)))" office:value-type="float" office:value="0.869204940720339" calcext:value-type="float">
            <text:p>0,8692049407</text:p>
          </table:table-cell>
          <table:table-cell table:formula="of:=ROUND((2*PI()+[.C38])/(2*PI())*32768;0)" office:value-type="float" office:value="28944" calcext:value-type="float">
            <text:p>28944</text:p>
          </table:table-cell>
          <table:table-cell table:formula="of:=ROUND([.D38]/[$input.$B$5]*65536;0)" office:value-type="float" office:value="72" calcext:value-type="float">
            <text:p>72</text:p>
          </table:table-cell>
          <table:table-cell table:formula="of:=[.$A38]*9.65/256" office:value-type="float" office:value="1.2439453125" calcext:value-type="float">
            <text:p>1,2439453125</text:p>
          </table:table-cell>
          <table:table-cell table:formula="of:=([$input.$C$15]^2*[.$G38]-ATAN([$input.$B$12]/[.$G38])*[$input.$B$12])/[$input.$B$12]" office:value-type="float" office:value="-0.987971089140877" calcext:value-type="float">
            <text:p>-0,9879710891</text:p>
          </table:table-cell>
          <table:table-cell table:formula="of:=([$input.$B$12]^2+[.$G38]^2)/([$input.$C$9]*EXP(-((ATAN([$input.$B$12]/[.$G38])+[.H38])^2/[$input.$C$15]^2)))" office:value-type="float" office:value="3.37680308733279" calcext:value-type="float">
            <text:p>3,3768030873</text:p>
          </table:table-cell>
          <table:table-cell table:formula="of:=ROUND((2*PI()+[.H38])/(2*PI())*32768;0)" office:value-type="float" office:value="27616" calcext:value-type="float">
            <text:p>27616</text:p>
          </table:table-cell>
          <table:table-cell table:formula="of:=ROUND([.I38]/[$input.$C$5]*65536;0)" office:value-type="float" office:value="176" calcext:value-type="float">
            <text:p>176</text:p>
          </table:table-cell>
          <table:table-cell table:number-columns-repeated="6"/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[.$A39]*16.7/256" office:value-type="float" office:value="2.21796875" calcext:value-type="float">
            <text:p>2,21796875</text:p>
          </table:table-cell>
          <table:table-cell table:formula="of:=([$input.$B$15]^2*[.$B39]-ATAN([$input.$B$12]/[.$B39])*[$input.$B$12])/[$input.$B$12]" office:value-type="float" office:value="-0.717858686303606" calcext:value-type="float">
            <text:p>-0,7178586863</text:p>
          </table:table-cell>
          <table:table-cell table:formula="of:=([$input.$B$12]^2+[.$B39]^2)/([$input.$B$9]*EXP(-((ATAN([$input.$B$12]/[.$B39])+[.C39])^2/[$input.$B$15]^2)))" office:value-type="float" office:value="0.898826400012136" calcext:value-type="float">
            <text:p>0,8988264</text:p>
          </table:table-cell>
          <table:table-cell table:formula="of:=ROUND((2*PI()+[.C39])/(2*PI())*32768;0)" office:value-type="float" office:value="29024" calcext:value-type="float">
            <text:p>29024</text:p>
          </table:table-cell>
          <table:table-cell table:formula="of:=ROUND([.D39]/[$input.$B$5]*65536;0)" office:value-type="float" office:value="74" calcext:value-type="float">
            <text:p>74</text:p>
          </table:table-cell>
          <table:table-cell table:formula="of:=[.$A39]*9.65/256" office:value-type="float" office:value="1.281640625" calcext:value-type="float">
            <text:p>1,281640625</text:p>
          </table:table-cell>
          <table:table-cell table:formula="of:=([$input.$C$15]^2*[.$G39]-ATAN([$input.$B$12]/[.$G39])*[$input.$B$12])/[$input.$B$12]" office:value-type="float" office:value="-0.973695376934503" calcext:value-type="float">
            <text:p>-0,9736953769</text:p>
          </table:table-cell>
          <table:table-cell table:formula="of:=([$input.$B$12]^2+[.$G39]^2)/([$input.$C$9]*EXP(-((ATAN([$input.$B$12]/[.$G39])+[.H39])^2/[$input.$C$15]^2)))" office:value-type="float" office:value="3.43822716132388" calcext:value-type="float">
            <text:p>3,4382271613</text:p>
          </table:table-cell>
          <table:table-cell table:formula="of:=ROUND((2*PI()+[.H39])/(2*PI())*32768;0)" office:value-type="float" office:value="27690" calcext:value-type="float">
            <text:p>27690</text:p>
          </table:table-cell>
          <table:table-cell table:formula="of:=ROUND([.I39]/[$input.$C$5]*65536;0)" office:value-type="float" office:value="179" calcext:value-type="float">
            <text:p>179</text:p>
          </table:table-cell>
          <table:table-cell table:number-columns-repeated="6"/>
        </table:table-row>
        <table:table-row table:style-name="ro4">
          <table:table-cell office:value-type="float" office:value="35" calcext:value-type="float">
            <text:p>35</text:p>
          </table:table-cell>
          <table:table-cell table:formula="of:=[.$A40]*16.7/256" office:value-type="float" office:value="2.283203125" calcext:value-type="float">
            <text:p>2,283203125</text:p>
          </table:table-cell>
          <table:table-cell table:formula="of:=([$input.$B$15]^2*[.$B40]-ATAN([$input.$B$12]/[.$B40])*[$input.$B$12])/[$input.$B$12]" office:value-type="float" office:value="-0.702997710587533" calcext:value-type="float">
            <text:p>-0,7029977106</text:p>
          </table:table-cell>
          <table:table-cell table:formula="of:=([$input.$B$12]^2+[.$B40]^2)/([$input.$B$9]*EXP(-((ATAN([$input.$B$12]/[.$B40])+[.C40])^2/[$input.$B$15]^2)))" office:value-type="float" office:value="0.929394483449543" calcext:value-type="float">
            <text:p>0,9293944834</text:p>
          </table:table-cell>
          <table:table-cell table:formula="of:=ROUND((2*PI()+[.C40])/(2*PI())*32768;0)" office:value-type="float" office:value="29102" calcext:value-type="float">
            <text:p>29102</text:p>
          </table:table-cell>
          <table:table-cell table:formula="of:=ROUND([.D40]/[$input.$B$5]*65536;0)" office:value-type="float" office:value="77" calcext:value-type="float">
            <text:p>77</text:p>
          </table:table-cell>
          <table:table-cell table:formula="of:=[.$A40]*9.65/256" office:value-type="float" office:value="1.3193359375" calcext:value-type="float">
            <text:p>1,3193359375</text:p>
          </table:table-cell>
          <table:table-cell table:formula="of:=([$input.$C$15]^2*[.$G40]-ATAN([$input.$B$12]/[.$G40])*[$input.$B$12])/[$input.$B$12]" office:value-type="float" office:value="-0.959648433274528" calcext:value-type="float">
            <text:p>-0,9596484333</text:p>
          </table:table-cell>
          <table:table-cell table:formula="of:=([$input.$B$12]^2+[.$G40]^2)/([$input.$C$9]*EXP(-((ATAN([$input.$B$12]/[.$G40])+[.H40])^2/[$input.$C$15]^2)))" office:value-type="float" office:value="3.50161099628366" calcext:value-type="float">
            <text:p>3,5016109963</text:p>
          </table:table-cell>
          <table:table-cell table:formula="of:=ROUND((2*PI()+[.H40])/(2*PI())*32768;0)" office:value-type="float" office:value="27763" calcext:value-type="float">
            <text:p>27763</text:p>
          </table:table-cell>
          <table:table-cell table:formula="of:=ROUND([.I40]/[$input.$C$5]*65536;0)" office:value-type="float" office:value="182" calcext:value-type="float">
            <text:p>182</text:p>
          </table:table-cell>
          <table:table-cell table:number-columns-repeated="6"/>
        </table:table-row>
        <table:table-row table:style-name="ro4">
          <table:table-cell office:value-type="float" office:value="36" calcext:value-type="float">
            <text:p>36</text:p>
          </table:table-cell>
          <table:table-cell table:formula="of:=[.$A41]*16.7/256" office:value-type="float" office:value="2.3484375" calcext:value-type="float">
            <text:p>2,3484375</text:p>
          </table:table-cell>
          <table:table-cell table:formula="of:=([$input.$B$15]^2*[.$B41]-ATAN([$input.$B$12]/[.$B41])*[$input.$B$12])/[$input.$B$12]" office:value-type="float" office:value="-0.688594644986179" calcext:value-type="float">
            <text:p>-0,688594645</text:p>
          </table:table-cell>
          <table:table-cell table:formula="of:=([$input.$B$12]^2+[.$B41]^2)/([$input.$B$9]*EXP(-((ATAN([$input.$B$12]/[.$B41])+[.C41])^2/[$input.$B$15]^2)))" office:value-type="float" office:value="0.960914800982479" calcext:value-type="float">
            <text:p>0,960914801</text:p>
          </table:table-cell>
          <table:table-cell table:formula="of:=ROUND((2*PI()+[.C41])/(2*PI())*32768;0)" office:value-type="float" office:value="29177" calcext:value-type="float">
            <text:p>29177</text:p>
          </table:table-cell>
          <table:table-cell table:formula="of:=ROUND([.D41]/[$input.$B$5]*65536;0)" office:value-type="float" office:value="80" calcext:value-type="float">
            <text:p>80</text:p>
          </table:table-cell>
          <table:table-cell table:formula="of:=[.$A41]*9.65/256" office:value-type="float" office:value="1.35703125" calcext:value-type="float">
            <text:p>1,35703125</text:p>
          </table:table-cell>
          <table:table-cell table:formula="of:=([$input.$C$15]^2*[.$G41]-ATAN([$input.$B$12]/[.$G41])*[$input.$B$12])/[$input.$B$12]" office:value-type="float" office:value="-0.945829012996203" calcext:value-type="float">
            <text:p>-0,945829013</text:p>
          </table:table-cell>
          <table:table-cell table:formula="of:=([$input.$B$12]^2+[.$G41]^2)/([$input.$C$9]*EXP(-((ATAN([$input.$B$12]/[.$G41])+[.H41])^2/[$input.$C$15]^2)))" office:value-type="float" office:value="3.5669659348751" calcext:value-type="float">
            <text:p>3,5669659349</text:p>
          </table:table-cell>
          <table:table-cell table:formula="of:=ROUND((2*PI()+[.H41])/(2*PI())*32768;0)" office:value-type="float" office:value="27835" calcext:value-type="float">
            <text:p>27835</text:p>
          </table:table-cell>
          <table:table-cell table:formula="of:=ROUND([.I41]/[$input.$C$5]*65536;0)" office:value-type="float" office:value="186" calcext:value-type="float">
            <text:p>186</text:p>
          </table:table-cell>
          <table:table-cell table:number-columns-repeated="6"/>
        </table:table-row>
        <table:table-row table:style-name="ro4">
          <table:table-cell office:value-type="float" office:value="37" calcext:value-type="float">
            <text:p>37</text:p>
          </table:table-cell>
          <table:table-cell table:formula="of:=[.$A42]*16.7/256" office:value-type="float" office:value="2.413671875" calcext:value-type="float">
            <text:p>2,413671875</text:p>
          </table:table-cell>
          <table:table-cell table:formula="of:=([$input.$B$15]^2*[.$B42]-ATAN([$input.$B$12]/[.$B42])*[$input.$B$12])/[$input.$B$12]" office:value-type="float" office:value="-0.674633140518639" calcext:value-type="float">
            <text:p>-0,6746331405</text:p>
          </table:table-cell>
          <table:table-cell table:formula="of:=([$input.$B$12]^2+[.$B42]^2)/([$input.$B$9]*EXP(-((ATAN([$input.$B$12]/[.$B42])+[.C42])^2/[$input.$B$15]^2)))" office:value-type="float" office:value="0.99339314039222" calcext:value-type="float">
            <text:p>0,9933931404</text:p>
          </table:table-cell>
          <table:table-cell table:formula="of:=ROUND((2*PI()+[.C42])/(2*PI())*32768;0)" office:value-type="float" office:value="29250" calcext:value-type="float">
            <text:p>29250</text:p>
          </table:table-cell>
          <table:table-cell table:formula="of:=ROUND([.D42]/[$input.$B$5]*65536;0)" office:value-type="float" office:value="82" calcext:value-type="float">
            <text:p>82</text:p>
          </table:table-cell>
          <table:table-cell table:formula="of:=[.$A42]*9.65/256" office:value-type="float" office:value="1.3947265625" calcext:value-type="float">
            <text:p>1,3947265625</text:p>
          </table:table-cell>
          <table:table-cell table:formula="of:=([$input.$C$15]^2*[.$G42]-ATAN([$input.$B$12]/[.$G42])*[$input.$B$12])/[$input.$B$12]" office:value-type="float" office:value="-0.932235604825916" calcext:value-type="float">
            <text:p>-0,9322356048</text:p>
          </table:table-cell>
          <table:table-cell table:formula="of:=([$input.$B$12]^2+[.$G42]^2)/([$input.$C$9]*EXP(-((ATAN([$input.$B$12]/[.$G42])+[.H42])^2/[$input.$C$15]^2)))" office:value-type="float" office:value="3.63430367881943" calcext:value-type="float">
            <text:p>3,6343036788</text:p>
          </table:table-cell>
          <table:table-cell table:formula="of:=ROUND((2*PI()+[.H42])/(2*PI())*32768;0)" office:value-type="float" office:value="27906" calcext:value-type="float">
            <text:p>27906</text:p>
          </table:table-cell>
          <table:table-cell table:formula="of:=ROUND([.I42]/[$input.$C$5]*65536;0)" office:value-type="float" office:value="189" calcext:value-type="float">
            <text:p>189</text:p>
          </table:table-cell>
          <table:table-cell table:number-columns-repeated="6"/>
        </table:table-row>
        <table:table-row table:style-name="ro4">
          <table:table-cell office:value-type="float" office:value="38" calcext:value-type="float">
            <text:p>38</text:p>
          </table:table-cell>
          <table:table-cell table:formula="of:=[.$A43]*16.7/256" office:value-type="float" office:value="2.47890625" calcext:value-type="float">
            <text:p>2,47890625</text:p>
          </table:table-cell>
          <table:table-cell table:formula="of:=([$input.$B$15]^2*[.$B43]-ATAN([$input.$B$12]/[.$B43])*[$input.$B$12])/[$input.$B$12]" office:value-type="float" office:value="-0.661097223944403" calcext:value-type="float">
            <text:p>-0,6610972239</text:p>
          </table:table-cell>
          <table:table-cell table:formula="of:=([$input.$B$12]^2+[.$B43]^2)/([$input.$B$9]*EXP(-((ATAN([$input.$B$12]/[.$B43])+[.C43])^2/[$input.$B$15]^2)))" office:value-type="float" office:value="1.02683546862873" calcext:value-type="float">
            <text:p>1,0268354686</text:p>
          </table:table-cell>
          <table:table-cell table:formula="of:=ROUND((2*PI()+[.C43])/(2*PI())*32768;0)" office:value-type="float" office:value="29320" calcext:value-type="float">
            <text:p>29320</text:p>
          </table:table-cell>
          <table:table-cell table:formula="of:=ROUND([.D43]/[$input.$B$5]*65536;0)" office:value-type="float" office:value="85" calcext:value-type="float">
            <text:p>85</text:p>
          </table:table-cell>
          <table:table-cell table:formula="of:=[.$A43]*9.65/256" office:value-type="float" office:value="1.432421875" calcext:value-type="float">
            <text:p>1,432421875</text:p>
          </table:table-cell>
          <table:table-cell table:formula="of:=([$input.$C$15]^2*[.$G43]-ATAN([$input.$B$12]/[.$G43])*[$input.$B$12])/[$input.$B$12]" office:value-type="float" office:value="-0.918866453577603" calcext:value-type="float">
            <text:p>-0,9188664536</text:p>
          </table:table-cell>
          <table:table-cell table:formula="of:=([$input.$B$12]^2+[.$G43]^2)/([$input.$C$9]*EXP(-((ATAN([$input.$B$12]/[.$G43])+[.H43])^2/[$input.$C$15]^2)))" office:value-type="float" office:value="3.70363629155567" calcext:value-type="float">
            <text:p>3,7036362916</text:p>
          </table:table-cell>
          <table:table-cell table:formula="of:=ROUND((2*PI()+[.H43])/(2*PI())*32768;0)" office:value-type="float" office:value="27976" calcext:value-type="float">
            <text:p>27976</text:p>
          </table:table-cell>
          <table:table-cell table:formula="of:=ROUND([.I43]/[$input.$C$5]*65536;0)" office:value-type="float" office:value="193" calcext:value-type="float">
            <text:p>193</text:p>
          </table:table-cell>
          <table:table-cell table:number-columns-repeated="6"/>
        </table:table-row>
        <table:table-row table:style-name="ro4">
          <table:table-cell office:value-type="float" office:value="39" calcext:value-type="float">
            <text:p>39</text:p>
          </table:table-cell>
          <table:table-cell table:formula="of:=[.$A44]*16.7/256" office:value-type="float" office:value="2.544140625" calcext:value-type="float">
            <text:p>2,544140625</text:p>
          </table:table-cell>
          <table:table-cell table:formula="of:=([$input.$B$15]^2*[.$B44]-ATAN([$input.$B$12]/[.$B44])*[$input.$B$12])/[$input.$B$12]" office:value-type="float" office:value="-0.647971331613253" calcext:value-type="float">
            <text:p>-0,6479713316</text:p>
          </table:table-cell>
          <table:table-cell table:formula="of:=([$input.$B$12]^2+[.$B44]^2)/([$input.$B$9]*EXP(-((ATAN([$input.$B$12]/[.$B44])+[.C44])^2/[$input.$B$15]^2)))" office:value-type="float" office:value="1.06124793319028" calcext:value-type="float">
            <text:p>1,0612479332</text:p>
          </table:table-cell>
          <table:table-cell table:formula="of:=ROUND((2*PI()+[.C44])/(2*PI())*32768;0)" office:value-type="float" office:value="29389" calcext:value-type="float">
            <text:p>29389</text:p>
          </table:table-cell>
          <table:table-cell table:formula="of:=ROUND([.D44]/[$input.$B$5]*65536;0)" office:value-type="float" office:value="88" calcext:value-type="float">
            <text:p>88</text:p>
          </table:table-cell>
          <table:table-cell table:formula="of:=[.$A44]*9.65/256" office:value-type="float" office:value="1.4701171875" calcext:value-type="float">
            <text:p>1,4701171875</text:p>
          </table:table-cell>
          <table:table-cell table:formula="of:=([$input.$C$15]^2*[.$G44]-ATAN([$input.$B$12]/[.$G44])*[$input.$B$12])/[$input.$B$12]" office:value-type="float" office:value="-0.905719581625148" calcext:value-type="float">
            <text:p>-0,9057195816</text:p>
          </table:table-cell>
          <table:table-cell table:formula="of:=([$input.$B$12]^2+[.$G44]^2)/([$input.$C$9]*EXP(-((ATAN([$input.$B$12]/[.$G44])+[.H44])^2/[$input.$C$15]^2)))" office:value-type="float" office:value="3.77497620098399" calcext:value-type="float">
            <text:p>3,774976201</text:p>
          </table:table-cell>
          <table:table-cell table:formula="of:=ROUND((2*PI()+[.H44])/(2*PI())*32768;0)" office:value-type="float" office:value="28045" calcext:value-type="float">
            <text:p>28045</text:p>
          </table:table-cell>
          <table:table-cell table:formula="of:=ROUND([.I44]/[$input.$C$5]*65536;0)" office:value-type="float" office:value="197" calcext:value-type="float">
            <text:p>197</text:p>
          </table:table-cell>
          <table:table-cell table:number-columns-repeated="6"/>
        </table:table-row>
        <table:table-row table:style-name="ro4">
          <table:table-cell office:value-type="float" office:value="40" calcext:value-type="float">
            <text:p>40</text:p>
          </table:table-cell>
          <table:table-cell table:formula="of:=[.$A45]*16.7/256" office:value-type="float" office:value="2.609375" calcext:value-type="float">
            <text:p>2,609375</text:p>
          </table:table-cell>
          <table:table-cell table:formula="of:=([$input.$B$15]^2*[.$B45]-ATAN([$input.$B$12]/[.$B45])*[$input.$B$12])/[$input.$B$12]" office:value-type="float" office:value="-0.635240335029388" calcext:value-type="float">
            <text:p>-0,635240335</text:p>
          </table:table-cell>
          <table:table-cell table:formula="of:=([$input.$B$12]^2+[.$B45]^2)/([$input.$B$9]*EXP(-((ATAN([$input.$B$12]/[.$B45])+[.C45])^2/[$input.$B$15]^2)))" office:value-type="float" office:value="1.09663686354577" calcext:value-type="float">
            <text:p>1,0966368635</text:p>
          </table:table-cell>
          <table:table-cell table:formula="of:=ROUND((2*PI()+[.C45])/(2*PI())*32768;0)" office:value-type="float" office:value="29455" calcext:value-type="float">
            <text:p>29455</text:p>
          </table:table-cell>
          <table:table-cell table:formula="of:=ROUND([.D45]/[$input.$B$5]*65536;0)" office:value-type="float" office:value="91" calcext:value-type="float">
            <text:p>91</text:p>
          </table:table-cell>
          <table:table-cell table:formula="of:=[.$A45]*9.65/256" office:value-type="float" office:value="1.5078125" calcext:value-type="float">
            <text:p>1,5078125</text:p>
          </table:table-cell>
          <table:table-cell table:formula="of:=([$input.$C$15]^2*[.$G45]-ATAN([$input.$B$12]/[.$G45])*[$input.$B$12])/[$input.$B$12]" office:value-type="float" office:value="-0.892792809576009" calcext:value-type="float">
            <text:p>-0,8927928096</text:p>
          </table:table-cell>
          <table:table-cell table:formula="of:=([$input.$B$12]^2+[.$G45]^2)/([$input.$C$9]*EXP(-((ATAN([$input.$B$12]/[.$G45])+[.H45])^2/[$input.$C$15]^2)))" office:value-type="float" office:value="3.84833620229398" calcext:value-type="float">
            <text:p>3,8483362023</text:p>
          </table:table-cell>
          <table:table-cell table:formula="of:=ROUND((2*PI()+[.H45])/(2*PI())*32768;0)" office:value-type="float" office:value="28112" calcext:value-type="float">
            <text:p>28112</text:p>
          </table:table-cell>
          <table:table-cell table:formula="of:=ROUND([.I45]/[$input.$C$5]*65536;0)" office:value-type="float" office:value="200" calcext:value-type="float">
            <text:p>200</text:p>
          </table:table-cell>
          <table:table-cell table:number-columns-repeated="6"/>
        </table:table-row>
        <table:table-row table:style-name="ro4">
          <table:table-cell office:value-type="float" office:value="41" calcext:value-type="float">
            <text:p>41</text:p>
          </table:table-cell>
          <table:table-cell table:formula="of:=[.$A46]*16.7/256" office:value-type="float" office:value="2.674609375" calcext:value-type="float">
            <text:p>2,674609375</text:p>
          </table:table-cell>
          <table:table-cell table:formula="of:=([$input.$B$15]^2*[.$B46]-ATAN([$input.$B$12]/[.$B46])*[$input.$B$12])/[$input.$B$12]" office:value-type="float" office:value="-0.622889559277436" calcext:value-type="float">
            <text:p>-0,6228895593</text:p>
          </table:table-cell>
          <table:table-cell table:formula="of:=([$input.$B$12]^2+[.$B46]^2)/([$input.$B$9]*EXP(-((ATAN([$input.$B$12]/[.$B46])+[.C46])^2/[$input.$B$15]^2)))" office:value-type="float" office:value="1.13300877260013" calcext:value-type="float">
            <text:p>1,1330087726</text:p>
          </table:table-cell>
          <table:table-cell table:formula="of:=ROUND((2*PI()+[.C46])/(2*PI())*32768;0)" office:value-type="float" office:value="29520" calcext:value-type="float">
            <text:p>29520</text:p>
          </table:table-cell>
          <table:table-cell table:formula="of:=ROUND([.D46]/[$input.$B$5]*65536;0)" office:value-type="float" office:value="94" calcext:value-type="float">
            <text:p>94</text:p>
          </table:table-cell>
          <table:table-cell table:formula="of:=[.$A46]*9.65/256" office:value-type="float" office:value="1.5455078125" calcext:value-type="float">
            <text:p>1,5455078125</text:p>
          </table:table-cell>
          <table:table-cell table:formula="of:=([$input.$C$15]^2*[.$G46]-ATAN([$input.$B$12]/[.$G46])*[$input.$B$12])/[$input.$B$12]" office:value-type="float" office:value="-0.880083776087544" calcext:value-type="float">
            <text:p>-0,8800837761</text:p>
          </table:table-cell>
          <table:table-cell table:formula="of:=([$input.$B$12]^2+[.$G46]^2)/([$input.$C$9]*EXP(-((ATAN([$input.$B$12]/[.$G46])+[.H46])^2/[$input.$C$15]^2)))" office:value-type="float" office:value="3.92372946087834" calcext:value-type="float">
            <text:p>3,9237294609</text:p>
          </table:table-cell>
          <table:table-cell table:formula="of:=ROUND((2*PI()+[.H46])/(2*PI())*32768;0)" office:value-type="float" office:value="28178" calcext:value-type="float">
            <text:p>28178</text:p>
          </table:table-cell>
          <table:table-cell table:formula="of:=ROUND([.I46]/[$input.$C$5]*65536;0)" office:value-type="float" office:value="204" calcext:value-type="float">
            <text:p>204</text:p>
          </table:table-cell>
          <table:table-cell table:number-columns-repeated="6"/>
        </table:table-row>
        <table:table-row table:style-name="ro4">
          <table:table-cell office:value-type="float" office:value="42" calcext:value-type="float">
            <text:p>42</text:p>
          </table:table-cell>
          <table:table-cell table:formula="of:=[.$A47]*16.7/256" office:value-type="float" office:value="2.73984375" calcext:value-type="float">
            <text:p>2,73984375</text:p>
          </table:table-cell>
          <table:table-cell table:formula="of:=([$input.$B$15]^2*[.$B47]-ATAN([$input.$B$12]/[.$B47])*[$input.$B$12])/[$input.$B$12]" office:value-type="float" office:value="-0.61090479534131" calcext:value-type="float">
            <text:p>-0,6109047953</text:p>
          </table:table-cell>
          <table:table-cell table:formula="of:=([$input.$B$12]^2+[.$B47]^2)/([$input.$B$9]*EXP(-((ATAN([$input.$B$12]/[.$B47])+[.C47])^2/[$input.$B$15]^2)))" office:value-type="float" office:value="1.17037035820331" calcext:value-type="float">
            <text:p>1,1703703582</text:p>
          </table:table-cell>
          <table:table-cell table:formula="of:=ROUND((2*PI()+[.C47])/(2*PI())*32768;0)" office:value-type="float" office:value="29582" calcext:value-type="float">
            <text:p>29582</text:p>
          </table:table-cell>
          <table:table-cell table:formula="of:=ROUND([.D47]/[$input.$B$5]*65536;0)" office:value-type="float" office:value="97" calcext:value-type="float">
            <text:p>97</text:p>
          </table:table-cell>
          <table:table-cell table:formula="of:=[.$A47]*9.65/256" office:value-type="float" office:value="1.583203125" calcext:value-type="float">
            <text:p>1,583203125</text:p>
          </table:table-cell>
          <table:table-cell table:formula="of:=([$input.$C$15]^2*[.$G47]-ATAN([$input.$B$12]/[.$G47])*[$input.$B$12])/[$input.$B$12]" office:value-type="float" office:value="-0.867589956782292" calcext:value-type="float">
            <text:p>-0,8675899568</text:p>
          </table:table-cell>
          <table:table-cell table:formula="of:=([$input.$B$12]^2+[.$G47]^2)/([$input.$C$9]*EXP(-((ATAN([$input.$B$12]/[.$G47])+[.H47])^2/[$input.$C$15]^2)))" office:value-type="float" office:value="4.00116951533311" calcext:value-type="float">
            <text:p>4,0011695153</text:p>
          </table:table-cell>
          <table:table-cell table:formula="of:=ROUND((2*PI()+[.H47])/(2*PI())*32768;0)" office:value-type="float" office:value="28243" calcext:value-type="float">
            <text:p>28243</text:p>
          </table:table-cell>
          <table:table-cell table:formula="of:=ROUND([.I47]/[$input.$C$5]*65536;0)" office:value-type="float" office:value="208" calcext:value-type="float">
            <text:p>208</text:p>
          </table:table-cell>
          <table:table-cell table:number-columns-repeated="6"/>
        </table:table-row>
        <table:table-row table:style-name="ro4">
          <table:table-cell office:value-type="float" office:value="43" calcext:value-type="float">
            <text:p>43</text:p>
          </table:table-cell>
          <table:table-cell table:formula="of:=[.$A48]*16.7/256" office:value-type="float" office:value="2.805078125" calcext:value-type="float">
            <text:p>2,805078125</text:p>
          </table:table-cell>
          <table:table-cell table:formula="of:=([$input.$B$15]^2*[.$B48]-ATAN([$input.$B$12]/[.$B48])*[$input.$B$12])/[$input.$B$12]" office:value-type="float" office:value="-0.599272307235359" calcext:value-type="float">
            <text:p>-0,5992723072</text:p>
          </table:table-cell>
          <table:table-cell table:formula="of:=([$input.$B$12]^2+[.$B48]^2)/([$input.$B$9]*EXP(-((ATAN([$input.$B$12]/[.$B48])+[.C48])^2/[$input.$B$15]^2)))" office:value-type="float" office:value="1.20872850470312" calcext:value-type="float">
            <text:p>1,2087285047</text:p>
          </table:table-cell>
          <table:table-cell table:formula="of:=ROUND((2*PI()+[.C48])/(2*PI())*32768;0)" office:value-type="float" office:value="29643" calcext:value-type="float">
            <text:p>29643</text:p>
          </table:table-cell>
          <table:table-cell table:formula="of:=ROUND([.D48]/[$input.$B$5]*65536;0)" office:value-type="float" office:value="100" calcext:value-type="float">
            <text:p>100</text:p>
          </table:table-cell>
          <table:table-cell table:formula="of:=[.$A48]*9.65/256" office:value-type="float" office:value="1.6208984375" calcext:value-type="float">
            <text:p>1,6208984375</text:p>
          </table:table-cell>
          <table:table-cell table:formula="of:=([$input.$C$15]^2*[.$G48]-ATAN([$input.$B$12]/[.$G48])*[$input.$B$12])/[$input.$B$12]" office:value-type="float" office:value="-0.855308682231827" calcext:value-type="float">
            <text:p>-0,8553086822</text:p>
          </table:table-cell>
          <table:table-cell table:formula="of:=([$input.$B$12]^2+[.$G48]^2)/([$input.$C$9]*EXP(-((ATAN([$input.$B$12]/[.$G48])+[.H48])^2/[$input.$C$15]^2)))" office:value-type="float" office:value="4.08067028054504" calcext:value-type="float">
            <text:p>4,0806702805</text:p>
          </table:table-cell>
          <table:table-cell table:formula="of:=ROUND((2*PI()+[.H48])/(2*PI())*32768;0)" office:value-type="float" office:value="28307" calcext:value-type="float">
            <text:p>28307</text:p>
          </table:table-cell>
          <table:table-cell table:formula="of:=ROUND([.I48]/[$input.$C$5]*65536;0)" office:value-type="float" office:value="213" calcext:value-type="float">
            <text:p>213</text:p>
          </table:table-cell>
          <table:table-cell table:number-columns-repeated="6"/>
        </table:table-row>
        <table:table-row table:style-name="ro4">
          <table:table-cell office:value-type="float" office:value="44" calcext:value-type="float">
            <text:p>44</text:p>
          </table:table-cell>
          <table:table-cell table:formula="of:=[.$A49]*16.7/256" office:value-type="float" office:value="2.8703125" calcext:value-type="float">
            <text:p>2,8703125</text:p>
          </table:table-cell>
          <table:table-cell table:formula="of:=([$input.$B$15]^2*[.$B49]-ATAN([$input.$B$12]/[.$B49])*[$input.$B$12])/[$input.$B$12]" office:value-type="float" office:value="-0.587978834762382" calcext:value-type="float">
            <text:p>-0,5879788348</text:p>
          </table:table-cell>
          <table:table-cell table:formula="of:=([$input.$B$12]^2+[.$B49]^2)/([$input.$B$9]*EXP(-((ATAN([$input.$B$12]/[.$B49])+[.C49])^2/[$input.$B$15]^2)))" office:value-type="float" office:value="1.24809028454263" calcext:value-type="float">
            <text:p>1,2480902845</text:p>
          </table:table-cell>
          <table:table-cell table:formula="of:=ROUND((2*PI()+[.C49])/(2*PI())*32768;0)" office:value-type="float" office:value="29702" calcext:value-type="float">
            <text:p>29702</text:p>
          </table:table-cell>
          <table:table-cell table:formula="of:=ROUND([.D49]/[$input.$B$5]*65536;0)" office:value-type="float" office:value="103" calcext:value-type="float">
            <text:p>103</text:p>
          </table:table-cell>
          <table:table-cell table:formula="of:=[.$A49]*9.65/256" office:value-type="float" office:value="1.65859375" calcext:value-type="float">
            <text:p>1,65859375</text:p>
          </table:table-cell>
          <table:table-cell table:formula="of:=([$input.$C$15]^2*[.$G49]-ATAN([$input.$B$12]/[.$G49])*[$input.$B$12])/[$input.$B$12]" office:value-type="float" office:value="-0.843237154990723" calcext:value-type="float">
            <text:p>-0,843237155</text:p>
          </table:table-cell>
          <table:table-cell table:formula="of:=([$input.$B$12]^2+[.$G49]^2)/([$input.$C$9]*EXP(-((ATAN([$input.$B$12]/[.$G49])+[.H49])^2/[$input.$C$15]^2)))" office:value-type="float" office:value="4.16224605086714" calcext:value-type="float">
            <text:p>4,1622460509</text:p>
          </table:table-cell>
          <table:table-cell table:formula="of:=ROUND((2*PI()+[.H49])/(2*PI())*32768;0)" office:value-type="float" office:value="28370" calcext:value-type="float">
            <text:p>28370</text:p>
          </table:table-cell>
          <table:table-cell table:formula="of:=ROUND([.I49]/[$input.$C$5]*65536;0)" office:value-type="float" office:value="217" calcext:value-type="float">
            <text:p>217</text:p>
          </table:table-cell>
          <table:table-cell table:number-columns-repeated="6"/>
        </table:table-row>
        <table:table-row table:style-name="ro4">
          <table:table-cell office:value-type="float" office:value="45" calcext:value-type="float">
            <text:p>45</text:p>
          </table:table-cell>
          <table:table-cell table:formula="of:=[.$A50]*16.7/256" office:value-type="float" office:value="2.935546875" calcext:value-type="float">
            <text:p>2,935546875</text:p>
          </table:table-cell>
          <table:table-cell table:formula="of:=([$input.$B$15]^2*[.$B50]-ATAN([$input.$B$12]/[.$B50])*[$input.$B$12])/[$input.$B$12]" office:value-type="float" office:value="-0.577011592615914" calcext:value-type="float">
            <text:p>-0,5770115926</text:p>
          </table:table-cell>
          <table:table-cell table:formula="of:=([$input.$B$12]^2+[.$B50]^2)/([$input.$B$9]*EXP(-((ATAN([$input.$B$12]/[.$B50])+[.C50])^2/[$input.$B$15]^2)))" office:value-type="float" office:value="1.28846295990232" calcext:value-type="float">
            <text:p>1,2884629599</text:p>
          </table:table-cell>
          <table:table-cell table:formula="of:=ROUND((2*PI()+[.C50])/(2*PI())*32768;0)" office:value-type="float" office:value="29759" calcext:value-type="float">
            <text:p>29759</text:p>
          </table:table-cell>
          <table:table-cell table:formula="of:=ROUND([.D50]/[$input.$B$5]*65536;0)" office:value-type="float" office:value="107" calcext:value-type="float">
            <text:p>107</text:p>
          </table:table-cell>
          <table:table-cell table:formula="of:=[.$A50]*9.65/256" office:value-type="float" office:value="1.6962890625" calcext:value-type="float">
            <text:p>1,6962890625</text:p>
          </table:table-cell>
          <table:table-cell table:formula="of:=([$input.$C$15]^2*[.$G50]-ATAN([$input.$B$12]/[.$G50])*[$input.$B$12])/[$input.$B$12]" office:value-type="float" office:value="-0.831372465672702" calcext:value-type="float">
            <text:p>-0,8313724657</text:p>
          </table:table-cell>
          <table:table-cell table:formula="of:=([$input.$B$12]^2+[.$G50]^2)/([$input.$C$9]*EXP(-((ATAN([$input.$B$12]/[.$G50])+[.H50])^2/[$input.$C$15]^2)))" office:value-type="float" office:value="4.2459115033833" calcext:value-type="float">
            <text:p>4,2459115034</text:p>
          </table:table-cell>
          <table:table-cell table:formula="of:=ROUND((2*PI()+[.H50])/(2*PI())*32768;0)" office:value-type="float" office:value="28432" calcext:value-type="float">
            <text:p>28432</text:p>
          </table:table-cell>
          <table:table-cell table:formula="of:=ROUND([.I50]/[$input.$C$5]*65536;0)" office:value-type="float" office:value="221" calcext:value-type="float">
            <text:p>221</text:p>
          </table:table-cell>
          <table:table-cell table:number-columns-repeated="6"/>
        </table:table-row>
        <table:table-row table:style-name="ro4">
          <table:table-cell office:value-type="float" office:value="46" calcext:value-type="float">
            <text:p>46</text:p>
          </table:table-cell>
          <table:table-cell table:formula="of:=[.$A51]*16.7/256" office:value-type="float" office:value="3.00078125" calcext:value-type="float">
            <text:p>3,00078125</text:p>
          </table:table-cell>
          <table:table-cell table:formula="of:=([$input.$B$15]^2*[.$B51]-ATAN([$input.$B$12]/[.$B51])*[$input.$B$12])/[$input.$B$12]" office:value-type="float" office:value="-0.566358266455075" calcext:value-type="float">
            <text:p>-0,5663582665</text:p>
          </table:table-cell>
          <table:table-cell table:formula="of:=([$input.$B$12]^2+[.$B51]^2)/([$input.$B$9]*EXP(-((ATAN([$input.$B$12]/[.$B51])+[.C51])^2/[$input.$B$15]^2)))" office:value-type="float" office:value="1.32985398438765" calcext:value-type="float">
            <text:p>1,3298539844</text:p>
          </table:table-cell>
          <table:table-cell table:formula="of:=ROUND((2*PI()+[.C51])/(2*PI())*32768;0)" office:value-type="float" office:value="29814" calcext:value-type="float">
            <text:p>29814</text:p>
          </table:table-cell>
          <table:table-cell table:formula="of:=ROUND([.D51]/[$input.$B$5]*65536;0)" office:value-type="float" office:value="110" calcext:value-type="float">
            <text:p>110</text:p>
          </table:table-cell>
          <table:table-cell table:formula="of:=[.$A51]*9.65/256" office:value-type="float" office:value="1.733984375" calcext:value-type="float">
            <text:p>1,733984375</text:p>
          </table:table-cell>
          <table:table-cell table:formula="of:=([$input.$C$15]^2*[.$G51]-ATAN([$input.$B$12]/[.$G51])*[$input.$B$12])/[$input.$B$12]" office:value-type="float" office:value="-0.819711608070214" calcext:value-type="float">
            <text:p>-0,8197116081</text:p>
          </table:table-cell>
          <table:table-cell table:formula="of:=([$input.$B$12]^2+[.$G51]^2)/([$input.$C$9]*EXP(-((ATAN([$input.$B$12]/[.$G51])+[.H51])^2/[$input.$C$15]^2)))" office:value-type="float" office:value="4.33168170126279" calcext:value-type="float">
            <text:p>4,3316817013</text:p>
          </table:table-cell>
          <table:table-cell table:formula="of:=ROUND((2*PI()+[.H51])/(2*PI())*32768;0)" office:value-type="float" office:value="28493" calcext:value-type="float">
            <text:p>28493</text:p>
          </table:table-cell>
          <table:table-cell table:formula="of:=ROUND([.I51]/[$input.$C$5]*65536;0)" office:value-type="float" office:value="226" calcext:value-type="float">
            <text:p>226</text:p>
          </table:table-cell>
          <table:table-cell table:number-columns-repeated="6"/>
        </table:table-row>
        <table:table-row table:style-name="ro4">
          <table:table-cell office:value-type="float" office:value="47" calcext:value-type="float">
            <text:p>47</text:p>
          </table:table-cell>
          <table:table-cell table:formula="of:=[.$A52]*16.7/256" office:value-type="float" office:value="3.066015625" calcext:value-type="float">
            <text:p>3,066015625</text:p>
          </table:table-cell>
          <table:table-cell table:formula="of:=([$input.$B$15]^2*[.$B52]-ATAN([$input.$B$12]/[.$B52])*[$input.$B$12])/[$input.$B$12]" office:value-type="float" office:value="-0.556007006499338" calcext:value-type="float">
            <text:p>-0,5560070065</text:p>
          </table:table-cell>
          <table:table-cell table:formula="of:=([$input.$B$12]^2+[.$B52]^2)/([$input.$B$9]*EXP(-((ATAN([$input.$B$12]/[.$B52])+[.C52])^2/[$input.$B$15]^2)))" office:value-type="float" office:value="1.37227100476241" calcext:value-type="float">
            <text:p>1,3722710048</text:p>
          </table:table-cell>
          <table:table-cell table:formula="of:=ROUND((2*PI()+[.C52])/(2*PI())*32768;0)" office:value-type="float" office:value="29868" calcext:value-type="float">
            <text:p>29868</text:p>
          </table:table-cell>
          <table:table-cell table:formula="of:=ROUND([.D52]/[$input.$B$5]*65536;0)" office:value-type="float" office:value="114" calcext:value-type="float">
            <text:p>114</text:p>
          </table:table-cell>
          <table:table-cell table:formula="of:=[.$A52]*9.65/256" office:value-type="float" office:value="1.7716796875" calcext:value-type="float">
            <text:p>1,7716796875</text:p>
          </table:table-cell>
          <table:table-cell table:formula="of:=([$input.$C$15]^2*[.$G52]-ATAN([$input.$B$12]/[.$G52])*[$input.$B$12])/[$input.$B$12]" office:value-type="float" office:value="-0.808251493326641" calcext:value-type="float">
            <text:p>-0,8082514933</text:p>
          </table:table-cell>
          <table:table-cell table:formula="of:=([$input.$B$12]^2+[.$G52]^2)/([$input.$C$9]*EXP(-((ATAN([$input.$B$12]/[.$G52])+[.H52])^2/[$input.$C$15]^2)))" office:value-type="float" office:value="4.41957209720576" calcext:value-type="float">
            <text:p>4,4195720972</text:p>
          </table:table-cell>
          <table:table-cell table:formula="of:=ROUND((2*PI()+[.H52])/(2*PI())*32768;0)" office:value-type="float" office:value="28553" calcext:value-type="float">
            <text:p>28553</text:p>
          </table:table-cell>
          <table:table-cell table:formula="of:=ROUND([.I52]/[$input.$C$5]*65536;0)" office:value-type="float" office:value="230" calcext:value-type="float">
            <text:p>230</text:p>
          </table:table-cell>
          <table:table-cell table:number-columns-repeated="6"/>
        </table:table-row>
        <table:table-row table:style-name="ro4">
          <table:table-cell office:value-type="float" office:value="48" calcext:value-type="float">
            <text:p>48</text:p>
          </table:table-cell>
          <table:table-cell table:formula="of:=[.$A53]*16.7/256" office:value-type="float" office:value="3.13125" calcext:value-type="float">
            <text:p>3,13125</text:p>
          </table:table-cell>
          <table:table-cell table:formula="of:=([$input.$B$15]^2*[.$B53]-ATAN([$input.$B$12]/[.$B53])*[$input.$B$12])/[$input.$B$12]" office:value-type="float" office:value="-0.545946419117698" calcext:value-type="float">
            <text:p>-0,5459464191</text:p>
          </table:table-cell>
          <table:table-cell table:formula="of:=([$input.$B$12]^2+[.$B53]^2)/([$input.$B$9]*EXP(-((ATAN([$input.$B$12]/[.$B53])+[.C53])^2/[$input.$B$15]^2)))" office:value-type="float" office:value="1.4157218627285" calcext:value-type="float">
            <text:p>1,4157218627</text:p>
          </table:table-cell>
          <table:table-cell table:formula="of:=ROUND((2*PI()+[.C53])/(2*PI())*32768;0)" office:value-type="float" office:value="29921" calcext:value-type="float">
            <text:p>29921</text:p>
          </table:table-cell>
          <table:table-cell table:formula="of:=ROUND([.D53]/[$input.$B$5]*65536;0)" office:value-type="float" office:value="117" calcext:value-type="float">
            <text:p>117</text:p>
          </table:table-cell>
          <table:table-cell table:formula="of:=[.$A53]*9.65/256" office:value-type="float" office:value="1.809375" calcext:value-type="float">
            <text:p>1,809375</text:p>
          </table:table-cell>
          <table:table-cell table:formula="of:=([$input.$C$15]^2*[.$G53]-ATAN([$input.$B$12]/[.$G53])*[$input.$B$12])/[$input.$B$12]" office:value-type="float" office:value="-0.796988963177014" calcext:value-type="float">
            <text:p>-0,7969889632</text:p>
          </table:table-cell>
          <table:table-cell table:formula="of:=([$input.$B$12]^2+[.$G53]^2)/([$input.$C$9]*EXP(-((ATAN([$input.$B$12]/[.$G53])+[.H53])^2/[$input.$C$15]^2)))" office:value-type="float" office:value="4.50959853698061" calcext:value-type="float">
            <text:p>4,509598537</text:p>
          </table:table-cell>
          <table:table-cell table:formula="of:=ROUND((2*PI()+[.H53])/(2*PI())*32768;0)" office:value-type="float" office:value="28612" calcext:value-type="float">
            <text:p>28612</text:p>
          </table:table-cell>
          <table:table-cell table:formula="of:=ROUND([.I53]/[$input.$C$5]*65536;0)" office:value-type="float" office:value="235" calcext:value-type="float">
            <text:p>235</text:p>
          </table:table-cell>
          <table:table-cell table:number-columns-repeated="6"/>
        </table:table-row>
        <table:table-row table:style-name="ro4">
          <table:table-cell office:value-type="float" office:value="49" calcext:value-type="float">
            <text:p>49</text:p>
          </table:table-cell>
          <table:table-cell table:formula="of:=[.$A54]*16.7/256" office:value-type="float" office:value="3.196484375" calcext:value-type="float">
            <text:p>3,196484375</text:p>
          </table:table-cell>
          <table:table-cell table:formula="of:=([$input.$B$15]^2*[.$B54]-ATAN([$input.$B$12]/[.$B54])*[$input.$B$12])/[$input.$B$12]" office:value-type="float" office:value="-0.536165556821507" calcext:value-type="float">
            <text:p>-0,5361655568</text:p>
          </table:table-cell>
          <table:table-cell table:formula="of:=([$input.$B$12]^2+[.$B54]^2)/([$input.$B$9]*EXP(-((ATAN([$input.$B$12]/[.$B54])+[.C54])^2/[$input.$B$15]^2)))" office:value-type="float" office:value="1.46021459675245" calcext:value-type="float">
            <text:p>1,4602145968</text:p>
          </table:table-cell>
          <table:table-cell table:formula="of:=ROUND((2*PI()+[.C54])/(2*PI())*32768;0)" office:value-type="float" office:value="29972" calcext:value-type="float">
            <text:p>29972</text:p>
          </table:table-cell>
          <table:table-cell table:formula="of:=ROUND([.D54]/[$input.$B$5]*65536;0)" office:value-type="float" office:value="121" calcext:value-type="float">
            <text:p>121</text:p>
          </table:table-cell>
          <table:table-cell table:formula="of:=[.$A54]*9.65/256" office:value-type="float" office:value="1.8470703125" calcext:value-type="float">
            <text:p>1,8470703125</text:p>
          </table:table-cell>
          <table:table-cell table:formula="of:=([$input.$C$15]^2*[.$G54]-ATAN([$input.$B$12]/[.$G54])*[$input.$B$12])/[$input.$B$12]" office:value-type="float" office:value="-0.785920802278798" calcext:value-type="float">
            <text:p>-0,7859208023</text:p>
          </table:table-cell>
          <table:table-cell table:formula="of:=([$input.$B$12]^2+[.$G54]^2)/([$input.$C$9]*EXP(-((ATAN([$input.$B$12]/[.$G54])+[.H54])^2/[$input.$C$15]^2)))" office:value-type="float" office:value="4.60177726305435" calcext:value-type="float">
            <text:p>4,6017772631</text:p>
          </table:table-cell>
          <table:table-cell table:formula="of:=ROUND((2*PI()+[.H54])/(2*PI())*32768;0)" office:value-type="float" office:value="28669" calcext:value-type="float">
            <text:p>28669</text:p>
          </table:table-cell>
          <table:table-cell table:formula="of:=ROUND([.I54]/[$input.$C$5]*65536;0)" office:value-type="float" office:value="240" calcext:value-type="float">
            <text:p>240</text:p>
          </table:table-cell>
          <table:table-cell table:number-columns-repeated="6"/>
        </table:table-row>
        <table:table-row table:style-name="ro4">
          <table:table-cell office:value-type="float" office:value="50" calcext:value-type="float">
            <text:p>50</text:p>
          </table:table-cell>
          <table:table-cell table:formula="of:=[.$A55]*16.7/256" office:value-type="float" office:value="3.26171875" calcext:value-type="float">
            <text:p>3,26171875</text:p>
          </table:table-cell>
          <table:table-cell table:formula="of:=([$input.$B$15]^2*[.$B55]-ATAN([$input.$B$12]/[.$B55])*[$input.$B$12])/[$input.$B$12]" office:value-type="float" office:value="-0.526653907012294" calcext:value-type="float">
            <text:p>-0,526653907</text:p>
          </table:table-cell>
          <table:table-cell table:formula="of:=([$input.$B$12]^2+[.$B55]^2)/([$input.$B$9]*EXP(-((ATAN([$input.$B$12]/[.$B55])+[.C55])^2/[$input.$B$15]^2)))" office:value-type="float" office:value="1.50575744393944" calcext:value-type="float">
            <text:p>1,5057574439</text:p>
          </table:table-cell>
          <table:table-cell table:formula="of:=ROUND((2*PI()+[.C55])/(2*PI())*32768;0)" office:value-type="float" office:value="30021" calcext:value-type="float">
            <text:p>30021</text:p>
          </table:table-cell>
          <table:table-cell table:formula="of:=ROUND([.D55]/[$input.$B$5]*65536;0)" office:value-type="float" office:value="125" calcext:value-type="float">
            <text:p>125</text:p>
          </table:table-cell>
          <table:table-cell table:formula="of:=[.$A55]*9.65/256" office:value-type="float" office:value="1.884765625" calcext:value-type="float">
            <text:p>1,884765625</text:p>
          </table:table-cell>
          <table:table-cell table:formula="of:=([$input.$C$15]^2*[.$G55]-ATAN([$input.$B$12]/[.$G55])*[$input.$B$12])/[$input.$B$12]" office:value-type="float" office:value="-0.775043749658903" calcext:value-type="float">
            <text:p>-0,7750437497</text:p>
          </table:table-cell>
          <table:table-cell table:formula="of:=([$input.$B$12]^2+[.$G55]^2)/([$input.$C$9]*EXP(-((ATAN([$input.$B$12]/[.$G55])+[.H55])^2/[$input.$C$15]^2)))" office:value-type="float" office:value="4.69612491831678" calcext:value-type="float">
            <text:p>4,6961249183</text:p>
          </table:table-cell>
          <table:table-cell table:formula="of:=ROUND((2*PI()+[.H55])/(2*PI())*32768;0)" office:value-type="float" office:value="28726" calcext:value-type="float">
            <text:p>28726</text:p>
          </table:table-cell>
          <table:table-cell table:formula="of:=ROUND([.I55]/[$input.$C$5]*65536;0)" office:value-type="float" office:value="245" calcext:value-type="float">
            <text:p>245</text:p>
          </table:table-cell>
          <table:table-cell table:number-columns-repeated="6"/>
        </table:table-row>
        <table:table-row table:style-name="ro4">
          <table:table-cell office:value-type="float" office:value="51" calcext:value-type="float">
            <text:p>51</text:p>
          </table:table-cell>
          <table:table-cell table:formula="of:=[.$A56]*16.7/256" office:value-type="float" office:value="3.326953125" calcext:value-type="float">
            <text:p>3,326953125</text:p>
          </table:table-cell>
          <table:table-cell table:formula="of:=([$input.$B$15]^2*[.$B56]-ATAN([$input.$B$12]/[.$B56])*[$input.$B$12])/[$input.$B$12]" office:value-type="float" office:value="-0.517401379784621" calcext:value-type="float">
            <text:p>-0,5174013798</text:p>
          </table:table-cell>
          <table:table-cell table:formula="of:=([$input.$B$12]^2+[.$B56]^2)/([$input.$B$9]*EXP(-((ATAN([$input.$B$12]/[.$B56])+[.C56])^2/[$input.$B$15]^2)))" office:value-type="float" office:value="1.55235884195519" calcext:value-type="float">
            <text:p>1,552358842</text:p>
          </table:table-cell>
          <table:table-cell table:formula="of:=ROUND((2*PI()+[.C56])/(2*PI())*32768;0)" office:value-type="float" office:value="30070" calcext:value-type="float">
            <text:p>30070</text:p>
          </table:table-cell>
          <table:table-cell table:formula="of:=ROUND([.D56]/[$input.$B$5]*65536;0)" office:value-type="float" office:value="128" calcext:value-type="float">
            <text:p>128</text:p>
          </table:table-cell>
          <table:table-cell table:formula="of:=[.$A56]*9.65/256" office:value-type="float" office:value="1.9224609375" calcext:value-type="float">
            <text:p>1,9224609375</text:p>
          </table:table-cell>
          <table:table-cell table:formula="of:=([$input.$C$15]^2*[.$G56]-ATAN([$input.$B$12]/[.$G56])*[$input.$B$12])/[$input.$B$12]" office:value-type="float" office:value="-0.764354509306792" calcext:value-type="float">
            <text:p>-0,7643545093</text:p>
          </table:table-cell>
          <table:table-cell table:formula="of:=([$input.$B$12]^2+[.$G56]^2)/([$input.$C$9]*EXP(-((ATAN([$input.$B$12]/[.$G56])+[.H56])^2/[$input.$C$15]^2)))" office:value-type="float" office:value="4.7926585498999" calcext:value-type="float">
            <text:p>4,7926585499</text:p>
          </table:table-cell>
          <table:table-cell table:formula="of:=ROUND((2*PI()+[.H56])/(2*PI())*32768;0)" office:value-type="float" office:value="28782" calcext:value-type="float">
            <text:p>28782</text:p>
          </table:table-cell>
          <table:table-cell table:formula="of:=ROUND([.I56]/[$input.$C$5]*65536;0)" office:value-type="float" office:value="250" calcext:value-type="float">
            <text:p>250</text:p>
          </table:table-cell>
          <table:table-cell table:number-columns-repeated="6"/>
        </table:table-row>
        <table:table-row table:style-name="ro4">
          <table:table-cell office:value-type="float" office:value="52" calcext:value-type="float">
            <text:p>52</text:p>
          </table:table-cell>
          <table:table-cell table:formula="of:=[.$A57]*16.7/256" office:value-type="float" office:value="3.3921875" calcext:value-type="float">
            <text:p>3,3921875</text:p>
          </table:table-cell>
          <table:table-cell table:formula="of:=([$input.$B$15]^2*[.$B57]-ATAN([$input.$B$12]/[.$B57])*[$input.$B$12])/[$input.$B$12]" office:value-type="float" office:value="-0.508398295038963" calcext:value-type="float">
            <text:p>-0,508398295</text:p>
          </table:table-cell>
          <table:table-cell table:formula="of:=([$input.$B$12]^2+[.$B57]^2)/([$input.$B$9]*EXP(-((ATAN([$input.$B$12]/[.$B57])+[.C57])^2/[$input.$B$15]^2)))" office:value-type="float" office:value="1.60002743099634" calcext:value-type="float">
            <text:p>1,600027431</text:p>
          </table:table-cell>
          <table:table-cell table:formula="of:=ROUND((2*PI()+[.C57])/(2*PI())*32768;0)" office:value-type="float" office:value="30117" calcext:value-type="float">
            <text:p>30117</text:p>
          </table:table-cell>
          <table:table-cell table:formula="of:=ROUND([.D57]/[$input.$B$5]*65536;0)" office:value-type="float" office:value="132" calcext:value-type="float">
            <text:p>132</text:p>
          </table:table-cell>
          <table:table-cell table:formula="of:=[.$A57]*9.65/256" office:value-type="float" office:value="1.96015625" calcext:value-type="float">
            <text:p>1,96015625</text:p>
          </table:table-cell>
          <table:table-cell table:formula="of:=([$input.$C$15]^2*[.$G57]-ATAN([$input.$B$12]/[.$G57])*[$input.$B$12])/[$input.$B$12]" office:value-type="float" office:value="-0.753849759946458" calcext:value-type="float">
            <text:p>-0,7538497599</text:p>
          </table:table-cell>
          <table:table-cell table:formula="of:=([$input.$B$12]^2+[.$G57]^2)/([$input.$C$9]*EXP(-((ATAN([$input.$B$12]/[.$G57])+[.H57])^2/[$input.$C$15]^2)))" office:value-type="float" office:value="4.89139561309324" calcext:value-type="float">
            <text:p>4,8913956131</text:p>
          </table:table-cell>
          <table:table-cell table:formula="of:=ROUND((2*PI()+[.H57])/(2*PI())*32768;0)" office:value-type="float" office:value="28837" calcext:value-type="float">
            <text:p>28837</text:p>
          </table:table-cell>
          <table:table-cell table:formula="of:=ROUND([.I57]/[$input.$C$5]*65536;0)" office:value-type="float" office:value="255" calcext:value-type="float">
            <text:p>255</text:p>
          </table:table-cell>
          <table:table-cell table:number-columns-repeated="6"/>
        </table:table-row>
        <table:table-row table:style-name="ro4">
          <table:table-cell office:value-type="float" office:value="53" calcext:value-type="float">
            <text:p>53</text:p>
          </table:table-cell>
          <table:table-cell table:formula="of:=[.$A58]*16.7/256" office:value-type="float" office:value="3.457421875" calcext:value-type="float">
            <text:p>3,457421875</text:p>
          </table:table-cell>
          <table:table-cell table:formula="of:=([$input.$B$15]^2*[.$B58]-ATAN([$input.$B$12]/[.$B58])*[$input.$B$12])/[$input.$B$12]" office:value-type="float" office:value="-0.499635369120109" calcext:value-type="float">
            <text:p>-0,4996353691</text:p>
          </table:table-cell>
          <table:table-cell table:formula="of:=([$input.$B$12]^2+[.$B58]^2)/([$input.$B$9]*EXP(-((ATAN([$input.$B$12]/[.$B58])+[.C58])^2/[$input.$B$15]^2)))" office:value-type="float" office:value="1.64877205580993" calcext:value-type="float">
            <text:p>1,6487720558</text:p>
          </table:table-cell>
          <table:table-cell table:formula="of:=ROUND((2*PI()+[.C58])/(2*PI())*32768;0)" office:value-type="float" office:value="30162" calcext:value-type="float">
            <text:p>30162</text:p>
          </table:table-cell>
          <table:table-cell table:formula="of:=ROUND([.D58]/[$input.$B$5]*65536;0)" office:value-type="float" office:value="136" calcext:value-type="float">
            <text:p>136</text:p>
          </table:table-cell>
          <table:table-cell table:formula="of:=[.$A58]*9.65/256" office:value-type="float" office:value="1.9978515625" calcext:value-type="float">
            <text:p>1,9978515625</text:p>
          </table:table-cell>
          <table:table-cell table:formula="of:=([$input.$C$15]^2*[.$G58]-ATAN([$input.$B$12]/[.$G58])*[$input.$B$12])/[$input.$B$12]" office:value-type="float" office:value="-0.743526164022175" calcext:value-type="float">
            <text:p>-0,743526164</text:p>
          </table:table-cell>
          <table:table-cell table:formula="of:=([$input.$B$12]^2+[.$G58]^2)/([$input.$C$9]*EXP(-((ATAN([$input.$B$12]/[.$G58])+[.H58])^2/[$input.$C$15]^2)))" office:value-type="float" office:value="4.99235397535658" calcext:value-type="float">
            <text:p>4,9923539754</text:p>
          </table:table-cell>
          <table:table-cell table:formula="of:=ROUND((2*PI()+[.H58])/(2*PI())*32768;0)" office:value-type="float" office:value="28890" calcext:value-type="float">
            <text:p>28890</text:p>
          </table:table-cell>
          <table:table-cell table:formula="of:=ROUND([.I58]/[$input.$C$5]*65536;0)" office:value-type="float" office:value="260" calcext:value-type="float">
            <text:p>260</text:p>
          </table:table-cell>
          <table:table-cell table:number-columns-repeated="6"/>
        </table:table-row>
        <table:table-row table:style-name="ro4">
          <table:table-cell office:value-type="float" office:value="54" calcext:value-type="float">
            <text:p>54</text:p>
          </table:table-cell>
          <table:table-cell table:formula="of:=[.$A59]*16.7/256" office:value-type="float" office:value="3.52265625" calcext:value-type="float">
            <text:p>3,52265625</text:p>
          </table:table-cell>
          <table:table-cell table:formula="of:=([$input.$B$15]^2*[.$B59]-ATAN([$input.$B$12]/[.$B59])*[$input.$B$12])/[$input.$B$12]" office:value-type="float" office:value="-0.491103701162159" calcext:value-type="float">
            <text:p>-0,4911037012</text:p>
          </table:table-cell>
          <table:table-cell table:formula="of:=([$input.$B$12]^2+[.$B59]^2)/([$input.$B$9]*EXP(-((ATAN([$input.$B$12]/[.$B59])+[.C59])^2/[$input.$B$15]^2)))" office:value-type="float" office:value="1.69860176776247" calcext:value-type="float">
            <text:p>1,6986017678</text:p>
          </table:table-cell>
          <table:table-cell table:formula="of:=ROUND((2*PI()+[.C59])/(2*PI())*32768;0)" office:value-type="float" office:value="30207" calcext:value-type="float">
            <text:p>30207</text:p>
          </table:table-cell>
          <table:table-cell table:formula="of:=ROUND([.D59]/[$input.$B$5]*65536;0)" office:value-type="float" office:value="141" calcext:value-type="float">
            <text:p>141</text:p>
          </table:table-cell>
          <table:table-cell table:formula="of:=[.$A59]*9.65/256" office:value-type="float" office:value="2.035546875" calcext:value-type="float">
            <text:p>2,035546875</text:p>
          </table:table-cell>
          <table:table-cell table:formula="of:=([$input.$C$15]^2*[.$G59]-ATAN([$input.$B$12]/[.$G59])*[$input.$B$12])/[$input.$B$12]" office:value-type="float" office:value="-0.733380375934466" calcext:value-type="float">
            <text:p>-0,7333803759</text:p>
          </table:table-cell>
          <table:table-cell table:formula="of:=([$input.$B$12]^2+[.$G59]^2)/([$input.$C$9]*EXP(-((ATAN([$input.$B$12]/[.$G59])+[.H59])^2/[$input.$C$15]^2)))" office:value-type="float" office:value="5.095551920431" calcext:value-type="float">
            <text:p>5,0955519204</text:p>
          </table:table-cell>
          <table:table-cell table:formula="of:=ROUND((2*PI()+[.H59])/(2*PI())*32768;0)" office:value-type="float" office:value="28943" calcext:value-type="float">
            <text:p>28943</text:p>
          </table:table-cell>
          <table:table-cell table:formula="of:=ROUND([.I59]/[$input.$C$5]*65536;0)" office:value-type="float" office:value="265" calcext:value-type="float">
            <text:p>265</text:p>
          </table:table-cell>
          <table:table-cell table:number-columns-repeated="6"/>
        </table:table-row>
        <table:table-row table:style-name="ro4">
          <table:table-cell office:value-type="float" office:value="55" calcext:value-type="float">
            <text:p>55</text:p>
          </table:table-cell>
          <table:table-cell table:formula="of:=[.$A60]*16.7/256" office:value-type="float" office:value="3.587890625" calcext:value-type="float">
            <text:p>3,587890625</text:p>
          </table:table-cell>
          <table:table-cell table:formula="of:=([$input.$B$15]^2*[.$B60]-ATAN([$input.$B$12]/[.$B60])*[$input.$B$12])/[$input.$B$12]" office:value-type="float" office:value="-0.482794759291259" calcext:value-type="float">
            <text:p>-0,4827947593</text:p>
          </table:table-cell>
          <table:table-cell table:formula="of:=([$input.$B$12]^2+[.$B60]^2)/([$input.$B$9]*EXP(-((ATAN([$input.$B$12]/[.$B60])+[.C60])^2/[$input.$B$15]^2)))" office:value-type="float" office:value="1.7495258269594" calcext:value-type="float">
            <text:p>1,749525827</text:p>
          </table:table-cell>
          <table:table-cell table:formula="of:=ROUND((2*PI()+[.C60])/(2*PI())*32768;0)" office:value-type="float" office:value="30250" calcext:value-type="float">
            <text:p>30250</text:p>
          </table:table-cell>
          <table:table-cell table:formula="of:=ROUND([.D60]/[$input.$B$5]*65536;0)" office:value-type="float" office:value="145" calcext:value-type="float">
            <text:p>145</text:p>
          </table:table-cell>
          <table:table-cell table:formula="of:=[.$A60]*9.65/256" office:value-type="float" office:value="2.0732421875" calcext:value-type="float">
            <text:p>2,0732421875</text:p>
          </table:table-cell>
          <table:table-cell table:formula="of:=([$input.$C$15]^2*[.$G60]-ATAN([$input.$B$12]/[.$G60])*[$input.$B$12])/[$input.$B$12]" office:value-type="float" office:value="-0.723409049563662" calcext:value-type="float">
            <text:p>-0,7234090496</text:p>
          </table:table-cell>
          <table:table-cell table:formula="of:=([$input.$B$12]^2+[.$G60]^2)/([$input.$C$9]*EXP(-((ATAN([$input.$B$12]/[.$G60])+[.H60])^2/[$input.$C$15]^2)))" office:value-type="float" office:value="5.20100815254958" calcext:value-type="float">
            <text:p>5,2010081525</text:p>
          </table:table-cell>
          <table:table-cell table:formula="of:=ROUND((2*PI()+[.H60])/(2*PI())*32768;0)" office:value-type="float" office:value="28995" calcext:value-type="float">
            <text:p>28995</text:p>
          </table:table-cell>
          <table:table-cell table:formula="of:=ROUND([.I60]/[$input.$C$5]*65536;0)" office:value-type="float" office:value="271" calcext:value-type="float">
            <text:p>271</text:p>
          </table:table-cell>
          <table:table-cell table:number-columns-repeated="6"/>
        </table:table-row>
        <table:table-row table:style-name="ro4">
          <table:table-cell office:value-type="float" office:value="56" calcext:value-type="float">
            <text:p>56</text:p>
          </table:table-cell>
          <table:table-cell table:formula="of:=[.$A61]*16.7/256" office:value-type="float" office:value="3.653125" calcext:value-type="float">
            <text:p>3,653125</text:p>
          </table:table-cell>
          <table:table-cell table:formula="of:=([$input.$B$15]^2*[.$B61]-ATAN([$input.$B$12]/[.$B61])*[$input.$B$12])/[$input.$B$12]" office:value-type="float" office:value="-0.474700366811356" calcext:value-type="float">
            <text:p>-0,4747003668</text:p>
          </table:table-cell>
          <table:table-cell table:formula="of:=([$input.$B$12]^2+[.$B61]^2)/([$input.$B$9]*EXP(-((ATAN([$input.$B$12]/[.$B61])+[.C61])^2/[$input.$B$15]^2)))" office:value-type="float" office:value="1.80155370441524" calcext:value-type="float">
            <text:p>1,8015537044</text:p>
          </table:table-cell>
          <table:table-cell table:formula="of:=ROUND((2*PI()+[.C61])/(2*PI())*32768;0)" office:value-type="float" office:value="30292" calcext:value-type="float">
            <text:p>30292</text:p>
          </table:table-cell>
          <table:table-cell table:formula="of:=ROUND([.D61]/[$input.$B$5]*65536;0)" office:value-type="float" office:value="149" calcext:value-type="float">
            <text:p>149</text:p>
          </table:table-cell>
          <table:table-cell table:formula="of:=[.$A61]*9.65/256" office:value-type="float" office:value="2.1109375" calcext:value-type="float">
            <text:p>2,1109375</text:p>
          </table:table-cell>
          <table:table-cell table:formula="of:=([$input.$C$15]^2*[.$G61]-ATAN([$input.$B$12]/[.$G61])*[$input.$B$12])/[$input.$B$12]" office:value-type="float" office:value="-0.713608845118883" calcext:value-type="float">
            <text:p>-0,7136088451</text:p>
          </table:table-cell>
          <table:table-cell table:formula="of:=([$input.$B$12]^2+[.$G61]^2)/([$input.$C$9]*EXP(-((ATAN([$input.$B$12]/[.$G61])+[.H61])^2/[$input.$C$15]^2)))" office:value-type="float" office:value="5.30874180074876" calcext:value-type="float">
            <text:p>5,3087418007</text:p>
          </table:table-cell>
          <table:table-cell table:formula="of:=ROUND((2*PI()+[.H61])/(2*PI())*32768;0)" office:value-type="float" office:value="29046" calcext:value-type="float">
            <text:p>29046</text:p>
          </table:table-cell>
          <table:table-cell table:formula="of:=ROUND([.I61]/[$input.$C$5]*65536;0)" office:value-type="float" office:value="277" calcext:value-type="float">
            <text:p>277</text:p>
          </table:table-cell>
          <table:table-cell table:number-columns-repeated="6"/>
        </table:table-row>
        <table:table-row table:style-name="ro4">
          <table:table-cell office:value-type="float" office:value="57" calcext:value-type="float">
            <text:p>57</text:p>
          </table:table-cell>
          <table:table-cell table:formula="of:=[.$A62]*16.7/256" office:value-type="float" office:value="3.718359375" calcext:value-type="float">
            <text:p>3,718359375</text:p>
          </table:table-cell>
          <table:table-cell table:formula="of:=([$input.$B$15]^2*[.$B62]-ATAN([$input.$B$12]/[.$B62])*[$input.$B$12])/[$input.$B$12]" office:value-type="float" office:value="-0.466812688475919" calcext:value-type="float">
            <text:p>-0,4668126885</text:p>
          </table:table-cell>
          <table:table-cell table:formula="of:=([$input.$B$12]^2+[.$B62]^2)/([$input.$B$9]*EXP(-((ATAN([$input.$B$12]/[.$B62])+[.C62])^2/[$input.$B$15]^2)))" office:value-type="float" office:value="1.85469508427539" calcext:value-type="float">
            <text:p>1,8546950843</text:p>
          </table:table-cell>
          <table:table-cell table:formula="of:=ROUND((2*PI()+[.C62])/(2*PI())*32768;0)" office:value-type="float" office:value="30333" calcext:value-type="float">
            <text:p>30333</text:p>
          </table:table-cell>
          <table:table-cell table:formula="of:=ROUND([.D62]/[$input.$B$5]*65536;0)" office:value-type="float" office:value="153" calcext:value-type="float">
            <text:p>153</text:p>
          </table:table-cell>
          <table:table-cell table:formula="of:=[.$A62]*9.65/256" office:value-type="float" office:value="2.1486328125" calcext:value-type="float">
            <text:p>2,1486328125</text:p>
          </table:table-cell>
          <table:table-cell table:formula="of:=([$input.$C$15]^2*[.$G62]-ATAN([$input.$B$12]/[.$G62])*[$input.$B$12])/[$input.$B$12]" office:value-type="float" office:value="-0.703976435350337" calcext:value-type="float">
            <text:p>-0,7039764354</text:p>
          </table:table-cell>
          <table:table-cell table:formula="of:=([$input.$B$12]^2+[.$G62]^2)/([$input.$C$9]*EXP(-((ATAN([$input.$B$12]/[.$G62])+[.H62])^2/[$input.$C$15]^2)))" office:value-type="float" office:value="5.41877242328194" calcext:value-type="float">
            <text:p>5,4187724233</text:p>
          </table:table-cell>
          <table:table-cell table:formula="of:=ROUND((2*PI()+[.H62])/(2*PI())*32768;0)" office:value-type="float" office:value="29097" calcext:value-type="float">
            <text:p>29097</text:p>
          </table:table-cell>
          <table:table-cell table:formula="of:=ROUND([.I62]/[$input.$C$5]*65536;0)" office:value-type="float" office:value="282" calcext:value-type="float">
            <text:p>282</text:p>
          </table:table-cell>
          <table:table-cell table:number-columns-repeated="6"/>
        </table:table-row>
        <table:table-row table:style-name="ro4">
          <table:table-cell office:value-type="float" office:value="58" calcext:value-type="float">
            <text:p>58</text:p>
          </table:table-cell>
          <table:table-cell table:formula="of:=[.$A63]*16.7/256" office:value-type="float" office:value="3.78359375" calcext:value-type="float">
            <text:p>3,78359375</text:p>
          </table:table-cell>
          <table:table-cell table:formula="of:=([$input.$B$15]^2*[.$B63]-ATAN([$input.$B$12]/[.$B63])*[$input.$B$12])/[$input.$B$12]" office:value-type="float" office:value="-0.459124216929389" calcext:value-type="float">
            <text:p>-0,4591242169</text:p>
          </table:table-cell>
          <table:table-cell table:formula="of:=([$input.$B$12]^2+[.$B63]^2)/([$input.$B$9]*EXP(-((ATAN([$input.$B$12]/[.$B63])+[.C63])^2/[$input.$B$15]^2)))" office:value-type="float" office:value="1.90895986609008" calcext:value-type="float">
            <text:p>1,9089598661</text:p>
          </table:table-cell>
          <table:table-cell table:formula="of:=ROUND((2*PI()+[.C63])/(2*PI())*32768;0)" office:value-type="float" office:value="30374" calcext:value-type="float">
            <text:p>30374</text:p>
          </table:table-cell>
          <table:table-cell table:formula="of:=ROUND([.D63]/[$input.$B$5]*65536;0)" office:value-type="float" office:value="158" calcext:value-type="float">
            <text:p>158</text:p>
          </table:table-cell>
          <table:table-cell table:formula="of:=[.$A63]*9.65/256" office:value-type="float" office:value="2.186328125" calcext:value-type="float">
            <text:p>2,186328125</text:p>
          </table:table-cell>
          <table:table-cell table:formula="of:=([$input.$C$15]^2*[.$G63]-ATAN([$input.$B$12]/[.$G63])*[$input.$B$12])/[$input.$B$12]" office:value-type="float" office:value="-0.694508511162495" calcext:value-type="float">
            <text:p>-0,6945085112</text:p>
          </table:table-cell>
          <table:table-cell table:formula="of:=([$input.$B$12]^2+[.$G63]^2)/([$input.$C$9]*EXP(-((ATAN([$input.$B$12]/[.$G63])+[.H63])^2/[$input.$C$15]^2)))" office:value-type="float" office:value="5.53112001213617" calcext:value-type="float">
            <text:p>5,5311200121</text:p>
          </table:table-cell>
          <table:table-cell table:formula="of:=ROUND((2*PI()+[.H63])/(2*PI())*32768;0)" office:value-type="float" office:value="29146" calcext:value-type="float">
            <text:p>29146</text:p>
          </table:table-cell>
          <table:table-cell table:formula="of:=ROUND([.I63]/[$input.$C$5]*65536;0)" office:value-type="float" office:value="288" calcext:value-type="float">
            <text:p>288</text:p>
          </table:table-cell>
          <table:table-cell table:number-columns-repeated="6"/>
        </table:table-row>
        <table:table-row table:style-name="ro4">
          <table:table-cell office:value-type="float" office:value="59" calcext:value-type="float">
            <text:p>59</text:p>
          </table:table-cell>
          <table:table-cell table:formula="of:=[.$A64]*16.7/256" office:value-type="float" office:value="3.848828125" calcext:value-type="float">
            <text:p>3,848828125</text:p>
          </table:table-cell>
          <table:table-cell table:formula="of:=([$input.$B$15]^2*[.$B64]-ATAN([$input.$B$12]/[.$B64])*[$input.$B$12])/[$input.$B$12]" office:value-type="float" office:value="-0.451627759385716" calcext:value-type="float">
            <text:p>-0,4516277594</text:p>
          </table:table-cell>
          <table:table-cell table:formula="of:=([$input.$B$12]^2+[.$B64]^2)/([$input.$B$9]*EXP(-((ATAN([$input.$B$12]/[.$B64])+[.C64])^2/[$input.$B$15]^2)))" office:value-type="float" office:value="1.96435816714104" calcext:value-type="float">
            <text:p>1,9643581671</text:p>
          </table:table-cell>
          <table:table-cell table:formula="of:=ROUND((2*PI()+[.C64])/(2*PI())*32768;0)" office:value-type="float" office:value="30413" calcext:value-type="float">
            <text:p>30413</text:p>
          </table:table-cell>
          <table:table-cell table:formula="of:=ROUND([.D64]/[$input.$B$5]*65536;0)" office:value-type="float" office:value="163" calcext:value-type="float">
            <text:p>163</text:p>
          </table:table-cell>
          <table:table-cell table:formula="of:=[.$A64]*9.65/256" office:value-type="float" office:value="2.2240234375" calcext:value-type="float">
            <text:p>2,2240234375</text:p>
          </table:table-cell>
          <table:table-cell table:formula="of:=([$input.$C$15]^2*[.$G64]-ATAN([$input.$B$12]/[.$G64])*[$input.$B$12])/[$input.$B$12]" office:value-type="float" office:value="-0.685201786665121" calcext:value-type="float">
            <text:p>-0,6852017867</text:p>
          </table:table-cell>
          <table:table-cell table:formula="of:=([$input.$B$12]^2+[.$G64]^2)/([$input.$C$9]*EXP(-((ATAN([$input.$B$12]/[.$G64])+[.H64])^2/[$input.$C$15]^2)))" office:value-type="float" office:value="5.64580499765362" calcext:value-type="float">
            <text:p>5,6458049977</text:p>
          </table:table-cell>
          <table:table-cell table:formula="of:=ROUND((2*PI()+[.H64])/(2*PI())*32768;0)" office:value-type="float" office:value="29195" calcext:value-type="float">
            <text:p>29195</text:p>
          </table:table-cell>
          <table:table-cell table:formula="of:=ROUND([.I64]/[$input.$C$5]*65536;0)" office:value-type="float" office:value="294" calcext:value-type="float">
            <text:p>294</text:p>
          </table:table-cell>
          <table:table-cell table:number-columns-repeated="6"/>
        </table:table-row>
        <table:table-row table:style-name="ro4">
          <table:table-cell office:value-type="float" office:value="60" calcext:value-type="float">
            <text:p>60</text:p>
          </table:table-cell>
          <table:table-cell table:formula="of:=[.$A65]*16.7/256" office:value-type="float" office:value="3.9140625" calcext:value-type="float">
            <text:p>3,9140625</text:p>
          </table:table-cell>
          <table:table-cell table:formula="of:=([$input.$B$15]^2*[.$B65]-ATAN([$input.$B$12]/[.$B65])*[$input.$B$12])/[$input.$B$12]" office:value-type="float" office:value="-0.444316424597302" calcext:value-type="float">
            <text:p>-0,4443164246</text:p>
          </table:table-cell>
          <table:table-cell table:formula="of:=([$input.$B$12]^2+[.$B65]^2)/([$input.$B$9]*EXP(-((ATAN([$input.$B$12]/[.$B65])+[.C65])^2/[$input.$B$15]^2)))" office:value-type="float" office:value="2.02090032482183" calcext:value-type="float">
            <text:p>2,0209003248</text:p>
          </table:table-cell>
          <table:table-cell table:formula="of:=ROUND((2*PI()+[.C65])/(2*PI())*32768;0)" office:value-type="float" office:value="30451" calcext:value-type="float">
            <text:p>30451</text:p>
          </table:table-cell>
          <table:table-cell table:formula="of:=ROUND([.D65]/[$input.$B$5]*65536;0)" office:value-type="float" office:value="167" calcext:value-type="float">
            <text:p>167</text:p>
          </table:table-cell>
          <table:table-cell table:formula="of:=[.$A65]*9.65/256" office:value-type="float" office:value="2.26171875" calcext:value-type="float">
            <text:p>2,26171875</text:p>
          </table:table-cell>
          <table:table-cell table:formula="of:=([$input.$C$15]^2*[.$G65]-ATAN([$input.$B$12]/[.$G65])*[$input.$B$12])/[$input.$B$12]" office:value-type="float" office:value="-0.676053003698273" calcext:value-type="float">
            <text:p>-0,6760530037</text:p>
          </table:table-cell>
          <table:table-cell table:formula="of:=([$input.$B$12]^2+[.$G65]^2)/([$input.$C$9]*EXP(-((ATAN([$input.$B$12]/[.$G65])+[.H65])^2/[$input.$C$15]^2)))" office:value-type="float" office:value="5.76284825325892" calcext:value-type="float">
            <text:p>5,7628482533</text:p>
          </table:table-cell>
          <table:table-cell table:formula="of:=ROUND((2*PI()+[.H65])/(2*PI())*32768;0)" office:value-type="float" office:value="29242" calcext:value-type="float">
            <text:p>29242</text:p>
          </table:table-cell>
          <table:table-cell table:formula="of:=ROUND([.I65]/[$input.$C$5]*65536;0)" office:value-type="float" office:value="300" calcext:value-type="float">
            <text:p>300</text:p>
          </table:table-cell>
          <table:table-cell table:number-columns-repeated="6"/>
        </table:table-row>
        <table:table-row table:style-name="ro4">
          <table:table-cell office:value-type="float" office:value="61" calcext:value-type="float">
            <text:p>61</text:p>
          </table:table-cell>
          <table:table-cell table:formula="of:=[.$A66]*16.7/256" office:value-type="float" office:value="3.979296875" calcext:value-type="float">
            <text:p>3,979296875</text:p>
          </table:table-cell>
          <table:table-cell table:formula="of:=([$input.$B$15]^2*[.$B66]-ATAN([$input.$B$12]/[.$B66])*[$input.$B$12])/[$input.$B$12]" office:value-type="float" office:value="-0.437183610155812" calcext:value-type="float">
            <text:p>-0,4371836102</text:p>
          </table:table-cell>
          <table:table-cell table:formula="of:=([$input.$B$12]^2+[.$B66]^2)/([$input.$B$9]*EXP(-((ATAN([$input.$B$12]/[.$B66])+[.C66])^2/[$input.$B$15]^2)))" office:value-type="float" office:value="2.07859689907224" calcext:value-type="float">
            <text:p>2,0785968991</text:p>
          </table:table-cell>
          <table:table-cell table:formula="of:=ROUND((2*PI()+[.C66])/(2*PI())*32768;0)" office:value-type="float" office:value="30488" calcext:value-type="float">
            <text:p>30488</text:p>
          </table:table-cell>
          <table:table-cell table:formula="of:=ROUND([.D66]/[$input.$B$5]*65536;0)" office:value-type="float" office:value="172" calcext:value-type="float">
            <text:p>172</text:p>
          </table:table-cell>
          <table:table-cell table:formula="of:=[.$A66]*9.65/256" office:value-type="float" office:value="2.2994140625" calcext:value-type="float">
            <text:p>2,2994140625</text:p>
          </table:table-cell>
          <table:table-cell table:formula="of:=([$input.$C$15]^2*[.$G66]-ATAN([$input.$B$12]/[.$G66])*[$input.$B$12])/[$input.$B$12]" office:value-type="float" office:value="-0.667058935866364" calcext:value-type="float">
            <text:p>-0,6670589359</text:p>
          </table:table-cell>
          <table:table-cell table:formula="of:=([$input.$B$12]^2+[.$G66]^2)/([$input.$C$9]*EXP(-((ATAN([$input.$B$12]/[.$G66])+[.H66])^2/[$input.$C$15]^2)))" office:value-type="float" office:value="5.88227110029383" calcext:value-type="float">
            <text:p>5,8822711003</text:p>
          </table:table-cell>
          <table:table-cell table:formula="of:=ROUND((2*PI()+[.H66])/(2*PI())*32768;0)" office:value-type="float" office:value="29289" calcext:value-type="float">
            <text:p>29289</text:p>
          </table:table-cell>
          <table:table-cell table:formula="of:=ROUND([.I66]/[$input.$C$5]*65536;0)" office:value-type="float" office:value="306" calcext:value-type="float">
            <text:p>306</text:p>
          </table:table-cell>
          <table:table-cell table:number-columns-repeated="6"/>
        </table:table-row>
        <table:table-row table:style-name="ro4">
          <table:table-cell office:value-type="float" office:value="62" calcext:value-type="float">
            <text:p>62</text:p>
          </table:table-cell>
          <table:table-cell table:formula="of:=[.$A67]*16.7/256" office:value-type="float" office:value="4.04453125" calcext:value-type="float">
            <text:p>4,04453125</text:p>
          </table:table-cell>
          <table:table-cell table:formula="of:=([$input.$B$15]^2*[.$B67]-ATAN([$input.$B$12]/[.$B67])*[$input.$B$12])/[$input.$B$12]" office:value-type="float" office:value="-0.430222990156178" calcext:value-type="float">
            <text:p>-0,4302229902</text:p>
          </table:table-cell>
          <table:table-cell table:formula="of:=([$input.$B$12]^2+[.$B67]^2)/([$input.$B$9]*EXP(-((ATAN([$input.$B$12]/[.$B67])+[.C67])^2/[$input.$B$15]^2)))" office:value-type="float" office:value="2.1374586748677" calcext:value-type="float">
            <text:p>2,1374586749</text:p>
          </table:table-cell>
          <table:table-cell table:formula="of:=ROUND((2*PI()+[.C67])/(2*PI())*32768;0)" office:value-type="float" office:value="30524" calcext:value-type="float">
            <text:p>30524</text:p>
          </table:table-cell>
          <table:table-cell table:formula="of:=ROUND([.D67]/[$input.$B$5]*65536;0)" office:value-type="float" office:value="177" calcext:value-type="float">
            <text:p>177</text:p>
          </table:table-cell>
          <table:table-cell table:formula="of:=[.$A67]*9.65/256" office:value-type="float" office:value="2.337109375" calcext:value-type="float">
            <text:p>2,337109375</text:p>
          </table:table-cell>
          <table:table-cell table:formula="of:=([$input.$C$15]^2*[.$G67]-ATAN([$input.$B$12]/[.$G67])*[$input.$B$12])/[$input.$B$12]" office:value-type="float" office:value="-0.658216392115175" calcext:value-type="float">
            <text:p>-0,6582163921</text:p>
          </table:table-cell>
          <table:table-cell table:formula="of:=([$input.$B$12]^2+[.$G67]^2)/([$input.$C$9]*EXP(-((ATAN([$input.$B$12]/[.$G67])+[.H67])^2/[$input.$C$15]^2)))" office:value-type="float" office:value="6.0040953129606" calcext:value-type="float">
            <text:p>6,004095313</text:p>
          </table:table-cell>
          <table:table-cell table:formula="of:=ROUND((2*PI()+[.H67])/(2*PI())*32768;0)" office:value-type="float" office:value="29335" calcext:value-type="float">
            <text:p>29335</text:p>
          </table:table-cell>
          <table:table-cell table:formula="of:=ROUND([.I67]/[$input.$C$5]*65536;0)" office:value-type="float" office:value="313" calcext:value-type="float">
            <text:p>313</text:p>
          </table:table-cell>
          <table:table-cell table:number-columns-repeated="6"/>
        </table:table-row>
        <table:table-row table:style-name="ro4">
          <table:table-cell office:value-type="float" office:value="63" calcext:value-type="float">
            <text:p>63</text:p>
          </table:table-cell>
          <table:table-cell table:formula="of:=[.$A68]*16.7/256" office:value-type="float" office:value="4.109765625" calcext:value-type="float">
            <text:p>4,109765625</text:p>
          </table:table-cell>
          <table:table-cell table:formula="of:=([$input.$B$15]^2*[.$B68]-ATAN([$input.$B$12]/[.$B68])*[$input.$B$12])/[$input.$B$12]" office:value-type="float" office:value="-0.423428503246688" calcext:value-type="float">
            <text:p>-0,4234285032</text:p>
          </table:table-cell>
          <table:table-cell table:formula="of:=([$input.$B$12]^2+[.$B68]^2)/([$input.$B$9]*EXP(-((ATAN([$input.$B$12]/[.$B68])+[.C68])^2/[$input.$B$15]^2)))" office:value-type="float" office:value="2.19749666476432" calcext:value-type="float">
            <text:p>2,1974966648</text:p>
          </table:table-cell>
          <table:table-cell table:formula="of:=ROUND((2*PI()+[.C68])/(2*PI())*32768;0)" office:value-type="float" office:value="30560" calcext:value-type="float">
            <text:p>30560</text:p>
          </table:table-cell>
          <table:table-cell table:formula="of:=ROUND([.D68]/[$input.$B$5]*65536;0)" office:value-type="float" office:value="182" calcext:value-type="float">
            <text:p>182</text:p>
          </table:table-cell>
          <table:table-cell table:formula="of:=[.$A68]*9.65/256" office:value-type="float" office:value="2.3748046875" calcext:value-type="float">
            <text:p>2,3748046875</text:p>
          </table:table-cell>
          <table:table-cell table:formula="of:=([$input.$C$15]^2*[.$G68]-ATAN([$input.$B$12]/[.$G68])*[$input.$B$12])/[$input.$B$12]" office:value-type="float" office:value="-0.649522219884397" calcext:value-type="float">
            <text:p>-0,6495222199</text:p>
          </table:table-cell>
          <table:table-cell table:formula="of:=([$input.$B$12]^2+[.$G68]^2)/([$input.$C$9]*EXP(-((ATAN([$input.$B$12]/[.$G68])+[.H68])^2/[$input.$C$15]^2)))" office:value-type="float" office:value="6.12834312337552" calcext:value-type="float">
            <text:p>6,1283431234</text:p>
          </table:table-cell>
          <table:table-cell table:formula="of:=ROUND((2*PI()+[.H68])/(2*PI())*32768;0)" office:value-type="float" office:value="29381" calcext:value-type="float">
            <text:p>29381</text:p>
          </table:table-cell>
          <table:table-cell table:formula="of:=ROUND([.I68]/[$input.$C$5]*65536;0)" office:value-type="float" office:value="319" calcext:value-type="float">
            <text:p>319</text:p>
          </table:table-cell>
          <table:table-cell table:number-columns-repeated="6"/>
        </table:table-row>
        <table:table-row table:style-name="ro4">
          <table:table-cell office:value-type="float" office:value="64" calcext:value-type="float">
            <text:p>64</text:p>
          </table:table-cell>
          <table:table-cell table:formula="of:=[.$A69]*16.7/256" office:value-type="float" office:value="4.175" calcext:value-type="float">
            <text:p>4,175</text:p>
          </table:table-cell>
          <table:table-cell table:formula="of:=([$input.$B$15]^2*[.$B69]-ATAN([$input.$B$12]/[.$B69])*[$input.$B$12])/[$input.$B$12]" office:value-type="float" office:value="-0.416794341080878" calcext:value-type="float">
            <text:p>-0,4167943411</text:p>
          </table:table-cell>
          <table:table-cell table:formula="of:=([$input.$B$12]^2+[.$B69]^2)/([$input.$B$9]*EXP(-((ATAN([$input.$B$12]/[.$B69])+[.C69])^2/[$input.$B$15]^2)))" office:value-type="float" office:value="2.25872211150029" calcext:value-type="float">
            <text:p>2,2587221115</text:p>
          </table:table-cell>
          <table:table-cell table:formula="of:=ROUND((2*PI()+[.C69])/(2*PI())*32768;0)" office:value-type="float" office:value="30594" calcext:value-type="float">
            <text:p>30594</text:p>
          </table:table-cell>
          <table:table-cell table:formula="of:=ROUND([.D69]/[$input.$B$5]*65536;0)" office:value-type="float" office:value="187" calcext:value-type="float">
            <text:p>187</text:p>
          </table:table-cell>
          <table:table-cell table:formula="of:=[.$A69]*9.65/256" office:value-type="float" office:value="2.4125" calcext:value-type="float">
            <text:p>2,4125</text:p>
          </table:table-cell>
          <table:table-cell table:formula="of:=([$input.$C$15]^2*[.$G69]-ATAN([$input.$B$12]/[.$G69])*[$input.$B$12])/[$input.$B$12]" office:value-type="float" office:value="-0.640973307866902" calcext:value-type="float">
            <text:p>-0,6409733079</text:p>
          </table:table-cell>
          <table:table-cell table:formula="of:=([$input.$B$12]^2+[.$G69]^2)/([$input.$C$9]*EXP(-((ATAN([$input.$B$12]/[.$G69])+[.H69])^2/[$input.$C$15]^2)))" office:value-type="float" office:value="6.25503722673408" calcext:value-type="float">
            <text:p>6,2550372267</text:p>
          </table:table-cell>
          <table:table-cell table:formula="of:=ROUND((2*PI()+[.H69])/(2*PI())*32768;0)" office:value-type="float" office:value="29425" calcext:value-type="float">
            <text:p>29425</text:p>
          </table:table-cell>
          <table:table-cell table:formula="of:=ROUND([.I69]/[$input.$C$5]*65536;0)" office:value-type="float" office:value="326" calcext:value-type="float">
            <text:p>326</text:p>
          </table:table-cell>
          <table:table-cell table:number-columns-repeated="6"/>
        </table:table-row>
        <table:table-row table:style-name="ro4">
          <table:table-cell office:value-type="float" office:value="65" calcext:value-type="float">
            <text:p>65</text:p>
          </table:table-cell>
          <table:table-cell table:formula="of:=[.$A70]*16.7/256" office:value-type="float" office:value="4.240234375" calcext:value-type="float">
            <text:p>4,240234375</text:p>
          </table:table-cell>
          <table:table-cell table:formula="of:=([$input.$B$15]^2*[.$B70]-ATAN([$input.$B$12]/[.$B70])*[$input.$B$12])/[$input.$B$12]" office:value-type="float" office:value="-0.41031493718103" calcext:value-type="float">
            <text:p>-0,4103149372</text:p>
          </table:table-cell>
          <table:table-cell table:formula="of:=([$input.$B$12]^2+[.$B70]^2)/([$input.$B$9]*EXP(-((ATAN([$input.$B$12]/[.$B70])+[.C70])^2/[$input.$B$15]^2)))" office:value-type="float" office:value="2.32114649065452" calcext:value-type="float">
            <text:p>2,3211464907</text:p>
          </table:table-cell>
          <table:table-cell table:formula="of:=ROUND((2*PI()+[.C70])/(2*PI())*32768;0)" office:value-type="float" office:value="30628" calcext:value-type="float">
            <text:p>30628</text:p>
          </table:table-cell>
          <table:table-cell table:formula="of:=ROUND([.D70]/[$input.$B$5]*65536;0)" office:value-type="float" office:value="192" calcext:value-type="float">
            <text:p>192</text:p>
          </table:table-cell>
          <table:table-cell table:formula="of:=[.$A70]*9.65/256" office:value-type="float" office:value="2.4501953125" calcext:value-type="float">
            <text:p>2,4501953125</text:p>
          </table:table-cell>
          <table:table-cell table:formula="of:=([$input.$C$15]^2*[.$G70]-ATAN([$input.$B$12]/[.$G70])*[$input.$B$12])/[$input.$B$12]" office:value-type="float" office:value="-0.632566588404475" calcext:value-type="float">
            <text:p>-0,6325665884</text:p>
          </table:table-cell>
          <table:table-cell table:formula="of:=([$input.$B$12]^2+[.$G70]^2)/([$input.$C$9]*EXP(-((ATAN([$input.$B$12]/[.$G70])+[.H70])^2/[$input.$C$15]^2)))" office:value-type="float" office:value="6.3842007865892" calcext:value-type="float">
            <text:p>6,3842007866</text:p>
          </table:table-cell>
          <table:table-cell table:formula="of:=ROUND((2*PI()+[.H70])/(2*PI())*32768;0)" office:value-type="float" office:value="29469" calcext:value-type="float">
            <text:p>29469</text:p>
          </table:table-cell>
          <table:table-cell table:formula="of:=ROUND([.I70]/[$input.$C$5]*65536;0)" office:value-type="float" office:value="333" calcext:value-type="float">
            <text:p>333</text:p>
          </table:table-cell>
          <table:table-cell table:number-columns-repeated="6"/>
        </table:table-row>
        <table:table-row table:style-name="ro4">
          <table:table-cell office:value-type="float" office:value="66" calcext:value-type="float">
            <text:p>66</text:p>
          </table:table-cell>
          <table:table-cell table:formula="of:=[.$A71]*16.7/256" office:value-type="float" office:value="4.30546875" calcext:value-type="float">
            <text:p>4,30546875</text:p>
          </table:table-cell>
          <table:table-cell table:formula="of:=([$input.$B$15]^2*[.$B71]-ATAN([$input.$B$12]/[.$B71])*[$input.$B$12])/[$input.$B$12]" office:value-type="float" office:value="-0.403984956218137" calcext:value-type="float">
            <text:p>-0,4039849562</text:p>
          </table:table-cell>
          <table:table-cell table:formula="of:=([$input.$B$12]^2+[.$B71]^2)/([$input.$B$9]*EXP(-((ATAN([$input.$B$12]/[.$B71])+[.C71])^2/[$input.$B$15]^2)))" office:value-type="float" office:value="2.3847815133632" calcext:value-type="float">
            <text:p>2,3847815134</text:p>
          </table:table-cell>
          <table:table-cell table:formula="of:=ROUND((2*PI()+[.C71])/(2*PI())*32768;0)" office:value-type="float" office:value="30661" calcext:value-type="float">
            <text:p>30661</text:p>
          </table:table-cell>
          <table:table-cell table:formula="of:=ROUND([.D71]/[$input.$B$5]*65536;0)" office:value-type="float" office:value="197" calcext:value-type="float">
            <text:p>197</text:p>
          </table:table-cell>
          <table:table-cell table:formula="of:=[.$A71]*9.65/256" office:value-type="float" office:value="2.487890625" calcext:value-type="float">
            <text:p>2,487890625</text:p>
          </table:table-cell>
          <table:table-cell table:formula="of:=([$input.$C$15]^2*[.$G71]-ATAN([$input.$B$12]/[.$G71])*[$input.$B$12])/[$input.$B$12]" office:value-type="float" office:value="-0.62429903954826" calcext:value-type="float">
            <text:p>-0,6242990395</text:p>
          </table:table-cell>
          <table:table-cell table:formula="of:=([$input.$B$12]^2+[.$G71]^2)/([$input.$C$9]*EXP(-((ATAN([$input.$B$12]/[.$G71])+[.H71])^2/[$input.$C$15]^2)))" office:value-type="float" office:value="6.51585744024411" calcext:value-type="float">
            <text:p>6,5158574402</text:p>
          </table:table-cell>
          <table:table-cell table:formula="of:=ROUND((2*PI()+[.H71])/(2*PI())*32768;0)" office:value-type="float" office:value="29512" calcext:value-type="float">
            <text:p>29512</text:p>
          </table:table-cell>
          <table:table-cell table:formula="of:=ROUND([.I71]/[$input.$C$5]*65536;0)" office:value-type="float" office:value="339" calcext:value-type="float">
            <text:p>339</text:p>
          </table:table-cell>
          <table:table-cell table:number-columns-repeated="6"/>
        </table:table-row>
        <table:table-row table:style-name="ro4">
          <table:table-cell office:value-type="float" office:value="67" calcext:value-type="float">
            <text:p>67</text:p>
          </table:table-cell>
          <table:table-cell table:formula="of:=[.$A72]*16.7/256" office:value-type="float" office:value="4.370703125" calcext:value-type="float">
            <text:p>4,370703125</text:p>
          </table:table-cell>
          <table:table-cell table:formula="of:=([$input.$B$15]^2*[.$B72]-ATAN([$input.$B$12]/[.$B72])*[$input.$B$12])/[$input.$B$12]" office:value-type="float" office:value="-0.397799283709145" calcext:value-type="float">
            <text:p>-0,3977992837</text:p>
          </table:table-cell>
          <table:table-cell table:formula="of:=([$input.$B$12]^2+[.$B72]^2)/([$input.$B$9]*EXP(-((ATAN([$input.$B$12]/[.$B72])+[.C72])^2/[$input.$B$15]^2)))" office:value-type="float" office:value="2.44963912909506" calcext:value-type="float">
            <text:p>2,4496391291</text:p>
          </table:table-cell>
          <table:table-cell table:formula="of:=ROUND((2*PI()+[.C72])/(2*PI())*32768;0)" office:value-type="float" office:value="30693" calcext:value-type="float">
            <text:p>30693</text:p>
          </table:table-cell>
          <table:table-cell table:formula="of:=ROUND([.D72]/[$input.$B$5]*65536;0)" office:value-type="float" office:value="203" calcext:value-type="float">
            <text:p>203</text:p>
          </table:table-cell>
          <table:table-cell table:formula="of:=[.$A72]*9.65/256" office:value-type="float" office:value="2.5255859375" calcext:value-type="float">
            <text:p>2,5255859375</text:p>
          </table:table-cell>
          <table:table-cell table:formula="of:=([$input.$C$15]^2*[.$G72]-ATAN([$input.$B$12]/[.$G72])*[$input.$B$12])/[$input.$B$12]" office:value-type="float" office:value="-0.616167686810696" calcext:value-type="float">
            <text:p>-0,6161676868</text:p>
          </table:table-cell>
          <table:table-cell table:formula="of:=([$input.$B$12]^2+[.$G72]^2)/([$input.$C$9]*EXP(-((ATAN([$input.$B$12]/[.$G72])+[.H72])^2/[$input.$C$15]^2)))" office:value-type="float" office:value="6.65003130426152" calcext:value-type="float">
            <text:p>6,6500313043</text:p>
          </table:table-cell>
          <table:table-cell table:formula="of:=ROUND((2*PI()+[.H72])/(2*PI())*32768;0)" office:value-type="float" office:value="29555" calcext:value-type="float">
            <text:p>29555</text:p>
          </table:table-cell>
          <table:table-cell table:formula="of:=ROUND([.I72]/[$input.$C$5]*65536;0)" office:value-type="float" office:value="346" calcext:value-type="float">
            <text:p>346</text:p>
          </table:table-cell>
          <table:table-cell table:number-columns-repeated="6"/>
        </table:table-row>
        <table:table-row table:style-name="ro4">
          <table:table-cell office:value-type="float" office:value="68" calcext:value-type="float">
            <text:p>68</text:p>
          </table:table-cell>
          <table:table-cell table:formula="of:=[.$A73]*16.7/256" office:value-type="float" office:value="4.4359375" calcext:value-type="float">
            <text:p>4,4359375</text:p>
          </table:table-cell>
          <table:table-cell table:formula="of:=([$input.$B$15]^2*[.$B73]-ATAN([$input.$B$12]/[.$B73])*[$input.$B$12])/[$input.$B$12]" office:value-type="float" office:value="-0.391753016128927" calcext:value-type="float">
            <text:p>-0,3917530161</text:p>
          </table:table-cell>
          <table:table-cell table:formula="of:=([$input.$B$12]^2+[.$B73]^2)/([$input.$B$9]*EXP(-((ATAN([$input.$B$12]/[.$B73])+[.C73])^2/[$input.$B$15]^2)))" office:value-type="float" office:value="2.51573152848634" calcext:value-type="float">
            <text:p>2,5157315285</text:p>
          </table:table-cell>
          <table:table-cell table:formula="of:=ROUND((2*PI()+[.C73])/(2*PI())*32768;0)" office:value-type="float" office:value="30725" calcext:value-type="float">
            <text:p>30725</text:p>
          </table:table-cell>
          <table:table-cell table:formula="of:=ROUND([.D73]/[$input.$B$5]*65536;0)" office:value-type="float" office:value="208" calcext:value-type="float">
            <text:p>208</text:p>
          </table:table-cell>
          <table:table-cell table:formula="of:=[.$A73]*9.65/256" office:value-type="float" office:value="2.56328125" calcext:value-type="float">
            <text:p>2,56328125</text:p>
          </table:table-cell>
          <table:table-cell table:formula="of:=([$input.$C$15]^2*[.$G73]-ATAN([$input.$B$12]/[.$G73])*[$input.$B$12])/[$input.$B$12]" office:value-type="float" office:value="-0.608169604634177" calcext:value-type="float">
            <text:p>-0,6081696046</text:p>
          </table:table-cell>
          <table:table-cell table:formula="of:=([$input.$B$12]^2+[.$G73]^2)/([$input.$C$9]*EXP(-((ATAN([$input.$B$12]/[.$G73])+[.H73])^2/[$input.$C$15]^2)))" office:value-type="float" office:value="6.78674698009053" calcext:value-type="float">
            <text:p>6,7867469801</text:p>
          </table:table-cell>
          <table:table-cell table:formula="of:=ROUND((2*PI()+[.H73])/(2*PI())*32768;0)" office:value-type="float" office:value="29596" calcext:value-type="float">
            <text:p>29596</text:p>
          </table:table-cell>
          <table:table-cell table:formula="of:=ROUND([.I73]/[$input.$C$5]*65536;0)" office:value-type="float" office:value="354" calcext:value-type="float">
            <text:p>354</text:p>
          </table:table-cell>
          <table:table-cell table:number-columns-repeated="6"/>
        </table:table-row>
        <table:table-row table:style-name="ro4">
          <table:table-cell office:value-type="float" office:value="69" calcext:value-type="float">
            <text:p>69</text:p>
          </table:table-cell>
          <table:table-cell table:formula="of:=[.$A74]*16.7/256" office:value-type="float" office:value="4.501171875" calcext:value-type="float">
            <text:p>4,501171875</text:p>
          </table:table-cell>
          <table:table-cell table:formula="of:=([$input.$B$15]^2*[.$B74]-ATAN([$input.$B$12]/[.$B74])*[$input.$B$12])/[$input.$B$12]" office:value-type="float" office:value="-0.385841451431813" calcext:value-type="float">
            <text:p>-0,3858414514</text:p>
          </table:table-cell>
          <table:table-cell table:formula="of:=([$input.$B$12]^2+[.$B74]^2)/([$input.$B$9]*EXP(-((ATAN([$input.$B$12]/[.$B74])+[.C74])^2/[$input.$B$15]^2)))" office:value-type="float" office:value="2.58307114623602" calcext:value-type="float">
            <text:p>2,5830711462</text:p>
          </table:table-cell>
          <table:table-cell table:formula="of:=ROUND((2*PI()+[.C74])/(2*PI())*32768;0)" office:value-type="float" office:value="30756" calcext:value-type="float">
            <text:p>30756</text:p>
          </table:table-cell>
          <table:table-cell table:formula="of:=ROUND([.D74]/[$input.$B$5]*65536;0)" office:value-type="float" office:value="214" calcext:value-type="float">
            <text:p>214</text:p>
          </table:table-cell>
          <table:table-cell table:formula="of:=[.$A74]*9.65/256" office:value-type="float" office:value="2.6009765625" calcext:value-type="float">
            <text:p>2,6009765625</text:p>
          </table:table-cell>
          <table:table-cell table:formula="of:=([$input.$C$15]^2*[.$G74]-ATAN([$input.$B$12]/[.$G74])*[$input.$B$12])/[$input.$B$12]" office:value-type="float" office:value="-0.600301917600254" calcext:value-type="float">
            <text:p>-0,6003019176</text:p>
          </table:table-cell>
          <table:table-cell table:formula="of:=([$input.$B$12]^2+[.$G74]^2)/([$input.$C$9]*EXP(-((ATAN([$input.$B$12]/[.$G74])+[.H74])^2/[$input.$C$15]^2)))" office:value-type="float" office:value="6.926029559813" calcext:value-type="float">
            <text:p>6,9260295598</text:p>
          </table:table-cell>
          <table:table-cell table:formula="of:=ROUND((2*PI()+[.H74])/(2*PI())*32768;0)" office:value-type="float" office:value="29637" calcext:value-type="float">
            <text:p>29637</text:p>
          </table:table-cell>
          <table:table-cell table:formula="of:=ROUND([.I74]/[$input.$C$5]*65536;0)" office:value-type="float" office:value="361" calcext:value-type="float">
            <text:p>361</text:p>
          </table:table-cell>
          <table:table-cell table:number-columns-repeated="6"/>
        </table:table-row>
        <table:table-row table:style-name="ro4">
          <table:table-cell office:value-type="float" office:value="70" calcext:value-type="float">
            <text:p>70</text:p>
          </table:table-cell>
          <table:table-cell table:formula="of:=[.$A75]*16.7/256" office:value-type="float" office:value="4.56640625" calcext:value-type="float">
            <text:p>4,56640625</text:p>
          </table:table-cell>
          <table:table-cell table:formula="of:=([$input.$B$15]^2*[.$B75]-ATAN([$input.$B$12]/[.$B75])*[$input.$B$12])/[$input.$B$12]" office:value-type="float" office:value="-0.380060079975304" calcext:value-type="float">
            <text:p>-0,38006008</text:p>
          </table:table-cell>
          <table:table-cell table:formula="of:=([$input.$B$12]^2+[.$B75]^2)/([$input.$B$9]*EXP(-((ATAN([$input.$B$12]/[.$B75])+[.C75])^2/[$input.$B$15]^2)))" office:value-type="float" office:value="2.65167066406243" calcext:value-type="float">
            <text:p>2,6516706641</text:p>
          </table:table-cell>
          <table:table-cell table:formula="of:=ROUND((2*PI()+[.C75])/(2*PI())*32768;0)" office:value-type="float" office:value="30786" calcext:value-type="float">
            <text:p>30786</text:p>
          </table:table-cell>
          <table:table-cell table:formula="of:=ROUND([.D75]/[$input.$B$5]*65536;0)" office:value-type="float" office:value="219" calcext:value-type="float">
            <text:p>219</text:p>
          </table:table-cell>
          <table:table-cell table:formula="of:=[.$A75]*9.65/256" office:value-type="float" office:value="2.638671875" calcext:value-type="float">
            <text:p>2,638671875</text:p>
          </table:table-cell>
          <table:table-cell table:formula="of:=([$input.$C$15]^2*[.$G75]-ATAN([$input.$B$12]/[.$G75])*[$input.$B$12])/[$input.$B$12]" office:value-type="float" office:value="-0.592561801401696" calcext:value-type="float">
            <text:p>-0,5925618014</text:p>
          </table:table-cell>
          <table:table-cell table:formula="of:=([$input.$B$12]^2+[.$G75]^2)/([$input.$C$9]*EXP(-((ATAN([$input.$B$12]/[.$G75])+[.H75])^2/[$input.$C$15]^2)))" office:value-type="float" office:value="7.06790463201115" calcext:value-type="float">
            <text:p>7,067904632</text:p>
          </table:table-cell>
          <table:table-cell table:formula="of:=ROUND((2*PI()+[.H75])/(2*PI())*32768;0)" office:value-type="float" office:value="29678" calcext:value-type="float">
            <text:p>29678</text:p>
          </table:table-cell>
          <table:table-cell table:formula="of:=ROUND([.I75]/[$input.$C$5]*65536;0)" office:value-type="float" office:value="368" calcext:value-type="float">
            <text:p>368</text:p>
          </table:table-cell>
          <table:table-cell table:number-columns-repeated="6"/>
        </table:table-row>
        <table:table-row table:style-name="ro4">
          <table:table-cell office:value-type="float" office:value="71" calcext:value-type="float">
            <text:p>71</text:p>
          </table:table-cell>
          <table:table-cell table:formula="of:=[.$A76]*16.7/256" office:value-type="float" office:value="4.631640625" calcext:value-type="float">
            <text:p>4,631640625</text:p>
          </table:table-cell>
          <table:table-cell table:formula="of:=([$input.$B$15]^2*[.$B76]-ATAN([$input.$B$12]/[.$B76])*[$input.$B$12])/[$input.$B$12]" office:value-type="float" office:value="-0.37440457583693" calcext:value-type="float">
            <text:p>-0,3744045758</text:p>
          </table:table-cell>
          <table:table-cell table:formula="of:=([$input.$B$12]^2+[.$B76]^2)/([$input.$B$9]*EXP(-((ATAN([$input.$B$12]/[.$B76])+[.C76])^2/[$input.$B$15]^2)))" office:value-type="float" office:value="2.72154301372196" calcext:value-type="float">
            <text:p>2,7215430137</text:p>
          </table:table-cell>
          <table:table-cell table:formula="of:=ROUND((2*PI()+[.C76])/(2*PI())*32768;0)" office:value-type="float" office:value="30815" calcext:value-type="float">
            <text:p>30815</text:p>
          </table:table-cell>
          <table:table-cell table:formula="of:=ROUND([.D76]/[$input.$B$5]*65536;0)" office:value-type="float" office:value="225" calcext:value-type="float">
            <text:p>225</text:p>
          </table:table-cell>
          <table:table-cell table:formula="of:=[.$A76]*9.65/256" office:value-type="float" office:value="2.6763671875" calcext:value-type="float">
            <text:p>2,6763671875</text:p>
          </table:table-cell>
          <table:table-cell table:formula="of:=([$input.$C$15]^2*[.$G76]-ATAN([$input.$B$12]/[.$G76])*[$input.$B$12])/[$input.$B$12]" office:value-type="float" office:value="-0.584946483598338" calcext:value-type="float">
            <text:p>-0,5849464836</text:p>
          </table:table-cell>
          <table:table-cell table:formula="of:=([$input.$B$12]^2+[.$G76]^2)/([$input.$C$9]*EXP(-((ATAN([$input.$B$12]/[.$G76])+[.H76])^2/[$input.$C$15]^2)))" office:value-type="float" office:value="7.21239828775789" calcext:value-type="float">
            <text:p>7,2123982878</text:p>
          </table:table-cell>
          <table:table-cell table:formula="of:=ROUND((2*PI()+[.H76])/(2*PI())*32768;0)" office:value-type="float" office:value="29717" calcext:value-type="float">
            <text:p>29717</text:p>
          </table:table-cell>
          <table:table-cell table:formula="of:=ROUND([.I76]/[$input.$C$5]*65536;0)" office:value-type="float" office:value="376" calcext:value-type="float">
            <text:p>376</text:p>
          </table:table-cell>
          <table:table-cell table:number-columns-repeated="6"/>
        </table:table-row>
        <table:table-row table:style-name="ro4">
          <table:table-cell office:value-type="float" office:value="72" calcext:value-type="float">
            <text:p>72</text:p>
          </table:table-cell>
          <table:table-cell table:formula="of:=[.$A77]*16.7/256" office:value-type="float" office:value="4.696875" calcext:value-type="float">
            <text:p>4,696875</text:p>
          </table:table-cell>
          <table:table-cell table:formula="of:=([$input.$B$15]^2*[.$B77]-ATAN([$input.$B$12]/[.$B77])*[$input.$B$12])/[$input.$B$12]" office:value-type="float" office:value="-0.3688707885139" calcext:value-type="float">
            <text:p>-0,3688707885</text:p>
          </table:table-cell>
          <table:table-cell table:formula="of:=([$input.$B$12]^2+[.$B77]^2)/([$input.$B$9]*EXP(-((ATAN([$input.$B$12]/[.$B77])+[.C77])^2/[$input.$B$15]^2)))" office:value-type="float" office:value="2.79270138009084" calcext:value-type="float">
            <text:p>2,7927013801</text:p>
          </table:table-cell>
          <table:table-cell table:formula="of:=ROUND((2*PI()+[.C77])/(2*PI())*32768;0)" office:value-type="float" office:value="30844" calcext:value-type="float">
            <text:p>30844</text:p>
          </table:table-cell>
          <table:table-cell table:formula="of:=ROUND([.D77]/[$input.$B$5]*65536;0)" office:value-type="float" office:value="231" calcext:value-type="float">
            <text:p>231</text:p>
          </table:table-cell>
          <table:table-cell table:formula="of:=[.$A77]*9.65/256" office:value-type="float" office:value="2.7140625" calcext:value-type="float">
            <text:p>2,7140625</text:p>
          </table:table-cell>
          <table:table-cell table:formula="of:=([$input.$C$15]^2*[.$G77]-ATAN([$input.$B$12]/[.$G77])*[$input.$B$12])/[$input.$B$12]" office:value-type="float" office:value="-0.577453244176284" calcext:value-type="float">
            <text:p>-0,5774532442</text:p>
          </table:table-cell>
          <table:table-cell table:formula="of:=([$input.$B$12]^2+[.$G77]^2)/([$input.$C$9]*EXP(-((ATAN([$input.$B$12]/[.$G77])+[.H77])^2/[$input.$C$15]^2)))" office:value-type="float" office:value="7.35953712673187" calcext:value-type="float">
            <text:p>7,3595371267</text:p>
          </table:table-cell>
          <table:table-cell table:formula="of:=ROUND((2*PI()+[.H77])/(2*PI())*32768;0)" office:value-type="float" office:value="29756" calcext:value-type="float">
            <text:p>29756</text:p>
          </table:table-cell>
          <table:table-cell table:formula="of:=ROUND([.I77]/[$input.$C$5]*65536;0)" office:value-type="float" office:value="383" calcext:value-type="float">
            <text:p>383</text:p>
          </table:table-cell>
          <table:table-cell table:number-columns-repeated="6"/>
        </table:table-row>
        <table:table-row table:style-name="ro4">
          <table:table-cell office:value-type="float" office:value="73" calcext:value-type="float">
            <text:p>73</text:p>
          </table:table-cell>
          <table:table-cell table:formula="of:=[.$A78]*16.7/256" office:value-type="float" office:value="4.762109375" calcext:value-type="float">
            <text:p>4,762109375</text:p>
          </table:table-cell>
          <table:table-cell table:formula="of:=([$input.$B$15]^2*[.$B78]-ATAN([$input.$B$12]/[.$B78])*[$input.$B$12])/[$input.$B$12]" office:value-type="float" office:value="-0.363454734994215" calcext:value-type="float">
            <text:p>-0,363454735</text:p>
          </table:table-cell>
          <table:table-cell table:formula="of:=([$input.$B$12]^2+[.$B78]^2)/([$input.$B$9]*EXP(-((ATAN([$input.$B$12]/[.$B78])+[.C78])^2/[$input.$B$15]^2)))" office:value-type="float" office:value="2.86515920431083" calcext:value-type="float">
            <text:p>2,8651592043</text:p>
          </table:table-cell>
          <table:table-cell table:formula="of:=ROUND((2*PI()+[.C78])/(2*PI())*32768;0)" office:value-type="float" office:value="30873" calcext:value-type="float">
            <text:p>30873</text:p>
          </table:table-cell>
          <table:table-cell table:formula="of:=ROUND([.D78]/[$input.$B$5]*65536;0)" office:value-type="float" office:value="237" calcext:value-type="float">
            <text:p>237</text:p>
          </table:table-cell>
          <table:table-cell table:formula="of:=[.$A78]*9.65/256" office:value-type="float" office:value="2.7517578125" calcext:value-type="float">
            <text:p>2,7517578125</text:p>
          </table:table-cell>
          <table:table-cell table:formula="of:=([$input.$C$15]^2*[.$G78]-ATAN([$input.$B$12]/[.$G78])*[$input.$B$12])/[$input.$B$12]" office:value-type="float" office:value="-0.570079415928697" calcext:value-type="float">
            <text:p>-0,5700794159</text:p>
          </table:table-cell>
          <table:table-cell table:formula="of:=([$input.$B$12]^2+[.$G78]^2)/([$input.$C$9]*EXP(-((ATAN([$input.$B$12]/[.$G78])+[.H78])^2/[$input.$C$15]^2)))" office:value-type="float" office:value="7.50934826345884" calcext:value-type="float">
            <text:p>7,5093482635</text:p>
          </table:table-cell>
          <table:table-cell table:formula="of:=ROUND((2*PI()+[.H78])/(2*PI())*32768;0)" office:value-type="float" office:value="29795" calcext:value-type="float">
            <text:p>29795</text:p>
          </table:table-cell>
          <table:table-cell table:formula="of:=ROUND([.I78]/[$input.$C$5]*65536;0)" office:value-type="float" office:value="391" calcext:value-type="float">
            <text:p>391</text:p>
          </table:table-cell>
          <table:table-cell table:number-columns-repeated="6"/>
        </table:table-row>
        <table:table-row table:style-name="ro4">
          <table:table-cell office:value-type="float" office:value="74" calcext:value-type="float">
            <text:p>74</text:p>
          </table:table-cell>
          <table:table-cell table:formula="of:=[.$A79]*16.7/256" office:value-type="float" office:value="4.82734375" calcext:value-type="float">
            <text:p>4,82734375</text:p>
          </table:table-cell>
          <table:table-cell table:formula="of:=([$input.$B$15]^2*[.$B79]-ATAN([$input.$B$12]/[.$B79])*[$input.$B$12])/[$input.$B$12]" office:value-type="float" office:value="-0.358152592187201" calcext:value-type="float">
            <text:p>-0,3581525922</text:p>
          </table:table-cell>
          <table:table-cell table:formula="of:=([$input.$B$12]^2+[.$B79]^2)/([$input.$B$9]*EXP(-((ATAN([$input.$B$12]/[.$B79])+[.C79])^2/[$input.$B$15]^2)))" office:value-type="float" office:value="2.93893018699989" calcext:value-type="float">
            <text:p>2,938930187</text:p>
          </table:table-cell>
          <table:table-cell table:formula="of:=ROUND((2*PI()+[.C79])/(2*PI())*32768;0)" office:value-type="float" office:value="30900" calcext:value-type="float">
            <text:p>30900</text:p>
          </table:table-cell>
          <table:table-cell table:formula="of:=ROUND([.D79]/[$input.$B$5]*65536;0)" office:value-type="float" office:value="243" calcext:value-type="float">
            <text:p>243</text:p>
          </table:table-cell>
          <table:table-cell table:formula="of:=[.$A79]*9.65/256" office:value-type="float" office:value="2.789453125" calcext:value-type="float">
            <text:p>2,789453125</text:p>
          </table:table-cell>
          <table:table-cell table:formula="of:=([$input.$C$15]^2*[.$G79]-ATAN([$input.$B$12]/[.$G79])*[$input.$B$12])/[$input.$B$12]" office:value-type="float" office:value="-0.562822384675148" calcext:value-type="float">
            <text:p>-0,5628223847</text:p>
          </table:table-cell>
          <table:table-cell table:formula="of:=([$input.$B$12]^2+[.$G79]^2)/([$input.$C$9]*EXP(-((ATAN([$input.$B$12]/[.$G79])+[.H79])^2/[$input.$C$15]^2)))" office:value-type="float" office:value="7.66185933368129" calcext:value-type="float">
            <text:p>7,6618593337</text:p>
          </table:table-cell>
          <table:table-cell table:formula="of:=ROUND((2*PI()+[.H79])/(2*PI())*32768;0)" office:value-type="float" office:value="29833" calcext:value-type="float">
            <text:p>29833</text:p>
          </table:table-cell>
          <table:table-cell table:formula="of:=ROUND([.I79]/[$input.$C$5]*65536;0)" office:value-type="float" office:value="399" calcext:value-type="float">
            <text:p>399</text:p>
          </table:table-cell>
          <table:table-cell table:number-columns-repeated="6"/>
        </table:table-row>
        <table:table-row table:style-name="ro4">
          <table:table-cell office:value-type="float" office:value="75" calcext:value-type="float">
            <text:p>75</text:p>
          </table:table-cell>
          <table:table-cell table:formula="of:=[.$A80]*16.7/256" office:value-type="float" office:value="4.892578125" calcext:value-type="float">
            <text:p>4,892578125</text:p>
          </table:table-cell>
          <table:table-cell table:formula="of:=([$input.$B$15]^2*[.$B80]-ATAN([$input.$B$12]/[.$B80])*[$input.$B$12])/[$input.$B$12]" office:value-type="float" office:value="-0.352960689700932" calcext:value-type="float">
            <text:p>-0,3529606897</text:p>
          </table:table-cell>
          <table:table-cell table:formula="of:=([$input.$B$12]^2+[.$B80]^2)/([$input.$B$9]*EXP(-((ATAN([$input.$B$12]/[.$B80])+[.C80])^2/[$input.$B$15]^2)))" office:value-type="float" office:value="3.01402829152864" calcext:value-type="float">
            <text:p>3,0140282915</text:p>
          </table:table-cell>
          <table:table-cell table:formula="of:=ROUND((2*PI()+[.C80])/(2*PI())*32768;0)" office:value-type="float" office:value="30927" calcext:value-type="float">
            <text:p>30927</text:p>
          </table:table-cell>
          <table:table-cell table:formula="of:=ROUND([.D80]/[$input.$B$5]*65536;0)" office:value-type="float" office:value="249" calcext:value-type="float">
            <text:p>249</text:p>
          </table:table-cell>
          <table:table-cell table:formula="of:=[.$A80]*9.65/256" office:value-type="float" office:value="2.8271484375" calcext:value-type="float">
            <text:p>2,8271484375</text:p>
          </table:table-cell>
          <table:table-cell table:formula="of:=([$input.$C$15]^2*[.$G80]-ATAN([$input.$B$12]/[.$G80])*[$input.$B$12])/[$input.$B$12]" office:value-type="float" office:value="-0.555679589335316" calcext:value-type="float">
            <text:p>-0,5556795893</text:p>
          </table:table-cell>
          <table:table-cell table:formula="of:=([$input.$B$12]^2+[.$G80]^2)/([$input.$C$9]*EXP(-((ATAN([$input.$B$12]/[.$G80])+[.H80])^2/[$input.$C$15]^2)))" office:value-type="float" office:value="7.81709850085819" calcext:value-type="float">
            <text:p>7,8170985009</text:p>
          </table:table-cell>
          <table:table-cell table:formula="of:=ROUND((2*PI()+[.H80])/(2*PI())*32768;0)" office:value-type="float" office:value="29870" calcext:value-type="float">
            <text:p>29870</text:p>
          </table:table-cell>
          <table:table-cell table:formula="of:=ROUND([.I80]/[$input.$C$5]*65536;0)" office:value-type="float" office:value="407" calcext:value-type="float">
            <text:p>407</text:p>
          </table:table-cell>
          <table:table-cell table:number-columns-repeated="6"/>
        </table:table-row>
        <table:table-row table:style-name="ro4">
          <table:table-cell office:value-type="float" office:value="76" calcext:value-type="float">
            <text:p>76</text:p>
          </table:table-cell>
          <table:table-cell table:formula="of:=[.$A81]*16.7/256" office:value-type="float" office:value="4.9578125" calcext:value-type="float">
            <text:p>4,9578125</text:p>
          </table:table-cell>
          <table:table-cell table:formula="of:=([$input.$B$15]^2*[.$B81]-ATAN([$input.$B$12]/[.$B81])*[$input.$B$12])/[$input.$B$12]" office:value-type="float" office:value="-0.34787550295374" calcext:value-type="float">
            <text:p>-0,347875503</text:p>
          </table:table-cell>
          <table:table-cell table:formula="of:=([$input.$B$12]^2+[.$B81]^2)/([$input.$B$9]*EXP(-((ATAN([$input.$B$12]/[.$B81])+[.C81])^2/[$input.$B$15]^2)))" office:value-type="float" office:value="3.09046774736366" calcext:value-type="float">
            <text:p>3,0904677474</text:p>
          </table:table-cell>
          <table:table-cell table:formula="of:=ROUND((2*PI()+[.C81])/(2*PI())*32768;0)" office:value-type="float" office:value="30954" calcext:value-type="float">
            <text:p>30954</text:p>
          </table:table-cell>
          <table:table-cell table:formula="of:=ROUND([.D81]/[$input.$B$5]*65536;0)" office:value-type="float" office:value="256" calcext:value-type="float">
            <text:p>256</text:p>
          </table:table-cell>
          <table:table-cell table:formula="of:=[.$A81]*9.65/256" office:value-type="float" office:value="2.86484375" calcext:value-type="float">
            <text:p>2,86484375</text:p>
          </table:table-cell>
          <table:table-cell table:formula="of:=([$input.$C$15]^2*[.$G81]-ATAN([$input.$B$12]/[.$G81])*[$input.$B$12])/[$input.$B$12]" office:value-type="float" office:value="-0.548648521871636" calcext:value-type="float">
            <text:p>-0,5486485219</text:p>
          </table:table-cell>
          <table:table-cell table:formula="of:=([$input.$B$12]^2+[.$G81]^2)/([$input.$C$9]*EXP(-((ATAN([$input.$B$12]/[.$G81])+[.H81])^2/[$input.$C$15]^2)))" office:value-type="float" office:value="7.97509446279669" calcext:value-type="float">
            <text:p>7,9750944628</text:p>
          </table:table-cell>
          <table:table-cell table:formula="of:=ROUND((2*PI()+[.H81])/(2*PI())*32768;0)" office:value-type="float" office:value="29907" calcext:value-type="float">
            <text:p>29907</text:p>
          </table:table-cell>
          <table:table-cell table:formula="of:=ROUND([.I81]/[$input.$C$5]*65536;0)" office:value-type="float" office:value="415" calcext:value-type="float">
            <text:p>415</text:p>
          </table:table-cell>
          <table:table-cell table:number-columns-repeated="6"/>
        </table:table-row>
        <table:table-row table:style-name="ro4">
          <table:table-cell office:value-type="float" office:value="77" calcext:value-type="float">
            <text:p>77</text:p>
          </table:table-cell>
          <table:table-cell table:formula="of:=[.$A82]*16.7/256" office:value-type="float" office:value="5.023046875" calcext:value-type="float">
            <text:p>5,023046875</text:p>
          </table:table-cell>
          <table:table-cell table:formula="of:=([$input.$B$15]^2*[.$B82]-ATAN([$input.$B$12]/[.$B82])*[$input.$B$12])/[$input.$B$12]" office:value-type="float" office:value="-0.342893646606846" calcext:value-type="float">
            <text:p>-0,3428936466</text:p>
          </table:table-cell>
          <table:table-cell table:formula="of:=([$input.$B$12]^2+[.$B82]^2)/([$input.$B$9]*EXP(-((ATAN([$input.$B$12]/[.$B82])+[.C82])^2/[$input.$B$15]^2)))" office:value-type="float" office:value="3.16826305347863" calcext:value-type="float">
            <text:p>3,1682630535</text:p>
          </table:table-cell>
          <table:table-cell table:formula="of:=ROUND((2*PI()+[.C82])/(2*PI())*32768;0)" office:value-type="float" office:value="30980" calcext:value-type="float">
            <text:p>30980</text:p>
          </table:table-cell>
          <table:table-cell table:formula="of:=ROUND([.D82]/[$input.$B$5]*65536;0)" office:value-type="float" office:value="262" calcext:value-type="float">
            <text:p>262</text:p>
          </table:table-cell>
          <table:table-cell table:formula="of:=[.$A82]*9.65/256" office:value-type="float" office:value="2.9025390625" calcext:value-type="float">
            <text:p>2,9025390625</text:p>
          </table:table-cell>
          <table:table-cell table:formula="of:=([$input.$C$15]^2*[.$G82]-ATAN([$input.$B$12]/[.$G82])*[$input.$B$12])/[$input.$B$12]" office:value-type="float" office:value="-0.541726727114444" calcext:value-type="float">
            <text:p>-0,5417267271</text:p>
          </table:table-cell>
          <table:table-cell table:formula="of:=([$input.$B$12]^2+[.$G82]^2)/([$input.$C$9]*EXP(-((ATAN([$input.$B$12]/[.$G82])+[.H82])^2/[$input.$C$15]^2)))" office:value-type="float" office:value="8.13587645841787" calcext:value-type="float">
            <text:p>8,1358764584</text:p>
          </table:table-cell>
          <table:table-cell table:formula="of:=ROUND((2*PI()+[.H82])/(2*PI())*32768;0)" office:value-type="float" office:value="29943" calcext:value-type="float">
            <text:p>29943</text:p>
          </table:table-cell>
          <table:table-cell table:formula="of:=ROUND([.I82]/[$input.$C$5]*65536;0)" office:value-type="float" office:value="424" calcext:value-type="float">
            <text:p>424</text:p>
          </table:table-cell>
          <table:table-cell table:number-columns-repeated="6"/>
        </table:table-row>
        <table:table-row table:style-name="ro4">
          <table:table-cell office:value-type="float" office:value="78" calcext:value-type="float">
            <text:p>78</text:p>
          </table:table-cell>
          <table:table-cell table:formula="of:=[.$A83]*16.7/256" office:value-type="float" office:value="5.08828125" calcext:value-type="float">
            <text:p>5,08828125</text:p>
          </table:table-cell>
          <table:table-cell table:formula="of:=([$input.$B$15]^2*[.$B83]-ATAN([$input.$B$12]/[.$B83])*[$input.$B$12])/[$input.$B$12]" office:value-type="float" office:value="-0.338011868305151" calcext:value-type="float">
            <text:p>-0,3380118683</text:p>
          </table:table-cell>
          <table:table-cell table:formula="of:=([$input.$B$12]^2+[.$B83]^2)/([$input.$B$9]*EXP(-((ATAN([$input.$B$12]/[.$B83])+[.C83])^2/[$input.$B$15]^2)))" office:value-type="float" office:value="3.24742898183432" calcext:value-type="float">
            <text:p>3,2474289818</text:p>
          </table:table-cell>
          <table:table-cell table:formula="of:=ROUND((2*PI()+[.C83])/(2*PI())*32768;0)" office:value-type="float" office:value="31005" calcext:value-type="float">
            <text:p>31005</text:p>
          </table:table-cell>
          <table:table-cell table:formula="of:=ROUND([.D83]/[$input.$B$5]*65536;0)" office:value-type="float" office:value="269" calcext:value-type="float">
            <text:p>269</text:p>
          </table:table-cell>
          <table:table-cell table:formula="of:=[.$A83]*9.65/256" office:value-type="float" office:value="2.940234375" calcext:value-type="float">
            <text:p>2,940234375</text:p>
          </table:table-cell>
          <table:table-cell table:formula="of:=([$input.$C$15]^2*[.$G83]-ATAN([$input.$B$12]/[.$G83])*[$input.$B$12])/[$input.$B$12]" office:value-type="float" office:value="-0.534911802482116" calcext:value-type="float">
            <text:p>-0,5349118025</text:p>
          </table:table-cell>
          <table:table-cell table:formula="of:=([$input.$B$12]^2+[.$G83]^2)/([$input.$C$9]*EXP(-((ATAN([$input.$B$12]/[.$G83])+[.H83])^2/[$input.$C$15]^2)))" office:value-type="float" office:value="8.29947427465834" calcext:value-type="float">
            <text:p>8,2994742747</text:p>
          </table:table-cell>
          <table:table-cell table:formula="of:=ROUND((2*PI()+[.H83])/(2*PI())*32768;0)" office:value-type="float" office:value="29978" calcext:value-type="float">
            <text:p>29978</text:p>
          </table:table-cell>
          <table:table-cell table:formula="of:=ROUND([.I83]/[$input.$C$5]*65536;0)" office:value-type="float" office:value="432" calcext:value-type="float">
            <text:p>432</text:p>
          </table:table-cell>
          <table:table-cell table:number-columns-repeated="6"/>
        </table:table-row>
        <table:table-row table:style-name="ro4">
          <table:table-cell office:value-type="float" office:value="79" calcext:value-type="float">
            <text:p>79</text:p>
          </table:table-cell>
          <table:table-cell table:formula="of:=[.$A84]*16.7/256" office:value-type="float" office:value="5.153515625" calcext:value-type="float">
            <text:p>5,153515625</text:p>
          </table:table-cell>
          <table:table-cell table:formula="of:=([$input.$B$15]^2*[.$B84]-ATAN([$input.$B$12]/[.$B84])*[$input.$B$12])/[$input.$B$12]" office:value-type="float" office:value="-0.333227042713317" calcext:value-type="float">
            <text:p>-0,3332270427</text:p>
          </table:table-cell>
          <table:table-cell table:formula="of:=([$input.$B$12]^2+[.$B84]^2)/([$input.$B$9]*EXP(-((ATAN([$input.$B$12]/[.$B84])+[.C84])^2/[$input.$B$15]^2)))" office:value-type="float" office:value="3.32798058092848" calcext:value-type="float">
            <text:p>3,3279805809</text:p>
          </table:table-cell>
          <table:table-cell table:formula="of:=ROUND((2*PI()+[.C84])/(2*PI())*32768;0)" office:value-type="float" office:value="31030" calcext:value-type="float">
            <text:p>31030</text:p>
          </table:table-cell>
          <table:table-cell table:formula="of:=ROUND([.D84]/[$input.$B$5]*65536;0)" office:value-type="float" office:value="275" calcext:value-type="float">
            <text:p>275</text:p>
          </table:table-cell>
          <table:table-cell table:formula="of:=[.$A84]*9.65/256" office:value-type="float" office:value="2.9779296875" calcext:value-type="float">
            <text:p>2,9779296875</text:p>
          </table:table-cell>
          <table:table-cell table:formula="of:=([$input.$C$15]^2*[.$G84]-ATAN([$input.$B$12]/[.$G84])*[$input.$B$12])/[$input.$B$12]" office:value-type="float" office:value="-0.528201397607744" calcext:value-type="float">
            <text:p>-0,5282013976</text:p>
          </table:table-cell>
          <table:table-cell table:formula="of:=([$input.$B$12]^2+[.$G84]^2)/([$input.$C$9]*EXP(-((ATAN([$input.$B$12]/[.$G84])+[.H84])^2/[$input.$C$15]^2)))" office:value-type="float" office:value="8.4659182535099" calcext:value-type="float">
            <text:p>8,4659182535</text:p>
          </table:table-cell>
          <table:table-cell table:formula="of:=ROUND((2*PI()+[.H84])/(2*PI())*32768;0)" office:value-type="float" office:value="30013" calcext:value-type="float">
            <text:p>30013</text:p>
          </table:table-cell>
          <table:table-cell table:formula="of:=ROUND([.I84]/[$input.$C$5]*65536;0)" office:value-type="float" office:value="441" calcext:value-type="float">
            <text:p>441</text:p>
          </table:table-cell>
          <table:table-cell table:number-columns-repeated="6"/>
        </table:table-row>
        <table:table-row table:style-name="ro4">
          <table:table-cell office:value-type="float" office:value="80" calcext:value-type="float">
            <text:p>80</text:p>
          </table:table-cell>
          <table:table-cell table:formula="of:=[.$A85]*16.7/256" office:value-type="float" office:value="5.21875" calcext:value-type="float">
            <text:p>5,21875</text:p>
          </table:table-cell>
          <table:table-cell table:formula="of:=([$input.$B$15]^2*[.$B85]-ATAN([$input.$B$12]/[.$B85])*[$input.$B$12])/[$input.$B$12]" office:value-type="float" office:value="-0.328536165834454" calcext:value-type="float">
            <text:p>-0,3285361658</text:p>
          </table:table-cell>
          <table:table-cell table:formula="of:=([$input.$B$12]^2+[.$B85]^2)/([$input.$B$9]*EXP(-((ATAN([$input.$B$12]/[.$B85])+[.C85])^2/[$input.$B$15]^2)))" office:value-type="float" office:value="3.40993317941663" calcext:value-type="float">
            <text:p>3,4099331794</text:p>
          </table:table-cell>
          <table:table-cell table:formula="of:=ROUND((2*PI()+[.C85])/(2*PI())*32768;0)" office:value-type="float" office:value="31055" calcext:value-type="float">
            <text:p>31055</text:p>
          </table:table-cell>
          <table:table-cell table:formula="of:=ROUND([.D85]/[$input.$B$5]*65536;0)" office:value-type="float" office:value="282" calcext:value-type="float">
            <text:p>282</text:p>
          </table:table-cell>
          <table:table-cell table:formula="of:=[.$A85]*9.65/256" office:value-type="float" office:value="3.015625" calcext:value-type="float">
            <text:p>3,015625</text:p>
          </table:table-cell>
          <table:table-cell table:formula="of:=([$input.$C$15]^2*[.$G85]-ATAN([$input.$B$12]/[.$G85])*[$input.$B$12])/[$input.$B$12]" office:value-type="float" office:value="-0.521593213882944" calcext:value-type="float">
            <text:p>-0,5215932139</text:p>
          </table:table-cell>
          <table:table-cell table:formula="of:=([$input.$B$12]^2+[.$G85]^2)/([$input.$C$9]*EXP(-((ATAN([$input.$B$12]/[.$G85])+[.H85])^2/[$input.$C$15]^2)))" office:value-type="float" office:value="8.63523929919931" calcext:value-type="float">
            <text:p>8,6352392992</text:p>
          </table:table-cell>
          <table:table-cell table:formula="of:=ROUND((2*PI()+[.H85])/(2*PI())*32768;0)" office:value-type="float" office:value="30048" calcext:value-type="float">
            <text:p>30048</text:p>
          </table:table-cell>
          <table:table-cell table:formula="of:=ROUND([.I85]/[$input.$C$5]*65536;0)" office:value-type="float" office:value="450" calcext:value-type="float">
            <text:p>450</text:p>
          </table:table-cell>
          <table:table-cell table:number-columns-repeated="6"/>
        </table:table-row>
        <table:table-row table:style-name="ro4">
          <table:table-cell office:value-type="float" office:value="81" calcext:value-type="float">
            <text:p>81</text:p>
          </table:table-cell>
          <table:table-cell table:formula="of:=[.$A86]*16.7/256" office:value-type="float" office:value="5.283984375" calcext:value-type="float">
            <text:p>5,283984375</text:p>
          </table:table-cell>
          <table:table-cell table:formula="of:=([$input.$B$15]^2*[.$B86]-ATAN([$input.$B$12]/[.$B86])*[$input.$B$12])/[$input.$B$12]" office:value-type="float" office:value="-0.323936349598945" calcext:value-type="float">
            <text:p>-0,3239363496</text:p>
          </table:table-cell>
          <table:table-cell table:formula="of:=([$input.$B$12]^2+[.$B86]^2)/([$input.$B$9]*EXP(-((ATAN([$input.$B$12]/[.$B86])+[.C86])^2/[$input.$B$15]^2)))" office:value-type="float" office:value="3.493302389805" calcext:value-type="float">
            <text:p>3,4933023898</text:p>
          </table:table-cell>
          <table:table-cell table:formula="of:=ROUND((2*PI()+[.C86])/(2*PI())*32768;0)" office:value-type="float" office:value="31079" calcext:value-type="float">
            <text:p>31079</text:p>
          </table:table-cell>
          <table:table-cell table:formula="of:=ROUND([.D86]/[$input.$B$5]*65536;0)" office:value-type="float" office:value="289" calcext:value-type="float">
            <text:p>289</text:p>
          </table:table-cell>
          <table:table-cell table:formula="of:=[.$A86]*9.65/256" office:value-type="float" office:value="3.0533203125" calcext:value-type="float">
            <text:p>3,0533203125</text:p>
          </table:table-cell>
          <table:table-cell table:formula="of:=([$input.$C$15]^2*[.$G86]-ATAN([$input.$B$12]/[.$G86])*[$input.$B$12])/[$input.$B$12]" office:value-type="float" office:value="-0.515085003928587" calcext:value-type="float">
            <text:p>-0,5150850039</text:p>
          </table:table-cell>
          <table:table-cell table:formula="of:=([$input.$B$12]^2+[.$G86]^2)/([$input.$C$9]*EXP(-((ATAN([$input.$B$12]/[.$G86])+[.H86])^2/[$input.$C$15]^2)))" office:value-type="float" office:value="8.8074688855101" calcext:value-type="float">
            <text:p>8,8074688855</text:p>
          </table:table-cell>
          <table:table-cell table:formula="of:=ROUND((2*PI()+[.H86])/(2*PI())*32768;0)" office:value-type="float" office:value="30082" calcext:value-type="float">
            <text:p>30082</text:p>
          </table:table-cell>
          <table:table-cell table:formula="of:=ROUND([.I86]/[$input.$C$5]*65536;0)" office:value-type="float" office:value="459" calcext:value-type="float">
            <text:p>459</text:p>
          </table:table-cell>
          <table:table-cell table:number-columns-repeated="6"/>
        </table:table-row>
        <table:table-row table:style-name="ro4">
          <table:table-cell office:value-type="float" office:value="82" calcext:value-type="float">
            <text:p>82</text:p>
          </table:table-cell>
          <table:table-cell table:formula="of:=[.$A87]*16.7/256" office:value-type="float" office:value="5.34921875" calcext:value-type="float">
            <text:p>5,34921875</text:p>
          </table:table-cell>
          <table:table-cell table:formula="of:=([$input.$B$15]^2*[.$B87]-ATAN([$input.$B$12]/[.$B87])*[$input.$B$12])/[$input.$B$12]" office:value-type="float" office:value="-0.319424816711283" calcext:value-type="float">
            <text:p>-0,3194248167</text:p>
          </table:table-cell>
          <table:table-cell table:formula="of:=([$input.$B$12]^2+[.$B87]^2)/([$input.$B$9]*EXP(-((ATAN([$input.$B$12]/[.$B87])+[.C87])^2/[$input.$B$15]^2)))" office:value-type="float" office:value="3.57810411221651" calcext:value-type="float">
            <text:p>3,5781041122</text:p>
          </table:table-cell>
          <table:table-cell table:formula="of:=ROUND((2*PI()+[.C87])/(2*PI())*32768;0)" office:value-type="float" office:value="31102" calcext:value-type="float">
            <text:p>31102</text:p>
          </table:table-cell>
          <table:table-cell table:formula="of:=ROUND([.D87]/[$input.$B$5]*65536;0)" office:value-type="float" office:value="296" calcext:value-type="float">
            <text:p>296</text:p>
          </table:table-cell>
          <table:table-cell table:formula="of:=[.$A87]*9.65/256" office:value-type="float" office:value="3.091015625" calcext:value-type="float">
            <text:p>3,091015625</text:p>
          </table:table-cell>
          <table:table-cell table:formula="of:=([$input.$C$15]^2*[.$G87]-ATAN([$input.$B$12]/[.$G87])*[$input.$B$12])/[$input.$B$12]" office:value-type="float" office:value="-0.50867457100139" calcext:value-type="float">
            <text:p>-0,508674571</text:p>
          </table:table-cell>
          <table:table-cell table:formula="of:=([$input.$B$12]^2+[.$G87]^2)/([$input.$C$9]*EXP(-((ATAN([$input.$B$12]/[.$G87])+[.H87])^2/[$input.$C$15]^2)))" office:value-type="float" office:value="8.98263906324894" calcext:value-type="float">
            <text:p>8,9826390632</text:p>
          </table:table-cell>
          <table:table-cell table:formula="of:=ROUND((2*PI()+[.H87])/(2*PI())*32768;0)" office:value-type="float" office:value="30115" calcext:value-type="float">
            <text:p>30115</text:p>
          </table:table-cell>
          <table:table-cell table:formula="of:=ROUND([.I87]/[$input.$C$5]*65536;0)" office:value-type="float" office:value="468" calcext:value-type="float">
            <text:p>468</text:p>
          </table:table-cell>
          <table:table-cell table:number-columns-repeated="6"/>
        </table:table-row>
        <table:table-row table:style-name="ro4">
          <table:table-cell office:value-type="float" office:value="83" calcext:value-type="float">
            <text:p>83</text:p>
          </table:table-cell>
          <table:table-cell table:formula="of:=[.$A88]*16.7/256" office:value-type="float" office:value="5.414453125" calcext:value-type="float">
            <text:p>5,414453125</text:p>
          </table:table-cell>
          <table:table-cell table:formula="of:=([$input.$B$15]^2*[.$B88]-ATAN([$input.$B$12]/[.$B88])*[$input.$B$12])/[$input.$B$12]" office:value-type="float" office:value="-0.314998895743079" calcext:value-type="float">
            <text:p>-0,3149988957</text:p>
          </table:table-cell>
          <table:table-cell table:formula="of:=([$input.$B$12]^2+[.$B88]^2)/([$input.$B$9]*EXP(-((ATAN([$input.$B$12]/[.$B88])+[.C88])^2/[$input.$B$15]^2)))" office:value-type="float" office:value="3.66435453823108" calcext:value-type="float">
            <text:p>3,6643545382</text:p>
          </table:table-cell>
          <table:table-cell table:formula="of:=ROUND((2*PI()+[.C88])/(2*PI())*32768;0)" office:value-type="float" office:value="31125" calcext:value-type="float">
            <text:p>31125</text:p>
          </table:table-cell>
          <table:table-cell table:formula="of:=ROUND([.D88]/[$input.$B$5]*65536;0)" office:value-type="float" office:value="303" calcext:value-type="float">
            <text:p>303</text:p>
          </table:table-cell>
          <table:table-cell table:formula="of:=[.$A88]*9.65/256" office:value-type="float" office:value="3.1287109375" calcext:value-type="float">
            <text:p>3,1287109375</text:p>
          </table:table-cell>
          <table:table-cell table:formula="of:=([$input.$C$15]^2*[.$G88]-ATAN([$input.$B$12]/[.$G88])*[$input.$B$12])/[$input.$B$12]" office:value-type="float" office:value="-0.502359768344589" calcext:value-type="float">
            <text:p>-0,5023597683</text:p>
          </table:table-cell>
          <table:table-cell table:formula="of:=([$input.$B$12]^2+[.$G88]^2)/([$input.$C$9]*EXP(-((ATAN([$input.$B$12]/[.$G88])+[.H88])^2/[$input.$C$15]^2)))" office:value-type="float" office:value="9.16078246785843" calcext:value-type="float">
            <text:p>9,1607824679</text:p>
          </table:table-cell>
          <table:table-cell table:formula="of:=ROUND((2*PI()+[.H88])/(2*PI())*32768;0)" office:value-type="float" office:value="30148" calcext:value-type="float">
            <text:p>30148</text:p>
          </table:table-cell>
          <table:table-cell table:formula="of:=ROUND([.I88]/[$input.$C$5]*65536;0)" office:value-type="float" office:value="477" calcext:value-type="float">
            <text:p>477</text:p>
          </table:table-cell>
          <table:table-cell table:number-columns-repeated="6"/>
        </table:table-row>
        <table:table-row table:style-name="ro4">
          <table:table-cell office:value-type="float" office:value="84" calcext:value-type="float">
            <text:p>84</text:p>
          </table:table-cell>
          <table:table-cell table:formula="of:=[.$A89]*16.7/256" office:value-type="float" office:value="5.4796875" calcext:value-type="float">
            <text:p>5,4796875</text:p>
          </table:table-cell>
          <table:table-cell table:formula="of:=([$input.$B$15]^2*[.$B89]-ATAN([$input.$B$12]/[.$B89])*[$input.$B$12])/[$input.$B$12]" office:value-type="float" office:value="-0.31065601646081" calcext:value-type="float">
            <text:p>-0,3106560165</text:p>
          </table:table-cell>
          <table:table-cell table:formula="of:=([$input.$B$12]^2+[.$B89]^2)/([$input.$B$9]*EXP(-((ATAN([$input.$B$12]/[.$B89])+[.C89])^2/[$input.$B$15]^2)))" office:value-type="float" office:value="3.75207015480141" calcext:value-type="float">
            <text:p>3,7520701548</text:p>
          </table:table-cell>
          <table:table-cell table:formula="of:=ROUND((2*PI()+[.C89])/(2*PI())*32768;0)" office:value-type="float" office:value="31148" calcext:value-type="float">
            <text:p>31148</text:p>
          </table:table-cell>
          <table:table-cell table:formula="of:=ROUND([.D89]/[$input.$B$5]*65536;0)" office:value-type="float" office:value="310" calcext:value-type="float">
            <text:p>310</text:p>
          </table:table-cell>
          <table:table-cell table:formula="of:=[.$A89]*9.65/256" office:value-type="float" office:value="3.16640625" calcext:value-type="float">
            <text:p>3,16640625</text:p>
          </table:table-cell>
          <table:table-cell table:formula="of:=([$input.$C$15]^2*[.$G89]-ATAN([$input.$B$12]/[.$G89])*[$input.$B$12])/[$input.$B$12]" office:value-type="float" office:value="-0.496138498490198" calcext:value-type="float">
            <text:p>-0,4961384985</text:p>
          </table:table-cell>
          <table:table-cell table:formula="of:=([$input.$B$12]^2+[.$G89]^2)/([$input.$C$9]*EXP(-((ATAN([$input.$B$12]/[.$G89])+[.H89])^2/[$input.$C$15]^2)))" office:value-type="float" office:value="9.34193232717883" calcext:value-type="float">
            <text:p>9,3419323272</text:p>
          </table:table-cell>
          <table:table-cell table:formula="of:=ROUND((2*PI()+[.H89])/(2*PI())*32768;0)" office:value-type="float" office:value="30181" calcext:value-type="float">
            <text:p>30181</text:p>
          </table:table-cell>
          <table:table-cell table:formula="of:=ROUND([.I89]/[$input.$C$5]*65536;0)" office:value-type="float" office:value="487" calcext:value-type="float">
            <text:p>487</text:p>
          </table:table-cell>
          <table:table-cell table:number-columns-repeated="6"/>
        </table:table-row>
        <table:table-row table:style-name="ro4">
          <table:table-cell office:value-type="float" office:value="85" calcext:value-type="float">
            <text:p>85</text:p>
          </table:table-cell>
          <table:table-cell table:formula="of:=[.$A90]*16.7/256" office:value-type="float" office:value="5.544921875" calcext:value-type="float">
            <text:p>5,544921875</text:p>
          </table:table-cell>
          <table:table-cell table:formula="of:=([$input.$B$15]^2*[.$B90]-ATAN([$input.$B$12]/[.$B90])*[$input.$B$12])/[$input.$B$12]" office:value-type="float" office:value="-0.306393705377238" calcext:value-type="float">
            <text:p>-0,3063937054</text:p>
          </table:table-cell>
          <table:table-cell table:formula="of:=([$input.$B$12]^2+[.$B90]^2)/([$input.$B$9]*EXP(-((ATAN([$input.$B$12]/[.$B90])+[.C90])^2/[$input.$B$15]^2)))" office:value-type="float" office:value="3.84126774824534" calcext:value-type="float">
            <text:p>3,8412677482</text:p>
          </table:table-cell>
          <table:table-cell table:formula="of:=ROUND((2*PI()+[.C90])/(2*PI())*32768;0)" office:value-type="float" office:value="31170" calcext:value-type="float">
            <text:p>31170</text:p>
          </table:table-cell>
          <table:table-cell table:formula="of:=ROUND([.D90]/[$input.$B$5]*65536;0)" office:value-type="float" office:value="318" calcext:value-type="float">
            <text:p>318</text:p>
          </table:table-cell>
          <table:table-cell table:formula="of:=[.$A90]*9.65/256" office:value-type="float" office:value="3.2041015625" calcext:value-type="float">
            <text:p>3,2041015625</text:p>
          </table:table-cell>
          <table:table-cell table:formula="of:=([$input.$C$15]^2*[.$G90]-ATAN([$input.$B$12]/[.$G90])*[$input.$B$12])/[$input.$B$12]" office:value-type="float" office:value="-0.490008712519713" calcext:value-type="float">
            <text:p>-0,4900087125</text:p>
          </table:table-cell>
          <table:table-cell table:formula="of:=([$input.$B$12]^2+[.$G90]^2)/([$input.$C$9]*EXP(-((ATAN([$input.$B$12]/[.$G90])+[.H90])^2/[$input.$C$15]^2)))" office:value-type="float" office:value="9.52612246936088" calcext:value-type="float">
            <text:p>9,5261224694</text:p>
          </table:table-cell>
          <table:table-cell table:formula="of:=ROUND((2*PI()+[.H90])/(2*PI())*32768;0)" office:value-type="float" office:value="30213" calcext:value-type="float">
            <text:p>30213</text:p>
          </table:table-cell>
          <table:table-cell table:formula="of:=ROUND([.I90]/[$input.$C$5]*65536;0)" office:value-type="float" office:value="496" calcext:value-type="float">
            <text:p>496</text:p>
          </table:table-cell>
          <table:table-cell table:number-columns-repeated="6"/>
        </table:table-row>
        <table:table-row table:style-name="ro4">
          <table:table-cell office:value-type="float" office:value="86" calcext:value-type="float">
            <text:p>86</text:p>
          </table:table-cell>
          <table:table-cell table:formula="of:=[.$A91]*16.7/256" office:value-type="float" office:value="5.61015625" calcext:value-type="float">
            <text:p>5,61015625</text:p>
          </table:table-cell>
          <table:table-cell table:formula="of:=([$input.$B$15]^2*[.$B91]-ATAN([$input.$B$12]/[.$B91])*[$input.$B$12])/[$input.$B$12]" office:value-type="float" office:value="-0.302209581515826" calcext:value-type="float">
            <text:p>-0,3022095815</text:p>
          </table:table-cell>
          <table:table-cell table:formula="of:=([$input.$B$12]^2+[.$B91]^2)/([$input.$B$9]*EXP(-((ATAN([$input.$B$12]/[.$B91])+[.C91])^2/[$input.$B$15]^2)))" office:value-type="float" office:value="3.93196440831607" calcext:value-type="float">
            <text:p>3,9319644083</text:p>
          </table:table-cell>
          <table:table-cell table:formula="of:=ROUND((2*PI()+[.C91])/(2*PI())*32768;0)" office:value-type="float" office:value="31192" calcext:value-type="float">
            <text:p>31192</text:p>
          </table:table-cell>
          <table:table-cell table:formula="of:=ROUND([.D91]/[$input.$B$5]*65536;0)" office:value-type="float" office:value="325" calcext:value-type="float">
            <text:p>325</text:p>
          </table:table-cell>
          <table:table-cell table:formula="of:=[.$A91]*9.65/256" office:value-type="float" office:value="3.241796875" calcext:value-type="float">
            <text:p>3,241796875</text:p>
          </table:table-cell>
          <table:table-cell table:formula="of:=([$input.$C$15]^2*[.$G91]-ATAN([$input.$B$12]/[.$G91])*[$input.$B$12])/[$input.$B$12]" office:value-type="float" office:value="-0.48396840928952" calcext:value-type="float">
            <text:p>-0,4839684093</text:p>
          </table:table-cell>
          <table:table-cell table:formula="of:=([$input.$B$12]^2+[.$G91]^2)/([$input.$C$9]*EXP(-((ATAN([$input.$B$12]/[.$G91])+[.H91])^2/[$input.$C$15]^2)))" office:value-type="float" office:value="9.71338733093212" calcext:value-type="float">
            <text:p>9,7133873309</text:p>
          </table:table-cell>
          <table:table-cell table:formula="of:=ROUND((2*PI()+[.H91])/(2*PI())*32768;0)" office:value-type="float" office:value="30244" calcext:value-type="float">
            <text:p>30244</text:p>
          </table:table-cell>
          <table:table-cell table:formula="of:=ROUND([.I91]/[$input.$C$5]*65536;0)" office:value-type="float" office:value="506" calcext:value-type="float">
            <text:p>506</text:p>
          </table:table-cell>
          <table:table-cell table:number-columns-repeated="6"/>
        </table:table-row>
        <table:table-row table:style-name="ro4">
          <table:table-cell office:value-type="float" office:value="87" calcext:value-type="float">
            <text:p>87</text:p>
          </table:table-cell>
          <table:table-cell table:formula="of:=[.$A92]*16.7/256" office:value-type="float" office:value="5.675390625" calcext:value-type="float">
            <text:p>5,675390625</text:p>
          </table:table-cell>
          <table:table-cell table:formula="of:=([$input.$B$15]^2*[.$B92]-ATAN([$input.$B$12]/[.$B92])*[$input.$B$12])/[$input.$B$12]" office:value-type="float" office:value="-0.298101352377918" calcext:value-type="float">
            <text:p>-0,2981013524</text:p>
          </table:table-cell>
          <table:table-cell table:formula="of:=([$input.$B$12]^2+[.$B92]^2)/([$input.$B$9]*EXP(-((ATAN([$input.$B$12]/[.$B92])+[.C92])^2/[$input.$B$15]^2)))" office:value-type="float" office:value="4.02417753235138" calcext:value-type="float">
            <text:p>4,0241775324</text:p>
          </table:table-cell>
          <table:table-cell table:formula="of:=ROUND((2*PI()+[.C92])/(2*PI())*32768;0)" office:value-type="float" office:value="31213" calcext:value-type="float">
            <text:p>31213</text:p>
          </table:table-cell>
          <table:table-cell table:formula="of:=ROUND([.D92]/[$input.$B$5]*65536;0)" office:value-type="float" office:value="333" calcext:value-type="float">
            <text:p>333</text:p>
          </table:table-cell>
          <table:table-cell table:formula="of:=[.$A92]*9.65/256" office:value-type="float" office:value="3.2794921875" calcext:value-type="float">
            <text:p>3,2794921875</text:p>
          </table:table-cell>
          <table:table-cell table:formula="of:=([$input.$C$15]^2*[.$G92]-ATAN([$input.$B$12]/[.$G92])*[$input.$B$12])/[$input.$B$12]" office:value-type="float" office:value="-0.478015634626686" calcext:value-type="float">
            <text:p>-0,4780156346</text:p>
          </table:table-cell>
          <table:table-cell table:formula="of:=([$input.$B$12]^2+[.$G92]^2)/([$input.$C$9]*EXP(-((ATAN([$input.$B$12]/[.$G92])+[.H92])^2/[$input.$C$15]^2)))" office:value-type="float" office:value="9.90376196501915" calcext:value-type="float">
            <text:p>9,903761965</text:p>
          </table:table-cell>
          <table:table-cell table:formula="of:=ROUND((2*PI()+[.H92])/(2*PI())*32768;0)" office:value-type="float" office:value="30275" calcext:value-type="float">
            <text:p>30275</text:p>
          </table:table-cell>
          <table:table-cell table:formula="of:=ROUND([.I92]/[$input.$C$5]*65536;0)" office:value-type="float" office:value="516" calcext:value-type="float">
            <text:p>516</text:p>
          </table:table-cell>
          <table:table-cell table:number-columns-repeated="6"/>
        </table:table-row>
        <table:table-row table:style-name="ro4">
          <table:table-cell office:value-type="float" office:value="88" calcext:value-type="float">
            <text:p>88</text:p>
          </table:table-cell>
          <table:table-cell table:formula="of:=[.$A93]*16.7/256" office:value-type="float" office:value="5.740625" calcext:value-type="float">
            <text:p>5,740625</text:p>
          </table:table-cell>
          <table:table-cell table:formula="of:=([$input.$B$15]^2*[.$B93]-ATAN([$input.$B$12]/[.$B93])*[$input.$B$12])/[$input.$B$12]" office:value-type="float" office:value="-0.294066810102824" calcext:value-type="float">
            <text:p>-0,2940668101</text:p>
          </table:table-cell>
          <table:table-cell table:formula="of:=([$input.$B$12]^2+[.$B93]^2)/([$input.$B$9]*EXP(-((ATAN([$input.$B$12]/[.$B93])+[.C93])^2/[$input.$B$15]^2)))" office:value-type="float" office:value="4.11792482950327" calcext:value-type="float">
            <text:p>4,1179248295</text:p>
          </table:table-cell>
          <table:table-cell table:formula="of:=ROUND((2*PI()+[.C93])/(2*PI())*32768;0)" office:value-type="float" office:value="31234" calcext:value-type="float">
            <text:p>31234</text:p>
          </table:table-cell>
          <table:table-cell table:formula="of:=ROUND([.D93]/[$input.$B$5]*65536;0)" office:value-type="float" office:value="341" calcext:value-type="float">
            <text:p>341</text:p>
          </table:table-cell>
          <table:table-cell table:formula="of:=[.$A93]*9.65/256" office:value-type="float" office:value="3.3171875" calcext:value-type="float">
            <text:p>3,3171875</text:p>
          </table:table-cell>
          <table:table-cell table:formula="of:=([$input.$C$15]^2*[.$G93]-ATAN([$input.$B$12]/[.$G93])*[$input.$B$12])/[$input.$B$12]" office:value-type="float" office:value="-0.472148480500326" calcext:value-type="float">
            <text:p>-0,4721484805</text:p>
          </table:table-cell>
          <table:table-cell table:formula="of:=([$input.$B$12]^2+[.$G93]^2)/([$input.$C$9]*EXP(-((ATAN([$input.$B$12]/[.$G93])+[.H93])^2/[$input.$C$15]^2)))" office:value-type="float" office:value="10.0972820497282" calcext:value-type="float">
            <text:p>10,0972820497</text:p>
          </table:table-cell>
          <table:table-cell table:formula="of:=ROUND((2*PI()+[.H93])/(2*PI())*32768;0)" office:value-type="float" office:value="30306" calcext:value-type="float">
            <text:p>30306</text:p>
          </table:table-cell>
          <table:table-cell table:formula="of:=ROUND([.I93]/[$input.$C$5]*65536;0)" office:value-type="float" office:value="526" calcext:value-type="float">
            <text:p>526</text:p>
          </table:table-cell>
          <table:table-cell table:number-columns-repeated="6"/>
        </table:table-row>
        <table:table-row table:style-name="ro4">
          <table:table-cell office:value-type="float" office:value="89" calcext:value-type="float">
            <text:p>89</text:p>
          </table:table-cell>
          <table:table-cell table:formula="of:=[.$A94]*16.7/256" office:value-type="float" office:value="5.805859375" calcext:value-type="float">
            <text:p>5,805859375</text:p>
          </table:table-cell>
          <table:table-cell table:formula="of:=([$input.$B$15]^2*[.$B94]-ATAN([$input.$B$12]/[.$B94])*[$input.$B$12])/[$input.$B$12]" office:value-type="float" office:value="-0.290103827811385" calcext:value-type="float">
            <text:p>-0,2901038278</text:p>
          </table:table-cell>
          <table:table-cell table:formula="of:=([$input.$B$12]^2+[.$B94]^2)/([$input.$B$9]*EXP(-((ATAN([$input.$B$12]/[.$B94])+[.C94])^2/[$input.$B$15]^2)))" office:value-type="float" office:value="4.21322432504912" calcext:value-type="float">
            <text:p>4,213224325</text:p>
          </table:table-cell>
          <table:table-cell table:formula="of:=ROUND((2*PI()+[.C94])/(2*PI())*32768;0)" office:value-type="float" office:value="31255" calcext:value-type="float">
            <text:p>31255</text:p>
          </table:table-cell>
          <table:table-cell table:formula="of:=ROUND([.D94]/[$input.$B$5]*65536;0)" office:value-type="float" office:value="349" calcext:value-type="float">
            <text:p>349</text:p>
          </table:table-cell>
          <table:table-cell table:formula="of:=[.$A94]*9.65/256" office:value-type="float" office:value="3.3548828125" calcext:value-type="float">
            <text:p>3,3548828125</text:p>
          </table:table-cell>
          <table:table-cell table:formula="of:=([$input.$C$15]^2*[.$G94]-ATAN([$input.$B$12]/[.$G94])*[$input.$B$12])/[$input.$B$12]" office:value-type="float" office:value="-0.466365084173209" calcext:value-type="float">
            <text:p>-0,4663650842</text:p>
          </table:table-cell>
          <table:table-cell table:formula="of:=([$input.$B$12]^2+[.$G94]^2)/([$input.$C$9]*EXP(-((ATAN([$input.$B$12]/[.$G94])+[.H94])^2/[$input.$C$15]^2)))" office:value-type="float" office:value="10.2939838966866" calcext:value-type="float">
            <text:p>10,2939838967</text:p>
          </table:table-cell>
          <table:table-cell table:formula="of:=ROUND((2*PI()+[.H94])/(2*PI())*32768;0)" office:value-type="float" office:value="30336" calcext:value-type="float">
            <text:p>30336</text:p>
          </table:table-cell>
          <table:table-cell table:formula="of:=ROUND([.I94]/[$input.$C$5]*65536;0)" office:value-type="float" office:value="536" calcext:value-type="float">
            <text:p>536</text:p>
          </table:table-cell>
          <table:table-cell table:number-columns-repeated="6"/>
        </table:table-row>
        <table:table-row table:style-name="ro4">
          <table:table-cell office:value-type="float" office:value="90" calcext:value-type="float">
            <text:p>90</text:p>
          </table:table-cell>
          <table:table-cell table:formula="of:=[.$A95]*16.7/256" office:value-type="float" office:value="5.87109375" calcext:value-type="float">
            <text:p>5,87109375</text:p>
          </table:table-cell>
          <table:table-cell table:formula="of:=([$input.$B$15]^2*[.$B95]-ATAN([$input.$B$12]/[.$B95])*[$input.$B$12])/[$input.$B$12]" office:value-type="float" office:value="-0.286210356123999" calcext:value-type="float">
            <text:p>-0,2862103561</text:p>
          </table:table-cell>
          <table:table-cell table:formula="of:=([$input.$B$12]^2+[.$B95]^2)/([$input.$B$9]*EXP(-((ATAN([$input.$B$12]/[.$B95])+[.C95])^2/[$input.$B$15]^2)))" office:value-type="float" office:value="4.31009436478574" calcext:value-type="float">
            <text:p>4,3100943648</text:p>
          </table:table-cell>
          <table:table-cell table:formula="of:=ROUND((2*PI()+[.C95])/(2*PI())*32768;0)" office:value-type="float" office:value="31275" calcext:value-type="float">
            <text:p>31275</text:p>
          </table:table-cell>
          <table:table-cell table:formula="of:=ROUND([.D95]/[$input.$B$5]*65536;0)" office:value-type="float" office:value="357" calcext:value-type="float">
            <text:p>357</text:p>
          </table:table-cell>
          <table:table-cell table:formula="of:=[.$A95]*9.65/256" office:value-type="float" office:value="3.392578125" calcext:value-type="float">
            <text:p>3,392578125</text:p>
          </table:table-cell>
          <table:table-cell table:formula="of:=([$input.$C$15]^2*[.$G95]-ATAN([$input.$B$12]/[.$G95])*[$input.$B$12])/[$input.$B$12]" office:value-type="float" office:value="-0.460663627337871" calcext:value-type="float">
            <text:p>-0,4606636273</text:p>
          </table:table-cell>
          <table:table-cell table:formula="of:=([$input.$B$12]^2+[.$G95]^2)/([$input.$C$9]*EXP(-((ATAN([$input.$B$12]/[.$G95])+[.H95])^2/[$input.$C$15]^2)))" office:value-type="float" office:value="10.4939044597478" calcext:value-type="float">
            <text:p>10,4939044597</text:p>
          </table:table-cell>
          <table:table-cell table:formula="of:=ROUND((2*PI()+[.H95])/(2*PI())*32768;0)" office:value-type="float" office:value="30366" calcext:value-type="float">
            <text:p>30366</text:p>
          </table:table-cell>
          <table:table-cell table:formula="of:=ROUND([.I95]/[$input.$C$5]*65536;0)" office:value-type="float" office:value="547" calcext:value-type="float">
            <text:p>547</text:p>
          </table:table-cell>
          <table:table-cell table:number-columns-repeated="6"/>
        </table:table-row>
        <table:table-row table:style-name="ro4">
          <table:table-cell office:value-type="float" office:value="91" calcext:value-type="float">
            <text:p>91</text:p>
          </table:table-cell>
          <table:table-cell table:formula="of:=[.$A96]*16.7/256" office:value-type="float" office:value="5.936328125" calcext:value-type="float">
            <text:p>5,936328125</text:p>
          </table:table-cell>
          <table:table-cell table:formula="of:=([$input.$B$15]^2*[.$B96]-ATAN([$input.$B$12]/[.$B96])*[$input.$B$12])/[$input.$B$12]" office:value-type="float" office:value="-0.282384419844483" calcext:value-type="float">
            <text:p>-0,2823844198</text:p>
          </table:table-cell>
          <table:table-cell table:formula="of:=([$input.$B$12]^2+[.$B96]^2)/([$input.$B$9]*EXP(-((ATAN([$input.$B$12]/[.$B96])+[.C96])^2/[$input.$B$15]^2)))" office:value-type="float" office:value="4.40855361950779" calcext:value-type="float">
            <text:p>4,4085536195</text:p>
          </table:table-cell>
          <table:table-cell table:formula="of:=ROUND((2*PI()+[.C96])/(2*PI())*32768;0)" office:value-type="float" office:value="31295" calcext:value-type="float">
            <text:p>31295</text:p>
          </table:table-cell>
          <table:table-cell table:formula="of:=ROUND([.D96]/[$input.$B$5]*65536;0)" office:value-type="float" office:value="365" calcext:value-type="float">
            <text:p>365</text:p>
          </table:table-cell>
          <table:table-cell table:formula="of:=[.$A96]*9.65/256" office:value-type="float" office:value="3.4302734375" calcext:value-type="float">
            <text:p>3,4302734375</text:p>
          </table:table-cell>
          <table:table-cell table:formula="of:=([$input.$C$15]^2*[.$G96]-ATAN([$input.$B$12]/[.$G96])*[$input.$B$12])/[$input.$B$12]" office:value-type="float" office:value="-0.455042335241055" calcext:value-type="float">
            <text:p>-0,4550423352</text:p>
          </table:table-cell>
          <table:table-cell table:formula="of:=([$input.$B$12]^2+[.$G96]^2)/([$input.$C$9]*EXP(-((ATAN([$input.$B$12]/[.$G96])+[.H96])^2/[$input.$C$15]^2)))" office:value-type="float" office:value="10.6970813438619" calcext:value-type="float">
            <text:p>10,6970813439</text:p>
          </table:table-cell>
          <table:table-cell table:formula="of:=ROUND((2*PI()+[.H96])/(2*PI())*32768;0)" office:value-type="float" office:value="30395" calcext:value-type="float">
            <text:p>30395</text:p>
          </table:table-cell>
          <table:table-cell table:formula="of:=ROUND([.I96]/[$input.$C$5]*65536;0)" office:value-type="float" office:value="557" calcext:value-type="float">
            <text:p>557</text:p>
          </table:table-cell>
          <table:table-cell table:number-columns-repeated="6"/>
        </table:table-row>
        <table:table-row table:style-name="ro4">
          <table:table-cell office:value-type="float" office:value="92" calcext:value-type="float">
            <text:p>92</text:p>
          </table:table-cell>
          <table:table-cell table:formula="of:=[.$A97]*16.7/256" office:value-type="float" office:value="6.0015625" calcext:value-type="float">
            <text:p>6,0015625</text:p>
          </table:table-cell>
          <table:table-cell table:formula="of:=([$input.$B$15]^2*[.$B97]-ATAN([$input.$B$12]/[.$B97])*[$input.$B$12])/[$input.$B$12]" office:value-type="float" office:value="-0.27862411480154" calcext:value-type="float">
            <text:p>-0,2786241148</text:p>
          </table:table-cell>
          <table:table-cell table:formula="of:=([$input.$B$12]^2+[.$B97]^2)/([$input.$B$9]*EXP(-((ATAN([$input.$B$12]/[.$B97])+[.C97])^2/[$input.$B$15]^2)))" office:value-type="float" office:value="4.50862108957161" calcext:value-type="float">
            <text:p>4,5086210896</text:p>
          </table:table-cell>
          <table:table-cell table:formula="of:=ROUND((2*PI()+[.C97])/(2*PI())*32768;0)" office:value-type="float" office:value="31315" calcext:value-type="float">
            <text:p>31315</text:p>
          </table:table-cell>
          <table:table-cell table:formula="of:=ROUND([.D97]/[$input.$B$5]*65536;0)" office:value-type="float" office:value="373" calcext:value-type="float">
            <text:p>373</text:p>
          </table:table-cell>
          <table:table-cell table:formula="of:=[.$A97]*9.65/256" office:value-type="float" office:value="3.46796875" calcext:value-type="float">
            <text:p>3,46796875</text:p>
          </table:table-cell>
          <table:table-cell table:formula="of:=([$input.$C$15]^2*[.$G97]-ATAN([$input.$B$12]/[.$G97])*[$input.$B$12])/[$input.$B$12]" office:value-type="float" office:value="-0.449499475799941" calcext:value-type="float">
            <text:p>-0,4494994758</text:p>
          </table:table-cell>
          <table:table-cell table:formula="of:=([$input.$B$12]^2+[.$G97]^2)/([$input.$C$9]*EXP(-((ATAN([$input.$B$12]/[.$G97])+[.H97])^2/[$input.$C$15]^2)))" office:value-type="float" office:value="10.9035528141157" calcext:value-type="float">
            <text:p>10,9035528141</text:p>
          </table:table-cell>
          <table:table-cell table:formula="of:=ROUND((2*PI()+[.H97])/(2*PI())*32768;0)" office:value-type="float" office:value="30424" calcext:value-type="float">
            <text:p>30424</text:p>
          </table:table-cell>
          <table:table-cell table:formula="of:=ROUND([.I97]/[$input.$C$5]*65536;0)" office:value-type="float" office:value="568" calcext:value-type="float">
            <text:p>568</text:p>
          </table:table-cell>
          <table:table-cell table:number-columns-repeated="6"/>
        </table:table-row>
        <table:table-row table:style-name="ro4">
          <table:table-cell office:value-type="float" office:value="93" calcext:value-type="float">
            <text:p>93</text:p>
          </table:table-cell>
          <table:table-cell table:formula="of:=[.$A98]*16.7/256" office:value-type="float" office:value="6.066796875" calcext:value-type="float">
            <text:p>6,066796875</text:p>
          </table:table-cell>
          <table:table-cell table:formula="of:=([$input.$B$15]^2*[.$B98]-ATAN([$input.$B$12]/[.$B98])*[$input.$B$12])/[$input.$B$12]" office:value-type="float" office:value="-0.274927604839989" calcext:value-type="float">
            <text:p>-0,2749276048</text:p>
          </table:table-cell>
          <table:table-cell table:formula="of:=([$input.$B$12]^2+[.$B98]^2)/([$input.$B$9]*EXP(-((ATAN([$input.$B$12]/[.$B98])+[.C98])^2/[$input.$B$15]^2)))" office:value-type="float" office:value="4.61031610954627" calcext:value-type="float">
            <text:p>4,6103161095</text:p>
          </table:table-cell>
          <table:table-cell table:formula="of:=ROUND((2*PI()+[.C98])/(2*PI())*32768;0)" office:value-type="float" office:value="31334" calcext:value-type="float">
            <text:p>31334</text:p>
          </table:table-cell>
          <table:table-cell table:formula="of:=ROUND([.D98]/[$input.$B$5]*65536;0)" office:value-type="float" office:value="381" calcext:value-type="float">
            <text:p>381</text:p>
          </table:table-cell>
          <table:table-cell table:formula="of:=[.$A98]*9.65/256" office:value-type="float" office:value="3.5056640625" calcext:value-type="float">
            <text:p>3,5056640625</text:p>
          </table:table-cell>
          <table:table-cell table:formula="of:=([$input.$C$15]^2*[.$G98]-ATAN([$input.$B$12]/[.$G98])*[$input.$B$12])/[$input.$B$12]" office:value-type="float" office:value="-0.444033358713265" calcext:value-type="float">
            <text:p>-0,4440333587</text:p>
          </table:table-cell>
          <table:table-cell table:formula="of:=([$input.$B$12]^2+[.$G98]^2)/([$input.$C$9]*EXP(-((ATAN([$input.$B$12]/[.$G98])+[.H98])^2/[$input.$C$15]^2)))" office:value-type="float" office:value="11.1133578049433" calcext:value-type="float">
            <text:p>11,1133578049</text:p>
          </table:table-cell>
          <table:table-cell table:formula="of:=ROUND((2*PI()+[.H98])/(2*PI())*32768;0)" office:value-type="float" office:value="30452" calcext:value-type="float">
            <text:p>30452</text:p>
          </table:table-cell>
          <table:table-cell table:formula="of:=ROUND([.I98]/[$input.$C$5]*65536;0)" office:value-type="float" office:value="579" calcext:value-type="float">
            <text:p>579</text:p>
          </table:table-cell>
          <table:table-cell table:number-columns-repeated="6"/>
        </table:table-row>
        <table:table-row table:style-name="ro4">
          <table:table-cell office:value-type="float" office:value="94" calcext:value-type="float">
            <text:p>94</text:p>
          </table:table-cell>
          <table:table-cell table:formula="of:=[.$A99]*16.7/256" office:value-type="float" office:value="6.13203125" calcext:value-type="float">
            <text:p>6,13203125</text:p>
          </table:table-cell>
          <table:table-cell table:formula="of:=([$input.$B$15]^2*[.$B99]-ATAN([$input.$B$12]/[.$B99])*[$input.$B$12])/[$input.$B$12]" office:value-type="float" office:value="-0.271293118954277" calcext:value-type="float">
            <text:p>-0,271293119</text:p>
          </table:table-cell>
          <table:table-cell table:formula="of:=([$input.$B$12]^2+[.$B99]^2)/([$input.$B$9]*EXP(-((ATAN([$input.$B$12]/[.$B99])+[.C99])^2/[$input.$B$15]^2)))" office:value-type="float" office:value="4.71365835295285" calcext:value-type="float">
            <text:p>4,713658353</text:p>
          </table:table-cell>
          <table:table-cell table:formula="of:=ROUND((2*PI()+[.C99])/(2*PI())*32768;0)" office:value-type="float" office:value="31353" calcext:value-type="float">
            <text:p>31353</text:p>
          </table:table-cell>
          <table:table-cell table:formula="of:=ROUND([.D99]/[$input.$B$5]*65536;0)" office:value-type="float" office:value="390" calcext:value-type="float">
            <text:p>390</text:p>
          </table:table-cell>
          <table:table-cell table:formula="of:=[.$A99]*9.65/256" office:value-type="float" office:value="3.543359375" calcext:value-type="float">
            <text:p>3,543359375</text:p>
          </table:table-cell>
          <table:table-cell table:formula="of:=([$input.$C$15]^2*[.$G99]-ATAN([$input.$B$12]/[.$G99])*[$input.$B$12])/[$input.$B$12]" office:value-type="float" office:value="-0.438642334570131" calcext:value-type="float">
            <text:p>-0,4386423346</text:p>
          </table:table-cell>
          <table:table-cell table:formula="of:=([$input.$B$12]^2+[.$G99]^2)/([$input.$C$9]*EXP(-((ATAN([$input.$B$12]/[.$G99])+[.H99])^2/[$input.$C$15]^2)))" office:value-type="float" office:value="11.3265359295116" calcext:value-type="float">
            <text:p>11,3265359295</text:p>
          </table:table-cell>
          <table:table-cell table:formula="of:=ROUND((2*PI()+[.H99])/(2*PI())*32768;0)" office:value-type="float" office:value="30480" calcext:value-type="float">
            <text:p>30480</text:p>
          </table:table-cell>
          <table:table-cell table:formula="of:=ROUND([.I99]/[$input.$C$5]*65536;0)" office:value-type="float" office:value="590" calcext:value-type="float">
            <text:p>590</text:p>
          </table:table-cell>
          <table:table-cell table:number-columns-repeated="6"/>
        </table:table-row>
        <table:table-row table:style-name="ro4">
          <table:table-cell office:value-type="float" office:value="95" calcext:value-type="float">
            <text:p>95</text:p>
          </table:table-cell>
          <table:table-cell table:formula="of:=[.$A100]*16.7/256" office:value-type="float" office:value="6.197265625" calcext:value-type="float">
            <text:p>6,197265625</text:p>
          </table:table-cell>
          <table:table-cell table:formula="of:=([$input.$B$15]^2*[.$B100]-ATAN([$input.$B$12]/[.$B100])*[$input.$B$12])/[$input.$B$12]" office:value-type="float" office:value="-0.267718948557167" calcext:value-type="float">
            <text:p>-0,2677189486</text:p>
          </table:table-cell>
          <table:table-cell table:formula="of:=([$input.$B$12]^2+[.$B100]^2)/([$input.$B$9]*EXP(-((ATAN([$input.$B$12]/[.$B100])+[.C100])^2/[$input.$B$15]^2)))" office:value-type="float" office:value="4.81866783709371" calcext:value-type="float">
            <text:p>4,8186678371</text:p>
          </table:table-cell>
          <table:table-cell table:formula="of:=ROUND((2*PI()+[.C100])/(2*PI())*32768;0)" office:value-type="float" office:value="31372" calcext:value-type="float">
            <text:p>31372</text:p>
          </table:table-cell>
          <table:table-cell table:formula="of:=ROUND([.D100]/[$input.$B$5]*65536;0)" office:value-type="float" office:value="399" calcext:value-type="float">
            <text:p>399</text:p>
          </table:table-cell>
          <table:table-cell table:formula="of:=[.$A100]*9.65/256" office:value-type="float" office:value="3.5810546875" calcext:value-type="float">
            <text:p>3,5810546875</text:p>
          </table:table-cell>
          <table:table-cell table:formula="of:=([$input.$C$15]^2*[.$G100]-ATAN([$input.$B$12]/[.$G100])*[$input.$B$12])/[$input.$B$12]" office:value-type="float" office:value="-0.433324793958983" calcext:value-type="float">
            <text:p>-0,433324794</text:p>
          </table:table-cell>
          <table:table-cell table:formula="of:=([$input.$B$12]^2+[.$G100]^2)/([$input.$C$9]*EXP(-((ATAN([$input.$B$12]/[.$G100])+[.H100])^2/[$input.$C$15]^2)))" office:value-type="float" office:value="11.5431274892822" calcext:value-type="float">
            <text:p>11,5431274893</text:p>
          </table:table-cell>
          <table:table-cell table:formula="of:=ROUND((2*PI()+[.H100])/(2*PI())*32768;0)" office:value-type="float" office:value="30508" calcext:value-type="float">
            <text:p>30508</text:p>
          </table:table-cell>
          <table:table-cell table:formula="of:=ROUND([.I100]/[$input.$C$5]*65536;0)" office:value-type="float" office:value="601" calcext:value-type="float">
            <text:p>601</text:p>
          </table:table-cell>
          <table:table-cell table:number-columns-repeated="6"/>
        </table:table-row>
        <table:table-row table:style-name="ro4">
          <table:table-cell office:value-type="float" office:value="96" calcext:value-type="float">
            <text:p>96</text:p>
          </table:table-cell>
          <table:table-cell table:formula="of:=[.$A101]*16.7/256" office:value-type="float" office:value="6.2625" calcext:value-type="float">
            <text:p>6,2625</text:p>
          </table:table-cell>
          <table:table-cell table:formula="of:=([$input.$B$15]^2*[.$B101]-ATAN([$input.$B$12]/[.$B101])*[$input.$B$12])/[$input.$B$12]" office:value-type="float" office:value="-0.264203444876822" calcext:value-type="float">
            <text:p>-0,2642034449</text:p>
          </table:table-cell>
          <table:table-cell table:formula="of:=([$input.$B$12]^2+[.$B101]^2)/([$input.$B$9]*EXP(-((ATAN([$input.$B$12]/[.$B101])+[.C101])^2/[$input.$B$15]^2)))" office:value-type="float" office:value="4.92536492797304" calcext:value-type="float">
            <text:p>4,925364928</text:p>
          </table:table-cell>
          <table:table-cell table:formula="of:=ROUND((2*PI()+[.C101])/(2*PI())*32768;0)" office:value-type="float" office:value="31390" calcext:value-type="float">
            <text:p>31390</text:p>
          </table:table-cell>
          <table:table-cell table:formula="of:=ROUND([.D101]/[$input.$B$5]*65536;0)" office:value-type="float" office:value="408" calcext:value-type="float">
            <text:p>408</text:p>
          </table:table-cell>
          <table:table-cell table:formula="of:=[.$A101]*9.65/256" office:value-type="float" office:value="3.61875" calcext:value-type="float">
            <text:p>3,61875</text:p>
          </table:table-cell>
          <table:table-cell table:formula="of:=([$input.$C$15]^2*[.$G101]-ATAN([$input.$B$12]/[.$G101])*[$input.$B$12])/[$input.$B$12]" office:value-type="float" office:value="-0.42807916657899" calcext:value-type="float">
            <text:p>-0,4280791666</text:p>
          </table:table-cell>
          <table:table-cell table:formula="of:=([$input.$B$12]^2+[.$G101]^2)/([$input.$C$9]*EXP(-((ATAN([$input.$B$12]/[.$G101])+[.H101])^2/[$input.$C$15]^2)))" office:value-type="float" office:value="11.7631734837536" calcext:value-type="float">
            <text:p>11,7631734838</text:p>
          </table:table-cell>
          <table:table-cell table:formula="of:=ROUND((2*PI()+[.H101])/(2*PI())*32768;0)" office:value-type="float" office:value="30535" calcext:value-type="float">
            <text:p>30535</text:p>
          </table:table-cell>
          <table:table-cell table:formula="of:=ROUND([.I101]/[$input.$C$5]*65536;0)" office:value-type="float" office:value="613" calcext:value-type="float">
            <text:p>613</text:p>
          </table:table-cell>
          <table:table-cell table:number-columns-repeated="6"/>
        </table:table-row>
        <table:table-row table:style-name="ro4">
          <table:table-cell office:value-type="float" office:value="97" calcext:value-type="float">
            <text:p>97</text:p>
          </table:table-cell>
          <table:table-cell table:formula="of:=[.$A102]*16.7/256" office:value-type="float" office:value="6.327734375" calcext:value-type="float">
            <text:p>6,327734375</text:p>
          </table:table-cell>
          <table:table-cell table:formula="of:=([$input.$B$15]^2*[.$B102]-ATAN([$input.$B$12]/[.$B102])*[$input.$B$12])/[$input.$B$12]" office:value-type="float" office:value="-0.260745016475858" calcext:value-type="float">
            <text:p>-0,2607450165</text:p>
          </table:table-cell>
          <table:table-cell table:formula="of:=([$input.$B$12]^2+[.$B102]^2)/([$input.$B$9]*EXP(-((ATAN([$input.$B$12]/[.$B102])+[.C102])^2/[$input.$B$15]^2)))" office:value-type="float" office:value="5.03377034531034" calcext:value-type="float">
            <text:p>5,0337703453</text:p>
          </table:table-cell>
          <table:table-cell table:formula="of:=ROUND((2*PI()+[.C102])/(2*PI())*32768;0)" office:value-type="float" office:value="31408" calcext:value-type="float">
            <text:p>31408</text:p>
          </table:table-cell>
          <table:table-cell table:formula="of:=ROUND([.D102]/[$input.$B$5]*65536;0)" office:value-type="float" office:value="417" calcext:value-type="float">
            <text:p>417</text:p>
          </table:table-cell>
          <table:table-cell table:formula="of:=[.$A102]*9.65/256" office:value-type="float" office:value="3.6564453125" calcext:value-type="float">
            <text:p>3,6564453125</text:p>
          </table:table-cell>
          <table:table-cell table:formula="of:=([$input.$C$15]^2*[.$G102]-ATAN([$input.$B$12]/[.$G102])*[$input.$B$12])/[$input.$B$12]" office:value-type="float" office:value="-0.422903920355799" calcext:value-type="float">
            <text:p>-0,4229039204</text:p>
          </table:table-cell>
          <table:table-cell table:formula="of:=([$input.$B$12]^2+[.$G102]^2)/([$input.$C$9]*EXP(-((ATAN([$input.$B$12]/[.$G102])+[.H102])^2/[$input.$C$15]^2)))" office:value-type="float" office:value="11.9867156203862" calcext:value-type="float">
            <text:p>11,9867156204</text:p>
          </table:table-cell>
          <table:table-cell table:formula="of:=ROUND((2*PI()+[.H102])/(2*PI())*32768;0)" office:value-type="float" office:value="30562" calcext:value-type="float">
            <text:p>30562</text:p>
          </table:table-cell>
          <table:table-cell table:formula="of:=ROUND([.I102]/[$input.$C$5]*65536;0)" office:value-type="float" office:value="624" calcext:value-type="float">
            <text:p>624</text:p>
          </table:table-cell>
          <table:table-cell table:number-columns-repeated="6"/>
        </table:table-row>
        <table:table-row table:style-name="ro4">
          <table:table-cell office:value-type="float" office:value="98" calcext:value-type="float">
            <text:p>98</text:p>
          </table:table-cell>
          <table:table-cell table:formula="of:=[.$A103]*16.7/256" office:value-type="float" office:value="6.39296875" calcext:value-type="float">
            <text:p>6,39296875</text:p>
          </table:table-cell>
          <table:table-cell table:formula="of:=([$input.$B$15]^2*[.$B103]-ATAN([$input.$B$12]/[.$B103])*[$input.$B$12])/[$input.$B$12]" office:value-type="float" office:value="-0.257342126886243" calcext:value-type="float">
            <text:p>-0,2573421269</text:p>
          </table:table-cell>
          <table:table-cell table:formula="of:=([$input.$B$12]^2+[.$B103]^2)/([$input.$B$9]*EXP(-((ATAN([$input.$B$12]/[.$B103])+[.C103])^2/[$input.$B$15]^2)))" office:value-type="float" office:value="5.14390516764817" calcext:value-type="float">
            <text:p>5,1439051676</text:p>
          </table:table-cell>
          <table:table-cell table:formula="of:=ROUND((2*PI()+[.C103])/(2*PI())*32768;0)" office:value-type="float" office:value="31426" calcext:value-type="float">
            <text:p>31426</text:p>
          </table:table-cell>
          <table:table-cell table:formula="of:=ROUND([.D103]/[$input.$B$5]*65536;0)" office:value-type="float" office:value="426" calcext:value-type="float">
            <text:p>426</text:p>
          </table:table-cell>
          <table:table-cell table:formula="of:=[.$A103]*9.65/256" office:value-type="float" office:value="3.694140625" calcext:value-type="float">
            <text:p>3,694140625</text:p>
          </table:table-cell>
          <table:table-cell table:formula="of:=([$input.$C$15]^2*[.$G103]-ATAN([$input.$B$12]/[.$G103])*[$input.$B$12])/[$input.$B$12]" office:value-type="float" office:value="-0.417797560563409" calcext:value-type="float">
            <text:p>-0,4177975606</text:p>
          </table:table-cell>
          <table:table-cell table:formula="of:=([$input.$B$12]^2+[.$G103]^2)/([$input.$C$9]*EXP(-((ATAN([$input.$B$12]/[.$G103])+[.H103])^2/[$input.$C$15]^2)))" office:value-type="float" office:value="12.2137963247127" calcext:value-type="float">
            <text:p>12,2137963247</text:p>
          </table:table-cell>
          <table:table-cell table:formula="of:=ROUND((2*PI()+[.H103])/(2*PI())*32768;0)" office:value-type="float" office:value="30589" calcext:value-type="float">
            <text:p>30589</text:p>
          </table:table-cell>
          <table:table-cell table:formula="of:=ROUND([.I103]/[$input.$C$5]*65536;0)" office:value-type="float" office:value="636" calcext:value-type="float">
            <text:p>636</text:p>
          </table:table-cell>
          <table:table-cell table:number-columns-repeated="6"/>
        </table:table-row>
        <table:table-row table:style-name="ro4">
          <table:table-cell office:value-type="float" office:value="99" calcext:value-type="float">
            <text:p>99</text:p>
          </table:table-cell>
          <table:table-cell table:formula="of:=[.$A104]*16.7/256" office:value-type="float" office:value="6.458203125" calcext:value-type="float">
            <text:p>6,458203125</text:p>
          </table:table-cell>
          <table:table-cell table:formula="of:=([$input.$B$15]^2*[.$B104]-ATAN([$input.$B$12]/[.$B104])*[$input.$B$12])/[$input.$B$12]" office:value-type="float" office:value="-0.253993292354245" calcext:value-type="float">
            <text:p>-0,2539932924</text:p>
          </table:table-cell>
          <table:table-cell table:formula="of:=([$input.$B$12]^2+[.$B104]^2)/([$input.$B$9]*EXP(-((ATAN([$input.$B$12]/[.$B104])+[.C104])^2/[$input.$B$15]^2)))" office:value-type="float" office:value="5.25579083755601" calcext:value-type="float">
            <text:p>5,2557908376</text:p>
          </table:table-cell>
          <table:table-cell table:formula="of:=ROUND((2*PI()+[.C104])/(2*PI())*32768;0)" office:value-type="float" office:value="31443" calcext:value-type="float">
            <text:p>31443</text:p>
          </table:table-cell>
          <table:table-cell table:formula="of:=ROUND([.D104]/[$input.$B$5]*65536;0)" office:value-type="float" office:value="435" calcext:value-type="float">
            <text:p>435</text:p>
          </table:table-cell>
          <table:table-cell table:formula="of:=[.$A104]*9.65/256" office:value-type="float" office:value="3.7318359375" calcext:value-type="float">
            <text:p>3,7318359375</text:p>
          </table:table-cell>
          <table:table-cell table:formula="of:=([$input.$C$15]^2*[.$G104]-ATAN([$input.$B$12]/[.$G104])*[$input.$B$12])/[$input.$B$12]" office:value-type="float" office:value="-0.412758628953725" calcext:value-type="float">
            <text:p>-0,412758629</text:p>
          </table:table-cell>
          <table:table-cell table:formula="of:=([$input.$B$12]^2+[.$G104]^2)/([$input.$C$9]*EXP(-((ATAN([$input.$B$12]/[.$G104])+[.H104])^2/[$input.$C$15]^2)))" office:value-type="float" office:value="12.4444587506381" calcext:value-type="float">
            <text:p>12,4444587506</text:p>
          </table:table-cell>
          <table:table-cell table:formula="of:=ROUND((2*PI()+[.H104])/(2*PI())*32768;0)" office:value-type="float" office:value="30615" calcext:value-type="float">
            <text:p>30615</text:p>
          </table:table-cell>
          <table:table-cell table:formula="of:=ROUND([.I104]/[$input.$C$5]*65536;0)" office:value-type="float" office:value="648" calcext:value-type="float">
            <text:p>648</text:p>
          </table:table-cell>
          <table:table-cell table:number-columns-repeated="6"/>
        </table:table-row>
        <table:table-row table:style-name="ro4">
          <table:table-cell office:value-type="float" office:value="100" calcext:value-type="float">
            <text:p>100</text:p>
          </table:table-cell>
          <table:table-cell table:formula="of:=[.$A105]*16.7/256" office:value-type="float" office:value="6.5234375" calcext:value-type="float">
            <text:p>6,5234375</text:p>
          </table:table-cell>
          <table:table-cell table:formula="of:=([$input.$B$15]^2*[.$B105]-ATAN([$input.$B$12]/[.$B105])*[$input.$B$12])/[$input.$B$12]" office:value-type="float" office:value="-0.250697079689905" calcext:value-type="float">
            <text:p>-0,2506970797</text:p>
          </table:table-cell>
          <table:table-cell table:formula="of:=([$input.$B$12]^2+[.$B105]^2)/([$input.$B$9]*EXP(-((ATAN([$input.$B$12]/[.$B105])+[.C105])^2/[$input.$B$15]^2)))" office:value-type="float" office:value="5.3694491669316" calcext:value-type="float">
            <text:p>5,3694491669</text:p>
          </table:table-cell>
          <table:table-cell table:formula="of:=ROUND((2*PI()+[.C105])/(2*PI())*32768;0)" office:value-type="float" office:value="31461" calcext:value-type="float">
            <text:p>31461</text:p>
          </table:table-cell>
          <table:table-cell table:formula="of:=ROUND([.D105]/[$input.$B$5]*65536;0)" office:value-type="float" office:value="444" calcext:value-type="float">
            <text:p>444</text:p>
          </table:table-cell>
          <table:table-cell table:formula="of:=[.$A105]*9.65/256" office:value-type="float" office:value="3.76953125" calcext:value-type="float">
            <text:p>3,76953125</text:p>
          </table:table-cell>
          <table:table-cell table:formula="of:=([$input.$C$15]^2*[.$G105]-ATAN([$input.$B$12]/[.$G105])*[$input.$B$12])/[$input.$B$12]" office:value-type="float" office:value="-0.407785702895127" calcext:value-type="float">
            <text:p>-0,4077857029</text:p>
          </table:table-cell>
          <table:table-cell table:formula="of:=([$input.$B$12]^2+[.$G105]^2)/([$input.$C$9]*EXP(-((ATAN([$input.$B$12]/[.$G105])+[.H105])^2/[$input.$C$15]^2)))" office:value-type="float" office:value="12.6787467909309" calcext:value-type="float">
            <text:p>12,6787467909</text:p>
          </table:table-cell>
          <table:table-cell table:formula="of:=ROUND((2*PI()+[.H105])/(2*PI())*32768;0)" office:value-type="float" office:value="30641" calcext:value-type="float">
            <text:p>30641</text:p>
          </table:table-cell>
          <table:table-cell table:formula="of:=ROUND([.I105]/[$input.$C$5]*65536;0)" office:value-type="float" office:value="661" calcext:value-type="float">
            <text:p>661</text:p>
          </table:table-cell>
          <table:table-cell table:number-columns-repeated="6"/>
        </table:table-row>
        <table:table-row table:style-name="ro4">
          <table:table-cell office:value-type="float" office:value="101" calcext:value-type="float">
            <text:p>101</text:p>
          </table:table-cell>
          <table:table-cell table:formula="of:=[.$A106]*16.7/256" office:value-type="float" office:value="6.588671875" calcext:value-type="float">
            <text:p>6,588671875</text:p>
          </table:table-cell>
          <table:table-cell table:formula="of:=([$input.$B$15]^2*[.$B106]-ATAN([$input.$B$12]/[.$B106])*[$input.$B$12])/[$input.$B$12]" office:value-type="float" office:value="-0.247452104215804" calcext:value-type="float">
            <text:p>-0,2474521042</text:p>
          </table:table-cell>
          <table:table-cell table:formula="of:=([$input.$B$12]^2+[.$B106]^2)/([$input.$B$9]*EXP(-((ATAN([$input.$B$12]/[.$B106])+[.C106])^2/[$input.$B$15]^2)))" office:value-type="float" office:value="5.48490234240146" calcext:value-type="float">
            <text:p>5,4849023424</text:p>
          </table:table-cell>
          <table:table-cell table:formula="of:=ROUND((2*PI()+[.C106])/(2*PI())*32768;0)" office:value-type="float" office:value="31477" calcext:value-type="float">
            <text:p>31477</text:p>
          </table:table-cell>
          <table:table-cell table:formula="of:=ROUND([.D106]/[$input.$B$5]*65536;0)" office:value-type="float" office:value="454" calcext:value-type="float">
            <text:p>454</text:p>
          </table:table-cell>
          <table:table-cell table:formula="of:=[.$A106]*9.65/256" office:value-type="float" office:value="3.8072265625" calcext:value-type="float">
            <text:p>3,8072265625</text:p>
          </table:table-cell>
          <table:table-cell table:formula="of:=([$input.$C$15]^2*[.$G106]-ATAN([$input.$B$12]/[.$G106])*[$input.$B$12])/[$input.$B$12]" office:value-type="float" office:value="-0.402877394521256" calcext:value-type="float">
            <text:p>-0,4028773945</text:p>
          </table:table-cell>
          <table:table-cell table:formula="of:=([$input.$B$12]^2+[.$G106]^2)/([$input.$C$9]*EXP(-((ATAN([$input.$B$12]/[.$G106])+[.H106])^2/[$input.$C$15]^2)))" office:value-type="float" office:value="12.9167050879106" calcext:value-type="float">
            <text:p>12,9167050879</text:p>
          </table:table-cell>
          <table:table-cell table:formula="of:=ROUND((2*PI()+[.H106])/(2*PI())*32768;0)" office:value-type="float" office:value="30667" calcext:value-type="float">
            <text:p>30667</text:p>
          </table:table-cell>
          <table:table-cell table:formula="of:=ROUND([.I106]/[$input.$C$5]*65536;0)" office:value-type="float" office:value="673" calcext:value-type="float">
            <text:p>673</text:p>
          </table:table-cell>
          <table:table-cell table:number-columns-repeated="6"/>
        </table:table-row>
        <table:table-row table:style-name="ro4">
          <table:table-cell office:value-type="float" office:value="102" calcext:value-type="float">
            <text:p>102</text:p>
          </table:table-cell>
          <table:table-cell table:formula="of:=[.$A107]*16.7/256" office:value-type="float" office:value="6.65390625" calcext:value-type="float">
            <text:p>6,65390625</text:p>
          </table:table-cell>
          <table:table-cell table:formula="of:=([$input.$B$15]^2*[.$B107]-ATAN([$input.$B$12]/[.$B107])*[$input.$B$12])/[$input.$B$12]" office:value-type="float" office:value="-0.244257027810159" calcext:value-type="float">
            <text:p>-0,2442570278</text:p>
          </table:table-cell>
          <table:table-cell table:formula="of:=([$input.$B$12]^2+[.$B107]^2)/([$input.$B$9]*EXP(-((ATAN([$input.$B$12]/[.$B107])+[.C107])^2/[$input.$B$15]^2)))" office:value-type="float" office:value="5.60217293082239" calcext:value-type="float">
            <text:p>5,6021729308</text:p>
          </table:table-cell>
          <table:table-cell table:formula="of:=ROUND((2*PI()+[.C107])/(2*PI())*32768;0)" office:value-type="float" office:value="31494" calcext:value-type="float">
            <text:p>31494</text:p>
          </table:table-cell>
          <table:table-cell table:formula="of:=ROUND([.D107]/[$input.$B$5]*65536;0)" office:value-type="float" office:value="464" calcext:value-type="float">
            <text:p>464</text:p>
          </table:table-cell>
          <table:table-cell table:formula="of:=[.$A107]*9.65/256" office:value-type="float" office:value="3.844921875" calcext:value-type="float">
            <text:p>3,844921875</text:p>
          </table:table-cell>
          <table:table-cell table:formula="of:=([$input.$C$15]^2*[.$G107]-ATAN([$input.$B$12]/[.$G107])*[$input.$B$12])/[$input.$B$12]" office:value-type="float" office:value="-0.398032349891024" calcext:value-type="float">
            <text:p>-0,3980323499</text:p>
          </table:table-cell>
          <table:table-cell table:formula="of:=([$input.$B$12]^2+[.$G107]^2)/([$input.$C$9]*EXP(-((ATAN([$input.$B$12]/[.$G107])+[.H107])^2/[$input.$C$15]^2)))" office:value-type="float" office:value="13.1583790443321" calcext:value-type="float">
            <text:p>13,1583790443</text:p>
          </table:table-cell>
          <table:table-cell table:formula="of:=ROUND((2*PI()+[.H107])/(2*PI())*32768;0)" office:value-type="float" office:value="30692" calcext:value-type="float">
            <text:p>30692</text:p>
          </table:table-cell>
          <table:table-cell table:formula="of:=ROUND([.I107]/[$input.$C$5]*65536;0)" office:value-type="float" office:value="685" calcext:value-type="float">
            <text:p>685</text:p>
          </table:table-cell>
          <table:table-cell table:number-columns-repeated="6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$A108]*16.7/256" office:value-type="float" office:value="6.719140625" calcext:value-type="float">
            <text:p>6,719140625</text:p>
          </table:table-cell>
          <table:table-cell table:formula="of:=([$input.$B$15]^2*[.$B108]-ATAN([$input.$B$12]/[.$B108])*[$input.$B$12])/[$input.$B$12]" office:value-type="float" office:value="-0.241110557039539" calcext:value-type="float">
            <text:p>-0,241110557</text:p>
          </table:table-cell>
          <table:table-cell table:formula="of:=([$input.$B$12]^2+[.$B108]^2)/([$input.$B$9]*EXP(-((ATAN([$input.$B$12]/[.$B108])+[.C108])^2/[$input.$B$15]^2)))" office:value-type="float" office:value="5.72128388488541" calcext:value-type="float">
            <text:p>5,7212838849</text:p>
          </table:table-cell>
          <table:table-cell table:formula="of:=ROUND((2*PI()+[.C108])/(2*PI())*32768;0)" office:value-type="float" office:value="31511" calcext:value-type="float">
            <text:p>31511</text:p>
          </table:table-cell>
          <table:table-cell table:formula="of:=ROUND([.D108]/[$input.$B$5]*65536;0)" office:value-type="float" office:value="473" calcext:value-type="float">
            <text:p>473</text:p>
          </table:table-cell>
          <table:table-cell table:formula="of:=[.$A108]*9.65/256" office:value-type="float" office:value="3.8826171875" calcext:value-type="float">
            <text:p>3,8826171875</text:p>
          </table:table-cell>
          <table:table-cell table:formula="of:=([$input.$C$15]^2*[.$G108]-ATAN([$input.$B$12]/[.$G108])*[$input.$B$12])/[$input.$B$12]" office:value-type="float" office:value="-0.393249248160754" calcext:value-type="float">
            <text:p>-0,3932492482</text:p>
          </table:table-cell>
          <table:table-cell table:formula="of:=([$input.$B$12]^2+[.$G108]^2)/([$input.$C$9]*EXP(-((ATAN([$input.$B$12]/[.$G108])+[.H108])^2/[$input.$C$15]^2)))" office:value-type="float" office:value="13.4038148344737" calcext:value-type="float">
            <text:p>13,4038148345</text:p>
          </table:table-cell>
          <table:table-cell table:formula="of:=ROUND((2*PI()+[.H108])/(2*PI())*32768;0)" office:value-type="float" office:value="30717" calcext:value-type="float">
            <text:p>30717</text:p>
          </table:table-cell>
          <table:table-cell table:formula="of:=ROUND([.I108]/[$input.$C$5]*65536;0)" office:value-type="float" office:value="698" calcext:value-type="float">
            <text:p>698</text:p>
          </table:table-cell>
          <table:table-cell table:number-columns-repeated="6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$A109]*16.7/256" office:value-type="float" office:value="6.784375" calcext:value-type="float">
            <text:p>6,784375</text:p>
          </table:table-cell>
          <table:table-cell table:formula="of:=([$input.$B$15]^2*[.$B109]-ATAN([$input.$B$12]/[.$B109])*[$input.$B$12])/[$input.$B$12]" office:value-type="float" office:value="-0.238011441376729" calcext:value-type="float">
            <text:p>-0,2380114414</text:p>
          </table:table-cell>
          <table:table-cell table:formula="of:=([$input.$B$12]^2+[.$B109]^2)/([$input.$B$9]*EXP(-((ATAN([$input.$B$12]/[.$B109])+[.C109])^2/[$input.$B$15]^2)))" office:value-type="float" office:value="5.84225854882413" calcext:value-type="float">
            <text:p>5,8422585488</text:p>
          </table:table-cell>
          <table:table-cell table:formula="of:=ROUND((2*PI()+[.C109])/(2*PI())*32768;0)" office:value-type="float" office:value="31527" calcext:value-type="float">
            <text:p>31527</text:p>
          </table:table-cell>
          <table:table-cell table:formula="of:=ROUND([.D109]/[$input.$B$5]*65536;0)" office:value-type="float" office:value="483" calcext:value-type="float">
            <text:p>483</text:p>
          </table:table-cell>
          <table:table-cell table:formula="of:=[.$A109]*9.65/256" office:value-type="float" office:value="3.9203125" calcext:value-type="float">
            <text:p>3,9203125</text:p>
          </table:table-cell>
          <table:table-cell table:formula="of:=([$input.$C$15]^2*[.$G109]-ATAN([$input.$B$12]/[.$G109])*[$input.$B$12])/[$input.$B$12]" office:value-type="float" office:value="-0.388526800769192" calcext:value-type="float">
            <text:p>-0,3885268008</text:p>
          </table:table-cell>
          <table:table-cell table:formula="of:=([$input.$B$12]^2+[.$G109]^2)/([$input.$C$9]*EXP(-((ATAN([$input.$B$12]/[.$G109])+[.H109])^2/[$input.$C$15]^2)))" office:value-type="float" office:value="13.6530594154288" calcext:value-type="float">
            <text:p>13,6530594154</text:p>
          </table:table-cell>
          <table:table-cell table:formula="of:=ROUND((2*PI()+[.H109])/(2*PI())*32768;0)" office:value-type="float" office:value="30742" calcext:value-type="float">
            <text:p>30742</text:p>
          </table:table-cell>
          <table:table-cell table:formula="of:=ROUND([.I109]/[$input.$C$5]*65536;0)" office:value-type="float" office:value="711" calcext:value-type="float">
            <text:p>711</text:p>
          </table:table-cell>
          <table:table-cell table:number-columns-repeated="6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$A110]*16.7/256" office:value-type="float" office:value="6.849609375" calcext:value-type="float">
            <text:p>6,849609375</text:p>
          </table:table-cell>
          <table:table-cell table:formula="of:=([$input.$B$15]^2*[.$B110]-ATAN([$input.$B$12]/[.$B110])*[$input.$B$12])/[$input.$B$12]" office:value-type="float" office:value="-0.234958471499505" calcext:value-type="float">
            <text:p>-0,2349584715</text:p>
          </table:table-cell>
          <table:table-cell table:formula="of:=([$input.$B$12]^2+[.$B110]^2)/([$input.$B$9]*EXP(-((ATAN([$input.$B$12]/[.$B110])+[.C110])^2/[$input.$B$15]^2)))" office:value-type="float" office:value="5.96512066422906" calcext:value-type="float">
            <text:p>5,9651206642</text:p>
          </table:table-cell>
          <table:table-cell table:formula="of:=ROUND((2*PI()+[.C110])/(2*PI())*32768;0)" office:value-type="float" office:value="31543" calcext:value-type="float">
            <text:p>31543</text:p>
          </table:table-cell>
          <table:table-cell table:formula="of:=ROUND([.D110]/[$input.$B$5]*65536;0)" office:value-type="float" office:value="494" calcext:value-type="float">
            <text:p>494</text:p>
          </table:table-cell>
          <table:table-cell table:formula="of:=[.$A110]*9.65/256" office:value-type="float" office:value="3.9580078125" calcext:value-type="float">
            <text:p>3,9580078125</text:p>
          </table:table-cell>
          <table:table-cell table:formula="of:=([$input.$C$15]^2*[.$G110]-ATAN([$input.$B$12]/[.$G110])*[$input.$B$12])/[$input.$B$12]" office:value-type="float" office:value="-0.383863750636033" calcext:value-type="float">
            <text:p>-0,3838637506</text:p>
          </table:table-cell>
          <table:table-cell table:formula="of:=([$input.$B$12]^2+[.$G110]^2)/([$input.$C$9]*EXP(-((ATAN([$input.$B$12]/[.$G110])+[.H110])^2/[$input.$C$15]^2)))" office:value-type="float" office:value="13.9061605386068" calcext:value-type="float">
            <text:p>13,9061605386</text:p>
          </table:table-cell>
          <table:table-cell table:formula="of:=ROUND((2*PI()+[.H110])/(2*PI())*32768;0)" office:value-type="float" office:value="30766" calcext:value-type="float">
            <text:p>30766</text:p>
          </table:table-cell>
          <table:table-cell table:formula="of:=ROUND([.I110]/[$input.$C$5]*65536;0)" office:value-type="float" office:value="724" calcext:value-type="float">
            <text:p>724</text:p>
          </table:table-cell>
          <table:table-cell table:number-columns-repeated="6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$A111]*16.7/256" office:value-type="float" office:value="6.91484375" calcext:value-type="float">
            <text:p>6,91484375</text:p>
          </table:table-cell>
          <table:table-cell table:formula="of:=([$input.$B$15]^2*[.$B111]-ATAN([$input.$B$12]/[.$B111])*[$input.$B$12])/[$input.$B$12]" office:value-type="float" office:value="-0.231950477666316" calcext:value-type="float">
            <text:p>-0,2319504777</text:p>
          </table:table-cell>
          <table:table-cell table:formula="of:=([$input.$B$12]^2+[.$B111]^2)/([$input.$B$9]*EXP(-((ATAN([$input.$B$12]/[.$B111])+[.C111])^2/[$input.$B$15]^2)))" office:value-type="float" office:value="6.08989437596994" calcext:value-type="float">
            <text:p>6,089894376</text:p>
          </table:table-cell>
          <table:table-cell table:formula="of:=ROUND((2*PI()+[.C111])/(2*PI())*32768;0)" office:value-type="float" office:value="31558" calcext:value-type="float">
            <text:p>31558</text:p>
          </table:table-cell>
          <table:table-cell table:formula="of:=ROUND([.D111]/[$input.$B$5]*65536;0)" office:value-type="float" office:value="504" calcext:value-type="float">
            <text:p>504</text:p>
          </table:table-cell>
          <table:table-cell table:formula="of:=[.$A111]*9.65/256" office:value-type="float" office:value="3.995703125" calcext:value-type="float">
            <text:p>3,995703125</text:p>
          </table:table-cell>
          <table:table-cell table:formula="of:=([$input.$C$15]^2*[.$G111]-ATAN([$input.$B$12]/[.$G111])*[$input.$B$12])/[$input.$B$12]" office:value-type="float" office:value="-0.37925887137449" calcext:value-type="float">
            <text:p>-0,3792588714</text:p>
          </table:table-cell>
          <table:table-cell table:formula="of:=([$input.$B$12]^2+[.$G111]^2)/([$input.$C$9]*EXP(-((ATAN([$input.$B$12]/[.$G111])+[.H111])^2/[$input.$C$15]^2)))" office:value-type="float" office:value="14.1631667614462" calcext:value-type="float">
            <text:p>14,1631667614</text:p>
          </table:table-cell>
          <table:table-cell table:formula="of:=ROUND((2*PI()+[.H111])/(2*PI())*32768;0)" office:value-type="float" office:value="30790" calcext:value-type="float">
            <text:p>30790</text:p>
          </table:table-cell>
          <table:table-cell table:formula="of:=ROUND([.I111]/[$input.$C$5]*65536;0)" office:value-type="float" office:value="738" calcext:value-type="float">
            <text:p>738</text:p>
          </table:table-cell>
          <table:table-cell table:number-columns-repeated="6"/>
        </table:table-row>
        <table:table-row table:style-name="ro4">
          <table:table-cell office:value-type="float" office:value="107" calcext:value-type="float">
            <text:p>107</text:p>
          </table:table-cell>
          <table:table-cell table:formula="of:=[.$A112]*16.7/256" office:value-type="float" office:value="6.980078125" calcext:value-type="float">
            <text:p>6,980078125</text:p>
          </table:table-cell>
          <table:table-cell table:formula="of:=([$input.$B$15]^2*[.$B112]-ATAN([$input.$B$12]/[.$B112])*[$input.$B$12])/[$input.$B$12]" office:value-type="float" office:value="-0.228986328165036" calcext:value-type="float">
            <text:p>-0,2289863282</text:p>
          </table:table-cell>
          <table:table-cell table:formula="of:=([$input.$B$12]^2+[.$B112]^2)/([$input.$B$9]*EXP(-((ATAN([$input.$B$12]/[.$B112])+[.C112])^2/[$input.$B$15]^2)))" office:value-type="float" office:value="6.21660423822772" calcext:value-type="float">
            <text:p>6,2166042382</text:p>
          </table:table-cell>
          <table:table-cell table:formula="of:=ROUND((2*PI()+[.C112])/(2*PI())*32768;0)" office:value-type="float" office:value="31574" calcext:value-type="float">
            <text:p>31574</text:p>
          </table:table-cell>
          <table:table-cell table:formula="of:=ROUND([.D112]/[$input.$B$5]*65536;0)" office:value-type="float" office:value="514" calcext:value-type="float">
            <text:p>514</text:p>
          </table:table-cell>
          <table:table-cell table:formula="of:=[.$A112]*9.65/256" office:value-type="float" office:value="4.0333984375" calcext:value-type="float">
            <text:p>4,0333984375</text:p>
          </table:table-cell>
          <table:table-cell table:formula="of:=([$input.$C$15]^2*[.$G112]-ATAN([$input.$B$12]/[.$G112])*[$input.$B$12])/[$input.$B$12]" office:value-type="float" office:value="-0.374710966518351" calcext:value-type="float">
            <text:p>-0,3747109665</text:p>
          </table:table-cell>
          <table:table-cell table:formula="of:=([$input.$B$12]^2+[.$G112]^2)/([$input.$C$9]*EXP(-((ATAN([$input.$B$12]/[.$G112])+[.H112])^2/[$input.$C$15]^2)))" office:value-type="float" office:value="14.4241274593433" calcext:value-type="float">
            <text:p>14,4241274593</text:p>
          </table:table-cell>
          <table:table-cell table:formula="of:=ROUND((2*PI()+[.H112])/(2*PI())*32768;0)" office:value-type="float" office:value="30814" calcext:value-type="float">
            <text:p>30814</text:p>
          </table:table-cell>
          <table:table-cell table:formula="of:=ROUND([.I112]/[$input.$C$5]*65536;0)" office:value-type="float" office:value="751" calcext:value-type="float">
            <text:p>751</text:p>
          </table:table-cell>
          <table:table-cell table:number-columns-repeated="6"/>
        </table:table-row>
        <table:table-row table:style-name="ro4">
          <table:table-cell office:value-type="float" office:value="108" calcext:value-type="float">
            <text:p>108</text:p>
          </table:table-cell>
          <table:table-cell table:formula="of:=[.$A113]*16.7/256" office:value-type="float" office:value="7.0453125" calcext:value-type="float">
            <text:p>7,0453125</text:p>
          </table:table-cell>
          <table:table-cell table:formula="of:=([$input.$B$15]^2*[.$B113]-ATAN([$input.$B$12]/[.$B113])*[$input.$B$12])/[$input.$B$12]" office:value-type="float" office:value="-0.226064927831216" calcext:value-type="float">
            <text:p>-0,2260649278</text:p>
          </table:table-cell>
          <table:table-cell table:formula="of:=([$input.$B$12]^2+[.$B113]^2)/([$input.$B$9]*EXP(-((ATAN([$input.$B$12]/[.$B113])+[.C113])^2/[$input.$B$15]^2)))" office:value-type="float" office:value="6.34527522063814" calcext:value-type="float">
            <text:p>6,3452752206</text:p>
          </table:table-cell>
          <table:table-cell table:formula="of:=ROUND((2*PI()+[.C113])/(2*PI())*32768;0)" office:value-type="float" office:value="31589" calcext:value-type="float">
            <text:p>31589</text:p>
          </table:table-cell>
          <table:table-cell table:formula="of:=ROUND([.D113]/[$input.$B$5]*65536;0)" office:value-type="float" office:value="525" calcext:value-type="float">
            <text:p>525</text:p>
          </table:table-cell>
          <table:table-cell table:formula="of:=[.$A113]*9.65/256" office:value-type="float" office:value="4.07109375" calcext:value-type="float">
            <text:p>4,07109375</text:p>
          </table:table-cell>
          <table:table-cell table:formula="of:=([$input.$C$15]^2*[.$G113]-ATAN([$input.$B$12]/[.$G113])*[$input.$B$12])/[$input.$B$12]" office:value-type="float" office:value="-0.370218868763865" calcext:value-type="float">
            <text:p>-0,3702188688</text:p>
          </table:table-cell>
          <table:table-cell table:formula="of:=([$input.$B$12]^2+[.$G113]^2)/([$input.$C$9]*EXP(-((ATAN([$input.$B$12]/[.$G113])+[.H113])^2/[$input.$C$15]^2)))" office:value-type="float" office:value="14.6890928378002" calcext:value-type="float">
            <text:p>14,6890928378</text:p>
          </table:table-cell>
          <table:table-cell table:formula="of:=ROUND((2*PI()+[.H113])/(2*PI())*32768;0)" office:value-type="float" office:value="30837" calcext:value-type="float">
            <text:p>30837</text:p>
          </table:table-cell>
          <table:table-cell table:formula="of:=ROUND([.I113]/[$input.$C$5]*65536;0)" office:value-type="float" office:value="765" calcext:value-type="float">
            <text:p>765</text:p>
          </table:table-cell>
          <table:table-cell table:number-columns-repeated="6"/>
        </table:table-row>
        <table:table-row table:style-name="ro4">
          <table:table-cell office:value-type="float" office:value="109" calcext:value-type="float">
            <text:p>109</text:p>
          </table:table-cell>
          <table:table-cell table:formula="of:=[.$A114]*16.7/256" office:value-type="float" office:value="7.110546875" calcext:value-type="float">
            <text:p>7,110546875</text:p>
          </table:table-cell>
          <table:table-cell table:formula="of:=([$input.$B$15]^2*[.$B114]-ATAN([$input.$B$12]/[.$B114])*[$input.$B$12])/[$input.$B$12]" office:value-type="float" office:value="-0.223185216632367" calcext:value-type="float">
            <text:p>-0,2231852166</text:p>
          </table:table-cell>
          <table:table-cell table:formula="of:=([$input.$B$12]^2+[.$B114]^2)/([$input.$B$9]*EXP(-((ATAN([$input.$B$12]/[.$B114])+[.C114])^2/[$input.$B$15]^2)))" office:value-type="float" office:value="6.47593271454884" calcext:value-type="float">
            <text:p>6,4759327145</text:p>
          </table:table-cell>
          <table:table-cell table:formula="of:=ROUND((2*PI()+[.C114])/(2*PI())*32768;0)" office:value-type="float" office:value="31604" calcext:value-type="float">
            <text:p>31604</text:p>
          </table:table-cell>
          <table:table-cell table:formula="of:=ROUND([.D114]/[$input.$B$5]*65536;0)" office:value-type="float" office:value="536" calcext:value-type="float">
            <text:p>536</text:p>
          </table:table-cell>
          <table:table-cell table:formula="of:=[.$A114]*9.65/256" office:value-type="float" office:value="4.1087890625" calcext:value-type="float">
            <text:p>4,1087890625</text:p>
          </table:table-cell>
          <table:table-cell table:formula="of:=([$input.$C$15]^2*[.$G114]-ATAN([$input.$B$12]/[.$G114])*[$input.$B$12])/[$input.$B$12]" office:value-type="float" office:value="-0.365781439226736" calcext:value-type="float">
            <text:p>-0,3657814392</text:p>
          </table:table-cell>
          <table:table-cell table:formula="of:=([$input.$B$12]^2+[.$G114]^2)/([$input.$C$9]*EXP(-((ATAN([$input.$B$12]/[.$G114])+[.H114])^2/[$input.$C$15]^2)))" office:value-type="float" office:value="14.9581139447961" calcext:value-type="float">
            <text:p>14,9581139448</text:p>
          </table:table-cell>
          <table:table-cell table:formula="of:=ROUND((2*PI()+[.H114])/(2*PI())*32768;0)" office:value-type="float" office:value="30860" calcext:value-type="float">
            <text:p>30860</text:p>
          </table:table-cell>
          <table:table-cell table:formula="of:=ROUND([.I114]/[$input.$C$5]*65536;0)" office:value-type="float" office:value="779" calcext:value-type="float">
            <text:p>779</text:p>
          </table:table-cell>
          <table:table-cell table:number-columns-repeated="6"/>
        </table:table-row>
        <table:table-row table:style-name="ro4">
          <table:table-cell office:value-type="float" office:value="110" calcext:value-type="float">
            <text:p>110</text:p>
          </table:table-cell>
          <table:table-cell table:formula="of:=[.$A115]*16.7/256" office:value-type="float" office:value="7.17578125" calcext:value-type="float">
            <text:p>7,17578125</text:p>
          </table:table-cell>
          <table:table-cell table:formula="of:=([$input.$B$15]^2*[.$B115]-ATAN([$input.$B$12]/[.$B115])*[$input.$B$12])/[$input.$B$12]" office:value-type="float" office:value="-0.220346168315079" calcext:value-type="float">
            <text:p>-0,2203461683</text:p>
          </table:table-cell>
          <table:table-cell table:formula="of:=([$input.$B$12]^2+[.$B115]^2)/([$input.$B$9]*EXP(-((ATAN([$input.$B$12]/[.$B115])+[.C115])^2/[$input.$B$15]^2)))" office:value-type="float" office:value="6.60860253939199" calcext:value-type="float">
            <text:p>6,6086025394</text:p>
          </table:table-cell>
          <table:table-cell table:formula="of:=ROUND((2*PI()+[.C115])/(2*PI())*32768;0)" office:value-type="float" office:value="31619" calcext:value-type="float">
            <text:p>31619</text:p>
          </table:table-cell>
          <table:table-cell table:formula="of:=ROUND([.D115]/[$input.$B$5]*65536;0)" office:value-type="float" office:value="547" calcext:value-type="float">
            <text:p>547</text:p>
          </table:table-cell>
          <table:table-cell table:formula="of:=[.$A115]*9.65/256" office:value-type="float" office:value="4.146484375" calcext:value-type="float">
            <text:p>4,146484375</text:p>
          </table:table-cell>
          <table:table-cell table:formula="of:=([$input.$C$15]^2*[.$G115]-ATAN([$input.$B$12]/[.$G115])*[$input.$B$12])/[$input.$B$12]" office:value-type="float" office:value="-0.361397566714416" calcext:value-type="float">
            <text:p>-0,3613975667</text:p>
          </table:table-cell>
          <table:table-cell table:formula="of:=([$input.$B$12]^2+[.$G115]^2)/([$input.$C$9]*EXP(-((ATAN([$input.$B$12]/[.$G115])+[.H115])^2/[$input.$C$15]^2)))" office:value-type="float" office:value="15.2312426833853" calcext:value-type="float">
            <text:p>15,2312426834</text:p>
          </table:table-cell>
          <table:table-cell table:formula="of:=ROUND((2*PI()+[.H115])/(2*PI())*32768;0)" office:value-type="float" office:value="30883" calcext:value-type="float">
            <text:p>30883</text:p>
          </table:table-cell>
          <table:table-cell table:formula="of:=ROUND([.I115]/[$input.$C$5]*65536;0)" office:value-type="float" office:value="793" calcext:value-type="float">
            <text:p>793</text:p>
          </table:table-cell>
          <table:table-cell table:number-columns-repeated="6"/>
        </table:table-row>
        <table:table-row table:style-name="ro4">
          <table:table-cell office:value-type="float" office:value="111" calcext:value-type="float">
            <text:p>111</text:p>
          </table:table-cell>
          <table:table-cell table:formula="of:=[.$A116]*16.7/256" office:value-type="float" office:value="7.241015625" calcext:value-type="float">
            <text:p>7,241015625</text:p>
          </table:table-cell>
          <table:table-cell table:formula="of:=([$input.$B$15]^2*[.$B116]-ATAN([$input.$B$12]/[.$B116])*[$input.$B$12])/[$input.$B$12]" office:value-type="float" office:value="-0.217546789111855" calcext:value-type="float">
            <text:p>-0,2175467891</text:p>
          </table:table-cell>
          <table:table-cell table:formula="of:=([$input.$B$12]^2+[.$B116]^2)/([$input.$B$9]*EXP(-((ATAN([$input.$B$12]/[.$B116])+[.C116])^2/[$input.$B$15]^2)))" office:value-type="float" office:value="6.74331094917433" calcext:value-type="float">
            <text:p>6,7433109492</text:p>
          </table:table-cell>
          <table:table-cell table:formula="of:=ROUND((2*PI()+[.C116])/(2*PI())*32768;0)" office:value-type="float" office:value="31633" calcext:value-type="float">
            <text:p>31633</text:p>
          </table:table-cell>
          <table:table-cell table:formula="of:=ROUND([.D116]/[$input.$B$5]*65536;0)" office:value-type="float" office:value="558" calcext:value-type="float">
            <text:p>558</text:p>
          </table:table-cell>
          <table:table-cell table:formula="of:=[.$A116]*9.65/256" office:value-type="float" office:value="4.1841796875" calcext:value-type="float">
            <text:p>4,1841796875</text:p>
          </table:table-cell>
          <table:table-cell table:formula="of:=([$input.$C$15]^2*[.$G116]-ATAN([$input.$B$12]/[.$G116])*[$input.$B$12])/[$input.$B$12]" office:value-type="float" office:value="-0.35706616701385" calcext:value-type="float">
            <text:p>-0,357066167</text:p>
          </table:table-cell>
          <table:table-cell table:formula="of:=([$input.$B$12]^2+[.$G116]^2)/([$input.$C$9]*EXP(-((ATAN([$input.$B$12]/[.$G116])+[.H116])^2/[$input.$C$15]^2)))" office:value-type="float" office:value="15.5085318245262" calcext:value-type="float">
            <text:p>15,5085318245</text:p>
          </table:table-cell>
          <table:table-cell table:formula="of:=ROUND((2*PI()+[.H116])/(2*PI())*32768;0)" office:value-type="float" office:value="30906" calcext:value-type="float">
            <text:p>30906</text:p>
          </table:table-cell>
          <table:table-cell table:formula="of:=ROUND([.I116]/[$input.$C$5]*65536;0)" office:value-type="float" office:value="808" calcext:value-type="float">
            <text:p>808</text:p>
          </table:table-cell>
          <table:table-cell table:number-columns-repeated="6"/>
        </table:table-row>
        <table:table-row table:style-name="ro4">
          <table:table-cell office:value-type="float" office:value="112" calcext:value-type="float">
            <text:p>112</text:p>
          </table:table-cell>
          <table:table-cell table:formula="of:=[.$A117]*16.7/256" office:value-type="float" office:value="7.30625" calcext:value-type="float">
            <text:p>7,30625</text:p>
          </table:table-cell>
          <table:table-cell table:formula="of:=([$input.$B$15]^2*[.$B117]-ATAN([$input.$B$12]/[.$B117])*[$input.$B$12])/[$input.$B$12]" office:value-type="float" office:value="-0.21478611650478" calcext:value-type="float">
            <text:p>-0,2147861165</text:p>
          </table:table-cell>
          <table:table-cell table:formula="of:=([$input.$B$12]^2+[.$B117]^2)/([$input.$B$9]*EXP(-((ATAN([$input.$B$12]/[.$B117])+[.C117])^2/[$input.$B$15]^2)))" office:value-type="float" office:value="6.88008463908671" calcext:value-type="float">
            <text:p>6,8800846391</text:p>
          </table:table-cell>
          <table:table-cell table:formula="of:=ROUND((2*PI()+[.C117])/(2*PI())*32768;0)" office:value-type="float" office:value="31648" calcext:value-type="float">
            <text:p>31648</text:p>
          </table:table-cell>
          <table:table-cell table:formula="of:=ROUND([.D117]/[$input.$B$5]*65536;0)" office:value-type="float" office:value="569" calcext:value-type="float">
            <text:p>569</text:p>
          </table:table-cell>
          <table:table-cell table:formula="of:=[.$A117]*9.65/256" office:value-type="float" office:value="4.221875" calcext:value-type="float">
            <text:p>4,221875</text:p>
          </table:table-cell>
          <table:table-cell table:formula="of:=([$input.$C$15]^2*[.$G117]-ATAN([$input.$B$12]/[.$G117])*[$input.$B$12])/[$input.$B$12]" office:value-type="float" office:value="-0.35278618219475" calcext:value-type="float">
            <text:p>-0,3527861822</text:p>
          </table:table-cell>
          <table:table-cell table:formula="of:=([$input.$B$12]^2+[.$G117]^2)/([$input.$C$9]*EXP(-((ATAN([$input.$B$12]/[.$G117])+[.H117])^2/[$input.$C$15]^2)))" office:value-type="float" office:value="15.7900350201448" calcext:value-type="float">
            <text:p>15,7900350201</text:p>
          </table:table-cell>
          <table:table-cell table:formula="of:=ROUND((2*PI()+[.H117])/(2*PI())*32768;0)" office:value-type="float" office:value="30928" calcext:value-type="float">
            <text:p>30928</text:p>
          </table:table-cell>
          <table:table-cell table:formula="of:=ROUND([.I117]/[$input.$C$5]*65536;0)" office:value-type="float" office:value="823" calcext:value-type="float">
            <text:p>823</text:p>
          </table:table-cell>
          <table:table-cell table:number-columns-repeated="6"/>
        </table:table-row>
        <table:table-row table:style-name="ro4">
          <table:table-cell office:value-type="float" office:value="113" calcext:value-type="float">
            <text:p>113</text:p>
          </table:table-cell>
          <table:table-cell table:formula="of:=[.$A118]*16.7/256" office:value-type="float" office:value="7.371484375" calcext:value-type="float">
            <text:p>7,371484375</text:p>
          </table:table-cell>
          <table:table-cell table:formula="of:=([$input.$B$15]^2*[.$B118]-ATAN([$input.$B$12]/[.$B118])*[$input.$B$12])/[$input.$B$12]" office:value-type="float" office:value="-0.212063218043242" calcext:value-type="float">
            <text:p>-0,212063218</text:p>
          </table:table-cell>
          <table:table-cell table:formula="of:=([$input.$B$12]^2+[.$B118]^2)/([$input.$B$9]*EXP(-((ATAN([$input.$B$12]/[.$B118])+[.C118])^2/[$input.$B$15]^2)))" office:value-type="float" office:value="7.01895075223529" calcext:value-type="float">
            <text:p>7,0189507522</text:p>
          </table:table-cell>
          <table:table-cell table:formula="of:=ROUND((2*PI()+[.C118])/(2*PI())*32768;0)" office:value-type="float" office:value="31662" calcext:value-type="float">
            <text:p>31662</text:p>
          </table:table-cell>
          <table:table-cell table:formula="of:=ROUND([.D118]/[$input.$B$5]*65536;0)" office:value-type="float" office:value="581" calcext:value-type="float">
            <text:p>581</text:p>
          </table:table-cell>
          <table:table-cell table:formula="of:=[.$A118]*9.65/256" office:value-type="float" office:value="4.2595703125" calcext:value-type="float">
            <text:p>4,2595703125</text:p>
          </table:table-cell>
          <table:table-cell table:formula="of:=([$input.$C$15]^2*[.$G118]-ATAN([$input.$B$12]/[.$G118])*[$input.$B$12])/[$input.$B$12]" office:value-type="float" office:value="-0.348556579928418" calcext:value-type="float">
            <text:p>-0,3485565799</text:p>
          </table:table-cell>
          <table:table-cell table:formula="of:=([$input.$B$12]^2+[.$G118]^2)/([$input.$C$9]*EXP(-((ATAN([$input.$B$12]/[.$G118])+[.H118])^2/[$input.$C$15]^2)))" office:value-type="float" office:value="16.0758068164377" calcext:value-type="float">
            <text:p>16,0758068164</text:p>
          </table:table-cell>
          <table:table-cell table:formula="of:=ROUND((2*PI()+[.H118])/(2*PI())*32768;0)" office:value-type="float" office:value="30950" calcext:value-type="float">
            <text:p>30950</text:p>
          </table:table-cell>
          <table:table-cell table:formula="of:=ROUND([.I118]/[$input.$C$5]*65536;0)" office:value-type="float" office:value="837" calcext:value-type="float">
            <text:p>837</text:p>
          </table:table-cell>
          <table:table-cell table:number-columns-repeated="6"/>
        </table:table-row>
        <table:table-row table:style-name="ro4">
          <table:table-cell office:value-type="float" office:value="114" calcext:value-type="float">
            <text:p>114</text:p>
          </table:table-cell>
          <table:table-cell table:formula="of:=[.$A119]*16.7/256" office:value-type="float" office:value="7.43671875" calcext:value-type="float">
            <text:p>7,43671875</text:p>
          </table:table-cell>
          <table:table-cell table:formula="of:=([$input.$B$15]^2*[.$B119]-ATAN([$input.$B$12]/[.$B119])*[$input.$B$12])/[$input.$B$12]" office:value-type="float" office:value="-0.20937719021309" calcext:value-type="float">
            <text:p>-0,2093771902</text:p>
          </table:table-cell>
          <table:table-cell table:formula="of:=([$input.$B$12]^2+[.$B119]^2)/([$input.$B$9]*EXP(-((ATAN([$input.$B$12]/[.$B119])+[.C119])^2/[$input.$B$15]^2)))" office:value-type="float" office:value="7.15993688649633" calcext:value-type="float">
            <text:p>7,1599368865</text:p>
          </table:table-cell>
          <table:table-cell table:formula="of:=ROUND((2*PI()+[.C119])/(2*PI())*32768;0)" office:value-type="float" office:value="31676" calcext:value-type="float">
            <text:p>31676</text:p>
          </table:table-cell>
          <table:table-cell table:formula="of:=ROUND([.D119]/[$input.$B$5]*65536;0)" office:value-type="float" office:value="592" calcext:value-type="float">
            <text:p>592</text:p>
          </table:table-cell>
          <table:table-cell table:formula="of:=[.$A119]*9.65/256" office:value-type="float" office:value="4.297265625" calcext:value-type="float">
            <text:p>4,297265625</text:p>
          </table:table-cell>
          <table:table-cell table:formula="of:=([$input.$C$15]^2*[.$G119]-ATAN([$input.$B$12]/[.$G119])*[$input.$B$12])/[$input.$B$12]" office:value-type="float" office:value="-0.344376352822131" calcext:value-type="float">
            <text:p>-0,3443763528</text:p>
          </table:table-cell>
          <table:table-cell table:formula="of:=([$input.$B$12]^2+[.$G119]^2)/([$input.$C$9]*EXP(-((ATAN([$input.$B$12]/[.$G119])+[.H119])^2/[$input.$C$15]^2)))" office:value-type="float" office:value="16.3659026674167" calcext:value-type="float">
            <text:p>16,3659026674</text:p>
          </table:table-cell>
          <table:table-cell table:formula="of:=ROUND((2*PI()+[.H119])/(2*PI())*32768;0)" office:value-type="float" office:value="30972" calcext:value-type="float">
            <text:p>30972</text:p>
          </table:table-cell>
          <table:table-cell table:formula="of:=ROUND([.I119]/[$input.$C$5]*65536;0)" office:value-type="float" office:value="853" calcext:value-type="float">
            <text:p>853</text:p>
          </table:table-cell>
          <table:table-cell table:number-columns-repeated="6"/>
        </table:table-row>
        <table:table-row table:style-name="ro4">
          <table:table-cell office:value-type="float" office:value="115" calcext:value-type="float">
            <text:p>115</text:p>
          </table:table-cell>
          <table:table-cell table:formula="of:=[.$A120]*16.7/256" office:value-type="float" office:value="7.501953125" calcext:value-type="float">
            <text:p>7,501953125</text:p>
          </table:table-cell>
          <table:table-cell table:formula="of:=([$input.$B$15]^2*[.$B120]-ATAN([$input.$B$12]/[.$B120])*[$input.$B$12])/[$input.$B$12]" office:value-type="float" office:value="-0.206727157354748" calcext:value-type="float">
            <text:p>-0,2067271574</text:p>
          </table:table-cell>
          <table:table-cell table:formula="of:=([$input.$B$12]^2+[.$B120]^2)/([$input.$B$9]*EXP(-((ATAN([$input.$B$12]/[.$B120])+[.C120])^2/[$input.$B$15]^2)))" office:value-type="float" office:value="7.3030711014969" calcext:value-type="float">
            <text:p>7,3030711015</text:p>
          </table:table-cell>
          <table:table-cell table:formula="of:=ROUND((2*PI()+[.C120])/(2*PI())*32768;0)" office:value-type="float" office:value="31690" calcext:value-type="float">
            <text:p>31690</text:p>
          </table:table-cell>
          <table:table-cell table:formula="of:=ROUND([.D120]/[$input.$B$5]*65536;0)" office:value-type="float" office:value="604" calcext:value-type="float">
            <text:p>604</text:p>
          </table:table-cell>
          <table:table-cell table:formula="of:=[.$A120]*9.65/256" office:value-type="float" office:value="4.3349609375" calcext:value-type="float">
            <text:p>4,3349609375</text:p>
          </table:table-cell>
          <table:table-cell table:formula="of:=([$input.$C$15]^2*[.$G120]-ATAN([$input.$B$12]/[.$G120])*[$input.$B$12])/[$input.$B$12]" office:value-type="float" office:value="-0.340244517769009" calcext:value-type="float">
            <text:p>-0,3402445178</text:p>
          </table:table-cell>
          <table:table-cell table:formula="of:=([$input.$B$12]^2+[.$G120]^2)/([$input.$C$9]*EXP(-((ATAN([$input.$B$12]/[.$G120])+[.H120])^2/[$input.$C$15]^2)))" office:value-type="float" office:value="16.6603789487022" calcext:value-type="float">
            <text:p>16,6603789487</text:p>
          </table:table-cell>
          <table:table-cell table:formula="of:=ROUND((2*PI()+[.H120])/(2*PI())*32768;0)" office:value-type="float" office:value="30994" calcext:value-type="float">
            <text:p>30994</text:p>
          </table:table-cell>
          <table:table-cell table:formula="of:=ROUND([.I120]/[$input.$C$5]*65536;0)" office:value-type="float" office:value="868" calcext:value-type="float">
            <text:p>868</text:p>
          </table:table-cell>
          <table:table-cell table:number-columns-repeated="6"/>
        </table:table-row>
        <table:table-row table:style-name="ro4">
          <table:table-cell office:value-type="float" office:value="116" calcext:value-type="float">
            <text:p>116</text:p>
          </table:table-cell>
          <table:table-cell table:formula="of:=[.$A121]*16.7/256" office:value-type="float" office:value="7.5671875" calcext:value-type="float">
            <text:p>7,5671875</text:p>
          </table:table-cell>
          <table:table-cell table:formula="of:=([$input.$B$15]^2*[.$B121]-ATAN([$input.$B$12]/[.$B121])*[$input.$B$12])/[$input.$B$12]" office:value-type="float" office:value="-0.204112270627927" calcext:value-type="float">
            <text:p>-0,2041122706</text:p>
          </table:table-cell>
          <table:table-cell table:formula="of:=([$input.$B$12]^2+[.$B121]^2)/([$input.$B$9]*EXP(-((ATAN([$input.$B$12]/[.$B121])+[.C121])^2/[$input.$B$15]^2)))" office:value-type="float" office:value="7.44838192572362" calcext:value-type="float">
            <text:p>7,4483819257</text:p>
          </table:table-cell>
          <table:table-cell table:formula="of:=ROUND((2*PI()+[.C121])/(2*PI())*32768;0)" office:value-type="float" office:value="31704" calcext:value-type="float">
            <text:p>31704</text:p>
          </table:table-cell>
          <table:table-cell table:formula="of:=ROUND([.D121]/[$input.$B$5]*65536;0)" office:value-type="float" office:value="616" calcext:value-type="float">
            <text:p>616</text:p>
          </table:table-cell>
          <table:table-cell table:formula="of:=[.$A121]*9.65/256" office:value-type="float" office:value="4.37265625" calcext:value-type="float">
            <text:p>4,37265625</text:p>
          </table:table-cell>
          <table:table-cell table:formula="of:=([$input.$C$15]^2*[.$G121]-ATAN([$input.$B$12]/[.$G121])*[$input.$B$12])/[$input.$B$12]" office:value-type="float" office:value="-0.3361601153133" calcext:value-type="float">
            <text:p>-0,3361601153</text:p>
          </table:table-cell>
          <table:table-cell table:formula="of:=([$input.$B$12]^2+[.$G121]^2)/([$input.$C$9]*EXP(-((ATAN([$input.$B$12]/[.$G121])+[.H121])^2/[$input.$C$15]^2)))" office:value-type="float" office:value="16.9592929715667" calcext:value-type="float">
            <text:p>16,9592929716</text:p>
          </table:table-cell>
          <table:table-cell table:formula="of:=ROUND((2*PI()+[.H121])/(2*PI())*32768;0)" office:value-type="float" office:value="31015" calcext:value-type="float">
            <text:p>31015</text:p>
          </table:table-cell>
          <table:table-cell table:formula="of:=ROUND([.I121]/[$input.$C$5]*65536;0)" office:value-type="float" office:value="884" calcext:value-type="float">
            <text:p>884</text:p>
          </table:table-cell>
          <table:table-cell table:number-columns-repeated="6"/>
        </table:table-row>
        <table:table-row table:style-name="ro4">
          <table:table-cell office:value-type="float" office:value="117" calcext:value-type="float">
            <text:p>117</text:p>
          </table:table-cell>
          <table:table-cell table:formula="of:=[.$A122]*16.7/256" office:value-type="float" office:value="7.632421875" calcext:value-type="float">
            <text:p>7,632421875</text:p>
          </table:table-cell>
          <table:table-cell table:formula="of:=([$input.$B$15]^2*[.$B122]-ATAN([$input.$B$12]/[.$B122])*[$input.$B$12])/[$input.$B$12]" office:value-type="float" office:value="-0.201531707020703" calcext:value-type="float">
            <text:p>-0,201531707</text:p>
          </table:table-cell>
          <table:table-cell table:formula="of:=([$input.$B$12]^2+[.$B122]^2)/([$input.$B$9]*EXP(-((ATAN([$input.$B$12]/[.$B122])+[.C122])^2/[$input.$B$15]^2)))" office:value-type="float" office:value="7.59589836376172" calcext:value-type="float">
            <text:p>7,5958983638</text:p>
          </table:table-cell>
          <table:table-cell table:formula="of:=ROUND((2*PI()+[.C122])/(2*PI())*32768;0)" office:value-type="float" office:value="31717" calcext:value-type="float">
            <text:p>31717</text:p>
          </table:table-cell>
          <table:table-cell table:formula="of:=ROUND([.D122]/[$input.$B$5]*65536;0)" office:value-type="float" office:value="629" calcext:value-type="float">
            <text:p>629</text:p>
          </table:table-cell>
          <table:table-cell table:formula="of:=[.$A122]*9.65/256" office:value-type="float" office:value="4.4103515625" calcext:value-type="float">
            <text:p>4,4103515625</text:p>
          </table:table-cell>
          <table:table-cell table:formula="of:=([$input.$C$15]^2*[.$G122]-ATAN([$input.$B$12]/[.$G122])*[$input.$B$12])/[$input.$B$12]" office:value-type="float" office:value="-0.332122209030944" calcext:value-type="float">
            <text:p>-0,332122209</text:p>
          </table:table-cell>
          <table:table-cell table:formula="of:=([$input.$B$12]^2+[.$G122]^2)/([$input.$C$9]*EXP(-((ATAN([$input.$B$12]/[.$G122])+[.H122])^2/[$input.$C$15]^2)))" office:value-type="float" office:value="17.2627029972346" calcext:value-type="float">
            <text:p>17,2627029972</text:p>
          </table:table-cell>
          <table:table-cell table:formula="of:=ROUND((2*PI()+[.H122])/(2*PI())*32768;0)" office:value-type="float" office:value="31036" calcext:value-type="float">
            <text:p>31036</text:p>
          </table:table-cell>
          <table:table-cell table:formula="of:=ROUND([.I122]/[$input.$C$5]*65536;0)" office:value-type="float" office:value="899" calcext:value-type="float">
            <text:p>899</text:p>
          </table:table-cell>
          <table:table-cell table:number-columns-repeated="6"/>
        </table:table-row>
        <table:table-row table:style-name="ro4">
          <table:table-cell office:value-type="float" office:value="118" calcext:value-type="float">
            <text:p>118</text:p>
          </table:table-cell>
          <table:table-cell table:formula="of:=[.$A123]*16.7/256" office:value-type="float" office:value="7.69765625" calcext:value-type="float">
            <text:p>7,69765625</text:p>
          </table:table-cell>
          <table:table-cell table:formula="of:=([$input.$B$15]^2*[.$B123]-ATAN([$input.$B$12]/[.$B123])*[$input.$B$12])/[$input.$B$12]" office:value-type="float" office:value="-0.198984668400844" calcext:value-type="float">
            <text:p>-0,1989846684</text:p>
          </table:table-cell>
          <table:table-cell table:formula="of:=([$input.$B$12]^2+[.$B123]^2)/([$input.$B$9]*EXP(-((ATAN([$input.$B$12]/[.$B123])+[.C123])^2/[$input.$B$15]^2)))" office:value-type="float" office:value="7.74564990366661" calcext:value-type="float">
            <text:p>7,7456499037</text:p>
          </table:table-cell>
          <table:table-cell table:formula="of:=ROUND((2*PI()+[.C123])/(2*PI())*32768;0)" office:value-type="float" office:value="31730" calcext:value-type="float">
            <text:p>31730</text:p>
          </table:table-cell>
          <table:table-cell table:formula="of:=ROUND([.D123]/[$input.$B$5]*65536;0)" office:value-type="float" office:value="641" calcext:value-type="float">
            <text:p>641</text:p>
          </table:table-cell>
          <table:table-cell table:formula="of:=[.$A123]*9.65/256" office:value-type="float" office:value="4.448046875" calcext:value-type="float">
            <text:p>4,448046875</text:p>
          </table:table-cell>
          <table:table-cell table:formula="of:=([$input.$C$15]^2*[.$G123]-ATAN([$input.$B$12]/[.$G123])*[$input.$B$12])/[$input.$B$12]" office:value-type="float" office:value="-0.328129884925291" calcext:value-type="float">
            <text:p>-0,3281298849</text:p>
          </table:table-cell>
          <table:table-cell table:formula="of:=([$input.$B$12]^2+[.$G123]^2)/([$input.$C$9]*EXP(-((ATAN([$input.$B$12]/[.$G123])+[.H123])^2/[$input.$C$15]^2)))" office:value-type="float" office:value="17.5706682514422" calcext:value-type="float">
            <text:p>17,5706682514</text:p>
          </table:table-cell>
          <table:table-cell table:formula="of:=ROUND((2*PI()+[.H123])/(2*PI())*32768;0)" office:value-type="float" office:value="31057" calcext:value-type="float">
            <text:p>31057</text:p>
          </table:table-cell>
          <table:table-cell table:formula="of:=ROUND([.I123]/[$input.$C$5]*65536;0)" office:value-type="float" office:value="915" calcext:value-type="float">
            <text:p>915</text:p>
          </table:table-cell>
          <table:table-cell table:number-columns-repeated="6"/>
        </table:table-row>
        <table:table-row table:style-name="ro4">
          <table:table-cell office:value-type="float" office:value="119" calcext:value-type="float">
            <text:p>119</text:p>
          </table:table-cell>
          <table:table-cell table:formula="of:=[.$A124]*16.7/256" office:value-type="float" office:value="7.762890625" calcext:value-type="float">
            <text:p>7,762890625</text:p>
          </table:table-cell>
          <table:table-cell table:formula="of:=([$input.$B$15]^2*[.$B124]-ATAN([$input.$B$12]/[.$B124])*[$input.$B$12])/[$input.$B$12]" office:value-type="float" office:value="-0.19647038060737" calcext:value-type="float">
            <text:p>-0,1964703806</text:p>
          </table:table-cell>
          <table:table-cell table:formula="of:=([$input.$B$12]^2+[.$B124]^2)/([$input.$B$9]*EXP(-((ATAN([$input.$B$12]/[.$B124])+[.C124])^2/[$input.$B$15]^2)))" office:value-type="float" office:value="7.89766652447051" calcext:value-type="float">
            <text:p>7,8976665245</text:p>
          </table:table-cell>
          <table:table-cell table:formula="of:=ROUND((2*PI()+[.C124])/(2*PI())*32768;0)" office:value-type="float" office:value="31743" calcext:value-type="float">
            <text:p>31743</text:p>
          </table:table-cell>
          <table:table-cell table:formula="of:=ROUND([.D124]/[$input.$B$5]*65536;0)" office:value-type="float" office:value="654" calcext:value-type="float">
            <text:p>654</text:p>
          </table:table-cell>
          <table:table-cell table:formula="of:=[.$A124]*9.65/256" office:value-type="float" office:value="4.4857421875" calcext:value-type="float">
            <text:p>4,4857421875</text:p>
          </table:table-cell>
          <table:table-cell table:formula="of:=([$input.$C$15]^2*[.$G124]-ATAN([$input.$B$12]/[.$G124])*[$input.$B$12])/[$input.$B$12]" office:value-type="float" office:value="-0.324182250837785" calcext:value-type="float">
            <text:p>-0,3241822508</text:p>
          </table:table-cell>
          <table:table-cell table:formula="of:=([$input.$B$12]^2+[.$G124]^2)/([$input.$C$9]*EXP(-((ATAN([$input.$B$12]/[.$G124])+[.H124])^2/[$input.$C$15]^2)))" office:value-type="float" office:value="17.8832489392624" calcext:value-type="float">
            <text:p>17,8832489393</text:p>
          </table:table-cell>
          <table:table-cell table:formula="of:=ROUND((2*PI()+[.H124])/(2*PI())*32768;0)" office:value-type="float" office:value="31077" calcext:value-type="float">
            <text:p>31077</text:p>
          </table:table-cell>
          <table:table-cell table:formula="of:=ROUND([.I124]/[$input.$C$5]*65536;0)" office:value-type="float" office:value="932" calcext:value-type="float">
            <text:p>932</text:p>
          </table:table-cell>
          <table:table-cell table:number-columns-repeated="6"/>
        </table:table-row>
        <table:table-row table:style-name="ro4">
          <table:table-cell office:value-type="float" office:value="120" calcext:value-type="float">
            <text:p>120</text:p>
          </table:table-cell>
          <table:table-cell table:formula="of:=[.$A125]*16.7/256" office:value-type="float" office:value="7.828125" calcext:value-type="float">
            <text:p>7,828125</text:p>
          </table:table-cell>
          <table:table-cell table:formula="of:=([$input.$B$15]^2*[.$B125]-ATAN([$input.$B$12]/[.$B125])*[$input.$B$12])/[$input.$B$12]" office:value-type="float" office:value="-0.193988092580457" calcext:value-type="float">
            <text:p>-0,1939880926</text:p>
          </table:table-cell>
          <table:table-cell table:formula="of:=([$input.$B$12]^2+[.$B125]^2)/([$input.$B$9]*EXP(-((ATAN([$input.$B$12]/[.$B125])+[.C125])^2/[$input.$B$15]^2)))" office:value-type="float" office:value="8.05197870382623" calcext:value-type="float">
            <text:p>8,0519787038</text:p>
          </table:table-cell>
          <table:table-cell table:formula="of:=ROUND((2*PI()+[.C125])/(2*PI())*32768;0)" office:value-type="float" office:value="31756" calcext:value-type="float">
            <text:p>31756</text:p>
          </table:table-cell>
          <table:table-cell table:formula="of:=ROUND([.D125]/[$input.$B$5]*65536;0)" office:value-type="float" office:value="666" calcext:value-type="float">
            <text:p>666</text:p>
          </table:table-cell>
          <table:table-cell table:formula="of:=[.$A125]*9.65/256" office:value-type="float" office:value="4.5234375" calcext:value-type="float">
            <text:p>4,5234375</text:p>
          </table:table-cell>
          <table:table-cell table:formula="of:=([$input.$C$15]^2*[.$G125]-ATAN([$input.$B$12]/[.$G125])*[$input.$B$12])/[$input.$B$12]" office:value-type="float" office:value="-0.320278435873435" calcext:value-type="float">
            <text:p>-0,3202784359</text:p>
          </table:table-cell>
          <table:table-cell table:formula="of:=([$input.$B$12]^2+[.$G125]^2)/([$input.$C$9]*EXP(-((ATAN([$input.$B$12]/[.$G125])+[.H125])^2/[$input.$C$15]^2)))" office:value-type="float" office:value="18.2005062601992" calcext:value-type="float">
            <text:p>18,2005062602</text:p>
          </table:table-cell>
          <table:table-cell table:formula="of:=ROUND((2*PI()+[.H125])/(2*PI())*32768;0)" office:value-type="float" office:value="31098" calcext:value-type="float">
            <text:p>31098</text:p>
          </table:table-cell>
          <table:table-cell table:formula="of:=ROUND([.I125]/[$input.$C$5]*65536;0)" office:value-type="float" office:value="948" calcext:value-type="float">
            <text:p>948</text:p>
          </table:table-cell>
          <table:table-cell table:number-columns-repeated="6"/>
        </table:table-row>
        <table:table-row table:style-name="ro4">
          <table:table-cell office:value-type="float" office:value="121" calcext:value-type="float">
            <text:p>121</text:p>
          </table:table-cell>
          <table:table-cell table:formula="of:=[.$A126]*16.7/256" office:value-type="float" office:value="7.893359375" calcext:value-type="float">
            <text:p>7,893359375</text:p>
          </table:table-cell>
          <table:table-cell table:formula="of:=([$input.$B$15]^2*[.$B126]-ATAN([$input.$B$12]/[.$B126])*[$input.$B$12])/[$input.$B$12]" office:value-type="float" office:value="-0.191537075527858" calcext:value-type="float">
            <text:p>-0,1915370755</text:p>
          </table:table-cell>
          <table:table-cell table:formula="of:=([$input.$B$12]^2+[.$B126]^2)/([$input.$B$9]*EXP(-((ATAN([$input.$B$12]/[.$B126])+[.C126])^2/[$input.$B$15]^2)))" office:value-type="float" office:value="8.20861742579082" calcext:value-type="float">
            <text:p>8,2086174258</text:p>
          </table:table-cell>
          <table:table-cell table:formula="of:=ROUND((2*PI()+[.C126])/(2*PI())*32768;0)" office:value-type="float" office:value="31769" calcext:value-type="float">
            <text:p>31769</text:p>
          </table:table-cell>
          <table:table-cell table:formula="of:=ROUND([.D126]/[$input.$B$5]*65536;0)" office:value-type="float" office:value="679" calcext:value-type="float">
            <text:p>679</text:p>
          </table:table-cell>
          <table:table-cell table:formula="of:=[.$A126]*9.65/256" office:value-type="float" office:value="4.5611328125" calcext:value-type="float">
            <text:p>4,5611328125</text:p>
          </table:table-cell>
          <table:table-cell table:formula="of:=([$input.$C$15]^2*[.$G126]-ATAN([$input.$B$12]/[.$G126])*[$input.$B$12])/[$input.$B$12]" office:value-type="float" office:value="-0.31641758984086" calcext:value-type="float">
            <text:p>-0,3164175898</text:p>
          </table:table-cell>
          <table:table-cell table:formula="of:=([$input.$B$12]^2+[.$G126]^2)/([$input.$C$9]*EXP(-((ATAN([$input.$B$12]/[.$G126])+[.H126])^2/[$input.$C$15]^2)))" office:value-type="float" office:value="18.5225024235556" calcext:value-type="float">
            <text:p>18,5225024236</text:p>
          </table:table-cell>
          <table:table-cell table:formula="of:=ROUND((2*PI()+[.H126])/(2*PI())*32768;0)" office:value-type="float" office:value="31118" calcext:value-type="float">
            <text:p>31118</text:p>
          </table:table-cell>
          <table:table-cell table:formula="of:=ROUND([.I126]/[$input.$C$5]*65536;0)" office:value-type="float" office:value="965" calcext:value-type="float">
            <text:p>965</text:p>
          </table:table-cell>
          <table:table-cell table:number-columns-repeated="6"/>
        </table:table-row>
        <table:table-row table:style-name="ro4">
          <table:table-cell office:value-type="float" office:value="122" calcext:value-type="float">
            <text:p>122</text:p>
          </table:table-cell>
          <table:table-cell table:formula="of:=[.$A127]*16.7/256" office:value-type="float" office:value="7.95859375" calcext:value-type="float">
            <text:p>7,95859375</text:p>
          </table:table-cell>
          <table:table-cell table:formula="of:=([$input.$B$15]^2*[.$B127]-ATAN([$input.$B$12]/[.$B127])*[$input.$B$12])/[$input.$B$12]" office:value-type="float" office:value="-0.189116622126137" calcext:value-type="float">
            <text:p>-0,1891166221</text:p>
          </table:table-cell>
          <table:table-cell table:formula="of:=([$input.$B$12]^2+[.$B127]^2)/([$input.$B$9]*EXP(-((ATAN([$input.$B$12]/[.$B127])+[.C127])^2/[$input.$B$15]^2)))" office:value-type="float" office:value="8.36761418875133" calcext:value-type="float">
            <text:p>8,3676141888</text:p>
          </table:table-cell>
          <table:table-cell table:formula="of:=ROUND((2*PI()+[.C127])/(2*PI())*32768;0)" office:value-type="float" office:value="31782" calcext:value-type="float">
            <text:p>31782</text:p>
          </table:table-cell>
          <table:table-cell table:formula="of:=ROUND([.D127]/[$input.$B$5]*65536;0)" office:value-type="float" office:value="692" calcext:value-type="float">
            <text:p>692</text:p>
          </table:table-cell>
          <table:table-cell table:formula="of:=[.$A127]*9.65/256" office:value-type="float" office:value="4.598828125" calcext:value-type="float">
            <text:p>4,598828125</text:p>
          </table:table-cell>
          <table:table-cell table:formula="of:=([$input.$C$15]^2*[.$G127]-ATAN([$input.$B$12]/[.$G127])*[$input.$B$12])/[$input.$B$12]" office:value-type="float" office:value="-0.312598882706683" calcext:value-type="float">
            <text:p>-0,3125988827</text:p>
          </table:table-cell>
          <table:table-cell table:formula="of:=([$input.$B$12]^2+[.$G127]^2)/([$input.$C$9]*EXP(-((ATAN([$input.$B$12]/[.$G127])+[.H127])^2/[$input.$C$15]^2)))" office:value-type="float" office:value="18.849300664081" calcext:value-type="float">
            <text:p>18,8493006641</text:p>
          </table:table-cell>
          <table:table-cell table:formula="of:=ROUND((2*PI()+[.H127])/(2*PI())*32768;0)" office:value-type="float" office:value="31138" calcext:value-type="float">
            <text:p>31138</text:p>
          </table:table-cell>
          <table:table-cell table:formula="of:=ROUND([.I127]/[$input.$C$5]*65536;0)" office:value-type="float" office:value="982" calcext:value-type="float">
            <text:p>982</text:p>
          </table:table-cell>
          <table:table-cell table:number-columns-repeated="6"/>
        </table:table-row>
        <table:table-row table:style-name="ro4">
          <table:table-cell office:value-type="float" office:value="123" calcext:value-type="float">
            <text:p>123</text:p>
          </table:table-cell>
          <table:table-cell table:formula="of:=[.$A128]*16.7/256" office:value-type="float" office:value="8.023828125" calcext:value-type="float">
            <text:p>8,023828125</text:p>
          </table:table-cell>
          <table:table-cell table:formula="of:=([$input.$B$15]^2*[.$B128]-ATAN([$input.$B$12]/[.$B128])*[$input.$B$12])/[$input.$B$12]" office:value-type="float" office:value="-0.186726045755088" calcext:value-type="float">
            <text:p>-0,1867260458</text:p>
          </table:table-cell>
          <table:table-cell table:formula="of:=([$input.$B$12]^2+[.$B128]^2)/([$input.$B$9]*EXP(-((ATAN([$input.$B$12]/[.$B128])+[.C128])^2/[$input.$B$15]^2)))" office:value-type="float" office:value="8.52900101349536" calcext:value-type="float">
            <text:p>8,5290010135</text:p>
          </table:table-cell>
          <table:table-cell table:formula="of:=ROUND((2*PI()+[.C128])/(2*PI())*32768;0)" office:value-type="float" office:value="31794" calcext:value-type="float">
            <text:p>31794</text:p>
          </table:table-cell>
          <table:table-cell table:formula="of:=ROUND([.D128]/[$input.$B$5]*65536;0)" office:value-type="float" office:value="706" calcext:value-type="float">
            <text:p>706</text:p>
          </table:table-cell>
          <table:table-cell table:formula="of:=[.$A128]*9.65/256" office:value-type="float" office:value="4.6365234375" calcext:value-type="float">
            <text:p>4,6365234375</text:p>
          </table:table-cell>
          <table:table-cell table:formula="of:=([$input.$C$15]^2*[.$G128]-ATAN([$input.$B$12]/[.$G128])*[$input.$B$12])/[$input.$B$12]" office:value-type="float" office:value="-0.308821504064046" calcext:value-type="float">
            <text:p>-0,3088215041</text:p>
          </table:table-cell>
          <table:table-cell table:formula="of:=([$input.$B$12]^2+[.$G128]^2)/([$input.$C$9]*EXP(-((ATAN([$input.$B$12]/[.$G128])+[.H128])^2/[$input.$C$15]^2)))" office:value-type="float" office:value="19.1809652579025" calcext:value-type="float">
            <text:p>19,1809652579</text:p>
          </table:table-cell>
          <table:table-cell table:formula="of:=ROUND((2*PI()+[.H128])/(2*PI())*32768;0)" office:value-type="float" office:value="31157" calcext:value-type="float">
            <text:p>31157</text:p>
          </table:table-cell>
          <table:table-cell table:formula="of:=ROUND([.I128]/[$input.$C$5]*65536;0)" office:value-type="float" office:value="999" calcext:value-type="float">
            <text:p>999</text:p>
          </table:table-cell>
          <table:table-cell table:number-columns-repeated="6"/>
        </table:table-row>
        <table:table-row table:style-name="ro4">
          <table:table-cell office:value-type="float" office:value="124" calcext:value-type="float">
            <text:p>124</text:p>
          </table:table-cell>
          <table:table-cell table:formula="of:=[.$A129]*16.7/256" office:value-type="float" office:value="8.0890625" calcext:value-type="float">
            <text:p>8,0890625</text:p>
          </table:table-cell>
          <table:table-cell table:formula="of:=([$input.$B$15]^2*[.$B129]-ATAN([$input.$B$12]/[.$B129])*[$input.$B$12])/[$input.$B$12]" office:value-type="float" office:value="-0.184364679763792" calcext:value-type="float">
            <text:p>-0,1843646798</text:p>
          </table:table-cell>
          <table:table-cell table:formula="of:=([$input.$B$12]^2+[.$B129]^2)/([$input.$B$9]*EXP(-((ATAN([$input.$B$12]/[.$B129])+[.C129])^2/[$input.$B$15]^2)))" office:value-type="float" office:value="8.69281045142892" calcext:value-type="float">
            <text:p>8,6928104514</text:p>
          </table:table-cell>
          <table:table-cell table:formula="of:=ROUND((2*PI()+[.C129])/(2*PI())*32768;0)" office:value-type="float" office:value="31807" calcext:value-type="float">
            <text:p>31807</text:p>
          </table:table-cell>
          <table:table-cell table:formula="of:=ROUND([.D129]/[$input.$B$5]*65536;0)" office:value-type="float" office:value="719" calcext:value-type="float">
            <text:p>719</text:p>
          </table:table-cell>
          <table:table-cell table:formula="of:=[.$A129]*9.65/256" office:value-type="float" office:value="4.67421875" calcext:value-type="float">
            <text:p>4,67421875</text:p>
          </table:table-cell>
          <table:table-cell table:formula="of:=([$input.$C$15]^2*[.$G129]-ATAN([$input.$B$12]/[.$G129])*[$input.$B$12])/[$input.$B$12]" office:value-type="float" office:value="-0.305084662614991" calcext:value-type="float">
            <text:p>-0,3050846626</text:p>
          </table:table-cell>
          <table:table-cell table:formula="of:=([$input.$B$12]^2+[.$G129]^2)/([$input.$C$9]*EXP(-((ATAN([$input.$B$12]/[.$G129])+[.H129])^2/[$input.$C$15]^2)))" office:value-type="float" office:value="19.5175615387448" calcext:value-type="float">
            <text:p>19,5175615387</text:p>
          </table:table-cell>
          <table:table-cell table:formula="of:=ROUND((2*PI()+[.H129])/(2*PI())*32768;0)" office:value-type="float" office:value="31177" calcext:value-type="float">
            <text:p>31177</text:p>
          </table:table-cell>
          <table:table-cell table:formula="of:=ROUND([.I129]/[$input.$C$5]*65536;0)" office:value-type="float" office:value="1017" calcext:value-type="float">
            <text:p>1017</text:p>
          </table:table-cell>
          <table:table-cell table:number-columns-repeated="6"/>
        </table:table-row>
        <table:table-row table:style-name="ro4">
          <table:table-cell office:value-type="float" office:value="125" calcext:value-type="float">
            <text:p>125</text:p>
          </table:table-cell>
          <table:table-cell table:formula="of:=[.$A130]*16.7/256" office:value-type="float" office:value="8.154296875" calcext:value-type="float">
            <text:p>8,154296875</text:p>
          </table:table-cell>
          <table:table-cell table:formula="of:=([$input.$B$15]^2*[.$B130]-ATAN([$input.$B$12]/[.$B130])*[$input.$B$12])/[$input.$B$12]" office:value-type="float" office:value="-0.182031876766842" calcext:value-type="float">
            <text:p>-0,1820318768</text:p>
          </table:table-cell>
          <table:table-cell table:formula="of:=([$input.$B$12]^2+[.$B130]^2)/([$input.$B$9]*EXP(-((ATAN([$input.$B$12]/[.$B130])+[.C130])^2/[$input.$B$15]^2)))" office:value-type="float" office:value="8.8590755929442" calcext:value-type="float">
            <text:p>8,8590755929</text:p>
          </table:table-cell>
          <table:table-cell table:formula="of:=ROUND((2*PI()+[.C130])/(2*PI())*32768;0)" office:value-type="float" office:value="31819" calcext:value-type="float">
            <text:p>31819</text:p>
          </table:table-cell>
          <table:table-cell table:formula="of:=ROUND([.D130]/[$input.$B$5]*65536;0)" office:value-type="float" office:value="733" calcext:value-type="float">
            <text:p>733</text:p>
          </table:table-cell>
          <table:table-cell table:formula="of:=[.$A130]*9.65/256" office:value-type="float" office:value="4.7119140625" calcext:value-type="float">
            <text:p>4,7119140625</text:p>
          </table:table-cell>
          <table:table-cell table:formula="of:=([$input.$C$15]^2*[.$G130]-ATAN([$input.$B$12]/[.$G130])*[$input.$B$12])/[$input.$B$12]" office:value-type="float" office:value="-0.301387585666452" calcext:value-type="float">
            <text:p>-0,3013875857</text:p>
          </table:table-cell>
          <table:table-cell table:formula="of:=([$input.$B$12]^2+[.$G130]^2)/([$input.$C$9]*EXP(-((ATAN([$input.$B$12]/[.$G130])+[.H130])^2/[$input.$C$15]^2)))" office:value-type="float" office:value="19.8591559144444" calcext:value-type="float">
            <text:p>19,8591559144</text:p>
          </table:table-cell>
          <table:table-cell table:formula="of:=ROUND((2*PI()+[.H130])/(2*PI())*32768;0)" office:value-type="float" office:value="31196" calcext:value-type="float">
            <text:p>31196</text:p>
          </table:table-cell>
          <table:table-cell table:formula="of:=ROUND([.I130]/[$input.$C$5]*65536;0)" office:value-type="float" office:value="1035" calcext:value-type="float">
            <text:p>1035</text:p>
          </table:table-cell>
          <table:table-cell table:number-columns-repeated="6"/>
        </table:table-row>
        <table:table-row table:style-name="ro4">
          <table:table-cell office:value-type="float" office:value="126" calcext:value-type="float">
            <text:p>126</text:p>
          </table:table-cell>
          <table:table-cell table:formula="of:=[.$A131]*16.7/256" office:value-type="float" office:value="8.21953125" calcext:value-type="float">
            <text:p>8,21953125</text:p>
          </table:table-cell>
          <table:table-cell table:formula="of:=([$input.$B$15]^2*[.$B131]-ATAN([$input.$B$12]/[.$B131])*[$input.$B$12])/[$input.$B$12]" office:value-type="float" office:value="-0.179727007969353" calcext:value-type="float">
            <text:p>-0,179727008</text:p>
          </table:table-cell>
          <table:table-cell table:formula="of:=([$input.$B$12]^2+[.$B131]^2)/([$input.$B$9]*EXP(-((ATAN([$input.$B$12]/[.$B131])+[.C131])^2/[$input.$B$15]^2)))" office:value-type="float" office:value="9.02783007593999" calcext:value-type="float">
            <text:p>9,0278300759</text:p>
          </table:table-cell>
          <table:table-cell table:formula="of:=ROUND((2*PI()+[.C131])/(2*PI())*32768;0)" office:value-type="float" office:value="31831" calcext:value-type="float">
            <text:p>31831</text:p>
          </table:table-cell>
          <table:table-cell table:formula="of:=ROUND([.D131]/[$input.$B$5]*65536;0)" office:value-type="float" office:value="747" calcext:value-type="float">
            <text:p>747</text:p>
          </table:table-cell>
          <table:table-cell table:formula="of:=[.$A131]*9.65/256" office:value-type="float" office:value="4.749609375" calcext:value-type="float">
            <text:p>4,749609375</text:p>
          </table:table-cell>
          <table:table-cell table:formula="of:=([$input.$C$15]^2*[.$G131]-ATAN([$input.$B$12]/[.$G131])*[$input.$B$12])/[$input.$B$12]" office:value-type="float" office:value="-0.297729518639595" calcext:value-type="float">
            <text:p>-0,2977295186</text:p>
          </table:table-cell>
          <table:table-cell table:formula="of:=([$input.$B$12]^2+[.$G131]^2)/([$input.$C$9]*EXP(-((ATAN([$input.$B$12]/[.$G131])+[.H131])^2/[$input.$C$15]^2)))" office:value-type="float" office:value="20.2058158837625" calcext:value-type="float">
            <text:p>20,2058158838</text:p>
          </table:table-cell>
          <table:table-cell table:formula="of:=ROUND((2*PI()+[.H131])/(2*PI())*32768;0)" office:value-type="float" office:value="31215" calcext:value-type="float">
            <text:p>31215</text:p>
          </table:table-cell>
          <table:table-cell table:formula="of:=ROUND([.I131]/[$input.$C$5]*65536;0)" office:value-type="float" office:value="1053" calcext:value-type="float">
            <text:p>1053</text:p>
          </table:table-cell>
          <table:table-cell table:number-columns-repeated="6"/>
        </table:table-row>
        <table:table-row table:style-name="ro4">
          <table:table-cell office:value-type="float" office:value="127" calcext:value-type="float">
            <text:p>127</text:p>
          </table:table-cell>
          <table:table-cell table:formula="of:=[.$A132]*16.7/256" office:value-type="float" office:value="8.284765625" calcext:value-type="float">
            <text:p>8,284765625</text:p>
          </table:table-cell>
          <table:table-cell table:formula="of:=([$input.$B$15]^2*[.$B132]-ATAN([$input.$B$12]/[.$B132])*[$input.$B$12])/[$input.$B$12]" office:value-type="float" office:value="-0.177449462519424" calcext:value-type="float">
            <text:p>-0,1774494625</text:p>
          </table:table-cell>
          <table:table-cell table:formula="of:=([$input.$B$12]^2+[.$B132]^2)/([$input.$B$9]*EXP(-((ATAN([$input.$B$12]/[.$B132])+[.C132])^2/[$input.$B$15]^2)))" office:value-type="float" office:value="9.19910809449746" calcext:value-type="float">
            <text:p>9,1991080945</text:p>
          </table:table-cell>
          <table:table-cell table:formula="of:=ROUND((2*PI()+[.C132])/(2*PI())*32768;0)" office:value-type="float" office:value="31843" calcext:value-type="float">
            <text:p>31843</text:p>
          </table:table-cell>
          <table:table-cell table:formula="of:=ROUND([.D132]/[$input.$B$5]*65536;0)" office:value-type="float" office:value="761" calcext:value-type="float">
            <text:p>761</text:p>
          </table:table-cell>
          <table:table-cell table:formula="of:=[.$A132]*9.65/256" office:value-type="float" office:value="4.7873046875" calcext:value-type="float">
            <text:p>4,7873046875</text:p>
          </table:table-cell>
          <table:table-cell table:formula="of:=([$input.$C$15]^2*[.$G132]-ATAN([$input.$B$12]/[.$G132])*[$input.$B$12])/[$input.$B$12]" office:value-type="float" office:value="-0.29410972459224" calcext:value-type="float">
            <text:p>-0,2941097246</text:p>
          </table:table-cell>
          <table:table-cell table:formula="of:=([$input.$B$12]^2+[.$G132]^2)/([$input.$C$9]*EXP(-((ATAN([$input.$B$12]/[.$G132])+[.H132])^2/[$input.$C$15]^2)))" office:value-type="float" office:value="20.557610053503" calcext:value-type="float">
            <text:p>20,5576100535</text:p>
          </table:table-cell>
          <table:table-cell table:formula="of:=ROUND((2*PI()+[.H132])/(2*PI())*32768;0)" office:value-type="float" office:value="31234" calcext:value-type="float">
            <text:p>31234</text:p>
          </table:table-cell>
          <table:table-cell table:formula="of:=ROUND([.I132]/[$input.$C$5]*65536;0)" office:value-type="float" office:value="1071" calcext:value-type="float">
            <text:p>1071</text:p>
          </table:table-cell>
          <table:table-cell table:number-columns-repeated="6"/>
        </table:table-row>
        <table:table-row table:style-name="ro4">
          <table:table-cell office:value-type="float" office:value="128" calcext:value-type="float">
            <text:p>128</text:p>
          </table:table-cell>
          <table:table-cell table:formula="of:=[.$A133]*16.7/256" office:value-type="float" office:value="8.35" calcext:value-type="float">
            <text:p>8,35</text:p>
          </table:table-cell>
          <table:table-cell table:formula="of:=([$input.$B$15]^2*[.$B133]-ATAN([$input.$B$12]/[.$B133])*[$input.$B$12])/[$input.$B$12]" office:value-type="float" office:value="-0.175198646886802" calcext:value-type="float">
            <text:p>-0,1751986469</text:p>
          </table:table-cell>
          <table:table-cell table:formula="of:=([$input.$B$12]^2+[.$B133]^2)/([$input.$B$9]*EXP(-((ATAN([$input.$B$12]/[.$B133])+[.C133])^2/[$input.$B$15]^2)))" office:value-type="float" office:value="9.37294440771405" calcext:value-type="float">
            <text:p>9,3729444077</text:p>
          </table:table-cell>
          <table:table-cell table:formula="of:=ROUND((2*PI()+[.C133])/(2*PI())*32768;0)" office:value-type="float" office:value="31854" calcext:value-type="float">
            <text:p>31854</text:p>
          </table:table-cell>
          <table:table-cell table:formula="of:=ROUND([.D133]/[$input.$B$5]*65536;0)" office:value-type="float" office:value="776" calcext:value-type="float">
            <text:p>776</text:p>
          </table:table-cell>
          <table:table-cell table:formula="of:=[.$A133]*9.65/256" office:value-type="float" office:value="4.825" calcext:value-type="float">
            <text:p>4,825</text:p>
          </table:table-cell>
          <table:table-cell table:formula="of:=([$input.$C$15]^2*[.$G133]-ATAN([$input.$B$12]/[.$G133])*[$input.$B$12])/[$input.$B$12]" office:value-type="float" office:value="-0.290527483754089" calcext:value-type="float">
            <text:p>-0,2905274838</text:p>
          </table:table-cell>
          <table:table-cell table:formula="of:=([$input.$B$12]^2+[.$G133]^2)/([$input.$C$9]*EXP(-((ATAN([$input.$B$12]/[.$G133])+[.H133])^2/[$input.$C$15]^2)))" office:value-type="float" office:value="20.9146081559401" calcext:value-type="float">
            <text:p>20,9146081559</text:p>
          </table:table-cell>
          <table:table-cell table:formula="of:=ROUND((2*PI()+[.H133])/(2*PI())*32768;0)" office:value-type="float" office:value="31253" calcext:value-type="float">
            <text:p>31253</text:p>
          </table:table-cell>
          <table:table-cell table:formula="of:=ROUND([.I133]/[$input.$C$5]*65536;0)" office:value-type="float" office:value="1090" calcext:value-type="float">
            <text:p>1090</text:p>
          </table:table-cell>
          <table:table-cell table:number-columns-repeated="6"/>
        </table:table-row>
        <table:table-row table:style-name="ro4">
          <table:table-cell office:value-type="float" office:value="129" calcext:value-type="float">
            <text:p>129</text:p>
          </table:table-cell>
          <table:table-cell table:formula="of:=[.$A134]*16.7/256" office:value-type="float" office:value="8.415234375" calcext:value-type="float">
            <text:p>8,415234375</text:p>
          </table:table-cell>
          <table:table-cell table:formula="of:=([$input.$B$15]^2*[.$B134]-ATAN([$input.$B$12]/[.$B134])*[$input.$B$12])/[$input.$B$12]" office:value-type="float" office:value="-0.172973984266556" calcext:value-type="float">
            <text:p>-0,1729739843</text:p>
          </table:table-cell>
          <table:table-cell table:formula="of:=([$input.$B$12]^2+[.$B134]^2)/([$input.$B$9]*EXP(-((ATAN([$input.$B$12]/[.$B134])+[.C134])^2/[$input.$B$15]^2)))" office:value-type="float" office:value="9.54937434869839" calcext:value-type="float">
            <text:p>9,5493743487</text:p>
          </table:table-cell>
          <table:table-cell table:formula="of:=ROUND((2*PI()+[.C134])/(2*PI())*32768;0)" office:value-type="float" office:value="31866" calcext:value-type="float">
            <text:p>31866</text:p>
          </table:table-cell>
          <table:table-cell table:formula="of:=ROUND([.D134]/[$input.$B$5]*65536;0)" office:value-type="float" office:value="790" calcext:value-type="float">
            <text:p>790</text:p>
          </table:table-cell>
          <table:table-cell table:formula="of:=[.$A134]*9.65/256" office:value-type="float" office:value="4.8626953125" calcext:value-type="float">
            <text:p>4,8626953125</text:p>
          </table:table-cell>
          <table:table-cell table:formula="of:=([$input.$C$15]^2*[.$G134]-ATAN([$input.$B$12]/[.$G134])*[$input.$B$12])/[$input.$B$12]" office:value-type="float" office:value="-0.286982093074485" calcext:value-type="float">
            <text:p>-0,2869820931</text:p>
          </table:table-cell>
          <table:table-cell table:formula="of:=([$input.$B$12]^2+[.$G134]^2)/([$input.$C$9]*EXP(-((ATAN([$input.$B$12]/[.$G134])+[.H134])^2/[$input.$C$15]^2)))" office:value-type="float" office:value="21.2768810665617" calcext:value-type="float">
            <text:p>21,2768810666</text:p>
          </table:table-cell>
          <table:table-cell table:formula="of:=ROUND((2*PI()+[.H134])/(2*PI())*32768;0)" office:value-type="float" office:value="31271" calcext:value-type="float">
            <text:p>31271</text:p>
          </table:table-cell>
          <table:table-cell table:formula="of:=ROUND([.I134]/[$input.$C$5]*65536;0)" office:value-type="float" office:value="1108" calcext:value-type="float">
            <text:p>1108</text:p>
          </table:table-cell>
          <table:table-cell table:number-columns-repeated="6"/>
        </table:table-row>
        <table:table-row table:style-name="ro4">
          <table:table-cell office:value-type="float" office:value="130" calcext:value-type="float">
            <text:p>130</text:p>
          </table:table-cell>
          <table:table-cell table:formula="of:=[.$A135]*16.7/256" office:value-type="float" office:value="8.48046875" calcext:value-type="float">
            <text:p>8,48046875</text:p>
          </table:table-cell>
          <table:table-cell table:formula="of:=([$input.$B$15]^2*[.$B135]-ATAN([$input.$B$12]/[.$B135])*[$input.$B$12])/[$input.$B$12]" office:value-type="float" office:value="-0.17077491400663" calcext:value-type="float">
            <text:p>-0,170774914</text:p>
          </table:table-cell>
          <table:table-cell table:formula="of:=([$input.$B$12]^2+[.$B135]^2)/([$input.$B$9]*EXP(-((ATAN([$input.$B$12]/[.$B135])+[.C135])^2/[$input.$B$15]^2)))" office:value-type="float" office:value="9.72843383372908" calcext:value-type="float">
            <text:p>9,7284338337</text:p>
          </table:table-cell>
          <table:table-cell table:formula="of:=ROUND((2*PI()+[.C135])/(2*PI())*32768;0)" office:value-type="float" office:value="31877" calcext:value-type="float">
            <text:p>31877</text:p>
          </table:table-cell>
          <table:table-cell table:formula="of:=ROUND([.D135]/[$input.$B$5]*65536;0)" office:value-type="float" office:value="805" calcext:value-type="float">
            <text:p>805</text:p>
          </table:table-cell>
          <table:table-cell table:formula="of:=[.$A135]*9.65/256" office:value-type="float" office:value="4.900390625" calcext:value-type="float">
            <text:p>4,900390625</text:p>
          </table:table-cell>
          <table:table-cell table:formula="of:=([$input.$C$15]^2*[.$G135]-ATAN([$input.$B$12]/[.$G135])*[$input.$B$12])/[$input.$B$12]" office:value-type="float" office:value="-0.283472865782418" calcext:value-type="float">
            <text:p>-0,2834728658</text:p>
          </table:table-cell>
          <table:table-cell table:formula="of:=([$input.$B$12]^2+[.$G135]^2)/([$input.$C$9]*EXP(-((ATAN([$input.$B$12]/[.$G135])+[.H135])^2/[$input.$C$15]^2)))" office:value-type="float" office:value="21.644500822133" calcext:value-type="float">
            <text:p>21,6445008221</text:p>
          </table:table-cell>
          <table:table-cell table:formula="of:=ROUND((2*PI()+[.H135])/(2*PI())*32768;0)" office:value-type="float" office:value="31290" calcext:value-type="float">
            <text:p>31290</text:p>
          </table:table-cell>
          <table:table-cell table:formula="of:=ROUND([.I135]/[$input.$C$5]*65536;0)" office:value-type="float" office:value="1128" calcext:value-type="float">
            <text:p>1128</text:p>
          </table:table-cell>
          <table:table-cell table:number-columns-repeated="6"/>
        </table:table-row>
        <table:table-row table:style-name="ro4">
          <table:table-cell office:value-type="float" office:value="131" calcext:value-type="float">
            <text:p>131</text:p>
          </table:table-cell>
          <table:table-cell table:formula="of:=[.$A136]*16.7/256" office:value-type="float" office:value="8.545703125" calcext:value-type="float">
            <text:p>8,545703125</text:p>
          </table:table-cell>
          <table:table-cell table:formula="of:=([$input.$B$15]^2*[.$B136]-ATAN([$input.$B$12]/[.$B136])*[$input.$B$12])/[$input.$B$12]" office:value-type="float" office:value="-0.168600891058179" calcext:value-type="float">
            <text:p>-0,1686008911</text:p>
          </table:table-cell>
          <table:table-cell table:formula="of:=([$input.$B$12]^2+[.$B136]^2)/([$input.$B$9]*EXP(-((ATAN([$input.$B$12]/[.$B136])+[.C136])^2/[$input.$B$15]^2)))" office:value-type="float" office:value="9.91015937158027" calcext:value-type="float">
            <text:p>9,9101593716</text:p>
          </table:table-cell>
          <table:table-cell table:formula="of:=ROUND((2*PI()+[.C136])/(2*PI())*32768;0)" office:value-type="float" office:value="31889" calcext:value-type="float">
            <text:p>31889</text:p>
          </table:table-cell>
          <table:table-cell table:formula="of:=ROUND([.D136]/[$input.$B$5]*65536;0)" office:value-type="float" office:value="820" calcext:value-type="float">
            <text:p>820</text:p>
          </table:table-cell>
          <table:table-cell table:formula="of:=[.$A136]*9.65/256" office:value-type="float" office:value="4.9380859375" calcext:value-type="float">
            <text:p>4,9380859375</text:p>
          </table:table-cell>
          <table:table-cell table:formula="of:=([$input.$C$15]^2*[.$G136]-ATAN([$input.$B$12]/[.$G136])*[$input.$B$12])/[$input.$B$12]" office:value-type="float" office:value="-0.279999130958509" calcext:value-type="float">
            <text:p>-0,279999131</text:p>
          </table:table-cell>
          <table:table-cell table:formula="of:=([$input.$B$12]^2+[.$G136]^2)/([$input.$C$9]*EXP(-((ATAN([$input.$B$12]/[.$G136])+[.H136])^2/[$input.$C$15]^2)))" office:value-type="float" office:value="22.0175406390883" calcext:value-type="float">
            <text:p>22,0175406391</text:p>
          </table:table-cell>
          <table:table-cell table:formula="of:=ROUND((2*PI()+[.H136])/(2*PI())*32768;0)" office:value-type="float" office:value="31308" calcext:value-type="float">
            <text:p>31308</text:p>
          </table:table-cell>
          <table:table-cell table:formula="of:=ROUND([.I136]/[$input.$C$5]*65536;0)" office:value-type="float" office:value="1147" calcext:value-type="float">
            <text:p>1147</text:p>
          </table:table-cell>
          <table:table-cell table:number-columns-repeated="6"/>
        </table:table-row>
        <table:table-row table:style-name="ro4">
          <table:table-cell office:value-type="float" office:value="132" calcext:value-type="float">
            <text:p>132</text:p>
          </table:table-cell>
          <table:table-cell table:formula="of:=[.$A137]*16.7/256" office:value-type="float" office:value="8.6109375" calcext:value-type="float">
            <text:p>8,6109375</text:p>
          </table:table-cell>
          <table:table-cell table:formula="of:=([$input.$B$15]^2*[.$B137]-ATAN([$input.$B$12]/[.$B137])*[$input.$B$12])/[$input.$B$12]" office:value-type="float" office:value="-0.166451385447702" calcext:value-type="float">
            <text:p>-0,1664513854</text:p>
          </table:table-cell>
          <table:table-cell table:formula="of:=([$input.$B$12]^2+[.$B137]^2)/([$input.$B$9]*EXP(-((ATAN([$input.$B$12]/[.$B137])+[.C137])^2/[$input.$B$15]^2)))" office:value-type="float" office:value="10.0945880730172" calcext:value-type="float">
            <text:p>10,094588073</text:p>
          </table:table-cell>
          <table:table-cell table:formula="of:=ROUND((2*PI()+[.C137])/(2*PI())*32768;0)" office:value-type="float" office:value="31900" calcext:value-type="float">
            <text:p>31900</text:p>
          </table:table-cell>
          <table:table-cell table:formula="of:=ROUND([.D137]/[$input.$B$5]*65536;0)" office:value-type="float" office:value="835" calcext:value-type="float">
            <text:p>835</text:p>
          </table:table-cell>
          <table:table-cell table:formula="of:=[.$A137]*9.65/256" office:value-type="float" office:value="4.97578125" calcext:value-type="float">
            <text:p>4,97578125</text:p>
          </table:table-cell>
          <table:table-cell table:formula="of:=([$input.$C$15]^2*[.$G137]-ATAN([$input.$B$12]/[.$G137])*[$input.$B$12])/[$input.$B$12]" office:value-type="float" office:value="-0.276560233118681" calcext:value-type="float">
            <text:p>-0,2765602331</text:p>
          </table:table-cell>
          <table:table-cell table:formula="of:=([$input.$B$12]^2+[.$G137]^2)/([$input.$C$9]*EXP(-((ATAN([$input.$B$12]/[.$G137])+[.H137])^2/[$input.$C$15]^2)))" office:value-type="float" office:value="22.3960749322543" calcext:value-type="float">
            <text:p>22,3960749323</text:p>
          </table:table-cell>
          <table:table-cell table:formula="of:=ROUND((2*PI()+[.H137])/(2*PI())*32768;0)" office:value-type="float" office:value="31326" calcext:value-type="float">
            <text:p>31326</text:p>
          </table:table-cell>
          <table:table-cell table:formula="of:=ROUND([.I137]/[$input.$C$5]*65536;0)" office:value-type="float" office:value="1167" calcext:value-type="float">
            <text:p>1167</text:p>
          </table:table-cell>
          <table:table-cell table:number-columns-repeated="6"/>
        </table:table-row>
        <table:table-row table:style-name="ro4">
          <table:table-cell office:value-type="float" office:value="133" calcext:value-type="float">
            <text:p>133</text:p>
          </table:table-cell>
          <table:table-cell table:formula="of:=[.$A138]*16.7/256" office:value-type="float" office:value="8.676171875" calcext:value-type="float">
            <text:p>8,676171875</text:p>
          </table:table-cell>
          <table:table-cell table:formula="of:=([$input.$B$15]^2*[.$B138]-ATAN([$input.$B$12]/[.$B138])*[$input.$B$12])/[$input.$B$12]" office:value-type="float" office:value="-0.164325881769952" calcext:value-type="float">
            <text:p>-0,1643258818</text:p>
          </table:table-cell>
          <table:table-cell table:formula="of:=([$input.$B$12]^2+[.$B138]^2)/([$input.$B$9]*EXP(-((ATAN([$input.$B$12]/[.$B138])+[.C138])^2/[$input.$B$15]^2)))" office:value-type="float" office:value="10.2817576604646" calcext:value-type="float">
            <text:p>10,2817576605</text:p>
          </table:table-cell>
          <table:table-cell table:formula="of:=ROUND((2*PI()+[.C138])/(2*PI())*32768;0)" office:value-type="float" office:value="31911" calcext:value-type="float">
            <text:p>31911</text:p>
          </table:table-cell>
          <table:table-cell table:formula="of:=ROUND([.D138]/[$input.$B$5]*65536;0)" office:value-type="float" office:value="851" calcext:value-type="float">
            <text:p>851</text:p>
          </table:table-cell>
          <table:table-cell table:formula="of:=[.$A138]*9.65/256" office:value-type="float" office:value="5.0134765625" calcext:value-type="float">
            <text:p>5,0134765625</text:p>
          </table:table-cell>
          <table:table-cell table:formula="of:=([$input.$C$15]^2*[.$G138]-ATAN([$input.$B$12]/[.$G138])*[$input.$B$12])/[$input.$B$12]" office:value-type="float" office:value="-0.27315553180925" calcext:value-type="float">
            <text:p>-0,2731555318</text:p>
          </table:table-cell>
          <table:table-cell table:formula="of:=([$input.$B$12]^2+[.$G138]^2)/([$input.$C$9]*EXP(-((ATAN([$input.$B$12]/[.$G138])+[.H138])^2/[$input.$C$15]^2)))" office:value-type="float" office:value="22.7801793339127" calcext:value-type="float">
            <text:p>22,7801793339</text:p>
          </table:table-cell>
          <table:table-cell table:formula="of:=ROUND((2*PI()+[.H138])/(2*PI())*32768;0)" office:value-type="float" office:value="31343" calcext:value-type="float">
            <text:p>31343</text:p>
          </table:table-cell>
          <table:table-cell table:formula="of:=ROUND([.I138]/[$input.$C$5]*65536;0)" office:value-type="float" office:value="1187" calcext:value-type="float">
            <text:p>1187</text:p>
          </table:table-cell>
          <table:table-cell table:number-columns-repeated="6"/>
        </table:table-row>
        <table:table-row table:style-name="ro4">
          <table:table-cell office:value-type="float" office:value="134" calcext:value-type="float">
            <text:p>134</text:p>
          </table:table-cell>
          <table:table-cell table:formula="of:=[.$A139]*16.7/256" office:value-type="float" office:value="8.74140625" calcext:value-type="float">
            <text:p>8,74140625</text:p>
          </table:table-cell>
          <table:table-cell table:formula="of:=([$input.$B$15]^2*[.$B139]-ATAN([$input.$B$12]/[.$B139])*[$input.$B$12])/[$input.$B$12]" office:value-type="float" office:value="-0.16222387870074" calcext:value-type="float">
            <text:p>-0,1622238787</text:p>
          </table:table-cell>
          <table:table-cell table:formula="of:=([$input.$B$12]^2+[.$B139]^2)/([$input.$B$9]*EXP(-((ATAN([$input.$B$12]/[.$B139])+[.C139])^2/[$input.$B$15]^2)))" office:value-type="float" office:value="10.4717064778511" calcext:value-type="float">
            <text:p>10,4717064779</text:p>
          </table:table-cell>
          <table:table-cell table:formula="of:=ROUND((2*PI()+[.C139])/(2*PI())*32768;0)" office:value-type="float" office:value="31922" calcext:value-type="float">
            <text:p>31922</text:p>
          </table:table-cell>
          <table:table-cell table:formula="of:=ROUND([.D139]/[$input.$B$5]*65536;0)" office:value-type="float" office:value="867" calcext:value-type="float">
            <text:p>867</text:p>
          </table:table-cell>
          <table:table-cell table:formula="of:=[.$A139]*9.65/256" office:value-type="float" office:value="5.051171875" calcext:value-type="float">
            <text:p>5,051171875</text:p>
          </table:table-cell>
          <table:table-cell table:formula="of:=([$input.$C$15]^2*[.$G139]-ATAN([$input.$B$12]/[.$G139])*[$input.$B$12])/[$input.$B$12]" office:value-type="float" office:value="-0.269784401213145" calcext:value-type="float">
            <text:p>-0,2697844012</text:p>
          </table:table-cell>
          <table:table-cell table:formula="of:=([$input.$B$12]^2+[.$G139]^2)/([$input.$C$9]*EXP(-((ATAN([$input.$B$12]/[.$G139])+[.H139])^2/[$input.$C$15]^2)))" office:value-type="float" office:value="23.1699307132076" calcext:value-type="float">
            <text:p>23,1699307132</text:p>
          </table:table-cell>
          <table:table-cell table:formula="of:=ROUND((2*PI()+[.H139])/(2*PI())*32768;0)" office:value-type="float" office:value="31361" calcext:value-type="float">
            <text:p>31361</text:p>
          </table:table-cell>
          <table:table-cell table:formula="of:=ROUND([.I139]/[$input.$C$5]*65536;0)" office:value-type="float" office:value="1207" calcext:value-type="float">
            <text:p>1207</text:p>
          </table:table-cell>
          <table:table-cell table:number-columns-repeated="6"/>
        </table:table-row>
        <table:table-row table:style-name="ro4">
          <table:table-cell office:value-type="float" office:value="135" calcext:value-type="float">
            <text:p>135</text:p>
          </table:table-cell>
          <table:table-cell table:formula="of:=[.$A140]*16.7/256" office:value-type="float" office:value="8.806640625" calcext:value-type="float">
            <text:p>8,806640625</text:p>
          </table:table-cell>
          <table:table-cell table:formula="of:=([$input.$B$15]^2*[.$B140]-ATAN([$input.$B$12]/[.$B140])*[$input.$B$12])/[$input.$B$12]" office:value-type="float" office:value="-0.160144888528724" calcext:value-type="float">
            <text:p>-0,1601448885</text:p>
          </table:table-cell>
          <table:table-cell table:formula="of:=([$input.$B$12]^2+[.$B140]^2)/([$input.$B$9]*EXP(-((ATAN([$input.$B$12]/[.$B140])+[.C140])^2/[$input.$B$15]^2)))" office:value-type="float" office:value="10.6644735006332" calcext:value-type="float">
            <text:p>10,6644735006</text:p>
          </table:table-cell>
          <table:table-cell table:formula="of:=ROUND((2*PI()+[.C140])/(2*PI())*32768;0)" office:value-type="float" office:value="31933" calcext:value-type="float">
            <text:p>31933</text:p>
          </table:table-cell>
          <table:table-cell table:formula="of:=ROUND([.D140]/[$input.$B$5]*65536;0)" office:value-type="float" office:value="882" calcext:value-type="float">
            <text:p>882</text:p>
          </table:table-cell>
          <table:table-cell table:formula="of:=[.$A140]*9.65/256" office:value-type="float" office:value="5.0888671875" calcext:value-type="float">
            <text:p>5,0888671875</text:p>
          </table:table-cell>
          <table:table-cell table:formula="of:=([$input.$C$15]^2*[.$G140]-ATAN([$input.$B$12]/[.$G140])*[$input.$B$12])/[$input.$B$12]" office:value-type="float" office:value="-0.266446229766998" calcext:value-type="float">
            <text:p>-0,2664462298</text:p>
          </table:table-cell>
          <table:table-cell table:formula="of:=([$input.$B$12]^2+[.$G140]^2)/([$input.$C$9]*EXP(-((ATAN([$input.$B$12]/[.$G140])+[.H140])^2/[$input.$C$15]^2)))" office:value-type="float" office:value="23.5654071959032" calcext:value-type="float">
            <text:p>23,5654071959</text:p>
          </table:table-cell>
          <table:table-cell table:formula="of:=ROUND((2*PI()+[.H140])/(2*PI())*32768;0)" office:value-type="float" office:value="31378" calcext:value-type="float">
            <text:p>31378</text:p>
          </table:table-cell>
          <table:table-cell table:formula="of:=ROUND([.I140]/[$input.$C$5]*65536;0)" office:value-type="float" office:value="1228" calcext:value-type="float">
            <text:p>1228</text:p>
          </table:table-cell>
          <table:table-cell table:number-columns-repeated="6"/>
        </table:table-row>
        <table:table-row table:style-name="ro4">
          <table:table-cell office:value-type="float" office:value="136" calcext:value-type="float">
            <text:p>136</text:p>
          </table:table-cell>
          <table:table-cell table:formula="of:=[.$A141]*16.7/256" office:value-type="float" office:value="8.871875" calcext:value-type="float">
            <text:p>8,871875</text:p>
          </table:table-cell>
          <table:table-cell table:formula="of:=([$input.$B$15]^2*[.$B141]-ATAN([$input.$B$12]/[.$B141])*[$input.$B$12])/[$input.$B$12]" office:value-type="float" office:value="-0.158088436705361" calcext:value-type="float">
            <text:p>-0,1580884367</text:p>
          </table:table-cell>
          <table:table-cell table:formula="of:=([$input.$B$12]^2+[.$B141]^2)/([$input.$B$9]*EXP(-((ATAN([$input.$B$12]/[.$B141])+[.C141])^2/[$input.$B$15]^2)))" office:value-type="float" office:value="10.8600983460012" calcext:value-type="float">
            <text:p>10,860098346</text:p>
          </table:table-cell>
          <table:table-cell table:formula="of:=ROUND((2*PI()+[.C141])/(2*PI())*32768;0)" office:value-type="float" office:value="31944" calcext:value-type="float">
            <text:p>31944</text:p>
          </table:table-cell>
          <table:table-cell table:formula="of:=ROUND([.D141]/[$input.$B$5]*65536;0)" office:value-type="float" office:value="899" calcext:value-type="float">
            <text:p>899</text:p>
          </table:table-cell>
          <table:table-cell table:formula="of:=[.$A141]*9.65/256" office:value-type="float" office:value="5.1265625" calcext:value-type="float">
            <text:p>5,1265625</text:p>
          </table:table-cell>
          <table:table-cell table:formula="of:=([$input.$C$15]^2*[.$G141]-ATAN([$input.$B$12]/[.$G141])*[$input.$B$12])/[$input.$B$12]" office:value-type="float" office:value="-0.263140419788811" calcext:value-type="float">
            <text:p>-0,2631404198</text:p>
          </table:table-cell>
          <table:table-cell table:formula="of:=([$input.$B$12]^2+[.$G141]^2)/([$input.$C$9]*EXP(-((ATAN([$input.$B$12]/[.$G141])+[.H141])^2/[$input.$C$15]^2)))" office:value-type="float" office:value="23.9666881844999" calcext:value-type="float">
            <text:p>23,9666881845</text:p>
          </table:table-cell>
          <table:table-cell table:formula="of:=ROUND((2*PI()+[.H141])/(2*PI())*32768;0)" office:value-type="float" office:value="31396" calcext:value-type="float">
            <text:p>31396</text:p>
          </table:table-cell>
          <table:table-cell table:formula="of:=ROUND([.I141]/[$input.$C$5]*65536;0)" office:value-type="float" office:value="1249" calcext:value-type="float">
            <text:p>1249</text:p>
          </table:table-cell>
          <table:table-cell table:number-columns-repeated="6"/>
        </table:table-row>
        <table:table-row table:style-name="ro4">
          <table:table-cell office:value-type="float" office:value="137" calcext:value-type="float">
            <text:p>137</text:p>
          </table:table-cell>
          <table:table-cell table:formula="of:=[.$A142]*16.7/256" office:value-type="float" office:value="8.937109375" calcext:value-type="float">
            <text:p>8,937109375</text:p>
          </table:table-cell>
          <table:table-cell table:formula="of:=([$input.$B$15]^2*[.$B142]-ATAN([$input.$B$12]/[.$B142])*[$input.$B$12])/[$input.$B$12]" office:value-type="float" office:value="-0.156054061412219" calcext:value-type="float">
            <text:p>-0,1560540614</text:p>
          </table:table-cell>
          <table:table-cell table:formula="of:=([$input.$B$12]^2+[.$B142]^2)/([$input.$B$9]*EXP(-((ATAN([$input.$B$12]/[.$B142])+[.C142])^2/[$input.$B$15]^2)))" office:value-type="float" office:value="11.0586212832716" calcext:value-type="float">
            <text:p>11,0586212833</text:p>
          </table:table-cell>
          <table:table-cell table:formula="of:=ROUND((2*PI()+[.C142])/(2*PI())*32768;0)" office:value-type="float" office:value="31954" calcext:value-type="float">
            <text:p>31954</text:p>
          </table:table-cell>
          <table:table-cell table:formula="of:=ROUND([.D142]/[$input.$B$5]*65536;0)" office:value-type="float" office:value="915" calcext:value-type="float">
            <text:p>915</text:p>
          </table:table-cell>
          <table:table-cell table:formula="of:=[.$A142]*9.65/256" office:value-type="float" office:value="5.1642578125" calcext:value-type="float">
            <text:p>5,1642578125</text:p>
          </table:table-cell>
          <table:table-cell table:formula="of:=([$input.$C$15]^2*[.$G142]-ATAN([$input.$B$12]/[.$G142])*[$input.$B$12])/[$input.$B$12]" office:value-type="float" office:value="-0.259866387115948" calcext:value-type="float">
            <text:p>-0,2598663871</text:p>
          </table:table-cell>
          <table:table-cell table:formula="of:=([$input.$B$12]^2+[.$G142]^2)/([$input.$C$9]*EXP(-((ATAN([$input.$B$12]/[.$G142])+[.H142])^2/[$input.$C$15]^2)))" office:value-type="float" office:value="24.3738543787131" calcext:value-type="float">
            <text:p>24,3738543787</text:p>
          </table:table-cell>
          <table:table-cell table:formula="of:=ROUND((2*PI()+[.H142])/(2*PI())*32768;0)" office:value-type="float" office:value="31413" calcext:value-type="float">
            <text:p>31413</text:p>
          </table:table-cell>
          <table:table-cell table:formula="of:=ROUND([.I142]/[$input.$C$5]*65536;0)" office:value-type="float" office:value="1270" calcext:value-type="float">
            <text:p>1270</text:p>
          </table:table-cell>
          <table:table-cell table:number-columns-repeated="6"/>
        </table:table-row>
        <table:table-row table:style-name="ro4">
          <table:table-cell office:value-type="float" office:value="138" calcext:value-type="float">
            <text:p>138</text:p>
          </table:table-cell>
          <table:table-cell table:formula="of:=[.$A143]*16.7/256" office:value-type="float" office:value="9.00234375" calcext:value-type="float">
            <text:p>9,00234375</text:p>
          </table:table-cell>
          <table:table-cell table:formula="of:=([$input.$B$15]^2*[.$B143]-ATAN([$input.$B$12]/[.$B143])*[$input.$B$12])/[$input.$B$12]" office:value-type="float" office:value="-0.154041313144895" calcext:value-type="float">
            <text:p>-0,1540413131</text:p>
          </table:table-cell>
          <table:table-cell table:formula="of:=([$input.$B$12]^2+[.$B143]^2)/([$input.$B$9]*EXP(-((ATAN([$input.$B$12]/[.$B143])+[.C143])^2/[$input.$B$15]^2)))" office:value-type="float" office:value="11.2600832444687" calcext:value-type="float">
            <text:p>11,2600832445</text:p>
          </table:table-cell>
          <table:table-cell table:formula="of:=ROUND((2*PI()+[.C143])/(2*PI())*32768;0)" office:value-type="float" office:value="31965" calcext:value-type="float">
            <text:p>31965</text:p>
          </table:table-cell>
          <table:table-cell table:formula="of:=ROUND([.D143]/[$input.$B$5]*65536;0)" office:value-type="float" office:value="932" calcext:value-type="float">
            <text:p>932</text:p>
          </table:table-cell>
          <table:table-cell table:formula="of:=[.$A143]*9.65/256" office:value-type="float" office:value="5.201953125" calcext:value-type="float">
            <text:p>5,201953125</text:p>
          </table:table-cell>
          <table:table-cell table:formula="of:=([$input.$C$15]^2*[.$G143]-ATAN([$input.$B$12]/[.$G143])*[$input.$B$12])/[$input.$B$12]" office:value-type="float" office:value="-0.256623560753179" calcext:value-type="float">
            <text:p>-0,2566235608</text:p>
          </table:table-cell>
          <table:table-cell table:formula="of:=([$input.$B$12]^2+[.$G143]^2)/([$input.$C$9]*EXP(-((ATAN([$input.$B$12]/[.$G143])+[.H143])^2/[$input.$C$15]^2)))" office:value-type="float" office:value="24.7869877963231" calcext:value-type="float">
            <text:p>24,7869877963</text:p>
          </table:table-cell>
          <table:table-cell table:formula="of:=ROUND((2*PI()+[.H143])/(2*PI())*32768;0)" office:value-type="float" office:value="31430" calcext:value-type="float">
            <text:p>31430</text:p>
          </table:table-cell>
          <table:table-cell table:formula="of:=ROUND([.I143]/[$input.$C$5]*65536;0)" office:value-type="float" office:value="1291" calcext:value-type="float">
            <text:p>1291</text:p>
          </table:table-cell>
          <table:table-cell table:number-columns-repeated="6"/>
        </table:table-row>
        <table:table-row table:style-name="ro4">
          <table:table-cell office:value-type="float" office:value="139" calcext:value-type="float">
            <text:p>139</text:p>
          </table:table-cell>
          <table:table-cell table:formula="of:=[.$A144]*16.7/256" office:value-type="float" office:value="9.067578125" calcext:value-type="float">
            <text:p>9,067578125</text:p>
          </table:table-cell>
          <table:table-cell table:formula="of:=([$input.$B$15]^2*[.$B144]-ATAN([$input.$B$12]/[.$B144])*[$input.$B$12])/[$input.$B$12]" office:value-type="float" office:value="-0.152049754312812" calcext:value-type="float">
            <text:p>-0,1520497543</text:p>
          </table:table-cell>
          <table:table-cell table:formula="of:=([$input.$B$12]^2+[.$B144]^2)/([$input.$B$9]*EXP(-((ATAN([$input.$B$12]/[.$B144])+[.C144])^2/[$input.$B$15]^2)))" office:value-type="float" office:value="11.4645258350982" calcext:value-type="float">
            <text:p>11,4645258351</text:p>
          </table:table-cell>
          <table:table-cell table:formula="of:=ROUND((2*PI()+[.C144])/(2*PI())*32768;0)" office:value-type="float" office:value="31975" calcext:value-type="float">
            <text:p>31975</text:p>
          </table:table-cell>
          <table:table-cell table:formula="of:=ROUND([.D144]/[$input.$B$5]*65536;0)" office:value-type="float" office:value="949" calcext:value-type="float">
            <text:p>949</text:p>
          </table:table-cell>
          <table:table-cell table:formula="of:=[.$A144]*9.65/256" office:value-type="float" office:value="5.2396484375" calcext:value-type="float">
            <text:p>5,2396484375</text:p>
          </table:table-cell>
          <table:table-cell table:formula="of:=([$input.$C$15]^2*[.$G144]-ATAN([$input.$B$12]/[.$G144])*[$input.$B$12])/[$input.$B$12]" office:value-type="float" office:value="-0.253411382530506" calcext:value-type="float">
            <text:p>-0,2534113825</text:p>
          </table:table-cell>
          <table:table-cell table:formula="of:=([$input.$B$12]^2+[.$G144]^2)/([$input.$C$9]*EXP(-((ATAN([$input.$B$12]/[.$G144])+[.H144])^2/[$input.$C$15]^2)))" office:value-type="float" office:value="25.2061717944015" calcext:value-type="float">
            <text:p>25,2061717944</text:p>
          </table:table-cell>
          <table:table-cell table:formula="of:=ROUND((2*PI()+[.H144])/(2*PI())*32768;0)" office:value-type="float" office:value="31446" calcext:value-type="float">
            <text:p>31446</text:p>
          </table:table-cell>
          <table:table-cell table:formula="of:=ROUND([.I144]/[$input.$C$5]*65536;0)" office:value-type="float" office:value="1313" calcext:value-type="float">
            <text:p>1313</text:p>
          </table:table-cell>
          <table:table-cell table:number-columns-repeated="6"/>
        </table:table-row>
        <table:table-row table:style-name="ro4">
          <table:table-cell office:value-type="float" office:value="140" calcext:value-type="float">
            <text:p>140</text:p>
          </table:table-cell>
          <table:table-cell table:formula="of:=[.$A145]*16.7/256" office:value-type="float" office:value="9.1328125" calcext:value-type="float">
            <text:p>9,1328125</text:p>
          </table:table-cell>
          <table:table-cell table:formula="of:=([$input.$B$15]^2*[.$B145]-ATAN([$input.$B$12]/[.$B145])*[$input.$B$12])/[$input.$B$12]" office:value-type="float" office:value="-0.150078958854217" calcext:value-type="float">
            <text:p>-0,1500789589</text:p>
          </table:table-cell>
          <table:table-cell table:formula="of:=([$input.$B$12]^2+[.$B145]^2)/([$input.$B$9]*EXP(-((ATAN([$input.$B$12]/[.$B145])+[.C145])^2/[$input.$B$15]^2)))" office:value-type="float" office:value="11.6719913451179" calcext:value-type="float">
            <text:p>11,6719913451</text:p>
          </table:table-cell>
          <table:table-cell table:formula="of:=ROUND((2*PI()+[.C145])/(2*PI())*32768;0)" office:value-type="float" office:value="31985" calcext:value-type="float">
            <text:p>31985</text:p>
          </table:table-cell>
          <table:table-cell table:formula="of:=ROUND([.D145]/[$input.$B$5]*65536;0)" office:value-type="float" office:value="966" calcext:value-type="float">
            <text:p>966</text:p>
          </table:table-cell>
          <table:table-cell table:formula="of:=[.$A145]*9.65/256" office:value-type="float" office:value="5.27734375" calcext:value-type="float">
            <text:p>5,27734375</text:p>
          </table:table-cell>
          <table:table-cell table:formula="of:=([$input.$C$15]^2*[.$G145]-ATAN([$input.$B$12]/[.$G145])*[$input.$B$12])/[$input.$B$12]" office:value-type="float" office:value="-0.250229306770526" calcext:value-type="float">
            <text:p>-0,2502293068</text:p>
          </table:table-cell>
          <table:table-cell table:formula="of:=([$input.$B$12]^2+[.$G145]^2)/([$input.$C$9]*EXP(-((ATAN([$input.$B$12]/[.$G145])+[.H145])^2/[$input.$C$15]^2)))" office:value-type="float" office:value="25.6314910909225" calcext:value-type="float">
            <text:p>25,6314910909</text:p>
          </table:table-cell>
          <table:table-cell table:formula="of:=ROUND((2*PI()+[.H145])/(2*PI())*32768;0)" office:value-type="float" office:value="31463" calcext:value-type="float">
            <text:p>31463</text:p>
          </table:table-cell>
          <table:table-cell table:formula="of:=ROUND([.I145]/[$input.$C$5]*65536;0)" office:value-type="float" office:value="1335" calcext:value-type="float">
            <text:p>1335</text:p>
          </table:table-cell>
          <table:table-cell table:number-columns-repeated="6"/>
        </table:table-row>
        <table:table-row table:style-name="ro4">
          <table:table-cell office:value-type="float" office:value="141" calcext:value-type="float">
            <text:p>141</text:p>
          </table:table-cell>
          <table:table-cell table:formula="of:=[.$A146]*16.7/256" office:value-type="float" office:value="9.198046875" calcext:value-type="float">
            <text:p>9,198046875</text:p>
          </table:table-cell>
          <table:table-cell table:formula="of:=([$input.$B$15]^2*[.$B146]-ATAN([$input.$B$12]/[.$B146])*[$input.$B$12])/[$input.$B$12]" office:value-type="float" office:value="-0.148128511865717" calcext:value-type="float">
            <text:p>-0,1481285119</text:p>
          </table:table-cell>
          <table:table-cell table:formula="of:=([$input.$B$12]^2+[.$B146]^2)/([$input.$B$9]*EXP(-((ATAN([$input.$B$12]/[.$B146])+[.C146])^2/[$input.$B$15]^2)))" office:value-type="float" office:value="11.8825227601079" calcext:value-type="float">
            <text:p>11,8825227601</text:p>
          </table:table-cell>
          <table:table-cell table:formula="of:=ROUND((2*PI()+[.C146])/(2*PI())*32768;0)" office:value-type="float" office:value="31995" calcext:value-type="float">
            <text:p>31995</text:p>
          </table:table-cell>
          <table:table-cell table:formula="of:=ROUND([.D146]/[$input.$B$5]*65536;0)" office:value-type="float" office:value="983" calcext:value-type="float">
            <text:p>983</text:p>
          </table:table-cell>
          <table:table-cell table:formula="of:=[.$A146]*9.65/256" office:value-type="float" office:value="5.3150390625" calcext:value-type="float">
            <text:p>5,3150390625</text:p>
          </table:table-cell>
          <table:table-cell table:formula="of:=([$input.$C$15]^2*[.$G146]-ATAN([$input.$B$12]/[.$G146])*[$input.$B$12])/[$input.$B$12]" office:value-type="float" office:value="-0.247076799965056" calcext:value-type="float">
            <text:p>-0,2470768</text:p>
          </table:table-cell>
          <table:table-cell table:formula="of:=([$input.$B$12]^2+[.$G146]^2)/([$input.$C$9]*EXP(-((ATAN([$input.$B$12]/[.$G146])+[.H146])^2/[$input.$C$15]^2)))" office:value-type="float" office:value="26.0630317867637" calcext:value-type="float">
            <text:p>26,0630317868</text:p>
          </table:table-cell>
          <table:table-cell table:formula="of:=ROUND((2*PI()+[.H146])/(2*PI())*32768;0)" office:value-type="float" office:value="31479" calcext:value-type="float">
            <text:p>31479</text:p>
          </table:table-cell>
          <table:table-cell table:formula="of:=ROUND([.I146]/[$input.$C$5]*65536;0)" office:value-type="float" office:value="1358" calcext:value-type="float">
            <text:p>1358</text:p>
          </table:table-cell>
          <table:table-cell table:number-columns-repeated="6"/>
        </table:table-row>
        <table:table-row table:style-name="ro4">
          <table:table-cell office:value-type="float" office:value="142" calcext:value-type="float">
            <text:p>142</text:p>
          </table:table-cell>
          <table:table-cell table:formula="of:=[.$A147]*16.7/256" office:value-type="float" office:value="9.26328125" calcext:value-type="float">
            <text:p>9,26328125</text:p>
          </table:table-cell>
          <table:table-cell table:formula="of:=([$input.$B$15]^2*[.$B147]-ATAN([$input.$B$12]/[.$B147])*[$input.$B$12])/[$input.$B$12]" office:value-type="float" office:value="-0.146198009245734" calcext:value-type="float">
            <text:p>-0,1461980092</text:p>
          </table:table-cell>
          <table:table-cell table:formula="of:=([$input.$B$12]^2+[.$B147]^2)/([$input.$B$9]*EXP(-((ATAN([$input.$B$12]/[.$B147])+[.C147])^2/[$input.$B$15]^2)))" office:value-type="float" office:value="12.0961637726442" calcext:value-type="float">
            <text:p>12,0961637726</text:p>
          </table:table-cell>
          <table:table-cell table:formula="of:=ROUND((2*PI()+[.C147])/(2*PI())*32768;0)" office:value-type="float" office:value="32006" calcext:value-type="float">
            <text:p>32006</text:p>
          </table:table-cell>
          <table:table-cell table:formula="of:=ROUND([.D147]/[$input.$B$5]*65536;0)" office:value-type="float" office:value="1001" calcext:value-type="float">
            <text:p>1001</text:p>
          </table:table-cell>
          <table:table-cell table:formula="of:=[.$A147]*9.65/256" office:value-type="float" office:value="5.352734375" calcext:value-type="float">
            <text:p>5,352734375</text:p>
          </table:table-cell>
          <table:table-cell table:formula="of:=([$input.$C$15]^2*[.$G147]-ATAN([$input.$B$12]/[.$G147])*[$input.$B$12])/[$input.$B$12]" office:value-type="float" office:value="-0.243953340460802" calcext:value-type="float">
            <text:p>-0,2439533405</text:p>
          </table:table-cell>
          <table:table-cell table:formula="of:=([$input.$B$12]^2+[.$G147]^2)/([$input.$C$9]*EXP(-((ATAN([$input.$B$12]/[.$G147])+[.H147])^2/[$input.$C$15]^2)))" office:value-type="float" office:value="26.500881388106" calcext:value-type="float">
            <text:p>26,5008813881</text:p>
          </table:table-cell>
          <table:table-cell table:formula="of:=ROUND((2*PI()+[.H147])/(2*PI())*32768;0)" office:value-type="float" office:value="31496" calcext:value-type="float">
            <text:p>31496</text:p>
          </table:table-cell>
          <table:table-cell table:formula="of:=ROUND([.I147]/[$input.$C$5]*65536;0)" office:value-type="float" office:value="1381" calcext:value-type="float">
            <text:p>1381</text:p>
          </table:table-cell>
          <table:table-cell table:number-columns-repeated="6"/>
        </table:table-row>
        <table:table-row table:style-name="ro4">
          <table:table-cell office:value-type="float" office:value="143" calcext:value-type="float">
            <text:p>143</text:p>
          </table:table-cell>
          <table:table-cell table:formula="of:=[.$A148]*16.7/256" office:value-type="float" office:value="9.328515625" calcext:value-type="float">
            <text:p>9,328515625</text:p>
          </table:table-cell>
          <table:table-cell table:formula="of:=([$input.$B$15]^2*[.$B148]-ATAN([$input.$B$12]/[.$B148])*[$input.$B$12])/[$input.$B$12]" office:value-type="float" office:value="-0.144287057351291" calcext:value-type="float">
            <text:p>-0,1442870574</text:p>
          </table:table-cell>
          <table:table-cell table:formula="of:=([$input.$B$12]^2+[.$B148]^2)/([$input.$B$9]*EXP(-((ATAN([$input.$B$12]/[.$B148])+[.C148])^2/[$input.$B$15]^2)))" office:value-type="float" office:value="12.3129587938798" calcext:value-type="float">
            <text:p>12,3129587939</text:p>
          </table:table-cell>
          <table:table-cell table:formula="of:=ROUND((2*PI()+[.C148])/(2*PI())*32768;0)" office:value-type="float" office:value="32016" calcext:value-type="float">
            <text:p>32016</text:p>
          </table:table-cell>
          <table:table-cell table:formula="of:=ROUND([.D148]/[$input.$B$5]*65536;0)" office:value-type="float" office:value="1019" calcext:value-type="float">
            <text:p>1019</text:p>
          </table:table-cell>
          <table:table-cell table:formula="of:=[.$A148]*9.65/256" office:value-type="float" office:value="5.3904296875" calcext:value-type="float">
            <text:p>5,3904296875</text:p>
          </table:table-cell>
          <table:table-cell table:formula="of:=([$input.$C$15]^2*[.$G148]-ATAN([$input.$B$12]/[.$G148])*[$input.$B$12])/[$input.$B$12]" office:value-type="float" office:value="-0.240858418153786" calcext:value-type="float">
            <text:p>-0,2408584182</text:p>
          </table:table-cell>
          <table:table-cell table:formula="of:=([$input.$B$12]^2+[.$G148]^2)/([$input.$C$9]*EXP(-((ATAN([$input.$B$12]/[.$G148])+[.H148])^2/[$input.$C$15]^2)))" office:value-type="float" office:value="26.9451288292388" calcext:value-type="float">
            <text:p>26,9451288292</text:p>
          </table:table-cell>
          <table:table-cell table:formula="of:=ROUND((2*PI()+[.H148])/(2*PI())*32768;0)" office:value-type="float" office:value="31512" calcext:value-type="float">
            <text:p>31512</text:p>
          </table:table-cell>
          <table:table-cell table:formula="of:=ROUND([.I148]/[$input.$C$5]*65536;0)" office:value-type="float" office:value="1404" calcext:value-type="float">
            <text:p>1404</text:p>
          </table:table-cell>
          <table:table-cell table:number-columns-repeated="6"/>
        </table:table-row>
        <table:table-row table:style-name="ro4">
          <table:table-cell office:value-type="float" office:value="144" calcext:value-type="float">
            <text:p>144</text:p>
          </table:table-cell>
          <table:table-cell table:formula="of:=[.$A149]*16.7/256" office:value-type="float" office:value="9.39375" calcext:value-type="float">
            <text:p>9,39375</text:p>
          </table:table-cell>
          <table:table-cell table:formula="of:=([$input.$B$15]^2*[.$B149]-ATAN([$input.$B$12]/[.$B149])*[$input.$B$12])/[$input.$B$12]" office:value-type="float" office:value="-0.142395272667552" calcext:value-type="float">
            <text:p>-0,1423952727</text:p>
          </table:table-cell>
          <table:table-cell table:formula="of:=([$input.$B$12]^2+[.$B149]^2)/([$input.$B$9]*EXP(-((ATAN([$input.$B$12]/[.$B149])+[.C149])^2/[$input.$B$15]^2)))" office:value-type="float" office:value="12.5329529653367" calcext:value-type="float">
            <text:p>12,5329529653</text:p>
          </table:table-cell>
          <table:table-cell table:formula="of:=ROUND((2*PI()+[.C149])/(2*PI())*32768;0)" office:value-type="float" office:value="32025" calcext:value-type="float">
            <text:p>32025</text:p>
          </table:table-cell>
          <table:table-cell table:formula="of:=ROUND([.D149]/[$input.$B$5]*65536;0)" office:value-type="float" office:value="1037" calcext:value-type="float">
            <text:p>1037</text:p>
          </table:table-cell>
          <table:table-cell table:formula="of:=[.$A149]*9.65/256" office:value-type="float" office:value="5.428125" calcext:value-type="float">
            <text:p>5,428125</text:p>
          </table:table-cell>
          <table:table-cell table:formula="of:=([$input.$C$15]^2*[.$G149]-ATAN([$input.$B$12]/[.$G149])*[$input.$B$12])/[$input.$B$12]" office:value-type="float" office:value="-0.237791534192326" calcext:value-type="float">
            <text:p>-0,2377915342</text:p>
          </table:table-cell>
          <table:table-cell table:formula="of:=([$input.$B$12]^2+[.$G149]^2)/([$input.$C$9]*EXP(-((ATAN([$input.$B$12]/[.$G149])+[.H149])^2/[$input.$C$15]^2)))" office:value-type="float" office:value="27.3958644957771" calcext:value-type="float">
            <text:p>27,3958644958</text:p>
          </table:table-cell>
          <table:table-cell table:formula="of:=ROUND((2*PI()+[.H149])/(2*PI())*32768;0)" office:value-type="float" office:value="31528" calcext:value-type="float">
            <text:p>31528</text:p>
          </table:table-cell>
          <table:table-cell table:formula="of:=ROUND([.I149]/[$input.$C$5]*65536;0)" office:value-type="float" office:value="1427" calcext:value-type="float">
            <text:p>1427</text:p>
          </table:table-cell>
          <table:table-cell table:number-columns-repeated="6"/>
        </table:table-row>
        <table:table-row table:style-name="ro4">
          <table:table-cell office:value-type="float" office:value="145" calcext:value-type="float">
            <text:p>145</text:p>
          </table:table-cell>
          <table:table-cell table:formula="of:=[.$A150]*16.7/256" office:value-type="float" office:value="9.458984375" calcext:value-type="float">
            <text:p>9,458984375</text:p>
          </table:table-cell>
          <table:table-cell table:formula="of:=([$input.$B$15]^2*[.$B150]-ATAN([$input.$B$12]/[.$B150])*[$input.$B$12])/[$input.$B$12]" office:value-type="float" office:value="-0.140522281489588" calcext:value-type="float">
            <text:p>-0,1405222815</text:p>
          </table:table-cell>
          <table:table-cell table:formula="of:=([$input.$B$12]^2+[.$B150]^2)/([$input.$B$9]*EXP(-((ATAN([$input.$B$12]/[.$B150])+[.C150])^2/[$input.$B$15]^2)))" office:value-type="float" office:value="12.756192170913" calcext:value-type="float">
            <text:p>12,7561921709</text:p>
          </table:table-cell>
          <table:table-cell table:formula="of:=ROUND((2*PI()+[.C150])/(2*PI())*32768;0)" office:value-type="float" office:value="32035" calcext:value-type="float">
            <text:p>32035</text:p>
          </table:table-cell>
          <table:table-cell table:formula="of:=ROUND([.D150]/[$input.$B$5]*65536;0)" office:value-type="float" office:value="1056" calcext:value-type="float">
            <text:p>1056</text:p>
          </table:table-cell>
          <table:table-cell table:formula="of:=[.$A150]*9.65/256" office:value-type="float" office:value="5.4658203125" calcext:value-type="float">
            <text:p>5,4658203125</text:p>
          </table:table-cell>
          <table:table-cell table:formula="of:=([$input.$C$15]^2*[.$G150]-ATAN([$input.$B$12]/[.$G150])*[$input.$B$12])/[$input.$B$12]" office:value-type="float" office:value="-0.23475220068831" calcext:value-type="float">
            <text:p>-0,2347522007</text:p>
          </table:table-cell>
          <table:table-cell table:formula="of:=([$input.$B$12]^2+[.$G150]^2)/([$input.$C$9]*EXP(-((ATAN([$input.$B$12]/[.$G150])+[.H150])^2/[$input.$C$15]^2)))" office:value-type="float" office:value="27.8531802482997" calcext:value-type="float">
            <text:p>27,8531802483</text:p>
          </table:table-cell>
          <table:table-cell table:formula="of:=ROUND((2*PI()+[.H150])/(2*PI())*32768;0)" office:value-type="float" office:value="31544" calcext:value-type="float">
            <text:p>31544</text:p>
          </table:table-cell>
          <table:table-cell table:formula="of:=ROUND([.I150]/[$input.$C$5]*65536;0)" office:value-type="float" office:value="1451" calcext:value-type="float">
            <text:p>1451</text:p>
          </table:table-cell>
          <table:table-cell table:number-columns-repeated="6"/>
        </table:table-row>
        <table:table-row table:style-name="ro4">
          <table:table-cell office:value-type="float" office:value="146" calcext:value-type="float">
            <text:p>146</text:p>
          </table:table-cell>
          <table:table-cell table:formula="of:=[.$A151]*16.7/256" office:value-type="float" office:value="9.52421875" calcext:value-type="float">
            <text:p>9,52421875</text:p>
          </table:table-cell>
          <table:table-cell table:formula="of:=([$input.$B$15]^2*[.$B151]-ATAN([$input.$B$12]/[.$B151])*[$input.$B$12])/[$input.$B$12]" office:value-type="float" office:value="-0.138667719615851" calcext:value-type="float">
            <text:p>-0,1386677196</text:p>
          </table:table-cell>
          <table:table-cell table:formula="of:=([$input.$B$12]^2+[.$B151]^2)/([$input.$B$9]*EXP(-((ATAN([$input.$B$12]/[.$B151])+[.C151])^2/[$input.$B$15]^2)))" office:value-type="float" office:value="12.9827230491087" calcext:value-type="float">
            <text:p>12,9827230491</text:p>
          </table:table-cell>
          <table:table-cell table:formula="of:=ROUND((2*PI()+[.C151])/(2*PI())*32768;0)" office:value-type="float" office:value="32045" calcext:value-type="float">
            <text:p>32045</text:p>
          </table:table-cell>
          <table:table-cell table:formula="of:=ROUND([.D151]/[$input.$B$5]*65536;0)" office:value-type="float" office:value="1074" calcext:value-type="float">
            <text:p>1074</text:p>
          </table:table-cell>
          <table:table-cell table:formula="of:=[.$A151]*9.65/256" office:value-type="float" office:value="5.503515625" calcext:value-type="float">
            <text:p>5,503515625</text:p>
          </table:table-cell>
          <table:table-cell table:formula="of:=([$input.$C$15]^2*[.$G151]-ATAN([$input.$B$12]/[.$G151])*[$input.$B$12])/[$input.$B$12]" office:value-type="float" office:value="-0.231739940436549" calcext:value-type="float">
            <text:p>-0,2317399404</text:p>
          </table:table-cell>
          <table:table-cell table:formula="of:=([$input.$B$12]^2+[.$G151]^2)/([$input.$C$9]*EXP(-((ATAN([$input.$B$12]/[.$G151])+[.H151])^2/[$input.$C$15]^2)))" office:value-type="float" office:value="28.3171694464149" calcext:value-type="float">
            <text:p>28,3171694464</text:p>
          </table:table-cell>
          <table:table-cell table:formula="of:=ROUND((2*PI()+[.H151])/(2*PI())*32768;0)" office:value-type="float" office:value="31559" calcext:value-type="float">
            <text:p>31559</text:p>
          </table:table-cell>
          <table:table-cell table:formula="of:=ROUND([.I151]/[$input.$C$5]*65536;0)" office:value-type="float" office:value="1475" calcext:value-type="float">
            <text:p>1475</text:p>
          </table:table-cell>
          <table:table-cell table:number-columns-repeated="6"/>
        </table:table-row>
        <table:table-row table:style-name="ro4">
          <table:table-cell office:value-type="float" office:value="147" calcext:value-type="float">
            <text:p>147</text:p>
          </table:table-cell>
          <table:table-cell table:formula="of:=[.$A152]*16.7/256" office:value-type="float" office:value="9.589453125" calcext:value-type="float">
            <text:p>9,589453125</text:p>
          </table:table-cell>
          <table:table-cell table:formula="of:=([$input.$B$15]^2*[.$B152]-ATAN([$input.$B$12]/[.$B152])*[$input.$B$12])/[$input.$B$12]" office:value-type="float" office:value="-0.136831232052868" calcext:value-type="float">
            <text:p>-0,1368312321</text:p>
          </table:table-cell>
          <table:table-cell table:formula="of:=([$input.$B$12]^2+[.$B152]^2)/([$input.$B$9]*EXP(-((ATAN([$input.$B$12]/[.$B152])+[.C152])^2/[$input.$B$15]^2)))" office:value-type="float" office:value="13.2125930054752" calcext:value-type="float">
            <text:p>13,2125930055</text:p>
          </table:table-cell>
          <table:table-cell table:formula="of:=ROUND((2*PI()+[.C152])/(2*PI())*32768;0)" office:value-type="float" office:value="32054" calcext:value-type="float">
            <text:p>32054</text:p>
          </table:table-cell>
          <table:table-cell table:formula="of:=ROUND([.D152]/[$input.$B$5]*65536;0)" office:value-type="float" office:value="1093" calcext:value-type="float">
            <text:p>1093</text:p>
          </table:table-cell>
          <table:table-cell table:formula="of:=[.$A152]*9.65/256" office:value-type="float" office:value="5.5412109375" calcext:value-type="float">
            <text:p>5,5412109375</text:p>
          </table:table-cell>
          <table:table-cell table:formula="of:=([$input.$C$15]^2*[.$G152]-ATAN([$input.$B$12]/[.$G152])*[$input.$B$12])/[$input.$B$12]" office:value-type="float" office:value="-0.228754286641965" calcext:value-type="float">
            <text:p>-0,2287542866</text:p>
          </table:table-cell>
          <table:table-cell table:formula="of:=([$input.$B$12]^2+[.$G152]^2)/([$input.$C$9]*EXP(-((ATAN([$input.$B$12]/[.$G152])+[.H152])^2/[$input.$C$15]^2)))" office:value-type="float" office:value="28.7879269732625" calcext:value-type="float">
            <text:p>28,7879269733</text:p>
          </table:table-cell>
          <table:table-cell table:formula="of:=ROUND((2*PI()+[.H152])/(2*PI())*32768;0)" office:value-type="float" office:value="31575" calcext:value-type="float">
            <text:p>31575</text:p>
          </table:table-cell>
          <table:table-cell table:formula="of:=ROUND([.I152]/[$input.$C$5]*65536;0)" office:value-type="float" office:value="1500" calcext:value-type="float">
            <text:p>1500</text:p>
          </table:table-cell>
          <table:table-cell table:number-columns-repeated="6"/>
        </table:table-row>
        <table:table-row table:style-name="ro4">
          <table:table-cell office:value-type="float" office:value="148" calcext:value-type="float">
            <text:p>148</text:p>
          </table:table-cell>
          <table:table-cell table:formula="of:=[.$A153]*16.7/256" office:value-type="float" office:value="9.6546875" calcext:value-type="float">
            <text:p>9,6546875</text:p>
          </table:table-cell>
          <table:table-cell table:formula="of:=([$input.$B$15]^2*[.$B153]-ATAN([$input.$B$12]/[.$B153])*[$input.$B$12])/[$input.$B$12]" office:value-type="float" office:value="-0.135012472730682" calcext:value-type="float">
            <text:p>-0,1350124727</text:p>
          </table:table-cell>
          <table:table-cell table:formula="of:=([$input.$B$12]^2+[.$B153]^2)/([$input.$B$9]*EXP(-((ATAN([$input.$B$12]/[.$B153])+[.C153])^2/[$input.$B$15]^2)))" office:value-type="float" office:value="13.4458502252908" calcext:value-type="float">
            <text:p>13,4458502253</text:p>
          </table:table-cell>
          <table:table-cell table:formula="of:=ROUND((2*PI()+[.C153])/(2*PI())*32768;0)" office:value-type="float" office:value="32064" calcext:value-type="float">
            <text:p>32064</text:p>
          </table:table-cell>
          <table:table-cell table:formula="of:=ROUND([.D153]/[$input.$B$5]*65536;0)" office:value-type="float" office:value="1113" calcext:value-type="float">
            <text:p>1113</text:p>
          </table:table-cell>
          <table:table-cell table:formula="of:=[.$A153]*9.65/256" office:value-type="float" office:value="5.57890625" calcext:value-type="float">
            <text:p>5,57890625</text:p>
          </table:table-cell>
          <table:table-cell table:formula="of:=([$input.$C$15]^2*[.$G153]-ATAN([$input.$B$12]/[.$G153])*[$input.$B$12])/[$input.$B$12]" office:value-type="float" office:value="-0.225794782654419" calcext:value-type="float">
            <text:p>-0,2257947827</text:p>
          </table:table-cell>
          <table:table-cell table:formula="of:=([$input.$B$12]^2+[.$G153]^2)/([$input.$C$9]*EXP(-((ATAN([$input.$B$12]/[.$G153])+[.H153])^2/[$input.$C$15]^2)))" office:value-type="float" office:value="29.2655492604588" calcext:value-type="float">
            <text:p>29,2655492605</text:p>
          </table:table-cell>
          <table:table-cell table:formula="of:=ROUND((2*PI()+[.H153])/(2*PI())*32768;0)" office:value-type="float" office:value="31590" calcext:value-type="float">
            <text:p>31590</text:p>
          </table:table-cell>
          <table:table-cell table:formula="of:=ROUND([.I153]/[$input.$C$5]*65536;0)" office:value-type="float" office:value="1525" calcext:value-type="float">
            <text:p>1525</text:p>
          </table:table-cell>
          <table:table-cell table:number-columns-repeated="6"/>
        </table:table-row>
        <table:table-row table:style-name="ro4">
          <table:table-cell office:value-type="float" office:value="149" calcext:value-type="float">
            <text:p>149</text:p>
          </table:table-cell>
          <table:table-cell table:formula="of:=[.$A154]*16.7/256" office:value-type="float" office:value="9.719921875" calcext:value-type="float">
            <text:p>9,719921875</text:p>
          </table:table-cell>
          <table:table-cell table:formula="of:=([$input.$B$15]^2*[.$B154]-ATAN([$input.$B$12]/[.$B154])*[$input.$B$12])/[$input.$B$12]" office:value-type="float" office:value="-0.133211104228611" calcext:value-type="float">
            <text:p>-0,1332111042</text:p>
          </table:table-cell>
          <table:table-cell table:formula="of:=([$input.$B$12]^2+[.$B154]^2)/([$input.$B$9]*EXP(-((ATAN([$input.$B$12]/[.$B154])+[.C154])^2/[$input.$B$15]^2)))" office:value-type="float" office:value="13.6825436864687" calcext:value-type="float">
            <text:p>13,6825436865</text:p>
          </table:table-cell>
          <table:table-cell table:formula="of:=ROUND((2*PI()+[.C154])/(2*PI())*32768;0)" office:value-type="float" office:value="32073" calcext:value-type="float">
            <text:p>32073</text:p>
          </table:table-cell>
          <table:table-cell table:formula="of:=ROUND([.D154]/[$input.$B$5]*65536;0)" office:value-type="float" office:value="1132" calcext:value-type="float">
            <text:p>1132</text:p>
          </table:table-cell>
          <table:table-cell table:formula="of:=[.$A154]*9.65/256" office:value-type="float" office:value="5.6166015625" calcext:value-type="float">
            <text:p>5,6166015625</text:p>
          </table:table-cell>
          <table:table-cell table:formula="of:=([$input.$C$15]^2*[.$G154]-ATAN([$input.$B$12]/[.$G154])*[$input.$B$12])/[$input.$B$12]" office:value-type="float" office:value="-0.222860981710935" calcext:value-type="float">
            <text:p>-0,2228609817</text:p>
          </table:table-cell>
          <table:table-cell table:formula="of:=([$input.$B$12]^2+[.$G154]^2)/([$input.$C$9]*EXP(-((ATAN([$input.$B$12]/[.$G154])+[.H154])^2/[$input.$C$15]^2)))" office:value-type="float" office:value="29.7501343134946" calcext:value-type="float">
            <text:p>29,7501343135</text:p>
          </table:table-cell>
          <table:table-cell table:formula="of:=ROUND((2*PI()+[.H154])/(2*PI())*32768;0)" office:value-type="float" office:value="31606" calcext:value-type="float">
            <text:p>31606</text:p>
          </table:table-cell>
          <table:table-cell table:formula="of:=ROUND([.I154]/[$input.$C$5]*65536;0)" office:value-type="float" office:value="1550" calcext:value-type="float">
            <text:p>1550</text:p>
          </table:table-cell>
          <table:table-cell table:number-columns-repeated="6"/>
        </table:table-row>
        <table:table-row table:style-name="ro4">
          <table:table-cell office:value-type="float" office:value="150" calcext:value-type="float">
            <text:p>150</text:p>
          </table:table-cell>
          <table:table-cell table:formula="of:=[.$A155]*16.7/256" office:value-type="float" office:value="9.78515625" calcext:value-type="float">
            <text:p>9,78515625</text:p>
          </table:table-cell>
          <table:table-cell table:formula="of:=([$input.$B$15]^2*[.$B155]-ATAN([$input.$B$12]/[.$B155])*[$input.$B$12])/[$input.$B$12]" office:value-type="float" office:value="-0.131426797510873" calcext:value-type="float">
            <text:p>-0,1314267975</text:p>
          </table:table-cell>
          <table:table-cell table:formula="of:=([$input.$B$12]^2+[.$B155]^2)/([$input.$B$9]*EXP(-((ATAN([$input.$B$12]/[.$B155])+[.C155])^2/[$input.$B$15]^2)))" office:value-type="float" office:value="13.9227231726999" calcext:value-type="float">
            <text:p>13,9227231727</text:p>
          </table:table-cell>
          <table:table-cell table:formula="of:=ROUND((2*PI()+[.C155])/(2*PI())*32768;0)" office:value-type="float" office:value="32083" calcext:value-type="float">
            <text:p>32083</text:p>
          </table:table-cell>
          <table:table-cell table:formula="of:=ROUND([.D155]/[$input.$B$5]*65536;0)" office:value-type="float" office:value="1152" calcext:value-type="float">
            <text:p>1152</text:p>
          </table:table-cell>
          <table:table-cell table:formula="of:=[.$A155]*9.65/256" office:value-type="float" office:value="5.654296875" calcext:value-type="float">
            <text:p>5,654296875</text:p>
          </table:table-cell>
          <table:table-cell table:formula="of:=([$input.$C$15]^2*[.$G155]-ATAN([$input.$B$12]/[.$G155])*[$input.$B$12])/[$input.$B$12]" office:value-type="float" office:value="-0.219952446685131" calcext:value-type="float">
            <text:p>-0,2199524467</text:p>
          </table:table-cell>
          <table:table-cell table:formula="of:=([$input.$B$12]^2+[.$G155]^2)/([$input.$C$9]*EXP(-((ATAN([$input.$B$12]/[.$G155])+[.H155])^2/[$input.$C$15]^2)))" office:value-type="float" office:value="30.241781737593" calcext:value-type="float">
            <text:p>30,2417817376</text:p>
          </table:table-cell>
          <table:table-cell table:formula="of:=ROUND((2*PI()+[.H155])/(2*PI())*32768;0)" office:value-type="float" office:value="31621" calcext:value-type="float">
            <text:p>31621</text:p>
          </table:table-cell>
          <table:table-cell table:formula="of:=ROUND([.I155]/[$input.$C$5]*65536;0)" office:value-type="float" office:value="1575" calcext:value-type="float">
            <text:p>1575</text:p>
          </table:table-cell>
          <table:table-cell table:number-columns-repeated="6"/>
        </table:table-row>
        <table:table-row table:style-name="ro4">
          <table:table-cell office:value-type="float" office:value="151" calcext:value-type="float">
            <text:p>151</text:p>
          </table:table-cell>
          <table:table-cell table:formula="of:=[.$A156]*16.7/256" office:value-type="float" office:value="9.850390625" calcext:value-type="float">
            <text:p>9,850390625</text:p>
          </table:table-cell>
          <table:table-cell table:formula="of:=([$input.$B$15]^2*[.$B156]-ATAN([$input.$B$12]/[.$B156])*[$input.$B$12])/[$input.$B$12]" office:value-type="float" office:value="-0.129659231671708" calcext:value-type="float">
            <text:p>-0,1296592317</text:p>
          </table:table-cell>
          <table:table-cell table:formula="of:=([$input.$B$12]^2+[.$B156]^2)/([$input.$B$9]*EXP(-((ATAN([$input.$B$12]/[.$B156])+[.C156])^2/[$input.$B$15]^2)))" office:value-type="float" office:value="14.1664392868364" calcext:value-type="float">
            <text:p>14,1664392868</text:p>
          </table:table-cell>
          <table:table-cell table:formula="of:=ROUND((2*PI()+[.C156])/(2*PI())*32768;0)" office:value-type="float" office:value="32092" calcext:value-type="float">
            <text:p>32092</text:p>
          </table:table-cell>
          <table:table-cell table:formula="of:=ROUND([.D156]/[$input.$B$5]*65536;0)" office:value-type="float" office:value="1172" calcext:value-type="float">
            <text:p>1172</text:p>
          </table:table-cell>
          <table:table-cell table:formula="of:=[.$A156]*9.65/256" office:value-type="float" office:value="5.6919921875" calcext:value-type="float">
            <text:p>5,6919921875</text:p>
          </table:table-cell>
          <table:table-cell table:formula="of:=([$input.$C$15]^2*[.$G156]-ATAN([$input.$B$12]/[.$G156])*[$input.$B$12])/[$input.$B$12]" office:value-type="float" office:value="-0.217068749843642" calcext:value-type="float">
            <text:p>-0,2170687498</text:p>
          </table:table-cell>
          <table:table-cell table:formula="of:=([$input.$B$12]^2+[.$G156]^2)/([$input.$C$9]*EXP(-((ATAN([$input.$B$12]/[.$G156])+[.H156])^2/[$input.$C$15]^2)))" office:value-type="float" office:value="30.7405927640359" calcext:value-type="float">
            <text:p>30,740592764</text:p>
          </table:table-cell>
          <table:table-cell table:formula="of:=ROUND((2*PI()+[.H156])/(2*PI())*32768;0)" office:value-type="float" office:value="31636" calcext:value-type="float">
            <text:p>31636</text:p>
          </table:table-cell>
          <table:table-cell table:formula="of:=ROUND([.I156]/[$input.$C$5]*65536;0)" office:value-type="float" office:value="1601" calcext:value-type="float">
            <text:p>1601</text:p>
          </table:table-cell>
          <table:table-cell table:number-columns-repeated="6"/>
        </table:table-row>
        <table:table-row table:style-name="ro4">
          <table:table-cell office:value-type="float" office:value="152" calcext:value-type="float">
            <text:p>152</text:p>
          </table:table-cell>
          <table:table-cell table:formula="of:=[.$A157]*16.7/256" office:value-type="float" office:value="9.915625" calcext:value-type="float">
            <text:p>9,915625</text:p>
          </table:table-cell>
          <table:table-cell table:formula="of:=([$input.$B$15]^2*[.$B157]-ATAN([$input.$B$12]/[.$B157])*[$input.$B$12])/[$input.$B$12]" office:value-type="float" office:value="-0.127908093689569" calcext:value-type="float">
            <text:p>-0,1279080937</text:p>
          </table:table-cell>
          <table:table-cell table:formula="of:=([$input.$B$12]^2+[.$B157]^2)/([$input.$B$9]*EXP(-((ATAN([$input.$B$12]/[.$B157])+[.C157])^2/[$input.$B$15]^2)))" office:value-type="float" office:value="14.4137434645191" calcext:value-type="float">
            <text:p>14,4137434645</text:p>
          </table:table-cell>
          <table:table-cell table:formula="of:=ROUND((2*PI()+[.C157])/(2*PI())*32768;0)" office:value-type="float" office:value="32101" calcext:value-type="float">
            <text:p>32101</text:p>
          </table:table-cell>
          <table:table-cell table:formula="of:=ROUND([.D157]/[$input.$B$5]*65536;0)" office:value-type="float" office:value="1193" calcext:value-type="float">
            <text:p>1193</text:p>
          </table:table-cell>
          <table:table-cell table:formula="of:=[.$A157]*9.65/256" office:value-type="float" office:value="5.7296875" calcext:value-type="float">
            <text:p>5,7296875</text:p>
          </table:table-cell>
          <table:table-cell table:formula="of:=([$input.$C$15]^2*[.$G157]-ATAN([$input.$B$12]/[.$G157])*[$input.$B$12])/[$input.$B$12]" office:value-type="float" office:value="-0.21420947260934" calcext:value-type="float">
            <text:p>-0,2142094726</text:p>
          </table:table-cell>
          <table:table-cell table:formula="of:=([$input.$B$12]^2+[.$G157]^2)/([$input.$C$9]*EXP(-((ATAN([$input.$B$12]/[.$G157])+[.H157])^2/[$input.$C$15]^2)))" office:value-type="float" office:value="31.2466702769687" calcext:value-type="float">
            <text:p>31,246670277</text:p>
          </table:table-cell>
          <table:table-cell table:formula="of:=ROUND((2*PI()+[.H157])/(2*PI())*32768;0)" office:value-type="float" office:value="31651" calcext:value-type="float">
            <text:p>31651</text:p>
          </table:table-cell>
          <table:table-cell table:formula="of:=ROUND([.I157]/[$input.$C$5]*65536;0)" office:value-type="float" office:value="1628" calcext:value-type="float">
            <text:p>1628</text:p>
          </table:table-cell>
          <table:table-cell table:number-columns-repeated="6"/>
        </table:table-row>
        <table:table-row table:style-name="ro4">
          <table:table-cell office:value-type="float" office:value="153" calcext:value-type="float">
            <text:p>153</text:p>
          </table:table-cell>
          <table:table-cell table:formula="of:=[.$A158]*16.7/256" office:value-type="float" office:value="9.980859375" calcext:value-type="float">
            <text:p>9,980859375</text:p>
          </table:table-cell>
          <table:table-cell table:formula="of:=([$input.$B$15]^2*[.$B158]-ATAN([$input.$B$12]/[.$B158])*[$input.$B$12])/[$input.$B$12]" office:value-type="float" office:value="-0.126173078190052" calcext:value-type="float">
            <text:p>-0,1261730782</text:p>
          </table:table-cell>
          <table:table-cell table:formula="of:=([$input.$B$12]^2+[.$B158]^2)/([$input.$B$9]*EXP(-((ATAN([$input.$B$12]/[.$B158])+[.C158])^2/[$input.$B$15]^2)))" office:value-type="float" office:value="14.6646879880544" calcext:value-type="float">
            <text:p>14,6646879881</text:p>
          </table:table-cell>
          <table:table-cell table:formula="of:=ROUND((2*PI()+[.C158])/(2*PI())*32768;0)" office:value-type="float" office:value="32110" calcext:value-type="float">
            <text:p>32110</text:p>
          </table:table-cell>
          <table:table-cell table:formula="of:=ROUND([.D158]/[$input.$B$5]*65536;0)" office:value-type="float" office:value="1213" calcext:value-type="float">
            <text:p>1213</text:p>
          </table:table-cell>
          <table:table-cell table:formula="of:=[.$A158]*9.65/256" office:value-type="float" office:value="5.7673828125" calcext:value-type="float">
            <text:p>5,7673828125</text:p>
          </table:table-cell>
          <table:table-cell table:formula="of:=([$input.$C$15]^2*[.$G158]-ATAN([$input.$B$12]/[.$G158])*[$input.$B$12])/[$input.$B$12]" office:value-type="float" office:value="-0.211374205331148" calcext:value-type="float">
            <text:p>-0,2113742053</text:p>
          </table:table-cell>
          <table:table-cell table:formula="of:=([$input.$B$12]^2+[.$G158]^2)/([$input.$C$9]*EXP(-((ATAN([$input.$B$12]/[.$G158])+[.H158])^2/[$input.$C$15]^2)))" office:value-type="float" office:value="31.7601188406905" calcext:value-type="float">
            <text:p>31,7601188407</text:p>
          </table:table-cell>
          <table:table-cell table:formula="of:=ROUND((2*PI()+[.H158])/(2*PI())*32768;0)" office:value-type="float" office:value="31666" calcext:value-type="float">
            <text:p>31666</text:p>
          </table:table-cell>
          <table:table-cell table:formula="of:=ROUND([.I158]/[$input.$C$5]*65536;0)" office:value-type="float" office:value="1655" calcext:value-type="float">
            <text:p>1655</text:p>
          </table:table-cell>
          <table:table-cell table:number-columns-repeated="6"/>
        </table:table-row>
        <table:table-row table:style-name="ro4">
          <table:table-cell office:value-type="float" office:value="154" calcext:value-type="float">
            <text:p>154</text:p>
          </table:table-cell>
          <table:table-cell table:formula="of:=[.$A159]*16.7/256" office:value-type="float" office:value="10.04609375" calcext:value-type="float">
            <text:p>10,04609375</text:p>
          </table:table-cell>
          <table:table-cell table:formula="of:=([$input.$B$15]^2*[.$B159]-ATAN([$input.$B$12]/[.$B159])*[$input.$B$12])/[$input.$B$12]" office:value-type="float" office:value="-0.124453887217184" calcext:value-type="float">
            <text:p>-0,1244538872</text:p>
          </table:table-cell>
          <table:table-cell table:formula="of:=([$input.$B$12]^2+[.$B159]^2)/([$input.$B$9]*EXP(-((ATAN([$input.$B$12]/[.$B159])+[.C159])^2/[$input.$B$15]^2)))" office:value-type="float" office:value="14.9193260005446" calcext:value-type="float">
            <text:p>14,9193260005</text:p>
          </table:table-cell>
          <table:table-cell table:formula="of:=ROUND((2*PI()+[.C159])/(2*PI())*32768;0)" office:value-type="float" office:value="32119" calcext:value-type="float">
            <text:p>32119</text:p>
          </table:table-cell>
          <table:table-cell table:formula="of:=ROUND([.D159]/[$input.$B$5]*65536;0)" office:value-type="float" office:value="1235" calcext:value-type="float">
            <text:p>1235</text:p>
          </table:table-cell>
          <table:table-cell table:formula="of:=[.$A159]*9.65/256" office:value-type="float" office:value="5.805078125" calcext:value-type="float">
            <text:p>5,805078125</text:p>
          </table:table-cell>
          <table:table-cell table:formula="of:=([$input.$C$15]^2*[.$G159]-ATAN([$input.$B$12]/[.$G159])*[$input.$B$12])/[$input.$B$12]" office:value-type="float" office:value="-0.208562547060268" calcext:value-type="float">
            <text:p>-0,2085625471</text:p>
          </table:table-cell>
          <table:table-cell table:formula="of:=([$input.$B$12]^2+[.$G159]^2)/([$input.$C$9]*EXP(-((ATAN([$input.$B$12]/[.$G159])+[.H159])^2/[$input.$C$15]^2)))" office:value-type="float" office:value="32.2810447274404" calcext:value-type="float">
            <text:p>32,2810447274</text:p>
          </table:table-cell>
          <table:table-cell table:formula="of:=ROUND((2*PI()+[.H159])/(2*PI())*32768;0)" office:value-type="float" office:value="31680" calcext:value-type="float">
            <text:p>31680</text:p>
          </table:table-cell>
          <table:table-cell table:formula="of:=ROUND([.I159]/[$input.$C$5]*65536;0)" office:value-type="float" office:value="1682" calcext:value-type="float">
            <text:p>1682</text:p>
          </table:table-cell>
          <table:table-cell table:number-columns-repeated="6"/>
        </table:table-row>
        <table:table-row table:style-name="ro4">
          <table:table-cell office:value-type="float" office:value="155" calcext:value-type="float">
            <text:p>155</text:p>
          </table:table-cell>
          <table:table-cell table:formula="of:=[.$A160]*16.7/256" office:value-type="float" office:value="10.111328125" calcext:value-type="float">
            <text:p>10,111328125</text:p>
          </table:table-cell>
          <table:table-cell table:formula="of:=([$input.$B$15]^2*[.$B160]-ATAN([$input.$B$12]/[.$B160])*[$input.$B$12])/[$input.$B$12]" office:value-type="float" office:value="-0.122750230012746" calcext:value-type="float">
            <text:p>-0,12275023</text:p>
          </table:table-cell>
          <table:table-cell table:formula="of:=([$input.$B$12]^2+[.$B160]^2)/([$input.$B$9]*EXP(-((ATAN([$input.$B$12]/[.$B160])+[.C160])^2/[$input.$B$15]^2)))" office:value-type="float" office:value="15.1777115202774" calcext:value-type="float">
            <text:p>15,1777115203</text:p>
          </table:table-cell>
          <table:table-cell table:formula="of:=ROUND((2*PI()+[.C160])/(2*PI())*32768;0)" office:value-type="float" office:value="32128" calcext:value-type="float">
            <text:p>32128</text:p>
          </table:table-cell>
          <table:table-cell table:formula="of:=ROUND([.D160]/[$input.$B$5]*65536;0)" office:value-type="float" office:value="1256" calcext:value-type="float">
            <text:p>1256</text:p>
          </table:table-cell>
          <table:table-cell table:formula="of:=[.$A160]*9.65/256" office:value-type="float" office:value="5.8427734375" calcext:value-type="float">
            <text:p>5,8427734375</text:p>
          </table:table-cell>
          <table:table-cell table:formula="of:=([$input.$C$15]^2*[.$G160]-ATAN([$input.$B$12]/[.$G160])*[$input.$B$12])/[$input.$B$12]" office:value-type="float" office:value="-0.205774105332631" calcext:value-type="float">
            <text:p>-0,2057741053</text:p>
          </table:table-cell>
          <table:table-cell table:formula="of:=([$input.$B$12]^2+[.$G160]^2)/([$input.$C$9]*EXP(-((ATAN([$input.$B$12]/[.$G160])+[.H160])^2/[$input.$C$15]^2)))" office:value-type="float" office:value="32.8095559456877" calcext:value-type="float">
            <text:p>32,8095559457</text:p>
          </table:table-cell>
          <table:table-cell table:formula="of:=ROUND((2*PI()+[.H160])/(2*PI())*32768;0)" office:value-type="float" office:value="31695" calcext:value-type="float">
            <text:p>31695</text:p>
          </table:table-cell>
          <table:table-cell table:formula="of:=ROUND([.I160]/[$input.$C$5]*65536;0)" office:value-type="float" office:value="1709" calcext:value-type="float">
            <text:p>1709</text:p>
          </table:table-cell>
          <table:table-cell table:number-columns-repeated="6"/>
        </table:table-row>
        <table:table-row table:style-name="ro4">
          <table:table-cell office:value-type="float" office:value="156" calcext:value-type="float">
            <text:p>156</text:p>
          </table:table-cell>
          <table:table-cell table:formula="of:=[.$A161]*16.7/256" office:value-type="float" office:value="10.1765625" calcext:value-type="float">
            <text:p>10,1765625</text:p>
          </table:table-cell>
          <table:table-cell table:formula="of:=([$input.$B$15]^2*[.$B161]-ATAN([$input.$B$12]/[.$B161])*[$input.$B$12])/[$input.$B$12]" office:value-type="float" office:value="-0.121061822803307" calcext:value-type="float">
            <text:p>-0,1210618228</text:p>
          </table:table-cell>
          <table:table-cell table:formula="of:=([$input.$B$12]^2+[.$B161]^2)/([$input.$B$9]*EXP(-((ATAN([$input.$B$12]/[.$B161])+[.C161])^2/[$input.$B$15]^2)))" office:value-type="float" office:value="15.4398994553775" calcext:value-type="float">
            <text:p>15,4398994554</text:p>
          </table:table-cell>
          <table:table-cell table:formula="of:=ROUND((2*PI()+[.C161])/(2*PI())*32768;0)" office:value-type="float" office:value="32137" calcext:value-type="float">
            <text:p>32137</text:p>
          </table:table-cell>
          <table:table-cell table:formula="of:=ROUND([.D161]/[$input.$B$5]*65536;0)" office:value-type="float" office:value="1278" calcext:value-type="float">
            <text:p>1278</text:p>
          </table:table-cell>
          <table:table-cell table:formula="of:=[.$A161]*9.65/256" office:value-type="float" office:value="5.88046875" calcext:value-type="float">
            <text:p>5,88046875</text:p>
          </table:table-cell>
          <table:table-cell table:formula="of:=([$input.$C$15]^2*[.$G161]-ATAN([$input.$B$12]/[.$G161])*[$input.$B$12])/[$input.$B$12]" office:value-type="float" office:value="-0.203008495957388" calcext:value-type="float">
            <text:p>-0,203008496</text:p>
          </table:table-cell>
          <table:table-cell table:formula="of:=([$input.$B$12]^2+[.$G161]^2)/([$input.$C$9]*EXP(-((ATAN([$input.$B$12]/[.$G161])+[.H161])^2/[$input.$C$15]^2)))" office:value-type="float" office:value="33.345762268937" calcext:value-type="float">
            <text:p>33,3457622689</text:p>
          </table:table-cell>
          <table:table-cell table:formula="of:=ROUND((2*PI()+[.H161])/(2*PI())*32768;0)" office:value-type="float" office:value="31709" calcext:value-type="float">
            <text:p>31709</text:p>
          </table:table-cell>
          <table:table-cell table:formula="of:=ROUND([.I161]/[$input.$C$5]*65536;0)" office:value-type="float" office:value="1737" calcext:value-type="float">
            <text:p>1737</text:p>
          </table:table-cell>
          <table:table-cell table:number-columns-repeated="6"/>
        </table:table-row>
        <table:table-row table:style-name="ro4">
          <table:table-cell office:value-type="float" office:value="157" calcext:value-type="float">
            <text:p>157</text:p>
          </table:table-cell>
          <table:table-cell table:formula="of:=[.$A162]*16.7/256" office:value-type="float" office:value="10.241796875" calcext:value-type="float">
            <text:p>10,241796875</text:p>
          </table:table-cell>
          <table:table-cell table:formula="of:=([$input.$B$15]^2*[.$B162]-ATAN([$input.$B$12]/[.$B162])*[$input.$B$12])/[$input.$B$12]" office:value-type="float" office:value="-0.119388388594655" calcext:value-type="float">
            <text:p>-0,1193883886</text:p>
          </table:table-cell>
          <table:table-cell table:formula="of:=([$input.$B$12]^2+[.$B162]^2)/([$input.$B$9]*EXP(-((ATAN([$input.$B$12]/[.$B162])+[.C162])^2/[$input.$B$15]^2)))" office:value-type="float" office:value="15.7059456187278" calcext:value-type="float">
            <text:p>15,7059456187</text:p>
          </table:table-cell>
          <table:table-cell table:formula="of:=ROUND((2*PI()+[.C162])/(2*PI())*32768;0)" office:value-type="float" office:value="32145" calcext:value-type="float">
            <text:p>32145</text:p>
          </table:table-cell>
          <table:table-cell table:formula="of:=ROUND([.D162]/[$input.$B$5]*65536;0)" office:value-type="float" office:value="1300" calcext:value-type="float">
            <text:p>1300</text:p>
          </table:table-cell>
          <table:table-cell table:formula="of:=[.$A162]*9.65/256" office:value-type="float" office:value="5.9181640625" calcext:value-type="float">
            <text:p>5,9181640625</text:p>
          </table:table-cell>
          <table:table-cell table:formula="of:=([$input.$C$15]^2*[.$G162]-ATAN([$input.$B$12]/[.$G162])*[$input.$B$12])/[$input.$B$12]" office:value-type="float" office:value="-0.200265342811275" calcext:value-type="float">
            <text:p>-0,2002653428</text:p>
          </table:table-cell>
          <table:table-cell table:formula="of:=([$input.$B$12]^2+[.$G162]^2)/([$input.$C$9]*EXP(-((ATAN([$input.$B$12]/[.$G162])+[.H162])^2/[$input.$C$15]^2)))" office:value-type="float" office:value="33.8897752650556" calcext:value-type="float">
            <text:p>33,8897752651</text:p>
          </table:table-cell>
          <table:table-cell table:formula="of:=ROUND((2*PI()+[.H162])/(2*PI())*32768;0)" office:value-type="float" office:value="31724" calcext:value-type="float">
            <text:p>31724</text:p>
          </table:table-cell>
          <table:table-cell table:formula="of:=ROUND([.I162]/[$input.$C$5]*65536;0)" office:value-type="float" office:value="1766" calcext:value-type="float">
            <text:p>1766</text:p>
          </table:table-cell>
          <table:table-cell table:number-columns-repeated="6"/>
        </table:table-row>
        <table:table-row table:style-name="ro4">
          <table:table-cell office:value-type="float" office:value="158" calcext:value-type="float">
            <text:p>158</text:p>
          </table:table-cell>
          <table:table-cell table:formula="of:=[.$A163]*16.7/256" office:value-type="float" office:value="10.30703125" calcext:value-type="float">
            <text:p>10,30703125</text:p>
          </table:table-cell>
          <table:table-cell table:formula="of:=([$input.$B$15]^2*[.$B163]-ATAN([$input.$B$12]/[.$B163])*[$input.$B$12])/[$input.$B$12]" office:value-type="float" office:value="-0.117729656973351" calcext:value-type="float">
            <text:p>-0,117729657</text:p>
          </table:table-cell>
          <table:table-cell table:formula="of:=([$input.$B$12]^2+[.$B163]^2)/([$input.$B$9]*EXP(-((ATAN([$input.$B$12]/[.$B163])+[.C163])^2/[$input.$B$15]^2)))" office:value-type="float" office:value="15.975906743163" calcext:value-type="float">
            <text:p>15,9759067432</text:p>
          </table:table-cell>
          <table:table-cell table:formula="of:=ROUND((2*PI()+[.C163])/(2*PI())*32768;0)" office:value-type="float" office:value="32154" calcext:value-type="float">
            <text:p>32154</text:p>
          </table:table-cell>
          <table:table-cell table:formula="of:=ROUND([.D163]/[$input.$B$5]*65536;0)" office:value-type="float" office:value="1322" calcext:value-type="float">
            <text:p>1322</text:p>
          </table:table-cell>
          <table:table-cell table:formula="of:=[.$A163]*9.65/256" office:value-type="float" office:value="5.955859375" calcext:value-type="float">
            <text:p>5,955859375</text:p>
          </table:table-cell>
          <table:table-cell table:formula="of:=([$input.$C$15]^2*[.$G163]-ATAN([$input.$B$12]/[.$G163])*[$input.$B$12])/[$input.$B$12]" office:value-type="float" office:value="-0.197544277638674" calcext:value-type="float">
            <text:p>-0,1975442776</text:p>
          </table:table-cell>
          <table:table-cell table:formula="of:=([$input.$B$12]^2+[.$G163]^2)/([$input.$C$9]*EXP(-((ATAN([$input.$B$12]/[.$G163])+[.H163])^2/[$input.$C$15]^2)))" office:value-type="float" office:value="34.4417083261351" calcext:value-type="float">
            <text:p>34,4417083261</text:p>
          </table:table-cell>
          <table:table-cell table:formula="of:=ROUND((2*PI()+[.H163])/(2*PI())*32768;0)" office:value-type="float" office:value="31738" calcext:value-type="float">
            <text:p>31738</text:p>
          </table:table-cell>
          <table:table-cell table:formula="of:=ROUND([.I163]/[$input.$C$5]*65536;0)" office:value-type="float" office:value="1794" calcext:value-type="float">
            <text:p>1794</text:p>
          </table:table-cell>
          <table:table-cell table:number-columns-repeated="6"/>
        </table:table-row>
        <table:table-row table:style-name="ro4">
          <table:table-cell office:value-type="float" office:value="159" calcext:value-type="float">
            <text:p>159</text:p>
          </table:table-cell>
          <table:table-cell table:formula="of:=[.$A164]*16.7/256" office:value-type="float" office:value="10.372265625" calcext:value-type="float">
            <text:p>10,372265625</text:p>
          </table:table-cell>
          <table:table-cell table:formula="of:=([$input.$B$15]^2*[.$B164]-ATAN([$input.$B$12]/[.$B164])*[$input.$B$12])/[$input.$B$12]" office:value-type="float" office:value="-0.116085363915096" calcext:value-type="float">
            <text:p>-0,1160853639</text:p>
          </table:table-cell>
          <table:table-cell table:formula="of:=([$input.$B$12]^2+[.$B164]^2)/([$input.$B$9]*EXP(-((ATAN([$input.$B$12]/[.$B164])+[.C164])^2/[$input.$B$15]^2)))" office:value-type="float" office:value="16.2498404969419" calcext:value-type="float">
            <text:p>16,2498404969</text:p>
          </table:table-cell>
          <table:table-cell table:formula="of:=ROUND((2*PI()+[.C164])/(2*PI())*32768;0)" office:value-type="float" office:value="32163" calcext:value-type="float">
            <text:p>32163</text:p>
          </table:table-cell>
          <table:table-cell table:formula="of:=ROUND([.D164]/[$input.$B$5]*65536;0)" office:value-type="float" office:value="1345" calcext:value-type="float">
            <text:p>1345</text:p>
          </table:table-cell>
          <table:table-cell table:formula="of:=[.$A164]*9.65/256" office:value-type="float" office:value="5.9935546875" calcext:value-type="float">
            <text:p>5,9935546875</text:p>
          </table:table-cell>
          <table:table-cell table:formula="of:=([$input.$C$15]^2*[.$G164]-ATAN([$input.$B$12]/[.$G164])*[$input.$B$12])/[$input.$B$12]" office:value-type="float" office:value="-0.194844939857205" calcext:value-type="float">
            <text:p>-0,1948449399</text:p>
          </table:table-cell>
          <table:table-cell table:formula="of:=([$input.$B$12]^2+[.$G164]^2)/([$input.$C$9]*EXP(-((ATAN([$input.$B$12]/[.$G164])+[.H164])^2/[$input.$C$15]^2)))" office:value-type="float" office:value="35.0016766988961" calcext:value-type="float">
            <text:p>35,0016766989</text:p>
          </table:table-cell>
          <table:table-cell table:formula="of:=ROUND((2*PI()+[.H164])/(2*PI())*32768;0)" office:value-type="float" office:value="31752" calcext:value-type="float">
            <text:p>31752</text:p>
          </table:table-cell>
          <table:table-cell table:formula="of:=ROUND([.I164]/[$input.$C$5]*65536;0)" office:value-type="float" office:value="1823" calcext:value-type="float">
            <text:p>1823</text:p>
          </table:table-cell>
          <table:table-cell table:number-columns-repeated="6"/>
        </table:table-row>
        <table:table-row table:style-name="ro4">
          <table:table-cell office:value-type="float" office:value="160" calcext:value-type="float">
            <text:p>160</text:p>
          </table:table-cell>
          <table:table-cell table:formula="of:=[.$A165]*16.7/256" office:value-type="float" office:value="10.4375" calcext:value-type="float">
            <text:p>10,4375</text:p>
          </table:table-cell>
          <table:table-cell table:formula="of:=([$input.$B$15]^2*[.$B165]-ATAN([$input.$B$12]/[.$B165])*[$input.$B$12])/[$input.$B$12]" office:value-type="float" office:value="-0.114455251599668" calcext:value-type="float">
            <text:p>-0,1144552516</text:p>
          </table:table-cell>
          <table:table-cell table:formula="of:=([$input.$B$12]^2+[.$B165]^2)/([$input.$B$9]*EXP(-((ATAN([$input.$B$12]/[.$B165])+[.C165])^2/[$input.$B$15]^2)))" office:value-type="float" office:value="16.5278054995036" calcext:value-type="float">
            <text:p>16,5278054995</text:p>
          </table:table-cell>
          <table:table-cell table:formula="of:=ROUND((2*PI()+[.C165])/(2*PI())*32768;0)" office:value-type="float" office:value="32171" calcext:value-type="float">
            <text:p>32171</text:p>
          </table:table-cell>
          <table:table-cell table:formula="of:=ROUND([.D165]/[$input.$B$5]*65536;0)" office:value-type="float" office:value="1368" calcext:value-type="float">
            <text:p>1368</text:p>
          </table:table-cell>
          <table:table-cell table:formula="of:=[.$A165]*9.65/256" office:value-type="float" office:value="6.03125" calcext:value-type="float">
            <text:p>6,03125</text:p>
          </table:table-cell>
          <table:table-cell table:formula="of:=([$input.$C$15]^2*[.$G165]-ATAN([$input.$B$12]/[.$G165])*[$input.$B$12])/[$input.$B$12]" office:value-type="float" office:value="-0.192166976368684" calcext:value-type="float">
            <text:p>-0,1921669764</text:p>
          </table:table-cell>
          <table:table-cell table:formula="of:=([$input.$B$12]^2+[.$G165]^2)/([$input.$C$9]*EXP(-((ATAN([$input.$B$12]/[.$G165])+[.H165])^2/[$input.$C$15]^2)))" office:value-type="float" office:value="35.5697975156456" calcext:value-type="float">
            <text:p>35,5697975156</text:p>
          </table:table-cell>
          <table:table-cell table:formula="of:=ROUND((2*PI()+[.H165])/(2*PI())*32768;0)" office:value-type="float" office:value="31766" calcext:value-type="float">
            <text:p>31766</text:p>
          </table:table-cell>
          <table:table-cell table:formula="of:=ROUND([.I165]/[$input.$C$5]*65536;0)" office:value-type="float" office:value="1853" calcext:value-type="float">
            <text:p>1853</text:p>
          </table:table-cell>
          <table:table-cell table:number-columns-repeated="6"/>
        </table:table-row>
        <table:table-row table:style-name="ro4">
          <table:table-cell office:value-type="float" office:value="161" calcext:value-type="float">
            <text:p>161</text:p>
          </table:table-cell>
          <table:table-cell table:formula="of:=[.$A166]*16.7/256" office:value-type="float" office:value="10.502734375" calcext:value-type="float">
            <text:p>10,502734375</text:p>
          </table:table-cell>
          <table:table-cell table:formula="of:=([$input.$B$15]^2*[.$B166]-ATAN([$input.$B$12]/[.$B166])*[$input.$B$12])/[$input.$B$12]" office:value-type="float" office:value="-0.112839068232162" calcext:value-type="float">
            <text:p>-0,1128390682</text:p>
          </table:table-cell>
          <table:table-cell table:formula="of:=([$input.$B$12]^2+[.$B166]^2)/([$input.$B$9]*EXP(-((ATAN([$input.$B$12]/[.$B166])+[.C166])^2/[$input.$B$15]^2)))" office:value-type="float" office:value="16.8098613375123" calcext:value-type="float">
            <text:p>16,8098613375</text:p>
          </table:table-cell>
          <table:table-cell table:formula="of:=ROUND((2*PI()+[.C166])/(2*PI())*32768;0)" office:value-type="float" office:value="32180" calcext:value-type="float">
            <text:p>32180</text:p>
          </table:table-cell>
          <table:table-cell table:formula="of:=ROUND([.D166]/[$input.$B$5]*65536;0)" office:value-type="float" office:value="1391" calcext:value-type="float">
            <text:p>1391</text:p>
          </table:table-cell>
          <table:table-cell table:formula="of:=[.$A166]*9.65/256" office:value-type="float" office:value="6.0689453125" calcext:value-type="float">
            <text:p>6,0689453125</text:p>
          </table:table-cell>
          <table:table-cell table:formula="of:=([$input.$C$15]^2*[.$G166]-ATAN([$input.$B$12]/[.$G166])*[$input.$B$12])/[$input.$B$12]" office:value-type="float" office:value="-0.189510041375311" calcext:value-type="float">
            <text:p>-0,1895100414</text:p>
          </table:table-cell>
          <table:table-cell table:formula="of:=([$input.$B$12]^2+[.$G166]^2)/([$input.$C$9]*EXP(-((ATAN([$input.$B$12]/[.$G166])+[.H166])^2/[$input.$C$15]^2)))" office:value-type="float" office:value="36.1461898257988" calcext:value-type="float">
            <text:p>36,1461898258</text:p>
          </table:table-cell>
          <table:table-cell table:formula="of:=ROUND((2*PI()+[.H166])/(2*PI())*32768;0)" office:value-type="float" office:value="31780" calcext:value-type="float">
            <text:p>31780</text:p>
          </table:table-cell>
          <table:table-cell table:formula="of:=ROUND([.I166]/[$input.$C$5]*65536;0)" office:value-type="float" office:value="1883" calcext:value-type="float">
            <text:p>1883</text:p>
          </table:table-cell>
          <table:table-cell table:number-columns-repeated="6"/>
        </table:table-row>
        <table:table-row table:style-name="ro4">
          <table:table-cell office:value-type="float" office:value="162" calcext:value-type="float">
            <text:p>162</text:p>
          </table:table-cell>
          <table:table-cell table:formula="of:=[.$A167]*16.7/256" office:value-type="float" office:value="10.56796875" calcext:value-type="float">
            <text:p>10,56796875</text:p>
          </table:table-cell>
          <table:table-cell table:formula="of:=([$input.$B$15]^2*[.$B167]-ATAN([$input.$B$12]/[.$B167])*[$input.$B$12])/[$input.$B$12]" office:value-type="float" office:value="-0.111236567870287" calcext:value-type="float">
            <text:p>-0,1112365679</text:p>
          </table:table-cell>
          <table:table-cell table:formula="of:=([$input.$B$12]^2+[.$B167]^2)/([$input.$B$9]*EXP(-((ATAN([$input.$B$12]/[.$B167])+[.C167])^2/[$input.$B$15]^2)))" office:value-type="float" office:value="17.0960685811971" calcext:value-type="float">
            <text:p>17,0960685812</text:p>
          </table:table-cell>
          <table:table-cell table:formula="of:=ROUND((2*PI()+[.C167])/(2*PI())*32768;0)" office:value-type="float" office:value="32188" calcext:value-type="float">
            <text:p>32188</text:p>
          </table:table-cell>
          <table:table-cell table:formula="of:=ROUND([.D167]/[$input.$B$5]*65536;0)" office:value-type="float" office:value="1415" calcext:value-type="float">
            <text:p>1415</text:p>
          </table:table-cell>
          <table:table-cell table:formula="of:=[.$A167]*9.65/256" office:value-type="float" office:value="6.106640625" calcext:value-type="float">
            <text:p>6,106640625</text:p>
          </table:table-cell>
          <table:table-cell table:formula="of:=([$input.$C$15]^2*[.$G167]-ATAN([$input.$B$12]/[.$G167])*[$input.$B$12])/[$input.$B$12]" office:value-type="float" office:value="-0.186873796200899" calcext:value-type="float">
            <text:p>-0,1868737962</text:p>
          </table:table-cell>
          <table:table-cell table:formula="of:=([$input.$B$12]^2+[.$G167]^2)/([$input.$C$9]*EXP(-((ATAN([$input.$B$12]/[.$G167])+[.H167])^2/[$input.$C$15]^2)))" office:value-type="float" office:value="36.7309746279749" calcext:value-type="float">
            <text:p>36,730974628</text:p>
          </table:table-cell>
          <table:table-cell table:formula="of:=ROUND((2*PI()+[.H167])/(2*PI())*32768;0)" office:value-type="float" office:value="31793" calcext:value-type="float">
            <text:p>31793</text:p>
          </table:table-cell>
          <table:table-cell table:formula="of:=ROUND([.I167]/[$input.$C$5]*65536;0)" office:value-type="float" office:value="1914" calcext:value-type="float">
            <text:p>1914</text:p>
          </table:table-cell>
          <table:table-cell table:number-columns-repeated="6"/>
        </table:table-row>
        <table:table-row table:style-name="ro4">
          <table:table-cell office:value-type="float" office:value="163" calcext:value-type="float">
            <text:p>163</text:p>
          </table:table-cell>
          <table:table-cell table:formula="of:=[.$A168]*16.7/256" office:value-type="float" office:value="10.633203125" calcext:value-type="float">
            <text:p>10,633203125</text:p>
          </table:table-cell>
          <table:table-cell table:formula="of:=([$input.$B$15]^2*[.$B168]-ATAN([$input.$B$12]/[.$B168])*[$input.$B$12])/[$input.$B$12]" office:value-type="float" office:value="-0.109647510257487" calcext:value-type="float">
            <text:p>-0,1096475103</text:p>
          </table:table-cell>
          <table:table-cell table:formula="of:=([$input.$B$12]^2+[.$B168]^2)/([$input.$B$9]*EXP(-((ATAN([$input.$B$12]/[.$B168])+[.C168])^2/[$input.$B$15]^2)))" office:value-type="float" office:value="17.3864888009914" calcext:value-type="float">
            <text:p>17,386488801</text:p>
          </table:table-cell>
          <table:table-cell table:formula="of:=ROUND((2*PI()+[.C168])/(2*PI())*32768;0)" office:value-type="float" office:value="32196" calcext:value-type="float">
            <text:p>32196</text:p>
          </table:table-cell>
          <table:table-cell table:formula="of:=ROUND([.D168]/[$input.$B$5]*65536;0)" office:value-type="float" office:value="1439" calcext:value-type="float">
            <text:p>1439</text:p>
          </table:table-cell>
          <table:table-cell table:formula="of:=[.$A168]*9.65/256" office:value-type="float" office:value="6.1443359375" calcext:value-type="float">
            <text:p>6,1443359375</text:p>
          </table:table-cell>
          <table:table-cell table:formula="of:=([$input.$C$15]^2*[.$G168]-ATAN([$input.$B$12]/[.$G168])*[$input.$B$12])/[$input.$B$12]" office:value-type="float" office:value="-0.184257909117032" calcext:value-type="float">
            <text:p>-0,1842579091</text:p>
          </table:table-cell>
          <table:table-cell table:formula="of:=([$input.$B$12]^2+[.$G168]^2)/([$input.$C$9]*EXP(-((ATAN([$input.$B$12]/[.$G168])+[.H168])^2/[$input.$C$15]^2)))" office:value-type="float" office:value="37.3242749026783" calcext:value-type="float">
            <text:p>37,3242749027</text:p>
          </table:table-cell>
          <table:table-cell table:formula="of:=ROUND((2*PI()+[.H168])/(2*PI())*32768;0)" office:value-type="float" office:value="31807" calcext:value-type="float">
            <text:p>31807</text:p>
          </table:table-cell>
          <table:table-cell table:formula="of:=ROUND([.I168]/[$input.$C$5]*65536;0)" office:value-type="float" office:value="1944" calcext:value-type="float">
            <text:p>1944</text:p>
          </table:table-cell>
          <table:table-cell table:number-columns-repeated="6"/>
        </table:table-row>
        <table:table-row table:style-name="ro4">
          <table:table-cell office:value-type="float" office:value="164" calcext:value-type="float">
            <text:p>164</text:p>
          </table:table-cell>
          <table:table-cell table:formula="of:=[.$A169]*16.7/256" office:value-type="float" office:value="10.6984375" calcext:value-type="float">
            <text:p>10,6984375</text:p>
          </table:table-cell>
          <table:table-cell table:formula="of:=([$input.$B$15]^2*[.$B169]-ATAN([$input.$B$12]/[.$B169])*[$input.$B$12])/[$input.$B$12]" office:value-type="float" office:value="-0.108071660661664" calcext:value-type="float">
            <text:p>-0,1080716607</text:p>
          </table:table-cell>
          <table:table-cell table:formula="of:=([$input.$B$12]^2+[.$B169]^2)/([$input.$B$9]*EXP(-((ATAN([$input.$B$12]/[.$B169])+[.C169])^2/[$input.$B$15]^2)))" office:value-type="float" office:value="17.6811845844781" calcext:value-type="float">
            <text:p>17,6811845845</text:p>
          </table:table-cell>
          <table:table-cell table:formula="of:=ROUND((2*PI()+[.C169])/(2*PI())*32768;0)" office:value-type="float" office:value="32204" calcext:value-type="float">
            <text:p>32204</text:p>
          </table:table-cell>
          <table:table-cell table:formula="of:=ROUND([.D169]/[$input.$B$5]*65536;0)" office:value-type="float" office:value="1463" calcext:value-type="float">
            <text:p>1463</text:p>
          </table:table-cell>
          <table:table-cell table:formula="of:=[.$A169]*9.65/256" office:value-type="float" office:value="6.18203125" calcext:value-type="float">
            <text:p>6,18203125</text:p>
          </table:table-cell>
          <table:table-cell table:formula="of:=([$input.$C$15]^2*[.$G169]-ATAN([$input.$B$12]/[.$G169])*[$input.$B$12])/[$input.$B$12]" office:value-type="float" office:value="-0.181662055173987" calcext:value-type="float">
            <text:p>-0,1816620552</text:p>
          </table:table-cell>
          <table:table-cell table:formula="of:=([$input.$B$12]^2+[.$G169]^2)/([$input.$C$9]*EXP(-((ATAN([$input.$B$12]/[.$G169])+[.H169])^2/[$input.$C$15]^2)))" office:value-type="float" office:value="37.9262156455748" calcext:value-type="float">
            <text:p>37,9262156456</text:p>
          </table:table-cell>
          <table:table-cell table:formula="of:=ROUND((2*PI()+[.H169])/(2*PI())*32768;0)" office:value-type="float" office:value="31821" calcext:value-type="float">
            <text:p>31821</text:p>
          </table:table-cell>
          <table:table-cell table:formula="of:=ROUND([.I169]/[$input.$C$5]*65536;0)" office:value-type="float" office:value="1976" calcext:value-type="float">
            <text:p>1976</text:p>
          </table:table-cell>
          <table:table-cell table:number-columns-repeated="6"/>
        </table:table-row>
        <table:table-row table:style-name="ro4">
          <table:table-cell office:value-type="float" office:value="165" calcext:value-type="float">
            <text:p>165</text:p>
          </table:table-cell>
          <table:table-cell table:formula="of:=[.$A170]*16.7/256" office:value-type="float" office:value="10.763671875" calcext:value-type="float">
            <text:p>10,763671875</text:p>
          </table:table-cell>
          <table:table-cell table:formula="of:=([$input.$B$15]^2*[.$B170]-ATAN([$input.$B$12]/[.$B170])*[$input.$B$12])/[$input.$B$12]" office:value-type="float" office:value="-0.106508789719288" calcext:value-type="float">
            <text:p>-0,1065087897</text:p>
          </table:table-cell>
          <table:table-cell table:formula="of:=([$input.$B$12]^2+[.$B170]^2)/([$input.$B$9]*EXP(-((ATAN([$input.$B$12]/[.$B170])+[.C170])^2/[$input.$B$15]^2)))" office:value-type="float" office:value="17.9802195536467" calcext:value-type="float">
            <text:p>17,9802195536</text:p>
          </table:table-cell>
          <table:table-cell table:formula="of:=ROUND((2*PI()+[.C170])/(2*PI())*32768;0)" office:value-type="float" office:value="32213" calcext:value-type="float">
            <text:p>32213</text:p>
          </table:table-cell>
          <table:table-cell table:formula="of:=ROUND([.D170]/[$input.$B$5]*65536;0)" office:value-type="float" office:value="1488" calcext:value-type="float">
            <text:p>1488</text:p>
          </table:table-cell>
          <table:table-cell table:formula="of:=[.$A170]*9.65/256" office:value-type="float" office:value="6.2197265625" calcext:value-type="float">
            <text:p>6,2197265625</text:p>
          </table:table-cell>
          <table:table-cell table:formula="of:=([$input.$C$15]^2*[.$G170]-ATAN([$input.$B$12]/[.$G170])*[$input.$B$12])/[$input.$B$12]" office:value-type="float" office:value="-0.179085916036286" calcext:value-type="float">
            <text:p>-0,179085916</text:p>
          </table:table-cell>
          <table:table-cell table:formula="of:=([$input.$B$12]^2+[.$G170]^2)/([$input.$C$9]*EXP(-((ATAN([$input.$B$12]/[.$G170])+[.H170])^2/[$input.$C$15]^2)))" office:value-type="float" office:value="38.5369239013763" calcext:value-type="float">
            <text:p>38,5369239014</text:p>
          </table:table-cell>
          <table:table-cell table:formula="of:=ROUND((2*PI()+[.H170])/(2*PI())*32768;0)" office:value-type="float" office:value="31834" calcext:value-type="float">
            <text:p>31834</text:p>
          </table:table-cell>
          <table:table-cell table:formula="of:=ROUND([.I170]/[$input.$C$5]*65536;0)" office:value-type="float" office:value="2008" calcext:value-type="float">
            <text:p>2008</text:p>
          </table:table-cell>
          <table:table-cell table:number-columns-repeated="6"/>
        </table:table-row>
        <table:table-row table:style-name="ro4">
          <table:table-cell office:value-type="float" office:value="166" calcext:value-type="float">
            <text:p>166</text:p>
          </table:table-cell>
          <table:table-cell table:formula="of:=[.$A171]*16.7/256" office:value-type="float" office:value="10.82890625" calcext:value-type="float">
            <text:p>10,82890625</text:p>
          </table:table-cell>
          <table:table-cell table:formula="of:=([$input.$B$15]^2*[.$B171]-ATAN([$input.$B$12]/[.$B171])*[$input.$B$12])/[$input.$B$12]" office:value-type="float" office:value="-0.104958673284677" calcext:value-type="float">
            <text:p>-0,1049586733</text:p>
          </table:table-cell>
          <table:table-cell table:formula="of:=([$input.$B$12]^2+[.$B171]^2)/([$input.$B$9]*EXP(-((ATAN([$input.$B$12]/[.$B171])+[.C171])^2/[$input.$B$15]^2)))" office:value-type="float" office:value="18.2836583824675" calcext:value-type="float">
            <text:p>18,2836583825</text:p>
          </table:table-cell>
          <table:table-cell table:formula="of:=ROUND((2*PI()+[.C171])/(2*PI())*32768;0)" office:value-type="float" office:value="32221" calcext:value-type="float">
            <text:p>32221</text:p>
          </table:table-cell>
          <table:table-cell table:formula="of:=ROUND([.D171]/[$input.$B$5]*65536;0)" office:value-type="float" office:value="1513" calcext:value-type="float">
            <text:p>1513</text:p>
          </table:table-cell>
          <table:table-cell table:formula="of:=[.$A171]*9.65/256" office:value-type="float" office:value="6.257421875" calcext:value-type="float">
            <text:p>6,257421875</text:p>
          </table:table-cell>
          <table:table-cell table:formula="of:=([$input.$C$15]^2*[.$G171]-ATAN([$input.$B$12]/[.$G171])*[$input.$B$12])/[$input.$B$12]" office:value-type="float" office:value="-0.176529179822742" calcext:value-type="float">
            <text:p>-0,1765291798</text:p>
          </table:table-cell>
          <table:table-cell table:formula="of:=([$input.$B$12]^2+[.$G171]^2)/([$input.$C$9]*EXP(-((ATAN([$input.$B$12]/[.$G171])+[.H171])^2/[$input.$C$15]^2)))" office:value-type="float" office:value="39.1565287983434" calcext:value-type="float">
            <text:p>39,1565287983</text:p>
          </table:table-cell>
          <table:table-cell table:formula="of:=ROUND((2*PI()+[.H171])/(2*PI())*32768;0)" office:value-type="float" office:value="31847" calcext:value-type="float">
            <text:p>31847</text:p>
          </table:table-cell>
          <table:table-cell table:formula="of:=ROUND([.I171]/[$input.$C$5]*65536;0)" office:value-type="float" office:value="2040" calcext:value-type="float">
            <text:p>2040</text:p>
          </table:table-cell>
          <table:table-cell table:number-columns-repeated="6"/>
        </table:table-row>
        <table:table-row table:style-name="ro4">
          <table:table-cell office:value-type="float" office:value="167" calcext:value-type="float">
            <text:p>167</text:p>
          </table:table-cell>
          <table:table-cell table:formula="of:=[.$A172]*16.7/256" office:value-type="float" office:value="10.894140625" calcext:value-type="float">
            <text:p>10,894140625</text:p>
          </table:table-cell>
          <table:table-cell table:formula="of:=([$input.$B$15]^2*[.$B172]-ATAN([$input.$B$12]/[.$B172])*[$input.$B$12])/[$input.$B$12]" office:value-type="float" office:value="-0.103421092284271" calcext:value-type="float">
            <text:p>-0,1034210923</text:p>
          </table:table-cell>
          <table:table-cell table:formula="of:=([$input.$B$12]^2+[.$B172]^2)/([$input.$B$9]*EXP(-((ATAN([$input.$B$12]/[.$B172])+[.C172])^2/[$input.$B$15]^2)))" office:value-type="float" office:value="18.5915668147892" calcext:value-type="float">
            <text:p>18,5915668148</text:p>
          </table:table-cell>
          <table:table-cell table:formula="of:=ROUND((2*PI()+[.C172])/(2*PI())*32768;0)" office:value-type="float" office:value="32229" calcext:value-type="float">
            <text:p>32229</text:p>
          </table:table-cell>
          <table:table-cell table:formula="of:=ROUND([.D172]/[$input.$B$5]*65536;0)" office:value-type="float" office:value="1538" calcext:value-type="float">
            <text:p>1538</text:p>
          </table:table-cell>
          <table:table-cell table:formula="of:=[.$A172]*9.65/256" office:value-type="float" office:value="6.2951171875" calcext:value-type="float">
            <text:p>6,2951171875</text:p>
          </table:table-cell>
          <table:table-cell table:formula="of:=([$input.$C$15]^2*[.$G172]-ATAN([$input.$B$12]/[.$G172])*[$input.$B$12])/[$input.$B$12]" office:value-type="float" office:value="-0.173991540950877" calcext:value-type="float">
            <text:p>-0,173991541</text:p>
          </table:table-cell>
          <table:table-cell table:formula="of:=([$input.$B$12]^2+[.$G172]^2)/([$input.$C$9]*EXP(-((ATAN([$input.$B$12]/[.$G172])+[.H172])^2/[$input.$C$15]^2)))" office:value-type="float" office:value="39.7851615834181" calcext:value-type="float">
            <text:p>39,7851615834</text:p>
          </table:table-cell>
          <table:table-cell table:formula="of:=ROUND((2*PI()+[.H172])/(2*PI())*32768;0)" office:value-type="float" office:value="31861" calcext:value-type="float">
            <text:p>31861</text:p>
          </table:table-cell>
          <table:table-cell table:formula="of:=ROUND([.I172]/[$input.$C$5]*65536;0)" office:value-type="float" office:value="2073" calcext:value-type="float">
            <text:p>2073</text:p>
          </table:table-cell>
          <table:table-cell table:number-columns-repeated="6"/>
        </table:table-row>
        <table:table-row table:style-name="ro4">
          <table:table-cell office:value-type="float" office:value="168" calcext:value-type="float">
            <text:p>168</text:p>
          </table:table-cell>
          <table:table-cell table:formula="of:=[.$A173]*16.7/256" office:value-type="float" office:value="10.959375" calcext:value-type="float">
            <text:p>10,959375</text:p>
          </table:table-cell>
          <table:table-cell table:formula="of:=([$input.$B$15]^2*[.$B173]-ATAN([$input.$B$12]/[.$B173])*[$input.$B$12])/[$input.$B$12]" office:value-type="float" office:value="-0.101895832575693" calcext:value-type="float">
            <text:p>-0,1018958326</text:p>
          </table:table-cell>
          <table:table-cell table:formula="of:=([$input.$B$12]^2+[.$B173]^2)/([$input.$B$9]*EXP(-((ATAN([$input.$B$12]/[.$B173])+[.C173])^2/[$input.$B$15]^2)))" office:value-type="float" office:value="18.9040116825665" calcext:value-type="float">
            <text:p>18,9040116826</text:p>
          </table:table-cell>
          <table:table-cell table:formula="of:=ROUND((2*PI()+[.C173])/(2*PI())*32768;0)" office:value-type="float" office:value="32237" calcext:value-type="float">
            <text:p>32237</text:p>
          </table:table-cell>
          <table:table-cell table:formula="of:=ROUND([.D173]/[$input.$B$5]*65536;0)" office:value-type="float" office:value="1564" calcext:value-type="float">
            <text:p>1564</text:p>
          </table:table-cell>
          <table:table-cell table:formula="of:=[.$A173]*9.65/256" office:value-type="float" office:value="6.3328125" calcext:value-type="float">
            <text:p>6,3328125</text:p>
          </table:table-cell>
          <table:table-cell table:formula="of:=([$input.$C$15]^2*[.$G173]-ATAN([$input.$B$12]/[.$G173])*[$input.$B$12])/[$input.$B$12]" office:value-type="float" office:value="-0.171472699985557" calcext:value-type="float">
            <text:p>-0,1714727</text:p>
          </table:table-cell>
          <table:table-cell table:formula="of:=([$input.$B$12]^2+[.$G173]^2)/([$input.$C$9]*EXP(-((ATAN([$input.$B$12]/[.$G173])+[.H173])^2/[$input.$C$15]^2)))" office:value-type="float" office:value="40.4229556579996" calcext:value-type="float">
            <text:p>40,422955658</text:p>
          </table:table-cell>
          <table:table-cell table:formula="of:=ROUND((2*PI()+[.H173])/(2*PI())*32768;0)" office:value-type="float" office:value="31874" calcext:value-type="float">
            <text:p>31874</text:p>
          </table:table-cell>
          <table:table-cell table:formula="of:=ROUND([.I173]/[$input.$C$5]*65536;0)" office:value-type="float" office:value="2106" calcext:value-type="float">
            <text:p>2106</text:p>
          </table:table-cell>
          <table:table-cell table:number-columns-repeated="6"/>
        </table:table-row>
        <table:table-row table:style-name="ro4">
          <table:table-cell office:value-type="float" office:value="169" calcext:value-type="float">
            <text:p>169</text:p>
          </table:table-cell>
          <table:table-cell table:formula="of:=[.$A174]*16.7/256" office:value-type="float" office:value="11.024609375" calcext:value-type="float">
            <text:p>11,024609375</text:p>
          </table:table-cell>
          <table:table-cell table:formula="of:=([$input.$B$15]^2*[.$B174]-ATAN([$input.$B$12]/[.$B174])*[$input.$B$12])/[$input.$B$12]" office:value-type="float" office:value="-0.10038268481143" calcext:value-type="float">
            <text:p>-0,1003826848</text:p>
          </table:table-cell>
          <table:table-cell table:formula="of:=([$input.$B$12]^2+[.$B174]^2)/([$input.$B$9]*EXP(-((ATAN([$input.$B$12]/[.$B174])+[.C174])^2/[$input.$B$15]^2)))" office:value-type="float" office:value="19.2210609244229" calcext:value-type="float">
            <text:p>19,2210609244</text:p>
          </table:table-cell>
          <table:table-cell table:formula="of:=ROUND((2*PI()+[.C174])/(2*PI())*32768;0)" office:value-type="float" office:value="32244" calcext:value-type="float">
            <text:p>32244</text:p>
          </table:table-cell>
          <table:table-cell table:formula="of:=ROUND([.D174]/[$input.$B$5]*65536;0)" office:value-type="float" office:value="1590" calcext:value-type="float">
            <text:p>1590</text:p>
          </table:table-cell>
          <table:table-cell table:formula="of:=[.$A174]*9.65/256" office:value-type="float" office:value="6.3705078125" calcext:value-type="float">
            <text:p>6,3705078125</text:p>
          </table:table-cell>
          <table:table-cell table:formula="of:=([$input.$C$15]^2*[.$G174]-ATAN([$input.$B$12]/[.$G174])*[$input.$B$12])/[$input.$B$12]" office:value-type="float" office:value="-0.168972363491758" calcext:value-type="float">
            <text:p>-0,1689723635</text:p>
          </table:table-cell>
          <table:table-cell table:formula="of:=([$input.$B$12]^2+[.$G174]^2)/([$input.$C$9]*EXP(-((ATAN([$input.$B$12]/[.$G174])+[.H174])^2/[$input.$C$15]^2)))" office:value-type="float" office:value="41.0700466143735" calcext:value-type="float">
            <text:p>41,0700466144</text:p>
          </table:table-cell>
          <table:table-cell table:formula="of:=ROUND((2*PI()+[.H174])/(2*PI())*32768;0)" office:value-type="float" office:value="31887" calcext:value-type="float">
            <text:p>31887</text:p>
          </table:table-cell>
          <table:table-cell table:formula="of:=ROUND([.I174]/[$input.$C$5]*65536;0)" office:value-type="float" office:value="2140" calcext:value-type="float">
            <text:p>2140</text:p>
          </table:table-cell>
          <table:table-cell table:number-columns-repeated="6"/>
        </table:table-row>
        <table:table-row table:style-name="ro4">
          <table:table-cell office:value-type="float" office:value="170" calcext:value-type="float">
            <text:p>170</text:p>
          </table:table-cell>
          <table:table-cell table:formula="of:=[.$A175]*16.7/256" office:value-type="float" office:value="11.08984375" calcext:value-type="float">
            <text:p>11,08984375</text:p>
          </table:table-cell>
          <table:table-cell table:formula="of:=([$input.$B$15]^2*[.$B175]-ATAN([$input.$B$12]/[.$B175])*[$input.$B$12])/[$input.$B$12]" office:value-type="float" office:value="-0.0988814443069442" calcext:value-type="float">
            <text:p>-0,0988814443</text:p>
          </table:table-cell>
          <table:table-cell table:formula="of:=([$input.$B$12]^2+[.$B175]^2)/([$input.$B$9]*EXP(-((ATAN([$input.$B$12]/[.$B175])+[.C175])^2/[$input.$B$15]^2)))" office:value-type="float" office:value="19.5427836045566" calcext:value-type="float">
            <text:p>19,5427836046</text:p>
          </table:table-cell>
          <table:table-cell table:formula="of:=ROUND((2*PI()+[.C175])/(2*PI())*32768;0)" office:value-type="float" office:value="32252" calcext:value-type="float">
            <text:p>32252</text:p>
          </table:table-cell>
          <table:table-cell table:formula="of:=ROUND([.D175]/[$input.$B$5]*65536;0)" office:value-type="float" office:value="1617" calcext:value-type="float">
            <text:p>1617</text:p>
          </table:table-cell>
          <table:table-cell table:formula="of:=[.$A175]*9.65/256" office:value-type="float" office:value="6.408203125" calcext:value-type="float">
            <text:p>6,408203125</text:p>
          </table:table-cell>
          <table:table-cell table:formula="of:=([$input.$C$15]^2*[.$G175]-ATAN([$input.$B$12]/[.$G175])*[$input.$B$12])/[$input.$B$12]" office:value-type="float" office:value="-0.166490243891311" calcext:value-type="float">
            <text:p>-0,1664902439</text:p>
          </table:table-cell>
          <table:table-cell table:formula="of:=([$input.$B$12]^2+[.$G175]^2)/([$input.$C$9]*EXP(-((ATAN([$input.$B$12]/[.$G175])+[.H175])^2/[$input.$C$15]^2)))" office:value-type="float" office:value="41.7265722728076" calcext:value-type="float">
            <text:p>41,7265722728</text:p>
          </table:table-cell>
          <table:table-cell table:formula="of:=ROUND((2*PI()+[.H175])/(2*PI())*32768;0)" office:value-type="float" office:value="31900" calcext:value-type="float">
            <text:p>31900</text:p>
          </table:table-cell>
          <table:table-cell table:formula="of:=ROUND([.I175]/[$input.$C$5]*65536;0)" office:value-type="float" office:value="2174" calcext:value-type="float">
            <text:p>2174</text:p>
          </table:table-cell>
          <table:table-cell table:number-columns-repeated="6"/>
        </table:table-row>
        <table:table-row table:style-name="ro4">
          <table:table-cell office:value-type="float" office:value="171" calcext:value-type="float">
            <text:p>171</text:p>
          </table:table-cell>
          <table:table-cell table:formula="of:=[.$A176]*16.7/256" office:value-type="float" office:value="11.155078125" calcext:value-type="float">
            <text:p>11,155078125</text:p>
          </table:table-cell>
          <table:table-cell table:formula="of:=([$input.$B$15]^2*[.$B176]-ATAN([$input.$B$12]/[.$B176])*[$input.$B$12])/[$input.$B$12]" office:value-type="float" office:value="-0.0973919109130721" calcext:value-type="float">
            <text:p>-0,0973919109</text:p>
          </table:table-cell>
          <table:table-cell table:formula="of:=([$input.$B$12]^2+[.$B176]^2)/([$input.$B$9]*EXP(-((ATAN([$input.$B$12]/[.$B176])+[.C176])^2/[$input.$B$15]^2)))" office:value-type="float" office:value="19.8692499319946" calcext:value-type="float">
            <text:p>19,869249932</text:p>
          </table:table-cell>
          <table:table-cell table:formula="of:=ROUND((2*PI()+[.C176])/(2*PI())*32768;0)" office:value-type="float" office:value="32260" calcext:value-type="float">
            <text:p>32260</text:p>
          </table:table-cell>
          <table:table-cell table:formula="of:=ROUND([.D176]/[$input.$B$5]*65536;0)" office:value-type="float" office:value="1644" calcext:value-type="float">
            <text:p>1644</text:p>
          </table:table-cell>
          <table:table-cell table:formula="of:=[.$A176]*9.65/256" office:value-type="float" office:value="6.4458984375" calcext:value-type="float">
            <text:p>6,4458984375</text:p>
          </table:table-cell>
          <table:table-cell table:formula="of:=([$input.$C$15]^2*[.$G176]-ATAN([$input.$B$12]/[.$G176])*[$input.$B$12])/[$input.$B$12]" office:value-type="float" office:value="-0.164026059323523" calcext:value-type="float">
            <text:p>-0,1640260593</text:p>
          </table:table-cell>
          <table:table-cell table:formula="of:=([$input.$B$12]^2+[.$G176]^2)/([$input.$C$9]*EXP(-((ATAN([$input.$B$12]/[.$G176])+[.H176])^2/[$input.$C$15]^2)))" office:value-type="float" office:value="42.3926727193283" calcext:value-type="float">
            <text:p>42,3926727193</text:p>
          </table:table-cell>
          <table:table-cell table:formula="of:=ROUND((2*PI()+[.H176])/(2*PI())*32768;0)" office:value-type="float" office:value="31913" calcext:value-type="float">
            <text:p>31913</text:p>
          </table:table-cell>
          <table:table-cell table:formula="of:=ROUND([.I176]/[$input.$C$5]*65536;0)" office:value-type="float" office:value="2208" calcext:value-type="float">
            <text:p>2208</text:p>
          </table:table-cell>
          <table:table-cell table:number-columns-repeated="6"/>
        </table:table-row>
        <table:table-row table:style-name="ro4">
          <table:table-cell office:value-type="float" office:value="172" calcext:value-type="float">
            <text:p>172</text:p>
          </table:table-cell>
          <table:table-cell table:formula="of:=[.$A177]*16.7/256" office:value-type="float" office:value="11.2203125" calcext:value-type="float">
            <text:p>11,2203125</text:p>
          </table:table-cell>
          <table:table-cell table:formula="of:=([$input.$B$15]^2*[.$B177]-ATAN([$input.$B$12]/[.$B177])*[$input.$B$12])/[$input.$B$12]" office:value-type="float" office:value="-0.0959138888925317" calcext:value-type="float">
            <text:p>-0,0959138889</text:p>
          </table:table-cell>
          <table:table-cell table:formula="of:=([$input.$B$12]^2+[.$B177]^2)/([$input.$B$9]*EXP(-((ATAN([$input.$B$12]/[.$B177])+[.C177])^2/[$input.$B$15]^2)))" office:value-type="float" office:value="20.2005312802026" calcext:value-type="float">
            <text:p>20,2005312802</text:p>
          </table:table-cell>
          <table:table-cell table:formula="of:=ROUND((2*PI()+[.C177])/(2*PI())*32768;0)" office:value-type="float" office:value="32268" calcext:value-type="float">
            <text:p>32268</text:p>
          </table:table-cell>
          <table:table-cell table:formula="of:=ROUND([.D177]/[$input.$B$5]*65536;0)" office:value-type="float" office:value="1672" calcext:value-type="float">
            <text:p>1672</text:p>
          </table:table-cell>
          <table:table-cell table:formula="of:=[.$A177]*9.65/256" office:value-type="float" office:value="6.48359375" calcext:value-type="float">
            <text:p>6,48359375</text:p>
          </table:table-cell>
          <table:table-cell table:formula="of:=([$input.$C$15]^2*[.$G177]-ATAN([$input.$B$12]/[.$G177])*[$input.$B$12])/[$input.$B$12]" office:value-type="float" office:value="-0.161579533509562" calcext:value-type="float">
            <text:p>-0,1615795335</text:p>
          </table:table-cell>
          <table:table-cell table:formula="of:=([$input.$B$12]^2+[.$G177]^2)/([$input.$C$9]*EXP(-((ATAN([$input.$B$12]/[.$G177])+[.H177])^2/[$input.$C$15]^2)))" office:value-type="float" office:value="43.0684903441875" calcext:value-type="float">
            <text:p>43,0684903442</text:p>
          </table:table-cell>
          <table:table-cell table:formula="of:=ROUND((2*PI()+[.H177])/(2*PI())*32768;0)" office:value-type="float" office:value="31925" calcext:value-type="float">
            <text:p>31925</text:p>
          </table:table-cell>
          <table:table-cell table:formula="of:=ROUND([.I177]/[$input.$C$5]*65536;0)" office:value-type="float" office:value="2244" calcext:value-type="float">
            <text:p>2244</text:p>
          </table:table-cell>
          <table:table-cell table:number-columns-repeated="6"/>
        </table:table-row>
        <table:table-row table:style-name="ro4">
          <table:table-cell office:value-type="float" office:value="173" calcext:value-type="float">
            <text:p>173</text:p>
          </table:table-cell>
          <table:table-cell table:formula="of:=[.$A178]*16.7/256" office:value-type="float" office:value="11.285546875" calcext:value-type="float">
            <text:p>11,285546875</text:p>
          </table:table-cell>
          <table:table-cell table:formula="of:=([$input.$B$15]^2*[.$B178]-ATAN([$input.$B$12]/[.$B178])*[$input.$B$12])/[$input.$B$12]" office:value-type="float" office:value="-0.0944471868003982" calcext:value-type="float">
            <text:p>-0,0944471868</text:p>
          </table:table-cell>
          <table:table-cell table:formula="of:=([$input.$B$12]^2+[.$B178]^2)/([$input.$B$9]*EXP(-((ATAN([$input.$B$12]/[.$B178])+[.C178])^2/[$input.$B$15]^2)))" office:value-type="float" office:value="20.5367002070566" calcext:value-type="float">
            <text:p>20,5367002071</text:p>
          </table:table-cell>
          <table:table-cell table:formula="of:=ROUND((2*PI()+[.C178])/(2*PI())*32768;0)" office:value-type="float" office:value="32275" calcext:value-type="float">
            <text:p>32275</text:p>
          </table:table-cell>
          <table:table-cell table:formula="of:=ROUND([.D178]/[$input.$B$5]*65536;0)" office:value-type="float" office:value="1699" calcext:value-type="float">
            <text:p>1699</text:p>
          </table:table-cell>
          <table:table-cell table:formula="of:=[.$A178]*9.65/256" office:value-type="float" office:value="6.5212890625" calcext:value-type="float">
            <text:p>6,5212890625</text:p>
          </table:table-cell>
          <table:table-cell table:formula="of:=([$input.$C$15]^2*[.$G178]-ATAN([$input.$B$12]/[.$G178])*[$input.$B$12])/[$input.$B$12]" office:value-type="float" office:value="-0.159150395620488" calcext:value-type="float">
            <text:p>-0,1591503956</text:p>
          </table:table-cell>
          <table:table-cell table:formula="of:=([$input.$B$12]^2+[.$G178]^2)/([$input.$C$9]*EXP(-((ATAN([$input.$B$12]/[.$G178])+[.H178])^2/[$input.$C$15]^2)))" office:value-type="float" office:value="43.7541698810358" calcext:value-type="float">
            <text:p>43,754169881</text:p>
          </table:table-cell>
          <table:table-cell table:formula="of:=ROUND((2*PI()+[.H178])/(2*PI())*32768;0)" office:value-type="float" office:value="31938" calcext:value-type="float">
            <text:p>31938</text:p>
          </table:table-cell>
          <table:table-cell table:formula="of:=ROUND([.I178]/[$input.$C$5]*65536;0)" office:value-type="float" office:value="2279" calcext:value-type="float">
            <text:p>2279</text:p>
          </table:table-cell>
          <table:table-cell table:number-columns-repeated="6"/>
        </table:table-row>
        <table:table-row table:style-name="ro4">
          <table:table-cell office:value-type="float" office:value="174" calcext:value-type="float">
            <text:p>174</text:p>
          </table:table-cell>
          <table:table-cell table:formula="of:=[.$A179]*16.7/256" office:value-type="float" office:value="11.35078125" calcext:value-type="float">
            <text:p>11,35078125</text:p>
          </table:table-cell>
          <table:table-cell table:formula="of:=([$input.$B$15]^2*[.$B179]-ATAN([$input.$B$12]/[.$B179])*[$input.$B$12])/[$input.$B$12]" office:value-type="float" office:value="-0.0929916173683961" calcext:value-type="float">
            <text:p>-0,0929916174</text:p>
          </table:table-cell>
          <table:table-cell table:formula="of:=([$input.$B$12]^2+[.$B179]^2)/([$input.$B$9]*EXP(-((ATAN([$input.$B$12]/[.$B179])+[.C179])^2/[$input.$B$15]^2)))" office:value-type="float" office:value="20.877830475185" calcext:value-type="float">
            <text:p>20,8778304752</text:p>
          </table:table-cell>
          <table:table-cell table:formula="of:=ROUND((2*PI()+[.C179])/(2*PI())*32768;0)" office:value-type="float" office:value="32283" calcext:value-type="float">
            <text:p>32283</text:p>
          </table:table-cell>
          <table:table-cell table:formula="of:=ROUND([.D179]/[$input.$B$5]*65536;0)" office:value-type="float" office:value="1728" calcext:value-type="float">
            <text:p>1728</text:p>
          </table:table-cell>
          <table:table-cell table:formula="of:=[.$A179]*9.65/256" office:value-type="float" office:value="6.558984375" calcext:value-type="float">
            <text:p>6,558984375</text:p>
          </table:table-cell>
          <table:table-cell table:formula="of:=([$input.$C$15]^2*[.$G179]-ATAN([$input.$B$12]/[.$G179])*[$input.$B$12])/[$input.$B$12]" office:value-type="float" office:value="-0.156738380148833" calcext:value-type="float">
            <text:p>-0,1567383801</text:p>
          </table:table-cell>
          <table:table-cell table:formula="of:=([$input.$B$12]^2+[.$G179]^2)/([$input.$C$9]*EXP(-((ATAN([$input.$B$12]/[.$G179])+[.H179])^2/[$input.$C$15]^2)))" office:value-type="float" office:value="44.4498584468141" calcext:value-type="float">
            <text:p>44,4498584468</text:p>
          </table:table-cell>
          <table:table-cell table:formula="of:=ROUND((2*PI()+[.H179])/(2*PI())*32768;0)" office:value-type="float" office:value="31951" calcext:value-type="float">
            <text:p>31951</text:p>
          </table:table-cell>
          <table:table-cell table:formula="of:=ROUND([.I179]/[$input.$C$5]*65536;0)" office:value-type="float" office:value="2316" calcext:value-type="float">
            <text:p>2316</text:p>
          </table:table-cell>
          <table:table-cell table:number-columns-repeated="6"/>
        </table:table-row>
        <table:table-row table:style-name="ro4">
          <table:table-cell office:value-type="float" office:value="175" calcext:value-type="float">
            <text:p>175</text:p>
          </table:table-cell>
          <table:table-cell table:formula="of:=[.$A180]*16.7/256" office:value-type="float" office:value="11.416015625" calcext:value-type="float">
            <text:p>11,416015625</text:p>
          </table:table-cell>
          <table:table-cell table:formula="of:=([$input.$B$15]^2*[.$B180]-ATAN([$input.$B$12]/[.$B180])*[$input.$B$12])/[$input.$B$12]" office:value-type="float" office:value="-0.0915469973928721" calcext:value-type="float">
            <text:p>-0,0915469974</text:p>
          </table:table-cell>
          <table:table-cell table:formula="of:=([$input.$B$12]^2+[.$B180]^2)/([$input.$B$9]*EXP(-((ATAN([$input.$B$12]/[.$B180])+[.C180])^2/[$input.$B$15]^2)))" office:value-type="float" office:value="21.2239970726852" calcext:value-type="float">
            <text:p>21,2239970727</text:p>
          </table:table-cell>
          <table:table-cell table:formula="of:=ROUND((2*PI()+[.C180])/(2*PI())*32768;0)" office:value-type="float" office:value="32291" calcext:value-type="float">
            <text:p>32291</text:p>
          </table:table-cell>
          <table:table-cell table:formula="of:=ROUND([.D180]/[$input.$B$5]*65536;0)" office:value-type="float" office:value="1756" calcext:value-type="float">
            <text:p>1756</text:p>
          </table:table-cell>
          <table:table-cell table:formula="of:=[.$A180]*9.65/256" office:value-type="float" office:value="6.5966796875" calcext:value-type="float">
            <text:p>6,5966796875</text:p>
          </table:table-cell>
          <table:table-cell table:formula="of:=([$input.$C$15]^2*[.$G180]-ATAN([$input.$B$12]/[.$G180])*[$input.$B$12])/[$input.$B$12]" office:value-type="float" office:value="-0.154343226783621" calcext:value-type="float">
            <text:p>-0,1543432268</text:p>
          </table:table-cell>
          <table:table-cell table:formula="of:=([$input.$B$12]^2+[.$G180]^2)/([$input.$C$9]*EXP(-((ATAN([$input.$B$12]/[.$G180])+[.H180])^2/[$input.$C$15]^2)))" office:value-type="float" office:value="45.1557055823776" calcext:value-type="float">
            <text:p>45,1557055824</text:p>
          </table:table-cell>
          <table:table-cell table:formula="of:=ROUND((2*PI()+[.H180])/(2*PI())*32768;0)" office:value-type="float" office:value="31963" calcext:value-type="float">
            <text:p>31963</text:p>
          </table:table-cell>
          <table:table-cell table:formula="of:=ROUND([.I180]/[$input.$C$5]*65536;0)" office:value-type="float" office:value="2352" calcext:value-type="float">
            <text:p>2352</text:p>
          </table:table-cell>
          <table:table-cell table:number-columns-repeated="6"/>
        </table:table-row>
        <table:table-row table:style-name="ro4">
          <table:table-cell office:value-type="float" office:value="176" calcext:value-type="float">
            <text:p>176</text:p>
          </table:table-cell>
          <table:table-cell table:formula="of:=[.$A181]*16.7/256" office:value-type="float" office:value="11.48125" calcext:value-type="float">
            <text:p>11,48125</text:p>
          </table:table-cell>
          <table:table-cell table:formula="of:=([$input.$B$15]^2*[.$B181]-ATAN([$input.$B$12]/[.$B181])*[$input.$B$12])/[$input.$B$12]" office:value-type="float" office:value="-0.0901131476263119" calcext:value-type="float">
            <text:p>-0,0901131476</text:p>
          </table:table-cell>
          <table:table-cell table:formula="of:=([$input.$B$12]^2+[.$B181]^2)/([$input.$B$9]*EXP(-((ATAN([$input.$B$12]/[.$B181])+[.C181])^2/[$input.$B$15]^2)))" office:value-type="float" office:value="21.5752762342253" calcext:value-type="float">
            <text:p>21,5752762342</text:p>
          </table:table-cell>
          <table:table-cell table:formula="of:=ROUND((2*PI()+[.C181])/(2*PI())*32768;0)" office:value-type="float" office:value="32298" calcext:value-type="float">
            <text:p>32298</text:p>
          </table:table-cell>
          <table:table-cell table:formula="of:=ROUND([.D181]/[$input.$B$5]*65536;0)" office:value-type="float" office:value="1785" calcext:value-type="float">
            <text:p>1785</text:p>
          </table:table-cell>
          <table:table-cell table:formula="of:=[.$A181]*9.65/256" office:value-type="float" office:value="6.634375" calcext:value-type="float">
            <text:p>6,634375</text:p>
          </table:table-cell>
          <table:table-cell table:formula="of:=([$input.$C$15]^2*[.$G181]-ATAN([$input.$B$12]/[.$G181])*[$input.$B$12])/[$input.$B$12]" office:value-type="float" office:value="-0.151964680288722" calcext:value-type="float">
            <text:p>-0,1519646803</text:p>
          </table:table-cell>
          <table:table-cell table:formula="of:=([$input.$B$12]^2+[.$G181]^2)/([$input.$C$9]*EXP(-((ATAN([$input.$B$12]/[.$G181])+[.H181])^2/[$input.$C$15]^2)))" office:value-type="float" office:value="45.8718632938659" calcext:value-type="float">
            <text:p>45,8718632939</text:p>
          </table:table-cell>
          <table:table-cell table:formula="of:=ROUND((2*PI()+[.H181])/(2*PI())*32768;0)" office:value-type="float" office:value="31975" calcext:value-type="float">
            <text:p>31975</text:p>
          </table:table-cell>
          <table:table-cell table:formula="of:=ROUND([.I181]/[$input.$C$5]*65536;0)" office:value-type="float" office:value="2390" calcext:value-type="float">
            <text:p>2390</text:p>
          </table:table-cell>
          <table:table-cell table:number-columns-repeated="6"/>
        </table:table-row>
        <table:table-row table:style-name="ro4">
          <table:table-cell office:value-type="float" office:value="177" calcext:value-type="float">
            <text:p>177</text:p>
          </table:table-cell>
          <table:table-cell table:formula="of:=[.$A182]*16.7/256" office:value-type="float" office:value="11.546484375" calcext:value-type="float">
            <text:p>11,546484375</text:p>
          </table:table-cell>
          <table:table-cell table:formula="of:=([$input.$B$15]^2*[.$B182]-ATAN([$input.$B$12]/[.$B182])*[$input.$B$12])/[$input.$B$12]" office:value-type="float" office:value="-0.0886898926722736" calcext:value-type="float">
            <text:p>-0,0886898927</text:p>
          </table:table-cell>
          <table:table-cell table:formula="of:=([$input.$B$12]^2+[.$B182]^2)/([$input.$B$9]*EXP(-((ATAN([$input.$B$12]/[.$B182])+[.C182])^2/[$input.$B$15]^2)))" office:value-type="float" office:value="21.9317454625353" calcext:value-type="float">
            <text:p>21,9317454625</text:p>
          </table:table-cell>
          <table:table-cell table:formula="of:=ROUND((2*PI()+[.C182])/(2*PI())*32768;0)" office:value-type="float" office:value="32305" calcext:value-type="float">
            <text:p>32305</text:p>
          </table:table-cell>
          <table:table-cell table:formula="of:=ROUND([.D182]/[$input.$B$5]*65536;0)" office:value-type="float" office:value="1815" calcext:value-type="float">
            <text:p>1815</text:p>
          </table:table-cell>
          <table:table-cell table:formula="of:=[.$A182]*9.65/256" office:value-type="float" office:value="6.6720703125" calcext:value-type="float">
            <text:p>6,6720703125</text:p>
          </table:table-cell>
          <table:table-cell table:formula="of:=([$input.$C$15]^2*[.$G182]-ATAN([$input.$B$12]/[.$G182])*[$input.$B$12])/[$input.$B$12]" office:value-type="float" office:value="-0.149602490384459" calcext:value-type="float">
            <text:p>-0,1496024904</text:p>
          </table:table-cell>
          <table:table-cell table:formula="of:=([$input.$B$12]^2+[.$G182]^2)/([$input.$C$9]*EXP(-((ATAN([$input.$B$12]/[.$G182])+[.H182])^2/[$input.$C$15]^2)))" office:value-type="float" office:value="46.5984860948339" calcext:value-type="float">
            <text:p>46,5984860948</text:p>
          </table:table-cell>
          <table:table-cell table:formula="of:=ROUND((2*PI()+[.H182])/(2*PI())*32768;0)" office:value-type="float" office:value="31988" calcext:value-type="float">
            <text:p>31988</text:p>
          </table:table-cell>
          <table:table-cell table:formula="of:=ROUND([.I182]/[$input.$C$5]*65536;0)" office:value-type="float" office:value="2428" calcext:value-type="float">
            <text:p>2428</text:p>
          </table:table-cell>
          <table:table-cell table:number-columns-repeated="6"/>
        </table:table-row>
        <table:table-row table:style-name="ro4">
          <table:table-cell office:value-type="float" office:value="178" calcext:value-type="float">
            <text:p>178</text:p>
          </table:table-cell>
          <table:table-cell table:formula="of:=[.$A183]*16.7/256" office:value-type="float" office:value="11.61171875" calcext:value-type="float">
            <text:p>11,61171875</text:p>
          </table:table-cell>
          <table:table-cell table:formula="of:=([$input.$B$15]^2*[.$B183]-ATAN([$input.$B$12]/[.$B183])*[$input.$B$12])/[$input.$B$12]" office:value-type="float" office:value="-0.0872770608836143" calcext:value-type="float">
            <text:p>-0,0872770609</text:p>
          </table:table-cell>
          <table:table-cell table:formula="of:=([$input.$B$12]^2+[.$B183]^2)/([$input.$B$9]*EXP(-((ATAN([$input.$B$12]/[.$B183])+[.C183])^2/[$input.$B$15]^2)))" office:value-type="float" office:value="22.293483550298" calcext:value-type="float">
            <text:p>22,2934835503</text:p>
          </table:table-cell>
          <table:table-cell table:formula="of:=ROUND((2*PI()+[.C183])/(2*PI())*32768;0)" office:value-type="float" office:value="32313" calcext:value-type="float">
            <text:p>32313</text:p>
          </table:table-cell>
          <table:table-cell table:formula="of:=ROUND([.D183]/[$input.$B$5]*65536;0)" office:value-type="float" office:value="1845" calcext:value-type="float">
            <text:p>1845</text:p>
          </table:table-cell>
          <table:table-cell table:formula="of:=[.$A183]*9.65/256" office:value-type="float" office:value="6.709765625" calcext:value-type="float">
            <text:p>6,709765625</text:p>
          </table:table-cell>
          <table:table-cell table:formula="of:=([$input.$C$15]^2*[.$G183]-ATAN([$input.$B$12]/[.$G183])*[$input.$B$12])/[$input.$B$12]" office:value-type="float" office:value="-0.147256411632354" calcext:value-type="float">
            <text:p>-0,1472564116</text:p>
          </table:table-cell>
          <table:table-cell table:formula="of:=([$input.$B$12]^2+[.$G183]^2)/([$input.$C$9]*EXP(-((ATAN([$input.$B$12]/[.$G183])+[.H183])^2/[$input.$C$15]^2)))" office:value-type="float" office:value="47.3357310491573" calcext:value-type="float">
            <text:p>47,3357310492</text:p>
          </table:table-cell>
          <table:table-cell table:formula="of:=ROUND((2*PI()+[.H183])/(2*PI())*32768;0)" office:value-type="float" office:value="32000" calcext:value-type="float">
            <text:p>32000</text:p>
          </table:table-cell>
          <table:table-cell table:formula="of:=ROUND([.I183]/[$input.$C$5]*65536;0)" office:value-type="float" office:value="2466" calcext:value-type="float">
            <text:p>2466</text:p>
          </table:table-cell>
          <table:table-cell table:number-columns-repeated="6"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[.$A184]*16.7/256" office:value-type="float" office:value="11.676953125" calcext:value-type="float">
            <text:p>11,676953125</text:p>
          </table:table-cell>
          <table:table-cell table:formula="of:=([$input.$B$15]^2*[.$B184]-ATAN([$input.$B$12]/[.$B184])*[$input.$B$12])/[$input.$B$12]" office:value-type="float" office:value="-0.0858744842638909" calcext:value-type="float">
            <text:p>-0,0858744843</text:p>
          </table:table-cell>
          <table:table-cell table:formula="of:=([$input.$B$12]^2+[.$B184]^2)/([$input.$B$9]*EXP(-((ATAN([$input.$B$12]/[.$B184])+[.C184])^2/[$input.$B$15]^2)))" office:value-type="float" office:value="22.6605706024448" calcext:value-type="float">
            <text:p>22,6605706024</text:p>
          </table:table-cell>
          <table:table-cell table:formula="of:=ROUND((2*PI()+[.C184])/(2*PI())*32768;0)" office:value-type="float" office:value="32320" calcext:value-type="float">
            <text:p>32320</text:p>
          </table:table-cell>
          <table:table-cell table:formula="of:=ROUND([.D184]/[$input.$B$5]*65536;0)" office:value-type="float" office:value="1875" calcext:value-type="float">
            <text:p>1875</text:p>
          </table:table-cell>
          <table:table-cell table:formula="of:=[.$A184]*9.65/256" office:value-type="float" office:value="6.7474609375" calcext:value-type="float">
            <text:p>6,7474609375</text:p>
          </table:table-cell>
          <table:table-cell table:formula="of:=([$input.$C$15]^2*[.$G184]-ATAN([$input.$B$12]/[.$G184])*[$input.$B$12])/[$input.$B$12]" office:value-type="float" office:value="-0.144926203322942" calcext:value-type="float">
            <text:p>-0,1449262033</text:p>
          </table:table-cell>
          <table:table-cell table:formula="of:=([$input.$B$12]^2+[.$G184]^2)/([$input.$C$9]*EXP(-((ATAN([$input.$B$12]/[.$G184])+[.H184])^2/[$input.$C$15]^2)))" office:value-type="float" office:value="48.0837578147285" calcext:value-type="float">
            <text:p>48,0837578147</text:p>
          </table:table-cell>
          <table:table-cell table:formula="of:=ROUND((2*PI()+[.H184])/(2*PI())*32768;0)" office:value-type="float" office:value="32012" calcext:value-type="float">
            <text:p>32012</text:p>
          </table:table-cell>
          <table:table-cell table:formula="of:=ROUND([.I184]/[$input.$C$5]*65536;0)" office:value-type="float" office:value="2505" calcext:value-type="float">
            <text:p>2505</text:p>
          </table:table-cell>
          <table:table-cell table:number-columns-repeated="6"/>
        </table:table-row>
        <table:table-row table:style-name="ro4">
          <table:table-cell office:value-type="float" office:value="180" calcext:value-type="float">
            <text:p>180</text:p>
          </table:table-cell>
          <table:table-cell table:formula="of:=[.$A185]*16.7/256" office:value-type="float" office:value="11.7421875" calcext:value-type="float">
            <text:p>11,7421875</text:p>
          </table:table-cell>
          <table:table-cell table:formula="of:=([$input.$B$15]^2*[.$B185]-ATAN([$input.$B$12]/[.$B185])*[$input.$B$12])/[$input.$B$12]" office:value-type="float" office:value="-0.0844819983718223" calcext:value-type="float">
            <text:p>-0,0844819984</text:p>
          </table:table-cell>
          <table:table-cell table:formula="of:=([$input.$B$12]^2+[.$B185]^2)/([$input.$B$9]*EXP(-((ATAN([$input.$B$12]/[.$B185])+[.C185])^2/[$input.$B$15]^2)))" office:value-type="float" office:value="23.0330880588658" calcext:value-type="float">
            <text:p>23,0330880589</text:p>
          </table:table-cell>
          <table:table-cell table:formula="of:=ROUND((2*PI()+[.C185])/(2*PI())*32768;0)" office:value-type="float" office:value="32327" calcext:value-type="float">
            <text:p>32327</text:p>
          </table:table-cell>
          <table:table-cell table:formula="of:=ROUND([.D185]/[$input.$B$5]*65536;0)" office:value-type="float" office:value="1906" calcext:value-type="float">
            <text:p>1906</text:p>
          </table:table-cell>
          <table:table-cell table:formula="of:=[.$A185]*9.65/256" office:value-type="float" office:value="6.78515625" calcext:value-type="float">
            <text:p>6,78515625</text:p>
          </table:table-cell>
          <table:table-cell table:formula="of:=([$input.$C$15]^2*[.$G185]-ATAN([$input.$B$12]/[.$G185])*[$input.$B$12])/[$input.$B$12]" office:value-type="float" office:value="-0.142611629366542" calcext:value-type="float">
            <text:p>-0,1426116294</text:p>
          </table:table-cell>
          <table:table-cell table:formula="of:=([$input.$B$12]^2+[.$G185]^2)/([$input.$C$9]*EXP(-((ATAN([$input.$B$12]/[.$G185])+[.H185])^2/[$input.$C$15]^2)))" office:value-type="float" office:value="48.8427286879565" calcext:value-type="float">
            <text:p>48,842728688</text:p>
          </table:table-cell>
          <table:table-cell table:formula="of:=ROUND((2*PI()+[.H185])/(2*PI())*32768;0)" office:value-type="float" office:value="32024" calcext:value-type="float">
            <text:p>32024</text:p>
          </table:table-cell>
          <table:table-cell table:formula="of:=ROUND([.I185]/[$input.$C$5]*65536;0)" office:value-type="float" office:value="2544" calcext:value-type="float">
            <text:p>2544</text:p>
          </table:table-cell>
          <table:table-cell table:number-columns-repeated="6"/>
        </table:table-row>
        <table:table-row table:style-name="ro4">
          <table:table-cell office:value-type="float" office:value="181" calcext:value-type="float">
            <text:p>181</text:p>
          </table:table-cell>
          <table:table-cell table:formula="of:=[.$A186]*16.7/256" office:value-type="float" office:value="11.807421875" calcext:value-type="float">
            <text:p>11,807421875</text:p>
          </table:table-cell>
          <table:table-cell table:formula="of:=([$input.$B$15]^2*[.$B186]-ATAN([$input.$B$12]/[.$B186])*[$input.$B$12])/[$input.$B$12]" office:value-type="float" office:value="-0.083099442228704" calcext:value-type="float">
            <text:p>-0,0830994422</text:p>
          </table:table-cell>
          <table:table-cell table:formula="of:=([$input.$B$12]^2+[.$B186]^2)/([$input.$B$9]*EXP(-((ATAN([$input.$B$12]/[.$B186])+[.C186])^2/[$input.$B$15]^2)))" office:value-type="float" office:value="23.4111187175419" calcext:value-type="float">
            <text:p>23,4111187175</text:p>
          </table:table-cell>
          <table:table-cell table:formula="of:=ROUND((2*PI()+[.C186])/(2*PI())*32768;0)" office:value-type="float" office:value="32335" calcext:value-type="float">
            <text:p>32335</text:p>
          </table:table-cell>
          <table:table-cell table:formula="of:=ROUND([.D186]/[$input.$B$5]*65536;0)" office:value-type="float" office:value="1937" calcext:value-type="float">
            <text:p>1937</text:p>
          </table:table-cell>
          <table:table-cell table:formula="of:=[.$A186]*9.65/256" office:value-type="float" office:value="6.8228515625" calcext:value-type="float">
            <text:p>6,8228515625</text:p>
          </table:table-cell>
          <table:table-cell table:formula="of:=([$input.$C$15]^2*[.$G186]-ATAN([$input.$B$12]/[.$G186])*[$input.$B$12])/[$input.$B$12]" office:value-type="float" office:value="-0.140312458186917" calcext:value-type="float">
            <text:p>-0,1403124582</text:p>
          </table:table-cell>
          <table:table-cell table:formula="of:=([$input.$B$12]^2+[.$G186]^2)/([$input.$C$9]*EXP(-((ATAN([$input.$B$12]/[.$G186])+[.H186])^2/[$input.$C$15]^2)))" office:value-type="float" office:value="49.6128086490877" calcext:value-type="float">
            <text:p>49,6128086491</text:p>
          </table:table-cell>
          <table:table-cell table:formula="of:=ROUND((2*PI()+[.H186])/(2*PI())*32768;0)" office:value-type="float" office:value="32036" calcext:value-type="float">
            <text:p>32036</text:p>
          </table:table-cell>
          <table:table-cell table:formula="of:=ROUND([.I186]/[$input.$C$5]*65536;0)" office:value-type="float" office:value="2585" calcext:value-type="float">
            <text:p>2585</text:p>
          </table:table-cell>
          <table:table-cell table:number-columns-repeated="6"/>
        </table:table-row>
        <table:table-row table:style-name="ro4">
          <table:table-cell office:value-type="float" office:value="182" calcext:value-type="float">
            <text:p>182</text:p>
          </table:table-cell>
          <table:table-cell table:formula="of:=[.$A187]*16.7/256" office:value-type="float" office:value="11.87265625" calcext:value-type="float">
            <text:p>11,87265625</text:p>
          </table:table-cell>
          <table:table-cell table:formula="of:=([$input.$B$15]^2*[.$B187]-ATAN([$input.$B$12]/[.$B187])*[$input.$B$12])/[$input.$B$12]" office:value-type="float" office:value="-0.0817266582286693" calcext:value-type="float">
            <text:p>-0,0817266582</text:p>
          </table:table-cell>
          <table:table-cell table:formula="of:=([$input.$B$12]^2+[.$B187]^2)/([$input.$B$9]*EXP(-((ATAN([$input.$B$12]/[.$B187])+[.C187])^2/[$input.$B$15]^2)))" office:value-type="float" office:value="23.7947467581068" calcext:value-type="float">
            <text:p>23,7947467581</text:p>
          </table:table-cell>
          <table:table-cell table:formula="of:=ROUND((2*PI()+[.C187])/(2*PI())*32768;0)" office:value-type="float" office:value="32342" calcext:value-type="float">
            <text:p>32342</text:p>
          </table:table-cell>
          <table:table-cell table:formula="of:=ROUND([.D187]/[$input.$B$5]*65536;0)" office:value-type="float" office:value="1969" calcext:value-type="float">
            <text:p>1969</text:p>
          </table:table-cell>
          <table:table-cell table:formula="of:=[.$A187]*9.65/256" office:value-type="float" office:value="6.860546875" calcext:value-type="float">
            <text:p>6,860546875</text:p>
          </table:table-cell>
          <table:table-cell table:formula="of:=([$input.$C$15]^2*[.$G187]-ATAN([$input.$B$12]/[.$G187])*[$input.$B$12])/[$input.$B$12]" office:value-type="float" office:value="-0.138028462617732" calcext:value-type="float">
            <text:p>-0,1380284626</text:p>
          </table:table-cell>
          <table:table-cell table:formula="of:=([$input.$B$12]^2+[.$G187]^2)/([$input.$C$9]*EXP(-((ATAN([$input.$B$12]/[.$G187])+[.H187])^2/[$input.$C$15]^2)))" office:value-type="float" office:value="50.3941654083632" calcext:value-type="float">
            <text:p>50,3941654084</text:p>
          </table:table-cell>
          <table:table-cell table:formula="of:=ROUND((2*PI()+[.H187])/(2*PI())*32768;0)" office:value-type="float" office:value="32048" calcext:value-type="float">
            <text:p>32048</text:p>
          </table:table-cell>
          <table:table-cell table:formula="of:=ROUND([.I187]/[$input.$C$5]*65536;0)" office:value-type="float" office:value="2625" calcext:value-type="float">
            <text:p>2625</text:p>
          </table:table-cell>
          <table:table-cell table:number-columns-repeated="6"/>
        </table:table-row>
        <table:table-row table:style-name="ro4">
          <table:table-cell office:value-type="float" office:value="183" calcext:value-type="float">
            <text:p>183</text:p>
          </table:table-cell>
          <table:table-cell table:formula="of:=[.$A188]*16.7/256" office:value-type="float" office:value="11.937890625" calcext:value-type="float">
            <text:p>11,937890625</text:p>
          </table:table-cell>
          <table:table-cell table:formula="of:=([$input.$B$15]^2*[.$B188]-ATAN([$input.$B$12]/[.$B188])*[$input.$B$12])/[$input.$B$12]" office:value-type="float" office:value="-0.0803634920516987" calcext:value-type="float">
            <text:p>-0,0803634921</text:p>
          </table:table-cell>
          <table:table-cell table:formula="of:=([$input.$B$12]^2+[.$B188]^2)/([$input.$B$9]*EXP(-((ATAN([$input.$B$12]/[.$B188])+[.C188])^2/[$input.$B$15]^2)))" office:value-type="float" office:value="24.184057765847" calcext:value-type="float">
            <text:p>24,1840577658</text:p>
          </table:table-cell>
          <table:table-cell table:formula="of:=ROUND((2*PI()+[.C188])/(2*PI())*32768;0)" office:value-type="float" office:value="32349" calcext:value-type="float">
            <text:p>32349</text:p>
          </table:table-cell>
          <table:table-cell table:formula="of:=ROUND([.D188]/[$input.$B$5]*65536;0)" office:value-type="float" office:value="2001" calcext:value-type="float">
            <text:p>2001</text:p>
          </table:table-cell>
          <table:table-cell table:formula="of:=[.$A188]*9.65/256" office:value-type="float" office:value="6.8982421875" calcext:value-type="float">
            <text:p>6,8982421875</text:p>
          </table:table-cell>
          <table:table-cell table:formula="of:=([$input.$C$15]^2*[.$G188]-ATAN([$input.$B$12]/[.$G188])*[$input.$B$12])/[$input.$B$12]" office:value-type="float" office:value="-0.135759419801731" calcext:value-type="float">
            <text:p>-0,1357594198</text:p>
          </table:table-cell>
          <table:table-cell table:formula="of:=([$input.$B$12]^2+[.$G188]^2)/([$input.$C$9]*EXP(-((ATAN([$input.$B$12]/[.$G188])+[.H188])^2/[$input.$C$15]^2)))" office:value-type="float" office:value="51.1869694530264" calcext:value-type="float">
            <text:p>51,186969453</text:p>
          </table:table-cell>
          <table:table-cell table:formula="of:=ROUND((2*PI()+[.H188])/(2*PI())*32768;0)" office:value-type="float" office:value="32060" calcext:value-type="float">
            <text:p>32060</text:p>
          </table:table-cell>
          <table:table-cell table:formula="of:=ROUND([.I188]/[$input.$C$5]*65536;0)" office:value-type="float" office:value="2667" calcext:value-type="float">
            <text:p>2667</text:p>
          </table:table-cell>
          <table:table-cell table:number-columns-repeated="6"/>
        </table:table-row>
        <table:table-row table:style-name="ro4">
          <table:table-cell office:value-type="float" office:value="184" calcext:value-type="float">
            <text:p>184</text:p>
          </table:table-cell>
          <table:table-cell table:formula="of:=[.$A189]*16.7/256" office:value-type="float" office:value="12.003125" calcext:value-type="float">
            <text:p>12,003125</text:p>
          </table:table-cell>
          <table:table-cell table:formula="of:=([$input.$B$15]^2*[.$B189]-ATAN([$input.$B$12]/[.$B189])*[$input.$B$12])/[$input.$B$12]" office:value-type="float" office:value="-0.0790097925792778" calcext:value-type="float">
            <text:p>-0,0790097926</text:p>
          </table:table-cell>
          <table:table-cell table:formula="of:=([$input.$B$12]^2+[.$B189]^2)/([$input.$B$9]*EXP(-((ATAN([$input.$B$12]/[.$B189])+[.C189])^2/[$input.$B$15]^2)))" office:value-type="float" office:value="24.5791387561486" calcext:value-type="float">
            <text:p>24,5791387561</text:p>
          </table:table-cell>
          <table:table-cell table:formula="of:=ROUND((2*PI()+[.C189])/(2*PI())*32768;0)" office:value-type="float" office:value="32356" calcext:value-type="float">
            <text:p>32356</text:p>
          </table:table-cell>
          <table:table-cell table:formula="of:=ROUND([.D189]/[$input.$B$5]*65536;0)" office:value-type="float" office:value="2034" calcext:value-type="float">
            <text:p>2034</text:p>
          </table:table-cell>
          <table:table-cell table:formula="of:=[.$A189]*9.65/256" office:value-type="float" office:value="6.9359375" calcext:value-type="float">
            <text:p>6,9359375</text:p>
          </table:table-cell>
          <table:table-cell table:formula="of:=([$input.$C$15]^2*[.$G189]-ATAN([$input.$B$12]/[.$G189])*[$input.$B$12])/[$input.$B$12]" office:value-type="float" office:value="-0.133505111092549" calcext:value-type="float">
            <text:p>-0,1335051111</text:p>
          </table:table-cell>
          <table:table-cell table:formula="of:=([$input.$B$12]^2+[.$G189]^2)/([$input.$C$9]*EXP(-((ATAN([$input.$B$12]/[.$G189])+[.H189])^2/[$input.$C$15]^2)))" office:value-type="float" office:value="51.9913940952011" calcext:value-type="float">
            <text:p>51,9913940952</text:p>
          </table:table-cell>
          <table:table-cell table:formula="of:=ROUND((2*PI()+[.H189])/(2*PI())*32768;0)" office:value-type="float" office:value="32072" calcext:value-type="float">
            <text:p>32072</text:p>
          </table:table-cell>
          <table:table-cell table:formula="of:=ROUND([.I189]/[$input.$C$5]*65536;0)" office:value-type="float" office:value="2709" calcext:value-type="float">
            <text:p>2709</text:p>
          </table:table-cell>
          <table:table-cell table:number-columns-repeated="6"/>
        </table:table-row>
        <table:table-row table:style-name="ro4">
          <table:table-cell office:value-type="float" office:value="185" calcext:value-type="float">
            <text:p>185</text:p>
          </table:table-cell>
          <table:table-cell table:formula="of:=[.$A190]*16.7/256" office:value-type="float" office:value="12.068359375" calcext:value-type="float">
            <text:p>12,068359375</text:p>
          </table:table-cell>
          <table:table-cell table:formula="of:=([$input.$B$15]^2*[.$B190]-ATAN([$input.$B$12]/[.$B190])*[$input.$B$12])/[$input.$B$12]" office:value-type="float" office:value="-0.0776654118126154" calcext:value-type="float">
            <text:p>-0,0776654118</text:p>
          </table:table-cell>
          <table:table-cell table:formula="of:=([$input.$B$12]^2+[.$B190]^2)/([$input.$B$9]*EXP(-((ATAN([$input.$B$12]/[.$B190])+[.C190])^2/[$input.$B$15]^2)))" office:value-type="float" office:value="24.9800781994002" calcext:value-type="float">
            <text:p>24,9800781994</text:p>
          </table:table-cell>
          <table:table-cell table:formula="of:=ROUND((2*PI()+[.C190])/(2*PI())*32768;0)" office:value-type="float" office:value="32363" calcext:value-type="float">
            <text:p>32363</text:p>
          </table:table-cell>
          <table:table-cell table:formula="of:=ROUND([.D190]/[$input.$B$5]*65536;0)" office:value-type="float" office:value="2067" calcext:value-type="float">
            <text:p>2067</text:p>
          </table:table-cell>
          <table:table-cell table:formula="of:=[.$A190]*9.65/256" office:value-type="float" office:value="6.9736328125" calcext:value-type="float">
            <text:p>6,9736328125</text:p>
          </table:table-cell>
          <table:table-cell table:formula="of:=([$input.$C$15]^2*[.$G190]-ATAN([$input.$B$12]/[.$G190])*[$input.$B$12])/[$input.$B$12]" office:value-type="float" office:value="-0.131265321959095" calcext:value-type="float">
            <text:p>-0,131265322</text:p>
          </table:table-cell>
          <table:table-cell table:formula="of:=([$input.$B$12]^2+[.$G190]^2)/([$input.$C$9]*EXP(-((ATAN([$input.$B$12]/[.$G190])+[.H190])^2/[$input.$C$15]^2)))" office:value-type="float" office:value="52.807615520653" calcext:value-type="float">
            <text:p>52,8076155207</text:p>
          </table:table-cell>
          <table:table-cell table:formula="of:=ROUND((2*PI()+[.H190])/(2*PI())*32768;0)" office:value-type="float" office:value="32083" calcext:value-type="float">
            <text:p>32083</text:p>
          </table:table-cell>
          <table:table-cell table:formula="of:=ROUND([.I190]/[$input.$C$5]*65536;0)" office:value-type="float" office:value="2751" calcext:value-type="float">
            <text:p>2751</text:p>
          </table:table-cell>
          <table:table-cell table:number-columns-repeated="6"/>
        </table:table-row>
        <table:table-row table:style-name="ro4">
          <table:table-cell office:value-type="float" office:value="186" calcext:value-type="float">
            <text:p>186</text:p>
          </table:table-cell>
          <table:table-cell table:formula="of:=[.$A191]*16.7/256" office:value-type="float" office:value="12.13359375" calcext:value-type="float">
            <text:p>12,13359375</text:p>
          </table:table-cell>
          <table:table-cell table:formula="of:=([$input.$B$15]^2*[.$B191]-ATAN([$input.$B$12]/[.$B191])*[$input.$B$12])/[$input.$B$12]" office:value-type="float" office:value="-0.0763302047933283" calcext:value-type="float">
            <text:p>-0,0763302048</text:p>
          </table:table-cell>
          <table:table-cell table:formula="of:=([$input.$B$12]^2+[.$B191]^2)/([$input.$B$9]*EXP(-((ATAN([$input.$B$12]/[.$B191])+[.C191])^2/[$input.$B$15]^2)))" office:value-type="float" office:value="25.386966046359" calcext:value-type="float">
            <text:p>25,3869660464</text:p>
          </table:table-cell>
          <table:table-cell table:formula="of:=ROUND((2*PI()+[.C191])/(2*PI())*32768;0)" office:value-type="float" office:value="32370" calcext:value-type="float">
            <text:p>32370</text:p>
          </table:table-cell>
          <table:table-cell table:formula="of:=ROUND([.D191]/[$input.$B$5]*65536;0)" office:value-type="float" office:value="2101" calcext:value-type="float">
            <text:p>2101</text:p>
          </table:table-cell>
          <table:table-cell table:formula="of:=[.$A191]*9.65/256" office:value-type="float" office:value="7.011328125" calcext:value-type="float">
            <text:p>7,011328125</text:p>
          </table:table-cell>
          <table:table-cell table:formula="of:=([$input.$C$15]^2*[.$G191]-ATAN([$input.$B$12]/[.$G191])*[$input.$B$12])/[$input.$B$12]" office:value-type="float" office:value="-0.129039841892416" calcext:value-type="float">
            <text:p>-0,1290398419</text:p>
          </table:table-cell>
          <table:table-cell table:formula="of:=([$input.$B$12]^2+[.$G191]^2)/([$input.$C$9]*EXP(-((ATAN([$input.$B$12]/[.$G191])+[.H191])^2/[$input.$C$15]^2)))" office:value-type="float" office:value="53.6358128384544" calcext:value-type="float">
            <text:p>53,6358128385</text:p>
          </table:table-cell>
          <table:table-cell table:formula="of:=ROUND((2*PI()+[.H191])/(2*PI())*32768;0)" office:value-type="float" office:value="32095" calcext:value-type="float">
            <text:p>32095</text:p>
          </table:table-cell>
          <table:table-cell table:formula="of:=ROUND([.I191]/[$input.$C$5]*65536;0)" office:value-type="float" office:value="2794" calcext:value-type="float">
            <text:p>2794</text:p>
          </table:table-cell>
          <table:table-cell table:number-columns-repeated="6"/>
        </table:table-row>
        <table:table-row table:style-name="ro4">
          <table:table-cell office:value-type="float" office:value="187" calcext:value-type="float">
            <text:p>187</text:p>
          </table:table-cell>
          <table:table-cell table:formula="of:=[.$A192]*16.7/256" office:value-type="float" office:value="12.198828125" calcext:value-type="float">
            <text:p>12,198828125</text:p>
          </table:table-cell>
          <table:table-cell table:formula="of:=([$input.$B$15]^2*[.$B192]-ATAN([$input.$B$12]/[.$B192])*[$input.$B$12])/[$input.$B$12]" office:value-type="float" office:value="-0.0750040295265102" calcext:value-type="float">
            <text:p>-0,0750040295</text:p>
          </table:table-cell>
          <table:table-cell table:formula="of:=([$input.$B$12]^2+[.$B192]^2)/([$input.$B$9]*EXP(-((ATAN([$input.$B$12]/[.$B192])+[.C192])^2/[$input.$B$15]^2)))" office:value-type="float" office:value="25.7998937539909" calcext:value-type="float">
            <text:p>25,799893754</text:p>
          </table:table-cell>
          <table:table-cell table:formula="of:=ROUND((2*PI()+[.C192])/(2*PI())*32768;0)" office:value-type="float" office:value="32377" calcext:value-type="float">
            <text:p>32377</text:p>
          </table:table-cell>
          <table:table-cell table:formula="of:=ROUND([.D192]/[$input.$B$5]*65536;0)" office:value-type="float" office:value="2135" calcext:value-type="float">
            <text:p>2135</text:p>
          </table:table-cell>
          <table:table-cell table:formula="of:=[.$A192]*9.65/256" office:value-type="float" office:value="7.0490234375" calcext:value-type="float">
            <text:p>7,0490234375</text:p>
          </table:table-cell>
          <table:table-cell table:formula="of:=([$input.$C$15]^2*[.$G192]-ATAN([$input.$B$12]/[.$G192])*[$input.$B$12])/[$input.$B$12]" office:value-type="float" office:value="-0.126828464314986" calcext:value-type="float">
            <text:p>-0,1268284643</text:p>
          </table:table-cell>
          <table:table-cell table:formula="of:=([$input.$B$12]^2+[.$G192]^2)/([$input.$C$9]*EXP(-((ATAN([$input.$B$12]/[.$G192])+[.H192])^2/[$input.$C$15]^2)))" office:value-type="float" office:value="54.476168131567" calcext:value-type="float">
            <text:p>54,4761681316</text:p>
          </table:table-cell>
          <table:table-cell table:formula="of:=ROUND((2*PI()+[.H192])/(2*PI())*32768;0)" office:value-type="float" office:value="32107" calcext:value-type="float">
            <text:p>32107</text:p>
          </table:table-cell>
          <table:table-cell table:formula="of:=ROUND([.I192]/[$input.$C$5]*65536;0)" office:value-type="float" office:value="2838" calcext:value-type="float">
            <text:p>2838</text:p>
          </table:table-cell>
          <table:table-cell table:number-columns-repeated="6"/>
        </table:table-row>
        <table:table-row table:style-name="ro4">
          <table:table-cell office:value-type="float" office:value="188" calcext:value-type="float">
            <text:p>188</text:p>
          </table:table-cell>
          <table:table-cell table:formula="of:=[.$A193]*16.7/256" office:value-type="float" office:value="12.2640625" calcext:value-type="float">
            <text:p>12,2640625</text:p>
          </table:table-cell>
          <table:table-cell table:formula="of:=([$input.$B$15]^2*[.$B193]-ATAN([$input.$B$12]/[.$B193])*[$input.$B$12])/[$input.$B$12]" office:value-type="float" office:value="-0.0736867469061014" calcext:value-type="float">
            <text:p>-0,0736867469</text:p>
          </table:table-cell>
          <table:table-cell table:formula="of:=([$input.$B$12]^2+[.$B193]^2)/([$input.$B$9]*EXP(-((ATAN([$input.$B$12]/[.$B193])+[.C193])^2/[$input.$B$15]^2)))" office:value-type="float" office:value="26.2189543117929" calcext:value-type="float">
            <text:p>26,2189543118</text:p>
          </table:table-cell>
          <table:table-cell table:formula="of:=ROUND((2*PI()+[.C193])/(2*PI())*32768;0)" office:value-type="float" office:value="32384" calcext:value-type="float">
            <text:p>32384</text:p>
          </table:table-cell>
          <table:table-cell table:formula="of:=ROUND([.D193]/[$input.$B$5]*65536;0)" office:value-type="float" office:value="2170" calcext:value-type="float">
            <text:p>2170</text:p>
          </table:table-cell>
          <table:table-cell table:formula="of:=[.$A193]*9.65/256" office:value-type="float" office:value="7.08671875" calcext:value-type="float">
            <text:p>7,08671875</text:p>
          </table:table-cell>
          <table:table-cell table:formula="of:=([$input.$C$15]^2*[.$G193]-ATAN([$input.$B$12]/[.$G193])*[$input.$B$12])/[$input.$B$12]" office:value-type="float" office:value="-0.124630986492341" calcext:value-type="float">
            <text:p>-0,1246309865</text:p>
          </table:table-cell>
          <table:table-cell table:formula="of:=([$input.$B$12]^2+[.$G193]^2)/([$input.$C$9]*EXP(-((ATAN([$input.$B$12]/[.$G193])+[.H193])^2/[$input.$C$15]^2)))" office:value-type="float" office:value="55.3288665083641" calcext:value-type="float">
            <text:p>55,3288665084</text:p>
          </table:table-cell>
          <table:table-cell table:formula="of:=ROUND((2*PI()+[.H193])/(2*PI())*32768;0)" office:value-type="float" office:value="32118" calcext:value-type="float">
            <text:p>32118</text:p>
          </table:table-cell>
          <table:table-cell table:formula="of:=ROUND([.I193]/[$input.$C$5]*65536;0)" office:value-type="float" office:value="2882" calcext:value-type="float">
            <text:p>2882</text:p>
          </table:table-cell>
          <table:table-cell table:number-columns-repeated="6"/>
        </table:table-row>
        <table:table-row table:style-name="ro4">
          <table:table-cell office:value-type="float" office:value="189" calcext:value-type="float">
            <text:p>189</text:p>
          </table:table-cell>
          <table:table-cell table:formula="of:=[.$A194]*16.7/256" office:value-type="float" office:value="12.329296875" calcext:value-type="float">
            <text:p>12,329296875</text:p>
          </table:table-cell>
          <table:table-cell table:formula="of:=([$input.$B$15]^2*[.$B194]-ATAN([$input.$B$12]/[.$B194])*[$input.$B$12])/[$input.$B$12]" office:value-type="float" office:value="-0.0723782206424798" calcext:value-type="float">
            <text:p>-0,0723782206</text:p>
          </table:table-cell>
          <table:table-cell table:formula="of:=([$input.$B$12]^2+[.$B194]^2)/([$input.$B$9]*EXP(-((ATAN([$input.$B$12]/[.$B194])+[.C194])^2/[$input.$B$15]^2)))" office:value-type="float" office:value="26.6442422686068" calcext:value-type="float">
            <text:p>26,6442422686</text:p>
          </table:table-cell>
          <table:table-cell table:formula="of:=ROUND((2*PI()+[.C194])/(2*PI())*32768;0)" office:value-type="float" office:value="32391" calcext:value-type="float">
            <text:p>32391</text:p>
          </table:table-cell>
          <table:table-cell table:formula="of:=ROUND([.D194]/[$input.$B$5]*65536;0)" office:value-type="float" office:value="2205" calcext:value-type="float">
            <text:p>2205</text:p>
          </table:table-cell>
          <table:table-cell table:formula="of:=[.$A194]*9.65/256" office:value-type="float" office:value="7.1244140625" calcext:value-type="float">
            <text:p>7,1244140625</text:p>
          </table:table-cell>
          <table:table-cell table:formula="of:=([$input.$C$15]^2*[.$G194]-ATAN([$input.$B$12]/[.$G194])*[$input.$B$12])/[$input.$B$12]" office:value-type="float" office:value="-0.122447209446996" calcext:value-type="float">
            <text:p>-0,1224472094</text:p>
          </table:table-cell>
          <table:table-cell table:formula="of:=([$input.$B$12]^2+[.$G194]^2)/([$input.$C$9]*EXP(-((ATAN([$input.$B$12]/[.$G194])+[.H194])^2/[$input.$C$15]^2)))" office:value-type="float" office:value="56.1940961551054" calcext:value-type="float">
            <text:p>56,1940961551</text:p>
          </table:table-cell>
          <table:table-cell table:formula="of:=ROUND((2*PI()+[.H194])/(2*PI())*32768;0)" office:value-type="float" office:value="32129" calcext:value-type="float">
            <text:p>32129</text:p>
          </table:table-cell>
          <table:table-cell table:formula="of:=ROUND([.I194]/[$input.$C$5]*65536;0)" office:value-type="float" office:value="2927" calcext:value-type="float">
            <text:p>2927</text:p>
          </table:table-cell>
          <table:table-cell table:number-columns-repeated="6"/>
        </table:table-row>
        <table:table-row table:style-name="ro4">
          <table:table-cell office:value-type="float" office:value="190" calcext:value-type="float">
            <text:p>190</text:p>
          </table:table-cell>
          <table:table-cell table:formula="of:=[.$A195]*16.7/256" office:value-type="float" office:value="12.39453125" calcext:value-type="float">
            <text:p>12,39453125</text:p>
          </table:table-cell>
          <table:table-cell table:formula="of:=([$input.$B$15]^2*[.$B195]-ATAN([$input.$B$12]/[.$B195])*[$input.$B$12])/[$input.$B$12]" office:value-type="float" office:value="-0.0710783171921989" calcext:value-type="float">
            <text:p>-0,0710783172</text:p>
          </table:table-cell>
          <table:table-cell table:formula="of:=([$input.$B$12]^2+[.$B195]^2)/([$input.$B$9]*EXP(-((ATAN([$input.$B$12]/[.$B195])+[.C195])^2/[$input.$B$15]^2)))" office:value-type="float" office:value="27.0758537599354" calcext:value-type="float">
            <text:p>27,0758537599</text:p>
          </table:table-cell>
          <table:table-cell table:formula="of:=ROUND((2*PI()+[.C195])/(2*PI())*32768;0)" office:value-type="float" office:value="32397" calcext:value-type="float">
            <text:p>32397</text:p>
          </table:table-cell>
          <table:table-cell table:formula="of:=ROUND([.D195]/[$input.$B$5]*65536;0)" office:value-type="float" office:value="2240" calcext:value-type="float">
            <text:p>2240</text:p>
          </table:table-cell>
          <table:table-cell table:formula="of:=[.$A195]*9.65/256" office:value-type="float" office:value="7.162109375" calcext:value-type="float">
            <text:p>7,162109375</text:p>
          </table:table-cell>
          <table:table-cell table:formula="of:=([$input.$C$15]^2*[.$G195]-ATAN([$input.$B$12]/[.$G195])*[$input.$B$12])/[$input.$B$12]" office:value-type="float" office:value="-0.12027693787458" calcext:value-type="float">
            <text:p>-0,1202769379</text:p>
          </table:table-cell>
          <table:table-cell table:formula="of:=([$input.$B$12]^2+[.$G195]^2)/([$input.$C$9]*EXP(-((ATAN([$input.$B$12]/[.$G195])+[.H195])^2/[$input.$C$15]^2)))" office:value-type="float" office:value="57.0720483893872" calcext:value-type="float">
            <text:p>57,0720483894</text:p>
          </table:table-cell>
          <table:table-cell table:formula="of:=ROUND((2*PI()+[.H195])/(2*PI())*32768;0)" office:value-type="float" office:value="32141" calcext:value-type="float">
            <text:p>32141</text:p>
          </table:table-cell>
          <table:table-cell table:formula="of:=ROUND([.I195]/[$input.$C$5]*65536;0)" office:value-type="float" office:value="2973" calcext:value-type="float">
            <text:p>2973</text:p>
          </table:table-cell>
          <table:table-cell table:number-columns-repeated="6"/>
        </table:table-row>
        <table:table-row table:style-name="ro4">
          <table:table-cell office:value-type="float" office:value="191" calcext:value-type="float">
            <text:p>191</text:p>
          </table:table-cell>
          <table:table-cell table:formula="of:=[.$A196]*16.7/256" office:value-type="float" office:value="12.459765625" calcext:value-type="float">
            <text:p>12,459765625</text:p>
          </table:table-cell>
          <table:table-cell table:formula="of:=([$input.$B$15]^2*[.$B196]-ATAN([$input.$B$12]/[.$B196])*[$input.$B$12])/[$input.$B$12]" office:value-type="float" office:value="-0.0697869056897973" calcext:value-type="float">
            <text:p>-0,0697869057</text:p>
          </table:table-cell>
          <table:table-cell table:formula="of:=([$input.$B$12]^2+[.$B196]^2)/([$input.$B$9]*EXP(-((ATAN([$input.$B$12]/[.$B196])+[.C196])^2/[$input.$B$15]^2)))" office:value-type="float" office:value="27.5138865357687" calcext:value-type="float">
            <text:p>27,5138865358</text:p>
          </table:table-cell>
          <table:table-cell table:formula="of:=ROUND((2*PI()+[.C196])/(2*PI())*32768;0)" office:value-type="float" office:value="32404" calcext:value-type="float">
            <text:p>32404</text:p>
          </table:table-cell>
          <table:table-cell table:formula="of:=ROUND([.D196]/[$input.$B$5]*65536;0)" office:value-type="float" office:value="2277" calcext:value-type="float">
            <text:p>2277</text:p>
          </table:table-cell>
          <table:table-cell table:formula="of:=[.$A196]*9.65/256" office:value-type="float" office:value="7.1998046875" calcext:value-type="float">
            <text:p>7,1998046875</text:p>
          </table:table-cell>
          <table:table-cell table:formula="of:=([$input.$C$15]^2*[.$G196]-ATAN([$input.$B$12]/[.$G196])*[$input.$B$12])/[$input.$B$12]" office:value-type="float" office:value="-0.118119980062123" calcext:value-type="float">
            <text:p>-0,1181199801</text:p>
          </table:table-cell>
          <table:table-cell table:formula="of:=([$input.$B$12]^2+[.$G196]^2)/([$input.$C$9]*EXP(-((ATAN([$input.$B$12]/[.$G196])+[.H196])^2/[$input.$C$15]^2)))" office:value-type="float" office:value="57.9629177145851" calcext:value-type="float">
            <text:p>57,9629177146</text:p>
          </table:table-cell>
          <table:table-cell table:formula="of:=ROUND((2*PI()+[.H196])/(2*PI())*32768;0)" office:value-type="float" office:value="32152" calcext:value-type="float">
            <text:p>32152</text:p>
          </table:table-cell>
          <table:table-cell table:formula="of:=ROUND([.I196]/[$input.$C$5]*65536;0)" office:value-type="float" office:value="3020" calcext:value-type="float">
            <text:p>3020</text:p>
          </table:table-cell>
          <table:table-cell table:number-columns-repeated="6"/>
        </table:table-row>
        <table:table-row table:style-name="ro4">
          <table:table-cell office:value-type="float" office:value="192" calcext:value-type="float">
            <text:p>192</text:p>
          </table:table-cell>
          <table:table-cell table:formula="of:=[.$A197]*16.7/256" office:value-type="float" office:value="12.525" calcext:value-type="float">
            <text:p>12,525</text:p>
          </table:table-cell>
          <table:table-cell table:formula="of:=([$input.$B$15]^2*[.$B197]-ATAN([$input.$B$12]/[.$B197])*[$input.$B$12])/[$input.$B$12]" office:value-type="float" office:value="-0.0685038578816116" calcext:value-type="float">
            <text:p>-0,0685038579</text:p>
          </table:table-cell>
          <table:table-cell table:formula="of:=([$input.$B$12]^2+[.$B197]^2)/([$input.$B$9]*EXP(-((ATAN([$input.$B$12]/[.$B197])+[.C197])^2/[$input.$B$15]^2)))" office:value-type="float" office:value="27.9584399889317" calcext:value-type="float">
            <text:p>27,9584399889</text:p>
          </table:table-cell>
          <table:table-cell table:formula="of:=ROUND((2*PI()+[.C197])/(2*PI())*32768;0)" office:value-type="float" office:value="32411" calcext:value-type="float">
            <text:p>32411</text:p>
          </table:table-cell>
          <table:table-cell table:formula="of:=ROUND([.D197]/[$input.$B$5]*65536;0)" office:value-type="float" office:value="2313" calcext:value-type="float">
            <text:p>2313</text:p>
          </table:table-cell>
          <table:table-cell table:formula="of:=[.$A197]*9.65/256" office:value-type="float" office:value="7.2375" calcext:value-type="float">
            <text:p>7,2375</text:p>
          </table:table-cell>
          <table:table-cell table:formula="of:=([$input.$C$15]^2*[.$G197]-ATAN([$input.$B$12]/[.$G197])*[$input.$B$12])/[$input.$B$12]" office:value-type="float" office:value="-0.115976147808433" calcext:value-type="float">
            <text:p>-0,1159761478</text:p>
          </table:table-cell>
          <table:table-cell table:formula="of:=([$input.$B$12]^2+[.$G197]^2)/([$input.$C$9]*EXP(-((ATAN([$input.$B$12]/[.$G197])+[.H197])^2/[$input.$C$15]^2)))" office:value-type="float" office:value="58.8669018753075" calcext:value-type="float">
            <text:p>58,8669018753</text:p>
          </table:table-cell>
          <table:table-cell table:formula="of:=ROUND((2*PI()+[.H197])/(2*PI())*32768;0)" office:value-type="float" office:value="32163" calcext:value-type="float">
            <text:p>32163</text:p>
          </table:table-cell>
          <table:table-cell table:formula="of:=ROUND([.I197]/[$input.$C$5]*65536;0)" office:value-type="float" office:value="3067" calcext:value-type="float">
            <text:p>3067</text:p>
          </table:table-cell>
          <table:table-cell table:number-columns-repeated="6"/>
        </table:table-row>
        <table:table-row table:style-name="ro4">
          <table:table-cell office:value-type="float" office:value="193" calcext:value-type="float">
            <text:p>193</text:p>
          </table:table-cell>
          <table:table-cell table:formula="of:=[.$A198]*16.7/256" office:value-type="float" office:value="12.590234375" calcext:value-type="float">
            <text:p>12,590234375</text:p>
          </table:table-cell>
          <table:table-cell table:formula="of:=([$input.$B$15]^2*[.$B198]-ATAN([$input.$B$12]/[.$B198])*[$input.$B$12])/[$input.$B$12]" office:value-type="float" office:value="-0.0672290480615239" calcext:value-type="float">
            <text:p>-0,0672290481</text:p>
          </table:table-cell>
          <table:table-cell table:formula="of:=([$input.$B$12]^2+[.$B198]^2)/([$input.$B$9]*EXP(-((ATAN([$input.$B$12]/[.$B198])+[.C198])^2/[$input.$B$15]^2)))" office:value-type="float" office:value="28.4096151839638" calcext:value-type="float">
            <text:p>28,409615184</text:p>
          </table:table-cell>
          <table:table-cell table:formula="of:=ROUND((2*PI()+[.C198])/(2*PI())*32768;0)" office:value-type="float" office:value="32417" calcext:value-type="float">
            <text:p>32417</text:p>
          </table:table-cell>
          <table:table-cell table:formula="of:=ROUND([.D198]/[$input.$B$5]*65536;0)" office:value-type="float" office:value="2351" calcext:value-type="float">
            <text:p>2351</text:p>
          </table:table-cell>
          <table:table-cell table:formula="of:=[.$A198]*9.65/256" office:value-type="float" office:value="7.2751953125" calcext:value-type="float">
            <text:p>7,2751953125</text:p>
          </table:table-cell>
          <table:table-cell table:formula="of:=([$input.$C$15]^2*[.$G198]-ATAN([$input.$B$12]/[.$G198])*[$input.$B$12])/[$input.$B$12]" office:value-type="float" office:value="-0.113845256346509" calcext:value-type="float">
            <text:p>-0,1138452563</text:p>
          </table:table-cell>
          <table:table-cell table:formula="of:=([$input.$B$12]^2+[.$G198]^2)/([$input.$C$9]*EXP(-((ATAN([$input.$B$12]/[.$G198])+[.H198])^2/[$input.$C$15]^2)))" office:value-type="float" office:value="59.784201913881" calcext:value-type="float">
            <text:p>59,7842019139</text:p>
          </table:table-cell>
          <table:table-cell table:formula="of:=ROUND((2*PI()+[.H198])/(2*PI())*32768;0)" office:value-type="float" office:value="32174" calcext:value-type="float">
            <text:p>32174</text:p>
          </table:table-cell>
          <table:table-cell table:formula="of:=ROUND([.I198]/[$input.$C$5]*65536;0)" office:value-type="float" office:value="3114" calcext:value-type="float">
            <text:p>3114</text:p>
          </table:table-cell>
          <table:table-cell table:number-columns-repeated="6"/>
        </table:table-row>
        <table:table-row table:style-name="ro4">
          <table:table-cell office:value-type="float" office:value="194" calcext:value-type="float">
            <text:p>194</text:p>
          </table:table-cell>
          <table:table-cell table:formula="of:=[.$A199]*16.7/256" office:value-type="float" office:value="12.65546875" calcext:value-type="float">
            <text:p>12,65546875</text:p>
          </table:table-cell>
          <table:table-cell table:formula="of:=([$input.$B$15]^2*[.$B199]-ATAN([$input.$B$12]/[.$B199])*[$input.$B$12])/[$input.$B$12]" office:value-type="float" office:value="-0.0659623530085796" calcext:value-type="float">
            <text:p>-0,065962353</text:p>
          </table:table-cell>
          <table:table-cell table:formula="of:=([$input.$B$12]^2+[.$B199]^2)/([$input.$B$9]*EXP(-((ATAN([$input.$B$12]/[.$B199])+[.C199])^2/[$input.$B$15]^2)))" office:value-type="float" office:value="28.8675148865397" calcext:value-type="float">
            <text:p>28,8675148865</text:p>
          </table:table-cell>
          <table:table-cell table:formula="of:=ROUND((2*PI()+[.C199])/(2*PI())*32768;0)" office:value-type="float" office:value="32424" calcext:value-type="float">
            <text:p>32424</text:p>
          </table:table-cell>
          <table:table-cell table:formula="of:=ROUND([.D199]/[$input.$B$5]*65536;0)" office:value-type="float" office:value="2389" calcext:value-type="float">
            <text:p>2389</text:p>
          </table:table-cell>
          <table:table-cell table:formula="of:=[.$A199]*9.65/256" office:value-type="float" office:value="7.312890625" calcext:value-type="float">
            <text:p>7,312890625</text:p>
          </table:table-cell>
          <table:table-cell table:formula="of:=([$input.$C$15]^2*[.$G199]-ATAN([$input.$B$12]/[.$G199])*[$input.$B$12])/[$input.$B$12]" office:value-type="float" office:value="-0.111727124267929" calcext:value-type="float">
            <text:p>-0,1117271243</text:p>
          </table:table-cell>
          <table:table-cell table:formula="of:=([$input.$B$12]^2+[.$G199]^2)/([$input.$C$9]*EXP(-((ATAN([$input.$B$12]/[.$G199])+[.H199])^2/[$input.$C$15]^2)))" office:value-type="float" office:value="60.7150222278872" calcext:value-type="float">
            <text:p>60,7150222279</text:p>
          </table:table-cell>
          <table:table-cell table:formula="of:=ROUND((2*PI()+[.H199])/(2*PI())*32768;0)" office:value-type="float" office:value="32185" calcext:value-type="float">
            <text:p>32185</text:p>
          </table:table-cell>
          <table:table-cell table:formula="of:=ROUND([.I199]/[$input.$C$5]*65536;0)" office:value-type="float" office:value="3163" calcext:value-type="float">
            <text:p>3163</text:p>
          </table:table-cell>
          <table:table-cell table:number-columns-repeated="6"/>
        </table:table-row>
        <table:table-row table:style-name="ro4">
          <table:table-cell office:value-type="float" office:value="195" calcext:value-type="float">
            <text:p>195</text:p>
          </table:table-cell>
          <table:table-cell table:formula="of:=[.$A200]*16.7/256" office:value-type="float" office:value="12.720703125" calcext:value-type="float">
            <text:p>12,720703125</text:p>
          </table:table-cell>
          <table:table-cell table:formula="of:=([$input.$B$15]^2*[.$B200]-ATAN([$input.$B$12]/[.$B200])*[$input.$B$12])/[$input.$B$12]" office:value-type="float" office:value="-0.0647036519264116" calcext:value-type="float">
            <text:p>-0,0647036519</text:p>
          </table:table-cell>
          <table:table-cell table:formula="of:=([$input.$B$12]^2+[.$B200]^2)/([$input.$B$9]*EXP(-((ATAN([$input.$B$12]/[.$B200])+[.C200])^2/[$input.$B$15]^2)))" office:value-type="float" office:value="29.3322435934421" calcext:value-type="float">
            <text:p>29,3322435934</text:p>
          </table:table-cell>
          <table:table-cell table:formula="of:=ROUND((2*PI()+[.C200])/(2*PI())*32768;0)" office:value-type="float" office:value="32431" calcext:value-type="float">
            <text:p>32431</text:p>
          </table:table-cell>
          <table:table-cell table:formula="of:=ROUND([.D200]/[$input.$B$5]*65536;0)" office:value-type="float" office:value="2427" calcext:value-type="float">
            <text:p>2427</text:p>
          </table:table-cell>
          <table:table-cell table:formula="of:=[.$A200]*9.65/256" office:value-type="float" office:value="7.3505859375" calcext:value-type="float">
            <text:p>7,3505859375</text:p>
          </table:table-cell>
          <table:table-cell table:formula="of:=([$input.$C$15]^2*[.$G200]-ATAN([$input.$B$12]/[.$G200])*[$input.$B$12])/[$input.$B$12]" office:value-type="float" office:value="-0.109621573449153" calcext:value-type="float">
            <text:p>-0,1096215734</text:p>
          </table:table-cell>
          <table:table-cell table:formula="of:=([$input.$B$12]^2+[.$G200]^2)/([$input.$C$9]*EXP(-((ATAN([$input.$B$12]/[.$G200])+[.H200])^2/[$input.$C$15]^2)))" office:value-type="float" office:value="61.6595706287709" calcext:value-type="float">
            <text:p>61,6595706288</text:p>
          </table:table-cell>
          <table:table-cell table:formula="of:=ROUND((2*PI()+[.H200])/(2*PI())*32768;0)" office:value-type="float" office:value="32196" calcext:value-type="float">
            <text:p>32196</text:p>
          </table:table-cell>
          <table:table-cell table:formula="of:=ROUND([.I200]/[$input.$C$5]*65536;0)" office:value-type="float" office:value="3212" calcext:value-type="float">
            <text:p>3212</text:p>
          </table:table-cell>
          <table:table-cell table:number-columns-repeated="6"/>
        </table:table-row>
        <table:table-row table:style-name="ro4">
          <table:table-cell office:value-type="float" office:value="196" calcext:value-type="float">
            <text:p>196</text:p>
          </table:table-cell>
          <table:table-cell table:formula="of:=[.$A201]*16.7/256" office:value-type="float" office:value="12.7859375" calcext:value-type="float">
            <text:p>12,7859375</text:p>
          </table:table-cell>
          <table:table-cell table:formula="of:=([$input.$B$15]^2*[.$B201]-ATAN([$input.$B$12]/[.$B201])*[$input.$B$12])/[$input.$B$12]" office:value-type="float" office:value="-0.0634528263844128" calcext:value-type="float">
            <text:p>-0,0634528264</text:p>
          </table:table-cell>
          <table:table-cell table:formula="of:=([$input.$B$12]^2+[.$B201]^2)/([$input.$B$9]*EXP(-((ATAN([$input.$B$12]/[.$B201])+[.C201])^2/[$input.$B$15]^2)))" office:value-type="float" office:value="29.8039075630981" calcext:value-type="float">
            <text:p>29,8039075631</text:p>
          </table:table-cell>
          <table:table-cell table:formula="of:=ROUND((2*PI()+[.C201])/(2*PI())*32768;0)" office:value-type="float" office:value="32437" calcext:value-type="float">
            <text:p>32437</text:p>
          </table:table-cell>
          <table:table-cell table:formula="of:=ROUND([.D201]/[$input.$B$5]*65536;0)" office:value-type="float" office:value="2466" calcext:value-type="float">
            <text:p>2466</text:p>
          </table:table-cell>
          <table:table-cell table:formula="of:=[.$A201]*9.65/256" office:value-type="float" office:value="7.38828125" calcext:value-type="float">
            <text:p>7,38828125</text:p>
          </table:table-cell>
          <table:table-cell table:formula="of:=([$input.$C$15]^2*[.$G201]-ATAN([$input.$B$12]/[.$G201])*[$input.$B$12])/[$input.$B$12]" office:value-type="float" office:value="-0.1075284289797" calcext:value-type="float">
            <text:p>-0,107528429</text:p>
          </table:table-cell>
          <table:table-cell table:formula="of:=([$input.$B$12]^2+[.$G201]^2)/([$input.$C$9]*EXP(-((ATAN([$input.$B$12]/[.$G201])+[.H201])^2/[$input.$C$15]^2)))" office:value-type="float" office:value="62.6180584015412" calcext:value-type="float">
            <text:p>62,6180584015</text:p>
          </table:table-cell>
          <table:table-cell table:formula="of:=ROUND((2*PI()+[.H201])/(2*PI())*32768;0)" office:value-type="float" office:value="32207" calcext:value-type="float">
            <text:p>32207</text:p>
          </table:table-cell>
          <table:table-cell table:formula="of:=ROUND([.I201]/[$input.$C$5]*65536;0)" office:value-type="float" office:value="3262" calcext:value-type="float">
            <text:p>3262</text:p>
          </table:table-cell>
          <table:table-cell table:number-columns-repeated="6"/>
        </table:table-row>
        <table:table-row table:style-name="ro4">
          <table:table-cell office:value-type="float" office:value="197" calcext:value-type="float">
            <text:p>197</text:p>
          </table:table-cell>
          <table:table-cell table:formula="of:=[.$A202]*16.7/256" office:value-type="float" office:value="12.851171875" calcext:value-type="float">
            <text:p>12,851171875</text:p>
          </table:table-cell>
          <table:table-cell table:formula="of:=([$input.$B$15]^2*[.$B202]-ATAN([$input.$B$12]/[.$B202])*[$input.$B$12])/[$input.$B$12]" office:value-type="float" office:value="-0.0622097602605973" calcext:value-type="float">
            <text:p>-0,0622097603</text:p>
          </table:table-cell>
          <table:table-cell table:formula="of:=([$input.$B$12]^2+[.$B202]^2)/([$input.$B$9]*EXP(-((ATAN([$input.$B$12]/[.$B202])+[.C202])^2/[$input.$B$15]^2)))" office:value-type="float" office:value="30.2826148466899" calcext:value-type="float">
            <text:p>30,2826148467</text:p>
          </table:table-cell>
          <table:table-cell table:formula="of:=ROUND((2*PI()+[.C202])/(2*PI())*32768;0)" office:value-type="float" office:value="32444" calcext:value-type="float">
            <text:p>32444</text:p>
          </table:table-cell>
          <table:table-cell table:formula="of:=ROUND([.D202]/[$input.$B$5]*65536;0)" office:value-type="float" office:value="2506" calcext:value-type="float">
            <text:p>2506</text:p>
          </table:table-cell>
          <table:table-cell table:formula="of:=[.$A202]*9.65/256" office:value-type="float" office:value="7.4259765625" calcext:value-type="float">
            <text:p>7,4259765625</text:p>
          </table:table-cell>
          <table:table-cell table:formula="of:=([$input.$C$15]^2*[.$G202]-ATAN([$input.$B$12]/[.$G202])*[$input.$B$12])/[$input.$B$12]" office:value-type="float" office:value="-0.105447519092123" calcext:value-type="float">
            <text:p>-0,1054475191</text:p>
          </table:table-cell>
          <table:table-cell table:formula="of:=([$input.$B$12]^2+[.$G202]^2)/([$input.$C$9]*EXP(-((ATAN([$input.$B$12]/[.$G202])+[.H202])^2/[$input.$C$15]^2)))" office:value-type="float" office:value="63.5907003655859" calcext:value-type="float">
            <text:p>63,5907003656</text:p>
          </table:table-cell>
          <table:table-cell table:formula="of:=ROUND((2*PI()+[.H202])/(2*PI())*32768;0)" office:value-type="float" office:value="32218" calcext:value-type="float">
            <text:p>32218</text:p>
          </table:table-cell>
          <table:table-cell table:formula="of:=ROUND([.I202]/[$input.$C$5]*65536;0)" office:value-type="float" office:value="3313" calcext:value-type="float">
            <text:p>3313</text:p>
          </table:table-cell>
          <table:table-cell table:number-columns-repeated="6"/>
        </table:table-row>
        <table:table-row table:style-name="ro4">
          <table:table-cell office:value-type="float" office:value="198" calcext:value-type="float">
            <text:p>198</text:p>
          </table:table-cell>
          <table:table-cell table:formula="of:=[.$A203]*16.7/256" office:value-type="float" office:value="12.91640625" calcext:value-type="float">
            <text:p>12,91640625</text:p>
          </table:table-cell>
          <table:table-cell table:formula="of:=([$input.$B$15]^2*[.$B203]-ATAN([$input.$B$12]/[.$B203])*[$input.$B$12])/[$input.$B$12]" office:value-type="float" office:value="-0.0609743396860945" calcext:value-type="float">
            <text:p>-0,0609743397</text:p>
          </table:table-cell>
          <table:table-cell table:formula="of:=([$input.$B$12]^2+[.$B203]^2)/([$input.$B$9]*EXP(-((ATAN([$input.$B$12]/[.$B203])+[.C203])^2/[$input.$B$15]^2)))" office:value-type="float" office:value="30.7684753198499" calcext:value-type="float">
            <text:p>30,7684753199</text:p>
          </table:table-cell>
          <table:table-cell table:formula="of:=ROUND((2*PI()+[.C203])/(2*PI())*32768;0)" office:value-type="float" office:value="32450" calcext:value-type="float">
            <text:p>32450</text:p>
          </table:table-cell>
          <table:table-cell table:formula="of:=ROUND([.D203]/[$input.$B$5]*65536;0)" office:value-type="float" office:value="2546" calcext:value-type="float">
            <text:p>2546</text:p>
          </table:table-cell>
          <table:table-cell table:formula="of:=[.$A203]*9.65/256" office:value-type="float" office:value="7.463671875" calcext:value-type="float">
            <text:p>7,463671875</text:p>
          </table:table-cell>
          <table:table-cell table:formula="of:=([$input.$C$15]^2*[.$G203]-ATAN([$input.$B$12]/[.$G203])*[$input.$B$12])/[$input.$B$12]" office:value-type="float" office:value="-0.103378675093762" calcext:value-type="float">
            <text:p>-0,1033786751</text:p>
          </table:table-cell>
          <table:table-cell table:formula="of:=([$input.$B$12]^2+[.$G203]^2)/([$input.$C$9]*EXP(-((ATAN([$input.$B$12]/[.$G203])+[.H203])^2/[$input.$C$15]^2)))" office:value-type="float" office:value="64.5777149366217" calcext:value-type="float">
            <text:p>64,5777149366</text:p>
          </table:table-cell>
          <table:table-cell table:formula="of:=ROUND((2*PI()+[.H203])/(2*PI())*32768;0)" office:value-type="float" office:value="32229" calcext:value-type="float">
            <text:p>32229</text:p>
          </table:table-cell>
          <table:table-cell table:formula="of:=ROUND([.I203]/[$input.$C$5]*65536;0)" office:value-type="float" office:value="3364" calcext:value-type="float">
            <text:p>3364</text:p>
          </table:table-cell>
          <table:table-cell table:number-columns-repeated="6"/>
        </table:table-row>
        <table:table-row table:style-name="ro4">
          <table:table-cell office:value-type="float" office:value="199" calcext:value-type="float">
            <text:p>199</text:p>
          </table:table-cell>
          <table:table-cell table:formula="of:=[.$A204]*16.7/256" office:value-type="float" office:value="12.981640625" calcext:value-type="float">
            <text:p>12,981640625</text:p>
          </table:table-cell>
          <table:table-cell table:formula="of:=([$input.$B$15]^2*[.$B204]-ATAN([$input.$B$12]/[.$B204])*[$input.$B$12])/[$input.$B$12]" office:value-type="float" office:value="-0.0597464529912243" calcext:value-type="float">
            <text:p>-0,059746453</text:p>
          </table:table-cell>
          <table:table-cell table:formula="of:=([$input.$B$12]^2+[.$B204]^2)/([$input.$B$9]*EXP(-((ATAN([$input.$B$12]/[.$B204])+[.C204])^2/[$input.$B$15]^2)))" office:value-type="float" office:value="31.2616007149541" calcext:value-type="float">
            <text:p>31,261600715</text:p>
          </table:table-cell>
          <table:table-cell table:formula="of:=ROUND((2*PI()+[.C204])/(2*PI())*32768;0)" office:value-type="float" office:value="32456" calcext:value-type="float">
            <text:p>32456</text:p>
          </table:table-cell>
          <table:table-cell table:formula="of:=ROUND([.D204]/[$input.$B$5]*65536;0)" office:value-type="float" office:value="2587" calcext:value-type="float">
            <text:p>2587</text:p>
          </table:table-cell>
          <table:table-cell table:formula="of:=[.$A204]*9.65/256" office:value-type="float" office:value="7.5013671875" calcext:value-type="float">
            <text:p>7,5013671875</text:p>
          </table:table-cell>
          <table:table-cell table:formula="of:=([$input.$C$15]^2*[.$G204]-ATAN([$input.$B$12]/[.$G204])*[$input.$B$12])/[$input.$B$12]" office:value-type="float" office:value="-0.101321731300196" calcext:value-type="float">
            <text:p>-0,1013217313</text:p>
          </table:table-cell>
          <table:table-cell table:formula="of:=([$input.$B$12]^2+[.$G204]^2)/([$input.$C$9]*EXP(-((ATAN([$input.$B$12]/[.$G204])+[.H204])^2/[$input.$C$15]^2)))" office:value-type="float" office:value="65.5793241898023" calcext:value-type="float">
            <text:p>65,5793241898</text:p>
          </table:table-cell>
          <table:table-cell table:formula="of:=ROUND((2*PI()+[.H204])/(2*PI())*32768;0)" office:value-type="float" office:value="32240" calcext:value-type="float">
            <text:p>32240</text:p>
          </table:table-cell>
          <table:table-cell table:formula="of:=ROUND([.I204]/[$input.$C$5]*65536;0)" office:value-type="float" office:value="3416" calcext:value-type="float">
            <text:p>3416</text:p>
          </table:table-cell>
          <table:table-cell table:number-columns-repeated="6"/>
        </table:table-row>
        <table:table-row table:style-name="ro4">
          <table:table-cell office:value-type="float" office:value="200" calcext:value-type="float">
            <text:p>200</text:p>
          </table:table-cell>
          <table:table-cell table:formula="of:=[.$A205]*16.7/256" office:value-type="float" office:value="13.046875" calcext:value-type="float">
            <text:p>13,046875</text:p>
          </table:table-cell>
          <table:table-cell table:formula="of:=([$input.$B$15]^2*[.$B205]-ATAN([$input.$B$12]/[.$B205])*[$input.$B$12])/[$input.$B$12]" office:value-type="float" office:value="-0.0585259906530982" calcext:value-type="float">
            <text:p>-0,0585259907</text:p>
          </table:table-cell>
          <table:table-cell table:formula="of:=([$input.$B$12]^2+[.$B205]^2)/([$input.$B$9]*EXP(-((ATAN([$input.$B$12]/[.$B205])+[.C205])^2/[$input.$B$15]^2)))" office:value-type="float" office:value="31.7621046540227" calcext:value-type="float">
            <text:p>31,762104654</text:p>
          </table:table-cell>
          <table:table-cell table:formula="of:=ROUND((2*PI()+[.C205])/(2*PI())*32768;0)" office:value-type="float" office:value="32463" calcext:value-type="float">
            <text:p>32463</text:p>
          </table:table-cell>
          <table:table-cell table:formula="of:=ROUND([.D205]/[$input.$B$5]*65536;0)" office:value-type="float" office:value="2628" calcext:value-type="float">
            <text:p>2628</text:p>
          </table:table-cell>
          <table:table-cell table:formula="of:=[.$A205]*9.65/256" office:value-type="float" office:value="7.5390625" calcext:value-type="float">
            <text:p>7,5390625</text:p>
          </table:table-cell>
          <table:table-cell table:formula="of:=([$input.$C$15]^2*[.$G205]-ATAN([$input.$B$12]/[.$G205])*[$input.$B$12])/[$input.$B$12]" office:value-type="float" office:value="-0.0992765249703658" calcext:value-type="float">
            <text:p>-0,099276525</text:p>
          </table:table-cell>
          <table:table-cell table:formula="of:=([$input.$B$12]^2+[.$G205]^2)/([$input.$C$9]*EXP(-((ATAN([$input.$B$12]/[.$G205])+[.H205])^2/[$input.$C$15]^2)))" office:value-type="float" office:value="66.5957539240056" calcext:value-type="float">
            <text:p>66,595753924</text:p>
          </table:table-cell>
          <table:table-cell table:formula="of:=ROUND((2*PI()+[.H205])/(2*PI())*32768;0)" office:value-type="float" office:value="32250" calcext:value-type="float">
            <text:p>32250</text:p>
          </table:table-cell>
          <table:table-cell table:formula="of:=ROUND([.I205]/[$input.$C$5]*65536;0)" office:value-type="float" office:value="3469" calcext:value-type="float">
            <text:p>3469</text:p>
          </table:table-cell>
          <table:table-cell table:number-columns-repeated="6"/>
        </table:table-row>
        <table:table-row table:style-name="ro4">
          <table:table-cell office:value-type="float" office:value="201" calcext:value-type="float">
            <text:p>201</text:p>
          </table:table-cell>
          <table:table-cell table:formula="of:=[.$A206]*16.7/256" office:value-type="float" office:value="13.112109375" calcext:value-type="float">
            <text:p>13,112109375</text:p>
          </table:table-cell>
          <table:table-cell table:formula="of:=([$input.$B$15]^2*[.$B206]-ATAN([$input.$B$12]/[.$B206])*[$input.$B$12])/[$input.$B$12]" office:value-type="float" office:value="-0.0573128452447007" calcext:value-type="float">
            <text:p>-0,0573128452</text:p>
          </table:table-cell>
          <table:table-cell table:formula="of:=([$input.$B$12]^2+[.$B206]^2)/([$input.$B$9]*EXP(-((ATAN([$input.$B$12]/[.$B206])+[.C206])^2/[$input.$B$15]^2)))" office:value-type="float" office:value="32.2701026822424" calcext:value-type="float">
            <text:p>32,2701026822</text:p>
          </table:table-cell>
          <table:table-cell table:formula="of:=ROUND((2*PI()+[.C206])/(2*PI())*32768;0)" office:value-type="float" office:value="32469" calcext:value-type="float">
            <text:p>32469</text:p>
          </table:table-cell>
          <table:table-cell table:formula="of:=ROUND([.D206]/[$input.$B$5]*65536;0)" office:value-type="float" office:value="2670" calcext:value-type="float">
            <text:p>2670</text:p>
          </table:table-cell>
          <table:table-cell table:formula="of:=[.$A206]*9.65/256" office:value-type="float" office:value="7.5767578125" calcext:value-type="float">
            <text:p>7,5767578125</text:p>
          </table:table-cell>
          <table:table-cell table:formula="of:=([$input.$C$15]^2*[.$G206]-ATAN([$input.$B$12]/[.$G206])*[$input.$B$12])/[$input.$B$12]" office:value-type="float" office:value="-0.0972428962433169" calcext:value-type="float">
            <text:p>-0,0972428962</text:p>
          </table:table-cell>
          <table:table-cell table:formula="of:=([$input.$B$12]^2+[.$G206]^2)/([$input.$C$9]*EXP(-((ATAN([$input.$B$12]/[.$G206])+[.H206])^2/[$input.$C$15]^2)))" office:value-type="float" office:value="67.6272337273255" calcext:value-type="float">
            <text:p>67,6272337273</text:p>
          </table:table-cell>
          <table:table-cell table:formula="of:=ROUND((2*PI()+[.H206])/(2*PI())*32768;0)" office:value-type="float" office:value="32261" calcext:value-type="float">
            <text:p>32261</text:p>
          </table:table-cell>
          <table:table-cell table:formula="of:=ROUND([.I206]/[$input.$C$5]*65536;0)" office:value-type="float" office:value="3523" calcext:value-type="float">
            <text:p>3523</text:p>
          </table:table-cell>
          <table:table-cell table:number-columns-repeated="6"/>
        </table:table-row>
        <table:table-row table:style-name="ro4">
          <table:table-cell office:value-type="float" office:value="202" calcext:value-type="float">
            <text:p>202</text:p>
          </table:table-cell>
          <table:table-cell table:formula="of:=[.$A207]*16.7/256" office:value-type="float" office:value="13.17734375" calcext:value-type="float">
            <text:p>13,17734375</text:p>
          </table:table-cell>
          <table:table-cell table:formula="of:=([$input.$B$15]^2*[.$B207]-ATAN([$input.$B$12]/[.$B207])*[$input.$B$12])/[$input.$B$12]" office:value-type="float" office:value="-0.0561069113853997" calcext:value-type="float">
            <text:p>-0,0561069114</text:p>
          </table:table-cell>
          <table:table-cell table:formula="of:=([$input.$B$12]^2+[.$B207]^2)/([$input.$B$9]*EXP(-((ATAN([$input.$B$12]/[.$B207])+[.C207])^2/[$input.$B$15]^2)))" office:value-type="float" office:value="32.785712302121" calcext:value-type="float">
            <text:p>32,7857123021</text:p>
          </table:table-cell>
          <table:table-cell table:formula="of:=ROUND((2*PI()+[.C207])/(2*PI())*32768;0)" office:value-type="float" office:value="32475" calcext:value-type="float">
            <text:p>32475</text:p>
          </table:table-cell>
          <table:table-cell table:formula="of:=ROUND([.D207]/[$input.$B$5]*65536;0)" office:value-type="float" office:value="2713" calcext:value-type="float">
            <text:p>2713</text:p>
          </table:table-cell>
          <table:table-cell table:formula="of:=[.$A207]*9.65/256" office:value-type="float" office:value="7.614453125" calcext:value-type="float">
            <text:p>7,614453125</text:p>
          </table:table-cell>
          <table:table-cell table:formula="of:=([$input.$C$15]^2*[.$G207]-ATAN([$input.$B$12]/[.$G207])*[$input.$B$12])/[$input.$B$12]" office:value-type="float" office:value="-0.0952206880765067" calcext:value-type="float">
            <text:p>-0,0952206881</text:p>
          </table:table-cell>
          <table:table-cell table:formula="of:=([$input.$B$12]^2+[.$G207]^2)/([$input.$C$9]*EXP(-((ATAN([$input.$B$12]/[.$G207])+[.H207])^2/[$input.$C$15]^2)))" office:value-type="float" office:value="68.6739970437894" calcext:value-type="float">
            <text:p>68,6739970438</text:p>
          </table:table-cell>
          <table:table-cell table:formula="of:=ROUND((2*PI()+[.H207])/(2*PI())*32768;0)" office:value-type="float" office:value="32271" calcext:value-type="float">
            <text:p>32271</text:p>
          </table:table-cell>
          <table:table-cell table:formula="of:=ROUND([.I207]/[$input.$C$5]*65536;0)" office:value-type="float" office:value="3578" calcext:value-type="float">
            <text:p>3578</text:p>
          </table:table-cell>
          <table:table-cell table:number-columns-repeated="6"/>
        </table:table-row>
        <table:table-row table:style-name="ro4">
          <table:table-cell office:value-type="float" office:value="203" calcext:value-type="float">
            <text:p>203</text:p>
          </table:table-cell>
          <table:table-cell table:formula="of:=[.$A208]*16.7/256" office:value-type="float" office:value="13.242578125" calcext:value-type="float">
            <text:p>13,242578125</text:p>
          </table:table-cell>
          <table:table-cell table:formula="of:=([$input.$B$15]^2*[.$B208]-ATAN([$input.$B$12]/[.$B208])*[$input.$B$12])/[$input.$B$12]" office:value-type="float" office:value="-0.0549080856928404" calcext:value-type="float">
            <text:p>-0,0549080857</text:p>
          </table:table-cell>
          <table:table-cell table:formula="of:=([$input.$B$12]^2+[.$B208]^2)/([$input.$B$9]*EXP(-((ATAN([$input.$B$12]/[.$B208])+[.C208])^2/[$input.$B$15]^2)))" office:value-type="float" office:value="33.3090530082876" calcext:value-type="float">
            <text:p>33,3090530083</text:p>
          </table:table-cell>
          <table:table-cell table:formula="of:=ROUND((2*PI()+[.C208])/(2*PI())*32768;0)" office:value-type="float" office:value="32482" calcext:value-type="float">
            <text:p>32482</text:p>
          </table:table-cell>
          <table:table-cell table:formula="of:=ROUND([.D208]/[$input.$B$5]*65536;0)" office:value-type="float" office:value="2756" calcext:value-type="float">
            <text:p>2756</text:p>
          </table:table-cell>
          <table:table-cell table:formula="of:=[.$A208]*9.65/256" office:value-type="float" office:value="7.6521484375" calcext:value-type="float">
            <text:p>7,6521484375</text:p>
          </table:table-cell>
          <table:table-cell table:formula="of:=([$input.$C$15]^2*[.$G208]-ATAN([$input.$B$12]/[.$G208])*[$input.$B$12])/[$input.$B$12]" office:value-type="float" office:value="-0.0932097461856488" calcext:value-type="float">
            <text:p>-0,0932097462</text:p>
          </table:table-cell>
          <table:table-cell table:formula="of:=([$input.$B$12]^2+[.$G208]^2)/([$input.$C$9]*EXP(-((ATAN([$input.$B$12]/[.$G208])+[.H208])^2/[$input.$C$15]^2)))" office:value-type="float" office:value="69.7362812413266" calcext:value-type="float">
            <text:p>69,7362812413</text:p>
          </table:table-cell>
          <table:table-cell table:formula="of:=ROUND((2*PI()+[.H208])/(2*PI())*32768;0)" office:value-type="float" office:value="32282" calcext:value-type="float">
            <text:p>32282</text:p>
          </table:table-cell>
          <table:table-cell table:formula="of:=ROUND([.I208]/[$input.$C$5]*65536;0)" office:value-type="float" office:value="3633" calcext:value-type="float">
            <text:p>3633</text:p>
          </table:table-cell>
          <table:table-cell table:number-columns-repeated="6"/>
        </table:table-row>
        <table:table-row table:style-name="ro4">
          <table:table-cell office:value-type="float" office:value="204" calcext:value-type="float">
            <text:p>204</text:p>
          </table:table-cell>
          <table:table-cell table:formula="of:=[.$A209]*16.7/256" office:value-type="float" office:value="13.3078125" calcext:value-type="float">
            <text:p>13,3078125</text:p>
          </table:table-cell>
          <table:table-cell table:formula="of:=([$input.$B$15]^2*[.$B209]-ATAN([$input.$B$12]/[.$B209])*[$input.$B$12])/[$input.$B$12]" office:value-type="float" office:value="-0.0537162667361804" calcext:value-type="float">
            <text:p>-0,0537162667</text:p>
          </table:table-cell>
          <table:table-cell table:formula="of:=([$input.$B$12]^2+[.$B209]^2)/([$input.$B$9]*EXP(-((ATAN([$input.$B$12]/[.$B209])+[.C209])^2/[$input.$B$15]^2)))" office:value-type="float" office:value="33.8402463229502" calcext:value-type="float">
            <text:p>33,840246323</text:p>
          </table:table-cell>
          <table:table-cell table:formula="of:=ROUND((2*PI()+[.C209])/(2*PI())*32768;0)" office:value-type="float" office:value="32488" calcext:value-type="float">
            <text:p>32488</text:p>
          </table:table-cell>
          <table:table-cell table:formula="of:=ROUND([.D209]/[$input.$B$5]*65536;0)" office:value-type="float" office:value="2800" calcext:value-type="float">
            <text:p>2800</text:p>
          </table:table-cell>
          <table:table-cell table:formula="of:=[.$A209]*9.65/256" office:value-type="float" office:value="7.68984375" calcext:value-type="float">
            <text:p>7,68984375</text:p>
          </table:table-cell>
          <table:table-cell table:formula="of:=([$input.$C$15]^2*[.$G209]-ATAN([$input.$B$12]/[.$G209])*[$input.$B$12])/[$input.$B$12]" office:value-type="float" office:value="-0.0912099189860402" calcext:value-type="float">
            <text:p>-0,091209919</text:p>
          </table:table-cell>
          <table:table-cell table:formula="of:=([$input.$B$12]^2+[.$G209]^2)/([$input.$C$9]*EXP(-((ATAN([$input.$B$12]/[.$G209])+[.H209])^2/[$input.$C$15]^2)))" office:value-type="float" office:value="70.8143276810123" calcext:value-type="float">
            <text:p>70,814327681</text:p>
          </table:table-cell>
          <table:table-cell table:formula="of:=ROUND((2*PI()+[.H209])/(2*PI())*32768;0)" office:value-type="float" office:value="32292" calcext:value-type="float">
            <text:p>32292</text:p>
          </table:table-cell>
          <table:table-cell table:formula="of:=ROUND([.I209]/[$input.$C$5]*65536;0)" office:value-type="float" office:value="3689" calcext:value-type="float">
            <text:p>3689</text:p>
          </table:table-cell>
          <table:table-cell table:number-columns-repeated="6"/>
        </table:table-row>
        <table:table-row table:style-name="ro4">
          <table:table-cell office:value-type="float" office:value="205" calcext:value-type="float">
            <text:p>205</text:p>
          </table:table-cell>
          <table:table-cell table:formula="of:=[.$A210]*16.7/256" office:value-type="float" office:value="13.373046875" calcext:value-type="float">
            <text:p>13,373046875</text:p>
          </table:table-cell>
          <table:table-cell table:formula="of:=([$input.$B$15]^2*[.$B210]-ATAN([$input.$B$12]/[.$B210])*[$input.$B$12])/[$input.$B$12]" office:value-type="float" office:value="-0.0525313549906191" calcext:value-type="float">
            <text:p>-0,052531355</text:p>
          </table:table-cell>
          <table:table-cell table:formula="of:=([$input.$B$12]^2+[.$B210]^2)/([$input.$B$9]*EXP(-((ATAN([$input.$B$12]/[.$B210])+[.C210])^2/[$input.$B$15]^2)))" office:value-type="float" office:value="34.3794158320256" calcext:value-type="float">
            <text:p>34,379415832</text:p>
          </table:table-cell>
          <table:table-cell table:formula="of:=ROUND((2*PI()+[.C210])/(2*PI())*32768;0)" office:value-type="float" office:value="32494" calcext:value-type="float">
            <text:p>32494</text:p>
          </table:table-cell>
          <table:table-cell table:formula="of:=ROUND([.D210]/[$input.$B$5]*65536;0)" office:value-type="float" office:value="2845" calcext:value-type="float">
            <text:p>2845</text:p>
          </table:table-cell>
          <table:table-cell table:formula="of:=[.$A210]*9.65/256" office:value-type="float" office:value="7.7275390625" calcext:value-type="float">
            <text:p>7,7275390625</text:p>
          </table:table-cell>
          <table:table-cell table:formula="of:=([$input.$C$15]^2*[.$G210]-ATAN([$input.$B$12]/[.$G210])*[$input.$B$12])/[$input.$B$12]" office:value-type="float" office:value="-0.0892210575353352" calcext:value-type="float">
            <text:p>-0,0892210575</text:p>
          </table:table-cell>
          <table:table-cell table:formula="of:=([$input.$B$12]^2+[.$G210]^2)/([$input.$C$9]*EXP(-((ATAN([$input.$B$12]/[.$G210])+[.H210])^2/[$input.$C$15]^2)))" office:value-type="float" office:value="71.9083817876114" calcext:value-type="float">
            <text:p>71,9083817876</text:p>
          </table:table-cell>
          <table:table-cell table:formula="of:=ROUND((2*PI()+[.H210])/(2*PI())*32768;0)" office:value-type="float" office:value="32303" calcext:value-type="float">
            <text:p>32303</text:p>
          </table:table-cell>
          <table:table-cell table:formula="of:=ROUND([.I210]/[$input.$C$5]*65536;0)" office:value-type="float" office:value="3746" calcext:value-type="float">
            <text:p>3746</text:p>
          </table:table-cell>
          <table:table-cell table:number-columns-repeated="6"/>
        </table:table-row>
        <table:table-row table:style-name="ro4">
          <table:table-cell office:value-type="float" office:value="206" calcext:value-type="float">
            <text:p>206</text:p>
          </table:table-cell>
          <table:table-cell table:formula="of:=[.$A211]*16.7/256" office:value-type="float" office:value="13.43828125" calcext:value-type="float">
            <text:p>13,43828125</text:p>
          </table:table-cell>
          <table:table-cell table:formula="of:=([$input.$B$15]^2*[.$B211]-ATAN([$input.$B$12]/[.$B211])*[$input.$B$12])/[$input.$B$12]" office:value-type="float" office:value="-0.051353252793184" calcext:value-type="float">
            <text:p>-0,0513532528</text:p>
          </table:table-cell>
          <table:table-cell table:formula="of:=([$input.$B$12]^2+[.$B211]^2)/([$input.$B$9]*EXP(-((ATAN([$input.$B$12]/[.$B211])+[.C211])^2/[$input.$B$15]^2)))" office:value-type="float" office:value="34.9266872219521" calcext:value-type="float">
            <text:p>34,926687222</text:p>
          </table:table-cell>
          <table:table-cell table:formula="of:=ROUND((2*PI()+[.C211])/(2*PI())*32768;0)" office:value-type="float" office:value="32500" calcext:value-type="float">
            <text:p>32500</text:p>
          </table:table-cell>
          <table:table-cell table:formula="of:=ROUND([.D211]/[$input.$B$5]*65536;0)" office:value-type="float" office:value="2890" calcext:value-type="float">
            <text:p>2890</text:p>
          </table:table-cell>
          <table:table-cell table:formula="of:=[.$A211]*9.65/256" office:value-type="float" office:value="7.765234375" calcext:value-type="float">
            <text:p>7,765234375</text:p>
          </table:table-cell>
          <table:table-cell table:formula="of:=([$input.$C$15]^2*[.$G211]-ATAN([$input.$B$12]/[.$G211])*[$input.$B$12])/[$input.$B$12]" office:value-type="float" office:value="-0.0872430154777243" calcext:value-type="float">
            <text:p>-0,0872430155</text:p>
          </table:table-cell>
          <table:table-cell table:formula="of:=([$input.$B$12]^2+[.$G211]^2)/([$input.$C$9]*EXP(-((ATAN([$input.$B$12]/[.$G211])+[.H211])^2/[$input.$C$15]^2)))" office:value-type="float" office:value="73.0186931214484" calcext:value-type="float">
            <text:p>73,0186931214</text:p>
          </table:table-cell>
          <table:table-cell table:formula="of:=ROUND((2*PI()+[.H211])/(2*PI())*32768;0)" office:value-type="float" office:value="32313" calcext:value-type="float">
            <text:p>32313</text:p>
          </table:table-cell>
          <table:table-cell table:formula="of:=ROUND([.I211]/[$input.$C$5]*65536;0)" office:value-type="float" office:value="3804" calcext:value-type="float">
            <text:p>3804</text:p>
          </table:table-cell>
          <table:table-cell table:number-columns-repeated="6"/>
        </table:table-row>
        <table:table-row table:style-name="ro4">
          <table:table-cell office:value-type="float" office:value="207" calcext:value-type="float">
            <text:p>207</text:p>
          </table:table-cell>
          <table:table-cell table:formula="of:=[.$A212]*16.7/256" office:value-type="float" office:value="13.503515625" calcext:value-type="float">
            <text:p>13,503515625</text:p>
          </table:table-cell>
          <table:table-cell table:formula="of:=([$input.$B$15]^2*[.$B212]-ATAN([$input.$B$12]/[.$B212])*[$input.$B$12])/[$input.$B$12]" office:value-type="float" office:value="-0.0501818642997306" calcext:value-type="float">
            <text:p>-0,0501818643</text:p>
          </table:table-cell>
          <table:table-cell table:formula="of:=([$input.$B$12]^2+[.$B212]^2)/([$input.$B$9]*EXP(-((ATAN([$input.$B$12]/[.$B212])+[.C212])^2/[$input.$B$15]^2)))" office:value-type="float" office:value="35.4821883172011" calcext:value-type="float">
            <text:p>35,4821883172</text:p>
          </table:table-cell>
          <table:table-cell table:formula="of:=ROUND((2*PI()+[.C212])/(2*PI())*32768;0)" office:value-type="float" office:value="32506" calcext:value-type="float">
            <text:p>32506</text:p>
          </table:table-cell>
          <table:table-cell table:formula="of:=ROUND([.D212]/[$input.$B$5]*65536;0)" office:value-type="float" office:value="2936" calcext:value-type="float">
            <text:p>2936</text:p>
          </table:table-cell>
          <table:table-cell table:formula="of:=[.$A212]*9.65/256" office:value-type="float" office:value="7.8029296875" calcext:value-type="float">
            <text:p>7,8029296875</text:p>
          </table:table-cell>
          <table:table-cell table:formula="of:=([$input.$C$15]^2*[.$G212]-ATAN([$input.$B$12]/[.$G212])*[$input.$B$12])/[$input.$B$12]" office:value-type="float" office:value="-0.0852756489894816" calcext:value-type="float">
            <text:p>-0,085275649</text:p>
          </table:table-cell>
          <table:table-cell table:formula="of:=([$input.$B$12]^2+[.$G212]^2)/([$input.$C$9]*EXP(-((ATAN([$input.$B$12]/[.$G212])+[.H212])^2/[$input.$C$15]^2)))" office:value-type="float" office:value="74.1455154516285" calcext:value-type="float">
            <text:p>74,1455154516</text:p>
          </table:table-cell>
          <table:table-cell table:formula="of:=ROUND((2*PI()+[.H212])/(2*PI())*32768;0)" office:value-type="float" office:value="32323" calcext:value-type="float">
            <text:p>32323</text:p>
          </table:table-cell>
          <table:table-cell table:formula="of:=ROUND([.I212]/[$input.$C$5]*65536;0)" office:value-type="float" office:value="3863" calcext:value-type="float">
            <text:p>3863</text:p>
          </table:table-cell>
          <table:table-cell table:number-columns-repeated="6"/>
        </table:table-row>
        <table:table-row table:style-name="ro4">
          <table:table-cell office:value-type="float" office:value="208" calcext:value-type="float">
            <text:p>208</text:p>
          </table:table-cell>
          <table:table-cell table:formula="of:=[.$A213]*16.7/256" office:value-type="float" office:value="13.56875" calcext:value-type="float">
            <text:p>13,56875</text:p>
          </table:table-cell>
          <table:table-cell table:formula="of:=([$input.$B$15]^2*[.$B213]-ATAN([$input.$B$12]/[.$B213])*[$input.$B$12])/[$input.$B$12]" office:value-type="float" office:value="-0.0490170954431209" calcext:value-type="float">
            <text:p>-0,0490170954</text:p>
          </table:table-cell>
          <table:table-cell table:formula="of:=([$input.$B$12]^2+[.$B213]^2)/([$input.$B$9]*EXP(-((ATAN([$input.$B$12]/[.$B213])+[.C213])^2/[$input.$B$15]^2)))" office:value-type="float" office:value="36.0460491185003" calcext:value-type="float">
            <text:p>36,0460491185</text:p>
          </table:table-cell>
          <table:table-cell table:formula="of:=ROUND((2*PI()+[.C213])/(2*PI())*32768;0)" office:value-type="float" office:value="32512" calcext:value-type="float">
            <text:p>32512</text:p>
          </table:table-cell>
          <table:table-cell table:formula="of:=ROUND([.D213]/[$input.$B$5]*65536;0)" office:value-type="float" office:value="2983" calcext:value-type="float">
            <text:p>2983</text:p>
          </table:table-cell>
          <table:table-cell table:formula="of:=[.$A213]*9.65/256" office:value-type="float" office:value="7.840625" calcext:value-type="float">
            <text:p>7,840625</text:p>
          </table:table-cell>
          <table:table-cell table:formula="of:=([$input.$C$15]^2*[.$G213]-ATAN([$input.$B$12]/[.$G213])*[$input.$B$12])/[$input.$B$12]" office:value-type="float" office:value="-0.0833188167258402" calcext:value-type="float">
            <text:p>-0,0833188167</text:p>
          </table:table-cell>
          <table:table-cell table:formula="of:=([$input.$B$12]^2+[.$G213]^2)/([$input.$C$9]*EXP(-((ATAN([$input.$B$12]/[.$G213])+[.H213])^2/[$input.$C$15]^2)))" office:value-type="float" office:value="75.2891068306372" calcext:value-type="float">
            <text:p>75,2891068306</text:p>
          </table:table-cell>
          <table:table-cell table:formula="of:=ROUND((2*PI()+[.H213])/(2*PI())*32768;0)" office:value-type="float" office:value="32333" calcext:value-type="float">
            <text:p>32333</text:p>
          </table:table-cell>
          <table:table-cell table:formula="of:=ROUND([.I213]/[$input.$C$5]*65536;0)" office:value-type="float" office:value="3922" calcext:value-type="float">
            <text:p>3922</text:p>
          </table:table-cell>
          <table:table-cell table:number-columns-repeated="6"/>
        </table:table-row>
        <table:table-row table:style-name="ro4">
          <table:table-cell office:value-type="float" office:value="209" calcext:value-type="float">
            <text:p>209</text:p>
          </table:table-cell>
          <table:table-cell table:formula="of:=[.$A214]*16.7/256" office:value-type="float" office:value="13.633984375" calcext:value-type="float">
            <text:p>13,633984375</text:p>
          </table:table-cell>
          <table:table-cell table:formula="of:=([$input.$B$15]^2*[.$B214]-ATAN([$input.$B$12]/[.$B214])*[$input.$B$12])/[$input.$B$12]" office:value-type="float" office:value="-0.0478588538925395" calcext:value-type="float">
            <text:p>-0,0478588539</text:p>
          </table:table-cell>
          <table:table-cell table:formula="of:=([$input.$B$12]^2+[.$B214]^2)/([$input.$B$9]*EXP(-((ATAN([$input.$B$12]/[.$B214])+[.C214])^2/[$input.$B$15]^2)))" office:value-type="float" office:value="36.6184018417819" calcext:value-type="float">
            <text:p>36,6184018418</text:p>
          </table:table-cell>
          <table:table-cell table:formula="of:=ROUND((2*PI()+[.C214])/(2*PI())*32768;0)" office:value-type="float" office:value="32518" calcext:value-type="float">
            <text:p>32518</text:p>
          </table:table-cell>
          <table:table-cell table:formula="of:=ROUND([.D214]/[$input.$B$5]*65536;0)" office:value-type="float" office:value="3030" calcext:value-type="float">
            <text:p>3030</text:p>
          </table:table-cell>
          <table:table-cell table:formula="of:=[.$A214]*9.65/256" office:value-type="float" office:value="7.8783203125" calcext:value-type="float">
            <text:p>7,8783203125</text:p>
          </table:table-cell>
          <table:table-cell table:formula="of:=([$input.$C$15]^2*[.$G214]-ATAN([$input.$B$12]/[.$G214])*[$input.$B$12])/[$input.$B$12]" office:value-type="float" office:value="-0.0813723797691612" calcext:value-type="float">
            <text:p>-0,0813723798</text:p>
          </table:table-cell>
          <table:table-cell table:formula="of:=([$input.$B$12]^2+[.$G214]^2)/([$input.$C$9]*EXP(-((ATAN([$input.$B$12]/[.$G214])+[.H214])^2/[$input.$C$15]^2)))" office:value-type="float" office:value="76.449729670346" calcext:value-type="float">
            <text:p>76,4497296703</text:p>
          </table:table-cell>
          <table:table-cell table:formula="of:=ROUND((2*PI()+[.H214])/(2*PI())*32768;0)" office:value-type="float" office:value="32344" calcext:value-type="float">
            <text:p>32344</text:p>
          </table:table-cell>
          <table:table-cell table:formula="of:=ROUND([.I214]/[$input.$C$5]*65536;0)" office:value-type="float" office:value="3983" calcext:value-type="float">
            <text:p>3983</text:p>
          </table:table-cell>
          <table:table-cell table:number-columns-repeated="6"/>
        </table:table-row>
        <table:table-row table:style-name="ro4">
          <table:table-cell office:value-type="float" office:value="210" calcext:value-type="float">
            <text:p>210</text:p>
          </table:table-cell>
          <table:table-cell table:formula="of:=[.$A215]*16.7/256" office:value-type="float" office:value="13.69921875" calcext:value-type="float">
            <text:p>13,69921875</text:p>
          </table:table-cell>
          <table:table-cell table:formula="of:=([$input.$B$15]^2*[.$B215]-ATAN([$input.$B$12]/[.$B215])*[$input.$B$12])/[$input.$B$12]" office:value-type="float" office:value="-0.0467070490139154" calcext:value-type="float">
            <text:p>-0,046707049</text:p>
          </table:table-cell>
          <table:table-cell table:formula="of:=([$input.$B$12]^2+[.$B215]^2)/([$input.$B$9]*EXP(-((ATAN([$input.$B$12]/[.$B215])+[.C215])^2/[$input.$B$15]^2)))" office:value-type="float" office:value="37.199380957872" calcext:value-type="float">
            <text:p>37,1993809579</text:p>
          </table:table-cell>
          <table:table-cell table:formula="of:=ROUND((2*PI()+[.C215])/(2*PI())*32768;0)" office:value-type="float" office:value="32524" calcext:value-type="float">
            <text:p>32524</text:p>
          </table:table-cell>
          <table:table-cell table:formula="of:=ROUND([.D215]/[$input.$B$5]*65536;0)" office:value-type="float" office:value="3078" calcext:value-type="float">
            <text:p>3078</text:p>
          </table:table-cell>
          <table:table-cell table:formula="of:=[.$A215]*9.65/256" office:value-type="float" office:value="7.916015625" calcext:value-type="float">
            <text:p>7,916015625</text:p>
          </table:table-cell>
          <table:table-cell table:formula="of:=([$input.$C$15]^2*[.$G215]-ATAN([$input.$B$12]/[.$G215])*[$input.$B$12])/[$input.$B$12]" office:value-type="float" office:value="-0.0794362015783614" calcext:value-type="float">
            <text:p>-0,0794362016</text:p>
          </table:table-cell>
          <table:table-cell table:formula="of:=([$input.$B$12]^2+[.$G215]^2)/([$input.$C$9]*EXP(-((ATAN([$input.$B$12]/[.$G215])+[.H215])^2/[$input.$C$15]^2)))" office:value-type="float" office:value="77.6276508194497" calcext:value-type="float">
            <text:p>77,6276508194</text:p>
          </table:table-cell>
          <table:table-cell table:formula="of:=ROUND((2*PI()+[.H215])/(2*PI())*32768;0)" office:value-type="float" office:value="32354" calcext:value-type="float">
            <text:p>32354</text:p>
          </table:table-cell>
          <table:table-cell table:formula="of:=ROUND([.I215]/[$input.$C$5]*65536;0)" office:value-type="float" office:value="4044" calcext:value-type="float">
            <text:p>4044</text:p>
          </table:table-cell>
          <table:table-cell table:number-columns-repeated="6"/>
        </table:table-row>
        <table:table-row table:style-name="ro4">
          <table:table-cell office:value-type="float" office:value="211" calcext:value-type="float">
            <text:p>211</text:p>
          </table:table-cell>
          <table:table-cell table:formula="of:=[.$A216]*16.7/256" office:value-type="float" office:value="13.764453125" calcext:value-type="float">
            <text:p>13,764453125</text:p>
          </table:table-cell>
          <table:table-cell table:formula="of:=([$input.$B$15]^2*[.$B216]-ATAN([$input.$B$12]/[.$B216])*[$input.$B$12])/[$input.$B$12]" office:value-type="float" office:value="-0.045561591831412" calcext:value-type="float">
            <text:p>-0,0455615918</text:p>
          </table:table-cell>
          <table:table-cell table:formula="of:=([$input.$B$12]^2+[.$B216]^2)/([$input.$B$9]*EXP(-((ATAN([$input.$B$12]/[.$B216])+[.C216])^2/[$input.$B$15]^2)))" office:value-type="float" office:value="37.7891232329343" calcext:value-type="float">
            <text:p>37,7891232329</text:p>
          </table:table-cell>
          <table:table-cell table:formula="of:=ROUND((2*PI()+[.C216])/(2*PI())*32768;0)" office:value-type="float" office:value="32530" calcext:value-type="float">
            <text:p>32530</text:p>
          </table:table-cell>
          <table:table-cell table:formula="of:=ROUND([.D216]/[$input.$B$5]*65536;0)" office:value-type="float" office:value="3127" calcext:value-type="float">
            <text:p>3127</text:p>
          </table:table-cell>
          <table:table-cell table:formula="of:=[.$A216]*9.65/256" office:value-type="float" office:value="7.9537109375" calcext:value-type="float">
            <text:p>7,9537109375</text:p>
          </table:table-cell>
          <table:table-cell table:formula="of:=([$input.$C$15]^2*[.$G216]-ATAN([$input.$B$12]/[.$G216])*[$input.$B$12])/[$input.$B$12]" office:value-type="float" office:value="-0.0775101479395632" calcext:value-type="float">
            <text:p>-0,0775101479</text:p>
          </table:table-cell>
          <table:table-cell table:formula="of:=([$input.$B$12]^2+[.$G216]^2)/([$input.$C$9]*EXP(-((ATAN([$input.$B$12]/[.$G216])+[.H216])^2/[$input.$C$15]^2)))" office:value-type="float" office:value="78.8231416423671" calcext:value-type="float">
            <text:p>78,8231416424</text:p>
          </table:table-cell>
          <table:table-cell table:formula="of:=ROUND((2*PI()+[.H216])/(2*PI())*32768;0)" office:value-type="float" office:value="32364" calcext:value-type="float">
            <text:p>32364</text:p>
          </table:table-cell>
          <table:table-cell table:formula="of:=ROUND([.I216]/[$input.$C$5]*65536;0)" office:value-type="float" office:value="4106" calcext:value-type="float">
            <text:p>4106</text:p>
          </table:table-cell>
          <table:table-cell table:number-columns-repeated="6"/>
        </table:table-row>
        <table:table-row table:style-name="ro4">
          <table:table-cell office:value-type="float" office:value="212" calcext:value-type="float">
            <text:p>212</text:p>
          </table:table-cell>
          <table:table-cell table:formula="of:=[.$A217]*16.7/256" office:value-type="float" office:value="13.8296875" calcext:value-type="float">
            <text:p>13,8296875</text:p>
          </table:table-cell>
          <table:table-cell table:formula="of:=([$input.$B$15]^2*[.$B217]-ATAN([$input.$B$12]/[.$B217])*[$input.$B$12])/[$input.$B$12]" office:value-type="float" office:value="-0.0444223949899536" calcext:value-type="float">
            <text:p>-0,044422395</text:p>
          </table:table-cell>
          <table:table-cell table:formula="of:=([$input.$B$12]^2+[.$B217]^2)/([$input.$B$9]*EXP(-((ATAN([$input.$B$12]/[.$B217])+[.C217])^2/[$input.$B$15]^2)))" office:value-type="float" office:value="38.3877677696839" calcext:value-type="float">
            <text:p>38,3877677697</text:p>
          </table:table-cell>
          <table:table-cell table:formula="of:=ROUND((2*PI()+[.C217])/(2*PI())*32768;0)" office:value-type="float" office:value="32536" calcext:value-type="float">
            <text:p>32536</text:p>
          </table:table-cell>
          <table:table-cell table:formula="of:=ROUND([.D217]/[$input.$B$5]*65536;0)" office:value-type="float" office:value="3176" calcext:value-type="float">
            <text:p>3176</text:p>
          </table:table-cell>
          <table:table-cell table:formula="of:=[.$A217]*9.65/256" office:value-type="float" office:value="7.99140625" calcext:value-type="float">
            <text:p>7,99140625</text:p>
          </table:table-cell>
          <table:table-cell table:formula="of:=([$input.$C$15]^2*[.$G217]-ATAN([$input.$B$12]/[.$G217])*[$input.$B$12])/[$input.$B$12]" office:value-type="float" office:value="-0.075594086917936" calcext:value-type="float">
            <text:p>-0,0755940869</text:p>
          </table:table-cell>
          <table:table-cell table:formula="of:=([$input.$B$12]^2+[.$G217]^2)/([$input.$C$9]*EXP(-((ATAN([$input.$B$12]/[.$G217])+[.H217])^2/[$input.$C$15]^2)))" office:value-type="float" office:value="80.0364780996298" calcext:value-type="float">
            <text:p>80,0364780996</text:p>
          </table:table-cell>
          <table:table-cell table:formula="of:=ROUND((2*PI()+[.H217])/(2*PI())*32768;0)" office:value-type="float" office:value="32374" calcext:value-type="float">
            <text:p>32374</text:p>
          </table:table-cell>
          <table:table-cell table:formula="of:=ROUND([.I217]/[$input.$C$5]*65536;0)" office:value-type="float" office:value="4170" calcext:value-type="float">
            <text:p>4170</text:p>
          </table:table-cell>
          <table:table-cell table:number-columns-repeated="6"/>
        </table:table-row>
        <table:table-row table:style-name="ro4">
          <table:table-cell office:value-type="float" office:value="213" calcext:value-type="float">
            <text:p>213</text:p>
          </table:table-cell>
          <table:table-cell table:formula="of:=[.$A218]*16.7/256" office:value-type="float" office:value="13.894921875" calcext:value-type="float">
            <text:p>13,894921875</text:p>
          </table:table-cell>
          <table:table-cell table:formula="of:=([$input.$B$15]^2*[.$B218]-ATAN([$input.$B$12]/[.$B218])*[$input.$B$12])/[$input.$B$12]" office:value-type="float" office:value="-0.0432893727187559" calcext:value-type="float">
            <text:p>-0,0432893727</text:p>
          </table:table-cell>
          <table:table-cell table:formula="of:=([$input.$B$12]^2+[.$B218]^2)/([$input.$B$9]*EXP(-((ATAN([$input.$B$12]/[.$B218])+[.C218])^2/[$input.$B$15]^2)))" office:value-type="float" office:value="38.9954560493861" calcext:value-type="float">
            <text:p>38,9954560494</text:p>
          </table:table-cell>
          <table:table-cell table:formula="of:=ROUND((2*PI()+[.C218])/(2*PI())*32768;0)" office:value-type="float" office:value="32542" calcext:value-type="float">
            <text:p>32542</text:p>
          </table:table-cell>
          <table:table-cell table:formula="of:=ROUND([.D218]/[$input.$B$5]*65536;0)" office:value-type="float" office:value="3227" calcext:value-type="float">
            <text:p>3227</text:p>
          </table:table-cell>
          <table:table-cell table:formula="of:=[.$A218]*9.65/256" office:value-type="float" office:value="8.0291015625" calcext:value-type="float">
            <text:p>8,0291015625</text:p>
          </table:table-cell>
          <table:table-cell table:formula="of:=([$input.$C$15]^2*[.$G218]-ATAN([$input.$B$12]/[.$G218])*[$input.$B$12])/[$input.$B$12]" office:value-type="float" office:value="-0.0736878888106949" calcext:value-type="float">
            <text:p>-0,0736878888</text:p>
          </table:table-cell>
          <table:table-cell table:formula="of:=([$input.$B$12]^2+[.$G218]^2)/([$input.$C$9]*EXP(-((ATAN([$input.$B$12]/[.$G218])+[.H218])^2/[$input.$C$15]^2)))" office:value-type="float" office:value="81.2679408297919" calcext:value-type="float">
            <text:p>81,2679408298</text:p>
          </table:table-cell>
          <table:table-cell table:formula="of:=ROUND((2*PI()+[.H218])/(2*PI())*32768;0)" office:value-type="float" office:value="32384" calcext:value-type="float">
            <text:p>32384</text:p>
          </table:table-cell>
          <table:table-cell table:formula="of:=ROUND([.I218]/[$input.$C$5]*65536;0)" office:value-type="float" office:value="4234" calcext:value-type="float">
            <text:p>4234</text:p>
          </table:table-cell>
          <table:table-cell table:number-columns-repeated="6"/>
        </table:table-row>
        <table:table-row table:style-name="ro4">
          <table:table-cell office:value-type="float" office:value="214" calcext:value-type="float">
            <text:p>214</text:p>
          </table:table-cell>
          <table:table-cell table:formula="of:=[.$A219]*16.7/256" office:value-type="float" office:value="13.96015625" calcext:value-type="float">
            <text:p>13,96015625</text:p>
          </table:table-cell>
          <table:table-cell table:formula="of:=([$input.$B$15]^2*[.$B219]-ATAN([$input.$B$12]/[.$B219])*[$input.$B$12])/[$input.$B$12]" office:value-type="float" office:value="-0.0421624407958293" calcext:value-type="float">
            <text:p>-0,0421624408</text:p>
          </table:table-cell>
          <table:table-cell table:formula="of:=([$input.$B$12]^2+[.$B219]^2)/([$input.$B$9]*EXP(-((ATAN([$input.$B$12]/[.$B219])+[.C219])^2/[$input.$B$15]^2)))" office:value-type="float" office:value="39.6123319746566" calcext:value-type="float">
            <text:p>39,6123319747</text:p>
          </table:table-cell>
          <table:table-cell table:formula="of:=ROUND((2*PI()+[.C219])/(2*PI())*32768;0)" office:value-type="float" office:value="32548" calcext:value-type="float">
            <text:p>32548</text:p>
          </table:table-cell>
          <table:table-cell table:formula="of:=ROUND([.D219]/[$input.$B$5]*65536;0)" office:value-type="float" office:value="3278" calcext:value-type="float">
            <text:p>3278</text:p>
          </table:table-cell>
          <table:table-cell table:formula="of:=[.$A219]*9.65/256" office:value-type="float" office:value="8.066796875" calcext:value-type="float">
            <text:p>8,066796875</text:p>
          </table:table-cell>
          <table:table-cell table:formula="of:=([$input.$C$15]^2*[.$G219]-ATAN([$input.$B$12]/[.$G219])*[$input.$B$12])/[$input.$B$12]" office:value-type="float" office:value="-0.0717914261012264" calcext:value-type="float">
            <text:p>-0,0717914261</text:p>
          </table:table-cell>
          <table:table-cell table:formula="of:=([$input.$B$12]^2+[.$G219]^2)/([$input.$C$9]*EXP(-((ATAN([$input.$B$12]/[.$G219])+[.H219])^2/[$input.$C$15]^2)))" office:value-type="float" office:value="82.5178152328889" calcext:value-type="float">
            <text:p>82,5178152329</text:p>
          </table:table-cell>
          <table:table-cell table:formula="of:=ROUND((2*PI()+[.H219])/(2*PI())*32768;0)" office:value-type="float" office:value="32394" calcext:value-type="float">
            <text:p>32394</text:p>
          </table:table-cell>
          <table:table-cell table:formula="of:=ROUND([.I219]/[$input.$C$5]*65536;0)" office:value-type="float" office:value="4299" calcext:value-type="float">
            <text:p>4299</text:p>
          </table:table-cell>
          <table:table-cell table:number-columns-repeated="6"/>
        </table:table-row>
        <table:table-row table:style-name="ro4">
          <table:table-cell office:value-type="float" office:value="215" calcext:value-type="float">
            <text:p>215</text:p>
          </table:table-cell>
          <table:table-cell table:formula="of:=[.$A220]*16.7/256" office:value-type="float" office:value="14.025390625" calcext:value-type="float">
            <text:p>14,025390625</text:p>
          </table:table-cell>
          <table:table-cell table:formula="of:=([$input.$B$15]^2*[.$B220]-ATAN([$input.$B$12]/[.$B220])*[$input.$B$12])/[$input.$B$12]" office:value-type="float" office:value="-0.0410415165134257" calcext:value-type="float">
            <text:p>-0,0410415165</text:p>
          </table:table-cell>
          <table:table-cell table:formula="of:=([$input.$B$12]^2+[.$B220]^2)/([$input.$B$9]*EXP(-((ATAN([$input.$B$12]/[.$B220])+[.C220])^2/[$input.$B$15]^2)))" office:value-type="float" office:value="40.2385419130782" calcext:value-type="float">
            <text:p>40,2385419131</text:p>
          </table:table-cell>
          <table:table-cell table:formula="of:=ROUND((2*PI()+[.C220])/(2*PI())*32768;0)" office:value-type="float" office:value="32554" calcext:value-type="float">
            <text:p>32554</text:p>
          </table:table-cell>
          <table:table-cell table:formula="of:=ROUND([.D220]/[$input.$B$5]*65536;0)" office:value-type="float" office:value="3330" calcext:value-type="float">
            <text:p>3330</text:p>
          </table:table-cell>
          <table:table-cell table:formula="of:=[.$A220]*9.65/256" office:value-type="float" office:value="8.1044921875" calcext:value-type="float">
            <text:p>8,1044921875</text:p>
          </table:table-cell>
          <table:table-cell table:formula="of:=([$input.$C$15]^2*[.$G220]-ATAN([$input.$B$12]/[.$G220])*[$input.$B$12])/[$input.$B$12]" office:value-type="float" office:value="-0.0699045734143102" calcext:value-type="float">
            <text:p>-0,0699045734</text:p>
          </table:table-cell>
          <table:table-cell table:formula="of:=([$input.$B$12]^2+[.$G220]^2)/([$input.$C$9]*EXP(-((ATAN([$input.$B$12]/[.$G220])+[.H220])^2/[$input.$C$15]^2)))" office:value-type="float" office:value="83.7863915554776" calcext:value-type="float">
            <text:p>83,7863915555</text:p>
          </table:table-cell>
          <table:table-cell table:formula="of:=ROUND((2*PI()+[.H220])/(2*PI())*32768;0)" office:value-type="float" office:value="32403" calcext:value-type="float">
            <text:p>32403</text:p>
          </table:table-cell>
          <table:table-cell table:formula="of:=ROUND([.I220]/[$input.$C$5]*65536;0)" office:value-type="float" office:value="4365" calcext:value-type="float">
            <text:p>4365</text:p>
          </table:table-cell>
          <table:table-cell table:number-columns-repeated="6"/>
        </table:table-row>
        <table:table-row table:style-name="ro4">
          <table:table-cell office:value-type="float" office:value="216" calcext:value-type="float">
            <text:p>216</text:p>
          </table:table-cell>
          <table:table-cell table:formula="of:=[.$A221]*16.7/256" office:value-type="float" office:value="14.090625" calcext:value-type="float">
            <text:p>14,090625</text:p>
          </table:table-cell>
          <table:table-cell table:formula="of:=([$input.$B$15]^2*[.$B221]-ATAN([$input.$B$12]/[.$B221])*[$input.$B$12])/[$input.$B$12]" office:value-type="float" office:value="-0.039926518644399" calcext:value-type="float">
            <text:p>-0,0399265186</text:p>
          </table:table-cell>
          <table:table-cell table:formula="of:=([$input.$B$12]^2+[.$B221]^2)/([$input.$B$9]*EXP(-((ATAN([$input.$B$12]/[.$B221])+[.C221])^2/[$input.$B$15]^2)))" office:value-type="float" office:value="40.8742347416503" calcext:value-type="float">
            <text:p>40,8742347417</text:p>
          </table:table-cell>
          <table:table-cell table:formula="of:=ROUND((2*PI()+[.C221])/(2*PI())*32768;0)" office:value-type="float" office:value="32560" calcext:value-type="float">
            <text:p>32560</text:p>
          </table:table-cell>
          <table:table-cell table:formula="of:=ROUND([.D221]/[$input.$B$5]*65536;0)" office:value-type="float" office:value="3382" calcext:value-type="float">
            <text:p>3382</text:p>
          </table:table-cell>
          <table:table-cell table:formula="of:=[.$A221]*9.65/256" office:value-type="float" office:value="8.1421875" calcext:value-type="float">
            <text:p>8,1421875</text:p>
          </table:table-cell>
          <table:table-cell table:formula="of:=([$input.$C$15]^2*[.$G221]-ATAN([$input.$B$12]/[.$G221])*[$input.$B$12])/[$input.$B$12]" office:value-type="float" office:value="-0.0680272074724088" calcext:value-type="float">
            <text:p>-0,0680272075</text:p>
          </table:table-cell>
          <table:table-cell table:formula="of:=([$input.$B$12]^2+[.$G221]^2)/([$input.$C$9]*EXP(-((ATAN([$input.$B$12]/[.$G221])+[.H221])^2/[$input.$C$15]^2)))" office:value-type="float" office:value="85.0739649772861" calcext:value-type="float">
            <text:p>85,0739649773</text:p>
          </table:table-cell>
          <table:table-cell table:formula="of:=ROUND((2*PI()+[.H221])/(2*PI())*32768;0)" office:value-type="float" office:value="32413" calcext:value-type="float">
            <text:p>32413</text:p>
          </table:table-cell>
          <table:table-cell table:formula="of:=ROUND([.I221]/[$input.$C$5]*65536;0)" office:value-type="float" office:value="4432" calcext:value-type="float">
            <text:p>4432</text:p>
          </table:table-cell>
          <table:table-cell table:number-columns-repeated="6"/>
        </table:table-row>
        <table:table-row table:style-name="ro4">
          <table:table-cell office:value-type="float" office:value="217" calcext:value-type="float">
            <text:p>217</text:p>
          </table:table-cell>
          <table:table-cell table:formula="of:=[.$A222]*16.7/256" office:value-type="float" office:value="14.155859375" calcext:value-type="float">
            <text:p>14,155859375</text:p>
          </table:table-cell>
          <table:table-cell table:formula="of:=([$input.$B$15]^2*[.$B222]-ATAN([$input.$B$12]/[.$B222])*[$input.$B$12])/[$input.$B$12]" office:value-type="float" office:value="-0.0388173674094519" calcext:value-type="float">
            <text:p>-0,0388173674</text:p>
          </table:table-cell>
          <table:table-cell table:formula="of:=([$input.$B$12]^2+[.$B222]^2)/([$input.$B$9]*EXP(-((ATAN([$input.$B$12]/[.$B222])+[.C222])^2/[$input.$B$15]^2)))" office:value-type="float" office:value="41.519561892089" calcext:value-type="float">
            <text:p>41,5195618921</text:p>
          </table:table-cell>
          <table:table-cell table:formula="of:=ROUND((2*PI()+[.C222])/(2*PI())*32768;0)" office:value-type="float" office:value="32566" calcext:value-type="float">
            <text:p>32566</text:p>
          </table:table-cell>
          <table:table-cell table:formula="of:=ROUND([.D222]/[$input.$B$5]*65536;0)" office:value-type="float" office:value="3436" calcext:value-type="float">
            <text:p>3436</text:p>
          </table:table-cell>
          <table:table-cell table:formula="of:=[.$A222]*9.65/256" office:value-type="float" office:value="8.1798828125" calcext:value-type="float">
            <text:p>8,1798828125</text:p>
          </table:table-cell>
          <table:table-cell table:formula="of:=([$input.$C$15]^2*[.$G222]-ATAN([$input.$B$12]/[.$G222])*[$input.$B$12])/[$input.$B$12]" office:value-type="float" office:value="-0.0661592070529941" calcext:value-type="float">
            <text:p>-0,0661592071</text:p>
          </table:table-cell>
          <table:table-cell table:formula="of:=([$input.$B$12]^2+[.$G222]^2)/([$input.$C$9]*EXP(-((ATAN([$input.$B$12]/[.$G222])+[.H222])^2/[$input.$C$15]^2)))" office:value-type="float" office:value="86.3808356995088" calcext:value-type="float">
            <text:p>86,3808356995</text:p>
          </table:table-cell>
          <table:table-cell table:formula="of:=ROUND((2*PI()+[.H222])/(2*PI())*32768;0)" office:value-type="float" office:value="32423" calcext:value-type="float">
            <text:p>32423</text:p>
          </table:table-cell>
          <table:table-cell table:formula="of:=ROUND([.I222]/[$input.$C$5]*65536;0)" office:value-type="float" office:value="4500" calcext:value-type="float">
            <text:p>4500</text:p>
          </table:table-cell>
          <table:table-cell table:number-columns-repeated="6"/>
        </table:table-row>
        <table:table-row table:style-name="ro4">
          <table:table-cell office:value-type="float" office:value="218" calcext:value-type="float">
            <text:p>218</text:p>
          </table:table-cell>
          <table:table-cell table:formula="of:=[.$A223]*16.7/256" office:value-type="float" office:value="14.22109375" calcext:value-type="float">
            <text:p>14,22109375</text:p>
          </table:table-cell>
          <table:table-cell table:formula="of:=([$input.$B$15]^2*[.$B223]-ATAN([$input.$B$12]/[.$B223])*[$input.$B$12])/[$input.$B$12]" office:value-type="float" office:value="-0.0377139844452426" calcext:value-type="float">
            <text:p>-0,0377139844</text:p>
          </table:table-cell>
          <table:table-cell table:formula="of:=([$input.$B$12]^2+[.$B223]^2)/([$input.$B$9]*EXP(-((ATAN([$input.$B$12]/[.$B223])+[.C223])^2/[$input.$B$15]^2)))" office:value-type="float" office:value="42.1746773969938" calcext:value-type="float">
            <text:p>42,174677397</text:p>
          </table:table-cell>
          <table:table-cell table:formula="of:=ROUND((2*PI()+[.C223])/(2*PI())*32768;0)" office:value-type="float" office:value="32571" calcext:value-type="float">
            <text:p>32571</text:p>
          </table:table-cell>
          <table:table-cell table:formula="of:=ROUND([.D223]/[$input.$B$5]*65536;0)" office:value-type="float" office:value="3490" calcext:value-type="float">
            <text:p>3490</text:p>
          </table:table-cell>
          <table:table-cell table:formula="of:=[.$A223]*9.65/256" office:value-type="float" office:value="8.217578125" calcext:value-type="float">
            <text:p>8,217578125</text:p>
          </table:table-cell>
          <table:table-cell table:formula="of:=([$input.$C$15]^2*[.$G223]-ATAN([$input.$B$12]/[.$G223])*[$input.$B$12])/[$input.$B$12]" office:value-type="float" office:value="-0.064300452946885" calcext:value-type="float">
            <text:p>-0,0643004529</text:p>
          </table:table-cell>
          <table:table-cell table:formula="of:=([$input.$B$12]^2+[.$G223]^2)/([$input.$C$9]*EXP(-((ATAN([$input.$B$12]/[.$G223])+[.H223])^2/[$input.$C$15]^2)))" office:value-type="float" office:value="87.7073090347771" calcext:value-type="float">
            <text:p>87,7073090348</text:p>
          </table:table-cell>
          <table:table-cell table:formula="of:=ROUND((2*PI()+[.H223])/(2*PI())*32768;0)" office:value-type="float" office:value="32433" calcext:value-type="float">
            <text:p>32433</text:p>
          </table:table-cell>
          <table:table-cell table:formula="of:=ROUND([.I223]/[$input.$C$5]*65536;0)" office:value-type="float" office:value="4569" calcext:value-type="float">
            <text:p>4569</text:p>
          </table:table-cell>
          <table:table-cell table:number-columns-repeated="6"/>
        </table:table-row>
        <table:table-row table:style-name="ro4">
          <table:table-cell office:value-type="float" office:value="219" calcext:value-type="float">
            <text:p>219</text:p>
          </table:table-cell>
          <table:table-cell table:formula="of:=[.$A224]*16.7/256" office:value-type="float" office:value="14.286328125" calcext:value-type="float">
            <text:p>14,286328125</text:p>
          </table:table-cell>
          <table:table-cell table:formula="of:=([$input.$B$15]^2*[.$B224]-ATAN([$input.$B$12]/[.$B224])*[$input.$B$12])/[$input.$B$12]" office:value-type="float" office:value="-0.0366162927733244" calcext:value-type="float">
            <text:p>-0,0366162928</text:p>
          </table:table-cell>
          <table:table-cell table:formula="of:=([$input.$B$12]^2+[.$B224]^2)/([$input.$B$9]*EXP(-((ATAN([$input.$B$12]/[.$B224])+[.C224])^2/[$input.$B$15]^2)))" office:value-type="float" office:value="42.8397379368974" calcext:value-type="float">
            <text:p>42,8397379369</text:p>
          </table:table-cell>
          <table:table-cell table:formula="of:=ROUND((2*PI()+[.C224])/(2*PI())*32768;0)" office:value-type="float" office:value="32577" calcext:value-type="float">
            <text:p>32577</text:p>
          </table:table-cell>
          <table:table-cell table:formula="of:=ROUND([.D224]/[$input.$B$5]*65536;0)" office:value-type="float" office:value="3545" calcext:value-type="float">
            <text:p>3545</text:p>
          </table:table-cell>
          <table:table-cell table:formula="of:=[.$A224]*9.65/256" office:value-type="float" office:value="8.2552734375" calcext:value-type="float">
            <text:p>8,2552734375</text:p>
          </table:table-cell>
          <table:table-cell table:formula="of:=([$input.$C$15]^2*[.$G224]-ATAN([$input.$B$12]/[.$G224])*[$input.$B$12])/[$input.$B$12]" office:value-type="float" office:value="-0.0624508279175692" calcext:value-type="float">
            <text:p>-0,0624508279</text:p>
          </table:table-cell>
          <table:table-cell table:formula="of:=([$input.$B$12]^2+[.$G224]^2)/([$input.$C$9]*EXP(-((ATAN([$input.$B$12]/[.$G224])+[.H224])^2/[$input.$C$15]^2)))" office:value-type="float" office:value="89.0536954988393" calcext:value-type="float">
            <text:p>89,0536954988</text:p>
          </table:table-cell>
          <table:table-cell table:formula="of:=ROUND((2*PI()+[.H224])/(2*PI())*32768;0)" office:value-type="float" office:value="32442" calcext:value-type="float">
            <text:p>32442</text:p>
          </table:table-cell>
          <table:table-cell table:formula="of:=ROUND([.I224]/[$input.$C$5]*65536;0)" office:value-type="float" office:value="4639" calcext:value-type="float">
            <text:p>4639</text:p>
          </table:table-cell>
          <table:table-cell table:number-columns-repeated="6"/>
        </table:table-row>
        <table:table-row table:style-name="ro4">
          <table:table-cell office:value-type="float" office:value="220" calcext:value-type="float">
            <text:p>220</text:p>
          </table:table-cell>
          <table:table-cell table:formula="of:=[.$A225]*16.7/256" office:value-type="float" office:value="14.3515625" calcext:value-type="float">
            <text:p>14,3515625</text:p>
          </table:table-cell>
          <table:table-cell table:formula="of:=([$input.$B$15]^2*[.$B225]-ATAN([$input.$B$12]/[.$B225])*[$input.$B$12])/[$input.$B$12]" office:value-type="float" office:value="-0.0355242167698936" calcext:value-type="float">
            <text:p>-0,0355242168</text:p>
          </table:table-cell>
          <table:table-cell table:formula="of:=([$input.$B$12]^2+[.$B225]^2)/([$input.$B$9]*EXP(-((ATAN([$input.$B$12]/[.$B225])+[.C225])^2/[$input.$B$15]^2)))" office:value-type="float" office:value="43.5149028882191" calcext:value-type="float">
            <text:p>43,5149028882</text:p>
          </table:table-cell>
          <table:table-cell table:formula="of:=ROUND((2*PI()+[.C225])/(2*PI())*32768;0)" office:value-type="float" office:value="32583" calcext:value-type="float">
            <text:p>32583</text:p>
          </table:table-cell>
          <table:table-cell table:formula="of:=ROUND([.D225]/[$input.$B$5]*65536;0)" office:value-type="float" office:value="3601" calcext:value-type="float">
            <text:p>3601</text:p>
          </table:table-cell>
          <table:table-cell table:formula="of:=[.$A225]*9.65/256" office:value-type="float" office:value="8.29296875" calcext:value-type="float">
            <text:p>8,29296875</text:p>
          </table:table-cell>
          <table:table-cell table:formula="of:=([$input.$C$15]^2*[.$G225]-ATAN([$input.$B$12]/[.$G225])*[$input.$B$12])/[$input.$B$12]" office:value-type="float" office:value="-0.0606102166614809" calcext:value-type="float">
            <text:p>-0,0606102167</text:p>
          </table:table-cell>
          <table:table-cell table:formula="of:=([$input.$B$12]^2+[.$G225]^2)/([$input.$C$9]*EXP(-((ATAN([$input.$B$12]/[.$G225])+[.H225])^2/[$input.$C$15]^2)))" office:value-type="float" office:value="90.4203109039843" calcext:value-type="float">
            <text:p>90,420310904</text:p>
          </table:table-cell>
          <table:table-cell table:formula="of:=ROUND((2*PI()+[.H225])/(2*PI())*32768;0)" office:value-type="float" office:value="32452" calcext:value-type="float">
            <text:p>32452</text:p>
          </table:table-cell>
          <table:table-cell table:formula="of:=ROUND([.I225]/[$input.$C$5]*65536;0)" office:value-type="float" office:value="4710" calcext:value-type="float">
            <text:p>4710</text:p>
          </table:table-cell>
          <table:table-cell table:number-columns-repeated="6"/>
        </table:table-row>
        <table:table-row table:style-name="ro4">
          <table:table-cell office:value-type="float" office:value="221" calcext:value-type="float">
            <text:p>221</text:p>
          </table:table-cell>
          <table:table-cell table:formula="of:=[.$A226]*16.7/256" office:value-type="float" office:value="14.416796875" calcext:value-type="float">
            <text:p>14,416796875</text:p>
          </table:table-cell>
          <table:table-cell table:formula="of:=([$input.$B$15]^2*[.$B226]-ATAN([$input.$B$12]/[.$B226])*[$input.$B$12])/[$input.$B$12]" office:value-type="float" office:value="-0.0344376821363219" calcext:value-type="float">
            <text:p>-0,0344376821</text:p>
          </table:table-cell>
          <table:table-cell table:formula="of:=([$input.$B$12]^2+[.$B226]^2)/([$input.$B$9]*EXP(-((ATAN([$input.$B$12]/[.$B226])+[.C226])^2/[$input.$B$15]^2)))" office:value-type="float" office:value="44.2003343721368" calcext:value-type="float">
            <text:p>44,2003343721</text:p>
          </table:table-cell>
          <table:table-cell table:formula="of:=ROUND((2*PI()+[.C226])/(2*PI())*32768;0)" office:value-type="float" office:value="32588" calcext:value-type="float">
            <text:p>32588</text:p>
          </table:table-cell>
          <table:table-cell table:formula="of:=ROUND([.D226]/[$input.$B$5]*65536;0)" office:value-type="float" office:value="3657" calcext:value-type="float">
            <text:p>3657</text:p>
          </table:table-cell>
          <table:table-cell table:formula="of:=[.$A226]*9.65/256" office:value-type="float" office:value="8.3306640625" calcext:value-type="float">
            <text:p>8,3306640625</text:p>
          </table:table-cell>
          <table:table-cell table:formula="of:=([$input.$C$15]^2*[.$G226]-ATAN([$input.$B$12]/[.$G226])*[$input.$B$12])/[$input.$B$12]" office:value-type="float" office:value="-0.0587785057692117" calcext:value-type="float">
            <text:p>-0,0587785058</text:p>
          </table:table-cell>
          <table:table-cell table:formula="of:=([$input.$B$12]^2+[.$G226]^2)/([$input.$C$9]*EXP(-((ATAN([$input.$B$12]/[.$G226])+[.H226])^2/[$input.$C$15]^2)))" office:value-type="float" office:value="91.8074764542432" calcext:value-type="float">
            <text:p>91,8074764542</text:p>
          </table:table-cell>
          <table:table-cell table:formula="of:=ROUND((2*PI()+[.H226])/(2*PI())*32768;0)" office:value-type="float" office:value="32461" calcext:value-type="float">
            <text:p>32461</text:p>
          </table:table-cell>
          <table:table-cell table:formula="of:=ROUND([.I226]/[$input.$C$5]*65536;0)" office:value-type="float" office:value="4783" calcext:value-type="float">
            <text:p>4783</text:p>
          </table:table-cell>
          <table:table-cell table:number-columns-repeated="6"/>
        </table:table-row>
        <table:table-row table:style-name="ro4">
          <table:table-cell office:value-type="float" office:value="222" calcext:value-type="float">
            <text:p>222</text:p>
          </table:table-cell>
          <table:table-cell table:formula="of:=[.$A227]*16.7/256" office:value-type="float" office:value="14.48203125" calcext:value-type="float">
            <text:p>14,48203125</text:p>
          </table:table-cell>
          <table:table-cell table:formula="of:=([$input.$B$15]^2*[.$B227]-ATAN([$input.$B$12]/[.$B227])*[$input.$B$12])/[$input.$B$12]" office:value-type="float" office:value="-0.0333566158704489" calcext:value-type="float">
            <text:p>-0,0333566159</text:p>
          </table:table-cell>
          <table:table-cell table:formula="of:=([$input.$B$12]^2+[.$B227]^2)/([$input.$B$9]*EXP(-((ATAN([$input.$B$12]/[.$B227])+[.C227])^2/[$input.$B$15]^2)))" office:value-type="float" office:value="44.896197304398" calcext:value-type="float">
            <text:p>44,8961973044</text:p>
          </table:table-cell>
          <table:table-cell table:formula="of:=ROUND((2*PI()+[.C227])/(2*PI())*32768;0)" office:value-type="float" office:value="32594" calcext:value-type="float">
            <text:p>32594</text:p>
          </table:table-cell>
          <table:table-cell table:formula="of:=ROUND([.D227]/[$input.$B$5]*65536;0)" office:value-type="float" office:value="3715" calcext:value-type="float">
            <text:p>3715</text:p>
          </table:table-cell>
          <table:table-cell table:formula="of:=[.$A227]*9.65/256" office:value-type="float" office:value="8.368359375" calcext:value-type="float">
            <text:p>8,368359375</text:p>
          </table:table-cell>
          <table:table-cell table:formula="of:=([$input.$C$15]^2*[.$G227]-ATAN([$input.$B$12]/[.$G227])*[$input.$B$12])/[$input.$B$12]" office:value-type="float" office:value="-0.0569555836876284" calcext:value-type="float">
            <text:p>-0,0569555837</text:p>
          </table:table-cell>
          <table:table-cell table:formula="of:=([$input.$B$12]^2+[.$G227]^2)/([$input.$C$9]*EXP(-((ATAN([$input.$B$12]/[.$G227])+[.H227])^2/[$input.$C$15]^2)))" office:value-type="float" office:value="93.2155188424042" calcext:value-type="float">
            <text:p>93,2155188424</text:p>
          </table:table-cell>
          <table:table-cell table:formula="of:=ROUND((2*PI()+[.H227])/(2*PI())*32768;0)" office:value-type="float" office:value="32471" calcext:value-type="float">
            <text:p>32471</text:p>
          </table:table-cell>
          <table:table-cell table:formula="of:=ROUND([.I227]/[$input.$C$5]*65536;0)" office:value-type="float" office:value="4856" calcext:value-type="float">
            <text:p>4856</text:p>
          </table:table-cell>
          <table:table-cell table:number-columns-repeated="6"/>
        </table:table-row>
        <table:table-row table:style-name="ro4">
          <table:table-cell office:value-type="float" office:value="223" calcext:value-type="float">
            <text:p>223</text:p>
          </table:table-cell>
          <table:table-cell table:formula="of:=[.$A228]*16.7/256" office:value-type="float" office:value="14.547265625" calcext:value-type="float">
            <text:p>14,547265625</text:p>
          </table:table-cell>
          <table:table-cell table:formula="of:=([$input.$B$15]^2*[.$B228]-ATAN([$input.$B$12]/[.$B228])*[$input.$B$12])/[$input.$B$12]" office:value-type="float" office:value="-0.0322809462386124" calcext:value-type="float">
            <text:p>-0,0322809462</text:p>
          </table:table-cell>
          <table:table-cell table:formula="of:=([$input.$B$12]^2+[.$B228]^2)/([$input.$B$9]*EXP(-((ATAN([$input.$B$12]/[.$B228])+[.C228])^2/[$input.$B$15]^2)))" office:value-type="float" office:value="45.6026594460881" calcext:value-type="float">
            <text:p>45,6026594461</text:p>
          </table:table-cell>
          <table:table-cell table:formula="of:=ROUND((2*PI()+[.C228])/(2*PI())*32768;0)" office:value-type="float" office:value="32600" calcext:value-type="float">
            <text:p>32600</text:p>
          </table:table-cell>
          <table:table-cell table:formula="of:=ROUND([.D228]/[$input.$B$5]*65536;0)" office:value-type="float" office:value="3774" calcext:value-type="float">
            <text:p>3774</text:p>
          </table:table-cell>
          <table:table-cell table:formula="of:=[.$A228]*9.65/256" office:value-type="float" office:value="8.4060546875" calcext:value-type="float">
            <text:p>8,4060546875</text:p>
          </table:table-cell>
          <table:table-cell table:formula="of:=([$input.$C$15]^2*[.$G228]-ATAN([$input.$B$12]/[.$G228])*[$input.$B$12])/[$input.$B$12]" office:value-type="float" office:value="-0.0551413406828737" calcext:value-type="float">
            <text:p>-0,0551413407</text:p>
          </table:table-cell>
          <table:table-cell table:formula="of:=([$input.$B$12]^2+[.$G228]^2)/([$input.$C$9]*EXP(-((ATAN([$input.$B$12]/[.$G228])+[.H228])^2/[$input.$C$15]^2)))" office:value-type="float" office:value="94.6447703488782" calcext:value-type="float">
            <text:p>94,6447703489</text:p>
          </table:table-cell>
          <table:table-cell table:formula="of:=ROUND((2*PI()+[.H228])/(2*PI())*32768;0)" office:value-type="float" office:value="32480" calcext:value-type="float">
            <text:p>32480</text:p>
          </table:table-cell>
          <table:table-cell table:formula="of:=ROUND([.I228]/[$input.$C$5]*65536;0)" office:value-type="float" office:value="4931" calcext:value-type="float">
            <text:p>4931</text:p>
          </table:table-cell>
          <table:table-cell table:number-columns-repeated="6"/>
        </table:table-row>
        <table:table-row table:style-name="ro4">
          <table:table-cell office:value-type="float" office:value="224" calcext:value-type="float">
            <text:p>224</text:p>
          </table:table-cell>
          <table:table-cell table:formula="of:=[.$A229]*16.7/256" office:value-type="float" office:value="14.6125" calcext:value-type="float">
            <text:p>14,6125</text:p>
          </table:table-cell>
          <table:table-cell table:formula="of:=([$input.$B$15]^2*[.$B229]-ATAN([$input.$B$12]/[.$B229])*[$input.$B$12])/[$input.$B$12]" office:value-type="float" office:value="-0.0312106027483959" calcext:value-type="float">
            <text:p>-0,0312106027</text:p>
          </table:table-cell>
          <table:table-cell table:formula="of:=([$input.$B$12]^2+[.$B229]^2)/([$input.$B$9]*EXP(-((ATAN([$input.$B$12]/[.$B229])+[.C229])^2/[$input.$B$15]^2)))" office:value-type="float" office:value="46.3198914553747" calcext:value-type="float">
            <text:p>46,3198914554</text:p>
          </table:table-cell>
          <table:table-cell table:formula="of:=ROUND((2*PI()+[.C229])/(2*PI())*32768;0)" office:value-type="float" office:value="32605" calcext:value-type="float">
            <text:p>32605</text:p>
          </table:table-cell>
          <table:table-cell table:formula="of:=ROUND([.D229]/[$input.$B$5]*65536;0)" office:value-type="float" office:value="3833" calcext:value-type="float">
            <text:p>3833</text:p>
          </table:table-cell>
          <table:table-cell table:formula="of:=[.$A229]*9.65/256" office:value-type="float" office:value="8.44375" calcext:value-type="float">
            <text:p>8,44375</text:p>
          </table:table-cell>
          <table:table-cell table:formula="of:=([$input.$C$15]^2*[.$G229]-ATAN([$input.$B$12]/[.$G229])*[$input.$B$12])/[$input.$B$12]" office:value-type="float" office:value="-0.0533356688042275" calcext:value-type="float">
            <text:p>-0,0533356688</text:p>
          </table:table-cell>
          <table:table-cell table:formula="of:=([$input.$B$12]^2+[.$G229]^2)/([$input.$C$9]*EXP(-((ATAN([$input.$B$12]/[.$G229])+[.H229])^2/[$input.$C$15]^2)))" office:value-type="float" office:value="96.0955689424495" calcext:value-type="float">
            <text:p>96,0955689424</text:p>
          </table:table-cell>
          <table:table-cell table:formula="of:=ROUND((2*PI()+[.H229])/(2*PI())*32768;0)" office:value-type="float" office:value="32490" calcext:value-type="float">
            <text:p>32490</text:p>
          </table:table-cell>
          <table:table-cell table:formula="of:=ROUND([.I229]/[$input.$C$5]*65536;0)" office:value-type="float" office:value="5006" calcext:value-type="float">
            <text:p>5006</text:p>
          </table:table-cell>
          <table:table-cell table:number-columns-repeated="6"/>
        </table:table-row>
        <table:table-row table:style-name="ro4">
          <table:table-cell office:value-type="float" office:value="225" calcext:value-type="float">
            <text:p>225</text:p>
          </table:table-cell>
          <table:table-cell table:formula="of:=[.$A230]*16.7/256" office:value-type="float" office:value="14.677734375" calcext:value-type="float">
            <text:p>14,677734375</text:p>
          </table:table-cell>
          <table:table-cell table:formula="of:=([$input.$B$15]^2*[.$B230]-ATAN([$input.$B$12]/[.$B230])*[$input.$B$12])/[$input.$B$12]" office:value-type="float" office:value="-0.0301455161220692" calcext:value-type="float">
            <text:p>-0,0301455161</text:p>
          </table:table-cell>
          <table:table-cell table:formula="of:=([$input.$B$12]^2+[.$B230]^2)/([$input.$B$9]*EXP(-((ATAN([$input.$B$12]/[.$B230])+[.C230])^2/[$input.$B$15]^2)))" office:value-type="float" office:value="47.0480669402488" calcext:value-type="float">
            <text:p>47,0480669402</text:p>
          </table:table-cell>
          <table:table-cell table:formula="of:=ROUND((2*PI()+[.C230])/(2*PI())*32768;0)" office:value-type="float" office:value="32611" calcext:value-type="float">
            <text:p>32611</text:p>
          </table:table-cell>
          <table:table-cell table:formula="of:=ROUND([.D230]/[$input.$B$5]*65536;0)" office:value-type="float" office:value="3893" calcext:value-type="float">
            <text:p>3893</text:p>
          </table:table-cell>
          <table:table-cell table:formula="of:=[.$A230]*9.65/256" office:value-type="float" office:value="8.4814453125" calcext:value-type="float">
            <text:p>8,4814453125</text:p>
          </table:table-cell>
          <table:table-cell table:formula="of:=([$input.$C$15]^2*[.$G230]-ATAN([$input.$B$12]/[.$G230])*[$input.$B$12])/[$input.$B$12]" office:value-type="float" office:value="-0.0515384618488047" calcext:value-type="float">
            <text:p>-0,0515384618</text:p>
          </table:table-cell>
          <table:table-cell table:formula="of:=([$input.$B$12]^2+[.$G230]^2)/([$input.$C$9]*EXP(-((ATAN([$input.$B$12]/[.$G230])+[.H230])^2/[$input.$C$15]^2)))" office:value-type="float" office:value="97.5682583829524" calcext:value-type="float">
            <text:p>97,568258383</text:p>
          </table:table-cell>
          <table:table-cell table:formula="of:=ROUND((2*PI()+[.H230])/(2*PI())*32768;0)" office:value-type="float" office:value="32499" calcext:value-type="float">
            <text:p>32499</text:p>
          </table:table-cell>
          <table:table-cell table:formula="of:=ROUND([.I230]/[$input.$C$5]*65536;0)" office:value-type="float" office:value="5083" calcext:value-type="float">
            <text:p>5083</text:p>
          </table:table-cell>
          <table:table-cell table:number-columns-repeated="6"/>
        </table:table-row>
        <table:table-row table:style-name="ro4">
          <table:table-cell office:value-type="float" office:value="226" calcext:value-type="float">
            <text:p>226</text:p>
          </table:table-cell>
          <table:table-cell table:formula="of:=[.$A231]*16.7/256" office:value-type="float" office:value="14.74296875" calcext:value-type="float">
            <text:p>14,74296875</text:p>
          </table:table-cell>
          <table:table-cell table:formula="of:=([$input.$B$15]^2*[.$B231]-ATAN([$input.$B$12]/[.$B231])*[$input.$B$12])/[$input.$B$12]" office:value-type="float" office:value="-0.0290856182707054" calcext:value-type="float">
            <text:p>-0,0290856183</text:p>
          </table:table-cell>
          <table:table-cell table:formula="of:=([$input.$B$12]^2+[.$B231]^2)/([$input.$B$9]*EXP(-((ATAN([$input.$B$12]/[.$B231])+[.C231])^2/[$input.$B$15]^2)))" office:value-type="float" office:value="47.7873625122817" calcext:value-type="float">
            <text:p>47,7873625123</text:p>
          </table:table-cell>
          <table:table-cell table:formula="of:=ROUND((2*PI()+[.C231])/(2*PI())*32768;0)" office:value-type="float" office:value="32616" calcext:value-type="float">
            <text:p>32616</text:p>
          </table:table-cell>
          <table:table-cell table:formula="of:=ROUND([.D231]/[$input.$B$5]*65536;0)" office:value-type="float" office:value="3954" calcext:value-type="float">
            <text:p>3954</text:p>
          </table:table-cell>
          <table:table-cell table:formula="of:=[.$A231]*9.65/256" office:value-type="float" office:value="8.519140625" calcext:value-type="float">
            <text:p>8,519140625</text:p>
          </table:table-cell>
          <table:table-cell table:formula="of:=([$input.$C$15]^2*[.$G231]-ATAN([$input.$B$12]/[.$G231])*[$input.$B$12])/[$input.$B$12]" office:value-type="float" office:value="-0.0497496153270705" calcext:value-type="float">
            <text:p>-0,0497496153</text:p>
          </table:table-cell>
          <table:table-cell table:formula="of:=([$input.$B$12]^2+[.$G231]^2)/([$input.$C$9]*EXP(-((ATAN([$input.$B$12]/[.$G231])+[.H231])^2/[$input.$C$15]^2)))" office:value-type="float" office:value="99.0631883259089" calcext:value-type="float">
            <text:p>99,0631883259</text:p>
          </table:table-cell>
          <table:table-cell table:formula="of:=ROUND((2*PI()+[.H231])/(2*PI())*32768;0)" office:value-type="float" office:value="32509" calcext:value-type="float">
            <text:p>32509</text:p>
          </table:table-cell>
          <table:table-cell table:formula="of:=ROUND([.I231]/[$input.$C$5]*65536;0)" office:value-type="float" office:value="5161" calcext:value-type="float">
            <text:p>5161</text:p>
          </table:table-cell>
          <table:table-cell table:number-columns-repeated="6"/>
        </table:table-row>
        <table:table-row table:style-name="ro4">
          <table:table-cell office:value-type="float" office:value="227" calcext:value-type="float">
            <text:p>227</text:p>
          </table:table-cell>
          <table:table-cell table:formula="of:=[.$A232]*16.7/256" office:value-type="float" office:value="14.808203125" calcext:value-type="float">
            <text:p>14,808203125</text:p>
          </table:table-cell>
          <table:table-cell table:formula="of:=([$input.$B$15]^2*[.$B232]-ATAN([$input.$B$12]/[.$B232])*[$input.$B$12])/[$input.$B$12]" office:value-type="float" office:value="-0.0280308422689511" calcext:value-type="float">
            <text:p>-0,0280308423</text:p>
          </table:table-cell>
          <table:table-cell table:formula="of:=([$input.$B$12]^2+[.$B232]^2)/([$input.$B$9]*EXP(-((ATAN([$input.$B$12]/[.$B232])+[.C232])^2/[$input.$B$15]^2)))" office:value-type="float" office:value="48.5379578414191" calcext:value-type="float">
            <text:p>48,5379578414</text:p>
          </table:table-cell>
          <table:table-cell table:formula="of:=ROUND((2*PI()+[.C232])/(2*PI())*32768;0)" office:value-type="float" office:value="32622" calcext:value-type="float">
            <text:p>32622</text:p>
          </table:table-cell>
          <table:table-cell table:formula="of:=ROUND([.D232]/[$input.$B$5]*65536;0)" office:value-type="float" office:value="4016" calcext:value-type="float">
            <text:p>4016</text:p>
          </table:table-cell>
          <table:table-cell table:formula="of:=[.$A232]*9.65/256" office:value-type="float" office:value="8.5568359375" calcext:value-type="float">
            <text:p>8,5568359375</text:p>
          </table:table-cell>
          <table:table-cell table:formula="of:=([$input.$C$15]^2*[.$G232]-ATAN([$input.$B$12]/[.$G232])*[$input.$B$12])/[$input.$B$12]" office:value-type="float" office:value="-0.0479690264291475" calcext:value-type="float">
            <text:p>-0,0479690264</text:p>
          </table:table-cell>
          <table:table-cell table:formula="of:=([$input.$B$12]^2+[.$G232]^2)/([$input.$C$9]*EXP(-((ATAN([$input.$B$12]/[.$G232])+[.H232])^2/[$input.$C$15]^2)))" office:value-type="float" office:value="100.58071442917" calcext:value-type="float">
            <text:p>100,5807144292</text:p>
          </table:table-cell>
          <table:table-cell table:formula="of:=ROUND((2*PI()+[.H232])/(2*PI())*32768;0)" office:value-type="float" office:value="32518" calcext:value-type="float">
            <text:p>32518</text:p>
          </table:table-cell>
          <table:table-cell table:formula="of:=ROUND([.I232]/[$input.$C$5]*65536;0)" office:value-type="float" office:value="5240" calcext:value-type="float">
            <text:p>5240</text:p>
          </table:table-cell>
          <table:table-cell table:number-columns-repeated="6"/>
        </table:table-row>
        <table:table-row table:style-name="ro4">
          <table:table-cell office:value-type="float" office:value="228" calcext:value-type="float">
            <text:p>228</text:p>
          </table:table-cell>
          <table:table-cell table:formula="of:=[.$A233]*16.7/256" office:value-type="float" office:value="14.8734375" calcext:value-type="float">
            <text:p>14,8734375</text:p>
          </table:table-cell>
          <table:table-cell table:formula="of:=([$input.$B$15]^2*[.$B233]-ATAN([$input.$B$12]/[.$B233])*[$input.$B$12])/[$input.$B$12]" office:value-type="float" office:value="-0.0269811223304332" calcext:value-type="float">
            <text:p>-0,0269811223</text:p>
          </table:table-cell>
          <table:table-cell table:formula="of:=([$input.$B$12]^2+[.$B233]^2)/([$input.$B$9]*EXP(-((ATAN([$input.$B$12]/[.$B233])+[.C233])^2/[$input.$B$15]^2)))" office:value-type="float" office:value="49.3000357118324" calcext:value-type="float">
            <text:p>49,3000357118</text:p>
          </table:table-cell>
          <table:table-cell table:formula="of:=ROUND((2*PI()+[.C233])/(2*PI())*32768;0)" office:value-type="float" office:value="32627" calcext:value-type="float">
            <text:p>32627</text:p>
          </table:table-cell>
          <table:table-cell table:formula="of:=ROUND([.D233]/[$input.$B$5]*65536;0)" office:value-type="float" office:value="4079" calcext:value-type="float">
            <text:p>4079</text:p>
          </table:table-cell>
          <table:table-cell table:formula="of:=[.$A233]*9.65/256" office:value-type="float" office:value="8.59453125" calcext:value-type="float">
            <text:p>8,59453125</text:p>
          </table:table-cell>
          <table:table-cell table:formula="of:=([$input.$C$15]^2*[.$G233]-ATAN([$input.$B$12]/[.$G233])*[$input.$B$12])/[$input.$B$12]" office:value-type="float" office:value="-0.0461965939918983" calcext:value-type="float">
            <text:p>-0,046196594</text:p>
          </table:table-cell>
          <table:table-cell table:formula="of:=([$input.$B$12]^2+[.$G233]^2)/([$input.$C$9]*EXP(-((ATAN([$input.$B$12]/[.$G233])+[.H233])^2/[$input.$C$15]^2)))" office:value-type="float" office:value="102.121198461597" calcext:value-type="float">
            <text:p>102,1211984616</text:p>
          </table:table-cell>
          <table:table-cell table:formula="of:=ROUND((2*PI()+[.H233])/(2*PI())*32768;0)" office:value-type="float" office:value="32527" calcext:value-type="float">
            <text:p>32527</text:p>
          </table:table-cell>
          <table:table-cell table:formula="of:=ROUND([.I233]/[$input.$C$5]*65536;0)" office:value-type="float" office:value="5320" calcext:value-type="float">
            <text:p>5320</text:p>
          </table:table-cell>
          <table:table-cell table:number-columns-repeated="6"/>
        </table:table-row>
        <table:table-row table:style-name="ro4">
          <table:table-cell office:value-type="float" office:value="229" calcext:value-type="float">
            <text:p>229</text:p>
          </table:table-cell>
          <table:table-cell table:formula="of:=[.$A234]*16.7/256" office:value-type="float" office:value="14.938671875" calcext:value-type="float">
            <text:p>14,938671875</text:p>
          </table:table-cell>
          <table:table-cell table:formula="of:=([$input.$B$15]^2*[.$B234]-ATAN([$input.$B$12]/[.$B234])*[$input.$B$12])/[$input.$B$12]" office:value-type="float" office:value="-0.0259363937837822" calcext:value-type="float">
            <text:p>-0,0259363938</text:p>
          </table:table-cell>
          <table:table-cell table:formula="of:=([$input.$B$12]^2+[.$B234]^2)/([$input.$B$9]*EXP(-((ATAN([$input.$B$12]/[.$B234])+[.C234])^2/[$input.$B$15]^2)))" office:value-type="float" office:value="50.0737820788491" calcext:value-type="float">
            <text:p>50,0737820788</text:p>
          </table:table-cell>
          <table:table-cell table:formula="of:=ROUND((2*PI()+[.C234])/(2*PI())*32768;0)" office:value-type="float" office:value="32633" calcext:value-type="float">
            <text:p>32633</text:p>
          </table:table-cell>
          <table:table-cell table:formula="of:=ROUND([.D234]/[$input.$B$5]*65536;0)" office:value-type="float" office:value="4143" calcext:value-type="float">
            <text:p>4143</text:p>
          </table:table-cell>
          <table:table-cell table:formula="of:=[.$A234]*9.65/256" office:value-type="float" office:value="8.6322265625" calcext:value-type="float">
            <text:p>8,6322265625</text:p>
          </table:table-cell>
          <table:table-cell table:formula="of:=([$input.$C$15]^2*[.$G234]-ATAN([$input.$B$12]/[.$G234])*[$input.$B$12])/[$input.$B$12]" office:value-type="float" office:value="-0.0444322184667601" calcext:value-type="float">
            <text:p>-0,0444322185</text:p>
          </table:table-cell>
          <table:table-cell table:formula="of:=([$input.$B$12]^2+[.$G234]^2)/([$input.$C$9]*EXP(-((ATAN([$input.$B$12]/[.$G234])+[.H234])^2/[$input.$C$15]^2)))" office:value-type="float" office:value="103.685008413829" calcext:value-type="float">
            <text:p>103,6850084138</text:p>
          </table:table-cell>
          <table:table-cell table:formula="of:=ROUND((2*PI()+[.H234])/(2*PI())*32768;0)" office:value-type="float" office:value="32536" calcext:value-type="float">
            <text:p>32536</text:p>
          </table:table-cell>
          <table:table-cell table:formula="of:=ROUND([.I234]/[$input.$C$5]*65536;0)" office:value-type="float" office:value="5402" calcext:value-type="float">
            <text:p>5402</text:p>
          </table:table-cell>
          <table:table-cell table:number-columns-repeated="6"/>
        </table:table-row>
        <table:table-row table:style-name="ro4">
          <table:table-cell office:value-type="float" office:value="230" calcext:value-type="float">
            <text:p>230</text:p>
          </table:table-cell>
          <table:table-cell table:formula="of:=[.$A235]*16.7/256" office:value-type="float" office:value="15.00390625" calcext:value-type="float">
            <text:p>15,00390625</text:p>
          </table:table-cell>
          <table:table-cell table:formula="of:=([$input.$B$15]^2*[.$B235]-ATAN([$input.$B$12]/[.$B235])*[$input.$B$12])/[$input.$B$12]" office:value-type="float" office:value="-0.0248965930492553" calcext:value-type="float">
            <text:p>-0,024896593</text:p>
          </table:table-cell>
          <table:table-cell table:formula="of:=([$input.$B$12]^2+[.$B235]^2)/([$input.$B$9]*EXP(-((ATAN([$input.$B$12]/[.$B235])+[.C235])^2/[$input.$B$15]^2)))" office:value-type="float" office:value="50.8593861269847" calcext:value-type="float">
            <text:p>50,859386127</text:p>
          </table:table-cell>
          <table:table-cell table:formula="of:=ROUND((2*PI()+[.C235])/(2*PI())*32768;0)" office:value-type="float" office:value="32638" calcext:value-type="float">
            <text:p>32638</text:p>
          </table:table-cell>
          <table:table-cell table:formula="of:=ROUND([.D235]/[$input.$B$5]*65536;0)" office:value-type="float" office:value="4208" calcext:value-type="float">
            <text:p>4208</text:p>
          </table:table-cell>
          <table:table-cell table:formula="of:=[.$A235]*9.65/256" office:value-type="float" office:value="8.669921875" calcext:value-type="float">
            <text:p>8,669921875</text:p>
          </table:table-cell>
          <table:table-cell table:formula="of:=([$input.$C$15]^2*[.$G235]-ATAN([$input.$B$12]/[.$G235])*[$input.$B$12])/[$input.$B$12]" office:value-type="float" office:value="-0.0426758018883143" calcext:value-type="float">
            <text:p>-0,0426758019</text:p>
          </table:table-cell>
          <table:table-cell table:formula="of:=([$input.$B$12]^2+[.$G235]^2)/([$input.$C$9]*EXP(-((ATAN([$input.$B$12]/[.$G235])+[.H235])^2/[$input.$C$15]^2)))" office:value-type="float" office:value="105.272518611173" calcext:value-type="float">
            <text:p>105,2725186112</text:p>
          </table:table-cell>
          <table:table-cell table:formula="of:=ROUND((2*PI()+[.H235])/(2*PI())*32768;0)" office:value-type="float" office:value="32545" calcext:value-type="float">
            <text:p>32545</text:p>
          </table:table-cell>
          <table:table-cell table:formula="of:=ROUND([.I235]/[$input.$C$5]*65536;0)" office:value-type="float" office:value="5484" calcext:value-type="float">
            <text:p>5484</text:p>
          </table:table-cell>
          <table:table-cell table:number-columns-repeated="6"/>
        </table:table-row>
        <table:table-row table:style-name="ro4">
          <table:table-cell office:value-type="float" office:value="231" calcext:value-type="float">
            <text:p>231</text:p>
          </table:table-cell>
          <table:table-cell table:formula="of:=[.$A236]*16.7/256" office:value-type="float" office:value="15.069140625" calcext:value-type="float">
            <text:p>15,069140625</text:p>
          </table:table-cell>
          <table:table-cell table:formula="of:=([$input.$B$15]^2*[.$B236]-ATAN([$input.$B$12]/[.$B236])*[$input.$B$12])/[$input.$B$12]" office:value-type="float" office:value="-0.0238616576159407" calcext:value-type="float">
            <text:p>-0,0238616576</text:p>
          </table:table-cell>
          <table:table-cell table:formula="of:=([$input.$B$12]^2+[.$B236]^2)/([$input.$B$9]*EXP(-((ATAN([$input.$B$12]/[.$B236])+[.C236])^2/[$input.$B$15]^2)))" office:value-type="float" office:value="51.6570403290969" calcext:value-type="float">
            <text:p>51,6570403291</text:p>
          </table:table-cell>
          <table:table-cell table:formula="of:=ROUND((2*PI()+[.C236])/(2*PI())*32768;0)" office:value-type="float" office:value="32644" calcext:value-type="float">
            <text:p>32644</text:p>
          </table:table-cell>
          <table:table-cell table:formula="of:=ROUND([.D236]/[$input.$B$5]*65536;0)" office:value-type="float" office:value="4274" calcext:value-type="float">
            <text:p>4274</text:p>
          </table:table-cell>
          <table:table-cell table:formula="of:=[.$A236]*9.65/256" office:value-type="float" office:value="8.7076171875" calcext:value-type="float">
            <text:p>8,7076171875</text:p>
          </table:table-cell>
          <table:table-cell table:formula="of:=([$input.$C$15]^2*[.$G236]-ATAN([$input.$B$12]/[.$G236])*[$input.$B$12])/[$input.$B$12]" office:value-type="float" office:value="-0.0409272478435708" calcext:value-type="float">
            <text:p>-0,0409272478</text:p>
          </table:table-cell>
          <table:table-cell table:formula="of:=([$input.$B$12]^2+[.$G236]^2)/([$input.$C$9]*EXP(-((ATAN([$input.$B$12]/[.$G236])+[.H236])^2/[$input.$C$15]^2)))" office:value-type="float" office:value="106.884109828661" calcext:value-type="float">
            <text:p>106,8841098287</text:p>
          </table:table-cell>
          <table:table-cell table:formula="of:=ROUND((2*PI()+[.H236])/(2*PI())*32768;0)" office:value-type="float" office:value="32555" calcext:value-type="float">
            <text:p>32555</text:p>
          </table:table-cell>
          <table:table-cell table:formula="of:=ROUND([.I236]/[$input.$C$5]*65536;0)" office:value-type="float" office:value="5568" calcext:value-type="float">
            <text:p>5568</text:p>
          </table:table-cell>
          <table:table-cell table:number-columns-repeated="6"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[.$A237]*16.7/256" office:value-type="float" office:value="15.134375" calcext:value-type="float">
            <text:p>15,134375</text:p>
          </table:table-cell>
          <table:table-cell table:formula="of:=([$input.$B$15]^2*[.$B237]-ATAN([$input.$B$12]/[.$B237])*[$input.$B$12])/[$input.$B$12]" office:value-type="float" office:value="-0.0228315260195285" calcext:value-type="float">
            <text:p>-0,022831526</text:p>
          </table:table-cell>
          <table:table-cell table:formula="of:=([$input.$B$12]^2+[.$B237]^2)/([$input.$B$9]*EXP(-((ATAN([$input.$B$12]/[.$B237])+[.C237])^2/[$input.$B$15]^2)))" office:value-type="float" office:value="52.4669405066861" calcext:value-type="float">
            <text:p>52,4669405067</text:p>
          </table:table-cell>
          <table:table-cell table:formula="of:=ROUND((2*PI()+[.C237])/(2*PI())*32768;0)" office:value-type="float" office:value="32649" calcext:value-type="float">
            <text:p>32649</text:p>
          </table:table-cell>
          <table:table-cell table:formula="of:=ROUND([.D237]/[$input.$B$5]*65536;0)" office:value-type="float" office:value="4342" calcext:value-type="float">
            <text:p>4342</text:p>
          </table:table-cell>
          <table:table-cell table:formula="of:=[.$A237]*9.65/256" office:value-type="float" office:value="8.7453125" calcext:value-type="float">
            <text:p>8,7453125</text:p>
          </table:table-cell>
          <table:table-cell table:formula="of:=([$input.$C$15]^2*[.$G237]-ATAN([$input.$B$12]/[.$G237])*[$input.$B$12])/[$input.$B$12]" office:value-type="float" office:value="-0.0391864614419483" calcext:value-type="float">
            <text:p>-0,0391864614</text:p>
          </table:table-cell>
          <table:table-cell table:formula="of:=([$input.$B$12]^2+[.$G237]^2)/([$input.$C$9]*EXP(-((ATAN([$input.$B$12]/[.$G237])+[.H237])^2/[$input.$C$15]^2)))" office:value-type="float" office:value="108.520169408317" calcext:value-type="float">
            <text:p>108,5201694083</text:p>
          </table:table-cell>
          <table:table-cell table:formula="of:=ROUND((2*PI()+[.H237])/(2*PI())*32768;0)" office:value-type="float" office:value="32564" calcext:value-type="float">
            <text:p>32564</text:p>
          </table:table-cell>
          <table:table-cell table:formula="of:=ROUND([.I237]/[$input.$C$5]*65536;0)" office:value-type="float" office:value="5653" calcext:value-type="float">
            <text:p>5653</text:p>
          </table:table-cell>
          <table:table-cell table:number-columns-repeated="6"/>
        </table:table-row>
        <table:table-row table:style-name="ro4">
          <table:table-cell office:value-type="float" office:value="233" calcext:value-type="float">
            <text:p>233</text:p>
          </table:table-cell>
          <table:table-cell table:formula="of:=[.$A238]*16.7/256" office:value-type="float" office:value="15.199609375" calcext:value-type="float">
            <text:p>15,199609375</text:p>
          </table:table-cell>
          <table:table-cell table:formula="of:=([$input.$B$15]^2*[.$B238]-ATAN([$input.$B$12]/[.$B238])*[$input.$B$12])/[$input.$B$12]" office:value-type="float" office:value="-0.0218061378206289" calcext:value-type="float">
            <text:p>-0,0218061378</text:p>
          </table:table-cell>
          <table:table-cell table:formula="of:=([$input.$B$12]^2+[.$B238]^2)/([$input.$B$9]*EXP(-((ATAN([$input.$B$12]/[.$B238])+[.C238])^2/[$input.$B$15]^2)))" office:value-type="float" office:value="53.289285891365" calcext:value-type="float">
            <text:p>53,2892858914</text:p>
          </table:table-cell>
          <table:table-cell table:formula="of:=ROUND((2*PI()+[.C238])/(2*PI())*32768;0)" office:value-type="float" office:value="32654" calcext:value-type="float">
            <text:p>32654</text:p>
          </table:table-cell>
          <table:table-cell table:formula="of:=ROUND([.D238]/[$input.$B$5]*65536;0)" office:value-type="float" office:value="4410" calcext:value-type="float">
            <text:p>4410</text:p>
          </table:table-cell>
          <table:table-cell table:formula="of:=[.$A238]*9.65/256" office:value-type="float" office:value="8.7830078125" calcext:value-type="float">
            <text:p>8,7830078125</text:p>
          </table:table-cell>
          <table:table-cell table:formula="of:=([$input.$C$15]^2*[.$G238]-ATAN([$input.$B$12]/[.$G238])*[$input.$B$12])/[$input.$B$12]" office:value-type="float" office:value="-0.0374533492859339" calcext:value-type="float">
            <text:p>-0,0374533493</text:p>
          </table:table-cell>
          <table:table-cell table:formula="of:=([$input.$B$12]^2+[.$G238]^2)/([$input.$C$9]*EXP(-((ATAN([$input.$B$12]/[.$G238])+[.H238])^2/[$input.$C$15]^2)))" office:value-type="float" office:value="110.181091378689" calcext:value-type="float">
            <text:p>110,1810913787</text:p>
          </table:table-cell>
          <table:table-cell table:formula="of:=ROUND((2*PI()+[.H238])/(2*PI())*32768;0)" office:value-type="float" office:value="32573" calcext:value-type="float">
            <text:p>32573</text:p>
          </table:table-cell>
          <table:table-cell table:formula="of:=ROUND([.I238]/[$input.$C$5]*65536;0)" office:value-type="float" office:value="5740" calcext:value-type="float">
            <text:p>5740</text:p>
          </table:table-cell>
          <table:table-cell table:number-columns-repeated="6"/>
        </table:table-row>
        <table:table-row table:style-name="ro4">
          <table:table-cell office:value-type="float" office:value="234" calcext:value-type="float">
            <text:p>234</text:p>
          </table:table-cell>
          <table:table-cell table:formula="of:=[.$A239]*16.7/256" office:value-type="float" office:value="15.26484375" calcext:value-type="float">
            <text:p>15,26484375</text:p>
          </table:table-cell>
          <table:table-cell table:formula="of:=([$input.$B$15]^2*[.$B239]-ATAN([$input.$B$12]/[.$B239])*[$input.$B$12])/[$input.$B$12]" office:value-type="float" office:value="-0.0207854335836253" calcext:value-type="float">
            <text:p>-0,0207854336</text:p>
          </table:table-cell>
          <table:table-cell table:formula="of:=([$input.$B$12]^2+[.$B239]^2)/([$input.$B$9]*EXP(-((ATAN([$input.$B$12]/[.$B239])+[.C239])^2/[$input.$B$15]^2)))" office:value-type="float" office:value="54.124279187521" calcext:value-type="float">
            <text:p>54,1242791875</text:p>
          </table:table-cell>
          <table:table-cell table:formula="of:=ROUND((2*PI()+[.C239])/(2*PI())*32768;0)" office:value-type="float" office:value="32660" calcext:value-type="float">
            <text:p>32660</text:p>
          </table:table-cell>
          <table:table-cell table:formula="of:=ROUND([.D239]/[$input.$B$5]*65536;0)" office:value-type="float" office:value="4479" calcext:value-type="float">
            <text:p>4479</text:p>
          </table:table-cell>
          <table:table-cell table:formula="of:=[.$A239]*9.65/256" office:value-type="float" office:value="8.820703125" calcext:value-type="float">
            <text:p>8,820703125</text:p>
          </table:table-cell>
          <table:table-cell table:formula="of:=([$input.$C$15]^2*[.$G239]-ATAN([$input.$B$12]/[.$G239])*[$input.$B$12])/[$input.$B$12]" office:value-type="float" office:value="-0.0357278194424041" calcext:value-type="float">
            <text:p>-0,0357278194</text:p>
          </table:table-cell>
          <table:table-cell table:formula="of:=([$input.$B$12]^2+[.$G239]^2)/([$input.$C$9]*EXP(-((ATAN([$input.$B$12]/[.$G239])+[.H239])^2/[$input.$C$15]^2)))" office:value-type="float" office:value="111.867276576665" calcext:value-type="float">
            <text:p>111,8672765767</text:p>
          </table:table-cell>
          <table:table-cell table:formula="of:=ROUND((2*PI()+[.H239])/(2*PI())*32768;0)" office:value-type="float" office:value="32582" calcext:value-type="float">
            <text:p>32582</text:p>
          </table:table-cell>
          <table:table-cell table:formula="of:=ROUND([.I239]/[$input.$C$5]*65536;0)" office:value-type="float" office:value="5828" calcext:value-type="float">
            <text:p>5828</text:p>
          </table:table-cell>
          <table:table-cell table:number-columns-repeated="6"/>
        </table:table-row>
        <table:table-row table:style-name="ro4">
          <table:table-cell office:value-type="float" office:value="235" calcext:value-type="float">
            <text:p>235</text:p>
          </table:table-cell>
          <table:table-cell table:formula="of:=[.$A240]*16.7/256" office:value-type="float" office:value="15.330078125" calcext:value-type="float">
            <text:p>15,330078125</text:p>
          </table:table-cell>
          <table:table-cell table:formula="of:=([$input.$B$15]^2*[.$B240]-ATAN([$input.$B$12]/[.$B240])*[$input.$B$12])/[$input.$B$12]" office:value-type="float" office:value="-0.0197693548560451" calcext:value-type="float">
            <text:p>-0,0197693549</text:p>
          </table:table-cell>
          <table:table-cell table:formula="of:=([$input.$B$12]^2+[.$B240]^2)/([$input.$B$9]*EXP(-((ATAN([$input.$B$12]/[.$B240])+[.C240])^2/[$input.$B$15]^2)))" office:value-type="float" office:value="54.972126636196" calcext:value-type="float">
            <text:p>54,9721266362</text:p>
          </table:table-cell>
          <table:table-cell table:formula="of:=ROUND((2*PI()+[.C240])/(2*PI())*32768;0)" office:value-type="float" office:value="32665" calcext:value-type="float">
            <text:p>32665</text:p>
          </table:table-cell>
          <table:table-cell table:formula="of:=ROUND([.D240]/[$input.$B$5]*65536;0)" office:value-type="float" office:value="4549" calcext:value-type="float">
            <text:p>4549</text:p>
          </table:table-cell>
          <table:table-cell table:formula="of:=[.$A240]*9.65/256" office:value-type="float" office:value="8.8583984375" calcext:value-type="float">
            <text:p>8,8583984375</text:p>
          </table:table-cell>
          <table:table-cell table:formula="of:=([$input.$C$15]^2*[.$G240]-ATAN([$input.$B$12]/[.$G240])*[$input.$B$12])/[$input.$B$12]" office:value-type="float" office:value="-0.0340097814145888" calcext:value-type="float">
            <text:p>-0,0340097814</text:p>
          </table:table-cell>
          <table:table-cell table:formula="of:=([$input.$B$12]^2+[.$G240]^2)/([$input.$C$9]*EXP(-((ATAN([$input.$B$12]/[.$G240])+[.H240])^2/[$input.$C$15]^2)))" office:value-type="float" office:value="113.579132771654" calcext:value-type="float">
            <text:p>113,5791327717</text:p>
          </table:table-cell>
          <table:table-cell table:formula="of:=ROUND((2*PI()+[.H240])/(2*PI())*32768;0)" office:value-type="float" office:value="32591" calcext:value-type="float">
            <text:p>32591</text:p>
          </table:table-cell>
          <table:table-cell table:formula="of:=ROUND([.I240]/[$input.$C$5]*65536;0)" office:value-type="float" office:value="5917" calcext:value-type="float">
            <text:p>5917</text:p>
          </table:table-cell>
          <table:table-cell table:number-columns-repeated="6"/>
        </table:table-row>
        <table:table-row table:style-name="ro4">
          <table:table-cell office:value-type="float" office:value="236" calcext:value-type="float">
            <text:p>236</text:p>
          </table:table-cell>
          <table:table-cell table:formula="of:=[.$A241]*16.7/256" office:value-type="float" office:value="15.3953125" calcext:value-type="float">
            <text:p>15,3953125</text:p>
          </table:table-cell>
          <table:table-cell table:formula="of:=([$input.$B$15]^2*[.$B241]-ATAN([$input.$B$12]/[.$B241])*[$input.$B$12])/[$input.$B$12]" office:value-type="float" office:value="-0.0187578441484338" calcext:value-type="float">
            <text:p>-0,0187578441</text:p>
          </table:table-cell>
          <table:table-cell table:formula="of:=([$input.$B$12]^2+[.$B241]^2)/([$input.$B$9]*EXP(-((ATAN([$input.$B$12]/[.$B241])+[.C241])^2/[$input.$B$15]^2)))" office:value-type="float" office:value="55.8330380802074" calcext:value-type="float">
            <text:p>55,8330380802</text:p>
          </table:table-cell>
          <table:table-cell table:formula="of:=ROUND((2*PI()+[.C241])/(2*PI())*32768;0)" office:value-type="float" office:value="32670" calcext:value-type="float">
            <text:p>32670</text:p>
          </table:table-cell>
          <table:table-cell table:formula="of:=ROUND([.D241]/[$input.$B$5]*65536;0)" office:value-type="float" office:value="4620" calcext:value-type="float">
            <text:p>4620</text:p>
          </table:table-cell>
          <table:table-cell table:formula="of:=[.$A241]*9.65/256" office:value-type="float" office:value="8.89609375" calcext:value-type="float">
            <text:p>8,89609375</text:p>
          </table:table-cell>
          <table:table-cell table:formula="of:=([$input.$C$15]^2*[.$G241]-ATAN([$input.$B$12]/[.$G241])*[$input.$B$12])/[$input.$B$12]" office:value-type="float" office:value="-0.0322991461146655" calcext:value-type="float">
            <text:p>-0,0322991461</text:p>
          </table:table-cell>
          <table:table-cell table:formula="of:=([$input.$B$12]^2+[.$G241]^2)/([$input.$C$9]*EXP(-((ATAN([$input.$B$12]/[.$G241])+[.H241])^2/[$input.$C$15]^2)))" office:value-type="float" office:value="115.317074792149" calcext:value-type="float">
            <text:p>115,3170747922</text:p>
          </table:table-cell>
          <table:table-cell table:formula="of:=ROUND((2*PI()+[.H241])/(2*PI())*32768;0)" office:value-type="float" office:value="32600" calcext:value-type="float">
            <text:p>32600</text:p>
          </table:table-cell>
          <table:table-cell table:formula="of:=ROUND([.I241]/[$input.$C$5]*65536;0)" office:value-type="float" office:value="6007" calcext:value-type="float">
            <text:p>6007</text:p>
          </table:table-cell>
          <table:table-cell table:number-columns-repeated="6"/>
        </table:table-row>
        <table:table-row table:style-name="ro4">
          <table:table-cell office:value-type="float" office:value="237" calcext:value-type="float">
            <text:p>237</text:p>
          </table:table-cell>
          <table:table-cell table:formula="of:=[.$A242]*16.7/256" office:value-type="float" office:value="15.460546875" calcext:value-type="float">
            <text:p>15,460546875</text:p>
          </table:table-cell>
          <table:table-cell table:formula="of:=([$input.$B$15]^2*[.$B242]-ATAN([$input.$B$12]/[.$B242])*[$input.$B$12])/[$input.$B$12]" office:value-type="float" office:value="-0.0177508449147192" calcext:value-type="float">
            <text:p>-0,0177508449</text:p>
          </table:table-cell>
          <table:table-cell table:formula="of:=([$input.$B$12]^2+[.$B242]^2)/([$input.$B$9]*EXP(-((ATAN([$input.$B$12]/[.$B242])+[.C242])^2/[$input.$B$15]^2)))" office:value-type="float" office:value="56.7072270305368" calcext:value-type="float">
            <text:p>56,7072270305</text:p>
          </table:table-cell>
          <table:table-cell table:formula="of:=ROUND((2*PI()+[.C242])/(2*PI())*32768;0)" office:value-type="float" office:value="32675" calcext:value-type="float">
            <text:p>32675</text:p>
          </table:table-cell>
          <table:table-cell table:formula="of:=ROUND([.D242]/[$input.$B$5]*65536;0)" office:value-type="float" office:value="4692" calcext:value-type="float">
            <text:p>4692</text:p>
          </table:table-cell>
          <table:table-cell table:formula="of:=[.$A242]*9.65/256" office:value-type="float" office:value="8.9337890625" calcext:value-type="float">
            <text:p>8,9337890625</text:p>
          </table:table-cell>
          <table:table-cell table:formula="of:=([$input.$C$15]^2*[.$G242]-ATAN([$input.$B$12]/[.$G242])*[$input.$B$12])/[$input.$B$12]" office:value-type="float" office:value="-0.0305958258369637" calcext:value-type="float">
            <text:p>-0,0305958258</text:p>
          </table:table-cell>
          <table:table-cell table:formula="of:=([$input.$B$12]^2+[.$G242]^2)/([$input.$C$9]*EXP(-((ATAN([$input.$B$12]/[.$G242])+[.H242])^2/[$input.$C$15]^2)))" office:value-type="float" office:value="117.081524654739" calcext:value-type="float">
            <text:p>117,0815246547</text:p>
          </table:table-cell>
          <table:table-cell table:formula="of:=ROUND((2*PI()+[.H242])/(2*PI())*32768;0)" office:value-type="float" office:value="32608" calcext:value-type="float">
            <text:p>32608</text:p>
          </table:table-cell>
          <table:table-cell table:formula="of:=ROUND([.I242]/[$input.$C$5]*65536;0)" office:value-type="float" office:value="6099" calcext:value-type="float">
            <text:p>6099</text:p>
          </table:table-cell>
          <table:table-cell table:number-columns-repeated="6"/>
        </table:table-row>
        <table:table-row table:style-name="ro4">
          <table:table-cell office:value-type="float" office:value="238" calcext:value-type="float">
            <text:p>238</text:p>
          </table:table-cell>
          <table:table-cell table:formula="of:=[.$A243]*16.7/256" office:value-type="float" office:value="15.52578125" calcext:value-type="float">
            <text:p>15,52578125</text:p>
          </table:table-cell>
          <table:table-cell table:formula="of:=([$input.$B$15]^2*[.$B243]-ATAN([$input.$B$12]/[.$B243])*[$input.$B$12])/[$input.$B$12]" office:value-type="float" office:value="-0.0167483015330504" calcext:value-type="float">
            <text:p>-0,0167483015</text:p>
          </table:table-cell>
          <table:table-cell table:formula="of:=([$input.$B$12]^2+[.$B243]^2)/([$input.$B$9]*EXP(-((ATAN([$input.$B$12]/[.$B243])+[.C243])^2/[$input.$B$15]^2)))" office:value-type="float" office:value="57.5949107340113" calcext:value-type="float">
            <text:p>57,594910734</text:p>
          </table:table-cell>
          <table:table-cell table:formula="of:=ROUND((2*PI()+[.C243])/(2*PI())*32768;0)" office:value-type="float" office:value="32681" calcext:value-type="float">
            <text:p>32681</text:p>
          </table:table-cell>
          <table:table-cell table:formula="of:=ROUND([.D243]/[$input.$B$5]*65536;0)" office:value-type="float" office:value="4766" calcext:value-type="float">
            <text:p>4766</text:p>
          </table:table-cell>
          <table:table-cell table:formula="of:=[.$A243]*9.65/256" office:value-type="float" office:value="8.971484375" calcext:value-type="float">
            <text:p>8,971484375</text:p>
          </table:table-cell>
          <table:table-cell table:formula="of:=([$input.$C$15]^2*[.$G243]-ATAN([$input.$B$12]/[.$G243])*[$input.$B$12])/[$input.$B$12]" office:value-type="float" office:value="-0.0288997342317662" calcext:value-type="float">
            <text:p>-0,0288997342</text:p>
          </table:table-cell>
          <table:table-cell table:formula="of:=([$input.$B$12]^2+[.$G243]^2)/([$input.$C$9]*EXP(-((ATAN([$input.$B$12]/[.$G243])+[.H243])^2/[$input.$C$15]^2)))" office:value-type="float" office:value="118.872911695613" calcext:value-type="float">
            <text:p>118,8729116956</text:p>
          </table:table-cell>
          <table:table-cell table:formula="of:=ROUND((2*PI()+[.H243])/(2*PI())*32768;0)" office:value-type="float" office:value="32617" calcext:value-type="float">
            <text:p>32617</text:p>
          </table:table-cell>
          <table:table-cell table:formula="of:=ROUND([.I243]/[$input.$C$5]*65536;0)" office:value-type="float" office:value="6193" calcext:value-type="float">
            <text:p>6193</text:p>
          </table:table-cell>
          <table:table-cell table:number-columns-repeated="6"/>
        </table:table-row>
        <table:table-row table:style-name="ro4">
          <table:table-cell office:value-type="float" office:value="239" calcext:value-type="float">
            <text:p>239</text:p>
          </table:table-cell>
          <table:table-cell table:formula="of:=[.$A244]*16.7/256" office:value-type="float" office:value="15.591015625" calcext:value-type="float">
            <text:p>15,591015625</text:p>
          </table:table-cell>
          <table:table-cell table:formula="of:=([$input.$B$15]^2*[.$B244]-ATAN([$input.$B$12]/[.$B244])*[$input.$B$12])/[$input.$B$12]" office:value-type="float" office:value="-0.0157501592871002" calcext:value-type="float">
            <text:p>-0,0157501593</text:p>
          </table:table-cell>
          <table:table-cell table:formula="of:=([$input.$B$12]^2+[.$B244]^2)/([$input.$B$9]*EXP(-((ATAN([$input.$B$12]/[.$B244])+[.C244])^2/[$input.$B$15]^2)))" office:value-type="float" office:value="58.4963102423044" calcext:value-type="float">
            <text:p>58,4963102423</text:p>
          </table:table-cell>
          <table:table-cell table:formula="of:=ROUND((2*PI()+[.C244])/(2*PI())*32768;0)" office:value-type="float" office:value="32686" calcext:value-type="float">
            <text:p>32686</text:p>
          </table:table-cell>
          <table:table-cell table:formula="of:=ROUND([.D244]/[$input.$B$5]*65536;0)" office:value-type="float" office:value="4840" calcext:value-type="float">
            <text:p>4840</text:p>
          </table:table-cell>
          <table:table-cell table:formula="of:=[.$A244]*9.65/256" office:value-type="float" office:value="9.0091796875" calcext:value-type="float">
            <text:p>9,0091796875</text:p>
          </table:table-cell>
          <table:table-cell table:formula="of:=([$input.$C$15]^2*[.$G244]-ATAN([$input.$B$12]/[.$G244])*[$input.$B$12])/[$input.$B$12]" office:value-type="float" office:value="-0.0272107862796926" calcext:value-type="float">
            <text:p>-0,0272107863</text:p>
          </table:table-cell>
          <table:table-cell table:formula="of:=([$input.$B$12]^2+[.$G244]^2)/([$input.$C$9]*EXP(-((ATAN([$input.$B$12]/[.$G244])+[.H244])^2/[$input.$C$15]^2)))" office:value-type="float" office:value="120.691672704604" calcext:value-type="float">
            <text:p>120,6916727046</text:p>
          </table:table-cell>
          <table:table-cell table:formula="of:=ROUND((2*PI()+[.H244])/(2*PI())*32768;0)" office:value-type="float" office:value="32626" calcext:value-type="float">
            <text:p>32626</text:p>
          </table:table-cell>
          <table:table-cell table:formula="of:=ROUND([.I244]/[$input.$C$5]*65536;0)" office:value-type="float" office:value="6287" calcext:value-type="float">
            <text:p>6287</text:p>
          </table:table-cell>
          <table:table-cell table:number-columns-repeated="6"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[.$A245]*16.7/256" office:value-type="float" office:value="15.65625" calcext:value-type="float">
            <text:p>15,65625</text:p>
          </table:table-cell>
          <table:table-cell table:formula="of:=([$input.$B$15]^2*[.$B245]-ATAN([$input.$B$12]/[.$B245])*[$input.$B$12])/[$input.$B$12]" office:value-type="float" office:value="-0.014756364347816" calcext:value-type="float">
            <text:p>-0,0147563643</text:p>
          </table:table-cell>
          <table:table-cell table:formula="of:=([$input.$B$12]^2+[.$B245]^2)/([$input.$B$9]*EXP(-((ATAN([$input.$B$12]/[.$B245])+[.C245])^2/[$input.$B$15]^2)))" office:value-type="float" office:value="59.4116504822828" calcext:value-type="float">
            <text:p>59,4116504823</text:p>
          </table:table-cell>
          <table:table-cell table:formula="of:=ROUND((2*PI()+[.C245])/(2*PI())*32768;0)" office:value-type="float" office:value="32691" calcext:value-type="float">
            <text:p>32691</text:p>
          </table:table-cell>
          <table:table-cell table:formula="of:=ROUND([.D245]/[$input.$B$5]*65536;0)" office:value-type="float" office:value="4916" calcext:value-type="float">
            <text:p>4916</text:p>
          </table:table-cell>
          <table:table-cell table:formula="of:=[.$A245]*9.65/256" office:value-type="float" office:value="9.046875" calcext:value-type="float">
            <text:p>9,046875</text:p>
          </table:table-cell>
          <table:table-cell table:formula="of:=([$input.$C$15]^2*[.$G245]-ATAN([$input.$B$12]/[.$G245])*[$input.$B$12])/[$input.$B$12]" office:value-type="float" office:value="-0.0255288982666481" calcext:value-type="float">
            <text:p>-0,0255288983</text:p>
          </table:table-cell>
          <table:table-cell table:formula="of:=([$input.$B$12]^2+[.$G245]^2)/([$input.$C$9]*EXP(-((ATAN([$input.$B$12]/[.$G245])+[.H245])^2/[$input.$C$15]^2)))" office:value-type="float" office:value="122.538252061832" calcext:value-type="float">
            <text:p>122,5382520618</text:p>
          </table:table-cell>
          <table:table-cell table:formula="of:=ROUND((2*PI()+[.H245])/(2*PI())*32768;0)" office:value-type="float" office:value="32635" calcext:value-type="float">
            <text:p>32635</text:p>
          </table:table-cell>
          <table:table-cell table:formula="of:=ROUND([.I245]/[$input.$C$5]*65536;0)" office:value-type="float" office:value="6384" calcext:value-type="float">
            <text:p>6384</text:p>
          </table:table-cell>
          <table:table-cell table:number-columns-repeated="6"/>
        </table:table-row>
        <table:table-row table:style-name="ro4">
          <table:table-cell office:value-type="float" office:value="241" calcext:value-type="float">
            <text:p>241</text:p>
          </table:table-cell>
          <table:table-cell table:formula="of:=[.$A246]*16.7/256" office:value-type="float" office:value="15.721484375" calcext:value-type="float">
            <text:p>15,721484375</text:p>
          </table:table-cell>
          <table:table-cell table:formula="of:=([$input.$B$15]^2*[.$B246]-ATAN([$input.$B$12]/[.$B246])*[$input.$B$12])/[$input.$B$12]" office:value-type="float" office:value="-0.0137668637556084" calcext:value-type="float">
            <text:p>-0,0137668638</text:p>
          </table:table-cell>
          <table:table-cell table:formula="of:=([$input.$B$12]^2+[.$B246]^2)/([$input.$B$9]*EXP(-((ATAN([$input.$B$12]/[.$B246])+[.C246])^2/[$input.$B$15]^2)))" office:value-type="float" office:value="60.3411603277268" calcext:value-type="float">
            <text:p>60,3411603277</text:p>
          </table:table-cell>
          <table:table-cell table:formula="of:=ROUND((2*PI()+[.C246])/(2*PI())*32768;0)" office:value-type="float" office:value="32696" calcext:value-type="float">
            <text:p>32696</text:p>
          </table:table-cell>
          <table:table-cell table:formula="of:=ROUND([.D246]/[$input.$B$5]*65536;0)" office:value-type="float" office:value="4993" calcext:value-type="float">
            <text:p>4993</text:p>
          </table:table-cell>
          <table:table-cell table:formula="of:=[.$A246]*9.65/256" office:value-type="float" office:value="9.0845703125" calcext:value-type="float">
            <text:p>9,0845703125</text:p>
          </table:table-cell>
          <table:table-cell table:formula="of:=([$input.$C$15]^2*[.$G246]-ATAN([$input.$B$12]/[.$G246])*[$input.$B$12])/[$input.$B$12]" office:value-type="float" office:value="-0.0238539877593269" calcext:value-type="float">
            <text:p>-0,0238539878</text:p>
          </table:table-cell>
          <table:table-cell table:formula="of:=([$input.$B$12]^2+[.$G246]^2)/([$input.$C$9]*EXP(-((ATAN([$input.$B$12]/[.$G246])+[.H246])^2/[$input.$C$15]^2)))" office:value-type="float" office:value="124.413101876989" calcext:value-type="float">
            <text:p>124,413101877</text:p>
          </table:table-cell>
          <table:table-cell table:formula="of:=ROUND((2*PI()+[.H246])/(2*PI())*32768;0)" office:value-type="float" office:value="32644" calcext:value-type="float">
            <text:p>32644</text:p>
          </table:table-cell>
          <table:table-cell table:formula="of:=ROUND([.I246]/[$input.$C$5]*65536;0)" office:value-type="float" office:value="6481" calcext:value-type="float">
            <text:p>6481</text:p>
          </table:table-cell>
          <table:table-cell table:number-columns-repeated="6"/>
        </table:table-row>
        <table:table-row table:style-name="ro4">
          <table:table-cell office:value-type="float" office:value="242" calcext:value-type="float">
            <text:p>242</text:p>
          </table:table-cell>
          <table:table-cell table:formula="of:=[.$A247]*16.7/256" office:value-type="float" office:value="15.78671875" calcext:value-type="float">
            <text:p>15,78671875</text:p>
          </table:table-cell>
          <table:table-cell table:formula="of:=([$input.$B$15]^2*[.$B247]-ATAN([$input.$B$12]/[.$B247])*[$input.$B$12])/[$input.$B$12]" office:value-type="float" office:value="-0.0127816054029638" calcext:value-type="float">
            <text:p>-0,0127816054</text:p>
          </table:table-cell>
          <table:table-cell table:formula="of:=([$input.$B$12]^2+[.$B247]^2)/([$input.$B$9]*EXP(-((ATAN([$input.$B$12]/[.$B247])+[.C247])^2/[$input.$B$15]^2)))" office:value-type="float" office:value="61.2850726724533" calcext:value-type="float">
            <text:p>61,2850726725</text:p>
          </table:table-cell>
          <table:table-cell table:formula="of:=ROUND((2*PI()+[.C247])/(2*PI())*32768;0)" office:value-type="float" office:value="32701" calcext:value-type="float">
            <text:p>32701</text:p>
          </table:table-cell>
          <table:table-cell table:formula="of:=ROUND([.D247]/[$input.$B$5]*65536;0)" office:value-type="float" office:value="5071" calcext:value-type="float">
            <text:p>5071</text:p>
          </table:table-cell>
          <table:table-cell table:formula="of:=[.$A247]*9.65/256" office:value-type="float" office:value="9.122265625" calcext:value-type="float">
            <text:p>9,122265625</text:p>
          </table:table-cell>
          <table:table-cell table:formula="of:=([$input.$C$15]^2*[.$G247]-ATAN([$input.$B$12]/[.$G247])*[$input.$B$12])/[$input.$B$12]" office:value-type="float" office:value="-0.0221859735812519" calcext:value-type="float">
            <text:p>-0,0221859736</text:p>
          </table:table-cell>
          <table:table-cell table:formula="of:=([$input.$B$12]^2+[.$G247]^2)/([$input.$C$9]*EXP(-((ATAN([$input.$B$12]/[.$G247])+[.H247])^2/[$input.$C$15]^2)))" office:value-type="float" office:value="126.316682131329" calcext:value-type="float">
            <text:p>126,3166821313</text:p>
          </table:table-cell>
          <table:table-cell table:formula="of:=ROUND((2*PI()+[.H247])/(2*PI())*32768;0)" office:value-type="float" office:value="32652" calcext:value-type="float">
            <text:p>32652</text:p>
          </table:table-cell>
          <table:table-cell table:formula="of:=ROUND([.I247]/[$input.$C$5]*65536;0)" office:value-type="float" office:value="6581" calcext:value-type="float">
            <text:p>6581</text:p>
          </table:table-cell>
          <table:table-cell table:number-columns-repeated="6"/>
        </table:table-row>
        <table:table-row table:style-name="ro4">
          <table:table-cell office:value-type="float" office:value="243" calcext:value-type="float">
            <text:p>243</text:p>
          </table:table-cell>
          <table:table-cell table:formula="of:=[.$A248]*16.7/256" office:value-type="float" office:value="15.851953125" calcext:value-type="float">
            <text:p>15,851953125</text:p>
          </table:table-cell>
          <table:table-cell table:formula="of:=([$input.$B$15]^2*[.$B248]-ATAN([$input.$B$12]/[.$B248])*[$input.$B$12])/[$input.$B$12]" office:value-type="float" office:value="-0.0118005380174718" calcext:value-type="float">
            <text:p>-0,011800538</text:p>
          </table:table-cell>
          <table:table-cell table:formula="of:=([$input.$B$12]^2+[.$B248]^2)/([$input.$B$9]*EXP(-((ATAN([$input.$B$12]/[.$B248])+[.C248])^2/[$input.$B$15]^2)))" office:value-type="float" office:value="62.243624504868" calcext:value-type="float">
            <text:p>62,2436245049</text:p>
          </table:table-cell>
          <table:table-cell table:formula="of:=ROUND((2*PI()+[.C248])/(2*PI())*32768;0)" office:value-type="float" office:value="32706" calcext:value-type="float">
            <text:p>32706</text:p>
          </table:table-cell>
          <table:table-cell table:formula="of:=ROUND([.D248]/[$input.$B$5]*65536;0)" office:value-type="float" office:value="5151" calcext:value-type="float">
            <text:p>5151</text:p>
          </table:table-cell>
          <table:table-cell table:formula="of:=[.$A248]*9.65/256" office:value-type="float" office:value="9.1599609375" calcext:value-type="float">
            <text:p>9,1599609375</text:p>
          </table:table-cell>
          <table:table-cell table:formula="of:=([$input.$C$15]^2*[.$G248]-ATAN([$input.$B$12]/[.$G248])*[$input.$B$12])/[$input.$B$12]" office:value-type="float" office:value="-0.0205247757893418" calcext:value-type="float">
            <text:p>-0,0205247758</text:p>
          </table:table-cell>
          <table:table-cell table:formula="of:=([$input.$B$12]^2+[.$G248]^2)/([$input.$C$9]*EXP(-((ATAN([$input.$B$12]/[.$G248])+[.H248])^2/[$input.$C$15]^2)))" office:value-type="float" office:value="128.249460822407" calcext:value-type="float">
            <text:p>128,2494608224</text:p>
          </table:table-cell>
          <table:table-cell table:formula="of:=ROUND((2*PI()+[.H248])/(2*PI())*32768;0)" office:value-type="float" office:value="32661" calcext:value-type="float">
            <text:p>32661</text:p>
          </table:table-cell>
          <table:table-cell table:formula="of:=ROUND([.I248]/[$input.$C$5]*65536;0)" office:value-type="float" office:value="6681" calcext:value-type="float">
            <text:p>6681</text:p>
          </table:table-cell>
          <table:table-cell table:number-columns-repeated="6"/>
        </table:table-row>
        <table:table-row table:style-name="ro4">
          <table:table-cell office:value-type="float" office:value="244" calcext:value-type="float">
            <text:p>244</text:p>
          </table:table-cell>
          <table:table-cell table:formula="of:=[.$A249]*16.7/256" office:value-type="float" office:value="15.9171875" calcext:value-type="float">
            <text:p>15,9171875</text:p>
          </table:table-cell>
          <table:table-cell table:formula="of:=([$input.$B$15]^2*[.$B249]-ATAN([$input.$B$12]/[.$B249])*[$input.$B$12])/[$input.$B$12]" office:value-type="float" office:value="-0.0108236111452525" calcext:value-type="float">
            <text:p>-0,0108236111</text:p>
          </table:table-cell>
          <table:table-cell table:formula="of:=([$input.$B$12]^2+[.$B249]^2)/([$input.$B$9]*EXP(-((ATAN([$input.$B$12]/[.$B249])+[.C249])^2/[$input.$B$15]^2)))" office:value-type="float" office:value="63.2170569839786" calcext:value-type="float">
            <text:p>63,217056984</text:p>
          </table:table-cell>
          <table:table-cell table:formula="of:=ROUND((2*PI()+[.C249])/(2*PI())*32768;0)" office:value-type="float" office:value="32712" calcext:value-type="float">
            <text:p>32712</text:p>
          </table:table-cell>
          <table:table-cell table:formula="of:=ROUND([.D249]/[$input.$B$5]*65536;0)" office:value-type="float" office:value="5231" calcext:value-type="float">
            <text:p>5231</text:p>
          </table:table-cell>
          <table:table-cell table:formula="of:=[.$A249]*9.65/256" office:value-type="float" office:value="9.19765625" calcext:value-type="float">
            <text:p>9,19765625</text:p>
          </table:table-cell>
          <table:table-cell table:formula="of:=([$input.$C$15]^2*[.$G249]-ATAN([$input.$B$12]/[.$G249])*[$input.$B$12])/[$input.$B$12]" office:value-type="float" office:value="-0.0188703156509889" calcext:value-type="float">
            <text:p>-0,0188703157</text:p>
          </table:table-cell>
          <table:table-cell table:formula="of:=([$input.$B$12]^2+[.$G249]^2)/([$input.$C$9]*EXP(-((ATAN([$input.$B$12]/[.$G249])+[.H249])^2/[$input.$C$15]^2)))" office:value-type="float" office:value="130.211914111641" calcext:value-type="float">
            <text:p>130,2119141116</text:p>
          </table:table-cell>
          <table:table-cell table:formula="of:=ROUND((2*PI()+[.H249])/(2*PI())*32768;0)" office:value-type="float" office:value="32670" calcext:value-type="float">
            <text:p>32670</text:p>
          </table:table-cell>
          <table:table-cell table:formula="of:=ROUND([.I249]/[$input.$C$5]*65536;0)" office:value-type="float" office:value="6783" calcext:value-type="float">
            <text:p>6783</text:p>
          </table:table-cell>
          <table:table-cell table:number-columns-repeated="6"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[.$A250]*16.7/256" office:value-type="float" office:value="15.982421875" calcext:value-type="float">
            <text:p>15,982421875</text:p>
          </table:table-cell>
          <table:table-cell table:formula="of:=([$input.$B$15]^2*[.$B250]-ATAN([$input.$B$12]/[.$B250])*[$input.$B$12])/[$input.$B$12]" office:value-type="float" office:value="-0.00985077513477611" calcext:value-type="float">
            <text:p>-0,0098507751</text:p>
          </table:table-cell>
          <table:table-cell table:formula="of:=([$input.$B$12]^2+[.$B250]^2)/([$input.$B$9]*EXP(-((ATAN([$input.$B$12]/[.$B250])+[.C250])^2/[$input.$B$15]^2)))" office:value-type="float" office:value="64.2056155168969" calcext:value-type="float">
            <text:p>64,2056155169</text:p>
          </table:table-cell>
          <table:table-cell table:formula="of:=ROUND((2*PI()+[.C250])/(2*PI())*32768;0)" office:value-type="float" office:value="32717" calcext:value-type="float">
            <text:p>32717</text:p>
          </table:table-cell>
          <table:table-cell table:formula="of:=ROUND([.D250]/[$input.$B$5]*65536;0)" office:value-type="float" office:value="5313" calcext:value-type="float">
            <text:p>5313</text:p>
          </table:table-cell>
          <table:table-cell table:formula="of:=[.$A250]*9.65/256" office:value-type="float" office:value="9.2353515625" calcext:value-type="float">
            <text:p>9,2353515625</text:p>
          </table:table-cell>
          <table:table-cell table:formula="of:=([$input.$C$15]^2*[.$G250]-ATAN([$input.$B$12]/[.$G250])*[$input.$B$12])/[$input.$B$12]" office:value-type="float" office:value="-0.0172225156216366" calcext:value-type="float">
            <text:p>-0,0172225156</text:p>
          </table:table-cell>
          <table:table-cell table:formula="of:=([$input.$B$12]^2+[.$G250]^2)/([$input.$C$9]*EXP(-((ATAN([$input.$B$12]/[.$G250])+[.H250])^2/[$input.$C$15]^2)))" office:value-type="float" office:value="132.204526474729" calcext:value-type="float">
            <text:p>132,2045264747</text:p>
          </table:table-cell>
          <table:table-cell table:formula="of:=ROUND((2*PI()+[.H250])/(2*PI())*32768;0)" office:value-type="float" office:value="32678" calcext:value-type="float">
            <text:p>32678</text:p>
          </table:table-cell>
          <table:table-cell table:formula="of:=ROUND([.I250]/[$input.$C$5]*65536;0)" office:value-type="float" office:value="6887" calcext:value-type="float">
            <text:p>6887</text:p>
          </table:table-cell>
          <table:table-cell table:number-columns-repeated="6"/>
        </table:table-row>
        <table:table-row table:style-name="ro4">
          <table:table-cell office:value-type="float" office:value="246" calcext:value-type="float">
            <text:p>246</text:p>
          </table:table-cell>
          <table:table-cell table:formula="of:=[.$A251]*16.7/256" office:value-type="float" office:value="16.04765625" calcext:value-type="float">
            <text:p>16,04765625</text:p>
          </table:table-cell>
          <table:table-cell table:formula="of:=([$input.$B$15]^2*[.$B251]-ATAN([$input.$B$12]/[.$B251])*[$input.$B$12])/[$input.$B$12]" office:value-type="float" office:value="-0.00888198112106228" calcext:value-type="float">
            <text:p>-0,0088819811</text:p>
          </table:table-cell>
          <table:table-cell table:formula="of:=([$input.$B$12]^2+[.$B251]^2)/([$input.$B$9]*EXP(-((ATAN([$input.$B$12]/[.$B251])+[.C251])^2/[$input.$B$15]^2)))" office:value-type="float" office:value="65.2095498378618" calcext:value-type="float">
            <text:p>65,2095498379</text:p>
          </table:table-cell>
          <table:table-cell table:formula="of:=ROUND((2*PI()+[.C251])/(2*PI())*32768;0)" office:value-type="float" office:value="32722" calcext:value-type="float">
            <text:p>32722</text:p>
          </table:table-cell>
          <table:table-cell table:formula="of:=ROUND([.D251]/[$input.$B$5]*65536;0)" office:value-type="float" office:value="5396" calcext:value-type="float">
            <text:p>5396</text:p>
          </table:table-cell>
          <table:table-cell table:formula="of:=[.$A251]*9.65/256" office:value-type="float" office:value="9.273046875" calcext:value-type="float">
            <text:p>9,273046875</text:p>
          </table:table-cell>
          <table:table-cell table:formula="of:=([$input.$C$15]^2*[.$G251]-ATAN([$input.$B$12]/[.$G251])*[$input.$B$12])/[$input.$B$12]" office:value-type="float" office:value="-0.0155812993228447" calcext:value-type="float">
            <text:p>-0,0155812993</text:p>
          </table:table-cell>
          <table:table-cell table:formula="of:=([$input.$B$12]^2+[.$G251]^2)/([$input.$C$9]*EXP(-((ATAN([$input.$B$12]/[.$G251])+[.H251])^2/[$input.$C$15]^2)))" office:value-type="float" office:value="134.227790855" calcext:value-type="float">
            <text:p>134,227790855</text:p>
          </table:table-cell>
          <table:table-cell table:formula="of:=ROUND((2*PI()+[.H251])/(2*PI())*32768;0)" office:value-type="float" office:value="32687" calcext:value-type="float">
            <text:p>32687</text:p>
          </table:table-cell>
          <table:table-cell table:formula="of:=ROUND([.I251]/[$input.$C$5]*65536;0)" office:value-type="float" office:value="6993" calcext:value-type="float">
            <text:p>6993</text:p>
          </table:table-cell>
          <table:table-cell table:number-columns-repeated="6"/>
        </table:table-row>
        <table:table-row table:style-name="ro4">
          <table:table-cell office:value-type="float" office:value="247" calcext:value-type="float">
            <text:p>247</text:p>
          </table:table-cell>
          <table:table-cell table:formula="of:=[.$A252]*16.7/256" office:value-type="float" office:value="16.112890625" calcext:value-type="float">
            <text:p>16,112890625</text:p>
          </table:table-cell>
          <table:table-cell table:formula="of:=([$input.$B$15]^2*[.$B252]-ATAN([$input.$B$12]/[.$B252])*[$input.$B$12])/[$input.$B$12]" office:value-type="float" office:value="-0.00791718101024906" calcext:value-type="float">
            <text:p>-0,007917181</text:p>
          </table:table-cell>
          <table:table-cell table:formula="of:=([$input.$B$12]^2+[.$B252]^2)/([$input.$B$9]*EXP(-((ATAN([$input.$B$12]/[.$B252])+[.C252])^2/[$input.$B$15]^2)))" office:value-type="float" office:value="66.2291140888129" calcext:value-type="float">
            <text:p>66,2291140888</text:p>
          </table:table-cell>
          <table:table-cell table:formula="of:=ROUND((2*PI()+[.C252])/(2*PI())*32768;0)" office:value-type="float" office:value="32727" calcext:value-type="float">
            <text:p>32727</text:p>
          </table:table-cell>
          <table:table-cell table:formula="of:=ROUND([.D252]/[$input.$B$5]*65536;0)" office:value-type="float" office:value="5480" calcext:value-type="float">
            <text:p>5480</text:p>
          </table:table-cell>
          <table:table-cell table:formula="of:=[.$A252]*9.65/256" office:value-type="float" office:value="9.3107421875" calcext:value-type="float">
            <text:p>9,3107421875</text:p>
          </table:table-cell>
          <table:table-cell table:formula="of:=([$input.$C$15]^2*[.$G252]-ATAN([$input.$B$12]/[.$G252])*[$input.$B$12])/[$input.$B$12]" office:value-type="float" office:value="-0.0139465915208287" calcext:value-type="float">
            <text:p>-0,0139465915</text:p>
          </table:table-cell>
          <table:table-cell table:formula="of:=([$input.$B$12]^2+[.$G252]^2)/([$input.$C$9]*EXP(-((ATAN([$input.$B$12]/[.$G252])+[.H252])^2/[$input.$C$15]^2)))" office:value-type="float" office:value="136.282208819757" calcext:value-type="float">
            <text:p>136,2822088198</text:p>
          </table:table-cell>
          <table:table-cell table:formula="of:=ROUND((2*PI()+[.H252])/(2*PI())*32768;0)" office:value-type="float" office:value="32695" calcext:value-type="float">
            <text:p>32695</text:p>
          </table:table-cell>
          <table:table-cell table:formula="of:=ROUND([.I252]/[$input.$C$5]*65536;0)" office:value-type="float" office:value="7100" calcext:value-type="float">
            <text:p>7100</text:p>
          </table:table-cell>
          <table:table-cell table:number-columns-repeated="6"/>
        </table:table-row>
        <table:table-row table:style-name="ro4">
          <table:table-cell office:value-type="float" office:value="248" calcext:value-type="float">
            <text:p>248</text:p>
          </table:table-cell>
          <table:table-cell table:formula="of:=[.$A253]*16.7/256" office:value-type="float" office:value="16.178125" calcext:value-type="float">
            <text:p>16,178125</text:p>
          </table:table-cell>
          <table:table-cell table:formula="of:=([$input.$B$15]^2*[.$B253]-ATAN([$input.$B$12]/[.$B253])*[$input.$B$12])/[$input.$B$12]" office:value-type="float" office:value="-0.00695632746452216" calcext:value-type="float">
            <text:p>-0,0069563275</text:p>
          </table:table-cell>
          <table:table-cell table:formula="of:=([$input.$B$12]^2+[.$B253]^2)/([$input.$B$9]*EXP(-((ATAN([$input.$B$12]/[.$B253])+[.C253])^2/[$input.$B$15]^2)))" office:value-type="float" office:value="67.2645669015487" calcext:value-type="float">
            <text:p>67,2645669015</text:p>
          </table:table-cell>
          <table:table-cell table:formula="of:=ROUND((2*PI()+[.C253])/(2*PI())*32768;0)" office:value-type="float" office:value="32732" calcext:value-type="float">
            <text:p>32732</text:p>
          </table:table-cell>
          <table:table-cell table:formula="of:=ROUND([.D253]/[$input.$B$5]*65536;0)" office:value-type="float" office:value="5566" calcext:value-type="float">
            <text:p>5566</text:p>
          </table:table-cell>
          <table:table-cell table:formula="of:=[.$A253]*9.65/256" office:value-type="float" office:value="9.3484375" calcext:value-type="float">
            <text:p>9,3484375</text:p>
          </table:table-cell>
          <table:table-cell table:formula="of:=([$input.$C$15]^2*[.$G253]-ATAN([$input.$B$12]/[.$G253])*[$input.$B$12])/[$input.$B$12]" office:value-type="float" office:value="-0.0123183181054633" calcext:value-type="float">
            <text:p>-0,0123183181</text:p>
          </table:table-cell>
          <table:table-cell table:formula="of:=([$input.$B$12]^2+[.$G253]^2)/([$input.$C$9]*EXP(-((ATAN([$input.$B$12]/[.$G253])+[.H253])^2/[$input.$C$15]^2)))" office:value-type="float" office:value="138.368290719653" calcext:value-type="float">
            <text:p>138,3682907197</text:p>
          </table:table-cell>
          <table:table-cell table:formula="of:=ROUND((2*PI()+[.H253])/(2*PI())*32768;0)" office:value-type="float" office:value="32704" calcext:value-type="float">
            <text:p>32704</text:p>
          </table:table-cell>
          <table:table-cell table:formula="of:=ROUND([.I253]/[$input.$C$5]*65536;0)" office:value-type="float" office:value="7208" calcext:value-type="float">
            <text:p>7208</text:p>
          </table:table-cell>
          <table:table-cell table:number-columns-repeated="6"/>
        </table:table-row>
        <table:table-row table:style-name="ro4">
          <table:table-cell office:value-type="float" office:value="249" calcext:value-type="float">
            <text:p>249</text:p>
          </table:table-cell>
          <table:table-cell table:formula="of:=[.$A254]*16.7/256" office:value-type="float" office:value="16.243359375" calcext:value-type="float">
            <text:p>16,243359375</text:p>
          </table:table-cell>
          <table:table-cell table:formula="of:=([$input.$B$15]^2*[.$B254]-ATAN([$input.$B$12]/[.$B254])*[$input.$B$12])/[$input.$B$12]" office:value-type="float" office:value="-0.00599937388739408" calcext:value-type="float">
            <text:p>-0,0059993739</text:p>
          </table:table-cell>
          <table:table-cell table:formula="of:=([$input.$B$12]^2+[.$B254]^2)/([$input.$B$9]*EXP(-((ATAN([$input.$B$12]/[.$B254])+[.C254])^2/[$input.$B$15]^2)))" office:value-type="float" office:value="68.3161714814997" calcext:value-type="float">
            <text:p>68,3161714815</text:p>
          </table:table-cell>
          <table:table-cell table:formula="of:=ROUND((2*PI()+[.C254])/(2*PI())*32768;0)" office:value-type="float" office:value="32737" calcext:value-type="float">
            <text:p>32737</text:p>
          </table:table-cell>
          <table:table-cell table:formula="of:=ROUND([.D254]/[$input.$B$5]*65536;0)" office:value-type="float" office:value="5653" calcext:value-type="float">
            <text:p>5653</text:p>
          </table:table-cell>
          <table:table-cell table:formula="of:=[.$A254]*9.65/256" office:value-type="float" office:value="9.3861328125" calcext:value-type="float">
            <text:p>9,3861328125</text:p>
          </table:table-cell>
          <table:table-cell table:formula="of:=([$input.$C$15]^2*[.$G254]-ATAN([$input.$B$12]/[.$G254])*[$input.$B$12])/[$input.$B$12]" office:value-type="float" office:value="-0.0106964060697367" calcext:value-type="float">
            <text:p>-0,0106964061</text:p>
          </table:table-cell>
          <table:table-cell table:formula="of:=([$input.$B$12]^2+[.$G254]^2)/([$input.$C$9]*EXP(-((ATAN([$input.$B$12]/[.$G254])+[.H254])^2/[$input.$C$15]^2)))" office:value-type="float" office:value="140.486555851191" calcext:value-type="float">
            <text:p>140,4865558512</text:p>
          </table:table-cell>
          <table:table-cell table:formula="of:=ROUND((2*PI()+[.H254])/(2*PI())*32768;0)" office:value-type="float" office:value="32712" calcext:value-type="float">
            <text:p>32712</text:p>
          </table:table-cell>
          <table:table-cell table:formula="of:=ROUND([.I254]/[$input.$C$5]*65536;0)" office:value-type="float" office:value="7319" calcext:value-type="float">
            <text:p>7319</text:p>
          </table:table-cell>
          <table:table-cell table:number-columns-repeated="6"/>
        </table:table-row>
        <table:table-row table:style-name="ro4">
          <table:table-cell office:value-type="float" office:value="250" calcext:value-type="float">
            <text:p>250</text:p>
          </table:table-cell>
          <table:table-cell table:formula="of:=[.$A255]*16.7/256" office:value-type="float" office:value="16.30859375" calcext:value-type="float">
            <text:p>16,30859375</text:p>
          </table:table-cell>
          <table:table-cell table:formula="of:=([$input.$B$15]^2*[.$B255]-ATAN([$input.$B$12]/[.$B255])*[$input.$B$12])/[$input.$B$12]" office:value-type="float" office:value="-0.00504627440932442" calcext:value-type="float">
            <text:p>-0,0050462744</text:p>
          </table:table-cell>
          <table:table-cell table:formula="of:=([$input.$B$12]^2+[.$B255]^2)/([$input.$B$9]*EXP(-((ATAN([$input.$B$12]/[.$B255])+[.C255])^2/[$input.$B$15]^2)))" office:value-type="float" office:value="69.3841956931512" calcext:value-type="float">
            <text:p>69,3841956932</text:p>
          </table:table-cell>
          <table:table-cell table:formula="of:=ROUND((2*PI()+[.C255])/(2*PI())*32768;0)" office:value-type="float" office:value="32742" calcext:value-type="float">
            <text:p>32742</text:p>
          </table:table-cell>
          <table:table-cell table:formula="of:=ROUND([.D255]/[$input.$B$5]*65536;0)" office:value-type="float" office:value="5741" calcext:value-type="float">
            <text:p>5741</text:p>
          </table:table-cell>
          <table:table-cell table:formula="of:=[.$A255]*9.65/256" office:value-type="float" office:value="9.423828125" calcext:value-type="float">
            <text:p>9,423828125</text:p>
          </table:table-cell>
          <table:table-cell table:formula="of:=([$input.$C$15]^2*[.$G255]-ATAN([$input.$B$12]/[.$G255])*[$input.$B$12])/[$input.$B$12]" office:value-type="float" office:value="-0.00908078348964692" calcext:value-type="float">
            <text:p>-0,0090807835</text:p>
          </table:table-cell>
          <table:table-cell table:formula="of:=([$input.$B$12]^2+[.$G255]^2)/([$input.$C$9]*EXP(-((ATAN([$input.$B$12]/[.$G255])+[.H255])^2/[$input.$C$15]^2)))" office:value-type="float" office:value="142.63753262239" calcext:value-type="float">
            <text:p>142,6375326224</text:p>
          </table:table-cell>
          <table:table-cell table:formula="of:=ROUND((2*PI()+[.H255])/(2*PI())*32768;0)" office:value-type="float" office:value="32721" calcext:value-type="float">
            <text:p>32721</text:p>
          </table:table-cell>
          <table:table-cell table:formula="of:=ROUND([.I255]/[$input.$C$5]*65536;0)" office:value-type="float" office:value="7431" calcext:value-type="float">
            <text:p>7431</text:p>
          </table:table-cell>
          <table:table-cell table:number-columns-repeated="6"/>
        </table:table-row>
        <table:table-row table:style-name="ro4">
          <table:table-cell office:value-type="float" office:value="251" calcext:value-type="float">
            <text:p>251</text:p>
          </table:table-cell>
          <table:table-cell table:formula="of:=[.$A256]*16.7/256" office:value-type="float" office:value="16.373828125" calcext:value-type="float">
            <text:p>16,373828125</text:p>
          </table:table-cell>
          <table:table-cell table:formula="of:=([$input.$B$15]^2*[.$B256]-ATAN([$input.$B$12]/[.$B256])*[$input.$B$12])/[$input.$B$12]" office:value-type="float" office:value="-0.00409698387367134" calcext:value-type="float">
            <text:p>-0,0040969839</text:p>
          </table:table-cell>
          <table:table-cell table:formula="of:=([$input.$B$12]^2+[.$B256]^2)/([$input.$B$9]*EXP(-((ATAN([$input.$B$12]/[.$B256])+[.C256])^2/[$input.$B$15]^2)))" office:value-type="float" office:value="70.4689121471492" calcext:value-type="float">
            <text:p>70,4689121471</text:p>
          </table:table-cell>
          <table:table-cell table:formula="of:=ROUND((2*PI()+[.C256])/(2*PI())*32768;0)" office:value-type="float" office:value="32747" calcext:value-type="float">
            <text:p>32747</text:p>
          </table:table-cell>
          <table:table-cell table:formula="of:=ROUND([.D256]/[$input.$B$5]*65536;0)" office:value-type="float" office:value="5831" calcext:value-type="float">
            <text:p>5831</text:p>
          </table:table-cell>
          <table:table-cell table:formula="of:=[.$A256]*9.65/256" office:value-type="float" office:value="9.4615234375" calcext:value-type="float">
            <text:p>9,4615234375</text:p>
          </table:table-cell>
          <table:table-cell table:formula="of:=([$input.$C$15]^2*[.$G256]-ATAN([$input.$B$12]/[.$G256])*[$input.$B$12])/[$input.$B$12]" office:value-type="float" office:value="-0.00747137950452773" calcext:value-type="float">
            <text:p>-0,0074713795</text:p>
          </table:table-cell>
          <table:table-cell table:formula="of:=([$input.$B$12]^2+[.$G256]^2)/([$input.$C$9]*EXP(-((ATAN([$input.$B$12]/[.$G256])+[.H256])^2/[$input.$C$15]^2)))" office:value-type="float" office:value="144.821758721693" calcext:value-type="float">
            <text:p>144,8217587217</text:p>
          </table:table-cell>
          <table:table-cell table:formula="of:=ROUND((2*PI()+[.H256])/(2*PI())*32768;0)" office:value-type="float" office:value="32729" calcext:value-type="float">
            <text:p>32729</text:p>
          </table:table-cell>
          <table:table-cell table:formula="of:=ROUND([.I256]/[$input.$C$5]*65536;0)" office:value-type="float" office:value="7545" calcext:value-type="float">
            <text:p>7545</text:p>
          </table:table-cell>
          <table:table-cell table:number-columns-repeated="6"/>
        </table:table-row>
        <table:table-row table:style-name="ro4">
          <table:table-cell office:value-type="float" office:value="252" calcext:value-type="float">
            <text:p>252</text:p>
          </table:table-cell>
          <table:table-cell table:formula="of:=[.$A257]*16.7/256" office:value-type="float" office:value="16.4390625" calcext:value-type="float">
            <text:p>16,4390625</text:p>
          </table:table-cell>
          <table:table-cell table:formula="of:=([$input.$B$15]^2*[.$B257]-ATAN([$input.$B$12]/[.$B257])*[$input.$B$12])/[$input.$B$12]" office:value-type="float" office:value="-0.00315145782296604" calcext:value-type="float">
            <text:p>-0,0031514578</text:p>
          </table:table-cell>
          <table:table-cell table:formula="of:=([$input.$B$12]^2+[.$B257]^2)/([$input.$B$9]*EXP(-((ATAN([$input.$B$12]/[.$B257])+[.C257])^2/[$input.$B$15]^2)))" office:value-type="float" office:value="71.570598289125" calcext:value-type="float">
            <text:p>71,5705982891</text:p>
          </table:table-cell>
          <table:table-cell table:formula="of:=ROUND((2*PI()+[.C257])/(2*PI())*32768;0)" office:value-type="float" office:value="32752" calcext:value-type="float">
            <text:p>32752</text:p>
          </table:table-cell>
          <table:table-cell table:formula="of:=ROUND([.D257]/[$input.$B$5]*65536;0)" office:value-type="float" office:value="5922" calcext:value-type="float">
            <text:p>5922</text:p>
          </table:table-cell>
          <table:table-cell table:formula="of:=[.$A257]*9.65/256" office:value-type="float" office:value="9.49921875" calcext:value-type="float">
            <text:p>9,49921875</text:p>
          </table:table-cell>
          <table:table-cell table:formula="of:=([$input.$C$15]^2*[.$G257]-ATAN([$input.$B$12]/[.$G257])*[$input.$B$12])/[$input.$B$12]" office:value-type="float" office:value="-0.00586812429779393" calcext:value-type="float">
            <text:p>-0,0058681243</text:p>
          </table:table-cell>
          <table:table-cell table:formula="of:=([$input.$B$12]^2+[.$G257]^2)/([$input.$C$9]*EXP(-((ATAN([$input.$B$12]/[.$G257])+[.H257])^2/[$input.$C$15]^2)))" office:value-type="float" office:value="147.039781290172" calcext:value-type="float">
            <text:p>147,0397812902</text:p>
          </table:table-cell>
          <table:table-cell table:formula="of:=ROUND((2*PI()+[.H257])/(2*PI())*32768;0)" office:value-type="float" office:value="32737" calcext:value-type="float">
            <text:p>32737</text:p>
          </table:table-cell>
          <table:table-cell table:formula="of:=ROUND([.I257]/[$input.$C$5]*65536;0)" office:value-type="float" office:value="7660" calcext:value-type="float">
            <text:p>7660</text:p>
          </table:table-cell>
          <table:table-cell table:number-columns-repeated="6"/>
        </table:table-row>
        <table:table-row table:style-name="ro4">
          <table:table-cell office:value-type="float" office:value="253" calcext:value-type="float">
            <text:p>253</text:p>
          </table:table-cell>
          <table:table-cell table:formula="of:=[.$A258]*16.7/256" office:value-type="float" office:value="16.504296875" calcext:value-type="float">
            <text:p>16,504296875</text:p>
          </table:table-cell>
          <table:table-cell table:formula="of:=([$input.$B$15]^2*[.$B258]-ATAN([$input.$B$12]/[.$B258])*[$input.$B$12])/[$input.$B$12]" office:value-type="float" office:value="-0.00220965248550176" calcext:value-type="float">
            <text:p>-0,0022096525</text:p>
          </table:table-cell>
          <table:table-cell table:formula="of:=([$input.$B$12]^2+[.$B258]^2)/([$input.$B$9]*EXP(-((ATAN([$input.$B$12]/[.$B258])+[.C258])^2/[$input.$B$15]^2)))" office:value-type="float" office:value="72.6895364902718" calcext:value-type="float">
            <text:p>72,6895364903</text:p>
          </table:table-cell>
          <table:table-cell table:formula="of:=ROUND((2*PI()+[.C258])/(2*PI())*32768;0)" office:value-type="float" office:value="32756" calcext:value-type="float">
            <text:p>32756</text:p>
          </table:table-cell>
          <table:table-cell table:formula="of:=ROUND([.D258]/[$input.$B$5]*65536;0)" office:value-type="float" office:value="6015" calcext:value-type="float">
            <text:p>6015</text:p>
          </table:table-cell>
          <table:table-cell table:formula="of:=[.$A258]*9.65/256" office:value-type="float" office:value="9.5369140625" calcext:value-type="float">
            <text:p>9,5369140625</text:p>
          </table:table-cell>
          <table:table-cell table:formula="of:=([$input.$C$15]^2*[.$G258]-ATAN([$input.$B$12]/[.$G258])*[$input.$B$12])/[$input.$B$12]" office:value-type="float" office:value="-0.0042709490780963" calcext:value-type="float">
            <text:p>-0,0042709491</text:p>
          </table:table-cell>
          <table:table-cell table:formula="of:=([$input.$B$12]^2+[.$G258]^2)/([$input.$C$9]*EXP(-((ATAN([$input.$B$12]/[.$G258])+[.H258])^2/[$input.$C$15]^2)))" office:value-type="float" office:value="149.292157097116" calcext:value-type="float">
            <text:p>149,2921570971</text:p>
          </table:table-cell>
          <table:table-cell table:formula="of:=ROUND((2*PI()+[.H258])/(2*PI())*32768;0)" office:value-type="float" office:value="32746" calcext:value-type="float">
            <text:p>32746</text:p>
          </table:table-cell>
          <table:table-cell table:formula="of:=ROUND([.I258]/[$input.$C$5]*65536;0)" office:value-type="float" office:value="7777" calcext:value-type="float">
            <text:p>7777</text:p>
          </table:table-cell>
          <table:table-cell table:number-columns-repeated="6"/>
        </table:table-row>
        <table:table-row table:style-name="ro4">
          <table:table-cell office:value-type="float" office:value="254" calcext:value-type="float">
            <text:p>254</text:p>
          </table:table-cell>
          <table:table-cell table:formula="of:=[.$A259]*16.7/256" office:value-type="float" office:value="16.56953125" calcext:value-type="float">
            <text:p>16,56953125</text:p>
          </table:table-cell>
          <table:table-cell table:formula="of:=([$input.$B$15]^2*[.$B259]-ATAN([$input.$B$12]/[.$B259])*[$input.$B$12])/[$input.$B$12]" office:value-type="float" office:value="-0.00127152476222821" calcext:value-type="float">
            <text:p>-0,0012715248</text:p>
          </table:table-cell>
          <table:table-cell table:formula="of:=([$input.$B$12]^2+[.$B259]^2)/([$input.$B$9]*EXP(-((ATAN([$input.$B$12]/[.$B259])+[.C259])^2/[$input.$B$15]^2)))" office:value-type="float" office:value="73.8260141397123" calcext:value-type="float">
            <text:p>73,8260141397</text:p>
          </table:table-cell>
          <table:table-cell table:formula="of:=ROUND((2*PI()+[.C259])/(2*PI())*32768;0)" office:value-type="float" office:value="32761" calcext:value-type="float">
            <text:p>32761</text:p>
          </table:table-cell>
          <table:table-cell table:formula="of:=ROUND([.D259]/[$input.$B$5]*65536;0)" office:value-type="float" office:value="6109" calcext:value-type="float">
            <text:p>6109</text:p>
          </table:table-cell>
          <table:table-cell table:formula="of:=[.$A259]*9.65/256" office:value-type="float" office:value="9.574609375" calcext:value-type="float">
            <text:p>9,574609375</text:p>
          </table:table-cell>
          <table:table-cell table:formula="of:=([$input.$C$15]^2*[.$G259]-ATAN([$input.$B$12]/[.$G259])*[$input.$B$12])/[$input.$B$12]" office:value-type="float" office:value="-0.0026797860608761" calcext:value-type="float">
            <text:p>-0,0026797861</text:p>
          </table:table-cell>
          <table:table-cell table:formula="of:=([$input.$B$12]^2+[.$G259]^2)/([$input.$C$9]*EXP(-((ATAN([$input.$B$12]/[.$G259])+[.H259])^2/[$input.$C$15]^2)))" office:value-type="float" office:value="151.579452719051" calcext:value-type="float">
            <text:p>151,5794527191</text:p>
          </table:table-cell>
          <table:table-cell table:formula="of:=ROUND((2*PI()+[.H259])/(2*PI())*32768;0)" office:value-type="float" office:value="32754" calcext:value-type="float">
            <text:p>32754</text:p>
          </table:table-cell>
          <table:table-cell table:formula="of:=ROUND([.I259]/[$input.$C$5]*65536;0)" office:value-type="float" office:value="7897" calcext:value-type="float">
            <text:p>7897</text:p>
          </table:table-cell>
          <table:table-cell table:number-columns-repeated="6"/>
        </table:table-row>
        <table:table-row table:style-name="ro4">
          <table:table-cell table:style-name="ce19" office:value-type="float" office:value="255" calcext:value-type="float">
            <text:p>255</text:p>
          </table:table-cell>
          <table:table-cell table:style-name="ce19" table:formula="of:=[.$A260]*16.7/256" office:value-type="float" office:value="16.634765625" calcext:value-type="float">
            <text:p>16,634765625</text:p>
          </table:table-cell>
          <table:table-cell table:style-name="ce22" table:formula="of:=([$input.$B$15]^2*[.$B260]-ATAN([$input.$B$12]/[.$B260])*[$input.$B$12])/[$input.$B$12]" office:value-type="float" office:value="-0.000337032213944405" calcext:value-type="float">
            <text:p>-0,0003370322</text:p>
          </table:table-cell>
          <table:table-cell table:formula="of:=([$input.$B$12]^2+[.$B260]^2)/([$input.$B$9]*EXP(-((ATAN([$input.$B$12]/[.$B260])+[.C260])^2/[$input.$B$15]^2)))" office:value-type="float" office:value="74.9803237386923" calcext:value-type="float">
            <text:p>74,9803237387</text:p>
          </table:table-cell>
          <table:table-cell table:style-name="ce19" table:formula="of:=ROUND((2*PI()+[.C260])/(2*PI())*32768;0)" office:value-type="float" office:value="32766" calcext:value-type="float">
            <text:p>32766</text:p>
          </table:table-cell>
          <table:table-cell table:style-name="ce30" table:formula="of:=ROUND([.D260]/[$input.$B$5]*65536;0)" office:value-type="float" office:value="6204" calcext:value-type="float">
            <text:p>6204</text:p>
          </table:table-cell>
          <table:table-cell table:style-name="ce19" table:formula="of:=[.$A260]*9.65/256" office:value-type="float" office:value="9.6123046875" calcext:value-type="float">
            <text:p>9,6123046875</text:p>
          </table:table-cell>
          <table:table-cell table:style-name="ce22" table:formula="of:=([$input.$C$15]^2*[.$G260]-ATAN([$input.$B$12]/[.$G260])*[$input.$B$12])/[$input.$B$12]" office:value-type="float" office:value="-0.00109456845030903" calcext:value-type="float">
            <text:p>-0,0010945685</text:p>
          </table:table-cell>
          <table:table-cell table:formula="of:=([$input.$B$12]^2+[.$G260]^2)/([$input.$C$9]*EXP(-((ATAN([$input.$B$12]/[.$G260])+[.H260])^2/[$input.$C$15]^2)))" office:value-type="float" office:value="153.902244722281" calcext:value-type="float">
            <text:p>153,9022447223</text:p>
          </table:table-cell>
          <table:table-cell table:style-name="ce19" table:formula="of:=ROUND((2*PI()+[.H260])/(2*PI())*32768;0)" office:value-type="float" office:value="32762" calcext:value-type="float">
            <text:p>32762</text:p>
          </table:table-cell>
          <table:table-cell table:style-name="ce30" table:formula="of:=ROUND([.I260]/[$input.$C$5]*65536;0)" office:value-type="float" office:value="8018" calcext:value-type="float">
            <text:p>8018</text:p>
          </table:table-cell>
          <table:table-cell table:number-columns-repeated="6"/>
        </table:table-row>
      </table:table>
      <table:table table:name="beamshot raw" table:style-name="ta1">
        <table:shapes>
          <draw:frame draw:z-index="0" draw:style-name="gr2" svg:width="15.999cm" svg:height="8.999cm" svg:x="14.748cm" svg:y="0.477cm">
            <draw:object draw:notify-on-update-of-ranges="'beamshot raw'.A15:'beamshot raw'.A265 'beamshot raw'.B14:'beamshot raw'.B14 'beamshot raw'.B15:'beamshot raw'.B265 'beamshot raw'.A15:'beamshot raw'.A265 'beamshot raw'.C14:'beamshot raw'.C14 'beamshot raw'.C15:'beamshot raw'.C265 'beamshot raw'.A15:'beamshot raw'.A265 'beamshot raw'.D14:'beamshot raw'.D14 'beamshot raw'.D15:'beamshot raw'.D2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4" table:number-columns-repeated="2" table:default-cell-style-name="ce3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ncompensated beamshot distribution</text:p>
          </table:table-cell>
          <table:covered-table-cell table:number-columns-repeated="2" table:style-name="Default"/>
          <table:covered-table-cell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>
          <table:table-cell table:style-name="ce6"/>
          <table:table-cell table:style-name="ce24" office:value-type="string" calcext:value-type="string">
            <text:p>spot</text:p>
          </table:table-cell>
          <table:table-cell table:style-name="ce27" office:value-type="string" calcext:value-type="string">
            <text:p>flood</text:p>
          </table:table-cell>
          <table:table-cell/>
        </table:table-row>
        <table:table-row table:style-name="ro2">
          <table:table-cell table:style-name="ce4" office:value-type="string" calcext:value-type="string">
            <text:p>output power / %</text:p>
          </table:table-cell>
          <table:table-cell table:style-name="ce2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>
          <table:table-cell table:style-name="ce6" office:value-type="string" calcext:value-type="string">
            <text:p>head inclination / °</text:p>
          </table:table-cell>
          <table:table-cell table:style-name="ce2" office:value-type="float" office:value="-30" calcext:value-type="float">
            <text:p>-30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local helper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p /lm</text:p>
          </table:table-cell>
          <table:table-cell table:style-name="Default" table:formula="of:=[.B4]/100*[input.B5]" office:value-type="float" office:value="39.6" calcext:value-type="float">
            <text:p>39,6</text:p>
          </table:table-cell>
          <table:table-cell table:style-name="Default" table:formula="of:=[.C4]/100*[input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c_off / rad</text:p>
          </table:table-cell>
          <table:table-cell table:style-name="Default" table:formula="of:=[input.B10]/180*PI()" office:value-type="float" office:value="0.0296705972839036" calcext:value-type="float">
            <text:p>0,0296705973</text:p>
          </table:table-cell>
          <table:table-cell table:style-name="Default" table:formula="of:=[input.C10]/180*PI()" office:value-type="float" office:value="-0.0296705972839036" calcext:value-type="float">
            <text:p>-0,0296705973</text:p>
          </table:table-cell>
          <table:table-cell/>
        </table:table-row>
        <table:table-row table:style-name="ro2">
          <table:table-cell office:value-type="string" calcext:value-type="string">
            <text:p>inc_head / rad</text:p>
          </table:table-cell>
          <table:table-cell table:style-name="Default" table:formula="of:=[.B6]/180*PI()" office:value-type="float" office:value="-0.523598775598299" calcext:value-type="float">
            <text:p>-0,5235987756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34" office:value-type="string" calcext:value-type="string" table:number-columns-spanned="3" table:number-rows-spanned="1">
            <text:p>E(d) / lux</text:p>
          </table:table-cell>
          <table:covered-table-cell table:style-name="Default"/>
          <table:covered-table-cell/>
        </table:table-row>
        <table:table-row table:style-name="ro2">
          <table:table-cell office:value-type="string" calcext:value-type="string">
            <text:p>Distance / m</text:p>
          </table:table-cell>
          <table:table-cell table:style-name="ce35" office:value-type="string" calcext:value-type="string">
            <text:p>spot</text:p>
          </table:table-cell>
          <table:table-cell table:style-name="ce35" office:value-type="string" calcext:value-type="string">
            <text:p>flood</text:p>
          </table:table-cell>
          <table:table-cell table:style-name="ce35" office:value-type="string" calcext:value-type="string">
            <text:p>sum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$9]*[$input.B$9]/([$input.$B$12]^2+[.$A15]^2)*EXP(-((PI()/2+[.B$10]+[.$B$11])^2/[$input.B$15]^2))" office:value-type="float" office:value="7.82473166899776E-034" calcext:value-type="float">
            <text:p>7,82473166899776E-034</text:p>
          </table:table-cell>
          <table:table-cell table:formula="of:=[.C$9]*[$input.C$9]/([$input.$B$12]^2+[.$A15]^2)*EXP(-((PI()/2+[.C$10]+[.$B$11])^2/[$input.C$15]^2))" office:value-type="float" office:value="0" calcext:value-type="float">
            <text:p>0</text:p>
          </table:table-cell>
          <table:table-cell table:formula="of:=[.B15]+[.C15]" office:value-type="float" office:value="7.82473166899776E-034" calcext:value-type="float">
            <text:p>7,82473166899776E-034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[.B$9]*[$input.B$9]/([$input.$B$12]^2+[.$A16]^2)*EXP(-((ATAN([$input.$B$12]/[.$A16])+[.B$10]+[.$B$11])^2/[$input.B$15]^2))" office:value-type="float" office:value="1.18623026590181E-030" calcext:value-type="float">
            <text:p>1,18623026590181E-030</text:p>
          </table:table-cell>
          <table:table-cell table:formula="of:=[.C$9]*[$input.C$9]/([$input.$B$12]^2+[.$A16]^2)*EXP(-((ATAN([$input.$B$12]/[.$A16])+[.C$10]+[.$B$11])^2/[$input.C$15]^2))" office:value-type="float" office:value="0" calcext:value-type="float">
            <text:p>0</text:p>
          </table:table-cell>
          <table:table-cell table:formula="of:=[.B16]+[.C16]" office:value-type="float" office:value="1.18623026590181E-030" calcext:value-type="float">
            <text:p>1,18623026590181E-030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[.B$9]*[$input.B$9]/([$input.$B$12]^2+[.$A17]^2)*EXP(-((ATAN([$input.$B$12]/[.$A17])+[.B$10]+[.$B$11])^2/[$input.B$15]^2))" office:value-type="float" office:value="1.22157660731193E-027" calcext:value-type="float">
            <text:p>1,22157660731193E-027</text:p>
          </table:table-cell>
          <table:table-cell table:formula="of:=[.C$9]*[$input.C$9]/([$input.$B$12]^2+[.$A17]^2)*EXP(-((ATAN([$input.$B$12]/[.$A17])+[.C$10]+[.$B$11])^2/[$input.C$15]^2))" office:value-type="float" office:value="0" calcext:value-type="float">
            <text:p>0</text:p>
          </table:table-cell>
          <table:table-cell table:formula="of:=[.B17]+[.C17]" office:value-type="float" office:value="1.22157660731193E-027" calcext:value-type="float">
            <text:p>1,22157660731193E-027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[.B$9]*[$input.B$9]/([$input.$B$12]^2+[.$A18]^2)*EXP(-((ATAN([$input.$B$12]/[.$A18])+[.B$10]+[.$B$11])^2/[$input.B$15]^2))" office:value-type="float" office:value="8.3269050935678E-025" calcext:value-type="float">
            <text:p>8,3269050935678E-025</text:p>
          </table:table-cell>
          <table:table-cell table:formula="of:=[.C$9]*[$input.C$9]/([$input.$B$12]^2+[.$A18]^2)*EXP(-((ATAN([$input.$B$12]/[.$A18])+[.C$10]+[.$B$11])^2/[$input.C$15]^2))" office:value-type="float" office:value="0" calcext:value-type="float">
            <text:p>0</text:p>
          </table:table-cell>
          <table:table-cell table:formula="of:=[.B18]+[.C18]" office:value-type="float" office:value="8.3269050935678E-025" calcext:value-type="float">
            <text:p>8,3269050935678E-025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[.B$9]*[$input.B$9]/([$input.$B$12]^2+[.$A19]^2)*EXP(-((ATAN([$input.$B$12]/[.$A19])+[.B$10]+[.$B$11])^2/[$input.B$15]^2))" office:value-type="float" office:value="3.69177302765541E-022" calcext:value-type="float">
            <text:p>3,69177302765541E-022</text:p>
          </table:table-cell>
          <table:table-cell table:formula="of:=[.C$9]*[$input.C$9]/([$input.$B$12]^2+[.$A19]^2)*EXP(-((ATAN([$input.$B$12]/[.$A19])+[.C$10]+[.$B$11])^2/[$input.C$15]^2))" office:value-type="float" office:value="0" calcext:value-type="float">
            <text:p>0</text:p>
          </table:table-cell>
          <table:table-cell table:formula="of:=[.B19]+[.C19]" office:value-type="float" office:value="3.69177302765541E-022" calcext:value-type="float">
            <text:p>3,69177302765541E-022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[.B$9]*[$input.B$9]/([$input.$B$12]^2+[.$A20]^2)*EXP(-((ATAN([$input.$B$12]/[.$A20])+[.B$10]+[.$B$11])^2/[$input.B$15]^2))" office:value-type="float" office:value="1.05479179120216E-019" calcext:value-type="float">
            <text:p>1,05479179120216E-019</text:p>
          </table:table-cell>
          <table:table-cell table:formula="of:=[.C$9]*[$input.C$9]/([$input.$B$12]^2+[.$A20]^2)*EXP(-((ATAN([$input.$B$12]/[.$A20])+[.C$10]+[.$B$11])^2/[$input.C$15]^2))" office:value-type="float" office:value="0" calcext:value-type="float">
            <text:p>0</text:p>
          </table:table-cell>
          <table:table-cell table:formula="of:=[.B20]+[.C20]" office:value-type="float" office:value="1.05479179120216E-019" calcext:value-type="float">
            <text:p>1,05479179120216E-019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[.B$9]*[$input.B$9]/([$input.$B$12]^2+[.$A21]^2)*EXP(-((ATAN([$input.$B$12]/[.$A21])+[.B$10]+[.$B$11])^2/[$input.B$15]^2))" office:value-type="float" office:value="1.93954505255367E-017" calcext:value-type="float">
            <text:p>1,93954505255367E-017</text:p>
          </table:table-cell>
          <table:table-cell table:formula="of:=[.C$9]*[$input.C$9]/([$input.$B$12]^2+[.$A21]^2)*EXP(-((ATAN([$input.$B$12]/[.$A21])+[.C$10]+[.$B$11])^2/[$input.C$15]^2))" office:value-type="float" office:value="0" calcext:value-type="float">
            <text:p>0</text:p>
          </table:table-cell>
          <table:table-cell table:formula="of:=[.B21]+[.C21]" office:value-type="float" office:value="1.93954505255367E-017" calcext:value-type="float">
            <text:p>1,93954505255367E-017</text:p>
          </table:table-cell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[.B$9]*[$input.B$9]/([$input.$B$12]^2+[.$A22]^2)*EXP(-((ATAN([$input.$B$12]/[.$A22])+[.B$10]+[.$B$11])^2/[$input.B$15]^2))" office:value-type="float" office:value="2.30861087623928E-015" calcext:value-type="float">
            <text:p>2,30861087623928E-015</text:p>
          </table:table-cell>
          <table:table-cell table:formula="of:=[.C$9]*[$input.C$9]/([$input.$B$12]^2+[.$A22]^2)*EXP(-((ATAN([$input.$B$12]/[.$A22])+[.C$10]+[.$B$11])^2/[$input.C$15]^2))" office:value-type="float" office:value="0" calcext:value-type="float">
            <text:p>0</text:p>
          </table:table-cell>
          <table:table-cell table:formula="of:=[.B22]+[.C22]" office:value-type="float" office:value="2.30861087623928E-015" calcext:value-type="float">
            <text:p>2,30861087623928E-015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[.B$9]*[$input.B$9]/([$input.$B$12]^2+[.$A23]^2)*EXP(-((ATAN([$input.$B$12]/[.$A23])+[.B$10]+[.$B$11])^2/[$input.B$15]^2))" office:value-type="float" office:value="0.000000000000180008262521129" calcext:value-type="float">
            <text:p>1,80008262521129E-013</text:p>
          </table:table-cell>
          <table:table-cell table:formula="of:=[.C$9]*[$input.C$9]/([$input.$B$12]^2+[.$A23]^2)*EXP(-((ATAN([$input.$B$12]/[.$A23])+[.C$10]+[.$B$11])^2/[$input.C$15]^2))" office:value-type="float" office:value="0" calcext:value-type="float">
            <text:p>0</text:p>
          </table:table-cell>
          <table:table-cell table:formula="of:=[.B23]+[.C23]" office:value-type="float" office:value="0.000000000000180008262521129" calcext:value-type="float">
            <text:p>1,80008262521129E-013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[.B$9]*[$input.B$9]/([$input.$B$12]^2+[.$A24]^2)*EXP(-((ATAN([$input.$B$12]/[.$A24])+[.B$10]+[.$B$11])^2/[$input.B$15]^2))" office:value-type="float" office:value="0.00000000000935099004875766" calcext:value-type="float">
            <text:p>9,35099004875766E-012</text:p>
          </table:table-cell>
          <table:table-cell table:formula="of:=[.C$9]*[$input.C$9]/([$input.$B$12]^2+[.$A24]^2)*EXP(-((ATAN([$input.$B$12]/[.$A24])+[.C$10]+[.$B$11])^2/[$input.C$15]^2))" office:value-type="float" office:value="0" calcext:value-type="float">
            <text:p>0</text:p>
          </table:table-cell>
          <table:table-cell table:formula="of:=[.B24]+[.C24]" office:value-type="float" office:value="0.00000000000935099004875766" calcext:value-type="float">
            <text:p>9,35099004875766E-0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$9]*[$input.B$9]/([$input.$B$12]^2+[.$A25]^2)*EXP(-((ATAN([$input.$B$12]/[.$A25])+[.B$10]+[.$B$11])^2/[$input.B$15]^2))" office:value-type="float" office:value="0.000000000330388805855578" calcext:value-type="float">
            <text:p>3,30388805855578E-010</text:p>
          </table:table-cell>
          <table:table-cell table:formula="of:=[.C$9]*[$input.C$9]/([$input.$B$12]^2+[.$A25]^2)*EXP(-((ATAN([$input.$B$12]/[.$A25])+[.C$10]+[.$B$11])^2/[$input.C$15]^2))" office:value-type="float" office:value="0" calcext:value-type="float">
            <text:p>0</text:p>
          </table:table-cell>
          <table:table-cell table:formula="of:=[.B25]+[.C25]" office:value-type="float" office:value="0.000000000330388805855578" calcext:value-type="float">
            <text:p>3,30388805855578E-010</text:p>
          </table:table-cell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[.B$9]*[$input.B$9]/([$input.$B$12]^2+[.$A26]^2)*EXP(-((ATAN([$input.$B$12]/[.$A26])+[.B$10]+[.$B$11])^2/[$input.B$15]^2))" office:value-type="float" office:value="0.00000000812695510093024" calcext:value-type="float">
            <text:p>8,12695510093024E-009</text:p>
          </table:table-cell>
          <table:table-cell table:formula="of:=[.C$9]*[$input.C$9]/([$input.$B$12]^2+[.$A26]^2)*EXP(-((ATAN([$input.$B$12]/[.$A26])+[.C$10]+[.$B$11])^2/[$input.C$15]^2))" office:value-type="float" office:value="0" calcext:value-type="float">
            <text:p>0</text:p>
          </table:table-cell>
          <table:table-cell table:formula="of:=[.B26]+[.C26]" office:value-type="float" office:value="0.00000000812695510093024" calcext:value-type="float">
            <text:p>8,12695510093024E-009</text:p>
          </table:table-cell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[.B$9]*[$input.B$9]/([$input.$B$12]^2+[.$A27]^2)*EXP(-((ATAN([$input.$B$12]/[.$A27])+[.B$10]+[.$B$11])^2/[$input.B$15]^2))" office:value-type="float" office:value="0.000000142692949084072" calcext:value-type="float">
            <text:p>1,42692949084072E-007</text:p>
          </table:table-cell>
          <table:table-cell table:formula="of:=[.C$9]*[$input.C$9]/([$input.$B$12]^2+[.$A27]^2)*EXP(-((ATAN([$input.$B$12]/[.$A27])+[.C$10]+[.$B$11])^2/[$input.C$15]^2))" office:value-type="float" office:value="0" calcext:value-type="float">
            <text:p>0</text:p>
          </table:table-cell>
          <table:table-cell table:formula="of:=[.B27]+[.C27]" office:value-type="float" office:value="0.000000142692949084072" calcext:value-type="float">
            <text:p>1,42692949084072E-007</text:p>
          </table:table-cell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[.B$9]*[$input.B$9]/([$input.$B$12]^2+[.$A28]^2)*EXP(-((ATAN([$input.$B$12]/[.$A28])+[.B$10]+[.$B$11])^2/[$input.B$15]^2))" office:value-type="float" office:value="0.00000183486838038907" calcext:value-type="float">
            <text:p>1,83486838038907E-006</text:p>
          </table:table-cell>
          <table:table-cell table:formula="of:=[.C$9]*[$input.C$9]/([$input.$B$12]^2+[.$A28]^2)*EXP(-((ATAN([$input.$B$12]/[.$A28])+[.C$10]+[.$B$11])^2/[$input.C$15]^2))" office:value-type="float" office:value="0" calcext:value-type="float">
            <text:p>0</text:p>
          </table:table-cell>
          <table:table-cell table:formula="of:=[.B28]+[.C28]" office:value-type="float" office:value="0.00000183486838038907" calcext:value-type="float">
            <text:p>1,83486838038907E-006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[.B$9]*[$input.B$9]/([$input.$B$12]^2+[.$A29]^2)*EXP(-((ATAN([$input.$B$12]/[.$A29])+[.B$10]+[.$B$11])^2/[$input.B$15]^2))" office:value-type="float" office:value="0.0000177292635869945" calcext:value-type="float">
            <text:p>1,77292635869945E-005</text:p>
          </table:table-cell>
          <table:table-cell table:formula="of:=[.C$9]*[$input.C$9]/([$input.$B$12]^2+[.$A29]^2)*EXP(-((ATAN([$input.$B$12]/[.$A29])+[.C$10]+[.$B$11])^2/[$input.C$15]^2))" office:value-type="float" office:value="0" calcext:value-type="float">
            <text:p>0</text:p>
          </table:table-cell>
          <table:table-cell table:formula="of:=[.B29]+[.C29]" office:value-type="float" office:value="0.0000177292635869945" calcext:value-type="float">
            <text:p>1,77292635869945E-005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[.B$9]*[$input.B$9]/([$input.$B$12]^2+[.$A30]^2)*EXP(-((ATAN([$input.$B$12]/[.$A30])+[.B$10]+[.$B$11])^2/[$input.B$15]^2))" office:value-type="float" office:value="0.00013199753469139" calcext:value-type="float">
            <text:p>0,0001319975</text:p>
          </table:table-cell>
          <table:table-cell table:formula="of:=[.C$9]*[$input.C$9]/([$input.$B$12]^2+[.$A30]^2)*EXP(-((ATAN([$input.$B$12]/[.$A30])+[.C$10]+[.$B$11])^2/[$input.C$15]^2))" office:value-type="float" office:value="0" calcext:value-type="float">
            <text:p>0</text:p>
          </table:table-cell>
          <table:table-cell table:formula="of:=[.B30]+[.C30]" office:value-type="float" office:value="0.00013199753469139" calcext:value-type="float">
            <text:p>0,0001319975</text:p>
          </table:table-cell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[.B$9]*[$input.B$9]/([$input.$B$12]^2+[.$A31]^2)*EXP(-((ATAN([$input.$B$12]/[.$A31])+[.B$10]+[.$B$11])^2/[$input.B$15]^2))" office:value-type="float" office:value="0.00077571284891816" calcext:value-type="float">
            <text:p>0,0007757128</text:p>
          </table:table-cell>
          <table:table-cell table:formula="of:=[.C$9]*[$input.C$9]/([$input.$B$12]^2+[.$A31]^2)*EXP(-((ATAN([$input.$B$12]/[.$A31])+[.C$10]+[.$B$11])^2/[$input.C$15]^2))" office:value-type="float" office:value="0" calcext:value-type="float">
            <text:p>0</text:p>
          </table:table-cell>
          <table:table-cell table:formula="of:=[.B31]+[.C31]" office:value-type="float" office:value="0.00077571284891816" calcext:value-type="float">
            <text:p>0,0007757128</text:p>
          </table:table-cell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[.B$9]*[$input.B$9]/([$input.$B$12]^2+[.$A32]^2)*EXP(-((ATAN([$input.$B$12]/[.$A32])+[.B$10]+[.$B$11])^2/[$input.B$15]^2))" office:value-type="float" office:value="0.00368131105005486" calcext:value-type="float">
            <text:p>0,0036813111</text:p>
          </table:table-cell>
          <table:table-cell table:formula="of:=[.C$9]*[$input.C$9]/([$input.$B$12]^2+[.$A32]^2)*EXP(-((ATAN([$input.$B$12]/[.$A32])+[.C$10]+[.$B$11])^2/[$input.C$15]^2))" office:value-type="float" office:value="0" calcext:value-type="float">
            <text:p>0</text:p>
          </table:table-cell>
          <table:table-cell table:formula="of:=[.B32]+[.C32]" office:value-type="float" office:value="0.00368131105005486" calcext:value-type="float">
            <text:p>0,0036813111</text:p>
          </table:table-cell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[.B$9]*[$input.B$9]/([$input.$B$12]^2+[.$A33]^2)*EXP(-((ATAN([$input.$B$12]/[.$A33])+[.B$10]+[.$B$11])^2/[$input.B$15]^2))" office:value-type="float" office:value="0.0144122175180772" calcext:value-type="float">
            <text:p>0,0144122175</text:p>
          </table:table-cell>
          <table:table-cell table:formula="of:=[.C$9]*[$input.C$9]/([$input.$B$12]^2+[.$A33]^2)*EXP(-((ATAN([$input.$B$12]/[.$A33])+[.C$10]+[.$B$11])^2/[$input.C$15]^2))" office:value-type="float" office:value="0" calcext:value-type="float">
            <text:p>0</text:p>
          </table:table-cell>
          <table:table-cell table:formula="of:=[.B33]+[.C33]" office:value-type="float" office:value="0.0144122175180772" calcext:value-type="float">
            <text:p>0,0144122175</text:p>
          </table:table-cell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[.B$9]*[$input.B$9]/([$input.$B$12]^2+[.$A34]^2)*EXP(-((ATAN([$input.$B$12]/[.$A34])+[.B$10]+[.$B$11])^2/[$input.B$15]^2))" office:value-type="float" office:value="0.0474741529197897" calcext:value-type="float">
            <text:p>0,0474741529</text:p>
          </table:table-cell>
          <table:table-cell table:formula="of:=[.C$9]*[$input.C$9]/([$input.$B$12]^2+[.$A34]^2)*EXP(-((ATAN([$input.$B$12]/[.$A34])+[.C$10]+[.$B$11])^2/[$input.C$15]^2))" office:value-type="float" office:value="0" calcext:value-type="float">
            <text:p>0</text:p>
          </table:table-cell>
          <table:table-cell table:formula="of:=[.B34]+[.C34]" office:value-type="float" office:value="0.0474741529197897" calcext:value-type="float">
            <text:p>0,04747415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$9]*[$input.B$9]/([$input.$B$12]^2+[.$A35]^2)*EXP(-((ATAN([$input.$B$12]/[.$A35])+[.B$10]+[.$B$11])^2/[$input.B$15]^2))" office:value-type="float" office:value="0.133983337513054" calcext:value-type="float">
            <text:p>0,1339833375</text:p>
          </table:table-cell>
          <table:table-cell table:formula="of:=[.C$9]*[$input.C$9]/([$input.$B$12]^2+[.$A35]^2)*EXP(-((ATAN([$input.$B$12]/[.$A35])+[.C$10]+[.$B$11])^2/[$input.C$15]^2))" office:value-type="float" office:value="0" calcext:value-type="float">
            <text:p>0</text:p>
          </table:table-cell>
          <table:table-cell table:formula="of:=[.B35]+[.C35]" office:value-type="float" office:value="0.133983337513054" calcext:value-type="float">
            <text:p>0,1339833375</text:p>
          </table:table-cell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[.B$9]*[$input.B$9]/([$input.$B$12]^2+[.$A36]^2)*EXP(-((ATAN([$input.$B$12]/[.$A36])+[.B$10]+[.$B$11])^2/[$input.B$15]^2))" office:value-type="float" office:value="0.329372359775629" calcext:value-type="float">
            <text:p>0,3293723598</text:p>
          </table:table-cell>
          <table:table-cell table:formula="of:=[.C$9]*[$input.C$9]/([$input.$B$12]^2+[.$A36]^2)*EXP(-((ATAN([$input.$B$12]/[.$A36])+[.C$10]+[.$B$11])^2/[$input.C$15]^2))" office:value-type="float" office:value="0" calcext:value-type="float">
            <text:p>0</text:p>
          </table:table-cell>
          <table:table-cell table:formula="of:=[.B36]+[.C36]" office:value-type="float" office:value="0.329372359775629" calcext:value-type="float">
            <text:p>0,3293723598</text:p>
          </table:table-cell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[.B$9]*[$input.B$9]/([$input.$B$12]^2+[.$A37]^2)*EXP(-((ATAN([$input.$B$12]/[.$A37])+[.B$10]+[.$B$11])^2/[$input.B$15]^2))" office:value-type="float" office:value="0.715934509170569" calcext:value-type="float">
            <text:p>0,7159345092</text:p>
          </table:table-cell>
          <table:table-cell table:formula="of:=[.C$9]*[$input.C$9]/([$input.$B$12]^2+[.$A37]^2)*EXP(-((ATAN([$input.$B$12]/[.$A37])+[.C$10]+[.$B$11])^2/[$input.C$15]^2))" office:value-type="float" office:value="0" calcext:value-type="float">
            <text:p>0</text:p>
          </table:table-cell>
          <table:table-cell table:formula="of:=[.B37]+[.C37]" office:value-type="float" office:value="0.715934509170569" calcext:value-type="float">
            <text:p>0,7159345092</text:p>
          </table:table-cell>
        </table:table-row>
        <table:table-row table:style-name="ro2">
          <table:table-cell office:value-type="float" office:value="2.3" calcext:value-type="float">
            <text:p>2,3</text:p>
          </table:table-cell>
          <table:table-cell table:formula="of:=[.B$9]*[$input.B$9]/([$input.$B$12]^2+[.$A38]^2)*EXP(-((ATAN([$input.$B$12]/[.$A38])+[.B$10]+[.$B$11])^2/[$input.B$15]^2))" office:value-type="float" office:value="1.39470668480048" calcext:value-type="float">
            <text:p>1,3947066848</text:p>
          </table:table-cell>
          <table:table-cell table:formula="of:=[.C$9]*[$input.C$9]/([$input.$B$12]^2+[.$A38]^2)*EXP(-((ATAN([$input.$B$12]/[.$A38])+[.C$10]+[.$B$11])^2/[$input.C$15]^2))" office:value-type="float" office:value="0" calcext:value-type="float">
            <text:p>0</text:p>
          </table:table-cell>
          <table:table-cell table:formula="of:=[.B38]+[.C38]" office:value-type="float" office:value="1.39470668480048" calcext:value-type="float">
            <text:p>1,3947066848</text:p>
          </table:table-cell>
        </table:table-row>
        <table:table-row table:style-name="ro2">
          <table:table-cell office:value-type="float" office:value="2.4" calcext:value-type="float">
            <text:p>2,4</text:p>
          </table:table-cell>
          <table:table-cell table:formula="of:=[.B$9]*[$input.B$9]/([$input.$B$12]^2+[.$A39]^2)*EXP(-((ATAN([$input.$B$12]/[.$A39])+[.B$10]+[.$B$11])^2/[$input.B$15]^2))" office:value-type="float" office:value="2.46489249266904" calcext:value-type="float">
            <text:p>2,4648924927</text:p>
          </table:table-cell>
          <table:table-cell table:formula="of:=[.C$9]*[$input.C$9]/([$input.$B$12]^2+[.$A39]^2)*EXP(-((ATAN([$input.$B$12]/[.$A39])+[.C$10]+[.$B$11])^2/[$input.C$15]^2))" office:value-type="float" office:value="0" calcext:value-type="float">
            <text:p>0</text:p>
          </table:table-cell>
          <table:table-cell table:formula="of:=[.B39]+[.C39]" office:value-type="float" office:value="2.46489249266904" calcext:value-type="float">
            <text:p>2,4648924927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table:formula="of:=[.B$9]*[$input.B$9]/([$input.$B$12]^2+[.$A40]^2)*EXP(-((ATAN([$input.$B$12]/[.$A40])+[.B$10]+[.$B$11])^2/[$input.B$15]^2))" office:value-type="float" office:value="3.99534379800234" calcext:value-type="float">
            <text:p>3,995343798</text:p>
          </table:table-cell>
          <table:table-cell table:formula="of:=[.C$9]*[$input.C$9]/([$input.$B$12]^2+[.$A40]^2)*EXP(-((ATAN([$input.$B$12]/[.$A40])+[.C$10]+[.$B$11])^2/[$input.C$15]^2))" office:value-type="float" office:value="0" calcext:value-type="float">
            <text:p>0</text:p>
          </table:table-cell>
          <table:table-cell table:formula="of:=[.B40]+[.C40]" office:value-type="float" office:value="3.99534379800234" calcext:value-type="float">
            <text:p>3,995343798</text:p>
          </table:table-cell>
        </table:table-row>
        <table:table-row table:style-name="ro2">
          <table:table-cell office:value-type="float" office:value="2.6" calcext:value-type="float">
            <text:p>2,6</text:p>
          </table:table-cell>
          <table:table-cell table:formula="of:=[.B$9]*[$input.B$9]/([$input.$B$12]^2+[.$A41]^2)*EXP(-((ATAN([$input.$B$12]/[.$A41])+[.B$10]+[.$B$11])^2/[$input.B$15]^2))" office:value-type="float" office:value="5.99772458367434" calcext:value-type="float">
            <text:p>5,9977245837</text:p>
          </table:table-cell>
          <table:table-cell table:formula="of:=[.C$9]*[$input.C$9]/([$input.$B$12]^2+[.$A41]^2)*EXP(-((ATAN([$input.$B$12]/[.$A41])+[.C$10]+[.$B$11])^2/[$input.C$15]^2))" office:value-type="float" office:value="0" calcext:value-type="float">
            <text:p>0</text:p>
          </table:table-cell>
          <table:table-cell table:formula="of:=[.B41]+[.C41]" office:value-type="float" office:value="5.99772458367434" calcext:value-type="float">
            <text:p>5,9977245837</text:p>
          </table:table-cell>
        </table:table-row>
        <table:table-row table:style-name="ro2">
          <table:table-cell office:value-type="float" office:value="2.7" calcext:value-type="float">
            <text:p>2,7</text:p>
          </table:table-cell>
          <table:table-cell table:formula="of:=[.B$9]*[$input.B$9]/([$input.$B$12]^2+[.$A42]^2)*EXP(-((ATAN([$input.$B$12]/[.$A42])+[.B$10]+[.$B$11])^2/[$input.B$15]^2))" office:value-type="float" office:value="8.41153305672761" calcext:value-type="float">
            <text:p>8,4115330567</text:p>
          </table:table-cell>
          <table:table-cell table:formula="of:=[.C$9]*[$input.C$9]/([$input.$B$12]^2+[.$A42]^2)*EXP(-((ATAN([$input.$B$12]/[.$A42])+[.C$10]+[.$B$11])^2/[$input.C$15]^2))" office:value-type="float" office:value="0" calcext:value-type="float">
            <text:p>0</text:p>
          </table:table-cell>
          <table:table-cell table:formula="of:=[.B42]+[.C42]" office:value-type="float" office:value="8.41153305672761" calcext:value-type="float">
            <text:p>8,4115330567</text:p>
          </table:table-cell>
        </table:table-row>
        <table:table-row table:style-name="ro2">
          <table:table-cell office:value-type="float" office:value="2.8" calcext:value-type="float">
            <text:p>2,8</text:p>
          </table:table-cell>
          <table:table-cell table:formula="of:=[.B$9]*[$input.B$9]/([$input.$B$12]^2+[.$A43]^2)*EXP(-((ATAN([$input.$B$12]/[.$A43])+[.B$10]+[.$B$11])^2/[$input.B$15]^2))" office:value-type="float" office:value="11.10679544606" calcext:value-type="float">
            <text:p>11,1067954461</text:p>
          </table:table-cell>
          <table:table-cell table:formula="of:=[.C$9]*[$input.C$9]/([$input.$B$12]^2+[.$A43]^2)*EXP(-((ATAN([$input.$B$12]/[.$A43])+[.C$10]+[.$B$11])^2/[$input.C$15]^2))" office:value-type="float" office:value="0" calcext:value-type="float">
            <text:p>0</text:p>
          </table:table-cell>
          <table:table-cell table:formula="of:=[.B43]+[.C43]" office:value-type="float" office:value="11.10679544606" calcext:value-type="float">
            <text:p>11,1067954461</text:p>
          </table:table-cell>
        </table:table-row>
        <table:table-row table:style-name="ro2">
          <table:table-cell office:value-type="float" office:value="2.9" calcext:value-type="float">
            <text:p>2,9</text:p>
          </table:table-cell>
          <table:table-cell table:formula="of:=[.B$9]*[$input.B$9]/([$input.$B$12]^2+[.$A44]^2)*EXP(-((ATAN([$input.$B$12]/[.$A44])+[.B$10]+[.$B$11])^2/[$input.B$15]^2))" office:value-type="float" office:value="13.9035553005342" calcext:value-type="float">
            <text:p>13,9035553005</text:p>
          </table:table-cell>
          <table:table-cell table:formula="of:=[.C$9]*[$input.C$9]/([$input.$B$12]^2+[.$A44]^2)*EXP(-((ATAN([$input.$B$12]/[.$A44])+[.C$10]+[.$B$11])^2/[$input.C$15]^2))" office:value-type="float" office:value="0" calcext:value-type="float">
            <text:p>0</text:p>
          </table:table-cell>
          <table:table-cell table:formula="of:=[.B44]+[.C44]" office:value-type="float" office:value="13.9035553005342" calcext:value-type="float">
            <text:p>13,9035553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$9]*[$input.B$9]/([$input.$B$12]^2+[.$A45]^2)*EXP(-((ATAN([$input.$B$12]/[.$A45])+[.B$10]+[.$B$11])^2/[$input.B$15]^2))" office:value-type="float" office:value="16.6017170440001" calcext:value-type="float">
            <text:p>16,601717044</text:p>
          </table:table-cell>
          <table:table-cell table:formula="of:=[.C$9]*[$input.C$9]/([$input.$B$12]^2+[.$A45]^2)*EXP(-((ATAN([$input.$B$12]/[.$A45])+[.C$10]+[.$B$11])^2/[$input.C$15]^2))" office:value-type="float" office:value="0" calcext:value-type="float">
            <text:p>0</text:p>
          </table:table-cell>
          <table:table-cell table:formula="of:=[.B45]+[.C45]" office:value-type="float" office:value="16.6017170440001" calcext:value-type="float">
            <text:p>16,601717044</text:p>
          </table:table-cell>
        </table:table-row>
        <table:table-row table:style-name="ro2">
          <table:table-cell office:value-type="float" office:value="3.1" calcext:value-type="float">
            <text:p>3,1</text:p>
          </table:table-cell>
          <table:table-cell table:formula="of:=[.B$9]*[$input.B$9]/([$input.$B$12]^2+[.$A46]^2)*EXP(-((ATAN([$input.$B$12]/[.$A46])+[.B$10]+[.$B$11])^2/[$input.B$15]^2))" office:value-type="float" office:value="19.0125349396588" calcext:value-type="float">
            <text:p>19,0125349397</text:p>
          </table:table-cell>
          <table:table-cell table:formula="of:=[.C$9]*[$input.C$9]/([$input.$B$12]^2+[.$A46]^2)*EXP(-((ATAN([$input.$B$12]/[.$A46])+[.C$10]+[.$B$11])^2/[$input.C$15]^2))" office:value-type="float" office:value="0" calcext:value-type="float">
            <text:p>0</text:p>
          </table:table-cell>
          <table:table-cell table:formula="of:=[.B46]+[.C46]" office:value-type="float" office:value="19.0125349396588" calcext:value-type="float">
            <text:p>19,0125349397</text:p>
          </table:table-cell>
        </table:table-row>
        <table:table-row table:style-name="ro2">
          <table:table-cell office:value-type="float" office:value="3.2" calcext:value-type="float">
            <text:p>3,2</text:p>
          </table:table-cell>
          <table:table-cell table:formula="of:=[.B$9]*[$input.B$9]/([$input.$B$12]^2+[.$A47]^2)*EXP(-((ATAN([$input.$B$12]/[.$A47])+[.B$10]+[.$B$11])^2/[$input.B$15]^2))" office:value-type="float" office:value="20.9841852285383" calcext:value-type="float">
            <text:p>20,9841852285</text:p>
          </table:table-cell>
          <table:table-cell table:formula="of:=[.C$9]*[$input.C$9]/([$input.$B$12]^2+[.$A47]^2)*EXP(-((ATAN([$input.$B$12]/[.$A47])+[.C$10]+[.$B$11])^2/[$input.C$15]^2))" office:value-type="float" office:value="0" calcext:value-type="float">
            <text:p>0</text:p>
          </table:table-cell>
          <table:table-cell table:formula="of:=[.B47]+[.C47]" office:value-type="float" office:value="20.9841852285383" calcext:value-type="float">
            <text:p>20,9841852285</text:p>
          </table:table-cell>
        </table:table-row>
        <table:table-row table:style-name="ro2">
          <table:table-cell office:value-type="float" office:value="3.3" calcext:value-type="float">
            <text:p>3,3</text:p>
          </table:table-cell>
          <table:table-cell table:formula="of:=[.B$9]*[$input.B$9]/([$input.$B$12]^2+[.$A48]^2)*EXP(-((ATAN([$input.$B$12]/[.$A48])+[.B$10]+[.$B$11])^2/[$input.B$15]^2))" office:value-type="float" office:value="22.4170705630981" calcext:value-type="float">
            <text:p>22,4170705631</text:p>
          </table:table-cell>
          <table:table-cell table:formula="of:=[.C$9]*[$input.C$9]/([$input.$B$12]^2+[.$A48]^2)*EXP(-((ATAN([$input.$B$12]/[.$A48])+[.C$10]+[.$B$11])^2/[$input.C$15]^2))" office:value-type="float" office:value="0" calcext:value-type="float">
            <text:p>0</text:p>
          </table:table-cell>
          <table:table-cell table:formula="of:=[.B48]+[.C48]" office:value-type="float" office:value="22.4170705630981" calcext:value-type="float">
            <text:p>22,4170705631</text:p>
          </table:table-cell>
        </table:table-row>
        <table:table-row table:style-name="ro2">
          <table:table-cell office:value-type="float" office:value="3.4" calcext:value-type="float">
            <text:p>3,4</text:p>
          </table:table-cell>
          <table:table-cell table:formula="of:=[.B$9]*[$input.B$9]/([$input.$B$12]^2+[.$A49]^2)*EXP(-((ATAN([$input.$B$12]/[.$A49])+[.B$10]+[.$B$11])^2/[$input.B$15]^2))" office:value-type="float" office:value="23.2680731144086" calcext:value-type="float">
            <text:p>23,2680731144</text:p>
          </table:table-cell>
          <table:table-cell table:formula="of:=[.C$9]*[$input.C$9]/([$input.$B$12]^2+[.$A49]^2)*EXP(-((ATAN([$input.$B$12]/[.$A49])+[.C$10]+[.$B$11])^2/[$input.C$15]^2))" office:value-type="float" office:value="0" calcext:value-type="float">
            <text:p>0</text:p>
          </table:table-cell>
          <table:table-cell table:formula="of:=[.B49]+[.C49]" office:value-type="float" office:value="23.2680731144086" calcext:value-type="float">
            <text:p>23,2680731144</text:p>
          </table:table-cell>
        </table:table-row>
        <table:table-row table:style-name="ro2">
          <table:table-cell office:value-type="float" office:value="3.5" calcext:value-type="float">
            <text:p>3,5</text:p>
          </table:table-cell>
          <table:table-cell table:formula="of:=[.B$9]*[$input.B$9]/([$input.$B$12]^2+[.$A50]^2)*EXP(-((ATAN([$input.$B$12]/[.$A50])+[.B$10]+[.$B$11])^2/[$input.B$15]^2))" office:value-type="float" office:value="23.5456643721424" calcext:value-type="float">
            <text:p>23,5456643721</text:p>
          </table:table-cell>
          <table:table-cell table:formula="of:=[.C$9]*[$input.C$9]/([$input.$B$12]^2+[.$A50]^2)*EXP(-((ATAN([$input.$B$12]/[.$A50])+[.C$10]+[.$B$11])^2/[$input.C$15]^2))" office:value-type="float" office:value="0" calcext:value-type="float">
            <text:p>0</text:p>
          </table:table-cell>
          <table:table-cell table:formula="of:=[.B50]+[.C50]" office:value-type="float" office:value="23.5456643721424" calcext:value-type="float">
            <text:p>23,5456643721</text:p>
          </table:table-cell>
        </table:table-row>
        <table:table-row table:style-name="ro2">
          <table:table-cell office:value-type="float" office:value="3.6" calcext:value-type="float">
            <text:p>3,6</text:p>
          </table:table-cell>
          <table:table-cell table:formula="of:=[.B$9]*[$input.B$9]/([$input.$B$12]^2+[.$A51]^2)*EXP(-((ATAN([$input.$B$12]/[.$A51])+[.B$10]+[.$B$11])^2/[$input.B$15]^2))" office:value-type="float" office:value="23.2991217283334" calcext:value-type="float">
            <text:p>23,2991217283</text:p>
          </table:table-cell>
          <table:table-cell table:formula="of:=[.C$9]*[$input.C$9]/([$input.$B$12]^2+[.$A51]^2)*EXP(-((ATAN([$input.$B$12]/[.$A51])+[.C$10]+[.$B$11])^2/[$input.C$15]^2))" office:value-type="float" office:value="0" calcext:value-type="float">
            <text:p>0</text:p>
          </table:table-cell>
          <table:table-cell table:formula="of:=[.B51]+[.C51]" office:value-type="float" office:value="23.2991217283334" calcext:value-type="float">
            <text:p>23,2991217283</text:p>
          </table:table-cell>
        </table:table-row>
        <table:table-row table:style-name="ro2">
          <table:table-cell office:value-type="float" office:value="3.7" calcext:value-type="float">
            <text:p>3,7</text:p>
          </table:table-cell>
          <table:table-cell table:formula="of:=[.B$9]*[$input.B$9]/([$input.$B$12]^2+[.$A52]^2)*EXP(-((ATAN([$input.$B$12]/[.$A52])+[.B$10]+[.$B$11])^2/[$input.B$15]^2))" office:value-type="float" office:value="22.6052301928612" calcext:value-type="float">
            <text:p>22,6052301929</text:p>
          </table:table-cell>
          <table:table-cell table:formula="of:=[.C$9]*[$input.C$9]/([$input.$B$12]^2+[.$A52]^2)*EXP(-((ATAN([$input.$B$12]/[.$A52])+[.C$10]+[.$B$11])^2/[$input.C$15]^2))" office:value-type="float" office:value="0" calcext:value-type="float">
            <text:p>0</text:p>
          </table:table-cell>
          <table:table-cell table:formula="of:=[.B52]+[.C52]" office:value-type="float" office:value="22.6052301928612" calcext:value-type="float">
            <text:p>22,6052301929</text:p>
          </table:table-cell>
        </table:table-row>
        <table:table-row table:style-name="ro2">
          <table:table-cell office:value-type="float" office:value="3.8" calcext:value-type="float">
            <text:p>3,8</text:p>
          </table:table-cell>
          <table:table-cell table:formula="of:=[.B$9]*[$input.B$9]/([$input.$B$12]^2+[.$A53]^2)*EXP(-((ATAN([$input.$B$12]/[.$A53])+[.B$10]+[.$B$11])^2/[$input.B$15]^2))" office:value-type="float" office:value="21.5551973358375" calcext:value-type="float">
            <text:p>21,5551973358</text:p>
          </table:table-cell>
          <table:table-cell table:formula="of:=[.C$9]*[$input.C$9]/([$input.$B$12]^2+[.$A53]^2)*EXP(-((ATAN([$input.$B$12]/[.$A53])+[.C$10]+[.$B$11])^2/[$input.C$15]^2))" office:value-type="float" office:value="0" calcext:value-type="float">
            <text:p>0</text:p>
          </table:table-cell>
          <table:table-cell table:formula="of:=[.B53]+[.C53]" office:value-type="float" office:value="21.5551973358375" calcext:value-type="float">
            <text:p>21,5551973358</text:p>
          </table:table-cell>
        </table:table-row>
        <table:table-row table:style-name="ro2">
          <table:table-cell office:value-type="float" office:value="3.9" calcext:value-type="float">
            <text:p>3,9</text:p>
          </table:table-cell>
          <table:table-cell table:formula="of:=[.B$9]*[$input.B$9]/([$input.$B$12]^2+[.$A54]^2)*EXP(-((ATAN([$input.$B$12]/[.$A54])+[.B$10]+[.$B$11])^2/[$input.B$15]^2))" office:value-type="float" office:value="20.2435453219728" calcext:value-type="float">
            <text:p>20,243545322</text:p>
          </table:table-cell>
          <table:table-cell table:formula="of:=[.C$9]*[$input.C$9]/([$input.$B$12]^2+[.$A54]^2)*EXP(-((ATAN([$input.$B$12]/[.$A54])+[.C$10]+[.$B$11])^2/[$input.C$15]^2))" office:value-type="float" office:value="0" calcext:value-type="float">
            <text:p>0</text:p>
          </table:table-cell>
          <table:table-cell table:formula="of:=[.B54]+[.C54]" office:value-type="float" office:value="20.2435453219728" calcext:value-type="float">
            <text:p>20,24354532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$9]*[$input.B$9]/([$input.$B$12]^2+[.$A55]^2)*EXP(-((ATAN([$input.$B$12]/[.$A55])+[.B$10]+[.$B$11])^2/[$input.B$15]^2))" office:value-type="float" office:value="18.7598094441406" calcext:value-type="float">
            <text:p>18,7598094441</text:p>
          </table:table-cell>
          <table:table-cell table:formula="of:=[.C$9]*[$input.C$9]/([$input.$B$12]^2+[.$A55]^2)*EXP(-((ATAN([$input.$B$12]/[.$A55])+[.C$10]+[.$B$11])^2/[$input.C$15]^2))" office:value-type="float" office:value="0" calcext:value-type="float">
            <text:p>0</text:p>
          </table:table-cell>
          <table:table-cell table:formula="of:=[.B55]+[.C55]" office:value-type="float" office:value="18.7598094441406" calcext:value-type="float">
            <text:p>18,7598094441</text:p>
          </table:table-cell>
        </table:table-row>
        <table:table-row table:style-name="ro2">
          <table:table-cell office:value-type="float" office:value="4.1" calcext:value-type="float">
            <text:p>4,1</text:p>
          </table:table-cell>
          <table:table-cell table:formula="of:=[.B$9]*[$input.B$9]/([$input.$B$12]^2+[.$A56]^2)*EXP(-((ATAN([$input.$B$12]/[.$A56])+[.B$10]+[.$B$11])^2/[$input.B$15]^2))" office:value-type="float" office:value="17.183152126303" calcext:value-type="float">
            <text:p>17,1831521263</text:p>
          </table:table-cell>
          <table:table-cell table:formula="of:=[.C$9]*[$input.C$9]/([$input.$B$12]^2+[.$A56]^2)*EXP(-((ATAN([$input.$B$12]/[.$A56])+[.C$10]+[.$B$11])^2/[$input.C$15]^2))" office:value-type="float" office:value="0" calcext:value-type="float">
            <text:p>0</text:p>
          </table:table-cell>
          <table:table-cell table:formula="of:=[.B56]+[.C56]" office:value-type="float" office:value="17.183152126303" calcext:value-type="float">
            <text:p>17,1831521263</text:p>
          </table:table-cell>
        </table:table-row>
        <table:table-row table:style-name="ro2">
          <table:table-cell office:value-type="float" office:value="4.2" calcext:value-type="float">
            <text:p>4,2</text:p>
          </table:table-cell>
          <table:table-cell table:formula="of:=[.B$9]*[$input.B$9]/([$input.$B$12]^2+[.$A57]^2)*EXP(-((ATAN([$input.$B$12]/[.$A57])+[.B$10]+[.$B$11])^2/[$input.B$15]^2))" office:value-type="float" office:value="15.5795472808695" calcext:value-type="float">
            <text:p>15,5795472809</text:p>
          </table:table-cell>
          <table:table-cell table:formula="of:=[.C$9]*[$input.C$9]/([$input.$B$12]^2+[.$A57]^2)*EXP(-((ATAN([$input.$B$12]/[.$A57])+[.C$10]+[.$B$11])^2/[$input.C$15]^2))" office:value-type="float" office:value="0" calcext:value-type="float">
            <text:p>0</text:p>
          </table:table-cell>
          <table:table-cell table:formula="of:=[.B57]+[.C57]" office:value-type="float" office:value="15.5795472808695" calcext:value-type="float">
            <text:p>15,5795472809</text:p>
          </table:table-cell>
        </table:table-row>
        <table:table-row table:style-name="ro2">
          <table:table-cell office:value-type="float" office:value="4.3" calcext:value-type="float">
            <text:p>4,3</text:p>
          </table:table-cell>
          <table:table-cell table:formula="of:=[.B$9]*[$input.B$9]/([$input.$B$12]^2+[.$A58]^2)*EXP(-((ATAN([$input.$B$12]/[.$A58])+[.B$10]+[.$B$11])^2/[$input.B$15]^2))" office:value-type="float" office:value="14.0009730363246" calcext:value-type="float">
            <text:p>14,0009730363</text:p>
          </table:table-cell>
          <table:table-cell table:formula="of:=[.C$9]*[$input.C$9]/([$input.$B$12]^2+[.$A58]^2)*EXP(-((ATAN([$input.$B$12]/[.$A58])+[.C$10]+[.$B$11])^2/[$input.C$15]^2))" office:value-type="float" office:value="0" calcext:value-type="float">
            <text:p>0</text:p>
          </table:table-cell>
          <table:table-cell table:formula="of:=[.B58]+[.C58]" office:value-type="float" office:value="14.0009730363246" calcext:value-type="float">
            <text:p>14,0009730363</text:p>
          </table:table-cell>
        </table:table-row>
        <table:table-row table:style-name="ro2">
          <table:table-cell office:value-type="float" office:value="4.4" calcext:value-type="float">
            <text:p>4,4</text:p>
          </table:table-cell>
          <table:table-cell table:formula="of:=[.B$9]*[$input.B$9]/([$input.$B$12]^2+[.$A59]^2)*EXP(-((ATAN([$input.$B$12]/[.$A59])+[.B$10]+[.$B$11])^2/[$input.B$15]^2))" office:value-type="float" office:value="12.4860068903206" calcext:value-type="float">
            <text:p>12,4860068903</text:p>
          </table:table-cell>
          <table:table-cell table:formula="of:=[.C$9]*[$input.C$9]/([$input.$B$12]^2+[.$A59]^2)*EXP(-((ATAN([$input.$B$12]/[.$A59])+[.C$10]+[.$B$11])^2/[$input.C$15]^2))" office:value-type="float" office:value="0" calcext:value-type="float">
            <text:p>0</text:p>
          </table:table-cell>
          <table:table-cell table:formula="of:=[.B59]+[.C59]" office:value-type="float" office:value="12.4860068903206" calcext:value-type="float">
            <text:p>12,4860068903</text:p>
          </table:table-cell>
        </table:table-row>
        <table:table-row table:style-name="ro2">
          <table:table-cell office:value-type="float" office:value="4.5" calcext:value-type="float">
            <text:p>4,5</text:p>
          </table:table-cell>
          <table:table-cell table:formula="of:=[.B$9]*[$input.B$9]/([$input.$B$12]^2+[.$A60]^2)*EXP(-((ATAN([$input.$B$12]/[.$A60])+[.B$10]+[.$B$11])^2/[$input.B$15]^2))" office:value-type="float" office:value="11.0612782130738" calcext:value-type="float">
            <text:p>11,0612782131</text:p>
          </table:table-cell>
          <table:table-cell table:formula="of:=[.C$9]*[$input.C$9]/([$input.$B$12]^2+[.$A60]^2)*EXP(-((ATAN([$input.$B$12]/[.$A60])+[.C$10]+[.$B$11])^2/[$input.C$15]^2))" office:value-type="float" office:value="0" calcext:value-type="float">
            <text:p>0</text:p>
          </table:table-cell>
          <table:table-cell table:formula="of:=[.B60]+[.C60]" office:value-type="float" office:value="11.0612782130738" calcext:value-type="float">
            <text:p>11,0612782131</text:p>
          </table:table-cell>
        </table:table-row>
        <table:table-row table:style-name="ro2">
          <table:table-cell office:value-type="float" office:value="4.6" calcext:value-type="float">
            <text:p>4,6</text:p>
          </table:table-cell>
          <table:table-cell table:formula="of:=[.B$9]*[$input.B$9]/([$input.$B$12]^2+[.$A61]^2)*EXP(-((ATAN([$input.$B$12]/[.$A61])+[.B$10]+[.$B$11])^2/[$input.B$15]^2))" office:value-type="float" office:value="9.74334302731102" calcext:value-type="float">
            <text:p>9,7433430273</text:p>
          </table:table-cell>
          <table:table-cell table:formula="of:=[.C$9]*[$input.C$9]/([$input.$B$12]^2+[.$A61]^2)*EXP(-((ATAN([$input.$B$12]/[.$A61])+[.C$10]+[.$B$11])^2/[$input.C$15]^2))" office:value-type="float" office:value="0" calcext:value-type="float">
            <text:p>0</text:p>
          </table:table-cell>
          <table:table-cell table:formula="of:=[.B61]+[.C61]" office:value-type="float" office:value="9.74334302731102" calcext:value-type="float">
            <text:p>9,7433430273</text:p>
          </table:table-cell>
        </table:table-row>
        <table:table-row table:style-name="ro2">
          <table:table-cell office:value-type="float" office:value="4.7" calcext:value-type="float">
            <text:p>4,7</text:p>
          </table:table-cell>
          <table:table-cell table:formula="of:=[.B$9]*[$input.B$9]/([$input.$B$12]^2+[.$A62]^2)*EXP(-((ATAN([$input.$B$12]/[.$A62])+[.B$10]+[.$B$11])^2/[$input.B$15]^2))" office:value-type="float" office:value="8.54066683420467" calcext:value-type="float">
            <text:p>8,5406668342</text:p>
          </table:table-cell>
          <table:table-cell table:formula="of:=[.C$9]*[$input.C$9]/([$input.$B$12]^2+[.$A62]^2)*EXP(-((ATAN([$input.$B$12]/[.$A62])+[.C$10]+[.$B$11])^2/[$input.C$15]^2))" office:value-type="float" office:value="0" calcext:value-type="float">
            <text:p>0</text:p>
          </table:table-cell>
          <table:table-cell table:formula="of:=[.B62]+[.C62]" office:value-type="float" office:value="8.54066683420467" calcext:value-type="float">
            <text:p>8,5406668342</text:p>
          </table:table-cell>
        </table:table-row>
        <table:table-row table:style-name="ro2">
          <table:table-cell office:value-type="float" office:value="4.8" calcext:value-type="float">
            <text:p>4,8</text:p>
          </table:table-cell>
          <table:table-cell table:formula="of:=[.B$9]*[$input.B$9]/([$input.$B$12]^2+[.$A63]^2)*EXP(-((ATAN([$input.$B$12]/[.$A63])+[.B$10]+[.$B$11])^2/[$input.B$15]^2))" office:value-type="float" office:value="7.45551075263185" calcext:value-type="float">
            <text:p>7,4555107526</text:p>
          </table:table-cell>
          <table:table-cell table:formula="of:=[.C$9]*[$input.C$9]/([$input.$B$12]^2+[.$A63]^2)*EXP(-((ATAN([$input.$B$12]/[.$A63])+[.C$10]+[.$B$11])^2/[$input.C$15]^2))" office:value-type="float" office:value="0" calcext:value-type="float">
            <text:p>0</text:p>
          </table:table-cell>
          <table:table-cell table:formula="of:=[.B63]+[.C63]" office:value-type="float" office:value="7.45551075263185" calcext:value-type="float">
            <text:p>7,4555107526</text:p>
          </table:table-cell>
        </table:table-row>
        <table:table-row table:style-name="ro2">
          <table:table-cell office:value-type="float" office:value="4.9" calcext:value-type="float">
            <text:p>4,9</text:p>
          </table:table-cell>
          <table:table-cell table:formula="of:=[.B$9]*[$input.B$9]/([$input.$B$12]^2+[.$A64]^2)*EXP(-((ATAN([$input.$B$12]/[.$A64])+[.B$10]+[.$B$11])^2/[$input.B$15]^2))" office:value-type="float" office:value="6.48560438354256" calcext:value-type="float">
            <text:p>6,4856043835</text:p>
          </table:table-cell>
          <table:table-cell table:formula="of:=[.C$9]*[$input.C$9]/([$input.$B$12]^2+[.$A64]^2)*EXP(-((ATAN([$input.$B$12]/[.$A64])+[.C$10]+[.$B$11])^2/[$input.C$15]^2))" office:value-type="float" office:value="0" calcext:value-type="float">
            <text:p>0</text:p>
          </table:table-cell>
          <table:table-cell table:formula="of:=[.B64]+[.C64]" office:value-type="float" office:value="6.48560438354256" calcext:value-type="float">
            <text:p>6,48560438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$9]*[$input.B$9]/([$input.$B$12]^2+[.$A65]^2)*EXP(-((ATAN([$input.$B$12]/[.$A65])+[.B$10]+[.$B$11])^2/[$input.B$15]^2))" office:value-type="float" office:value="5.62555350028119" calcext:value-type="float">
            <text:p>5,6255535003</text:p>
          </table:table-cell>
          <table:table-cell table:formula="of:=[.C$9]*[$input.C$9]/([$input.$B$12]^2+[.$A65]^2)*EXP(-((ATAN([$input.$B$12]/[.$A65])+[.C$10]+[.$B$11])^2/[$input.C$15]^2))" office:value-type="float" office:value="0" calcext:value-type="float">
            <text:p>0</text:p>
          </table:table-cell>
          <table:table-cell table:formula="of:=[.B65]+[.C65]" office:value-type="float" office:value="5.62555350028119" calcext:value-type="float">
            <text:p>5,6255535003</text:p>
          </table:table-cell>
        </table:table-row>
        <table:table-row table:style-name="ro2">
          <table:table-cell office:value-type="float" office:value="5.1" calcext:value-type="float">
            <text:p>5,1</text:p>
          </table:table-cell>
          <table:table-cell table:formula="of:=[.B$9]*[$input.B$9]/([$input.$B$12]^2+[.$A66]^2)*EXP(-((ATAN([$input.$B$12]/[.$A66])+[.B$10]+[.$B$11])^2/[$input.B$15]^2))" office:value-type="float" office:value="4.86797416154086" calcext:value-type="float">
            <text:p>4,8679741615</text:p>
          </table:table-cell>
          <table:table-cell table:formula="of:=[.C$9]*[$input.C$9]/([$input.$B$12]^2+[.$A66]^2)*EXP(-((ATAN([$input.$B$12]/[.$A66])+[.C$10]+[.$B$11])^2/[$input.C$15]^2))" office:value-type="float" office:value="0" calcext:value-type="float">
            <text:p>0</text:p>
          </table:table-cell>
          <table:table-cell table:formula="of:=[.B66]+[.C66]" office:value-type="float" office:value="4.86797416154086" calcext:value-type="float">
            <text:p>4,8679741615</text:p>
          </table:table-cell>
        </table:table-row>
        <table:table-row table:style-name="ro2">
          <table:table-cell office:value-type="float" office:value="5.2" calcext:value-type="float">
            <text:p>5,2</text:p>
          </table:table-cell>
          <table:table-cell table:formula="of:=[.B$9]*[$input.B$9]/([$input.$B$12]^2+[.$A67]^2)*EXP(-((ATAN([$input.$B$12]/[.$A67])+[.B$10]+[.$B$11])^2/[$input.B$15]^2))" office:value-type="float" office:value="4.2043712756165" calcext:value-type="float">
            <text:p>4,2043712756</text:p>
          </table:table-cell>
          <table:table-cell table:formula="of:=[.C$9]*[$input.C$9]/([$input.$B$12]^2+[.$A67]^2)*EXP(-((ATAN([$input.$B$12]/[.$A67])+[.C$10]+[.$B$11])^2/[$input.C$15]^2))" office:value-type="float" office:value="0" calcext:value-type="float">
            <text:p>0</text:p>
          </table:table-cell>
          <table:table-cell table:formula="of:=[.B67]+[.C67]" office:value-type="float" office:value="4.2043712756165" calcext:value-type="float">
            <text:p>4,2043712756</text:p>
          </table:table-cell>
        </table:table-row>
        <table:table-row table:style-name="ro2">
          <table:table-cell office:value-type="float" office:value="5.3" calcext:value-type="float">
            <text:p>5,3</text:p>
          </table:table-cell>
          <table:table-cell table:formula="of:=[.B$9]*[$input.B$9]/([$input.$B$12]^2+[.$A68]^2)*EXP(-((ATAN([$input.$B$12]/[.$A68])+[.B$10]+[.$B$11])^2/[$input.B$15]^2))" office:value-type="float" office:value="3.625793474603" calcext:value-type="float">
            <text:p>3,6257934746</text:p>
          </table:table-cell>
          <table:table-cell table:formula="of:=[.C$9]*[$input.C$9]/([$input.$B$12]^2+[.$A68]^2)*EXP(-((ATAN([$input.$B$12]/[.$A68])+[.C$10]+[.$B$11])^2/[$input.C$15]^2))" office:value-type="float" office:value="0" calcext:value-type="float">
            <text:p>0</text:p>
          </table:table-cell>
          <table:table-cell table:formula="of:=[.B68]+[.C68]" office:value-type="float" office:value="3.625793474603" calcext:value-type="float">
            <text:p>3,6257934746</text:p>
          </table:table-cell>
        </table:table-row>
        <table:table-row table:style-name="ro2">
          <table:table-cell office:value-type="float" office:value="5.4" calcext:value-type="float">
            <text:p>5,4</text:p>
          </table:table-cell>
          <table:table-cell table:formula="of:=[.B$9]*[$input.B$9]/([$input.$B$12]^2+[.$A69]^2)*EXP(-((ATAN([$input.$B$12]/[.$A69])+[.B$10]+[.$B$11])^2/[$input.B$15]^2))" office:value-type="float" office:value="3.12330137438483" calcext:value-type="float">
            <text:p>3,1233013744</text:p>
          </table:table-cell>
          <table:table-cell table:formula="of:=[.C$9]*[$input.C$9]/([$input.$B$12]^2+[.$A69]^2)*EXP(-((ATAN([$input.$B$12]/[.$A69])+[.C$10]+[.$B$11])^2/[$input.C$15]^2))" office:value-type="float" office:value="0" calcext:value-type="float">
            <text:p>0</text:p>
          </table:table-cell>
          <table:table-cell table:formula="of:=[.B69]+[.C69]" office:value-type="float" office:value="3.12330137438483" calcext:value-type="float">
            <text:p>3,1233013744</text:p>
          </table:table-cell>
        </table:table-row>
        <table:table-row table:style-name="ro2">
          <table:table-cell office:value-type="float" office:value="5.5" calcext:value-type="float">
            <text:p>5,5</text:p>
          </table:table-cell>
          <table:table-cell table:formula="of:=[.B$9]*[$input.B$9]/([$input.$B$12]^2+[.$A70]^2)*EXP(-((ATAN([$input.$B$12]/[.$A70])+[.B$10]+[.$B$11])^2/[$input.B$15]^2))" office:value-type="float" office:value="2.68828609539351" calcext:value-type="float">
            <text:p>2,6882860954</text:p>
          </table:table-cell>
          <table:table-cell table:formula="of:=[.C$9]*[$input.C$9]/([$input.$B$12]^2+[.$A70]^2)*EXP(-((ATAN([$input.$B$12]/[.$A70])+[.C$10]+[.$B$11])^2/[$input.C$15]^2))" office:value-type="float" office:value="0" calcext:value-type="float">
            <text:p>0</text:p>
          </table:table-cell>
          <table:table-cell table:formula="of:=[.B70]+[.C70]" office:value-type="float" office:value="2.68828609539351" calcext:value-type="float">
            <text:p>2,6882860954</text:p>
          </table:table-cell>
        </table:table-row>
        <table:table-row table:style-name="ro2">
          <table:table-cell office:value-type="float" office:value="5.6" calcext:value-type="float">
            <text:p>5,6</text:p>
          </table:table-cell>
          <table:table-cell table:formula="of:=[.B$9]*[$input.B$9]/([$input.$B$12]^2+[.$A71]^2)*EXP(-((ATAN([$input.$B$12]/[.$A71])+[.B$10]+[.$B$11])^2/[$input.B$15]^2))" office:value-type="float" office:value="2.31267166041942" calcext:value-type="float">
            <text:p>2,3126716604</text:p>
          </table:table-cell>
          <table:table-cell table:formula="of:=[.C$9]*[$input.C$9]/([$input.$B$12]^2+[.$A71]^2)*EXP(-((ATAN([$input.$B$12]/[.$A71])+[.C$10]+[.$B$11])^2/[$input.C$15]^2))" office:value-type="float" office:value="0" calcext:value-type="float">
            <text:p>0</text:p>
          </table:table-cell>
          <table:table-cell table:formula="of:=[.B71]+[.C71]" office:value-type="float" office:value="2.31267166041942" calcext:value-type="float">
            <text:p>2,3126716604</text:p>
          </table:table-cell>
        </table:table-row>
        <table:table-row table:style-name="ro2">
          <table:table-cell office:value-type="float" office:value="5.7" calcext:value-type="float">
            <text:p>5,7</text:p>
          </table:table-cell>
          <table:table-cell table:formula="of:=[.B$9]*[$input.B$9]/([$input.$B$12]^2+[.$A72]^2)*EXP(-((ATAN([$input.$B$12]/[.$A72])+[.B$10]+[.$B$11])^2/[$input.B$15]^2))" office:value-type="float" office:value="1.98903019526055" calcext:value-type="float">
            <text:p>1,9890301953</text:p>
          </table:table-cell>
          <table:table-cell table:formula="of:=[.C$9]*[$input.C$9]/([$input.$B$12]^2+[.$A72]^2)*EXP(-((ATAN([$input.$B$12]/[.$A72])+[.C$10]+[.$B$11])^2/[$input.C$15]^2))" office:value-type="float" office:value="0" calcext:value-type="float">
            <text:p>0</text:p>
          </table:table-cell>
          <table:table-cell table:formula="of:=[.B72]+[.C72]" office:value-type="float" office:value="1.98903019526055" calcext:value-type="float">
            <text:p>1,9890301953</text:p>
          </table:table-cell>
        </table:table-row>
        <table:table-row table:style-name="ro2">
          <table:table-cell office:value-type="float" office:value="5.8" calcext:value-type="float">
            <text:p>5,8</text:p>
          </table:table-cell>
          <table:table-cell table:formula="of:=[.B$9]*[$input.B$9]/([$input.$B$12]^2+[.$A73]^2)*EXP(-((ATAN([$input.$B$12]/[.$A73])+[.B$10]+[.$B$11])^2/[$input.B$15]^2))" office:value-type="float" office:value="1.71063377899062" calcext:value-type="float">
            <text:p>1,710633779</text:p>
          </table:table-cell>
          <table:table-cell table:formula="of:=[.C$9]*[$input.C$9]/([$input.$B$12]^2+[.$A73]^2)*EXP(-((ATAN([$input.$B$12]/[.$A73])+[.C$10]+[.$B$11])^2/[$input.C$15]^2))" office:value-type="float" office:value="0" calcext:value-type="float">
            <text:p>0</text:p>
          </table:table-cell>
          <table:table-cell table:formula="of:=[.B73]+[.C73]" office:value-type="float" office:value="1.71063377899062" calcext:value-type="float">
            <text:p>1,710633779</text:p>
          </table:table-cell>
        </table:table-row>
        <table:table-row table:style-name="ro2">
          <table:table-cell office:value-type="float" office:value="5.9" calcext:value-type="float">
            <text:p>5,9</text:p>
          </table:table-cell>
          <table:table-cell table:formula="of:=[.B$9]*[$input.B$9]/([$input.$B$12]^2+[.$A74]^2)*EXP(-((ATAN([$input.$B$12]/[.$A74])+[.B$10]+[.$B$11])^2/[$input.B$15]^2))" office:value-type="float" office:value="1.47146193740574" calcext:value-type="float">
            <text:p>1,4714619374</text:p>
          </table:table-cell>
          <table:table-cell table:formula="of:=[.C$9]*[$input.C$9]/([$input.$B$12]^2+[.$A74]^2)*EXP(-((ATAN([$input.$B$12]/[.$A74])+[.C$10]+[.$B$11])^2/[$input.C$15]^2))" office:value-type="float" office:value="0" calcext:value-type="float">
            <text:p>0</text:p>
          </table:table-cell>
          <table:table-cell table:formula="of:=[.B74]+[.C74]" office:value-type="float" office:value="1.47146193740574" calcext:value-type="float">
            <text:p>1,471461937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$9]*[$input.B$9]/([$input.$B$12]^2+[.$A75]^2)*EXP(-((ATAN([$input.$B$12]/[.$A75])+[.B$10]+[.$B$11])^2/[$input.B$15]^2))" office:value-type="float" office:value="1.26617946357426" calcext:value-type="float">
            <text:p>1,2661794636</text:p>
          </table:table-cell>
          <table:table-cell table:formula="of:=[.C$9]*[$input.C$9]/([$input.$B$12]^2+[.$A75]^2)*EXP(-((ATAN([$input.$B$12]/[.$A75])+[.C$10]+[.$B$11])^2/[$input.C$15]^2))" office:value-type="float" office:value="0" calcext:value-type="float">
            <text:p>0</text:p>
          </table:table-cell>
          <table:table-cell table:formula="of:=[.B75]+[.C75]" office:value-type="float" office:value="1.26617946357426" calcext:value-type="float">
            <text:p>1,2661794636</text:p>
          </table:table-cell>
        </table:table-row>
        <table:table-row table:style-name="ro2">
          <table:table-cell office:value-type="float" office:value="6.1" calcext:value-type="float">
            <text:p>6,1</text:p>
          </table:table-cell>
          <table:table-cell table:formula="of:=[.B$9]*[$input.B$9]/([$input.$B$12]^2+[.$A76]^2)*EXP(-((ATAN([$input.$B$12]/[.$A76])+[.B$10]+[.$B$11])^2/[$input.B$15]^2))" office:value-type="float" office:value="1.09009560875017" calcext:value-type="float">
            <text:p>1,0900956088</text:p>
          </table:table-cell>
          <table:table-cell table:formula="of:=[.C$9]*[$input.C$9]/([$input.$B$12]^2+[.$A76]^2)*EXP(-((ATAN([$input.$B$12]/[.$A76])+[.C$10]+[.$B$11])^2/[$input.C$15]^2))" office:value-type="float" office:value="0" calcext:value-type="float">
            <text:p>0</text:p>
          </table:table-cell>
          <table:table-cell table:formula="of:=[.B76]+[.C76]" office:value-type="float" office:value="1.09009560875017" calcext:value-type="float">
            <text:p>1,0900956088</text:p>
          </table:table-cell>
        </table:table-row>
        <table:table-row table:style-name="ro2">
          <table:table-cell office:value-type="float" office:value="6.2" calcext:value-type="float">
            <text:p>6,2</text:p>
          </table:table-cell>
          <table:table-cell table:formula="of:=[.B$9]*[$input.B$9]/([$input.$B$12]^2+[.$A77]^2)*EXP(-((ATAN([$input.$B$12]/[.$A77])+[.B$10]+[.$B$11])^2/[$input.B$15]^2))" office:value-type="float" office:value="0.939112724333545" calcext:value-type="float">
            <text:p>0,9391127243</text:p>
          </table:table-cell>
          <table:table-cell table:formula="of:=[.C$9]*[$input.C$9]/([$input.$B$12]^2+[.$A77]^2)*EXP(-((ATAN([$input.$B$12]/[.$A77])+[.C$10]+[.$B$11])^2/[$input.C$15]^2))" office:value-type="float" office:value="0" calcext:value-type="float">
            <text:p>0</text:p>
          </table:table-cell>
          <table:table-cell table:formula="of:=[.B77]+[.C77]" office:value-type="float" office:value="0.939112724333545" calcext:value-type="float">
            <text:p>0,9391127243</text:p>
          </table:table-cell>
        </table:table-row>
        <table:table-row table:style-name="ro2">
          <table:table-cell office:value-type="float" office:value="6.3" calcext:value-type="float">
            <text:p>6,3</text:p>
          </table:table-cell>
          <table:table-cell table:formula="of:=[.B$9]*[$input.B$9]/([$input.$B$12]^2+[.$A78]^2)*EXP(-((ATAN([$input.$B$12]/[.$A78])+[.B$10]+[.$B$11])^2/[$input.B$15]^2))" office:value-type="float" office:value="0.809670096540648" calcext:value-type="float">
            <text:p>0,8096700965</text:p>
          </table:table-cell>
          <table:table-cell table:formula="of:=[.C$9]*[$input.C$9]/([$input.$B$12]^2+[.$A78]^2)*EXP(-((ATAN([$input.$B$12]/[.$A78])+[.C$10]+[.$B$11])^2/[$input.C$15]^2))" office:value-type="float" office:value="0" calcext:value-type="float">
            <text:p>0</text:p>
          </table:table-cell>
          <table:table-cell table:formula="of:=[.B78]+[.C78]" office:value-type="float" office:value="0.809670096540648" calcext:value-type="float">
            <text:p>0,8096700965</text:p>
          </table:table-cell>
        </table:table-row>
        <table:table-row table:style-name="ro2">
          <table:table-cell office:value-type="float" office:value="6.4" calcext:value-type="float">
            <text:p>6,4</text:p>
          </table:table-cell>
          <table:table-cell table:formula="of:=[.B$9]*[$input.B$9]/([$input.$B$12]^2+[.$A79]^2)*EXP(-((ATAN([$input.$B$12]/[.$A79])+[.B$10]+[.$B$11])^2/[$input.B$15]^2))" office:value-type="float" office:value="0.698686916188711" calcext:value-type="float">
            <text:p>0,6986869162</text:p>
          </table:table-cell>
          <table:table-cell table:formula="of:=[.C$9]*[$input.C$9]/([$input.$B$12]^2+[.$A79]^2)*EXP(-((ATAN([$input.$B$12]/[.$A79])+[.C$10]+[.$B$11])^2/[$input.C$15]^2))" office:value-type="float" office:value="0" calcext:value-type="float">
            <text:p>0</text:p>
          </table:table-cell>
          <table:table-cell table:formula="of:=[.B79]+[.C79]" office:value-type="float" office:value="0.698686916188711" calcext:value-type="float">
            <text:p>0,6986869162</text:p>
          </table:table-cell>
        </table:table-row>
        <table:table-row table:style-name="ro2">
          <table:table-cell office:value-type="float" office:value="6.5" calcext:value-type="float">
            <text:p>6,5</text:p>
          </table:table-cell>
          <table:table-cell table:formula="of:=[.B$9]*[$input.B$9]/([$input.$B$12]^2+[.$A80]^2)*EXP(-((ATAN([$input.$B$12]/[.$A80])+[.B$10]+[.$B$11])^2/[$input.B$15]^2))" office:value-type="float" office:value="0.603506974568824" calcext:value-type="float">
            <text:p>0,6035069746</text:p>
          </table:table-cell>
          <table:table-cell table:formula="of:=[.C$9]*[$input.C$9]/([$input.$B$12]^2+[.$A80]^2)*EXP(-((ATAN([$input.$B$12]/[.$A80])+[.C$10]+[.$B$11])^2/[$input.C$15]^2))" office:value-type="float" office:value="0" calcext:value-type="float">
            <text:p>0</text:p>
          </table:table-cell>
          <table:table-cell table:formula="of:=[.B80]+[.C80]" office:value-type="float" office:value="0.603506974568824" calcext:value-type="float">
            <text:p>0,6035069746</text:p>
          </table:table-cell>
        </table:table-row>
        <table:table-row table:style-name="ro2">
          <table:table-cell office:value-type="float" office:value="6.6" calcext:value-type="float">
            <text:p>6,6</text:p>
          </table:table-cell>
          <table:table-cell table:formula="of:=[.B$9]*[$input.B$9]/([$input.$B$12]^2+[.$A81]^2)*EXP(-((ATAN([$input.$B$12]/[.$A81])+[.B$10]+[.$B$11])^2/[$input.B$15]^2))" office:value-type="float" office:value="0.521846684675647" calcext:value-type="float">
            <text:p>0,5218466847</text:p>
          </table:table-cell>
          <table:table-cell table:formula="of:=[.C$9]*[$input.C$9]/([$input.$B$12]^2+[.$A81]^2)*EXP(-((ATAN([$input.$B$12]/[.$A81])+[.C$10]+[.$B$11])^2/[$input.C$15]^2))" office:value-type="float" office:value="0" calcext:value-type="float">
            <text:p>0</text:p>
          </table:table-cell>
          <table:table-cell table:formula="of:=[.B81]+[.C81]" office:value-type="float" office:value="0.521846684675647" calcext:value-type="float">
            <text:p>0,5218466847</text:p>
          </table:table-cell>
        </table:table-row>
        <table:table-row table:style-name="ro2">
          <table:table-cell office:value-type="float" office:value="6.7" calcext:value-type="float">
            <text:p>6,7</text:p>
          </table:table-cell>
          <table:table-cell table:formula="of:=[.B$9]*[$input.B$9]/([$input.$B$12]^2+[.$A82]^2)*EXP(-((ATAN([$input.$B$12]/[.$A82])+[.B$10]+[.$B$11])^2/[$input.B$15]^2))" office:value-type="float" office:value="0.451747316809113" calcext:value-type="float">
            <text:p>0,4517473168</text:p>
          </table:table-cell>
          <table:table-cell table:formula="of:=[.C$9]*[$input.C$9]/([$input.$B$12]^2+[.$A82]^2)*EXP(-((ATAN([$input.$B$12]/[.$A82])+[.C$10]+[.$B$11])^2/[$input.C$15]^2))" office:value-type="float" office:value="0" calcext:value-type="float">
            <text:p>0</text:p>
          </table:table-cell>
          <table:table-cell table:formula="of:=[.B82]+[.C82]" office:value-type="float" office:value="0.451747316809113" calcext:value-type="float">
            <text:p>0,4517473168</text:p>
          </table:table-cell>
        </table:table-row>
        <table:table-row table:style-name="ro2">
          <table:table-cell office:value-type="float" office:value="6.8" calcext:value-type="float">
            <text:p>6,8</text:p>
          </table:table-cell>
          <table:table-cell table:formula="of:=[.B$9]*[$input.B$9]/([$input.$B$12]^2+[.$A83]^2)*EXP(-((ATAN([$input.$B$12]/[.$A83])+[.B$10]+[.$B$11])^2/[$input.B$15]^2))" office:value-type="float" office:value="0.391531842571547" calcext:value-type="float">
            <text:p>0,3915318426</text:p>
          </table:table-cell>
          <table:table-cell table:formula="of:=[.C$9]*[$input.C$9]/([$input.$B$12]^2+[.$A83]^2)*EXP(-((ATAN([$input.$B$12]/[.$A83])+[.C$10]+[.$B$11])^2/[$input.C$15]^2))" office:value-type="float" office:value="0" calcext:value-type="float">
            <text:p>0</text:p>
          </table:table-cell>
          <table:table-cell table:formula="of:=[.B83]+[.C83]" office:value-type="float" office:value="0.391531842571547" calcext:value-type="float">
            <text:p>0,3915318426</text:p>
          </table:table-cell>
        </table:table-row>
        <table:table-row table:style-name="ro2">
          <table:table-cell office:value-type="float" office:value="6.9" calcext:value-type="float">
            <text:p>6,9</text:p>
          </table:table-cell>
          <table:table-cell table:formula="of:=[.B$9]*[$input.B$9]/([$input.$B$12]^2+[.$A84]^2)*EXP(-((ATAN([$input.$B$12]/[.$A84])+[.B$10]+[.$B$11])^2/[$input.B$15]^2))" office:value-type="float" office:value="0.33976644755167" calcext:value-type="float">
            <text:p>0,3397664476</text:p>
          </table:table-cell>
          <table:table-cell table:formula="of:=[.C$9]*[$input.C$9]/([$input.$B$12]^2+[.$A84]^2)*EXP(-((ATAN([$input.$B$12]/[.$A84])+[.C$10]+[.$B$11])^2/[$input.C$15]^2))" office:value-type="float" office:value="0" calcext:value-type="float">
            <text:p>0</text:p>
          </table:table-cell>
          <table:table-cell table:formula="of:=[.B84]+[.C84]" office:value-type="float" office:value="0.33976644755167" calcext:value-type="float">
            <text:p>0,339766447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$9]*[$input.B$9]/([$input.$B$12]^2+[.$A85]^2)*EXP(-((ATAN([$input.$B$12]/[.$A85])+[.B$10]+[.$B$11])^2/[$input.B$15]^2))" office:value-type="float" office:value="0.295226557663348" calcext:value-type="float">
            <text:p>0,2952265577</text:p>
          </table:table-cell>
          <table:table-cell table:formula="of:=[.C$9]*[$input.C$9]/([$input.$B$12]^2+[.$A85]^2)*EXP(-((ATAN([$input.$B$12]/[.$A85])+[.C$10]+[.$B$11])^2/[$input.C$15]^2))" office:value-type="float" office:value="0" calcext:value-type="float">
            <text:p>0</text:p>
          </table:table-cell>
          <table:table-cell table:formula="of:=[.B85]+[.C85]" office:value-type="float" office:value="0.295226557663348" calcext:value-type="float">
            <text:p>0,2952265577</text:p>
          </table:table-cell>
        </table:table-row>
        <table:table-row table:style-name="ro2">
          <table:table-cell office:value-type="float" office:value="7.1" calcext:value-type="float">
            <text:p>7,1</text:p>
          </table:table-cell>
          <table:table-cell table:formula="of:=[.B$9]*[$input.B$9]/([$input.$B$12]^2+[.$A86]^2)*EXP(-((ATAN([$input.$B$12]/[.$A86])+[.B$10]+[.$B$11])^2/[$input.B$15]^2))" office:value-type="float" office:value="0.256867093955926" calcext:value-type="float">
            <text:p>0,256867094</text:p>
          </table:table-cell>
          <table:table-cell table:formula="of:=[.C$9]*[$input.C$9]/([$input.$B$12]^2+[.$A86]^2)*EXP(-((ATAN([$input.$B$12]/[.$A86])+[.C$10]+[.$B$11])^2/[$input.C$15]^2))" office:value-type="float" office:value="0" calcext:value-type="float">
            <text:p>0</text:p>
          </table:table-cell>
          <table:table-cell table:formula="of:=[.B86]+[.C86]" office:value-type="float" office:value="0.256867093955926" calcext:value-type="float">
            <text:p>0,256867094</text:p>
          </table:table-cell>
        </table:table-row>
        <table:table-row table:style-name="ro2">
          <table:table-cell office:value-type="float" office:value="7.2" calcext:value-type="float">
            <text:p>7,2</text:p>
          </table:table-cell>
          <table:table-cell table:formula="of:=[.B$9]*[$input.B$9]/([$input.$B$12]^2+[.$A87]^2)*EXP(-((ATAN([$input.$B$12]/[.$A87])+[.B$10]+[.$B$11])^2/[$input.B$15]^2))" office:value-type="float" office:value="0.223796600463576" calcext:value-type="float">
            <text:p>0,2237966005</text:p>
          </table:table-cell>
          <table:table-cell table:formula="of:=[.C$9]*[$input.C$9]/([$input.$B$12]^2+[.$A87]^2)*EXP(-((ATAN([$input.$B$12]/[.$A87])+[.C$10]+[.$B$11])^2/[$input.C$15]^2))" office:value-type="float" office:value="0" calcext:value-type="float">
            <text:p>0</text:p>
          </table:table-cell>
          <table:table-cell table:formula="of:=[.B87]+[.C87]" office:value-type="float" office:value="0.223796600463576" calcext:value-type="float">
            <text:p>0,2237966005</text:p>
          </table:table-cell>
        </table:table-row>
        <table:table-row table:style-name="ro2">
          <table:table-cell office:value-type="float" office:value="7.3" calcext:value-type="float">
            <text:p>7,3</text:p>
          </table:table-cell>
          <table:table-cell table:formula="of:=[.B$9]*[$input.B$9]/([$input.$B$12]^2+[.$A88]^2)*EXP(-((ATAN([$input.$B$12]/[.$A88])+[.B$10]+[.$B$11])^2/[$input.B$15]^2))" office:value-type="float" office:value="0.195254860441983" calcext:value-type="float">
            <text:p>0,1952548604</text:p>
          </table:table-cell>
          <table:table-cell table:formula="of:=[.C$9]*[$input.C$9]/([$input.$B$12]^2+[.$A88]^2)*EXP(-((ATAN([$input.$B$12]/[.$A88])+[.C$10]+[.$B$11])^2/[$input.C$15]^2))" office:value-type="float" office:value="0" calcext:value-type="float">
            <text:p>0</text:p>
          </table:table-cell>
          <table:table-cell table:formula="of:=[.B88]+[.C88]" office:value-type="float" office:value="0.195254860441983" calcext:value-type="float">
            <text:p>0,1952548604</text:p>
          </table:table-cell>
        </table:table-row>
        <table:table-row table:style-name="ro2">
          <table:table-cell office:value-type="float" office:value="7.4" calcext:value-type="float">
            <text:p>7,4</text:p>
          </table:table-cell>
          <table:table-cell table:formula="of:=[.B$9]*[$input.B$9]/([$input.$B$12]^2+[.$A89]^2)*EXP(-((ATAN([$input.$B$12]/[.$A89])+[.B$10]+[.$B$11])^2/[$input.B$15]^2))" office:value-type="float" office:value="0.170593614303292" calcext:value-type="float">
            <text:p>0,1705936143</text:p>
          </table:table-cell>
          <table:table-cell table:formula="of:=[.C$9]*[$input.C$9]/([$input.$B$12]^2+[.$A89]^2)*EXP(-((ATAN([$input.$B$12]/[.$A89])+[.C$10]+[.$B$11])^2/[$input.C$15]^2))" office:value-type="float" office:value="0" calcext:value-type="float">
            <text:p>0</text:p>
          </table:table-cell>
          <table:table-cell table:formula="of:=[.B89]+[.C89]" office:value-type="float" office:value="0.170593614303292" calcext:value-type="float">
            <text:p>0,1705936143</text:p>
          </table:table-cell>
        </table:table-row>
        <table:table-row table:style-name="ro2">
          <table:table-cell office:value-type="float" office:value="7.5" calcext:value-type="float">
            <text:p>7,5</text:p>
          </table:table-cell>
          <table:table-cell table:formula="of:=[.B$9]*[$input.B$9]/([$input.$B$12]^2+[.$A90]^2)*EXP(-((ATAN([$input.$B$12]/[.$A90])+[.B$10]+[.$B$11])^2/[$input.B$15]^2))" office:value-type="float" office:value="0.149260007719559" calcext:value-type="float">
            <text:p>0,1492600077</text:p>
          </table:table-cell>
          <table:table-cell table:formula="of:=[.C$9]*[$input.C$9]/([$input.$B$12]^2+[.$A90]^2)*EXP(-((ATAN([$input.$B$12]/[.$A90])+[.C$10]+[.$B$11])^2/[$input.C$15]^2))" office:value-type="float" office:value="0" calcext:value-type="float">
            <text:p>0</text:p>
          </table:table-cell>
          <table:table-cell table:formula="of:=[.B90]+[.C90]" office:value-type="float" office:value="0.149260007719559" calcext:value-type="float">
            <text:p>0,1492600077</text:p>
          </table:table-cell>
        </table:table-row>
        <table:table-row table:style-name="ro2">
          <table:table-cell office:value-type="float" office:value="7.6" calcext:value-type="float">
            <text:p>7,6</text:p>
          </table:table-cell>
          <table:table-cell table:formula="of:=[.B$9]*[$input.B$9]/([$input.$B$12]^2+[.$A91]^2)*EXP(-((ATAN([$input.$B$12]/[.$A91])+[.B$10]+[.$B$11])^2/[$input.B$15]^2))" office:value-type="float" office:value="0.13078242365757" calcext:value-type="float">
            <text:p>0,1307824237</text:p>
          </table:table-cell>
          <table:table-cell table:formula="of:=[.C$9]*[$input.C$9]/([$input.$B$12]^2+[.$A91]^2)*EXP(-((ATAN([$input.$B$12]/[.$A91])+[.C$10]+[.$B$11])^2/[$input.C$15]^2))" office:value-type="float" office:value="0" calcext:value-type="float">
            <text:p>0</text:p>
          </table:table-cell>
          <table:table-cell table:formula="of:=[.B91]+[.C91]" office:value-type="float" office:value="0.13078242365757" calcext:value-type="float">
            <text:p>0,1307824237</text:p>
          </table:table-cell>
        </table:table-row>
        <table:table-row table:style-name="ro2">
          <table:table-cell office:value-type="float" office:value="7.7" calcext:value-type="float">
            <text:p>7,7</text:p>
          </table:table-cell>
          <table:table-cell table:formula="of:=[.B$9]*[$input.B$9]/([$input.$B$12]^2+[.$A92]^2)*EXP(-((ATAN([$input.$B$12]/[.$A92])+[.B$10]+[.$B$11])^2/[$input.B$15]^2))" office:value-type="float" office:value="0.1147583826447" calcext:value-type="float">
            <text:p>0,1147583826</text:p>
          </table:table-cell>
          <table:table-cell table:formula="of:=[.C$9]*[$input.C$9]/([$input.$B$12]^2+[.$A92]^2)*EXP(-((ATAN([$input.$B$12]/[.$A92])+[.C$10]+[.$B$11])^2/[$input.C$15]^2))" office:value-type="float" office:value="0" calcext:value-type="float">
            <text:p>0</text:p>
          </table:table-cell>
          <table:table-cell table:formula="of:=[.B92]+[.C92]" office:value-type="float" office:value="0.1147583826447" calcext:value-type="float">
            <text:p>0,1147583826</text:p>
          </table:table-cell>
        </table:table-row>
        <table:table-row table:style-name="ro2">
          <table:table-cell office:value-type="float" office:value="7.8" calcext:value-type="float">
            <text:p>7,8</text:p>
          </table:table-cell>
          <table:table-cell table:formula="of:=[.B$9]*[$input.B$9]/([$input.$B$12]^2+[.$A93]^2)*EXP(-((ATAN([$input.$B$12]/[.$A93])+[.B$10]+[.$B$11])^2/[$input.B$15]^2))" office:value-type="float" office:value="0.100844228051153" calcext:value-type="float">
            <text:p>0,1008442281</text:p>
          </table:table-cell>
          <table:table-cell table:formula="of:=[.C$9]*[$input.C$9]/([$input.$B$12]^2+[.$A93]^2)*EXP(-((ATAN([$input.$B$12]/[.$A93])+[.C$10]+[.$B$11])^2/[$input.C$15]^2))" office:value-type="float" office:value="0" calcext:value-type="float">
            <text:p>0</text:p>
          </table:table-cell>
          <table:table-cell table:formula="of:=[.B93]+[.C93]" office:value-type="float" office:value="0.100844228051153" calcext:value-type="float">
            <text:p>0,1008442281</text:p>
          </table:table-cell>
        </table:table-row>
        <table:table-row table:style-name="ro2">
          <table:table-cell office:value-type="float" office:value="7.9" calcext:value-type="float">
            <text:p>7,9</text:p>
          </table:table-cell>
          <table:table-cell table:formula="of:=[.B$9]*[$input.B$9]/([$input.$B$12]^2+[.$A94]^2)*EXP(-((ATAN([$input.$B$12]/[.$A94])+[.B$10]+[.$B$11])^2/[$input.B$15]^2))" office:value-type="float" office:value="0.0887463454636351" calcext:value-type="float">
            <text:p>0,0887463455</text:p>
          </table:table-cell>
          <table:table-cell table:formula="of:=[.C$9]*[$input.C$9]/([$input.$B$12]^2+[.$A94]^2)*EXP(-((ATAN([$input.$B$12]/[.$A94])+[.C$10]+[.$B$11])^2/[$input.C$15]^2))" office:value-type="float" office:value="0" calcext:value-type="float">
            <text:p>0</text:p>
          </table:table-cell>
          <table:table-cell table:formula="of:=[.B94]+[.C94]" office:value-type="float" office:value="0.0887463454636351" calcext:value-type="float">
            <text:p>0,08874634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$9]*[$input.B$9]/([$input.$B$12]^2+[.$A95]^2)*EXP(-((ATAN([$input.$B$12]/[.$A95])+[.B$10]+[.$B$11])^2/[$input.B$15]^2))" office:value-type="float" office:value="0.0782136959915043" calcext:value-type="float">
            <text:p>0,078213696</text:p>
          </table:table-cell>
          <table:table-cell table:formula="of:=[.C$9]*[$input.C$9]/([$input.$B$12]^2+[.$A95]^2)*EXP(-((ATAN([$input.$B$12]/[.$A95])+[.C$10]+[.$B$11])^2/[$input.C$15]^2))" office:value-type="float" office:value="0" calcext:value-type="float">
            <text:p>0</text:p>
          </table:table-cell>
          <table:table-cell table:formula="of:=[.B95]+[.C95]" office:value-type="float" office:value="0.0782136959915043" calcext:value-type="float">
            <text:p>0,078213696</text:p>
          </table:table-cell>
        </table:table-row>
        <table:table-row table:style-name="ro2">
          <table:table-cell office:value-type="float" office:value="8.1" calcext:value-type="float">
            <text:p>8,1</text:p>
          </table:table-cell>
          <table:table-cell table:formula="of:=[.B$9]*[$input.B$9]/([$input.$B$12]^2+[.$A96]^2)*EXP(-((ATAN([$input.$B$12]/[.$A96])+[.B$10]+[.$B$11])^2/[$input.B$15]^2))" office:value-type="float" office:value="0.0690314718305183" calcext:value-type="float">
            <text:p>0,0690314718</text:p>
          </table:table-cell>
          <table:table-cell table:formula="of:=[.C$9]*[$input.C$9]/([$input.$B$12]^2+[.$A96]^2)*EXP(-((ATAN([$input.$B$12]/[.$A96])+[.C$10]+[.$B$11])^2/[$input.C$15]^2))" office:value-type="float" office:value="0" calcext:value-type="float">
            <text:p>0</text:p>
          </table:table-cell>
          <table:table-cell table:formula="of:=[.B96]+[.C96]" office:value-type="float" office:value="0.0690314718305183" calcext:value-type="float">
            <text:p>0,0690314718</text:p>
          </table:table-cell>
        </table:table-row>
        <table:table-row table:style-name="ro2">
          <table:table-cell office:value-type="float" office:value="8.2" calcext:value-type="float">
            <text:p>8,2</text:p>
          </table:table-cell>
          <table:table-cell table:formula="of:=[.B$9]*[$input.B$9]/([$input.$B$12]^2+[.$A97]^2)*EXP(-((ATAN([$input.$B$12]/[.$A97])+[.B$10]+[.$B$11])^2/[$input.B$15]^2))" office:value-type="float" office:value="0.0610157082420189" calcext:value-type="float">
            <text:p>0,0610157082</text:p>
          </table:table-cell>
          <table:table-cell table:formula="of:=[.C$9]*[$input.C$9]/([$input.$B$12]^2+[.$A97]^2)*EXP(-((ATAN([$input.$B$12]/[.$A97])+[.C$10]+[.$B$11])^2/[$input.C$15]^2))" office:value-type="float" office:value="0" calcext:value-type="float">
            <text:p>0</text:p>
          </table:table-cell>
          <table:table-cell table:formula="of:=[.B97]+[.C97]" office:value-type="float" office:value="0.0610157082420189" calcext:value-type="float">
            <text:p>0,0610157082</text:p>
          </table:table-cell>
        </table:table-row>
        <table:table-row table:style-name="ro2">
          <table:table-cell office:value-type="float" office:value="8.3" calcext:value-type="float">
            <text:p>8,3</text:p>
          </table:table-cell>
          <table:table-cell table:formula="of:=[.B$9]*[$input.B$9]/([$input.$B$12]^2+[.$A98]^2)*EXP(-((ATAN([$input.$B$12]/[.$A98])+[.B$10]+[.$B$11])^2/[$input.B$15]^2))" office:value-type="float" office:value="0.054008709174932" calcext:value-type="float">
            <text:p>0,0540087092</text:p>
          </table:table-cell>
          <table:table-cell table:formula="of:=[.C$9]*[$input.C$9]/([$input.$B$12]^2+[.$A98]^2)*EXP(-((ATAN([$input.$B$12]/[.$A98])+[.C$10]+[.$B$11])^2/[$input.C$15]^2))" office:value-type="float" office:value="0" calcext:value-type="float">
            <text:p>0</text:p>
          </table:table-cell>
          <table:table-cell table:formula="of:=[.B98]+[.C98]" office:value-type="float" office:value="0.054008709174932" calcext:value-type="float">
            <text:p>0,0540087092</text:p>
          </table:table-cell>
        </table:table-row>
        <table:table-row table:style-name="ro2">
          <table:table-cell office:value-type="float" office:value="8.4" calcext:value-type="float">
            <text:p>8,4</text:p>
          </table:table-cell>
          <table:table-cell table:formula="of:=[.B$9]*[$input.B$9]/([$input.$B$12]^2+[.$A99]^2)*EXP(-((ATAN([$input.$B$12]/[.$A99])+[.B$10]+[.$B$11])^2/[$input.B$15]^2))" office:value-type="float" office:value="0.0478751641173888" calcext:value-type="float">
            <text:p>0,0478751641</text:p>
          </table:table-cell>
          <table:table-cell table:formula="of:=[.C$9]*[$input.C$9]/([$input.$B$12]^2+[.$A99]^2)*EXP(-((ATAN([$input.$B$12]/[.$A99])+[.C$10]+[.$B$11])^2/[$input.C$15]^2))" office:value-type="float" office:value="0" calcext:value-type="float">
            <text:p>0</text:p>
          </table:table-cell>
          <table:table-cell table:formula="of:=[.B99]+[.C99]" office:value-type="float" office:value="0.0478751641173888" calcext:value-type="float">
            <text:p>0,0478751641</text:p>
          </table:table-cell>
        </table:table-row>
        <table:table-row table:style-name="ro2">
          <table:table-cell office:value-type="float" office:value="8.5" calcext:value-type="float">
            <text:p>8,5</text:p>
          </table:table-cell>
          <table:table-cell table:formula="of:=[.B$9]*[$input.B$9]/([$input.$B$12]^2+[.$A100]^2)*EXP(-((ATAN([$input.$B$12]/[.$A100])+[.B$10]+[.$B$11])^2/[$input.B$15]^2))" office:value-type="float" office:value="0.0424988515664531" calcext:value-type="float">
            <text:p>0,0424988516</text:p>
          </table:table-cell>
          <table:table-cell table:formula="of:=[.C$9]*[$input.C$9]/([$input.$B$12]^2+[.$A100]^2)*EXP(-((ATAN([$input.$B$12]/[.$A100])+[.C$10]+[.$B$11])^2/[$input.C$15]^2))" office:value-type="float" office:value="0" calcext:value-type="float">
            <text:p>0</text:p>
          </table:table-cell>
          <table:table-cell table:formula="of:=[.B100]+[.C100]" office:value-type="float" office:value="0.0424988515664531" calcext:value-type="float">
            <text:p>0,0424988516</text:p>
          </table:table-cell>
        </table:table-row>
        <table:table-row table:style-name="ro2">
          <table:table-cell office:value-type="float" office:value="8.6" calcext:value-type="float">
            <text:p>8,6</text:p>
          </table:table-cell>
          <table:table-cell table:formula="of:=[.B$9]*[$input.B$9]/([$input.$B$12]^2+[.$A101]^2)*EXP(-((ATAN([$input.$B$12]/[.$A101])+[.B$10]+[.$B$11])^2/[$input.B$15]^2))" office:value-type="float" office:value="0.0377798399553438" calcext:value-type="float">
            <text:p>0,03777984</text:p>
          </table:table-cell>
          <table:table-cell table:formula="of:=[.C$9]*[$input.C$9]/([$input.$B$12]^2+[.$A101]^2)*EXP(-((ATAN([$input.$B$12]/[.$A101])+[.C$10]+[.$B$11])^2/[$input.C$15]^2))" office:value-type="float" office:value="0" calcext:value-type="float">
            <text:p>0</text:p>
          </table:table-cell>
          <table:table-cell table:formula="of:=[.B101]+[.C101]" office:value-type="float" office:value="0.0377798399553438" calcext:value-type="float">
            <text:p>0,03777984</text:p>
          </table:table-cell>
        </table:table-row>
        <table:table-row table:style-name="ro2">
          <table:table-cell office:value-type="float" office:value="8.7" calcext:value-type="float">
            <text:p>8,7</text:p>
          </table:table-cell>
          <table:table-cell table:formula="of:=[.B$9]*[$input.B$9]/([$input.$B$12]^2+[.$A102]^2)*EXP(-((ATAN([$input.$B$12]/[.$A102])+[.B$10]+[.$B$11])^2/[$input.B$15]^2))" office:value-type="float" office:value="0.033632110208911" calcext:value-type="float">
            <text:p>0,0336321102</text:p>
          </table:table-cell>
          <table:table-cell table:formula="of:=[.C$9]*[$input.C$9]/([$input.$B$12]^2+[.$A102]^2)*EXP(-((ATAN([$input.$B$12]/[.$A102])+[.C$10]+[.$B$11])^2/[$input.C$15]^2))" office:value-type="float" office:value="0" calcext:value-type="float">
            <text:p>0</text:p>
          </table:table-cell>
          <table:table-cell table:formula="of:=[.B102]+[.C102]" office:value-type="float" office:value="0.033632110208911" calcext:value-type="float">
            <text:p>0,0336321102</text:p>
          </table:table-cell>
        </table:table-row>
        <table:table-row table:style-name="ro2">
          <table:table-cell office:value-type="float" office:value="8.8" calcext:value-type="float">
            <text:p>8,8</text:p>
          </table:table-cell>
          <table:table-cell table:formula="of:=[.B$9]*[$input.B$9]/([$input.$B$12]^2+[.$A103]^2)*EXP(-((ATAN([$input.$B$12]/[.$A103])+[.B$10]+[.$B$11])^2/[$input.B$15]^2))" office:value-type="float" office:value="0.0299815355458162" calcext:value-type="float">
            <text:p>0,0299815355</text:p>
          </table:table-cell>
          <table:table-cell table:formula="of:=[.C$9]*[$input.C$9]/([$input.$B$12]^2+[.$A103]^2)*EXP(-((ATAN([$input.$B$12]/[.$A103])+[.C$10]+[.$B$11])^2/[$input.C$15]^2))" office:value-type="float" office:value="0" calcext:value-type="float">
            <text:p>0</text:p>
          </table:table-cell>
          <table:table-cell table:formula="of:=[.B103]+[.C103]" office:value-type="float" office:value="0.0299815355458162" calcext:value-type="float">
            <text:p>0,0299815355</text:p>
          </table:table-cell>
        </table:table-row>
        <table:table-row table:style-name="ro2">
          <table:table-cell office:value-type="float" office:value="8.9" calcext:value-type="float">
            <text:p>8,9</text:p>
          </table:table-cell>
          <table:table-cell table:formula="of:=[.B$9]*[$input.B$9]/([$input.$B$12]^2+[.$A104]^2)*EXP(-((ATAN([$input.$B$12]/[.$A104])+[.B$10]+[.$B$11])^2/[$input.B$15]^2))" office:value-type="float" office:value="0.0267641639379874" calcext:value-type="float">
            <text:p>0,0267641639</text:p>
          </table:table-cell>
          <table:table-cell table:formula="of:=[.C$9]*[$input.C$9]/([$input.$B$12]^2+[.$A104]^2)*EXP(-((ATAN([$input.$B$12]/[.$A104])+[.C$10]+[.$B$11])^2/[$input.C$15]^2))" office:value-type="float" office:value="0" calcext:value-type="float">
            <text:p>0</text:p>
          </table:table-cell>
          <table:table-cell table:formula="of:=[.B104]+[.C104]" office:value-type="float" office:value="0.0267641639379874" calcext:value-type="float">
            <text:p>0,026764163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$9]*[$input.B$9]/([$input.$B$12]^2+[.$A105]^2)*EXP(-((ATAN([$input.$B$12]/[.$A105])+[.B$10]+[.$B$11])^2/[$input.B$15]^2))" office:value-type="float" office:value="0.0239247569875794" calcext:value-type="float">
            <text:p>0,023924757</text:p>
          </table:table-cell>
          <table:table-cell table:formula="of:=[.C$9]*[$input.C$9]/([$input.$B$12]^2+[.$A105]^2)*EXP(-((ATAN([$input.$B$12]/[.$A105])+[.C$10]+[.$B$11])^2/[$input.C$15]^2))" office:value-type="float" office:value="0" calcext:value-type="float">
            <text:p>0</text:p>
          </table:table-cell>
          <table:table-cell table:formula="of:=[.B105]+[.C105]" office:value-type="float" office:value="0.0239247569875794" calcext:value-type="float">
            <text:p>0,023924757</text:p>
          </table:table-cell>
        </table:table-row>
        <table:table-row table:style-name="ro2">
          <table:table-cell office:value-type="float" office:value="9.1" calcext:value-type="float">
            <text:p>9,1</text:p>
          </table:table-cell>
          <table:table-cell table:formula="of:=[.B$9]*[$input.B$9]/([$input.$B$12]^2+[.$A106]^2)*EXP(-((ATAN([$input.$B$12]/[.$A106])+[.B$10]+[.$B$11])^2/[$input.B$15]^2))" office:value-type="float" office:value="0.0214155460832882" calcext:value-type="float">
            <text:p>0,0214155461</text:p>
          </table:table-cell>
          <table:table-cell table:formula="of:=[.C$9]*[$input.C$9]/([$input.$B$12]^2+[.$A106]^2)*EXP(-((ATAN([$input.$B$12]/[.$A106])+[.C$10]+[.$B$11])^2/[$input.C$15]^2))" office:value-type="float" office:value="0" calcext:value-type="float">
            <text:p>0</text:p>
          </table:table-cell>
          <table:table-cell table:formula="of:=[.B106]+[.C106]" office:value-type="float" office:value="0.0214155460832882" calcext:value-type="float">
            <text:p>0,0214155461</text:p>
          </table:table-cell>
        </table:table-row>
        <table:table-row table:style-name="ro2">
          <table:table-cell office:value-type="float" office:value="9.2" calcext:value-type="float">
            <text:p>9,2</text:p>
          </table:table-cell>
          <table:table-cell table:formula="of:=[.B$9]*[$input.B$9]/([$input.$B$12]^2+[.$A107]^2)*EXP(-((ATAN([$input.$B$12]/[.$A107])+[.B$10]+[.$B$11])^2/[$input.B$15]^2))" office:value-type="float" office:value="0.019195172725641" calcext:value-type="float">
            <text:p>0,0191951727</text:p>
          </table:table-cell>
          <table:table-cell table:formula="of:=[.C$9]*[$input.C$9]/([$input.$B$12]^2+[.$A107]^2)*EXP(-((ATAN([$input.$B$12]/[.$A107])+[.C$10]+[.$B$11])^2/[$input.C$15]^2))" office:value-type="float" office:value="0" calcext:value-type="float">
            <text:p>0</text:p>
          </table:table-cell>
          <table:table-cell table:formula="of:=[.B107]+[.C107]" office:value-type="float" office:value="0.019195172725641" calcext:value-type="float">
            <text:p>0,0191951727</text:p>
          </table:table-cell>
        </table:table-row>
        <table:table-row table:style-name="ro2">
          <table:table-cell office:value-type="float" office:value="9.3" calcext:value-type="float">
            <text:p>9,3</text:p>
          </table:table-cell>
          <table:table-cell table:formula="of:=[.B$9]*[$input.B$9]/([$input.$B$12]^2+[.$A108]^2)*EXP(-((ATAN([$input.$B$12]/[.$A108])+[.B$10]+[.$B$11])^2/[$input.B$15]^2))" office:value-type="float" office:value="0.0172277850188913" calcext:value-type="float">
            <text:p>0,017227785</text:p>
          </table:table-cell>
          <table:table-cell table:formula="of:=[.C$9]*[$input.C$9]/([$input.$B$12]^2+[.$A108]^2)*EXP(-((ATAN([$input.$B$12]/[.$A108])+[.C$10]+[.$B$11])^2/[$input.C$15]^2))" office:value-type="float" office:value="0" calcext:value-type="float">
            <text:p>0</text:p>
          </table:table-cell>
          <table:table-cell table:formula="of:=[.B108]+[.C108]" office:value-type="float" office:value="0.0172277850188913" calcext:value-type="float">
            <text:p>0,017227785</text:p>
          </table:table-cell>
        </table:table-row>
        <table:table-row table:style-name="ro2">
          <table:table-cell office:value-type="float" office:value="9.4" calcext:value-type="float">
            <text:p>9,4</text:p>
          </table:table-cell>
          <table:table-cell table:formula="of:=[.B$9]*[$input.B$9]/([$input.$B$12]^2+[.$A109]^2)*EXP(-((ATAN([$input.$B$12]/[.$A109])+[.B$10]+[.$B$11])^2/[$input.B$15]^2))" office:value-type="float" office:value="0.0154822666502396" calcext:value-type="float">
            <text:p>0,0154822667</text:p>
          </table:table-cell>
          <table:table-cell table:formula="of:=[.C$9]*[$input.C$9]/([$input.$B$12]^2+[.$A109]^2)*EXP(-((ATAN([$input.$B$12]/[.$A109])+[.C$10]+[.$B$11])^2/[$input.C$15]^2))" office:value-type="float" office:value="0" calcext:value-type="float">
            <text:p>0</text:p>
          </table:table-cell>
          <table:table-cell table:formula="of:=[.B109]+[.C109]" office:value-type="float" office:value="0.0154822666502396" calcext:value-type="float">
            <text:p>0,0154822667</text:p>
          </table:table-cell>
        </table:table-row>
        <table:table-row table:style-name="ro2">
          <table:table-cell office:value-type="float" office:value="9.5" calcext:value-type="float">
            <text:p>9,5</text:p>
          </table:table-cell>
          <table:table-cell table:formula="of:=[.B$9]*[$input.B$9]/([$input.$B$12]^2+[.$A110]^2)*EXP(-((ATAN([$input.$B$12]/[.$A110])+[.B$10]+[.$B$11])^2/[$input.B$15]^2))" office:value-type="float" office:value="0.0139315783323325" calcext:value-type="float">
            <text:p>0,0139315783</text:p>
          </table:table-cell>
          <table:table-cell table:formula="of:=[.C$9]*[$input.C$9]/([$input.$B$12]^2+[.$A110]^2)*EXP(-((ATAN([$input.$B$12]/[.$A110])+[.C$10]+[.$B$11])^2/[$input.C$15]^2))" office:value-type="float" office:value="0" calcext:value-type="float">
            <text:p>0</text:p>
          </table:table-cell>
          <table:table-cell table:formula="of:=[.B110]+[.C110]" office:value-type="float" office:value="0.0139315783323325" calcext:value-type="float">
            <text:p>0,0139315783</text:p>
          </table:table-cell>
        </table:table-row>
        <table:table-row table:style-name="ro2">
          <table:table-cell office:value-type="float" office:value="9.6" calcext:value-type="float">
            <text:p>9,6</text:p>
          </table:table-cell>
          <table:table-cell table:formula="of:=[.B$9]*[$input.B$9]/([$input.$B$12]^2+[.$A111]^2)*EXP(-((ATAN([$input.$B$12]/[.$A111])+[.B$10]+[.$B$11])^2/[$input.B$15]^2))" office:value-type="float" office:value="0.012552194773362" calcext:value-type="float">
            <text:p>0,0125521948</text:p>
          </table:table-cell>
          <table:table-cell table:formula="of:=[.C$9]*[$input.C$9]/([$input.$B$12]^2+[.$A111]^2)*EXP(-((ATAN([$input.$B$12]/[.$A111])+[.C$10]+[.$B$11])^2/[$input.C$15]^2))" office:value-type="float" office:value="0" calcext:value-type="float">
            <text:p>0</text:p>
          </table:table-cell>
          <table:table-cell table:formula="of:=[.B111]+[.C111]" office:value-type="float" office:value="0.012552194773362" calcext:value-type="float">
            <text:p>0,0125521948</text:p>
          </table:table-cell>
        </table:table-row>
        <table:table-row table:style-name="ro2">
          <table:table-cell office:value-type="float" office:value="9.7" calcext:value-type="float">
            <text:p>9,7</text:p>
          </table:table-cell>
          <table:table-cell table:formula="of:=[.B$9]*[$input.B$9]/([$input.$B$12]^2+[.$A112]^2)*EXP(-((ATAN([$input.$B$12]/[.$A112])+[.B$10]+[.$B$11])^2/[$input.B$15]^2))" office:value-type="float" office:value="0.0113236228472107" calcext:value-type="float">
            <text:p>0,0113236228</text:p>
          </table:table-cell>
          <table:table-cell table:formula="of:=[.C$9]*[$input.C$9]/([$input.$B$12]^2+[.$A112]^2)*EXP(-((ATAN([$input.$B$12]/[.$A112])+[.C$10]+[.$B$11])^2/[$input.C$15]^2))" office:value-type="float" office:value="0" calcext:value-type="float">
            <text:p>0</text:p>
          </table:table-cell>
          <table:table-cell table:formula="of:=[.B112]+[.C112]" office:value-type="float" office:value="0.0113236228472107" calcext:value-type="float">
            <text:p>0,0113236228</text:p>
          </table:table-cell>
        </table:table-row>
        <table:table-row table:style-name="ro2">
          <table:table-cell office:value-type="float" office:value="9.8" calcext:value-type="float">
            <text:p>9,8</text:p>
          </table:table-cell>
          <table:table-cell table:formula="of:=[.B$9]*[$input.B$9]/([$input.$B$12]^2+[.$A113]^2)*EXP(-((ATAN([$input.$B$12]/[.$A113])+[.B$10]+[.$B$11])^2/[$input.B$15]^2))" office:value-type="float" office:value="0.0102279888380159" calcext:value-type="float">
            <text:p>0,0102279888</text:p>
          </table:table-cell>
          <table:table-cell table:formula="of:=[.C$9]*[$input.C$9]/([$input.$B$12]^2+[.$A113]^2)*EXP(-((ATAN([$input.$B$12]/[.$A113])+[.C$10]+[.$B$11])^2/[$input.C$15]^2))" office:value-type="float" office:value="0" calcext:value-type="float">
            <text:p>0</text:p>
          </table:table-cell>
          <table:table-cell table:formula="of:=[.B113]+[.C113]" office:value-type="float" office:value="0.0102279888380159" calcext:value-type="float">
            <text:p>0,0102279888</text:p>
          </table:table-cell>
        </table:table-row>
        <table:table-row table:style-name="ro2">
          <table:table-cell office:value-type="float" office:value="9.9" calcext:value-type="float">
            <text:p>9,9</text:p>
          </table:table-cell>
          <table:table-cell table:formula="of:=[.B$9]*[$input.B$9]/([$input.$B$12]^2+[.$A114]^2)*EXP(-((ATAN([$input.$B$12]/[.$A114])+[.B$10]+[.$B$11])^2/[$input.B$15]^2))" office:value-type="float" office:value="0.00924968449226155" calcext:value-type="float">
            <text:p>0,0092496845</text:p>
          </table:table-cell>
          <table:table-cell table:formula="of:=[.C$9]*[$input.C$9]/([$input.$B$12]^2+[.$A114]^2)*EXP(-((ATAN([$input.$B$12]/[.$A114])+[.C$10]+[.$B$11])^2/[$input.C$15]^2))" office:value-type="float" office:value="0" calcext:value-type="float">
            <text:p>0</text:p>
          </table:table-cell>
          <table:table-cell table:formula="of:=[.B114]+[.C114]" office:value-type="float" office:value="0.00924968449226155" calcext:value-type="float">
            <text:p>0,00924968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$9]*[$input.B$9]/([$input.$B$12]^2+[.$A115]^2)*EXP(-((ATAN([$input.$B$12]/[.$A115])+[.B$10]+[.$B$11])^2/[$input.B$15]^2))" office:value-type="float" office:value="0.0083750631805858" calcext:value-type="float">
            <text:p>0,0083750632</text:p>
          </table:table-cell>
          <table:table-cell table:formula="of:=[.C$9]*[$input.C$9]/([$input.$B$12]^2+[.$A115]^2)*EXP(-((ATAN([$input.$B$12]/[.$A115])+[.C$10]+[.$B$11])^2/[$input.C$15]^2))" office:value-type="float" office:value="0" calcext:value-type="float">
            <text:p>0</text:p>
          </table:table-cell>
          <table:table-cell table:formula="of:=[.B115]+[.C115]" office:value-type="float" office:value="0.0083750631805858" calcext:value-type="float">
            <text:p>0,0083750632</text:p>
          </table:table-cell>
        </table:table-row>
        <table:table-row table:style-name="ro2">
          <table:table-cell office:value-type="float" office:value="10.1" calcext:value-type="float">
            <text:p>10,1</text:p>
          </table:table-cell>
          <table:table-cell table:formula="of:=[.B$9]*[$input.B$9]/([$input.$B$12]^2+[.$A116]^2)*EXP(-((ATAN([$input.$B$12]/[.$A116])+[.B$10]+[.$B$11])^2/[$input.B$15]^2))" office:value-type="float" office:value="0.00759217879623705" calcext:value-type="float">
            <text:p>0,0075921788</text:p>
          </table:table-cell>
          <table:table-cell table:formula="of:=[.C$9]*[$input.C$9]/([$input.$B$12]^2+[.$A116]^2)*EXP(-((ATAN([$input.$B$12]/[.$A116])+[.C$10]+[.$B$11])^2/[$input.C$15]^2))" office:value-type="float" office:value="0" calcext:value-type="float">
            <text:p>0</text:p>
          </table:table-cell>
          <table:table-cell table:formula="of:=[.B116]+[.C116]" office:value-type="float" office:value="0.00759217879623705" calcext:value-type="float">
            <text:p>0,0075921788</text:p>
          </table:table-cell>
        </table:table-row>
        <table:table-row table:style-name="ro2">
          <table:table-cell office:value-type="float" office:value="10.2" calcext:value-type="float">
            <text:p>10,2</text:p>
          </table:table-cell>
          <table:table-cell table:formula="of:=[.B$9]*[$input.B$9]/([$input.$B$12]^2+[.$A117]^2)*EXP(-((ATAN([$input.$B$12]/[.$A117])+[.B$10]+[.$B$11])^2/[$input.B$15]^2))" office:value-type="float" office:value="0.00689056113585965" calcext:value-type="float">
            <text:p>0,0068905611</text:p>
          </table:table-cell>
          <table:table-cell table:formula="of:=[.C$9]*[$input.C$9]/([$input.$B$12]^2+[.$A117]^2)*EXP(-((ATAN([$input.$B$12]/[.$A117])+[.C$10]+[.$B$11])^2/[$input.C$15]^2))" office:value-type="float" office:value="0" calcext:value-type="float">
            <text:p>0</text:p>
          </table:table-cell>
          <table:table-cell table:formula="of:=[.B117]+[.C117]" office:value-type="float" office:value="0.00689056113585965" calcext:value-type="float">
            <text:p>0,0068905611</text:p>
          </table:table-cell>
        </table:table-row>
        <table:table-row table:style-name="ro2">
          <table:table-cell office:value-type="float" office:value="10.3" calcext:value-type="float">
            <text:p>10,3</text:p>
          </table:table-cell>
          <table:table-cell table:formula="of:=[.B$9]*[$input.B$9]/([$input.$B$12]^2+[.$A118]^2)*EXP(-((ATAN([$input.$B$12]/[.$A118])+[.B$10]+[.$B$11])^2/[$input.B$15]^2))" office:value-type="float" office:value="0.00626102245341386" calcext:value-type="float">
            <text:p>0,0062610225</text:p>
          </table:table-cell>
          <table:table-cell table:formula="of:=[.C$9]*[$input.C$9]/([$input.$B$12]^2+[.$A118]^2)*EXP(-((ATAN([$input.$B$12]/[.$A118])+[.C$10]+[.$B$11])^2/[$input.C$15]^2))" office:value-type="float" office:value="0" calcext:value-type="float">
            <text:p>0</text:p>
          </table:table-cell>
          <table:table-cell table:formula="of:=[.B118]+[.C118]" office:value-type="float" office:value="0.00626102245341386" calcext:value-type="float">
            <text:p>0,0062610225</text:p>
          </table:table-cell>
        </table:table-row>
        <table:table-row table:style-name="ro2">
          <table:table-cell office:value-type="float" office:value="10.4" calcext:value-type="float">
            <text:p>10,4</text:p>
          </table:table-cell>
          <table:table-cell table:formula="of:=[.B$9]*[$input.B$9]/([$input.$B$12]^2+[.$A119]^2)*EXP(-((ATAN([$input.$B$12]/[.$A119])+[.B$10]+[.$B$11])^2/[$input.B$15]^2))" office:value-type="float" office:value="0.00569549067683112" calcext:value-type="float">
            <text:p>0,0056954907</text:p>
          </table:table-cell>
          <table:table-cell table:formula="of:=[.C$9]*[$input.C$9]/([$input.$B$12]^2+[.$A119]^2)*EXP(-((ATAN([$input.$B$12]/[.$A119])+[.C$10]+[.$B$11])^2/[$input.C$15]^2))" office:value-type="float" office:value="0" calcext:value-type="float">
            <text:p>0</text:p>
          </table:table-cell>
          <table:table-cell table:formula="of:=[.B119]+[.C119]" office:value-type="float" office:value="0.00569549067683112" calcext:value-type="float">
            <text:p>0,0056954907</text:p>
          </table:table-cell>
        </table:table-row>
        <table:table-row table:style-name="ro2">
          <table:table-cell office:value-type="float" office:value="10.5" calcext:value-type="float">
            <text:p>10,5</text:p>
          </table:table-cell>
          <table:table-cell table:formula="of:=[.B$9]*[$input.B$9]/([$input.$B$12]^2+[.$A120]^2)*EXP(-((ATAN([$input.$B$12]/[.$A120])+[.B$10]+[.$B$11])^2/[$input.B$15]^2))" office:value-type="float" office:value="0.00518686545247782" calcext:value-type="float">
            <text:p>0,0051868655</text:p>
          </table:table-cell>
          <table:table-cell table:formula="of:=[.C$9]*[$input.C$9]/([$input.$B$12]^2+[.$A120]^2)*EXP(-((ATAN([$input.$B$12]/[.$A120])+[.C$10]+[.$B$11])^2/[$input.C$15]^2))" office:value-type="float" office:value="0" calcext:value-type="float">
            <text:p>0</text:p>
          </table:table-cell>
          <table:table-cell table:formula="of:=[.B120]+[.C120]" office:value-type="float" office:value="0.00518686545247782" calcext:value-type="float">
            <text:p>0,0051868655</text:p>
          </table:table-cell>
        </table:table-row>
        <table:table-row table:style-name="ro2">
          <table:table-cell office:value-type="float" office:value="10.6" calcext:value-type="float">
            <text:p>10,6</text:p>
          </table:table-cell>
          <table:table-cell table:formula="of:=[.B$9]*[$input.B$9]/([$input.$B$12]^2+[.$A121]^2)*EXP(-((ATAN([$input.$B$12]/[.$A121])+[.B$10]+[.$B$11])^2/[$input.B$15]^2))" office:value-type="float" office:value="0.00472889375402889" calcext:value-type="float">
            <text:p>0,0047288938</text:p>
          </table:table-cell>
          <table:table-cell table:formula="of:=[.C$9]*[$input.C$9]/([$input.$B$12]^2+[.$A121]^2)*EXP(-((ATAN([$input.$B$12]/[.$A121])+[.C$10]+[.$B$11])^2/[$input.C$15]^2))" office:value-type="float" office:value="0" calcext:value-type="float">
            <text:p>0</text:p>
          </table:table-cell>
          <table:table-cell table:formula="of:=[.B121]+[.C121]" office:value-type="float" office:value="0.00472889375402889" calcext:value-type="float">
            <text:p>0,0047288938</text:p>
          </table:table-cell>
        </table:table-row>
        <table:table-row table:style-name="ro2">
          <table:table-cell office:value-type="float" office:value="10.7" calcext:value-type="float">
            <text:p>10,7</text:p>
          </table:table-cell>
          <table:table-cell table:formula="of:=[.B$9]*[$input.B$9]/([$input.$B$12]^2+[.$A122]^2)*EXP(-((ATAN([$input.$B$12]/[.$A122])+[.B$10]+[.$B$11])^2/[$input.B$15]^2))" office:value-type="float" office:value="0.0043160622762375" calcext:value-type="float">
            <text:p>0,0043160623</text:p>
          </table:table-cell>
          <table:table-cell table:formula="of:=[.C$9]*[$input.C$9]/([$input.$B$12]^2+[.$A122]^2)*EXP(-((ATAN([$input.$B$12]/[.$A122])+[.C$10]+[.$B$11])^2/[$input.C$15]^2))" office:value-type="float" office:value="0" calcext:value-type="float">
            <text:p>0</text:p>
          </table:table-cell>
          <table:table-cell table:formula="of:=[.B122]+[.C122]" office:value-type="float" office:value="0.0043160622762375" calcext:value-type="float">
            <text:p>0,0043160623</text:p>
          </table:table-cell>
        </table:table-row>
        <table:table-row table:style-name="ro2">
          <table:table-cell office:value-type="float" office:value="10.8" calcext:value-type="float">
            <text:p>10,8</text:p>
          </table:table-cell>
          <table:table-cell table:formula="of:=[.B$9]*[$input.B$9]/([$input.$B$12]^2+[.$A123]^2)*EXP(-((ATAN([$input.$B$12]/[.$A123])+[.B$10]+[.$B$11])^2/[$input.B$15]^2))" office:value-type="float" office:value="0.00394350424405932" calcext:value-type="float">
            <text:p>0,0039435042</text:p>
          </table:table-cell>
          <table:table-cell table:formula="of:=[.C$9]*[$input.C$9]/([$input.$B$12]^2+[.$A123]^2)*EXP(-((ATAN([$input.$B$12]/[.$A123])+[.C$10]+[.$B$11])^2/[$input.C$15]^2))" office:value-type="float" office:value="0" calcext:value-type="float">
            <text:p>0</text:p>
          </table:table-cell>
          <table:table-cell table:formula="of:=[.B123]+[.C123]" office:value-type="float" office:value="0.00394350424405932" calcext:value-type="float">
            <text:p>0,0039435042</text:p>
          </table:table-cell>
        </table:table-row>
        <table:table-row table:style-name="ro2">
          <table:table-cell office:value-type="float" office:value="10.9" calcext:value-type="float">
            <text:p>10,9</text:p>
          </table:table-cell>
          <table:table-cell table:formula="of:=[.B$9]*[$input.B$9]/([$input.$B$12]^2+[.$A124]^2)*EXP(-((ATAN([$input.$B$12]/[.$A124])+[.B$10]+[.$B$11])^2/[$input.B$15]^2))" office:value-type="float" office:value="0.00360691861519513" calcext:value-type="float">
            <text:p>0,0036069186</text:p>
          </table:table-cell>
          <table:table-cell table:formula="of:=[.C$9]*[$input.C$9]/([$input.$B$12]^2+[.$A124]^2)*EXP(-((ATAN([$input.$B$12]/[.$A124])+[.C$10]+[.$B$11])^2/[$input.C$15]^2))" office:value-type="float" office:value="0" calcext:value-type="float">
            <text:p>0</text:p>
          </table:table-cell>
          <table:table-cell table:formula="of:=[.B124]+[.C124]" office:value-type="float" office:value="0.00360691861519513" calcext:value-type="float">
            <text:p>0,003606918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$9]*[$input.B$9]/([$input.$B$12]^2+[.$A125]^2)*EXP(-((ATAN([$input.$B$12]/[.$A125])+[.B$10]+[.$B$11])^2/[$input.B$15]^2))" office:value-type="float" office:value="0.00330249994907231" calcext:value-type="float">
            <text:p>0,0033024999</text:p>
          </table:table-cell>
          <table:table-cell table:formula="of:=[.C$9]*[$input.C$9]/([$input.$B$12]^2+[.$A125]^2)*EXP(-((ATAN([$input.$B$12]/[.$A125])+[.C$10]+[.$B$11])^2/[$input.C$15]^2))" office:value-type="float" office:value="0" calcext:value-type="float">
            <text:p>0</text:p>
          </table:table-cell>
          <table:table-cell table:formula="of:=[.B125]+[.C125]" office:value-type="float" office:value="0.00330249994907231" calcext:value-type="float">
            <text:p>0,0033024999</text:p>
          </table:table-cell>
        </table:table-row>
        <table:table-row table:style-name="ro2">
          <table:table-cell office:value-type="float" office:value="11.1" calcext:value-type="float">
            <text:p>11,1</text:p>
          </table:table-cell>
          <table:table-cell table:formula="of:=[.B$9]*[$input.B$9]/([$input.$B$12]^2+[.$A126]^2)*EXP(-((ATAN([$input.$B$12]/[.$A126])+[.B$10]+[.$B$11])^2/[$input.B$15]^2))" office:value-type="float" office:value="0.00302687746577469" calcext:value-type="float">
            <text:p>0,0030268775</text:p>
          </table:table-cell>
          <table:table-cell table:formula="of:=[.C$9]*[$input.C$9]/([$input.$B$12]^2+[.$A126]^2)*EXP(-((ATAN([$input.$B$12]/[.$A126])+[.C$10]+[.$B$11])^2/[$input.C$15]^2))" office:value-type="float" office:value="0" calcext:value-type="float">
            <text:p>0</text:p>
          </table:table-cell>
          <table:table-cell table:formula="of:=[.B126]+[.C126]" office:value-type="float" office:value="0.00302687746577469" calcext:value-type="float">
            <text:p>0,0030268775</text:p>
          </table:table-cell>
        </table:table-row>
        <table:table-row table:style-name="ro2">
          <table:table-cell office:value-type="float" office:value="11.2" calcext:value-type="float">
            <text:p>11,2</text:p>
          </table:table-cell>
          <table:table-cell table:formula="of:=[.B$9]*[$input.B$9]/([$input.$B$12]^2+[.$A127]^2)*EXP(-((ATAN([$input.$B$12]/[.$A127])+[.B$10]+[.$B$11])^2/[$input.B$15]^2))" office:value-type="float" office:value="0.00277706203133394" calcext:value-type="float">
            <text:p>0,002777062</text:p>
          </table:table-cell>
          <table:table-cell table:formula="of:=[.C$9]*[$input.C$9]/([$input.$B$12]^2+[.$A127]^2)*EXP(-((ATAN([$input.$B$12]/[.$A127])+[.C$10]+[.$B$11])^2/[$input.C$15]^2))" office:value-type="float" office:value="0" calcext:value-type="float">
            <text:p>0</text:p>
          </table:table-cell>
          <table:table-cell table:formula="of:=[.B127]+[.C127]" office:value-type="float" office:value="0.00277706203133394" calcext:value-type="float">
            <text:p>0,002777062</text:p>
          </table:table-cell>
        </table:table-row>
        <table:table-row table:style-name="ro2">
          <table:table-cell office:value-type="float" office:value="11.3" calcext:value-type="float">
            <text:p>11,3</text:p>
          </table:table-cell>
          <table:table-cell table:formula="of:=[.B$9]*[$input.B$9]/([$input.$B$12]^2+[.$A128]^2)*EXP(-((ATAN([$input.$B$12]/[.$A128])+[.B$10]+[.$B$11])^2/[$input.B$15]^2))" office:value-type="float" office:value="0.00255039998691375" calcext:value-type="float">
            <text:p>0,0025504</text:p>
          </table:table-cell>
          <table:table-cell table:formula="of:=[.C$9]*[$input.C$9]/([$input.$B$12]^2+[.$A128]^2)*EXP(-((ATAN([$input.$B$12]/[.$A128])+[.C$10]+[.$B$11])^2/[$input.C$15]^2))" office:value-type="float" office:value="0" calcext:value-type="float">
            <text:p>0</text:p>
          </table:table-cell>
          <table:table-cell table:formula="of:=[.B128]+[.C128]" office:value-type="float" office:value="0.00255039998691375" calcext:value-type="float">
            <text:p>0,0025504</text:p>
          </table:table-cell>
        </table:table-row>
        <table:table-row table:style-name="ro2">
          <table:table-cell office:value-type="float" office:value="11.4" calcext:value-type="float">
            <text:p>11,4</text:p>
          </table:table-cell>
          <table:table-cell table:formula="of:=[.B$9]*[$input.B$9]/([$input.$B$12]^2+[.$A129]^2)*EXP(-((ATAN([$input.$B$12]/[.$A129])+[.B$10]+[.$B$11])^2/[$input.B$15]^2))" office:value-type="float" office:value="0.00234453289363432" calcext:value-type="float">
            <text:p>0,0023445329</text:p>
          </table:table-cell>
          <table:table-cell table:formula="of:=[.C$9]*[$input.C$9]/([$input.$B$12]^2+[.$A129]^2)*EXP(-((ATAN([$input.$B$12]/[.$A129])+[.C$10]+[.$B$11])^2/[$input.C$15]^2))" office:value-type="float" office:value="0" calcext:value-type="float">
            <text:p>0</text:p>
          </table:table-cell>
          <table:table-cell table:formula="of:=[.B129]+[.C129]" office:value-type="float" office:value="0.00234453289363432" calcext:value-type="float">
            <text:p>0,0023445329</text:p>
          </table:table-cell>
        </table:table-row>
        <table:table-row table:style-name="ro2">
          <table:table-cell office:value-type="float" office:value="11.5" calcext:value-type="float">
            <text:p>11,5</text:p>
          </table:table-cell>
          <table:table-cell table:formula="of:=[.B$9]*[$input.B$9]/([$input.$B$12]^2+[.$A130]^2)*EXP(-((ATAN([$input.$B$12]/[.$A130])+[.B$10]+[.$B$11])^2/[$input.B$15]^2))" office:value-type="float" office:value="0.0021573623962155" calcext:value-type="float">
            <text:p>0,0021573624</text:p>
          </table:table-cell>
          <table:table-cell table:formula="of:=[.C$9]*[$input.C$9]/([$input.$B$12]^2+[.$A130]^2)*EXP(-((ATAN([$input.$B$12]/[.$A130])+[.C$10]+[.$B$11])^2/[$input.C$15]^2))" office:value-type="float" office:value="0" calcext:value-type="float">
            <text:p>0</text:p>
          </table:table-cell>
          <table:table-cell table:formula="of:=[.B130]+[.C130]" office:value-type="float" office:value="0.0021573623962155" calcext:value-type="float">
            <text:p>0,0021573624</text:p>
          </table:table-cell>
        </table:table-row>
        <table:table-row table:style-name="ro2">
          <table:table-cell office:value-type="float" office:value="11.6" calcext:value-type="float">
            <text:p>11,6</text:p>
          </table:table-cell>
          <table:table-cell table:formula="of:=[.B$9]*[$input.B$9]/([$input.$B$12]^2+[.$A131]^2)*EXP(-((ATAN([$input.$B$12]/[.$A131])+[.B$10]+[.$B$11])^2/[$input.B$15]^2))" office:value-type="float" office:value="0.00198701952073396" calcext:value-type="float">
            <text:p>0,0019870195</text:p>
          </table:table-cell>
          <table:table-cell table:formula="of:=[.C$9]*[$input.C$9]/([$input.$B$12]^2+[.$A131]^2)*EXP(-((ATAN([$input.$B$12]/[.$A131])+[.C$10]+[.$B$11])^2/[$input.C$15]^2))" office:value-type="float" office:value="0" calcext:value-type="float">
            <text:p>0</text:p>
          </table:table-cell>
          <table:table-cell table:formula="of:=[.B131]+[.C131]" office:value-type="float" office:value="0.00198701952073396" calcext:value-type="float">
            <text:p>0,0019870195</text:p>
          </table:table-cell>
        </table:table-row>
        <table:table-row table:style-name="ro2">
          <table:table-cell office:value-type="float" office:value="11.7" calcext:value-type="float">
            <text:p>11,7</text:p>
          </table:table-cell>
          <table:table-cell table:formula="of:=[.B$9]*[$input.B$9]/([$input.$B$12]^2+[.$A132]^2)*EXP(-((ATAN([$input.$B$12]/[.$A132])+[.B$10]+[.$B$11])^2/[$input.B$15]^2))" office:value-type="float" office:value="0.00183183781752279" calcext:value-type="float">
            <text:p>0,0018318378</text:p>
          </table:table-cell>
          <table:table-cell table:formula="of:=[.C$9]*[$input.C$9]/([$input.$B$12]^2+[.$A132]^2)*EXP(-((ATAN([$input.$B$12]/[.$A132])+[.C$10]+[.$B$11])^2/[$input.C$15]^2))" office:value-type="float" office:value="0" calcext:value-type="float">
            <text:p>0</text:p>
          </table:table-cell>
          <table:table-cell table:formula="of:=[.B132]+[.C132]" office:value-type="float" office:value="0.00183183781752279" calcext:value-type="float">
            <text:p>0,0018318378</text:p>
          </table:table-cell>
        </table:table-row>
        <table:table-row table:style-name="ro2">
          <table:table-cell office:value-type="float" office:value="11.8" calcext:value-type="float">
            <text:p>11,8</text:p>
          </table:table-cell>
          <table:table-cell table:formula="of:=[.B$9]*[$input.B$9]/([$input.$B$12]^2+[.$A133]^2)*EXP(-((ATAN([$input.$B$12]/[.$A133])+[.B$10]+[.$B$11])^2/[$input.B$15]^2))" office:value-type="float" office:value="0.00169032984206339" calcext:value-type="float">
            <text:p>0,0016903298</text:p>
          </table:table-cell>
          <table:table-cell table:formula="of:=[.C$9]*[$input.C$9]/([$input.$B$12]^2+[.$A133]^2)*EXP(-((ATAN([$input.$B$12]/[.$A133])+[.C$10]+[.$B$11])^2/[$input.C$15]^2))" office:value-type="float" office:value="0" calcext:value-type="float">
            <text:p>0</text:p>
          </table:table-cell>
          <table:table-cell table:formula="of:=[.B133]+[.C133]" office:value-type="float" office:value="0.00169032984206339" calcext:value-type="float">
            <text:p>0,0016903298</text:p>
          </table:table-cell>
        </table:table-row>
        <table:table-row table:style-name="ro2">
          <table:table-cell office:value-type="float" office:value="11.9" calcext:value-type="float">
            <text:p>11,9</text:p>
          </table:table-cell>
          <table:table-cell table:formula="of:=[.B$9]*[$input.B$9]/([$input.$B$12]^2+[.$A134]^2)*EXP(-((ATAN([$input.$B$12]/[.$A134])+[.B$10]+[.$B$11])^2/[$input.B$15]^2))" office:value-type="float" office:value="0.0015611665367195" calcext:value-type="float">
            <text:p>0,0015611665</text:p>
          </table:table-cell>
          <table:table-cell table:formula="of:=[.C$9]*[$input.C$9]/([$input.$B$12]^2+[.$A134]^2)*EXP(-((ATAN([$input.$B$12]/[.$A134])+[.C$10]+[.$B$11])^2/[$input.C$15]^2))" office:value-type="float" office:value="0" calcext:value-type="float">
            <text:p>0</text:p>
          </table:table-cell>
          <table:table-cell table:formula="of:=[.B134]+[.C134]" office:value-type="float" office:value="0.0015611665367195" calcext:value-type="float">
            <text:p>0,001561166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$9]*[$input.B$9]/([$input.$B$12]^2+[.$A135]^2)*EXP(-((ATAN([$input.$B$12]/[.$A135])+[.B$10]+[.$B$11])^2/[$input.B$15]^2))" office:value-type="float" office:value="0.00144315913610921" calcext:value-type="float">
            <text:p>0,0014431591</text:p>
          </table:table-cell>
          <table:table-cell table:formula="of:=[.C$9]*[$input.C$9]/([$input.$B$12]^2+[.$A135]^2)*EXP(-((ATAN([$input.$B$12]/[.$A135])+[.C$10]+[.$B$11])^2/[$input.C$15]^2))" office:value-type="float" office:value="0" calcext:value-type="float">
            <text:p>0</text:p>
          </table:table-cell>
          <table:table-cell table:formula="of:=[.B135]+[.C135]" office:value-type="float" office:value="0.00144315913610921" calcext:value-type="float">
            <text:p>0,0014431591</text:p>
          </table:table-cell>
        </table:table-row>
        <table:table-row table:style-name="ro2">
          <table:table-cell office:value-type="float" office:value="12.1" calcext:value-type="float">
            <text:p>12,1</text:p>
          </table:table-cell>
          <table:table-cell table:formula="of:=[.B$9]*[$input.B$9]/([$input.$B$12]^2+[.$A136]^2)*EXP(-((ATAN([$input.$B$12]/[.$A136])+[.B$10]+[.$B$11])^2/[$input.B$15]^2))" office:value-type="float" office:value="0.00133524327029676" calcext:value-type="float">
            <text:p>0,0013352433</text:p>
          </table:table-cell>
          <table:table-cell table:formula="of:=[.C$9]*[$input.C$9]/([$input.$B$12]^2+[.$A136]^2)*EXP(-((ATAN([$input.$B$12]/[.$A136])+[.C$10]+[.$B$11])^2/[$input.C$15]^2))" office:value-type="float" office:value="0" calcext:value-type="float">
            <text:p>0</text:p>
          </table:table-cell>
          <table:table-cell table:formula="of:=[.B136]+[.C136]" office:value-type="float" office:value="0.00133524327029676" calcext:value-type="float">
            <text:p>0,0013352433</text:p>
          </table:table-cell>
        </table:table-row>
        <table:table-row table:style-name="ro2">
          <table:table-cell office:value-type="float" office:value="12.2" calcext:value-type="float">
            <text:p>12,2</text:p>
          </table:table-cell>
          <table:table-cell table:formula="of:=[.B$9]*[$input.B$9]/([$input.$B$12]^2+[.$A137]^2)*EXP(-((ATAN([$input.$B$12]/[.$A137])+[.B$10]+[.$B$11])^2/[$input.B$15]^2))" office:value-type="float" office:value="0.00123646498407884" calcext:value-type="float">
            <text:p>0,001236465</text:p>
          </table:table-cell>
          <table:table-cell table:formula="of:=[.C$9]*[$input.C$9]/([$input.$B$12]^2+[.$A137]^2)*EXP(-((ATAN([$input.$B$12]/[.$A137])+[.C$10]+[.$B$11])^2/[$input.C$15]^2))" office:value-type="float" office:value="0" calcext:value-type="float">
            <text:p>0</text:p>
          </table:table-cell>
          <table:table-cell table:formula="of:=[.B137]+[.C137]" office:value-type="float" office:value="0.00123646498407884" calcext:value-type="float">
            <text:p>0,001236465</text:p>
          </table:table-cell>
        </table:table-row>
        <table:table-row table:style-name="ro2">
          <table:table-cell office:value-type="float" office:value="12.3" calcext:value-type="float">
            <text:p>12,3</text:p>
          </table:table-cell>
          <table:table-cell table:formula="of:=[.B$9]*[$input.B$9]/([$input.$B$12]^2+[.$A138]^2)*EXP(-((ATAN([$input.$B$12]/[.$A138])+[.B$10]+[.$B$11])^2/[$input.B$15]^2))" office:value-type="float" office:value="0.00114596842851265" calcext:value-type="float">
            <text:p>0,0011459684</text:p>
          </table:table-cell>
          <table:table-cell table:formula="of:=[.C$9]*[$input.C$9]/([$input.$B$12]^2+[.$A138]^2)*EXP(-((ATAN([$input.$B$12]/[.$A138])+[.C$10]+[.$B$11])^2/[$input.C$15]^2))" office:value-type="float" office:value="0" calcext:value-type="float">
            <text:p>0</text:p>
          </table:table-cell>
          <table:table-cell table:formula="of:=[.B138]+[.C138]" office:value-type="float" office:value="0.00114596842851265" calcext:value-type="float">
            <text:p>0,0011459684</text:p>
          </table:table-cell>
        </table:table-row>
        <table:table-row table:style-name="ro2">
          <table:table-cell office:value-type="float" office:value="12.4" calcext:value-type="float">
            <text:p>12,4</text:p>
          </table:table-cell>
          <table:table-cell table:formula="of:=[.B$9]*[$input.B$9]/([$input.$B$12]^2+[.$A139]^2)*EXP(-((ATAN([$input.$B$12]/[.$A139])+[.B$10]+[.$B$11])^2/[$input.B$15]^2))" office:value-type="float" office:value="0.00106298501339563" calcext:value-type="float">
            <text:p>0,001062985</text:p>
          </table:table-cell>
          <table:table-cell table:formula="of:=[.C$9]*[$input.C$9]/([$input.$B$12]^2+[.$A139]^2)*EXP(-((ATAN([$input.$B$12]/[.$A139])+[.C$10]+[.$B$11])^2/[$input.C$15]^2))" office:value-type="float" office:value="0" calcext:value-type="float">
            <text:p>0</text:p>
          </table:table-cell>
          <table:table-cell table:formula="of:=[.B139]+[.C139]" office:value-type="float" office:value="0.00106298501339563" calcext:value-type="float">
            <text:p>0,001062985</text:p>
          </table:table-cell>
        </table:table-row>
        <table:table-row table:style-name="ro2">
          <table:table-cell office:value-type="float" office:value="12.5" calcext:value-type="float">
            <text:p>12,5</text:p>
          </table:table-cell>
          <table:table-cell table:formula="of:=[.B$9]*[$input.B$9]/([$input.$B$12]^2+[.$A140]^2)*EXP(-((ATAN([$input.$B$12]/[.$A140])+[.B$10]+[.$B$11])^2/[$input.B$15]^2))" office:value-type="float" office:value="0.000986823837431416" calcext:value-type="float">
            <text:p>0,0009868238</text:p>
          </table:table-cell>
          <table:table-cell table:formula="of:=[.C$9]*[$input.C$9]/([$input.$B$12]^2+[.$A140]^2)*EXP(-((ATAN([$input.$B$12]/[.$A140])+[.C$10]+[.$B$11])^2/[$input.C$15]^2))" office:value-type="float" office:value="0" calcext:value-type="float">
            <text:p>0</text:p>
          </table:table-cell>
          <table:table-cell table:formula="of:=[.B140]+[.C140]" office:value-type="float" office:value="0.000986823837431416" calcext:value-type="float">
            <text:p>0,0009868238</text:p>
          </table:table-cell>
        </table:table-row>
        <table:table-row table:style-name="ro2">
          <table:table-cell office:value-type="float" office:value="12.6" calcext:value-type="float">
            <text:p>12,6</text:p>
          </table:table-cell>
          <table:table-cell table:formula="of:=[.B$9]*[$input.B$9]/([$input.$B$12]^2+[.$A141]^2)*EXP(-((ATAN([$input.$B$12]/[.$A141])+[.B$10]+[.$B$11])^2/[$input.B$15]^2))" office:value-type="float" office:value="0.000916863236961174" calcext:value-type="float">
            <text:p>0,0009168632</text:p>
          </table:table-cell>
          <table:table-cell table:formula="of:=[.C$9]*[$input.C$9]/([$input.$B$12]^2+[.$A141]^2)*EXP(-((ATAN([$input.$B$12]/[.$A141])+[.C$10]+[.$B$11])^2/[$input.C$15]^2))" office:value-type="float" office:value="0" calcext:value-type="float">
            <text:p>0</text:p>
          </table:table-cell>
          <table:table-cell table:formula="of:=[.B141]+[.C141]" office:value-type="float" office:value="0.000916863236961174" calcext:value-type="float">
            <text:p>0,0009168632</text:p>
          </table:table-cell>
        </table:table-row>
        <table:table-row table:style-name="ro2">
          <table:table-cell office:value-type="float" office:value="12.7" calcext:value-type="float">
            <text:p>12,7</text:p>
          </table:table-cell>
          <table:table-cell table:formula="of:=[.B$9]*[$input.B$9]/([$input.$B$12]^2+[.$A142]^2)*EXP(-((ATAN([$input.$B$12]/[.$A142])+[.B$10]+[.$B$11])^2/[$input.B$15]^2))" office:value-type="float" office:value="0.000852543314960668" calcext:value-type="float">
            <text:p>0,0008525433</text:p>
          </table:table-cell>
          <table:table-cell table:formula="of:=[.C$9]*[$input.C$9]/([$input.$B$12]^2+[.$A142]^2)*EXP(-((ATAN([$input.$B$12]/[.$A142])+[.C$10]+[.$B$11])^2/[$input.C$15]^2))" office:value-type="float" office:value="0" calcext:value-type="float">
            <text:p>0</text:p>
          </table:table-cell>
          <table:table-cell table:formula="of:=[.B142]+[.C142]" office:value-type="float" office:value="0.000852543314960668" calcext:value-type="float">
            <text:p>0,0008525433</text:p>
          </table:table-cell>
        </table:table-row>
        <table:table-row table:style-name="ro2">
          <table:table-cell office:value-type="float" office:value="12.8" calcext:value-type="float">
            <text:p>12,8</text:p>
          </table:table-cell>
          <table:table-cell table:formula="of:=[.B$9]*[$input.B$9]/([$input.$B$12]^2+[.$A143]^2)*EXP(-((ATAN([$input.$B$12]/[.$A143])+[.B$10]+[.$B$11])^2/[$input.B$15]^2))" office:value-type="float" office:value="0.000793359329978029" calcext:value-type="float">
            <text:p>0,0007933593</text:p>
          </table:table-cell>
          <table:table-cell table:formula="of:=[.C$9]*[$input.C$9]/([$input.$B$12]^2+[.$A143]^2)*EXP(-((ATAN([$input.$B$12]/[.$A143])+[.C$10]+[.$B$11])^2/[$input.C$15]^2))" office:value-type="float" office:value="0" calcext:value-type="float">
            <text:p>0</text:p>
          </table:table-cell>
          <table:table-cell table:formula="of:=[.B143]+[.C143]" office:value-type="float" office:value="0.000793359329978029" calcext:value-type="float">
            <text:p>0,0007933593</text:p>
          </table:table-cell>
        </table:table-row>
        <table:table-row table:style-name="ro2">
          <table:table-cell office:value-type="float" office:value="12.9" calcext:value-type="float">
            <text:p>12,9</text:p>
          </table:table-cell>
          <table:table-cell table:formula="of:=[.B$9]*[$input.B$9]/([$input.$B$12]^2+[.$A144]^2)*EXP(-((ATAN([$input.$B$12]/[.$A144])+[.B$10]+[.$B$11])^2/[$input.B$15]^2))" office:value-type="float" office:value="0.000738855840219104" calcext:value-type="float">
            <text:p>0,0007388558</text:p>
          </table:table-cell>
          <table:table-cell table:formula="of:=[.C$9]*[$input.C$9]/([$input.$B$12]^2+[.$A144]^2)*EXP(-((ATAN([$input.$B$12]/[.$A144])+[.C$10]+[.$B$11])^2/[$input.C$15]^2))" office:value-type="float" office:value="0" calcext:value-type="float">
            <text:p>0</text:p>
          </table:table-cell>
          <table:table-cell table:formula="of:=[.B144]+[.C144]" office:value-type="float" office:value="0.000738855840219104" calcext:value-type="float">
            <text:p>0,00073885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$9]*[$input.B$9]/([$input.$B$12]^2+[.$A145]^2)*EXP(-((ATAN([$input.$B$12]/[.$A145])+[.B$10]+[.$B$11])^2/[$input.B$15]^2))" office:value-type="float" office:value="0.000688621511422248" calcext:value-type="float">
            <text:p>0,0006886215</text:p>
          </table:table-cell>
          <table:table-cell table:formula="of:=[.C$9]*[$input.C$9]/([$input.$B$12]^2+[.$A145]^2)*EXP(-((ATAN([$input.$B$12]/[.$A145])+[.C$10]+[.$B$11])^2/[$input.C$15]^2))" office:value-type="float" office:value="0" calcext:value-type="float">
            <text:p>0</text:p>
          </table:table-cell>
          <table:table-cell table:formula="of:=[.B145]+[.C145]" office:value-type="float" office:value="0.000688621511422248" calcext:value-type="float">
            <text:p>0,0006886215</text:p>
          </table:table-cell>
        </table:table-row>
        <table:table-row table:style-name="ro2">
          <table:table-cell office:value-type="float" office:value="13.1" calcext:value-type="float">
            <text:p>13,1</text:p>
          </table:table-cell>
          <table:table-cell table:formula="of:=[.B$9]*[$input.B$9]/([$input.$B$12]^2+[.$A146]^2)*EXP(-((ATAN([$input.$B$12]/[.$A146])+[.B$10]+[.$B$11])^2/[$input.B$15]^2))" office:value-type="float" office:value="0.000642284508797019" calcext:value-type="float">
            <text:p>0,0006422845</text:p>
          </table:table-cell>
          <table:table-cell table:formula="of:=[.C$9]*[$input.C$9]/([$input.$B$12]^2+[.$A146]^2)*EXP(-((ATAN([$input.$B$12]/[.$A146])+[.C$10]+[.$B$11])^2/[$input.C$15]^2))" office:value-type="float" office:value="0" calcext:value-type="float">
            <text:p>0</text:p>
          </table:table-cell>
          <table:table-cell table:formula="of:=[.B146]+[.C146]" office:value-type="float" office:value="0.000642284508797019" calcext:value-type="float">
            <text:p>0,0006422845</text:p>
          </table:table-cell>
        </table:table-row>
        <table:table-row table:style-name="ro2">
          <table:table-cell office:value-type="float" office:value="13.2" calcext:value-type="float">
            <text:p>13,2</text:p>
          </table:table-cell>
          <table:table-cell table:formula="of:=[.B$9]*[$input.B$9]/([$input.$B$12]^2+[.$A147]^2)*EXP(-((ATAN([$input.$B$12]/[.$A147])+[.B$10]+[.$B$11])^2/[$input.B$15]^2))" office:value-type="float" office:value="0.000599508403383471" calcext:value-type="float">
            <text:p>0,0005995084</text:p>
          </table:table-cell>
          <table:table-cell table:formula="of:=[.C$9]*[$input.C$9]/([$input.$B$12]^2+[.$A147]^2)*EXP(-((ATAN([$input.$B$12]/[.$A147])+[.C$10]+[.$B$11])^2/[$input.C$15]^2))" office:value-type="float" office:value="0" calcext:value-type="float">
            <text:p>0</text:p>
          </table:table-cell>
          <table:table-cell table:formula="of:=[.B147]+[.C147]" office:value-type="float" office:value="0.000599508403383471" calcext:value-type="float">
            <text:p>0,0005995084</text:p>
          </table:table-cell>
        </table:table-row>
        <table:table-row table:style-name="ro2">
          <table:table-cell office:value-type="float" office:value="13.3" calcext:value-type="float">
            <text:p>13,3</text:p>
          </table:table-cell>
          <table:table-cell table:formula="of:=[.B$9]*[$input.B$9]/([$input.$B$12]^2+[.$A148]^2)*EXP(-((ATAN([$input.$B$12]/[.$A148])+[.B$10]+[.$B$11])^2/[$input.B$15]^2))" office:value-type="float" office:value="0.000559988531935511" calcext:value-type="float">
            <text:p>0,0005599885</text:p>
          </table:table-cell>
          <table:table-cell table:formula="of:=[.C$9]*[$input.C$9]/([$input.$B$12]^2+[.$A148]^2)*EXP(-((ATAN([$input.$B$12]/[.$A148])+[.C$10]+[.$B$11])^2/[$input.C$15]^2))" office:value-type="float" office:value="0" calcext:value-type="float">
            <text:p>0</text:p>
          </table:table-cell>
          <table:table-cell table:formula="of:=[.B148]+[.C148]" office:value-type="float" office:value="0.000559988531935511" calcext:value-type="float">
            <text:p>0,0005599885</text:p>
          </table:table-cell>
        </table:table-row>
        <table:table-row table:style-name="ro2">
          <table:table-cell office:value-type="float" office:value="13.4" calcext:value-type="float">
            <text:p>13,4</text:p>
          </table:table-cell>
          <table:table-cell table:formula="of:=[.B$9]*[$input.B$9]/([$input.$B$12]^2+[.$A149]^2)*EXP(-((ATAN([$input.$B$12]/[.$A149])+[.B$10]+[.$B$11])^2/[$input.B$15]^2))" office:value-type="float" office:value="0.000523448757027884" calcext:value-type="float">
            <text:p>0,0005234488</text:p>
          </table:table-cell>
          <table:table-cell table:formula="of:=[.C$9]*[$input.C$9]/([$input.$B$12]^2+[.$A149]^2)*EXP(-((ATAN([$input.$B$12]/[.$A149])+[.C$10]+[.$B$11])^2/[$input.C$15]^2))" office:value-type="float" office:value="0" calcext:value-type="float">
            <text:p>0</text:p>
          </table:table-cell>
          <table:table-cell table:formula="of:=[.B149]+[.C149]" office:value-type="float" office:value="0.000523448757027884" calcext:value-type="float">
            <text:p>0,0005234488</text:p>
          </table:table-cell>
        </table:table-row>
        <table:table-row table:style-name="ro2">
          <table:table-cell office:value-type="float" office:value="13.5" calcext:value-type="float">
            <text:p>13,5</text:p>
          </table:table-cell>
          <table:table-cell table:formula="of:=[.B$9]*[$input.B$9]/([$input.$B$12]^2+[.$A150]^2)*EXP(-((ATAN([$input.$B$12]/[.$A150])+[.B$10]+[.$B$11])^2/[$input.B$15]^2))" office:value-type="float" office:value="0.000489638580689346" calcext:value-type="float">
            <text:p>0,0004896386</text:p>
          </table:table-cell>
          <table:table-cell table:formula="of:=[.C$9]*[$input.C$9]/([$input.$B$12]^2+[.$A150]^2)*EXP(-((ATAN([$input.$B$12]/[.$A150])+[.C$10]+[.$B$11])^2/[$input.C$15]^2))" office:value-type="float" office:value="0" calcext:value-type="float">
            <text:p>0</text:p>
          </table:table-cell>
          <table:table-cell table:formula="of:=[.B150]+[.C150]" office:value-type="float" office:value="0.000489638580689346" calcext:value-type="float">
            <text:p>0,0004896386</text:p>
          </table:table-cell>
        </table:table-row>
        <table:table-row table:style-name="ro2">
          <table:table-cell office:value-type="float" office:value="13.6" calcext:value-type="float">
            <text:p>13,6</text:p>
          </table:table-cell>
          <table:table-cell table:formula="of:=[.B$9]*[$input.B$9]/([$input.$B$12]^2+[.$A151]^2)*EXP(-((ATAN([$input.$B$12]/[.$A151])+[.B$10]+[.$B$11])^2/[$input.B$15]^2))" office:value-type="float" office:value="0.000458330570609959" calcext:value-type="float">
            <text:p>0,0004583306</text:p>
          </table:table-cell>
          <table:table-cell table:formula="of:=[.C$9]*[$input.C$9]/([$input.$B$12]^2+[.$A151]^2)*EXP(-((ATAN([$input.$B$12]/[.$A151])+[.C$10]+[.$B$11])^2/[$input.C$15]^2))" office:value-type="float" office:value="0" calcext:value-type="float">
            <text:p>0</text:p>
          </table:table-cell>
          <table:table-cell table:formula="of:=[.B151]+[.C151]" office:value-type="float" office:value="0.000458330570609959" calcext:value-type="float">
            <text:p>0,0004583306</text:p>
          </table:table-cell>
        </table:table-row>
        <table:table-row table:style-name="ro2">
          <table:table-cell office:value-type="float" office:value="13.7" calcext:value-type="float">
            <text:p>13,7</text:p>
          </table:table-cell>
          <table:table-cell table:formula="of:=[.B$9]*[$input.B$9]/([$input.$B$12]^2+[.$A152]^2)*EXP(-((ATAN([$input.$B$12]/[.$A152])+[.B$10]+[.$B$11])^2/[$input.B$15]^2))" office:value-type="float" office:value="0.000429318062974481" calcext:value-type="float">
            <text:p>0,0004293181</text:p>
          </table:table-cell>
          <table:table-cell table:formula="of:=[.C$9]*[$input.C$9]/([$input.$B$12]^2+[.$A152]^2)*EXP(-((ATAN([$input.$B$12]/[.$A152])+[.C$10]+[.$B$11])^2/[$input.C$15]^2))" office:value-type="float" office:value="0" calcext:value-type="float">
            <text:p>0</text:p>
          </table:table-cell>
          <table:table-cell table:formula="of:=[.B152]+[.C152]" office:value-type="float" office:value="0.000429318062974481" calcext:value-type="float">
            <text:p>0,0004293181</text:p>
          </table:table-cell>
        </table:table-row>
        <table:table-row table:style-name="ro2">
          <table:table-cell office:value-type="float" office:value="13.8" calcext:value-type="float">
            <text:p>13,8</text:p>
          </table:table-cell>
          <table:table-cell table:formula="of:=[.B$9]*[$input.B$9]/([$input.$B$12]^2+[.$A153]^2)*EXP(-((ATAN([$input.$B$12]/[.$A153])+[.B$10]+[.$B$11])^2/[$input.B$15]^2))" office:value-type="float" office:value="0.000402413110336389" calcext:value-type="float">
            <text:p>0,0004024131</text:p>
          </table:table-cell>
          <table:table-cell table:formula="of:=[.C$9]*[$input.C$9]/([$input.$B$12]^2+[.$A153]^2)*EXP(-((ATAN([$input.$B$12]/[.$A153])+[.C$10]+[.$B$11])^2/[$input.C$15]^2))" office:value-type="float" office:value="0" calcext:value-type="float">
            <text:p>0</text:p>
          </table:table-cell>
          <table:table-cell table:formula="of:=[.B153]+[.C153]" office:value-type="float" office:value="0.000402413110336389" calcext:value-type="float">
            <text:p>0,0004024131</text:p>
          </table:table-cell>
        </table:table-row>
        <table:table-row table:style-name="ro2">
          <table:table-cell office:value-type="float" office:value="13.9" calcext:value-type="float">
            <text:p>13,9</text:p>
          </table:table-cell>
          <table:table-cell table:formula="of:=[.B$9]*[$input.B$9]/([$input.$B$12]^2+[.$A154]^2)*EXP(-((ATAN([$input.$B$12]/[.$A154])+[.B$10]+[.$B$11])^2/[$input.B$15]^2))" office:value-type="float" office:value="0.000377444646753904" calcext:value-type="float">
            <text:p>0,0003774446</text:p>
          </table:table-cell>
          <table:table-cell table:formula="of:=[.C$9]*[$input.C$9]/([$input.$B$12]^2+[.$A154]^2)*EXP(-((ATAN([$input.$B$12]/[.$A154])+[.C$10]+[.$B$11])^2/[$input.C$15]^2))" office:value-type="float" office:value="0" calcext:value-type="float">
            <text:p>0</text:p>
          </table:table-cell>
          <table:table-cell table:formula="of:=[.B154]+[.C154]" office:value-type="float" office:value="0.000377444646753904" calcext:value-type="float">
            <text:p>0,000377444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$9]*[$input.B$9]/([$input.$B$12]^2+[.$A155]^2)*EXP(-((ATAN([$input.$B$12]/[.$A155])+[.B$10]+[.$B$11])^2/[$input.B$15]^2))" office:value-type="float" office:value="0.000354256845734611" calcext:value-type="float">
            <text:p>0,0003542568</text:p>
          </table:table-cell>
          <table:table-cell table:formula="of:=[.C$9]*[$input.C$9]/([$input.$B$12]^2+[.$A155]^2)*EXP(-((ATAN([$input.$B$12]/[.$A155])+[.C$10]+[.$B$11])^2/[$input.C$15]^2))" office:value-type="float" office:value="0" calcext:value-type="float">
            <text:p>0</text:p>
          </table:table-cell>
          <table:table-cell table:formula="of:=[.B155]+[.C155]" office:value-type="float" office:value="0.000354256845734611" calcext:value-type="float">
            <text:p>0,0003542568</text:p>
          </table:table-cell>
        </table:table-row>
        <table:table-row table:style-name="ro2">
          <table:table-cell office:value-type="float" office:value="14.1" calcext:value-type="float">
            <text:p>14,1</text:p>
          </table:table-cell>
          <table:table-cell table:formula="of:=[.B$9]*[$input.B$9]/([$input.$B$12]^2+[.$A156]^2)*EXP(-((ATAN([$input.$B$12]/[.$A156])+[.B$10]+[.$B$11])^2/[$input.B$15]^2))" office:value-type="float" office:value="0.000332707649442413" calcext:value-type="float">
            <text:p>0,0003327076</text:p>
          </table:table-cell>
          <table:table-cell table:formula="of:=[.C$9]*[$input.C$9]/([$input.$B$12]^2+[.$A156]^2)*EXP(-((ATAN([$input.$B$12]/[.$A156])+[.C$10]+[.$B$11])^2/[$input.C$15]^2))" office:value-type="float" office:value="0" calcext:value-type="float">
            <text:p>0</text:p>
          </table:table-cell>
          <table:table-cell table:formula="of:=[.B156]+[.C156]" office:value-type="float" office:value="0.000332707649442413" calcext:value-type="float">
            <text:p>0,0003327076</text:p>
          </table:table-cell>
        </table:table-row>
        <table:table-row table:style-name="ro2">
          <table:table-cell office:value-type="float" office:value="14.2" calcext:value-type="float">
            <text:p>14,2</text:p>
          </table:table-cell>
          <table:table-cell table:formula="of:=[.B$9]*[$input.B$9]/([$input.$B$12]^2+[.$A157]^2)*EXP(-((ATAN([$input.$B$12]/[.$A157])+[.B$10]+[.$B$11])^2/[$input.B$15]^2))" office:value-type="float" office:value="0.000312667450164668" calcext:value-type="float">
            <text:p>0,0003126675</text:p>
          </table:table-cell>
          <table:table-cell table:formula="of:=[.C$9]*[$input.C$9]/([$input.$B$12]^2+[.$A157]^2)*EXP(-((ATAN([$input.$B$12]/[.$A157])+[.C$10]+[.$B$11])^2/[$input.C$15]^2))" office:value-type="float" office:value="0" calcext:value-type="float">
            <text:p>0</text:p>
          </table:table-cell>
          <table:table-cell table:formula="of:=[.B157]+[.C157]" office:value-type="float" office:value="0.000312667450164668" calcext:value-type="float">
            <text:p>0,0003126675</text:p>
          </table:table-cell>
        </table:table-row>
        <table:table-row table:style-name="ro2">
          <table:table-cell office:value-type="float" office:value="14.3" calcext:value-type="float">
            <text:p>14,3</text:p>
          </table:table-cell>
          <table:table-cell table:formula="of:=[.B$9]*[$input.B$9]/([$input.$B$12]^2+[.$A158]^2)*EXP(-((ATAN([$input.$B$12]/[.$A158])+[.B$10]+[.$B$11])^2/[$input.B$15]^2))" office:value-type="float" office:value="0.000294017907265715" calcext:value-type="float">
            <text:p>0,0002940179</text:p>
          </table:table-cell>
          <table:table-cell table:formula="of:=[.C$9]*[$input.C$9]/([$input.$B$12]^2+[.$A158]^2)*EXP(-((ATAN([$input.$B$12]/[.$A158])+[.C$10]+[.$B$11])^2/[$input.C$15]^2))" office:value-type="float" office:value="0" calcext:value-type="float">
            <text:p>0</text:p>
          </table:table-cell>
          <table:table-cell table:formula="of:=[.B158]+[.C158]" office:value-type="float" office:value="0.000294017907265715" calcext:value-type="float">
            <text:p>0,0002940179</text:p>
          </table:table-cell>
        </table:table-row>
        <table:table-row table:style-name="ro2">
          <table:table-cell office:value-type="float" office:value="14.4" calcext:value-type="float">
            <text:p>14,4</text:p>
          </table:table-cell>
          <table:table-cell table:formula="of:=[.B$9]*[$input.B$9]/([$input.$B$12]^2+[.$A159]^2)*EXP(-((ATAN([$input.$B$12]/[.$A159])+[.B$10]+[.$B$11])^2/[$input.B$15]^2))" office:value-type="float" office:value="0.000276650884806769" calcext:value-type="float">
            <text:p>0,0002766509</text:p>
          </table:table-cell>
          <table:table-cell table:formula="of:=[.C$9]*[$input.C$9]/([$input.$B$12]^2+[.$A159]^2)*EXP(-((ATAN([$input.$B$12]/[.$A159])+[.C$10]+[.$B$11])^2/[$input.C$15]^2))" office:value-type="float" office:value="0" calcext:value-type="float">
            <text:p>0</text:p>
          </table:table-cell>
          <table:table-cell table:formula="of:=[.B159]+[.C159]" office:value-type="float" office:value="0.000276650884806769" calcext:value-type="float">
            <text:p>0,0002766509</text:p>
          </table:table-cell>
        </table:table-row>
        <table:table-row table:style-name="ro2">
          <table:table-cell office:value-type="float" office:value="14.5" calcext:value-type="float">
            <text:p>14,5</text:p>
          </table:table-cell>
          <table:table-cell table:formula="of:=[.B$9]*[$input.B$9]/([$input.$B$12]^2+[.$A160]^2)*EXP(-((ATAN([$input.$B$12]/[.$A160])+[.B$10]+[.$B$11])^2/[$input.B$15]^2))" office:value-type="float" office:value="0.000260467496726497" calcext:value-type="float">
            <text:p>0,0002604675</text:p>
          </table:table-cell>
          <table:table-cell table:formula="of:=[.C$9]*[$input.C$9]/([$input.$B$12]^2+[.$A160]^2)*EXP(-((ATAN([$input.$B$12]/[.$A160])+[.C$10]+[.$B$11])^2/[$input.C$15]^2))" office:value-type="float" office:value="0" calcext:value-type="float">
            <text:p>0</text:p>
          </table:table-cell>
          <table:table-cell table:formula="of:=[.B160]+[.C160]" office:value-type="float" office:value="0.000260467496726497" calcext:value-type="float">
            <text:p>0,0002604675</text:p>
          </table:table-cell>
        </table:table-row>
        <table:table-row table:style-name="ro2">
          <table:table-cell office:value-type="float" office:value="14.6" calcext:value-type="float">
            <text:p>14,6</text:p>
          </table:table-cell>
          <table:table-cell table:formula="of:=[.B$9]*[$input.B$9]/([$input.$B$12]^2+[.$A161]^2)*EXP(-((ATAN([$input.$B$12]/[.$A161])+[.B$10]+[.$B$11])^2/[$input.B$15]^2))" office:value-type="float" office:value="0.000245377247982553" calcext:value-type="float">
            <text:p>0,0002453772</text:p>
          </table:table-cell>
          <table:table-cell table:formula="of:=[.C$9]*[$input.C$9]/([$input.$B$12]^2+[.$A161]^2)*EXP(-((ATAN([$input.$B$12]/[.$A161])+[.C$10]+[.$B$11])^2/[$input.C$15]^2))" office:value-type="float" office:value="0" calcext:value-type="float">
            <text:p>0</text:p>
          </table:table-cell>
          <table:table-cell table:formula="of:=[.B161]+[.C161]" office:value-type="float" office:value="0.000245377247982553" calcext:value-type="float">
            <text:p>0,0002453772</text:p>
          </table:table-cell>
        </table:table-row>
        <table:table-row table:style-name="ro2">
          <table:table-cell office:value-type="float" office:value="14.7" calcext:value-type="float">
            <text:p>14,7</text:p>
          </table:table-cell>
          <table:table-cell table:formula="of:=[.B$9]*[$input.B$9]/([$input.$B$12]^2+[.$A162]^2)*EXP(-((ATAN([$input.$B$12]/[.$A162])+[.B$10]+[.$B$11])^2/[$input.B$15]^2))" office:value-type="float" office:value="0.000231297261377998" calcext:value-type="float">
            <text:p>0,0002312973</text:p>
          </table:table-cell>
          <table:table-cell table:formula="of:=[.C$9]*[$input.C$9]/([$input.$B$12]^2+[.$A162]^2)*EXP(-((ATAN([$input.$B$12]/[.$A162])+[.C$10]+[.$B$11])^2/[$input.C$15]^2))" office:value-type="float" office:value="0" calcext:value-type="float">
            <text:p>0</text:p>
          </table:table-cell>
          <table:table-cell table:formula="of:=[.B162]+[.C162]" office:value-type="float" office:value="0.000231297261377998" calcext:value-type="float">
            <text:p>0,0002312973</text:p>
          </table:table-cell>
        </table:table-row>
        <table:table-row table:style-name="ro2">
          <table:table-cell office:value-type="float" office:value="14.8" calcext:value-type="float">
            <text:p>14,8</text:p>
          </table:table-cell>
          <table:table-cell table:formula="of:=[.B$9]*[$input.B$9]/([$input.$B$12]^2+[.$A163]^2)*EXP(-((ATAN([$input.$B$12]/[.$A163])+[.B$10]+[.$B$11])^2/[$input.B$15]^2))" office:value-type="float" office:value="0.000218151580961425" calcext:value-type="float">
            <text:p>0,0002181516</text:p>
          </table:table-cell>
          <table:table-cell table:formula="of:=[.C$9]*[$input.C$9]/([$input.$B$12]^2+[.$A163]^2)*EXP(-((ATAN([$input.$B$12]/[.$A163])+[.C$10]+[.$B$11])^2/[$input.C$15]^2))" office:value-type="float" office:value="0" calcext:value-type="float">
            <text:p>0</text:p>
          </table:table-cell>
          <table:table-cell table:formula="of:=[.B163]+[.C163]" office:value-type="float" office:value="0.000218151580961425" calcext:value-type="float">
            <text:p>0,0002181516</text:p>
          </table:table-cell>
        </table:table-row>
        <table:table-row table:style-name="ro2">
          <table:table-cell office:value-type="float" office:value="14.9" calcext:value-type="float">
            <text:p>14,9</text:p>
          </table:table-cell>
          <table:table-cell table:formula="of:=[.B$9]*[$input.B$9]/([$input.$B$12]^2+[.$A164]^2)*EXP(-((ATAN([$input.$B$12]/[.$A164])+[.B$10]+[.$B$11])^2/[$input.B$15]^2))" office:value-type="float" office:value="0.000205870543915408" calcext:value-type="float">
            <text:p>0,0002058705</text:p>
          </table:table-cell>
          <table:table-cell table:formula="of:=[.C$9]*[$input.C$9]/([$input.$B$12]^2+[.$A164]^2)*EXP(-((ATAN([$input.$B$12]/[.$A164])+[.C$10]+[.$B$11])^2/[$input.C$15]^2))" office:value-type="float" office:value="0" calcext:value-type="float">
            <text:p>0</text:p>
          </table:table-cell>
          <table:table-cell table:formula="of:=[.B164]+[.C164]" office:value-type="float" office:value="0.000205870543915408" calcext:value-type="float">
            <text:p>0,000205870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$9]*[$input.B$9]/([$input.$B$12]^2+[.$A165]^2)*EXP(-((ATAN([$input.$B$12]/[.$A165])+[.B$10]+[.$B$11])^2/[$input.B$15]^2))" office:value-type="float" office:value="0.000194390213752059" calcext:value-type="float">
            <text:p>0,0001943902</text:p>
          </table:table-cell>
          <table:table-cell table:formula="of:=[.C$9]*[$input.C$9]/([$input.$B$12]^2+[.$A165]^2)*EXP(-((ATAN([$input.$B$12]/[.$A165])+[.C$10]+[.$B$11])^2/[$input.C$15]^2))" office:value-type="float" office:value="0" calcext:value-type="float">
            <text:p>0</text:p>
          </table:table-cell>
          <table:table-cell table:formula="of:=[.B165]+[.C165]" office:value-type="float" office:value="0.000194390213752059" calcext:value-type="float">
            <text:p>0,0001943902</text:p>
          </table:table-cell>
        </table:table-row>
        <table:table-row table:style-name="ro2">
          <table:table-cell office:value-type="float" office:value="15.1" calcext:value-type="float">
            <text:p>15,1</text:p>
          </table:table-cell>
          <table:table-cell table:formula="of:=[.B$9]*[$input.B$9]/([$input.$B$12]^2+[.$A166]^2)*EXP(-((ATAN([$input.$B$12]/[.$A166])+[.B$10]+[.$B$11])^2/[$input.B$15]^2))" office:value-type="float" office:value="0.000183651868432218" calcext:value-type="float">
            <text:p>0,0001836519</text:p>
          </table:table-cell>
          <table:table-cell table:formula="of:=[.C$9]*[$input.C$9]/([$input.$B$12]^2+[.$A166]^2)*EXP(-((ATAN([$input.$B$12]/[.$A166])+[.C$10]+[.$B$11])^2/[$input.C$15]^2))" office:value-type="float" office:value="0" calcext:value-type="float">
            <text:p>0</text:p>
          </table:table-cell>
          <table:table-cell table:formula="of:=[.B166]+[.C166]" office:value-type="float" office:value="0.000183651868432218" calcext:value-type="float">
            <text:p>0,0001836519</text:p>
          </table:table-cell>
        </table:table-row>
        <table:table-row table:style-name="ro2">
          <table:table-cell office:value-type="float" office:value="15.2" calcext:value-type="float">
            <text:p>15,2</text:p>
          </table:table-cell>
          <table:table-cell table:formula="of:=[.B$9]*[$input.B$9]/([$input.$B$12]^2+[.$A167]^2)*EXP(-((ATAN([$input.$B$12]/[.$A167])+[.B$10]+[.$B$11])^2/[$input.B$15]^2))" office:value-type="float" office:value="0.000173601537729114" calcext:value-type="float">
            <text:p>0,0001736015</text:p>
          </table:table-cell>
          <table:table-cell table:formula="of:=[.C$9]*[$input.C$9]/([$input.$B$12]^2+[.$A167]^2)*EXP(-((ATAN([$input.$B$12]/[.$A167])+[.C$10]+[.$B$11])^2/[$input.C$15]^2))" office:value-type="float" office:value="0" calcext:value-type="float">
            <text:p>0</text:p>
          </table:table-cell>
          <table:table-cell table:formula="of:=[.B167]+[.C167]" office:value-type="float" office:value="0.000173601537729114" calcext:value-type="float">
            <text:p>0,0001736015</text:p>
          </table:table-cell>
        </table:table-row>
        <table:table-row table:style-name="ro2">
          <table:table-cell office:value-type="float" office:value="15.3" calcext:value-type="float">
            <text:p>15,3</text:p>
          </table:table-cell>
          <table:table-cell table:formula="of:=[.B$9]*[$input.B$9]/([$input.$B$12]^2+[.$A168]^2)*EXP(-((ATAN([$input.$B$12]/[.$A168])+[.B$10]+[.$B$11])^2/[$input.B$15]^2))" office:value-type="float" office:value="0.0001641895847798" calcext:value-type="float">
            <text:p>0,0001641896</text:p>
          </table:table-cell>
          <table:table-cell table:formula="of:=[.C$9]*[$input.C$9]/([$input.$B$12]^2+[.$A168]^2)*EXP(-((ATAN([$input.$B$12]/[.$A168])+[.C$10]+[.$B$11])^2/[$input.C$15]^2))" office:value-type="float" office:value="0" calcext:value-type="float">
            <text:p>0</text:p>
          </table:table-cell>
          <table:table-cell table:formula="of:=[.B168]+[.C168]" office:value-type="float" office:value="0.0001641895847798" calcext:value-type="float">
            <text:p>0,0001641896</text:p>
          </table:table-cell>
        </table:table-row>
        <table:table-row table:style-name="ro2">
          <table:table-cell office:value-type="float" office:value="15.4" calcext:value-type="float">
            <text:p>15,4</text:p>
          </table:table-cell>
          <table:table-cell table:formula="of:=[.B$9]*[$input.B$9]/([$input.$B$12]^2+[.$A169]^2)*EXP(-((ATAN([$input.$B$12]/[.$A169])+[.B$10]+[.$B$11])^2/[$input.B$15]^2))" office:value-type="float" office:value="0.000155370327318195" calcext:value-type="float">
            <text:p>0,0001553703</text:p>
          </table:table-cell>
          <table:table-cell table:formula="of:=[.C$9]*[$input.C$9]/([$input.$B$12]^2+[.$A169]^2)*EXP(-((ATAN([$input.$B$12]/[.$A169])+[.C$10]+[.$B$11])^2/[$input.C$15]^2))" office:value-type="float" office:value="0" calcext:value-type="float">
            <text:p>0</text:p>
          </table:table-cell>
          <table:table-cell table:formula="of:=[.B169]+[.C169]" office:value-type="float" office:value="0.000155370327318195" calcext:value-type="float">
            <text:p>0,0001553703</text:p>
          </table:table-cell>
        </table:table-row>
        <table:table-row table:style-name="ro2">
          <table:table-cell office:value-type="float" office:value="15.5" calcext:value-type="float">
            <text:p>15,5</text:p>
          </table:table-cell>
          <table:table-cell table:formula="of:=[.B$9]*[$input.B$9]/([$input.$B$12]^2+[.$A170]^2)*EXP(-((ATAN([$input.$B$12]/[.$A170])+[.B$10]+[.$B$11])^2/[$input.B$15]^2))" office:value-type="float" office:value="0.000147101694570901" calcext:value-type="float">
            <text:p>0,0001471017</text:p>
          </table:table-cell>
          <table:table-cell table:formula="of:=[.C$9]*[$input.C$9]/([$input.$B$12]^2+[.$A170]^2)*EXP(-((ATAN([$input.$B$12]/[.$A170])+[.C$10]+[.$B$11])^2/[$input.C$15]^2))" office:value-type="float" office:value="0" calcext:value-type="float">
            <text:p>0</text:p>
          </table:table-cell>
          <table:table-cell table:formula="of:=[.B170]+[.C170]" office:value-type="float" office:value="0.000147101694570901" calcext:value-type="float">
            <text:p>0,0001471017</text:p>
          </table:table-cell>
        </table:table-row>
        <table:table-row table:style-name="ro2">
          <table:table-cell office:value-type="float" office:value="15.6" calcext:value-type="float">
            <text:p>15,6</text:p>
          </table:table-cell>
          <table:table-cell table:formula="of:=[.B$9]*[$input.B$9]/([$input.$B$12]^2+[.$A171]^2)*EXP(-((ATAN([$input.$B$12]/[.$A171])+[.B$10]+[.$B$11])^2/[$input.B$15]^2))" office:value-type="float" office:value="0.000139344916228731" calcext:value-type="float">
            <text:p>0,0001393449</text:p>
          </table:table-cell>
          <table:table-cell table:formula="of:=[.C$9]*[$input.C$9]/([$input.$B$12]^2+[.$A171]^2)*EXP(-((ATAN([$input.$B$12]/[.$A171])+[.C$10]+[.$B$11])^2/[$input.C$15]^2))" office:value-type="float" office:value="0" calcext:value-type="float">
            <text:p>0</text:p>
          </table:table-cell>
          <table:table-cell table:formula="of:=[.B171]+[.C171]" office:value-type="float" office:value="0.000139344916228731" calcext:value-type="float">
            <text:p>0,0001393449</text:p>
          </table:table-cell>
        </table:table-row>
        <table:table-row table:style-name="ro2">
          <table:table-cell office:value-type="float" office:value="15.7" calcext:value-type="float">
            <text:p>15,7</text:p>
          </table:table-cell>
          <table:table-cell table:formula="of:=[.B$9]*[$input.B$9]/([$input.$B$12]^2+[.$A172]^2)*EXP(-((ATAN([$input.$B$12]/[.$A172])+[.B$10]+[.$B$11])^2/[$input.B$15]^2))" office:value-type="float" office:value="0.000132064240289717" calcext:value-type="float">
            <text:p>0,0001320642</text:p>
          </table:table-cell>
          <table:table-cell table:formula="of:=[.C$9]*[$input.C$9]/([$input.$B$12]^2+[.$A172]^2)*EXP(-((ATAN([$input.$B$12]/[.$A172])+[.C$10]+[.$B$11])^2/[$input.C$15]^2))" office:value-type="float" office:value="0" calcext:value-type="float">
            <text:p>0</text:p>
          </table:table-cell>
          <table:table-cell table:formula="of:=[.B172]+[.C172]" office:value-type="float" office:value="0.000132064240289717" calcext:value-type="float">
            <text:p>0,0001320642</text:p>
          </table:table-cell>
        </table:table-row>
        <table:table-row table:style-name="ro2">
          <table:table-cell office:value-type="float" office:value="15.8" calcext:value-type="float">
            <text:p>15,8</text:p>
          </table:table-cell>
          <table:table-cell table:formula="of:=[.B$9]*[$input.B$9]/([$input.$B$12]^2+[.$A173]^2)*EXP(-((ATAN([$input.$B$12]/[.$A173])+[.B$10]+[.$B$11])^2/[$input.B$15]^2))" office:value-type="float" office:value="0.000125226676909074" calcext:value-type="float">
            <text:p>0,0001252267</text:p>
          </table:table-cell>
          <table:table-cell table:formula="of:=[.C$9]*[$input.C$9]/([$input.$B$12]^2+[.$A173]^2)*EXP(-((ATAN([$input.$B$12]/[.$A173])+[.C$10]+[.$B$11])^2/[$input.C$15]^2))" office:value-type="float" office:value="0" calcext:value-type="float">
            <text:p>0</text:p>
          </table:table-cell>
          <table:table-cell table:formula="of:=[.B173]+[.C173]" office:value-type="float" office:value="0.000125226676909074" calcext:value-type="float">
            <text:p>0,0001252267</text:p>
          </table:table-cell>
        </table:table-row>
        <table:table-row table:style-name="ro2">
          <table:table-cell office:value-type="float" office:value="15.9" calcext:value-type="float">
            <text:p>15,9</text:p>
          </table:table-cell>
          <table:table-cell table:formula="of:=[.B$9]*[$input.B$9]/([$input.$B$12]^2+[.$A174]^2)*EXP(-((ATAN([$input.$B$12]/[.$A174])+[.B$10]+[.$B$11])^2/[$input.B$15]^2))" office:value-type="float" office:value="0.000118801765693306" calcext:value-type="float">
            <text:p>0,0001188018</text:p>
          </table:table-cell>
          <table:table-cell table:formula="of:=[.C$9]*[$input.C$9]/([$input.$B$12]^2+[.$A174]^2)*EXP(-((ATAN([$input.$B$12]/[.$A174])+[.C$10]+[.$B$11])^2/[$input.C$15]^2))" office:value-type="float" office:value="0" calcext:value-type="float">
            <text:p>0</text:p>
          </table:table-cell>
          <table:table-cell table:formula="of:=[.B174]+[.C174]" office:value-type="float" office:value="0.000118801765693306" calcext:value-type="float">
            <text:p>0,00011880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$9]*[$input.B$9]/([$input.$B$12]^2+[.$A175]^2)*EXP(-((ATAN([$input.$B$12]/[.$A175])+[.B$10]+[.$B$11])^2/[$input.B$15]^2))" office:value-type="float" office:value="0.000112761364143822" calcext:value-type="float">
            <text:p>0,0001127614</text:p>
          </table:table-cell>
          <table:table-cell table:formula="of:=[.C$9]*[$input.C$9]/([$input.$B$12]^2+[.$A175]^2)*EXP(-((ATAN([$input.$B$12]/[.$A175])+[.C$10]+[.$B$11])^2/[$input.C$15]^2))" office:value-type="float" office:value="0" calcext:value-type="float">
            <text:p>0</text:p>
          </table:table-cell>
          <table:table-cell table:formula="of:=[.B175]+[.C175]" office:value-type="float" office:value="0.000112761364143822" calcext:value-type="float">
            <text:p>0,0001127614</text:p>
          </table:table-cell>
        </table:table-row>
        <table:table-row table:style-name="ro2">
          <table:table-cell office:value-type="float" office:value="16.1" calcext:value-type="float">
            <text:p>16,1</text:p>
          </table:table-cell>
          <table:table-cell table:formula="of:=[.B$9]*[$input.B$9]/([$input.$B$12]^2+[.$A176]^2)*EXP(-((ATAN([$input.$B$12]/[.$A176])+[.B$10]+[.$B$11])^2/[$input.B$15]^2))" office:value-type="float" office:value="0.000107079455193951" calcext:value-type="float">
            <text:p>0,0001070795</text:p>
          </table:table-cell>
          <table:table-cell table:formula="of:=[.C$9]*[$input.C$9]/([$input.$B$12]^2+[.$A176]^2)*EXP(-((ATAN([$input.$B$12]/[.$A176])+[.C$10]+[.$B$11])^2/[$input.C$15]^2))" office:value-type="float" office:value="0" calcext:value-type="float">
            <text:p>0</text:p>
          </table:table-cell>
          <table:table-cell table:formula="of:=[.B176]+[.C176]" office:value-type="float" office:value="0.000107079455193951" calcext:value-type="float">
            <text:p>0,0001070795</text:p>
          </table:table-cell>
        </table:table-row>
        <table:table-row table:style-name="ro2">
          <table:table-cell office:value-type="float" office:value="16.2" calcext:value-type="float">
            <text:p>16,2</text:p>
          </table:table-cell>
          <table:table-cell table:formula="of:=[.B$9]*[$input.B$9]/([$input.$B$12]^2+[.$A177]^2)*EXP(-((ATAN([$input.$B$12]/[.$A177])+[.B$10]+[.$B$11])^2/[$input.B$15]^2))" office:value-type="float" office:value="0.000101731971995611" calcext:value-type="float">
            <text:p>0,000101732</text:p>
          </table:table-cell>
          <table:table-cell table:formula="of:=[.C$9]*[$input.C$9]/([$input.$B$12]^2+[.$A177]^2)*EXP(-((ATAN([$input.$B$12]/[.$A177])+[.C$10]+[.$B$11])^2/[$input.C$15]^2))" office:value-type="float" office:value="0" calcext:value-type="float">
            <text:p>0</text:p>
          </table:table-cell>
          <table:table-cell table:formula="of:=[.B177]+[.C177]" office:value-type="float" office:value="0.000101731971995611" calcext:value-type="float">
            <text:p>0,000101732</text:p>
          </table:table-cell>
        </table:table-row>
        <table:table-row table:style-name="ro2">
          <table:table-cell office:value-type="float" office:value="16.3" calcext:value-type="float">
            <text:p>16,3</text:p>
          </table:table-cell>
          <table:table-cell table:formula="of:=[.B$9]*[$input.B$9]/([$input.$B$12]^2+[.$A178]^2)*EXP(-((ATAN([$input.$B$12]/[.$A178])+[.B$10]+[.$B$11])^2/[$input.B$15]^2))" office:value-type="float" office:value="0.0000966966383010471" calcext:value-type="float">
            <text:p>9,66966383010471E-005</text:p>
          </table:table-cell>
          <table:table-cell table:formula="of:=[.C$9]*[$input.C$9]/([$input.$B$12]^2+[.$A178]^2)*EXP(-((ATAN([$input.$B$12]/[.$A178])+[.C$10]+[.$B$11])^2/[$input.C$15]^2))" office:value-type="float" office:value="0" calcext:value-type="float">
            <text:p>0</text:p>
          </table:table-cell>
          <table:table-cell table:formula="of:=[.B178]+[.C178]" office:value-type="float" office:value="0.0000966966383010471" calcext:value-type="float">
            <text:p>9,66966383010471E-005</text:p>
          </table:table-cell>
        </table:table-row>
        <table:table-row table:style-name="ro2">
          <table:table-cell office:value-type="float" office:value="16.4" calcext:value-type="float">
            <text:p>16,4</text:p>
          </table:table-cell>
          <table:table-cell table:formula="of:=[.B$9]*[$input.B$9]/([$input.$B$12]^2+[.$A179]^2)*EXP(-((ATAN([$input.$B$12]/[.$A179])+[.B$10]+[.$B$11])^2/[$input.B$15]^2))" office:value-type="float" office:value="0.0000919528229537712" calcext:value-type="float">
            <text:p>9,19528229537712E-005</text:p>
          </table:table-cell>
          <table:table-cell table:formula="of:=[.C$9]*[$input.C$9]/([$input.$B$12]^2+[.$A179]^2)*EXP(-((ATAN([$input.$B$12]/[.$A179])+[.C$10]+[.$B$11])^2/[$input.C$15]^2))" office:value-type="float" office:value="0" calcext:value-type="float">
            <text:p>0</text:p>
          </table:table-cell>
          <table:table-cell table:formula="of:=[.B179]+[.C179]" office:value-type="float" office:value="0.0000919528229537712" calcext:value-type="float">
            <text:p>9,19528229537712E-005</text:p>
          </table:table-cell>
        </table:table-row>
        <table:table-row table:style-name="ro2">
          <table:table-cell office:value-type="float" office:value="16.5" calcext:value-type="float">
            <text:p>16,5</text:p>
          </table:table-cell>
          <table:table-cell table:formula="of:=[.B$9]*[$input.B$9]/([$input.$B$12]^2+[.$A180]^2)*EXP(-((ATAN([$input.$B$12]/[.$A180])+[.B$10]+[.$B$11])^2/[$input.B$15]^2))" office:value-type="float" office:value="0.0000874814071532976" calcext:value-type="float">
            <text:p>8,74814071532976E-005</text:p>
          </table:table-cell>
          <table:table-cell table:formula="of:=[.C$9]*[$input.C$9]/([$input.$B$12]^2+[.$A180]^2)*EXP(-((ATAN([$input.$B$12]/[.$A180])+[.C$10]+[.$B$11])^2/[$input.C$15]^2))" office:value-type="float" office:value="0" calcext:value-type="float">
            <text:p>0</text:p>
          </table:table-cell>
          <table:table-cell table:formula="of:=[.B180]+[.C180]" office:value-type="float" office:value="0.0000874814071532976" calcext:value-type="float">
            <text:p>8,74814071532976E-005</text:p>
          </table:table-cell>
        </table:table-row>
        <table:table-row table:style-name="ro2">
          <table:table-cell office:value-type="float" office:value="16.6" calcext:value-type="float">
            <text:p>16,6</text:p>
          </table:table-cell>
          <table:table-cell table:formula="of:=[.B$9]*[$input.B$9]/([$input.$B$12]^2+[.$A181]^2)*EXP(-((ATAN([$input.$B$12]/[.$A181])+[.B$10]+[.$B$11])^2/[$input.B$15]^2))" office:value-type="float" office:value="0.0000832646632926924" calcext:value-type="float">
            <text:p>8,32646632926924E-005</text:p>
          </table:table-cell>
          <table:table-cell table:formula="of:=[.C$9]*[$input.C$9]/([$input.$B$12]^2+[.$A181]^2)*EXP(-((ATAN([$input.$B$12]/[.$A181])+[.C$10]+[.$B$11])^2/[$input.C$15]^2))" office:value-type="float" office:value="0" calcext:value-type="float">
            <text:p>0</text:p>
          </table:table-cell>
          <table:table-cell table:formula="of:=[.B181]+[.C181]" office:value-type="float" office:value="0.0000832646632926924" calcext:value-type="float">
            <text:p>8,32646632926924E-005</text:p>
          </table:table-cell>
        </table:table-row>
        <table:table-row table:style-name="ro2">
          <table:table-cell office:value-type="float" office:value="16.7" calcext:value-type="float">
            <text:p>16,7</text:p>
          </table:table-cell>
          <table:table-cell table:formula="of:=[.B$9]*[$input.B$9]/([$input.$B$12]^2+[.$A182]^2)*EXP(-((ATAN([$input.$B$12]/[.$A182])+[.B$10]+[.$B$11])^2/[$input.B$15]^2))" office:value-type="float" office:value="0.000079286144288025" calcext:value-type="float">
            <text:p>7,9286144288025E-005</text:p>
          </table:table-cell>
          <table:table-cell table:formula="of:=[.C$9]*[$input.C$9]/([$input.$B$12]^2+[.$A182]^2)*EXP(-((ATAN([$input.$B$12]/[.$A182])+[.C$10]+[.$B$11])^2/[$input.C$15]^2))" office:value-type="float" office:value="0" calcext:value-type="float">
            <text:p>0</text:p>
          </table:table-cell>
          <table:table-cell table:formula="of:=[.B182]+[.C182]" office:value-type="float" office:value="0.000079286144288025" calcext:value-type="float">
            <text:p>7,9286144288025E-005</text:p>
          </table:table-cell>
        </table:table-row>
        <table:table-row table:style-name="ro2">
          <table:table-cell office:value-type="float" office:value="16.8" calcext:value-type="float">
            <text:p>16,8</text:p>
          </table:table-cell>
          <table:table-cell table:formula="of:=[.B$9]*[$input.B$9]/([$input.$B$12]^2+[.$A183]^2)*EXP(-((ATAN([$input.$B$12]/[.$A183])+[.B$10]+[.$B$11])^2/[$input.B$15]^2))" office:value-type="float" office:value="0.0000755305824262258" calcext:value-type="float">
            <text:p>7,55305824262258E-005</text:p>
          </table:table-cell>
          <table:table-cell table:formula="of:=[.C$9]*[$input.C$9]/([$input.$B$12]^2+[.$A183]^2)*EXP(-((ATAN([$input.$B$12]/[.$A183])+[.C$10]+[.$B$11])^2/[$input.C$15]^2))" office:value-type="float" office:value="0" calcext:value-type="float">
            <text:p>0</text:p>
          </table:table-cell>
          <table:table-cell table:formula="of:=[.B183]+[.C183]" office:value-type="float" office:value="0.0000755305824262258" calcext:value-type="float">
            <text:p>7,55305824262258E-005</text:p>
          </table:table-cell>
        </table:table-row>
        <table:table-row table:style-name="ro2">
          <table:table-cell office:value-type="float" office:value="16.9" calcext:value-type="float">
            <text:p>16,9</text:p>
          </table:table-cell>
          <table:table-cell table:formula="of:=[.B$9]*[$input.B$9]/([$input.$B$12]^2+[.$A184]^2)*EXP(-((ATAN([$input.$B$12]/[.$A184])+[.B$10]+[.$B$11])^2/[$input.B$15]^2))" office:value-type="float" office:value="0.0000719837968539466" calcext:value-type="float">
            <text:p>7,19837968539466E-005</text:p>
          </table:table-cell>
          <table:table-cell table:formula="of:=[.C$9]*[$input.C$9]/([$input.$B$12]^2+[.$A184]^2)*EXP(-((ATAN([$input.$B$12]/[.$A184])+[.C$10]+[.$B$11])^2/[$input.C$15]^2))" office:value-type="float" office:value="0" calcext:value-type="float">
            <text:p>0</text:p>
          </table:table-cell>
          <table:table-cell table:formula="of:=[.B184]+[.C184]" office:value-type="float" office:value="0.0000719837968539466" calcext:value-type="float">
            <text:p>7,19837968539466E-00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$9]*[$input.B$9]/([$input.$B$12]^2+[.$A185]^2)*EXP(-((ATAN([$input.$B$12]/[.$A185])+[.B$10]+[.$B$11])^2/[$input.B$15]^2))" office:value-type="float" office:value="0.0000686326089161035" calcext:value-type="float">
            <text:p>6,86326089161035E-005</text:p>
          </table:table-cell>
          <table:table-cell table:formula="of:=[.C$9]*[$input.C$9]/([$input.$B$12]^2+[.$A185]^2)*EXP(-((ATAN([$input.$B$12]/[.$A185])+[.C$10]+[.$B$11])^2/[$input.C$15]^2))" office:value-type="float" office:value="0" calcext:value-type="float">
            <text:p>0</text:p>
          </table:table-cell>
          <table:table-cell table:formula="of:=[.B185]+[.C185]" office:value-type="float" office:value="0.0000686326089161035" calcext:value-type="float">
            <text:p>6,86326089161035E-005</text:p>
          </table:table-cell>
        </table:table-row>
        <table:table-row table:style-name="ro2">
          <table:table-cell office:value-type="float" office:value="17.1" calcext:value-type="float">
            <text:p>17,1</text:p>
          </table:table-cell>
          <table:table-cell table:formula="of:=[.B$9]*[$input.B$9]/([$input.$B$12]^2+[.$A186]^2)*EXP(-((ATAN([$input.$B$12]/[.$A186])+[.B$10]+[.$B$11])^2/[$input.B$15]^2))" office:value-type="float" office:value="0.0000654647646299148" calcext:value-type="float">
            <text:p>6,54647646299148E-005</text:p>
          </table:table-cell>
          <table:table-cell table:formula="of:=[.C$9]*[$input.C$9]/([$input.$B$12]^2+[.$A186]^2)*EXP(-((ATAN([$input.$B$12]/[.$A186])+[.C$10]+[.$B$11])^2/[$input.C$15]^2))" office:value-type="float" office:value="0" calcext:value-type="float">
            <text:p>0</text:p>
          </table:table-cell>
          <table:table-cell table:formula="of:=[.B186]+[.C186]" office:value-type="float" office:value="0.0000654647646299148" calcext:value-type="float">
            <text:p>6,54647646299148E-005</text:p>
          </table:table-cell>
        </table:table-row>
        <table:table-row table:style-name="ro2">
          <table:table-cell office:value-type="float" office:value="17.2" calcext:value-type="float">
            <text:p>17,2</text:p>
          </table:table-cell>
          <table:table-cell table:formula="of:=[.B$9]*[$input.B$9]/([$input.$B$12]^2+[.$A187]^2)*EXP(-((ATAN([$input.$B$12]/[.$A187])+[.B$10]+[.$B$11])^2/[$input.B$15]^2))" office:value-type="float" office:value="0.0000624688636494351" calcext:value-type="float">
            <text:p>6,24688636494351E-005</text:p>
          </table:table-cell>
          <table:table-cell table:formula="of:=[.C$9]*[$input.C$9]/([$input.$B$12]^2+[.$A187]^2)*EXP(-((ATAN([$input.$B$12]/[.$A187])+[.C$10]+[.$B$11])^2/[$input.C$15]^2))" office:value-type="float" office:value="0" calcext:value-type="float">
            <text:p>0</text:p>
          </table:table-cell>
          <table:table-cell table:formula="of:=[.B187]+[.C187]" office:value-type="float" office:value="0.0000624688636494351" calcext:value-type="float">
            <text:p>6,24688636494351E-005</text:p>
          </table:table-cell>
        </table:table-row>
        <table:table-row table:style-name="ro2">
          <table:table-cell office:value-type="float" office:value="17.3" calcext:value-type="float">
            <text:p>17,3</text:p>
          </table:table-cell>
          <table:table-cell table:formula="of:=[.B$9]*[$input.B$9]/([$input.$B$12]^2+[.$A188]^2)*EXP(-((ATAN([$input.$B$12]/[.$A188])+[.B$10]+[.$B$11])^2/[$input.B$15]^2))" office:value-type="float" office:value="0.0000596342941376642" calcext:value-type="float">
            <text:p>5,96342941376642E-005</text:p>
          </table:table-cell>
          <table:table-cell table:formula="of:=[.C$9]*[$input.C$9]/([$input.$B$12]^2+[.$A188]^2)*EXP(-((ATAN([$input.$B$12]/[.$A188])+[.C$10]+[.$B$11])^2/[$input.C$15]^2))" office:value-type="float" office:value="0" calcext:value-type="float">
            <text:p>0</text:p>
          </table:table-cell>
          <table:table-cell table:formula="of:=[.B188]+[.C188]" office:value-type="float" office:value="0.0000596342941376642" calcext:value-type="float">
            <text:p>5,96342941376642E-005</text:p>
          </table:table-cell>
        </table:table-row>
        <table:table-row table:style-name="ro2">
          <table:table-cell office:value-type="float" office:value="17.4" calcext:value-type="float">
            <text:p>17,4</text:p>
          </table:table-cell>
          <table:table-cell table:formula="of:=[.B$9]*[$input.B$9]/([$input.$B$12]^2+[.$A189]^2)*EXP(-((ATAN([$input.$B$12]/[.$A189])+[.B$10]+[.$B$11])^2/[$input.B$15]^2))" office:value-type="float" office:value="0.0000569511730190823" calcext:value-type="float">
            <text:p>5,69511730190823E-005</text:p>
          </table:table-cell>
          <table:table-cell table:formula="of:=[.C$9]*[$input.C$9]/([$input.$B$12]^2+[.$A189]^2)*EXP(-((ATAN([$input.$B$12]/[.$A189])+[.C$10]+[.$B$11])^2/[$input.C$15]^2))" office:value-type="float" office:value="0" calcext:value-type="float">
            <text:p>0</text:p>
          </table:table-cell>
          <table:table-cell table:formula="of:=[.B189]+[.C189]" office:value-type="float" office:value="0.0000569511730190823" calcext:value-type="float">
            <text:p>5,69511730190823E-005</text:p>
          </table:table-cell>
        </table:table-row>
        <table:table-row table:style-name="ro2">
          <table:table-cell office:value-type="float" office:value="17.5" calcext:value-type="float">
            <text:p>17,5</text:p>
          </table:table-cell>
          <table:table-cell table:formula="of:=[.B$9]*[$input.B$9]/([$input.$B$12]^2+[.$A190]^2)*EXP(-((ATAN([$input.$B$12]/[.$A190])+[.B$10]+[.$B$11])^2/[$input.B$15]^2))" office:value-type="float" office:value="0.0000544102911355663" calcext:value-type="float">
            <text:p>5,44102911355663E-005</text:p>
          </table:table-cell>
          <table:table-cell table:formula="of:=[.C$9]*[$input.C$9]/([$input.$B$12]^2+[.$A190]^2)*EXP(-((ATAN([$input.$B$12]/[.$A190])+[.C$10]+[.$B$11])^2/[$input.C$15]^2))" office:value-type="float" office:value="0" calcext:value-type="float">
            <text:p>0</text:p>
          </table:table-cell>
          <table:table-cell table:formula="of:=[.B190]+[.C190]" office:value-type="float" office:value="0.0000544102911355663" calcext:value-type="float">
            <text:p>5,44102911355663E-005</text:p>
          </table:table-cell>
        </table:table-row>
        <table:table-row table:style-name="ro2">
          <table:table-cell office:value-type="float" office:value="17.6" calcext:value-type="float">
            <text:p>17,6</text:p>
          </table:table-cell>
          <table:table-cell table:formula="of:=[.B$9]*[$input.B$9]/([$input.$B$12]^2+[.$A191]^2)*EXP(-((ATAN([$input.$B$12]/[.$A191])+[.B$10]+[.$B$11])^2/[$input.B$15]^2))" office:value-type="float" office:value="0.0000520030628737168" calcext:value-type="float">
            <text:p>5,20030628737168E-005</text:p>
          </table:table-cell>
          <table:table-cell table:formula="of:=[.C$9]*[$input.C$9]/([$input.$B$12]^2+[.$A191]^2)*EXP(-((ATAN([$input.$B$12]/[.$A191])+[.C$10]+[.$B$11])^2/[$input.C$15]^2))" office:value-type="float" office:value="0" calcext:value-type="float">
            <text:p>0</text:p>
          </table:table-cell>
          <table:table-cell table:formula="of:=[.B191]+[.C191]" office:value-type="float" office:value="0.0000520030628737168" calcext:value-type="float">
            <text:p>5,20030628737168E-005</text:p>
          </table:table-cell>
        </table:table-row>
        <table:table-row table:style-name="ro2">
          <table:table-cell office:value-type="float" office:value="17.7" calcext:value-type="float">
            <text:p>17,7</text:p>
          </table:table-cell>
          <table:table-cell table:formula="of:=[.B$9]*[$input.B$9]/([$input.$B$12]^2+[.$A192]^2)*EXP(-((ATAN([$input.$B$12]/[.$A192])+[.B$10]+[.$B$11])^2/[$input.B$15]^2))" office:value-type="float" office:value="0.0000497214798721782" calcext:value-type="float">
            <text:p>4,97214798721782E-005</text:p>
          </table:table-cell>
          <table:table-cell table:formula="of:=[.C$9]*[$input.C$9]/([$input.$B$12]^2+[.$A192]^2)*EXP(-((ATAN([$input.$B$12]/[.$A192])+[.C$10]+[.$B$11])^2/[$input.C$15]^2))" office:value-type="float" office:value="0" calcext:value-type="float">
            <text:p>0</text:p>
          </table:table-cell>
          <table:table-cell table:formula="of:=[.B192]+[.C192]" office:value-type="float" office:value="0.0000497214798721782" calcext:value-type="float">
            <text:p>4,97214798721782E-005</text:p>
          </table:table-cell>
        </table:table-row>
        <table:table-row table:style-name="ro2">
          <table:table-cell office:value-type="float" office:value="17.8" calcext:value-type="float">
            <text:p>17,8</text:p>
          </table:table-cell>
          <table:table-cell table:formula="of:=[.B$9]*[$input.B$9]/([$input.$B$12]^2+[.$A193]^2)*EXP(-((ATAN([$input.$B$12]/[.$A193])+[.B$10]+[.$B$11])^2/[$input.B$15]^2))" office:value-type="float" office:value="0.0000475580684540601" calcext:value-type="float">
            <text:p>4,75580684540601E-005</text:p>
          </table:table-cell>
          <table:table-cell table:formula="of:=[.C$9]*[$input.C$9]/([$input.$B$12]^2+[.$A193]^2)*EXP(-((ATAN([$input.$B$12]/[.$A193])+[.C$10]+[.$B$11])^2/[$input.C$15]^2))" office:value-type="float" office:value="0" calcext:value-type="float">
            <text:p>0</text:p>
          </table:table-cell>
          <table:table-cell table:formula="of:=[.B193]+[.C193]" office:value-type="float" office:value="0.0000475580684540601" calcext:value-type="float">
            <text:p>4,75580684540601E-005</text:p>
          </table:table-cell>
        </table:table-row>
        <table:table-row table:style-name="ro2">
          <table:table-cell office:value-type="float" office:value="17.9" calcext:value-type="float">
            <text:p>17,9</text:p>
          </table:table-cell>
          <table:table-cell table:formula="of:=[.B$9]*[$input.B$9]/([$input.$B$12]^2+[.$A194]^2)*EXP(-((ATAN([$input.$B$12]/[.$A194])+[.B$10]+[.$B$11])^2/[$input.B$15]^2))" office:value-type="float" office:value="0.0000455058504624846" calcext:value-type="float">
            <text:p>4,55058504624846E-005</text:p>
          </table:table-cell>
          <table:table-cell table:formula="of:=[.C$9]*[$input.C$9]/([$input.$B$12]^2+[.$A194]^2)*EXP(-((ATAN([$input.$B$12]/[.$A194])+[.C$10]+[.$B$11])^2/[$input.C$15]^2))" office:value-type="float" office:value="0" calcext:value-type="float">
            <text:p>0</text:p>
          </table:table-cell>
          <table:table-cell table:formula="of:=[.B194]+[.C194]" office:value-type="float" office:value="0.0000455058504624846" calcext:value-type="float">
            <text:p>4,55058504624846E-00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$9]*[$input.B$9]/([$input.$B$12]^2+[.$A195]^2)*EXP(-((ATAN([$input.$B$12]/[.$A195])+[.B$10]+[.$B$11])^2/[$input.B$15]^2))" office:value-type="float" office:value="0.0000435583072069502" calcext:value-type="float">
            <text:p>4,35583072069502E-005</text:p>
          </table:table-cell>
          <table:table-cell table:formula="of:=[.C$9]*[$input.C$9]/([$input.$B$12]^2+[.$A195]^2)*EXP(-((ATAN([$input.$B$12]/[.$A195])+[.C$10]+[.$B$11])^2/[$input.C$15]^2))" office:value-type="float" office:value="0" calcext:value-type="float">
            <text:p>0</text:p>
          </table:table-cell>
          <table:table-cell table:formula="of:=[.B195]+[.C195]" office:value-type="float" office:value="0.0000435583072069502" calcext:value-type="float">
            <text:p>4,35583072069502E-005</text:p>
          </table:table-cell>
        </table:table-row>
        <table:table-row table:style-name="ro2">
          <table:table-cell office:value-type="float" office:value="18.1" calcext:value-type="float">
            <text:p>18,1</text:p>
          </table:table-cell>
          <table:table-cell table:formula="of:=[.B$9]*[$input.B$9]/([$input.$B$12]^2+[.$A196]^2)*EXP(-((ATAN([$input.$B$12]/[.$A196])+[.B$10]+[.$B$11])^2/[$input.B$15]^2))" office:value-type="float" office:value="0.0000417093462549961" calcext:value-type="float">
            <text:p>4,17093462549961E-005</text:p>
          </table:table-cell>
          <table:table-cell table:formula="of:=[.C$9]*[$input.C$9]/([$input.$B$12]^2+[.$A196]^2)*EXP(-((ATAN([$input.$B$12]/[.$A196])+[.C$10]+[.$B$11])^2/[$input.C$15]^2))" office:value-type="float" office:value="0" calcext:value-type="float">
            <text:p>0</text:p>
          </table:table-cell>
          <table:table-cell table:formula="of:=[.B196]+[.C196]" office:value-type="float" office:value="0.0000417093462549961" calcext:value-type="float">
            <text:p>4,17093462549961E-005</text:p>
          </table:table-cell>
        </table:table-row>
        <table:table-row table:style-name="ro2">
          <table:table-cell office:value-type="float" office:value="18.2" calcext:value-type="float">
            <text:p>18,2</text:p>
          </table:table-cell>
          <table:table-cell table:formula="of:=[.B$9]*[$input.B$9]/([$input.$B$12]^2+[.$A197]^2)*EXP(-((ATAN([$input.$B$12]/[.$A197])+[.B$10]+[.$B$11])^2/[$input.B$15]^2))" office:value-type="float" office:value="0.0000399532708278131" calcext:value-type="float">
            <text:p>3,99532708278131E-005</text:p>
          </table:table-cell>
          <table:table-cell table:formula="of:=[.C$9]*[$input.C$9]/([$input.$B$12]^2+[.$A197]^2)*EXP(-((ATAN([$input.$B$12]/[.$A197])+[.C$10]+[.$B$11])^2/[$input.C$15]^2))" office:value-type="float" office:value="0" calcext:value-type="float">
            <text:p>0</text:p>
          </table:table-cell>
          <table:table-cell table:formula="of:=[.B197]+[.C197]" office:value-type="float" office:value="0.0000399532708278131" calcext:value-type="float">
            <text:p>3,99532708278131E-005</text:p>
          </table:table-cell>
        </table:table-row>
        <table:table-row table:style-name="ro2">
          <table:table-cell office:value-type="float" office:value="18.3" calcext:value-type="float">
            <text:p>18,3</text:p>
          </table:table-cell>
          <table:table-cell table:formula="of:=[.B$9]*[$input.B$9]/([$input.$B$12]^2+[.$A198]^2)*EXP(-((ATAN([$input.$B$12]/[.$A198])+[.B$10]+[.$B$11])^2/[$input.B$15]^2))" office:value-type="float" office:value="0.0000382847515803025" calcext:value-type="float">
            <text:p>3,82847515803025E-005</text:p>
          </table:table-cell>
          <table:table-cell table:formula="of:=[.C$9]*[$input.C$9]/([$input.$B$12]^2+[.$A198]^2)*EXP(-((ATAN([$input.$B$12]/[.$A198])+[.C$10]+[.$B$11])^2/[$input.C$15]^2))" office:value-type="float" office:value="0" calcext:value-type="float">
            <text:p>0</text:p>
          </table:table-cell>
          <table:table-cell table:formula="of:=[.B198]+[.C198]" office:value-type="float" office:value="0.0000382847515803025" calcext:value-type="float">
            <text:p>3,82847515803025E-005</text:p>
          </table:table-cell>
        </table:table-row>
        <table:table-row table:style-name="ro2">
          <table:table-cell office:value-type="float" office:value="18.4" calcext:value-type="float">
            <text:p>18,4</text:p>
          </table:table-cell>
          <table:table-cell table:formula="of:=[.B$9]*[$input.B$9]/([$input.$B$12]^2+[.$A199]^2)*EXP(-((ATAN([$input.$B$12]/[.$A199])+[.B$10]+[.$B$11])^2/[$input.B$15]^2))" office:value-type="float" office:value="0.0000366988005658225" calcext:value-type="float">
            <text:p>3,66988005658225E-005</text:p>
          </table:table-cell>
          <table:table-cell table:formula="of:=[.C$9]*[$input.C$9]/([$input.$B$12]^2+[.$A199]^2)*EXP(-((ATAN([$input.$B$12]/[.$A199])+[.C$10]+[.$B$11])^2/[$input.C$15]^2))" office:value-type="float" office:value="0" calcext:value-type="float">
            <text:p>0</text:p>
          </table:table-cell>
          <table:table-cell table:formula="of:=[.B199]+[.C199]" office:value-type="float" office:value="0.0000366988005658225" calcext:value-type="float">
            <text:p>3,66988005658225E-005</text:p>
          </table:table-cell>
        </table:table-row>
        <table:table-row table:style-name="ro2">
          <table:table-cell office:value-type="float" office:value="18.5" calcext:value-type="float">
            <text:p>18,5</text:p>
          </table:table-cell>
          <table:table-cell table:formula="of:=[.B$9]*[$input.B$9]/([$input.$B$12]^2+[.$A200]^2)*EXP(-((ATAN([$input.$B$12]/[.$A200])+[.B$10]+[.$B$11])^2/[$input.B$15]^2))" office:value-type="float" office:value="0.0000351907472037254" calcext:value-type="float">
            <text:p>3,51907472037254E-005</text:p>
          </table:table-cell>
          <table:table-cell table:formula="of:=[.C$9]*[$input.C$9]/([$input.$B$12]^2+[.$A200]^2)*EXP(-((ATAN([$input.$B$12]/[.$A200])+[.C$10]+[.$B$11])^2/[$input.C$15]^2))" office:value-type="float" office:value="0" calcext:value-type="float">
            <text:p>0</text:p>
          </table:table-cell>
          <table:table-cell table:formula="of:=[.B200]+[.C200]" office:value-type="float" office:value="0.0000351907472037254" calcext:value-type="float">
            <text:p>3,51907472037254E-005</text:p>
          </table:table-cell>
        </table:table-row>
        <table:table-row table:style-name="ro2">
          <table:table-cell office:value-type="float" office:value="18.6" calcext:value-type="float">
            <text:p>18,6</text:p>
          </table:table-cell>
          <table:table-cell table:formula="of:=[.B$9]*[$input.B$9]/([$input.$B$12]^2+[.$A201]^2)*EXP(-((ATAN([$input.$B$12]/[.$A201])+[.B$10]+[.$B$11])^2/[$input.B$15]^2))" office:value-type="float" office:value="0.0000337562160839605" calcext:value-type="float">
            <text:p>3,37562160839605E-005</text:p>
          </table:table-cell>
          <table:table-cell table:formula="of:=[.C$9]*[$input.C$9]/([$input.$B$12]^2+[.$A201]^2)*EXP(-((ATAN([$input.$B$12]/[.$A201])+[.C$10]+[.$B$11])^2/[$input.C$15]^2))" office:value-type="float" office:value="0" calcext:value-type="float">
            <text:p>0</text:p>
          </table:table-cell>
          <table:table-cell table:formula="of:=[.B201]+[.C201]" office:value-type="float" office:value="0.0000337562160839605" calcext:value-type="float">
            <text:p>3,37562160839605E-005</text:p>
          </table:table-cell>
        </table:table-row>
        <table:table-row table:style-name="ro2">
          <table:table-cell office:value-type="float" office:value="18.7" calcext:value-type="float">
            <text:p>18,7</text:p>
          </table:table-cell>
          <table:table-cell table:formula="of:=[.B$9]*[$input.B$9]/([$input.$B$12]^2+[.$A202]^2)*EXP(-((ATAN([$input.$B$12]/[.$A202])+[.B$10]+[.$B$11])^2/[$input.B$15]^2))" office:value-type="float" office:value="0.0000323911064576557" calcext:value-type="float">
            <text:p>3,23911064576557E-005</text:p>
          </table:table-cell>
          <table:table-cell table:formula="of:=[.C$9]*[$input.C$9]/([$input.$B$12]^2+[.$A202]^2)*EXP(-((ATAN([$input.$B$12]/[.$A202])+[.C$10]+[.$B$11])^2/[$input.C$15]^2))" office:value-type="float" office:value="0" calcext:value-type="float">
            <text:p>0</text:p>
          </table:table-cell>
          <table:table-cell table:formula="of:=[.B202]+[.C202]" office:value-type="float" office:value="0.0000323911064576557" calcext:value-type="float">
            <text:p>3,23911064576557E-005</text:p>
          </table:table-cell>
        </table:table-row>
        <table:table-row table:style-name="ro2">
          <table:table-cell office:value-type="float" office:value="18.8" calcext:value-type="float">
            <text:p>18,8</text:p>
          </table:table-cell>
          <table:table-cell table:formula="of:=[.B$9]*[$input.B$9]/([$input.$B$12]^2+[.$A203]^2)*EXP(-((ATAN([$input.$B$12]/[.$A203])+[.B$10]+[.$B$11])^2/[$input.B$15]^2))" office:value-type="float" office:value="0.0000310915732758613" calcext:value-type="float">
            <text:p>3,10915732758613E-005</text:p>
          </table:table-cell>
          <table:table-cell table:formula="of:=[.C$9]*[$input.C$9]/([$input.$B$12]^2+[.$A203]^2)*EXP(-((ATAN([$input.$B$12]/[.$A203])+[.C$10]+[.$B$11])^2/[$input.C$15]^2))" office:value-type="float" office:value="0" calcext:value-type="float">
            <text:p>0</text:p>
          </table:table-cell>
          <table:table-cell table:formula="of:=[.B203]+[.C203]" office:value-type="float" office:value="0.0000310915732758613" calcext:value-type="float">
            <text:p>3,10915732758613E-005</text:p>
          </table:table-cell>
        </table:table-row>
        <table:table-row table:style-name="ro2">
          <table:table-cell office:value-type="float" office:value="18.9" calcext:value-type="float">
            <text:p>18,9</text:p>
          </table:table-cell>
          <table:table-cell table:formula="of:=[.B$9]*[$input.B$9]/([$input.$B$12]^2+[.$A204]^2)*EXP(-((ATAN([$input.$B$12]/[.$A204])+[.B$10]+[.$B$11])^2/[$input.B$15]^2))" office:value-type="float" office:value="0.0000298540096506749" calcext:value-type="float">
            <text:p>0,000029854</text:p>
          </table:table-cell>
          <table:table-cell table:formula="of:=[.C$9]*[$input.C$9]/([$input.$B$12]^2+[.$A204]^2)*EXP(-((ATAN([$input.$B$12]/[.$A204])+[.C$10]+[.$B$11])^2/[$input.C$15]^2))" office:value-type="float" office:value="0" calcext:value-type="float">
            <text:p>0</text:p>
          </table:table-cell>
          <table:table-cell table:formula="of:=[.B204]+[.C204]" office:value-type="float" office:value="0.0000298540096506749" calcext:value-type="float">
            <text:p>0,00002985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$9]*[$input.B$9]/([$input.$B$12]^2+[.$A205]^2)*EXP(-((ATAN([$input.$B$12]/[.$A205])+[.B$10]+[.$B$11])^2/[$input.B$15]^2))" office:value-type="float" office:value="0.0000286750306238815" calcext:value-type="float">
            <text:p>0,000028675</text:p>
          </table:table-cell>
          <table:table-cell table:formula="of:=[.C$9]*[$input.C$9]/([$input.$B$12]^2+[.$A205]^2)*EXP(-((ATAN([$input.$B$12]/[.$A205])+[.C$10]+[.$B$11])^2/[$input.C$15]^2))" office:value-type="float" office:value="0" calcext:value-type="float">
            <text:p>0</text:p>
          </table:table-cell>
          <table:table-cell table:formula="of:=[.B205]+[.C205]" office:value-type="float" office:value="0.0000286750306238815" calcext:value-type="float">
            <text:p>0,000028675</text:p>
          </table:table-cell>
        </table:table-row>
        <table:table-row table:style-name="ro2">
          <table:table-cell office:value-type="float" office:value="19.1" calcext:value-type="float">
            <text:p>19,1</text:p>
          </table:table-cell>
          <table:table-cell table:formula="of:=[.B$9]*[$input.B$9]/([$input.$B$12]^2+[.$A206]^2)*EXP(-((ATAN([$input.$B$12]/[.$A206])+[.B$10]+[.$B$11])^2/[$input.B$15]^2))" office:value-type="float" office:value="0.0000275514581381547" calcext:value-type="float">
            <text:p>2,75514581381547E-005</text:p>
          </table:table-cell>
          <table:table-cell table:formula="of:=[.C$9]*[$input.C$9]/([$input.$B$12]^2+[.$A206]^2)*EXP(-((ATAN([$input.$B$12]/[.$A206])+[.C$10]+[.$B$11])^2/[$input.C$15]^2))" office:value-type="float" office:value="0" calcext:value-type="float">
            <text:p>0</text:p>
          </table:table-cell>
          <table:table-cell table:formula="of:=[.B206]+[.C206]" office:value-type="float" office:value="0.0000275514581381547" calcext:value-type="float">
            <text:p>2,75514581381547E-005</text:p>
          </table:table-cell>
        </table:table-row>
        <table:table-row table:style-name="ro2">
          <table:table-cell office:value-type="float" office:value="19.2" calcext:value-type="float">
            <text:p>19,2</text:p>
          </table:table-cell>
          <table:table-cell table:formula="of:=[.B$9]*[$input.B$9]/([$input.$B$12]^2+[.$A207]^2)*EXP(-((ATAN([$input.$B$12]/[.$A207])+[.B$10]+[.$B$11])^2/[$input.B$15]^2))" office:value-type="float" office:value="0.000026480307114868" calcext:value-type="float">
            <text:p>2,6480307114868E-005</text:p>
          </table:table-cell>
          <table:table-cell table:formula="of:=[.C$9]*[$input.C$9]/([$input.$B$12]^2+[.$A207]^2)*EXP(-((ATAN([$input.$B$12]/[.$A207])+[.C$10]+[.$B$11])^2/[$input.C$15]^2))" office:value-type="float" office:value="0" calcext:value-type="float">
            <text:p>0</text:p>
          </table:table-cell>
          <table:table-cell table:formula="of:=[.B207]+[.C207]" office:value-type="float" office:value="0.000026480307114868" calcext:value-type="float">
            <text:p>2,6480307114868E-005</text:p>
          </table:table-cell>
        </table:table-row>
        <table:table-row table:style-name="ro2">
          <table:table-cell office:value-type="float" office:value="19.3" calcext:value-type="float">
            <text:p>19,3</text:p>
          </table:table-cell>
          <table:table-cell table:formula="of:=[.B$9]*[$input.B$9]/([$input.$B$12]^2+[.$A208]^2)*EXP(-((ATAN([$input.$B$12]/[.$A208])+[.B$10]+[.$B$11])^2/[$input.B$15]^2))" office:value-type="float" office:value="0.0000254587725507482" calcext:value-type="float">
            <text:p>2,54587725507482E-005</text:p>
          </table:table-cell>
          <table:table-cell table:formula="of:=[.C$9]*[$input.C$9]/([$input.$B$12]^2+[.$A208]^2)*EXP(-((ATAN([$input.$B$12]/[.$A208])+[.C$10]+[.$B$11])^2/[$input.C$15]^2))" office:value-type="float" office:value="0" calcext:value-type="float">
            <text:p>0</text:p>
          </table:table-cell>
          <table:table-cell table:formula="of:=[.B208]+[.C208]" office:value-type="float" office:value="0.0000254587725507482" calcext:value-type="float">
            <text:p>2,54587725507482E-005</text:p>
          </table:table-cell>
        </table:table-row>
        <table:table-row table:style-name="ro2">
          <table:table-cell office:value-type="float" office:value="19.4" calcext:value-type="float">
            <text:p>19,4</text:p>
          </table:table-cell>
          <table:table-cell table:formula="of:=[.B$9]*[$input.B$9]/([$input.$B$12]^2+[.$A209]^2)*EXP(-((ATAN([$input.$B$12]/[.$A209])+[.B$10]+[.$B$11])^2/[$input.B$15]^2))" office:value-type="float" office:value="0.0000244842175530455" calcext:value-type="float">
            <text:p>2,44842175530455E-005</text:p>
          </table:table-cell>
          <table:table-cell table:formula="of:=[.C$9]*[$input.C$9]/([$input.$B$12]^2+[.$A209]^2)*EXP(-((ATAN([$input.$B$12]/[.$A209])+[.C$10]+[.$B$11])^2/[$input.C$15]^2))" office:value-type="float" office:value="0" calcext:value-type="float">
            <text:p>0</text:p>
          </table:table-cell>
          <table:table-cell table:formula="of:=[.B209]+[.C209]" office:value-type="float" office:value="0.0000244842175530455" calcext:value-type="float">
            <text:p>2,44842175530455E-005</text:p>
          </table:table-cell>
        </table:table-row>
        <table:table-row table:style-name="ro2">
          <table:table-cell office:value-type="float" office:value="19.5" calcext:value-type="float">
            <text:p>19,5</text:p>
          </table:table-cell>
          <table:table-cell table:formula="of:=[.B$9]*[$input.B$9]/([$input.$B$12]^2+[.$A210]^2)*EXP(-((ATAN([$input.$B$12]/[.$A210])+[.B$10]+[.$B$11])^2/[$input.B$15]^2))" office:value-type="float" office:value="0.0000235541622396636" calcext:value-type="float">
            <text:p>2,35541622396636E-005</text:p>
          </table:table-cell>
          <table:table-cell table:formula="of:=[.C$9]*[$input.C$9]/([$input.$B$12]^2+[.$A210]^2)*EXP(-((ATAN([$input.$B$12]/[.$A210])+[.C$10]+[.$B$11])^2/[$input.C$15]^2))" office:value-type="float" office:value="0" calcext:value-type="float">
            <text:p>0</text:p>
          </table:table-cell>
          <table:table-cell table:formula="of:=[.B210]+[.C210]" office:value-type="float" office:value="0.0000235541622396636" calcext:value-type="float">
            <text:p>2,35541622396636E-005</text:p>
          </table:table-cell>
        </table:table-row>
        <table:table-row table:style-name="ro2">
          <table:table-cell office:value-type="float" office:value="19.6" calcext:value-type="float">
            <text:p>19,6</text:p>
          </table:table-cell>
          <table:table-cell table:formula="of:=[.B$9]*[$input.B$9]/([$input.$B$12]^2+[.$A211]^2)*EXP(-((ATAN([$input.$B$12]/[.$A211])+[.B$10]+[.$B$11])^2/[$input.B$15]^2))" office:value-type="float" office:value="0.0000226662734368616" calcext:value-type="float">
            <text:p>2,26662734368616E-005</text:p>
          </table:table-cell>
          <table:table-cell table:formula="of:=[.C$9]*[$input.C$9]/([$input.$B$12]^2+[.$A211]^2)*EXP(-((ATAN([$input.$B$12]/[.$A211])+[.C$10]+[.$B$11])^2/[$input.C$15]^2))" office:value-type="float" office:value="0" calcext:value-type="float">
            <text:p>0</text:p>
          </table:table-cell>
          <table:table-cell table:formula="of:=[.B211]+[.C211]" office:value-type="float" office:value="0.0000226662734368616" calcext:value-type="float">
            <text:p>2,26662734368616E-005</text:p>
          </table:table-cell>
        </table:table-row>
        <table:table-row table:style-name="ro2">
          <table:table-cell office:value-type="float" office:value="19.7" calcext:value-type="float">
            <text:p>19,7</text:p>
          </table:table-cell>
          <table:table-cell table:formula="of:=[.B$9]*[$input.B$9]/([$input.$B$12]^2+[.$A212]^2)*EXP(-((ATAN([$input.$B$12]/[.$A212])+[.B$10]+[.$B$11])^2/[$input.B$15]^2))" office:value-type="float" office:value="0.0000218183551127507" calcext:value-type="float">
            <text:p>2,18183551127507E-005</text:p>
          </table:table-cell>
          <table:table-cell table:formula="of:=[.C$9]*[$input.C$9]/([$input.$B$12]^2+[.$A212]^2)*EXP(-((ATAN([$input.$B$12]/[.$A212])+[.C$10]+[.$B$11])^2/[$input.C$15]^2))" office:value-type="float" office:value="0" calcext:value-type="float">
            <text:p>0</text:p>
          </table:table-cell>
          <table:table-cell table:formula="of:=[.B212]+[.C212]" office:value-type="float" office:value="0.0000218183551127507" calcext:value-type="float">
            <text:p>2,18183551127507E-005</text:p>
          </table:table-cell>
        </table:table-row>
        <table:table-row table:style-name="ro2">
          <table:table-cell office:value-type="float" office:value="19.8" calcext:value-type="float">
            <text:p>19,8</text:p>
          </table:table-cell>
          <table:table-cell table:formula="of:=[.B$9]*[$input.B$9]/([$input.$B$12]^2+[.$A213]^2)*EXP(-((ATAN([$input.$B$12]/[.$A213])+[.B$10]+[.$B$11])^2/[$input.B$15]^2))" office:value-type="float" office:value="0.0000210083394899311" calcext:value-type="float">
            <text:p>2,10083394899311E-005</text:p>
          </table:table-cell>
          <table:table-cell table:formula="of:=[.C$9]*[$input.C$9]/([$input.$B$12]^2+[.$A213]^2)*EXP(-((ATAN([$input.$B$12]/[.$A213])+[.C$10]+[.$B$11])^2/[$input.C$15]^2))" office:value-type="float" office:value="0" calcext:value-type="float">
            <text:p>0</text:p>
          </table:table-cell>
          <table:table-cell table:formula="of:=[.B213]+[.C213]" office:value-type="float" office:value="0.0000210083394899311" calcext:value-type="float">
            <text:p>2,10083394899311E-005</text:p>
          </table:table-cell>
        </table:table-row>
        <table:table-row table:style-name="ro2">
          <table:table-cell office:value-type="float" office:value="19.9" calcext:value-type="float">
            <text:p>19,9</text:p>
          </table:table-cell>
          <table:table-cell table:formula="of:=[.B$9]*[$input.B$9]/([$input.$B$12]^2+[.$A214]^2)*EXP(-((ATAN([$input.$B$12]/[.$A214])+[.B$10]+[.$B$11])^2/[$input.B$15]^2))" office:value-type="float" office:value="0.0000202342787852802" calcext:value-type="float">
            <text:p>2,02342787852802E-005</text:p>
          </table:table-cell>
          <table:table-cell table:formula="of:=[.C$9]*[$input.C$9]/([$input.$B$12]^2+[.$A214]^2)*EXP(-((ATAN([$input.$B$12]/[.$A214])+[.C$10]+[.$B$11])^2/[$input.C$15]^2))" office:value-type="float" office:value="0" calcext:value-type="float">
            <text:p>0</text:p>
          </table:table-cell>
          <table:table-cell table:formula="of:=[.B214]+[.C214]" office:value-type="float" office:value="0.0000202342787852802" calcext:value-type="float">
            <text:p>2,02342787852802E-00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$9]*[$input.B$9]/([$input.$B$12]^2+[.$A215]^2)*EXP(-((ATAN([$input.$B$12]/[.$A215])+[.B$10]+[.$B$11])^2/[$input.B$15]^2))" office:value-type="float" office:value="0.000019494337529161" calcext:value-type="float">
            <text:p>1,9494337529161E-005</text:p>
          </table:table-cell>
          <table:table-cell table:formula="of:=[.C$9]*[$input.C$9]/([$input.$B$12]^2+[.$A215]^2)*EXP(-((ATAN([$input.$B$12]/[.$A215])+[.C$10]+[.$B$11])^2/[$input.C$15]^2))" office:value-type="float" office:value="0" calcext:value-type="float">
            <text:p>0</text:p>
          </table:table-cell>
          <table:table-cell table:formula="of:=[.B215]+[.C215]" office:value-type="float" office:value="0.000019494337529161" calcext:value-type="float">
            <text:p>1,9494337529161E-005</text:p>
          </table:table-cell>
        </table:table-row>
        <table:table-row table:style-name="ro2">
          <table:table-cell office:value-type="float" office:value="20.1" calcext:value-type="float">
            <text:p>20,1</text:p>
          </table:table-cell>
          <table:table-cell table:formula="of:=[.B$9]*[$input.B$9]/([$input.$B$12]^2+[.$A216]^2)*EXP(-((ATAN([$input.$B$12]/[.$A216])+[.B$10]+[.$B$11])^2/[$input.B$15]^2))" office:value-type="float" office:value="0.0000187867854202082" calcext:value-type="float">
            <text:p>1,87867854202082E-005</text:p>
          </table:table-cell>
          <table:table-cell table:formula="of:=[.C$9]*[$input.C$9]/([$input.$B$12]^2+[.$A216]^2)*EXP(-((ATAN([$input.$B$12]/[.$A216])+[.C$10]+[.$B$11])^2/[$input.C$15]^2))" office:value-type="float" office:value="0" calcext:value-type="float">
            <text:p>0</text:p>
          </table:table-cell>
          <table:table-cell table:formula="of:=[.B216]+[.C216]" office:value-type="float" office:value="0.0000187867854202082" calcext:value-type="float">
            <text:p>1,87867854202082E-005</text:p>
          </table:table-cell>
        </table:table-row>
        <table:table-row table:style-name="ro2">
          <table:table-cell office:value-type="float" office:value="20.2" calcext:value-type="float">
            <text:p>20,2</text:p>
          </table:table-cell>
          <table:table-cell table:formula="of:=[.B$9]*[$input.B$9]/([$input.$B$12]^2+[.$A217]^2)*EXP(-((ATAN([$input.$B$12]/[.$A217])+[.B$10]+[.$B$11])^2/[$input.B$15]^2))" office:value-type="float" office:value="0.0000181099906754021" calcext:value-type="float">
            <text:p>0,00001811</text:p>
          </table:table-cell>
          <table:table-cell table:formula="of:=[.C$9]*[$input.C$9]/([$input.$B$12]^2+[.$A217]^2)*EXP(-((ATAN([$input.$B$12]/[.$A217])+[.C$10]+[.$B$11])^2/[$input.C$15]^2))" office:value-type="float" office:value="0" calcext:value-type="float">
            <text:p>0</text:p>
          </table:table-cell>
          <table:table-cell table:formula="of:=[.B217]+[.C217]" office:value-type="float" office:value="0.0000181099906754021" calcext:value-type="float">
            <text:p>0,00001811</text:p>
          </table:table-cell>
        </table:table-row>
        <table:table-row table:style-name="ro2">
          <table:table-cell office:value-type="float" office:value="20.3" calcext:value-type="float">
            <text:p>20,3</text:p>
          </table:table-cell>
          <table:table-cell table:formula="of:=[.B$9]*[$input.B$9]/([$input.$B$12]^2+[.$A218]^2)*EXP(-((ATAN([$input.$B$12]/[.$A218])+[.B$10]+[.$B$11])^2/[$input.B$15]^2))" office:value-type="float" office:value="0.0000174624138383813" calcext:value-type="float">
            <text:p>1,74624138383813E-005</text:p>
          </table:table-cell>
          <table:table-cell table:formula="of:=[.C$9]*[$input.C$9]/([$input.$B$12]^2+[.$A218]^2)*EXP(-((ATAN([$input.$B$12]/[.$A218])+[.C$10]+[.$B$11])^2/[$input.C$15]^2))" office:value-type="float" office:value="0" calcext:value-type="float">
            <text:p>0</text:p>
          </table:table-cell>
          <table:table-cell table:formula="of:=[.B218]+[.C218]" office:value-type="float" office:value="0.0000174624138383813" calcext:value-type="float">
            <text:p>1,74624138383813E-005</text:p>
          </table:table-cell>
        </table:table-row>
        <table:table-row table:style-name="ro2">
          <table:table-cell office:value-type="float" office:value="20.4" calcext:value-type="float">
            <text:p>20,4</text:p>
          </table:table-cell>
          <table:table-cell table:formula="of:=[.B$9]*[$input.B$9]/([$input.$B$12]^2+[.$A219]^2)*EXP(-((ATAN([$input.$B$12]/[.$A219])+[.B$10]+[.$B$11])^2/[$input.B$15]^2))" office:value-type="float" office:value="0.0000168426020119179" calcext:value-type="float">
            <text:p>1,68426020119179E-005</text:p>
          </table:table-cell>
          <table:table-cell table:formula="of:=[.C$9]*[$input.C$9]/([$input.$B$12]^2+[.$A219]^2)*EXP(-((ATAN([$input.$B$12]/[.$A219])+[.C$10]+[.$B$11])^2/[$input.C$15]^2))" office:value-type="float" office:value="0" calcext:value-type="float">
            <text:p>0</text:p>
          </table:table-cell>
          <table:table-cell table:formula="of:=[.B219]+[.C219]" office:value-type="float" office:value="0.0000168426020119179" calcext:value-type="float">
            <text:p>1,68426020119179E-005</text:p>
          </table:table-cell>
        </table:table-row>
        <table:table-row table:style-name="ro2">
          <table:table-cell office:value-type="float" office:value="20.5" calcext:value-type="float">
            <text:p>20,5</text:p>
          </table:table-cell>
          <table:table-cell table:formula="of:=[.B$9]*[$input.B$9]/([$input.$B$12]^2+[.$A220]^2)*EXP(-((ATAN([$input.$B$12]/[.$A220])+[.B$10]+[.$B$11])^2/[$input.B$15]^2))" office:value-type="float" office:value="0.0000162491834831855" calcext:value-type="float">
            <text:p>1,62491834831855E-005</text:p>
          </table:table-cell>
          <table:table-cell table:formula="of:=[.C$9]*[$input.C$9]/([$input.$B$12]^2+[.$A220]^2)*EXP(-((ATAN([$input.$B$12]/[.$A220])+[.C$10]+[.$B$11])^2/[$input.C$15]^2))" office:value-type="float" office:value="0" calcext:value-type="float">
            <text:p>0</text:p>
          </table:table-cell>
          <table:table-cell table:formula="of:=[.B220]+[.C220]" office:value-type="float" office:value="0.0000162491834831855" calcext:value-type="float">
            <text:p>1,62491834831855E-005</text:p>
          </table:table-cell>
        </table:table-row>
        <table:table-row table:style-name="ro2">
          <table:table-cell office:value-type="float" office:value="20.6" calcext:value-type="float">
            <text:p>20,6</text:p>
          </table:table-cell>
          <table:table-cell table:formula="of:=[.B$9]*[$input.B$9]/([$input.$B$12]^2+[.$A221]^2)*EXP(-((ATAN([$input.$B$12]/[.$A221])+[.B$10]+[.$B$11])^2/[$input.B$15]^2))" office:value-type="float" office:value="0.0000156808627129443" calcext:value-type="float">
            <text:p>1,56808627129443E-005</text:p>
          </table:table-cell>
          <table:table-cell table:formula="of:=[.C$9]*[$input.C$9]/([$input.$B$12]^2+[.$A221]^2)*EXP(-((ATAN([$input.$B$12]/[.$A221])+[.C$10]+[.$B$11])^2/[$input.C$15]^2))" office:value-type="float" office:value="0" calcext:value-type="float">
            <text:p>0</text:p>
          </table:table-cell>
          <table:table-cell table:formula="of:=[.B221]+[.C221]" office:value-type="float" office:value="0.0000156808627129443" calcext:value-type="float">
            <text:p>1,56808627129443E-005</text:p>
          </table:table-cell>
        </table:table-row>
        <table:table-row table:style-name="ro2">
          <table:table-cell office:value-type="float" office:value="20.7" calcext:value-type="float">
            <text:p>20,7</text:p>
          </table:table-cell>
          <table:table-cell table:formula="of:=[.B$9]*[$input.B$9]/([$input.$B$12]^2+[.$A222]^2)*EXP(-((ATAN([$input.$B$12]/[.$A222])+[.B$10]+[.$B$11])^2/[$input.B$15]^2))" office:value-type="float" office:value="0.0000151364156620322" calcext:value-type="float">
            <text:p>1,51364156620322E-005</text:p>
          </table:table-cell>
          <table:table-cell table:formula="of:=[.C$9]*[$input.C$9]/([$input.$B$12]^2+[.$A222]^2)*EXP(-((ATAN([$input.$B$12]/[.$A222])+[.C$10]+[.$B$11])^2/[$input.C$15]^2))" office:value-type="float" office:value="0" calcext:value-type="float">
            <text:p>0</text:p>
          </table:table-cell>
          <table:table-cell table:formula="of:=[.B222]+[.C222]" office:value-type="float" office:value="0.0000151364156620322" calcext:value-type="float">
            <text:p>1,51364156620322E-005</text:p>
          </table:table-cell>
        </table:table-row>
        <table:table-row table:style-name="ro2">
          <table:table-cell office:value-type="float" office:value="20.8" calcext:value-type="float">
            <text:p>20,8</text:p>
          </table:table-cell>
          <table:table-cell table:formula="of:=[.B$9]*[$input.B$9]/([$input.$B$12]^2+[.$A223]^2)*EXP(-((ATAN([$input.$B$12]/[.$A223])+[.B$10]+[.$B$11])^2/[$input.B$15]^2))" office:value-type="float" office:value="0.0000146146854306421" calcext:value-type="float">
            <text:p>1,46146854306421E-005</text:p>
          </table:table-cell>
          <table:table-cell table:formula="of:=[.C$9]*[$input.C$9]/([$input.$B$12]^2+[.$A223]^2)*EXP(-((ATAN([$input.$B$12]/[.$A223])+[.C$10]+[.$B$11])^2/[$input.C$15]^2))" office:value-type="float" office:value="0" calcext:value-type="float">
            <text:p>0</text:p>
          </table:table-cell>
          <table:table-cell table:formula="of:=[.B223]+[.C223]" office:value-type="float" office:value="0.0000146146854306421" calcext:value-type="float">
            <text:p>1,46146854306421E-005</text:p>
          </table:table-cell>
        </table:table-row>
        <table:table-row table:style-name="ro2">
          <table:table-cell office:value-type="float" office:value="20.9" calcext:value-type="float">
            <text:p>20,9</text:p>
          </table:table-cell>
          <table:table-cell table:formula="of:=[.B$9]*[$input.B$9]/([$input.$B$12]^2+[.$A224]^2)*EXP(-((ATAN([$input.$B$12]/[.$A224])+[.B$10]+[.$B$11])^2/[$input.B$15]^2))" office:value-type="float" office:value="0.0000141145781877734" calcext:value-type="float">
            <text:p>1,41145781877734E-005</text:p>
          </table:table-cell>
          <table:table-cell table:formula="of:=[.C$9]*[$input.C$9]/([$input.$B$12]^2+[.$A224]^2)*EXP(-((ATAN([$input.$B$12]/[.$A224])+[.C$10]+[.$B$11])^2/[$input.C$15]^2))" office:value-type="float" office:value="0" calcext:value-type="float">
            <text:p>0</text:p>
          </table:table-cell>
          <table:table-cell table:formula="of:=[.B224]+[.C224]" office:value-type="float" office:value="0.0000141145781877734" calcext:value-type="float">
            <text:p>1,41145781877734E-00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$9]*[$input.B$9]/([$input.$B$12]^2+[.$A225]^2)*EXP(-((ATAN([$input.$B$12]/[.$A225])+[.B$10]+[.$B$11])^2/[$input.B$15]^2))" office:value-type="float" office:value="0.0000136350593699965" calcext:value-type="float">
            <text:p>1,36350593699965E-005</text:p>
          </table:table-cell>
          <table:table-cell table:formula="of:=[.C$9]*[$input.C$9]/([$input.$B$12]^2+[.$A225]^2)*EXP(-((ATAN([$input.$B$12]/[.$A225])+[.C$10]+[.$B$11])^2/[$input.C$15]^2))" office:value-type="float" office:value="0" calcext:value-type="float">
            <text:p>0</text:p>
          </table:table-cell>
          <table:table-cell table:formula="of:=[.B225]+[.C225]" office:value-type="float" office:value="0.0000136350593699965" calcext:value-type="float">
            <text:p>1,36350593699965E-005</text:p>
          </table:table-cell>
        </table:table-row>
        <table:table-row table:style-name="ro2">
          <table:table-cell office:value-type="float" office:value="21.1" calcext:value-type="float">
            <text:p>21,1</text:p>
          </table:table-cell>
          <table:table-cell table:formula="of:=[.B$9]*[$input.B$9]/([$input.$B$12]^2+[.$A226]^2)*EXP(-((ATAN([$input.$B$12]/[.$A226])+[.B$10]+[.$B$11])^2/[$input.B$15]^2))" office:value-type="float" office:value="0.0000131751501302786" calcext:value-type="float">
            <text:p>1,31751501302786E-005</text:p>
          </table:table-cell>
          <table:table-cell table:formula="of:=[.C$9]*[$input.C$9]/([$input.$B$12]^2+[.$A226]^2)*EXP(-((ATAN([$input.$B$12]/[.$A226])+[.C$10]+[.$B$11])^2/[$input.C$15]^2))" office:value-type="float" office:value="0" calcext:value-type="float">
            <text:p>0</text:p>
          </table:table-cell>
          <table:table-cell table:formula="of:=[.B226]+[.C226]" office:value-type="float" office:value="0.0000131751501302786" calcext:value-type="float">
            <text:p>1,31751501302786E-005</text:p>
          </table:table-cell>
        </table:table-row>
        <table:table-row table:style-name="ro2">
          <table:table-cell office:value-type="float" office:value="21.2" calcext:value-type="float">
            <text:p>21,2</text:p>
          </table:table-cell>
          <table:table-cell table:formula="of:=[.B$9]*[$input.B$9]/([$input.$B$12]^2+[.$A227]^2)*EXP(-((ATAN([$input.$B$12]/[.$A227])+[.B$10]+[.$B$11])^2/[$input.B$15]^2))" office:value-type="float" office:value="0.000012733924019093" calcext:value-type="float">
            <text:p>1,2733924019093E-005</text:p>
          </table:table-cell>
          <table:table-cell table:formula="of:=[.C$9]*[$input.C$9]/([$input.$B$12]^2+[.$A227]^2)*EXP(-((ATAN([$input.$B$12]/[.$A227])+[.C$10]+[.$B$11])^2/[$input.C$15]^2))" office:value-type="float" office:value="0" calcext:value-type="float">
            <text:p>0</text:p>
          </table:table-cell>
          <table:table-cell table:formula="of:=[.B227]+[.C227]" office:value-type="float" office:value="0.000012733924019093" calcext:value-type="float">
            <text:p>1,2733924019093E-005</text:p>
          </table:table-cell>
        </table:table-row>
        <table:table-row table:style-name="ro2">
          <table:table-cell office:value-type="float" office:value="21.3" calcext:value-type="float">
            <text:p>21,3</text:p>
          </table:table-cell>
          <table:table-cell table:formula="of:=[.B$9]*[$input.B$9]/([$input.$B$12]^2+[.$A228]^2)*EXP(-((ATAN([$input.$B$12]/[.$A228])+[.B$10]+[.$B$11])^2/[$input.B$15]^2))" office:value-type="float" office:value="0.000012310503881389" calcext:value-type="float">
            <text:p>1,2310503881389E-005</text:p>
          </table:table-cell>
          <table:table-cell table:formula="of:=[.C$9]*[$input.C$9]/([$input.$B$12]^2+[.$A228]^2)*EXP(-((ATAN([$input.$B$12]/[.$A228])+[.C$10]+[.$B$11])^2/[$input.C$15]^2))" office:value-type="float" office:value="0" calcext:value-type="float">
            <text:p>0</text:p>
          </table:table-cell>
          <table:table-cell table:formula="of:=[.B228]+[.C228]" office:value-type="float" office:value="0.000012310503881389" calcext:value-type="float">
            <text:p>1,2310503881389E-005</text:p>
          </table:table-cell>
        </table:table-row>
        <table:table-row table:style-name="ro2">
          <table:table-cell office:value-type="float" office:value="21.4" calcext:value-type="float">
            <text:p>21,4</text:p>
          </table:table-cell>
          <table:table-cell table:formula="of:=[.B$9]*[$input.B$9]/([$input.$B$12]^2+[.$A229]^2)*EXP(-((ATAN([$input.$B$12]/[.$A229])+[.B$10]+[.$B$11])^2/[$input.B$15]^2))" office:value-type="float" office:value="0.0000119040589542472" calcext:value-type="float">
            <text:p>1,19040589542472E-005</text:p>
          </table:table-cell>
          <table:table-cell table:formula="of:=[.C$9]*[$input.C$9]/([$input.$B$12]^2+[.$A229]^2)*EXP(-((ATAN([$input.$B$12]/[.$A229])+[.C$10]+[.$B$11])^2/[$input.C$15]^2))" office:value-type="float" office:value="0" calcext:value-type="float">
            <text:p>0</text:p>
          </table:table-cell>
          <table:table-cell table:formula="of:=[.B229]+[.C229]" office:value-type="float" office:value="0.0000119040589542472" calcext:value-type="float">
            <text:p>1,19040589542472E-005</text:p>
          </table:table-cell>
        </table:table-row>
        <table:table-row table:style-name="ro2">
          <table:table-cell office:value-type="float" office:value="21.5" calcext:value-type="float">
            <text:p>21,5</text:p>
          </table:table-cell>
          <table:table-cell table:formula="of:=[.B$9]*[$input.B$9]/([$input.$B$12]^2+[.$A230]^2)*EXP(-((ATAN([$input.$B$12]/[.$A230])+[.B$10]+[.$B$11])^2/[$input.B$15]^2))" office:value-type="float" office:value="0.0000115138021511842" calcext:value-type="float">
            <text:p>1,15138021511842E-005</text:p>
          </table:table-cell>
          <table:table-cell table:formula="of:=[.C$9]*[$input.C$9]/([$input.$B$12]^2+[.$A230]^2)*EXP(-((ATAN([$input.$B$12]/[.$A230])+[.C$10]+[.$B$11])^2/[$input.C$15]^2))" office:value-type="float" office:value="0" calcext:value-type="float">
            <text:p>0</text:p>
          </table:table-cell>
          <table:table-cell table:formula="of:=[.B230]+[.C230]" office:value-type="float" office:value="0.0000115138021511842" calcext:value-type="float">
            <text:p>1,15138021511842E-005</text:p>
          </table:table-cell>
        </table:table-row>
        <table:table-row table:style-name="ro2">
          <table:table-cell office:value-type="float" office:value="21.6" calcext:value-type="float">
            <text:p>21,6</text:p>
          </table:table-cell>
          <table:table-cell table:formula="of:=[.B$9]*[$input.B$9]/([$input.$B$12]^2+[.$A231]^2)*EXP(-((ATAN([$input.$B$12]/[.$A231])+[.B$10]+[.$B$11])^2/[$input.B$15]^2))" office:value-type="float" office:value="0.0000111389875201293" calcext:value-type="float">
            <text:p>0,000011139</text:p>
          </table:table-cell>
          <table:table-cell table:formula="of:=[.C$9]*[$input.C$9]/([$input.$B$12]^2+[.$A231]^2)*EXP(-((ATAN([$input.$B$12]/[.$A231])+[.C$10]+[.$B$11])^2/[$input.C$15]^2))" office:value-type="float" office:value="0" calcext:value-type="float">
            <text:p>0</text:p>
          </table:table-cell>
          <table:table-cell table:formula="of:=[.B231]+[.C231]" office:value-type="float" office:value="0.0000111389875201293" calcext:value-type="float">
            <text:p>0,000011139</text:p>
          </table:table-cell>
        </table:table-row>
        <table:table-row table:style-name="ro2">
          <table:table-cell office:value-type="float" office:value="21.7" calcext:value-type="float">
            <text:p>21,7</text:p>
          </table:table-cell>
          <table:table-cell table:formula="of:=[.B$9]*[$input.B$9]/([$input.$B$12]^2+[.$A232]^2)*EXP(-((ATAN([$input.$B$12]/[.$A232])+[.B$10]+[.$B$11])^2/[$input.B$15]^2))" office:value-type="float" office:value="0.0000107789078630595" calcext:value-type="float">
            <text:p>1,07789078630595E-005</text:p>
          </table:table-cell>
          <table:table-cell table:formula="of:=[.C$9]*[$input.C$9]/([$input.$B$12]^2+[.$A232]^2)*EXP(-((ATAN([$input.$B$12]/[.$A232])+[.C$10]+[.$B$11])^2/[$input.C$15]^2))" office:value-type="float" office:value="0" calcext:value-type="float">
            <text:p>0</text:p>
          </table:table-cell>
          <table:table-cell table:formula="of:=[.B232]+[.C232]" office:value-type="float" office:value="0.0000107789078630595" calcext:value-type="float">
            <text:p>1,07789078630595E-005</text:p>
          </table:table-cell>
        </table:table-row>
        <table:table-row table:style-name="ro2">
          <table:table-cell office:value-type="float" office:value="21.8" calcext:value-type="float">
            <text:p>21,8</text:p>
          </table:table-cell>
          <table:table-cell table:formula="of:=[.B$9]*[$input.B$9]/([$input.$B$12]^2+[.$A233]^2)*EXP(-((ATAN([$input.$B$12]/[.$A233])+[.B$10]+[.$B$11])^2/[$input.B$15]^2))" office:value-type="float" office:value="0.0000104328925061724" calcext:value-type="float">
            <text:p>1,04328925061724E-005</text:p>
          </table:table-cell>
          <table:table-cell table:formula="of:=[.C$9]*[$input.C$9]/([$input.$B$12]^2+[.$A233]^2)*EXP(-((ATAN([$input.$B$12]/[.$A233])+[.C$10]+[.$B$11])^2/[$input.C$15]^2))" office:value-type="float" office:value="0" calcext:value-type="float">
            <text:p>0</text:p>
          </table:table-cell>
          <table:table-cell table:formula="of:=[.B233]+[.C233]" office:value-type="float" office:value="0.0000104328925061724" calcext:value-type="float">
            <text:p>1,04328925061724E-005</text:p>
          </table:table-cell>
        </table:table-row>
        <table:table-row table:style-name="ro2">
          <table:table-cell office:value-type="float" office:value="21.9" calcext:value-type="float">
            <text:p>21,9</text:p>
          </table:table-cell>
          <table:table-cell table:formula="of:=[.B$9]*[$input.B$9]/([$input.$B$12]^2+[.$A234]^2)*EXP(-((ATAN([$input.$B$12]/[.$A234])+[.B$10]+[.$B$11])^2/[$input.B$15]^2))" office:value-type="float" office:value="0.000010100305210298" calcext:value-type="float">
            <text:p>1,0100305210298E-005</text:p>
          </table:table-cell>
          <table:table-cell table:formula="of:=[.C$9]*[$input.C$9]/([$input.$B$12]^2+[.$A234]^2)*EXP(-((ATAN([$input.$B$12]/[.$A234])+[.C$10]+[.$B$11])^2/[$input.C$15]^2))" office:value-type="float" office:value="0" calcext:value-type="float">
            <text:p>0</text:p>
          </table:table-cell>
          <table:table-cell table:formula="of:=[.B234]+[.C234]" office:value-type="float" office:value="0.000010100305210298" calcext:value-type="float">
            <text:p>1,0100305210298E-00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$9]*[$input.B$9]/([$input.$B$12]^2+[.$A235]^2)*EXP(-((ATAN([$input.$B$12]/[.$A235])+[.B$10]+[.$B$11])^2/[$input.B$15]^2))" office:value-type="float" office:value="0.0000097805422120051" calcext:value-type="float">
            <text:p>9,7805422120051E-006</text:p>
          </table:table-cell>
          <table:table-cell table:formula="of:=[.C$9]*[$input.C$9]/([$input.$B$12]^2+[.$A235]^2)*EXP(-((ATAN([$input.$B$12]/[.$A235])+[.C$10]+[.$B$11])^2/[$input.C$15]^2))" office:value-type="float" office:value="0" calcext:value-type="float">
            <text:p>0</text:p>
          </table:table-cell>
          <table:table-cell table:formula="of:=[.B235]+[.C235]" office:value-type="float" office:value="0.0000097805422120051" calcext:value-type="float">
            <text:p>9,7805422120051E-006</text:p>
          </table:table-cell>
        </table:table-row>
        <table:table-row table:style-name="ro2">
          <table:table-cell office:value-type="float" office:value="22.1" calcext:value-type="float">
            <text:p>22,1</text:p>
          </table:table-cell>
          <table:table-cell table:formula="of:=[.B$9]*[$input.B$9]/([$input.$B$12]^2+[.$A236]^2)*EXP(-((ATAN([$input.$B$12]/[.$A236])+[.B$10]+[.$B$11])^2/[$input.B$15]^2))" office:value-type="float" office:value="0.00000947303038655638" calcext:value-type="float">
            <text:p>0,000009473</text:p>
          </table:table-cell>
          <table:table-cell table:formula="of:=[.C$9]*[$input.C$9]/([$input.$B$12]^2+[.$A236]^2)*EXP(-((ATAN([$input.$B$12]/[.$A236])+[.C$10]+[.$B$11])^2/[$input.C$15]^2))" office:value-type="float" office:value="0" calcext:value-type="float">
            <text:p>0</text:p>
          </table:table-cell>
          <table:table-cell table:formula="of:=[.B236]+[.C236]" office:value-type="float" office:value="0.00000947303038655638" calcext:value-type="float">
            <text:p>0,000009473</text:p>
          </table:table-cell>
        </table:table-row>
        <table:table-row table:style-name="ro2">
          <table:table-cell office:value-type="float" office:value="22.2" calcext:value-type="float">
            <text:p>22,2</text:p>
          </table:table-cell>
          <table:table-cell table:formula="of:=[.B$9]*[$input.B$9]/([$input.$B$12]^2+[.$A237]^2)*EXP(-((ATAN([$input.$B$12]/[.$A237])+[.B$10]+[.$B$11])^2/[$input.B$15]^2))" office:value-type="float" office:value="0.00000917722552450876" calcext:value-type="float">
            <text:p>9,17722552450876E-006</text:p>
          </table:table-cell>
          <table:table-cell table:formula="of:=[.C$9]*[$input.C$9]/([$input.$B$12]^2+[.$A237]^2)*EXP(-((ATAN([$input.$B$12]/[.$A237])+[.C$10]+[.$B$11])^2/[$input.C$15]^2))" office:value-type="float" office:value="0" calcext:value-type="float">
            <text:p>0</text:p>
          </table:table-cell>
          <table:table-cell table:formula="of:=[.B237]+[.C237]" office:value-type="float" office:value="0.00000917722552450876" calcext:value-type="float">
            <text:p>9,17722552450876E-006</text:p>
          </table:table-cell>
        </table:table-row>
        <table:table-row table:style-name="ro2">
          <table:table-cell office:value-type="float" office:value="22.3" calcext:value-type="float">
            <text:p>22,3</text:p>
          </table:table-cell>
          <table:table-cell table:formula="of:=[.B$9]*[$input.B$9]/([$input.$B$12]^2+[.$A238]^2)*EXP(-((ATAN([$input.$B$12]/[.$A238])+[.B$10]+[.$B$11])^2/[$input.B$15]^2))" office:value-type="float" office:value="0.00000889261071434752" calcext:value-type="float">
            <text:p>8,89261071434752E-006</text:p>
          </table:table-cell>
          <table:table-cell table:formula="of:=[.C$9]*[$input.C$9]/([$input.$B$12]^2+[.$A238]^2)*EXP(-((ATAN([$input.$B$12]/[.$A238])+[.C$10]+[.$B$11])^2/[$input.C$15]^2))" office:value-type="float" office:value="0" calcext:value-type="float">
            <text:p>0</text:p>
          </table:table-cell>
          <table:table-cell table:formula="of:=[.B238]+[.C238]" office:value-type="float" office:value="0.00000889261071434752" calcext:value-type="float">
            <text:p>8,89261071434752E-006</text:p>
          </table:table-cell>
        </table:table-row>
        <table:table-row table:style-name="ro2">
          <table:table-cell office:value-type="float" office:value="22.4" calcext:value-type="float">
            <text:p>22,4</text:p>
          </table:table-cell>
          <table:table-cell table:formula="of:=[.B$9]*[$input.B$9]/([$input.$B$12]^2+[.$A239]^2)*EXP(-((ATAN([$input.$B$12]/[.$A239])+[.B$10]+[.$B$11])^2/[$input.B$15]^2))" office:value-type="float" office:value="0.00000861869482409211" calcext:value-type="float">
            <text:p>8,61869482409211E-006</text:p>
          </table:table-cell>
          <table:table-cell table:formula="of:=[.C$9]*[$input.C$9]/([$input.$B$12]^2+[.$A239]^2)*EXP(-((ATAN([$input.$B$12]/[.$A239])+[.C$10]+[.$B$11])^2/[$input.C$15]^2))" office:value-type="float" office:value="0" calcext:value-type="float">
            <text:p>0</text:p>
          </table:table-cell>
          <table:table-cell table:formula="of:=[.B239]+[.C239]" office:value-type="float" office:value="0.00000861869482409211" calcext:value-type="float">
            <text:p>8,61869482409211E-006</text:p>
          </table:table-cell>
        </table:table-row>
        <table:table-row table:style-name="ro2">
          <table:table-cell office:value-type="float" office:value="22.5" calcext:value-type="float">
            <text:p>22,5</text:p>
          </table:table-cell>
          <table:table-cell table:formula="of:=[.B$9]*[$input.B$9]/([$input.$B$12]^2+[.$A240]^2)*EXP(-((ATAN([$input.$B$12]/[.$A240])+[.B$10]+[.$B$11])^2/[$input.B$15]^2))" office:value-type="float" office:value="0.00000835501107531466" calcext:value-type="float">
            <text:p>0,000008355</text:p>
          </table:table-cell>
          <table:table-cell table:formula="of:=[.C$9]*[$input.C$9]/([$input.$B$12]^2+[.$A240]^2)*EXP(-((ATAN([$input.$B$12]/[.$A240])+[.C$10]+[.$B$11])^2/[$input.C$15]^2))" office:value-type="float" office:value="0" calcext:value-type="float">
            <text:p>0</text:p>
          </table:table-cell>
          <table:table-cell table:formula="of:=[.B240]+[.C240]" office:value-type="float" office:value="0.00000835501107531466" calcext:value-type="float">
            <text:p>0,000008355</text:p>
          </table:table-cell>
        </table:table-row>
        <table:table-row table:style-name="ro2">
          <table:table-cell office:value-type="float" office:value="22.6" calcext:value-type="float">
            <text:p>22,6</text:p>
          </table:table-cell>
          <table:table-cell table:formula="of:=[.B$9]*[$input.B$9]/([$input.$B$12]^2+[.$A241]^2)*EXP(-((ATAN([$input.$B$12]/[.$A241])+[.B$10]+[.$B$11])^2/[$input.B$15]^2))" office:value-type="float" office:value="0.00000810111570348014" calcext:value-type="float">
            <text:p>8,10111570348014E-006</text:p>
          </table:table-cell>
          <table:table-cell table:formula="of:=[.C$9]*[$input.C$9]/([$input.$B$12]^2+[.$A241]^2)*EXP(-((ATAN([$input.$B$12]/[.$A241])+[.C$10]+[.$B$11])^2/[$input.C$15]^2))" office:value-type="float" office:value="0" calcext:value-type="float">
            <text:p>0</text:p>
          </table:table-cell>
          <table:table-cell table:formula="of:=[.B241]+[.C241]" office:value-type="float" office:value="0.00000810111570348014" calcext:value-type="float">
            <text:p>8,10111570348014E-006</text:p>
          </table:table-cell>
        </table:table-row>
        <table:table-row table:style-name="ro2">
          <table:table-cell office:value-type="float" office:value="22.7" calcext:value-type="float">
            <text:p>22,7</text:p>
          </table:table-cell>
          <table:table-cell table:formula="of:=[.B$9]*[$input.B$9]/([$input.$B$12]^2+[.$A242]^2)*EXP(-((ATAN([$input.$B$12]/[.$A242])+[.B$10]+[.$B$11])^2/[$input.B$15]^2))" office:value-type="float" office:value="0.00000785658669894827" calcext:value-type="float">
            <text:p>7,85658669894827E-006</text:p>
          </table:table-cell>
          <table:table-cell table:formula="of:=[.C$9]*[$input.C$9]/([$input.$B$12]^2+[.$A242]^2)*EXP(-((ATAN([$input.$B$12]/[.$A242])+[.C$10]+[.$B$11])^2/[$input.C$15]^2))" office:value-type="float" office:value="0" calcext:value-type="float">
            <text:p>0</text:p>
          </table:table-cell>
          <table:table-cell table:formula="of:=[.B242]+[.C242]" office:value-type="float" office:value="0.00000785658669894827" calcext:value-type="float">
            <text:p>7,85658669894827E-006</text:p>
          </table:table-cell>
        </table:table-row>
        <table:table-row table:style-name="ro2">
          <table:table-cell office:value-type="float" office:value="22.8" calcext:value-type="float">
            <text:p>22,8</text:p>
          </table:table-cell>
          <table:table-cell table:formula="of:=[.B$9]*[$input.B$9]/([$input.$B$12]^2+[.$A243]^2)*EXP(-((ATAN([$input.$B$12]/[.$A243])+[.B$10]+[.$B$11])^2/[$input.B$15]^2))" office:value-type="float" office:value="0.00000762102262337558" calcext:value-type="float">
            <text:p>0,000007621</text:p>
          </table:table-cell>
          <table:table-cell table:formula="of:=[.C$9]*[$input.C$9]/([$input.$B$12]^2+[.$A243]^2)*EXP(-((ATAN([$input.$B$12]/[.$A243])+[.C$10]+[.$B$11])^2/[$input.C$15]^2))" office:value-type="float" office:value="0" calcext:value-type="float">
            <text:p>0</text:p>
          </table:table-cell>
          <table:table-cell table:formula="of:=[.B243]+[.C243]" office:value-type="float" office:value="0.00000762102262337558" calcext:value-type="float">
            <text:p>0,000007621</text:p>
          </table:table-cell>
        </table:table-row>
        <table:table-row table:style-name="ro2">
          <table:table-cell office:value-type="float" office:value="22.9" calcext:value-type="float">
            <text:p>22,9</text:p>
          </table:table-cell>
          <table:table-cell table:formula="of:=[.B$9]*[$input.B$9]/([$input.$B$12]^2+[.$A244]^2)*EXP(-((ATAN([$input.$B$12]/[.$A244])+[.B$10]+[.$B$11])^2/[$input.B$15]^2))" office:value-type="float" office:value="0.00000739404149662535" calcext:value-type="float">
            <text:p>0,000007394</text:p>
          </table:table-cell>
          <table:table-cell table:formula="of:=[.C$9]*[$input.C$9]/([$input.$B$12]^2+[.$A244]^2)*EXP(-((ATAN([$input.$B$12]/[.$A244])+[.C$10]+[.$B$11])^2/[$input.C$15]^2))" office:value-type="float" office:value="0" calcext:value-type="float">
            <text:p>0</text:p>
          </table:table-cell>
          <table:table-cell table:formula="of:=[.B244]+[.C244]" office:value-type="float" office:value="0.00000739404149662535" calcext:value-type="float">
            <text:p>0,00000739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$9]*[$input.B$9]/([$input.$B$12]^2+[.$A245]^2)*EXP(-((ATAN([$input.$B$12]/[.$A245])+[.B$10]+[.$B$11])^2/[$input.B$15]^2))" office:value-type="float" office:value="0.0000071752797496336" calcext:value-type="float">
            <text:p>7,1752797496336E-006</text:p>
          </table:table-cell>
          <table:table-cell table:formula="of:=[.C$9]*[$input.C$9]/([$input.$B$12]^2+[.$A245]^2)*EXP(-((ATAN([$input.$B$12]/[.$A245])+[.C$10]+[.$B$11])^2/[$input.C$15]^2))" office:value-type="float" office:value="0" calcext:value-type="float">
            <text:p>0</text:p>
          </table:table-cell>
          <table:table-cell table:formula="of:=[.B245]+[.C245]" office:value-type="float" office:value="0.0000071752797496336" calcext:value-type="float">
            <text:p>7,1752797496336E-006</text:p>
          </table:table-cell>
        </table:table-row>
        <table:table-row table:style-name="ro2">
          <table:table-cell office:value-type="float" office:value="23.1" calcext:value-type="float">
            <text:p>23,1</text:p>
          </table:table-cell>
          <table:table-cell table:formula="of:=[.B$9]*[$input.B$9]/([$input.$B$12]^2+[.$A246]^2)*EXP(-((ATAN([$input.$B$12]/[.$A246])+[.B$10]+[.$B$11])^2/[$input.B$15]^2))" office:value-type="float" office:value="0.0000069643912389958" calcext:value-type="float">
            <text:p>6,9643912389958E-006</text:p>
          </table:table-cell>
          <table:table-cell table:formula="of:=[.C$9]*[$input.C$9]/([$input.$B$12]^2+[.$A246]^2)*EXP(-((ATAN([$input.$B$12]/[.$A246])+[.C$10]+[.$B$11])^2/[$input.C$15]^2))" office:value-type="float" office:value="0" calcext:value-type="float">
            <text:p>0</text:p>
          </table:table-cell>
          <table:table-cell table:formula="of:=[.B246]+[.C246]" office:value-type="float" office:value="0.0000069643912389958" calcext:value-type="float">
            <text:p>6,9643912389958E-006</text:p>
          </table:table-cell>
        </table:table-row>
        <table:table-row table:style-name="ro2">
          <table:table-cell office:value-type="float" office:value="23.2" calcext:value-type="float">
            <text:p>23,2</text:p>
          </table:table-cell>
          <table:table-cell table:formula="of:=[.B$9]*[$input.B$9]/([$input.$B$12]^2+[.$A247]^2)*EXP(-((ATAN([$input.$B$12]/[.$A247])+[.B$10]+[.$B$11])^2/[$input.B$15]^2))" office:value-type="float" office:value="0.00000676104631933083" calcext:value-type="float">
            <text:p>0,000006761</text:p>
          </table:table-cell>
          <table:table-cell table:formula="of:=[.C$9]*[$input.C$9]/([$input.$B$12]^2+[.$A247]^2)*EXP(-((ATAN([$input.$B$12]/[.$A247])+[.C$10]+[.$B$11])^2/[$input.C$15]^2))" office:value-type="float" office:value="0" calcext:value-type="float">
            <text:p>0</text:p>
          </table:table-cell>
          <table:table-cell table:formula="of:=[.B247]+[.C247]" office:value-type="float" office:value="0.00000676104631933083" calcext:value-type="float">
            <text:p>0,000006761</text:p>
          </table:table-cell>
        </table:table-row>
        <table:table-row table:style-name="ro2">
          <table:table-cell office:value-type="float" office:value="23.3" calcext:value-type="float">
            <text:p>23,3</text:p>
          </table:table-cell>
          <table:table-cell table:formula="of:=[.B$9]*[$input.B$9]/([$input.$B$12]^2+[.$A248]^2)*EXP(-((ATAN([$input.$B$12]/[.$A248])+[.B$10]+[.$B$11])^2/[$input.B$15]^2))" office:value-type="float" office:value="0.00000656493096974964" calcext:value-type="float">
            <text:p>6,56493096974964E-006</text:p>
          </table:table-cell>
          <table:table-cell table:formula="of:=[.C$9]*[$input.C$9]/([$input.$B$12]^2+[.$A248]^2)*EXP(-((ATAN([$input.$B$12]/[.$A248])+[.C$10]+[.$B$11])^2/[$input.C$15]^2))" office:value-type="float" office:value="0" calcext:value-type="float">
            <text:p>0</text:p>
          </table:table-cell>
          <table:table-cell table:formula="of:=[.B248]+[.C248]" office:value-type="float" office:value="0.00000656493096974964" calcext:value-type="float">
            <text:p>6,56493096974964E-006</text:p>
          </table:table-cell>
        </table:table-row>
        <table:table-row table:style-name="ro2">
          <table:table-cell office:value-type="float" office:value="23.4" calcext:value-type="float">
            <text:p>23,4</text:p>
          </table:table-cell>
          <table:table-cell table:formula="of:=[.B$9]*[$input.B$9]/([$input.$B$12]^2+[.$A249]^2)*EXP(-((ATAN([$input.$B$12]/[.$A249])+[.B$10]+[.$B$11])^2/[$input.B$15]^2))" office:value-type="float" office:value="0.00000637574597100726" calcext:value-type="float">
            <text:p>6,37574597100726E-006</text:p>
          </table:table-cell>
          <table:table-cell table:formula="of:=[.C$9]*[$input.C$9]/([$input.$B$12]^2+[.$A249]^2)*EXP(-((ATAN([$input.$B$12]/[.$A249])+[.C$10]+[.$B$11])^2/[$input.C$15]^2))" office:value-type="float" office:value="0" calcext:value-type="float">
            <text:p>0</text:p>
          </table:table-cell>
          <table:table-cell table:formula="of:=[.B249]+[.C249]" office:value-type="float" office:value="0.00000637574597100726" calcext:value-type="float">
            <text:p>6,37574597100726E-006</text:p>
          </table:table-cell>
        </table:table-row>
        <table:table-row table:style-name="ro2">
          <table:table-cell office:value-type="float" office:value="23.5" calcext:value-type="float">
            <text:p>23,5</text:p>
          </table:table-cell>
          <table:table-cell table:formula="of:=[.B$9]*[$input.B$9]/([$input.$B$12]^2+[.$A250]^2)*EXP(-((ATAN([$input.$B$12]/[.$A250])+[.B$10]+[.$B$11])^2/[$input.B$15]^2))" office:value-type="float" office:value="0.00000619320613014918" calcext:value-type="float">
            <text:p>6,19320613014918E-006</text:p>
          </table:table-cell>
          <table:table-cell table:formula="of:=[.C$9]*[$input.C$9]/([$input.$B$12]^2+[.$A250]^2)*EXP(-((ATAN([$input.$B$12]/[.$A250])+[.C$10]+[.$B$11])^2/[$input.C$15]^2))" office:value-type="float" office:value="0" calcext:value-type="float">
            <text:p>0</text:p>
          </table:table-cell>
          <table:table-cell table:formula="of:=[.B250]+[.C250]" office:value-type="float" office:value="0.00000619320613014918" calcext:value-type="float">
            <text:p>6,19320613014918E-006</text:p>
          </table:table-cell>
        </table:table-row>
        <table:table-row table:style-name="ro2">
          <table:table-cell office:value-type="float" office:value="23.6" calcext:value-type="float">
            <text:p>23,6</text:p>
          </table:table-cell>
          <table:table-cell table:formula="of:=[.B$9]*[$input.B$9]/([$input.$B$12]^2+[.$A251]^2)*EXP(-((ATAN([$input.$B$12]/[.$A251])+[.B$10]+[.$B$11])^2/[$input.B$15]^2))" office:value-type="float" office:value="0.00000601703954967915" calcext:value-type="float">
            <text:p>0,000006017</text:p>
          </table:table-cell>
          <table:table-cell table:formula="of:=[.C$9]*[$input.C$9]/([$input.$B$12]^2+[.$A251]^2)*EXP(-((ATAN([$input.$B$12]/[.$A251])+[.C$10]+[.$B$11])^2/[$input.C$15]^2))" office:value-type="float" office:value="0" calcext:value-type="float">
            <text:p>0</text:p>
          </table:table-cell>
          <table:table-cell table:formula="of:=[.B251]+[.C251]" office:value-type="float" office:value="0.00000601703954967915" calcext:value-type="float">
            <text:p>0,000006017</text:p>
          </table:table-cell>
        </table:table-row>
        <table:table-row table:style-name="ro2">
          <table:table-cell office:value-type="float" office:value="23.7" calcext:value-type="float">
            <text:p>23,7</text:p>
          </table:table-cell>
          <table:table-cell table:formula="of:=[.B$9]*[$input.B$9]/([$input.$B$12]^2+[.$A252]^2)*EXP(-((ATAN([$input.$B$12]/[.$A252])+[.B$10]+[.$B$11])^2/[$input.B$15]^2))" office:value-type="float" office:value="0.00000584698693847524" calcext:value-type="float">
            <text:p>0,000005847</text:p>
          </table:table-cell>
          <table:table-cell table:formula="of:=[.C$9]*[$input.C$9]/([$input.$B$12]^2+[.$A252]^2)*EXP(-((ATAN([$input.$B$12]/[.$A252])+[.C$10]+[.$B$11])^2/[$input.C$15]^2))" office:value-type="float" office:value="0" calcext:value-type="float">
            <text:p>0</text:p>
          </table:table-cell>
          <table:table-cell table:formula="of:=[.B252]+[.C252]" office:value-type="float" office:value="0.00000584698693847524" calcext:value-type="float">
            <text:p>0,000005847</text:p>
          </table:table-cell>
        </table:table-row>
        <table:table-row table:style-name="ro2">
          <table:table-cell office:value-type="float" office:value="23.8" calcext:value-type="float">
            <text:p>23,8</text:p>
          </table:table-cell>
          <table:table-cell table:formula="of:=[.B$9]*[$input.B$9]/([$input.$B$12]^2+[.$A253]^2)*EXP(-((ATAN([$input.$B$12]/[.$A253])+[.B$10]+[.$B$11])^2/[$input.B$15]^2))" office:value-type="float" office:value="0.0000056828009618673" calcext:value-type="float">
            <text:p>5,6828009618673E-006</text:p>
          </table:table-cell>
          <table:table-cell table:formula="of:=[.C$9]*[$input.C$9]/([$input.$B$12]^2+[.$A253]^2)*EXP(-((ATAN([$input.$B$12]/[.$A253])+[.C$10]+[.$B$11])^2/[$input.C$15]^2))" office:value-type="float" office:value="0" calcext:value-type="float">
            <text:p>0</text:p>
          </table:table-cell>
          <table:table-cell table:formula="of:=[.B253]+[.C253]" office:value-type="float" office:value="0.0000056828009618673" calcext:value-type="float">
            <text:p>5,6828009618673E-006</text:p>
          </table:table-cell>
        </table:table-row>
        <table:table-row table:style-name="ro2">
          <table:table-cell office:value-type="float" office:value="23.9" calcext:value-type="float">
            <text:p>23,9</text:p>
          </table:table-cell>
          <table:table-cell table:formula="of:=[.B$9]*[$input.B$9]/([$input.$B$12]^2+[.$A254]^2)*EXP(-((ATAN([$input.$B$12]/[.$A254])+[.B$10]+[.$B$11])^2/[$input.B$15]^2))" office:value-type="float" office:value="0.00000552424562846079" calcext:value-type="float">
            <text:p>5,52424562846079E-006</text:p>
          </table:table-cell>
          <table:table-cell table:formula="of:=[.C$9]*[$input.C$9]/([$input.$B$12]^2+[.$A254]^2)*EXP(-((ATAN([$input.$B$12]/[.$A254])+[.C$10]+[.$B$11])^2/[$input.C$15]^2))" office:value-type="float" office:value="0" calcext:value-type="float">
            <text:p>0</text:p>
          </table:table-cell>
          <table:table-cell table:formula="of:=[.B254]+[.C254]" office:value-type="float" office:value="0.00000552424562846079" calcext:value-type="float">
            <text:p>5,52424562846079E-00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$9]*[$input.B$9]/([$input.$B$12]^2+[.$A255]^2)*EXP(-((ATAN([$input.$B$12]/[.$A255])+[.B$10]+[.$B$11])^2/[$input.B$15]^2))" office:value-type="float" office:value="0.00000537109571145283" calcext:value-type="float">
            <text:p>5,37109571145283E-006</text:p>
          </table:table-cell>
          <table:table-cell table:formula="of:=[.C$9]*[$input.C$9]/([$input.$B$12]^2+[.$A255]^2)*EXP(-((ATAN([$input.$B$12]/[.$A255])+[.C$10]+[.$B$11])^2/[$input.C$15]^2))" office:value-type="float" office:value="0" calcext:value-type="float">
            <text:p>0</text:p>
          </table:table-cell>
          <table:table-cell table:formula="of:=[.B255]+[.C255]" office:value-type="float" office:value="0.00000537109571145283" calcext:value-type="float">
            <text:p>5,37109571145283E-006</text:p>
          </table:table-cell>
        </table:table-row>
        <table:table-row table:style-name="ro2">
          <table:table-cell office:value-type="float" office:value="24.1" calcext:value-type="float">
            <text:p>24,1</text:p>
          </table:table-cell>
          <table:table-cell table:formula="of:=[.B$9]*[$input.B$9]/([$input.$B$12]^2+[.$A256]^2)*EXP(-((ATAN([$input.$B$12]/[.$A256])+[.B$10]+[.$B$11])^2/[$input.B$15]^2))" office:value-type="float" office:value="0.00000522313620233455" calcext:value-type="float">
            <text:p>5,22313620233455E-006</text:p>
          </table:table-cell>
          <table:table-cell table:formula="of:=[.C$9]*[$input.C$9]/([$input.$B$12]^2+[.$A256]^2)*EXP(-((ATAN([$input.$B$12]/[.$A256])+[.C$10]+[.$B$11])^2/[$input.C$15]^2))" office:value-type="float" office:value="0" calcext:value-type="float">
            <text:p>0</text:p>
          </table:table-cell>
          <table:table-cell table:formula="of:=[.B256]+[.C256]" office:value-type="float" office:value="0.00000522313620233455" calcext:value-type="float">
            <text:p>5,22313620233455E-006</text:p>
          </table:table-cell>
        </table:table-row>
        <table:table-row table:style-name="ro2">
          <table:table-cell office:value-type="float" office:value="24.2" calcext:value-type="float">
            <text:p>24,2</text:p>
          </table:table-cell>
          <table:table-cell table:formula="of:=[.B$9]*[$input.B$9]/([$input.$B$12]^2+[.$A257]^2)*EXP(-((ATAN([$input.$B$12]/[.$A257])+[.B$10]+[.$B$11])^2/[$input.B$15]^2))" office:value-type="float" office:value="0.00000508016179501262" calcext:value-type="float">
            <text:p>5,08016179501262E-006</text:p>
          </table:table-cell>
          <table:table-cell table:formula="of:=[.C$9]*[$input.C$9]/([$input.$B$12]^2+[.$A257]^2)*EXP(-((ATAN([$input.$B$12]/[.$A257])+[.C$10]+[.$B$11])^2/[$input.C$15]^2))" office:value-type="float" office:value="0" calcext:value-type="float">
            <text:p>0</text:p>
          </table:table-cell>
          <table:table-cell table:formula="of:=[.B257]+[.C257]" office:value-type="float" office:value="0.00000508016179501262" calcext:value-type="float">
            <text:p>5,08016179501262E-006</text:p>
          </table:table-cell>
        </table:table-row>
        <table:table-row table:style-name="ro2">
          <table:table-cell office:value-type="float" office:value="24.3" calcext:value-type="float">
            <text:p>24,3</text:p>
          </table:table-cell>
          <table:table-cell table:formula="of:=[.B$9]*[$input.B$9]/([$input.$B$12]^2+[.$A258]^2)*EXP(-((ATAN([$input.$B$12]/[.$A258])+[.B$10]+[.$B$11])^2/[$input.B$15]^2))" office:value-type="float" office:value="0.00000494197639851091" calcext:value-type="float">
            <text:p>0,000004942</text:p>
          </table:table-cell>
          <table:table-cell table:formula="of:=[.C$9]*[$input.C$9]/([$input.$B$12]^2+[.$A258]^2)*EXP(-((ATAN([$input.$B$12]/[.$A258])+[.C$10]+[.$B$11])^2/[$input.C$15]^2))" office:value-type="float" office:value="0" calcext:value-type="float">
            <text:p>0</text:p>
          </table:table-cell>
          <table:table-cell table:formula="of:=[.B258]+[.C258]" office:value-type="float" office:value="0.00000494197639851091" calcext:value-type="float">
            <text:p>0,000004942</text:p>
          </table:table-cell>
        </table:table-row>
        <table:table-row table:style-name="ro2">
          <table:table-cell office:value-type="float" office:value="24.4" calcext:value-type="float">
            <text:p>24,4</text:p>
          </table:table-cell>
          <table:table-cell table:formula="of:=[.B$9]*[$input.B$9]/([$input.$B$12]^2+[.$A259]^2)*EXP(-((ATAN([$input.$B$12]/[.$A259])+[.B$10]+[.$B$11])^2/[$input.B$15]^2))" office:value-type="float" office:value="0.00000480839267653385" calcext:value-type="float">
            <text:p>4,80839267653385E-006</text:p>
          </table:table-cell>
          <table:table-cell table:formula="of:=[.C$9]*[$input.C$9]/([$input.$B$12]^2+[.$A259]^2)*EXP(-((ATAN([$input.$B$12]/[.$A259])+[.C$10]+[.$B$11])^2/[$input.C$15]^2))" office:value-type="float" office:value="0" calcext:value-type="float">
            <text:p>0</text:p>
          </table:table-cell>
          <table:table-cell table:formula="of:=[.B259]+[.C259]" office:value-type="float" office:value="0.00000480839267653385" calcext:value-type="float">
            <text:p>4,80839267653385E-006</text:p>
          </table:table-cell>
        </table:table-row>
        <table:table-row table:style-name="ro2">
          <table:table-cell office:value-type="float" office:value="24.5" calcext:value-type="float">
            <text:p>24,5</text:p>
          </table:table-cell>
          <table:table-cell table:formula="of:=[.B$9]*[$input.B$9]/([$input.$B$12]^2+[.$A260]^2)*EXP(-((ATAN([$input.$B$12]/[.$A260])+[.B$10]+[.$B$11])^2/[$input.B$15]^2))" office:value-type="float" office:value="0.00000467923161228285" calcext:value-type="float">
            <text:p>4,67923161228285E-006</text:p>
          </table:table-cell>
          <table:table-cell table:formula="of:=[.C$9]*[$input.C$9]/([$input.$B$12]^2+[.$A260]^2)*EXP(-((ATAN([$input.$B$12]/[.$A260])+[.C$10]+[.$B$11])^2/[$input.C$15]^2))" office:value-type="float" office:value="0" calcext:value-type="float">
            <text:p>0</text:p>
          </table:table-cell>
          <table:table-cell table:formula="of:=[.B260]+[.C260]" office:value-type="float" office:value="0.00000467923161228285" calcext:value-type="float">
            <text:p>4,67923161228285E-006</text:p>
          </table:table-cell>
        </table:table-row>
        <table:table-row table:style-name="ro2">
          <table:table-cell office:value-type="float" office:value="24.6" calcext:value-type="float">
            <text:p>24,6</text:p>
          </table:table-cell>
          <table:table-cell table:formula="of:=[.B$9]*[$input.B$9]/([$input.$B$12]^2+[.$A261]^2)*EXP(-((ATAN([$input.$B$12]/[.$A261])+[.B$10]+[.$B$11])^2/[$input.B$15]^2))" office:value-type="float" office:value="0.00000455432209702251" calcext:value-type="float">
            <text:p>4,55432209702251E-006</text:p>
          </table:table-cell>
          <table:table-cell table:formula="of:=[.C$9]*[$input.C$9]/([$input.$B$12]^2+[.$A261]^2)*EXP(-((ATAN([$input.$B$12]/[.$A261])+[.C$10]+[.$B$11])^2/[$input.C$15]^2))" office:value-type="float" office:value="0" calcext:value-type="float">
            <text:p>0</text:p>
          </table:table-cell>
          <table:table-cell table:formula="of:=[.B261]+[.C261]" office:value-type="float" office:value="0.00000455432209702251" calcext:value-type="float">
            <text:p>4,55432209702251E-006</text:p>
          </table:table-cell>
        </table:table-row>
        <table:table-row table:style-name="ro2">
          <table:table-cell office:value-type="float" office:value="24.7" calcext:value-type="float">
            <text:p>24,7</text:p>
          </table:table-cell>
          <table:table-cell table:formula="of:=[.B$9]*[$input.B$9]/([$input.$B$12]^2+[.$A262]^2)*EXP(-((ATAN([$input.$B$12]/[.$A262])+[.B$10]+[.$B$11])^2/[$input.B$15]^2))" office:value-type="float" office:value="0.00000443350054098821" calcext:value-type="float">
            <text:p>4,43350054098821E-006</text:p>
          </table:table-cell>
          <table:table-cell table:formula="of:=[.C$9]*[$input.C$9]/([$input.$B$12]^2+[.$A262]^2)*EXP(-((ATAN([$input.$B$12]/[.$A262])+[.C$10]+[.$B$11])^2/[$input.C$15]^2))" office:value-type="float" office:value="0" calcext:value-type="float">
            <text:p>0</text:p>
          </table:table-cell>
          <table:table-cell table:formula="of:=[.B262]+[.C262]" office:value-type="float" office:value="0.00000443350054098821" calcext:value-type="float">
            <text:p>4,43350054098821E-006</text:p>
          </table:table-cell>
        </table:table-row>
        <table:table-row table:style-name="ro2">
          <table:table-cell office:value-type="float" office:value="24.8" calcext:value-type="float">
            <text:p>24,8</text:p>
          </table:table-cell>
          <table:table-cell table:formula="of:=[.B$9]*[$input.B$9]/([$input.$B$12]^2+[.$A263]^2)*EXP(-((ATAN([$input.$B$12]/[.$A263])+[.B$10]+[.$B$11])^2/[$input.B$15]^2))" office:value-type="float" office:value="0.00000431661050531779" calcext:value-type="float">
            <text:p>4,31661050531779E-006</text:p>
          </table:table-cell>
          <table:table-cell table:formula="of:=[.C$9]*[$input.C$9]/([$input.$B$12]^2+[.$A263]^2)*EXP(-((ATAN([$input.$B$12]/[.$A263])+[.C$10]+[.$B$11])^2/[$input.C$15]^2))" office:value-type="float" office:value="0" calcext:value-type="float">
            <text:p>0</text:p>
          </table:table-cell>
          <table:table-cell table:formula="of:=[.B263]+[.C263]" office:value-type="float" office:value="0.00000431661050531779" calcext:value-type="float">
            <text:p>4,31661050531779E-006</text:p>
          </table:table-cell>
        </table:table-row>
        <table:table-row table:style-name="ro2">
          <table:table-cell office:value-type="float" office:value="24.9" calcext:value-type="float">
            <text:p>24,9</text:p>
          </table:table-cell>
          <table:table-cell table:formula="of:=[.B$9]*[$input.B$9]/([$input.$B$12]^2+[.$A264]^2)*EXP(-((ATAN([$input.$B$12]/[.$A264])+[.B$10]+[.$B$11])^2/[$input.B$15]^2))" office:value-type="float" office:value="0.00000420350235377282" calcext:value-type="float">
            <text:p>4,20350235377282E-006</text:p>
          </table:table-cell>
          <table:table-cell table:formula="of:=[.C$9]*[$input.C$9]/([$input.$B$12]^2+[.$A264]^2)*EXP(-((ATAN([$input.$B$12]/[.$A264])+[.C$10]+[.$B$11])^2/[$input.C$15]^2))" office:value-type="float" office:value="0" calcext:value-type="float">
            <text:p>0</text:p>
          </table:table-cell>
          <table:table-cell table:formula="of:=[.B264]+[.C264]" office:value-type="float" office:value="0.00000420350235377282" calcext:value-type="float">
            <text:p>4,20350235377282E-00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$9]*[$input.B$9]/([$input.$B$12]^2+[.$A265]^2)*EXP(-((ATAN([$input.$B$12]/[.$A265])+[.B$10]+[.$B$11])^2/[$input.B$15]^2))" office:value-type="float" office:value="0.0000040940329230936" calcext:value-type="float">
            <text:p>0,000004094</text:p>
          </table:table-cell>
          <table:table-cell table:formula="of:=[.C$9]*[$input.C$9]/([$input.$B$12]^2+[.$A265]^2)*EXP(-((ATAN([$input.$B$12]/[.$A265])+[.C$10]+[.$B$11])^2/[$input.C$15]^2))" office:value-type="float" office:value="0" calcext:value-type="float">
            <text:p>0</text:p>
          </table:table-cell>
          <table:table-cell table:formula="of:=[.B265]+[.C265]" office:value-type="float" office:value="0.0000040940329230936" calcext:value-type="float">
            <text:p>0,000004094</text:p>
          </table:table-cell>
        </table:table-row>
      </table:table>
      <table:table table:name="beamshot comp" table:style-name="ta1">
        <table:shapes>
          <draw:frame draw:z-index="0" draw:style-name="gr2" svg:width="15.999cm" svg:height="8.999cm" svg:x="12.49cm" svg:y="0.53cm">
            <draw:object draw:notify-on-update-of-ranges="'beamshot comp'.A15:'beamshot comp'.A265 'beamshot comp'.B14:'beamshot comp'.B14 'beamshot comp'.B15:'beamshot comp'.B265 'beamshot comp'.A15:'beamshot comp'.A265 'beamshot comp'.C14:'beamshot comp'.C14 'beamshot comp'.C15:'beamshot comp'.C265 'beamshot comp'.A15:'beamshot comp'.A265 'beamshot comp'.D14:'beamshot comp'.D14 'beamshot comp'.D15:'beamshot comp'.D26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7" table:default-cell-style-name="Default"/>
        <table:table-column table:style-name="co4" table:number-columns-repeated="2" table:default-cell-style-name="ce36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mpensated beamshot distribution</text:p>
          </table:table-cell>
          <table:covered-table-cell table:number-columns-repeated="2" table:style-name="Default"/>
          <table:covered-table-cell/>
          <table:table-cell table:number-columns-repeated="8"/>
        </table:table-row>
        <table:table-row table:style-name="ro5">
          <table:table-cell table:style-name="ce1"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"/>
          <table:table-cell table:style-name="ce8" office:value-type="string" calcext:value-type="string">
            <text:p>spot</text:p>
          </table:table-cell>
          <table:table-cell table:style-name="ce13" office:value-type="string" calcext:value-type="string">
            <text:p>flood</text:p>
          </table:table-cell>
          <table:table-cell table:number-columns-repeated="9"/>
        </table:table-row>
        <table:table-row table:style-name="ro4">
          <table:table-cell table:style-name="ce6" office:value-type="string" calcext:value-type="string">
            <text:p>Target / lux</text:p>
          </table:table-cell>
          <table:table-cell table:style-name="ce22" office:value-type="float" office:value="0.909" calcext:value-type="float">
            <text:p>0,909</text:p>
          </table:table-cell>
          <table:table-cell table:style-name="ce30" table:formula="of:=[.B4]/199*41" office:value-type="float" office:value="0.187281407035176" calcext:value-type="float">
            <text:p>0,187281407</text:p>
          </table:table-cell>
          <table:table-cell table:number-columns-repeated="9"/>
        </table:table-row>
        <table:table-row table:style-name="ro4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6" office:value-type="string" calcext:value-type="string">
            <text:p>head inclination / °</text:p>
          </table:table-cell>
          <table:table-cell table:style-name="ce2" table:formula="of:=[.H37]" office:value-type="float" office:value="-2.51678599911509" calcext:value-type="float">
            <text:p>-2,5167859991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local helper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p /lm</text:p>
          </table:table-cell>
          <table:table-cell table:style-name="Default" table:formula="of:=MIN(VLOOKUP([.$B$11]+[.B$10];[$LUT.$C$5:.$D$260];2;1)*[.$B$4];[$input.B$5])" office:value-type="float" office:value="54.0051902883951" calcext:value-type="float">
            <text:p>54,0051902884</text:p>
          </table:table-cell>
          <table:table-cell table:style-name="Default" table:formula="of:=MIN(VLOOKUP([.$B$11]+[.C$10];[$LUT.$H$5:.$I$260];2;1)*[.C$4];[$input.C$5])" office:value-type="float" office:value="15.2199743054548" calcext:value-type="float">
            <text:p>15,219974305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c_off / rad</text:p>
          </table:table-cell>
          <table:table-cell table:style-name="Default" table:formula="of:=[input.B10]/180*PI()" office:value-type="float" office:value="0.0296705972839036" calcext:value-type="float">
            <text:p>0,0296705973</text:p>
          </table:table-cell>
          <table:table-cell table:style-name="Default" table:formula="of:=[input.C10]/180*PI()" office:value-type="float" office:value="-0.0296705972839036" calcext:value-type="float">
            <text:p>-0,029670597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c_head / rad</text:p>
          </table:table-cell>
          <table:table-cell table:style-name="Default" table:formula="of:=[.B6]/180*PI()" office:value-type="float" office:value="-0.0439262022526534" calcext:value-type="float">
            <text:p>-0,0439262023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34" office:value-type="string" calcext:value-type="string" table:number-columns-spanned="3" table:number-rows-spanned="1">
            <text:p>E(d) / lux</text:p>
          </table:table-cell>
          <table:covered-table-cell table:style-name="Default"/>
          <table:covered-table-cell/>
          <table:table-cell table:number-columns-repeated="8"/>
        </table:table-row>
        <table:table-row table:style-name="ro2">
          <table:table-cell office:value-type="string" calcext:value-type="string">
            <text:p>Distance / m</text:p>
          </table:table-cell>
          <table:table-cell table:style-name="ce35" office:value-type="string" calcext:value-type="string">
            <text:p>spot</text:p>
          </table:table-cell>
          <table:table-cell table:style-name="ce35" office:value-type="string" calcext:value-type="string">
            <text:p>flood</text:p>
          </table:table-cell>
          <table:table-cell table:style-name="ce35" office:value-type="string" calcext:value-type="string">
            <text:p>sum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$9]*[$input.B$9]/([$input.$B$12]^2+[.$A15]^2)*EXP(-((PI()/2+[.B$10]+[.$B$11])^2/[$input.B$15]^2))" office:value-type="float" office:value="6.13111963742082E-072" calcext:value-type="float">
            <text:p>6,13111963742082E-072</text:p>
          </table:table-cell>
          <table:table-cell table:formula="of:=[.C$9]*[$input.C$9]/([$input.$B$12]^2+[.$A15]^2)*EXP(-((PI()/2+[.C$10]+[.$B$11])^2/[$input.C$15]^2))" office:value-type="float" office:value="7.45595583976201E-023" calcext:value-type="float">
            <text:p>7,45595583976201E-023</text:p>
          </table:table-cell>
          <table:table-cell table:formula="of:=[.B15]+[.C15]" office:value-type="float" office:value="7.45595583976201E-023" calcext:value-type="float">
            <text:p>7,45595583976201E-023</text:p>
          </table:table-cell>
          <table:table-cell table:number-columns-repeated="8"/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[.B$9]*[$input.B$9]/([$input.$B$12]^2+[.$A16]^2)*EXP(-((ATAN([$input.$B$12]/[.$A16])+[.B$10]+[.$B$11])^2/[$input.B$15]^2))" office:value-type="float" office:value="2.62522615984342E-067" calcext:value-type="float">
            <text:p>2,62522615984342E-067</text:p>
          </table:table-cell>
          <table:table-cell table:formula="of:=[.C$9]*[$input.C$9]/([$input.$B$12]^2+[.$A16]^2)*EXP(-((ATAN([$input.$B$12]/[.$A16])+[.C$10]+[.$B$11])^2/[$input.C$15]^2))" office:value-type="float" office:value="2.3778100489507E-021" calcext:value-type="float">
            <text:p>2,3778100489507E-021</text:p>
          </table:table-cell>
          <table:table-cell table:formula="of:=[.B16]+[.C16]" office:value-type="float" office:value="2.3778100489507E-021" calcext:value-type="float">
            <text:p>2,3778100489507E-021</text:p>
          </table:table-cell>
          <table:table-cell table:number-columns-repeated="8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[.B$9]*[$input.B$9]/([$input.$B$12]^2+[.$A17]^2)*EXP(-((ATAN([$input.$B$12]/[.$A17])+[.B$10]+[.$B$11])^2/[$input.B$15]^2))" office:value-type="float" office:value="7.50998703149295E-063" calcext:value-type="float">
            <text:p>7,50998703149295E-063</text:p>
          </table:table-cell>
          <table:table-cell table:formula="of:=[.C$9]*[$input.C$9]/([$input.$B$12]^2+[.$A17]^2)*EXP(-((ATAN([$input.$B$12]/[.$A17])+[.C$10]+[.$B$11])^2/[$input.C$15]^2))" office:value-type="float" office:value="6.59996516607829E-020" calcext:value-type="float">
            <text:p>6,59996516607829E-020</text:p>
          </table:table-cell>
          <table:table-cell table:formula="of:=[.B17]+[.C17]" office:value-type="float" office:value="6.59996516607829E-020" calcext:value-type="float">
            <text:p>6,59996516607829E-020</text:p>
          </table:table-cell>
          <table:table-cell table:number-columns-repeated="8"/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[.B$9]*[$input.B$9]/([$input.$B$12]^2+[.$A18]^2)*EXP(-((ATAN([$input.$B$12]/[.$A18])+[.B$10]+[.$B$11])^2/[$input.B$15]^2))" office:value-type="float" office:value="1.37632842013894E-058" calcext:value-type="float">
            <text:p>1,37632842013894E-058</text:p>
          </table:table-cell>
          <table:table-cell table:formula="of:=[.C$9]*[$input.C$9]/([$input.$B$12]^2+[.$A18]^2)*EXP(-((ATAN([$input.$B$12]/[.$A18])+[.C$10]+[.$B$11])^2/[$input.C$15]^2))" office:value-type="float" office:value="1.57310967318507E-018" calcext:value-type="float">
            <text:p>1,57310967318507E-018</text:p>
          </table:table-cell>
          <table:table-cell table:formula="of:=[.B18]+[.C18]" office:value-type="float" office:value="1.57310967318507E-018" calcext:value-type="float">
            <text:p>1,57310967318507E-018</text:p>
          </table:table-cell>
          <table:table-cell table:number-columns-repeated="8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[.B$9]*[$input.B$9]/([$input.$B$12]^2+[.$A19]^2)*EXP(-((ATAN([$input.$B$12]/[.$A19])+[.B$10]+[.$B$11])^2/[$input.B$15]^2))" office:value-type="float" office:value="1.56389671044128E-054" calcext:value-type="float">
            <text:p>1,56389671044128E-054</text:p>
          </table:table-cell>
          <table:table-cell table:formula="of:=[.C$9]*[$input.C$9]/([$input.$B$12]^2+[.$A19]^2)*EXP(-((ATAN([$input.$B$12]/[.$A19])+[.C$10]+[.$B$11])^2/[$input.C$15]^2))" office:value-type="float" office:value="3.18679899497872E-017" calcext:value-type="float">
            <text:p>3,18679899497872E-017</text:p>
          </table:table-cell>
          <table:table-cell table:formula="of:=[.B19]+[.C19]" office:value-type="float" office:value="3.18679899497872E-017" calcext:value-type="float">
            <text:p>3,18679899497872E-017</text:p>
          </table:table-cell>
          <table:table-cell table:number-columns-repeated="8"/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[.B$9]*[$input.B$9]/([$input.$B$12]^2+[.$A20]^2)*EXP(-((ATAN([$input.$B$12]/[.$A20])+[.B$10]+[.$B$11])^2/[$input.B$15]^2))" office:value-type="float" office:value="1.07666913136015E-050" calcext:value-type="float">
            <text:p>1,07666913136015E-050</text:p>
          </table:table-cell>
          <table:table-cell table:formula="of:=[.C$9]*[$input.C$9]/([$input.$B$12]^2+[.$A20]^2)*EXP(-((ATAN([$input.$B$12]/[.$A20])+[.C$10]+[.$B$11])^2/[$input.C$15]^2))" office:value-type="float" office:value="5.44833183042897E-016" calcext:value-type="float">
            <text:p>5,44833183042897E-016</text:p>
          </table:table-cell>
          <table:table-cell table:formula="of:=[.B20]+[.C20]" office:value-type="float" office:value="5.44833183042897E-016" calcext:value-type="float">
            <text:p>5,44833183042897E-016</text:p>
          </table:table-cell>
          <table:table-cell table:number-columns-repeated="8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[.B$9]*[$input.B$9]/([$input.$B$12]^2+[.$A21]^2)*EXP(-((ATAN([$input.$B$12]/[.$A21])+[.B$10]+[.$B$11])^2/[$input.B$15]^2))" office:value-type="float" office:value="4.43063991902247E-047" calcext:value-type="float">
            <text:p>4,43063991902247E-047</text:p>
          </table:table-cell>
          <table:table-cell table:formula="of:=[.C$9]*[$input.C$9]/([$input.$B$12]^2+[.$A21]^2)*EXP(-((ATAN([$input.$B$12]/[.$A21])+[.C$10]+[.$B$11])^2/[$input.C$15]^2))" office:value-type="float" office:value="7.83073878274867E-015" calcext:value-type="float">
            <text:p>7,83073878274867E-015</text:p>
          </table:table-cell>
          <table:table-cell table:formula="of:=[.B21]+[.C21]" office:value-type="float" office:value="7.83073878274867E-015" calcext:value-type="float">
            <text:p>7,83073878274867E-015</text:p>
          </table:table-cell>
          <table:table-cell table:number-columns-repeated="8"/>
        </table:table-row>
        <table:table-row table:style-name="ro4">
          <table:table-cell office:value-type="float" office:value="0.7" calcext:value-type="float">
            <text:p>0,7</text:p>
          </table:table-cell>
          <table:table-cell table:formula="of:=[.B$9]*[$input.B$9]/([$input.$B$12]^2+[.$A22]^2)*EXP(-((ATAN([$input.$B$12]/[.$A22])+[.B$10]+[.$B$11])^2/[$input.B$15]^2))" office:value-type="float" office:value="1.08485444876631E-043" calcext:value-type="float">
            <text:p>1,08485444876631E-043</text:p>
          </table:table-cell>
          <table:table-cell table:formula="of:=[.C$9]*[$input.C$9]/([$input.$B$12]^2+[.$A22]^2)*EXP(-((ATAN([$input.$B$12]/[.$A22])+[.C$10]+[.$B$11])^2/[$input.C$15]^2))" office:value-type="float" office:value="0.0000000000000945324466269211" calcext:value-type="float">
            <text:p>9,45324466269211E-014</text:p>
          </table:table-cell>
          <table:table-cell table:formula="of:=[.B22]+[.C22]" office:value-type="float" office:value="0.0000000000000945324466269211" calcext:value-type="float">
            <text:p>9,45324466269211E-014</text:p>
          </table:table-cell>
          <table:table-cell table:number-columns-repeated="2"/>
          <table:table-cell office:value-type="float" office:value="-0.2577602767839" calcext:value-type="float">
            <text:p>-0,2577602768</text:p>
          </table:table-cell>
          <table:table-cell table:formula="of:=[.G22]/PI()*180" office:value-type="float" office:value="-14.7685759858414" calcext:value-type="float">
            <text:p>-14,76857598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.8" calcext:value-type="float">
            <text:p>0,8</text:p>
          </table:table-cell>
          <table:table-cell table:formula="of:=[.B$9]*[$input.B$9]/([$input.$B$12]^2+[.$A23]^2)*EXP(-((ATAN([$input.$B$12]/[.$A23])+[.B$10]+[.$B$11])^2/[$input.B$15]^2))" office:value-type="float" office:value="1.58599042230679E-040" calcext:value-type="float">
            <text:p>1,58599042230679E-040</text:p>
          </table:table-cell>
          <table:table-cell table:formula="of:=[.C$9]*[$input.C$9]/([$input.$B$12]^2+[.$A23]^2)*EXP(-((ATAN([$input.$B$12]/[.$A23])+[.C$10]+[.$B$11])^2/[$input.C$15]^2))" office:value-type="float" office:value="0.000000000000960194124805417" calcext:value-type="float">
            <text:p>9,60194124805417E-013</text:p>
          </table:table-cell>
          <table:table-cell table:formula="of:=[.B23]+[.C23]" office:value-type="float" office:value="0.000000000000960194124805417" calcext:value-type="float">
            <text:p>9,60194124805417E-013</text:p>
          </table:table-cell>
          <table:table-cell table:number-columns-repeated="2"/>
          <table:table-cell office:value-type="float" office:value="-0.24350467181515" calcext:value-type="float">
            <text:p>-0,2435046718</text:p>
          </table:table-cell>
          <table:table-cell table:formula="of:=[.G23]/PI()*180" office:value-type="float" office:value="-13.9517899867263" calcext:value-type="float">
            <text:p>-13,9517899867</text:p>
          </table:table-cell>
          <table:table-cell office:value-type="float" office:value="0.043" calcext:value-type="float">
            <text:p>0,04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0.9" calcext:value-type="float">
            <text:p>0,9</text:p>
          </table:table-cell>
          <table:table-cell table:formula="of:=[.B$9]*[$input.B$9]/([$input.$B$12]^2+[.$A24]^2)*EXP(-((ATAN([$input.$B$12]/[.$A24])+[.B$10]+[.$B$11])^2/[$input.B$15]^2))" office:value-type="float" office:value="1.39879302641425E-037" calcext:value-type="float">
            <text:p>1,39879302641425E-037</text:p>
          </table:table-cell>
          <table:table-cell table:formula="of:=[.C$9]*[$input.C$9]/([$input.$B$12]^2+[.$A24]^2)*EXP(-((ATAN([$input.$B$12]/[.$A24])+[.C$10]+[.$B$11])^2/[$input.C$15]^2))" office:value-type="float" office:value="0.00000000000823909640467378" calcext:value-type="float">
            <text:p>8,23909640467378E-012</text:p>
          </table:table-cell>
          <table:table-cell table:formula="of:=[.B24]+[.C24]" office:value-type="float" office:value="0.00000000000823909640467378" calcext:value-type="float">
            <text:p>8,23909640467378E-012</text:p>
          </table:table-cell>
          <table:table-cell table:number-columns-repeated="2"/>
          <table:table-cell office:value-type="float" office:value="-0.2292490668464" calcext:value-type="float">
            <text:p>-0,2292490668</text:p>
          </table:table-cell>
          <table:table-cell table:formula="of:=[.G24]/PI()*180" office:value-type="float" office:value="-13.1350039876112" calcext:value-type="float">
            <text:p>-13,1350039876</text:p>
          </table:table-cell>
          <table:table-cell office:value-type="float" office:value="0.088" calcext:value-type="float">
            <text:p>0,088</text:p>
          </table:table-cell>
          <table:table-cell office:value-type="float" office:value="0.972" calcext:value-type="float">
            <text:p>0,9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B$9]*[$input.B$9]/([$input.$B$12]^2+[.$A25]^2)*EXP(-((ATAN([$input.$B$12]/[.$A25])+[.B$10]+[.$B$11])^2/[$input.B$15]^2))" office:value-type="float" office:value="7.56276214075899E-035" calcext:value-type="float">
            <text:p>7,56276214075899E-035</text:p>
          </table:table-cell>
          <table:table-cell table:formula="of:=[.C$9]*[$input.C$9]/([$input.$B$12]^2+[.$A25]^2)*EXP(-((ATAN([$input.$B$12]/[.$A25])+[.C$10]+[.$B$11])^2/[$input.C$15]^2))" office:value-type="float" office:value="0.0000000000600731238724083" calcext:value-type="float">
            <text:p>6,00731238724083E-011</text:p>
          </table:table-cell>
          <table:table-cell table:formula="of:=[.B25]+[.C25]" office:value-type="float" office:value="0.0000000000600731238724083" calcext:value-type="float">
            <text:p>6,00731238724083E-011</text:p>
          </table:table-cell>
          <table:table-cell table:formula="of:=MAX([.D15:.D265])" office:value-type="float" office:value="1.00026867968074" calcext:value-type="float">
            <text:p>1,0002686797</text:p>
          </table:table-cell>
          <table:table-cell/>
          <table:table-cell office:value-type="float" office:value="-0.214993461877651" calcext:value-type="float">
            <text:p>-0,2149934619</text:p>
          </table:table-cell>
          <table:table-cell table:formula="of:=[.G25]/PI()*180" office:value-type="float" office:value="-12.3182179884961" calcext:value-type="float">
            <text:p>-12,3182179885</text:p>
          </table:table-cell>
          <table:table-cell office:value-type="float" office:value="0.137" calcext:value-type="float">
            <text:p>0,137</text:p>
          </table:table-cell>
          <table:table-cell office:value-type="float" office:value="0.961" calcext:value-type="float">
            <text:p>0,9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.1" calcext:value-type="float">
            <text:p>1,1</text:p>
          </table:table-cell>
          <table:table-cell table:formula="of:=[.B$9]*[$input.B$9]/([$input.$B$12]^2+[.$A26]^2)*EXP(-((ATAN([$input.$B$12]/[.$A26])+[.B$10]+[.$B$11])^2/[$input.B$15]^2))" office:value-type="float" office:value="2.55817130921781E-032" calcext:value-type="float">
            <text:p>2,55817130921781E-032</text:p>
          </table:table-cell>
          <table:table-cell table:formula="of:=[.C$9]*[$input.C$9]/([$input.$B$12]^2+[.$A26]^2)*EXP(-((ATAN([$input.$B$12]/[.$A26])+[.C$10]+[.$B$11])^2/[$input.C$15]^2))" office:value-type="float" office:value="0.000000000374892785999163" calcext:value-type="float">
            <text:p>3,74892785999163E-010</text:p>
          </table:table-cell>
          <table:table-cell table:formula="of:=[.B26]+[.C26]" office:value-type="float" office:value="0.000000000374892785999163" calcext:value-type="float">
            <text:p>3,74892785999163E-010</text:p>
          </table:table-cell>
          <table:table-cell table:number-columns-repeated="2"/>
          <table:table-cell office:value-type="float" office:value="-0.200737856908901" calcext:value-type="float">
            <text:p>-0,2007378569</text:p>
          </table:table-cell>
          <table:table-cell table:formula="of:=[.G26]/PI()*180" office:value-type="float" office:value="-11.5014319893811" calcext:value-type="float">
            <text:p>-11,5014319894</text:p>
          </table:table-cell>
          <table:table-cell office:value-type="float" office:value="0.187" calcext:value-type="float">
            <text:p>0,187</text:p>
          </table:table-cell>
          <table:table-cell office:value-type="float" office:value="0.934" calcext:value-type="float">
            <text:p>0,9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.2" calcext:value-type="float">
            <text:p>1,2</text:p>
          </table:table-cell>
          <table:table-cell table:formula="of:=[.B$9]*[$input.B$9]/([$input.$B$12]^2+[.$A27]^2)*EXP(-((ATAN([$input.$B$12]/[.$A27])+[.B$10]+[.$B$11])^2/[$input.B$15]^2))" office:value-type="float" office:value="5.54270406752131E-030" calcext:value-type="float">
            <text:p>5,54270406752131E-030</text:p>
          </table:table-cell>
          <table:table-cell table:formula="of:=[.C$9]*[$input.C$9]/([$input.$B$12]^2+[.$A27]^2)*EXP(-((ATAN([$input.$B$12]/[.$A27])+[.C$10]+[.$B$11])^2/[$input.C$15]^2))" office:value-type="float" office:value="0.00000000201900988165204" calcext:value-type="float">
            <text:p>0,000000002</text:p>
          </table:table-cell>
          <table:table-cell table:formula="of:=[.B27]+[.C27]" office:value-type="float" office:value="0.00000000201900988165204" calcext:value-type="float">
            <text:p>0,000000002</text:p>
          </table:table-cell>
          <table:table-cell table:number-columns-repeated="2"/>
          <table:table-cell office:value-type="float" office:value="-0.186482251940151" calcext:value-type="float">
            <text:p>-0,1864822519</text:p>
          </table:table-cell>
          <table:table-cell table:formula="of:=[.G27]/PI()*180" office:value-type="float" office:value="-10.684645990266" calcext:value-type="float">
            <text:p>-10,6846459903</text:p>
          </table:table-cell>
          <table:table-cell office:value-type="float" office:value="0.239" calcext:value-type="float">
            <text:p>0,239</text:p>
          </table:table-cell>
          <table:table-cell office:value-type="float" office:value="0.908" calcext:value-type="float">
            <text:p>0,90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1.3" calcext:value-type="float">
            <text:p>1,3</text:p>
          </table:table-cell>
          <table:table-cell table:formula="of:=[.B$9]*[$input.B$9]/([$input.$B$12]^2+[.$A28]^2)*EXP(-((ATAN([$input.$B$12]/[.$A28])+[.B$10]+[.$B$11])^2/[$input.B$15]^2))" office:value-type="float" office:value="7.89179484492162E-028" calcext:value-type="float">
            <text:p>7,89179484492162E-028</text:p>
          </table:table-cell>
          <table:table-cell table:formula="of:=[.C$9]*[$input.C$9]/([$input.$B$12]^2+[.$A28]^2)*EXP(-((ATAN([$input.$B$12]/[.$A28])+[.C$10]+[.$B$11])^2/[$input.C$15]^2))" office:value-type="float" office:value="0.00000000946730913105155" calcext:value-type="float">
            <text:p>9,46730913105155E-009</text:p>
          </table:table-cell>
          <table:table-cell table:formula="of:=[.B28]+[.C28]" office:value-type="float" office:value="0.00000000946730913105155" calcext:value-type="float">
            <text:p>9,46730913105155E-009</text:p>
          </table:table-cell>
          <table:table-cell table:number-columns-repeated="2"/>
          <table:table-cell office:value-type="float" office:value="-0.172226646971401" calcext:value-type="float">
            <text:p>-0,172226647</text:p>
          </table:table-cell>
          <table:table-cell table:formula="of:=[.G28]/PI()*180" office:value-type="float" office:value="-9.86785999115088" calcext:value-type="float">
            <text:p>-9,8678599912</text:p>
          </table:table-cell>
          <table:table-cell office:value-type="float" office:value="0.294" calcext:value-type="float">
            <text:p>0,294</text:p>
          </table:table-cell>
          <table:table-cell office:value-type="float" office:value="0.881" calcext:value-type="float">
            <text:p>0,8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.4" calcext:value-type="float">
            <text:p>1,4</text:p>
          </table:table-cell>
          <table:table-cell table:formula="of:=[.B$9]*[$input.B$9]/([$input.$B$12]^2+[.$A29]^2)*EXP(-((ATAN([$input.$B$12]/[.$A29])+[.B$10]+[.$B$11])^2/[$input.B$15]^2))" office:value-type="float" office:value="7.58403599432301E-026" calcext:value-type="float">
            <text:p>7,58403599432301E-026</text:p>
          </table:table-cell>
          <table:table-cell table:formula="of:=[.C$9]*[$input.C$9]/([$input.$B$12]^2+[.$A29]^2)*EXP(-((ATAN([$input.$B$12]/[.$A29])+[.C$10]+[.$B$11])^2/[$input.C$15]^2))" office:value-type="float" office:value="0.0000000390087604589605" calcext:value-type="float">
            <text:p>0,000000039</text:p>
          </table:table-cell>
          <table:table-cell table:formula="of:=[.B29]+[.C29]" office:value-type="float" office:value="0.0000000390087604589605" calcext:value-type="float">
            <text:p>0,000000039</text:p>
          </table:table-cell>
          <table:table-cell table:number-columns-repeated="2"/>
          <table:table-cell office:value-type="float" office:value="-0.157971042002652" calcext:value-type="float">
            <text:p>-0,157971042</text:p>
          </table:table-cell>
          <table:table-cell table:formula="of:=[.G29]/PI()*180" office:value-type="float" office:value="-9.05107399203579" calcext:value-type="float">
            <text:p>-9,051073992</text:p>
          </table:table-cell>
          <table:table-cell office:value-type="float" office:value="0.351" calcext:value-type="float">
            <text:p>0,351</text:p>
          </table:table-cell>
          <table:table-cell office:value-type="float" office:value="0.852" calcext:value-type="float">
            <text:p>0,85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1.5" calcext:value-type="float">
            <text:p>1,5</text:p>
          </table:table-cell>
          <table:table-cell table:formula="of:=[.B$9]*[$input.B$9]/([$input.$B$12]^2+[.$A30]^2)*EXP(-((ATAN([$input.$B$12]/[.$A30])+[.B$10]+[.$B$11])^2/[$input.B$15]^2))" office:value-type="float" office:value="5.05422585481123E-024" calcext:value-type="float">
            <text:p>5,05422585481123E-024</text:p>
          </table:table-cell>
          <table:table-cell table:formula="of:=[.C$9]*[$input.C$9]/([$input.$B$12]^2+[.$A30]^2)*EXP(-((ATAN([$input.$B$12]/[.$A30])+[.C$10]+[.$B$11])^2/[$input.C$15]^2))" office:value-type="float" office:value="0.000000142548628256207" calcext:value-type="float">
            <text:p>1,42548628256207E-007</text:p>
          </table:table-cell>
          <table:table-cell table:formula="of:=[.B30]+[.C30]" office:value-type="float" office:value="0.000000142548628256207" calcext:value-type="float">
            <text:p>1,42548628256207E-007</text:p>
          </table:table-cell>
          <table:table-cell table:number-columns-repeated="2"/>
          <table:table-cell office:value-type="float" office:value="-0.143715437033902" calcext:value-type="float">
            <text:p>-0,143715437</text:p>
          </table:table-cell>
          <table:table-cell table:formula="of:=[.G30]/PI()*180" office:value-type="float" office:value="-8.2342879929207" calcext:value-type="float">
            <text:p>-8,2342879929</text:p>
          </table:table-cell>
          <table:table-cell office:value-type="float" office:value="0.404" calcext:value-type="float">
            <text:p>0,404</text:p>
          </table:table-cell>
          <table:table-cell office:value-type="float" office:value="0.808" calcext:value-type="float">
            <text:p>0,8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.6" calcext:value-type="float">
            <text:p>1,6</text:p>
          </table:table-cell>
          <table:table-cell table:formula="of:=[.B$9]*[$input.B$9]/([$input.$B$12]^2+[.$A31]^2)*EXP(-((ATAN([$input.$B$12]/[.$A31])+[.B$10]+[.$B$11])^2/[$input.B$15]^2))" office:value-type="float" office:value="2.39927124741085E-022" calcext:value-type="float">
            <text:p>2,39927124741085E-022</text:p>
          </table:table-cell>
          <table:table-cell table:formula="of:=[.C$9]*[$input.C$9]/([$input.$B$12]^2+[.$A31]^2)*EXP(-((ATAN([$input.$B$12]/[.$A31])+[.C$10]+[.$B$11])^2/[$input.C$15]^2))" office:value-type="float" office:value="0.000000466215189577288" calcext:value-type="float">
            <text:p>4,66215189577288E-007</text:p>
          </table:table-cell>
          <table:table-cell table:formula="of:=[.B31]+[.C31]" office:value-type="float" office:value="0.000000466215189577288" calcext:value-type="float">
            <text:p>4,66215189577288E-007</text:p>
          </table:table-cell>
          <table:table-cell table:number-columns-repeated="2"/>
          <table:table-cell office:value-type="float" office:value="-0.129459832065152" calcext:value-type="float">
            <text:p>-0,1294598321</text:p>
          </table:table-cell>
          <table:table-cell table:formula="of:=[.G31]/PI()*180" office:value-type="float" office:value="-7.41750199380562" calcext:value-type="float">
            <text:p>-7,4175019938</text:p>
          </table:table-cell>
          <table:table-cell office:value-type="float" office:value="0.495" calcext:value-type="float">
            <text:p>0,495</text:p>
          </table:table-cell>
          <table:table-cell office:value-type="float" office:value="0.73" calcext:value-type="float">
            <text:p>0,73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</table:table-row>
        <table:table-row table:style-name="ro4">
          <table:table-cell office:value-type="float" office:value="1.7" calcext:value-type="float">
            <text:p>1,7</text:p>
          </table:table-cell>
          <table:table-cell table:formula="of:=[.B$9]*[$input.B$9]/([$input.$B$12]^2+[.$A32]^2)*EXP(-((ATAN([$input.$B$12]/[.$A32])+[.B$10]+[.$B$11])^2/[$input.B$15]^2))" office:value-type="float" office:value="8.32707131639486E-021" calcext:value-type="float">
            <text:p>8,32707131639486E-021</text:p>
          </table:table-cell>
          <table:table-cell table:formula="of:=[.C$9]*[$input.C$9]/([$input.$B$12]^2+[.$A32]^2)*EXP(-((ATAN([$input.$B$12]/[.$A32])+[.C$10]+[.$B$11])^2/[$input.C$15]^2))" office:value-type="float" office:value="0.00000137677451760678" calcext:value-type="float">
            <text:p>1,37677451760678E-006</text:p>
          </table:table-cell>
          <table:table-cell table:formula="of:=[.B32]+[.C32]" office:value-type="float" office:value="0.00000137677451760679" calcext:value-type="float">
            <text:p>1,37677451760679E-006</text:p>
          </table:table-cell>
          <table:table-cell table:number-columns-repeated="2"/>
          <table:table-cell office:value-type="float" office:value="-0.115204227096402" calcext:value-type="float">
            <text:p>-0,1152042271</text:p>
          </table:table-cell>
          <table:table-cell table:formula="of:=[.G32]/PI()*180" office:value-type="float" office:value="-6.60071599469053" calcext:value-type="float">
            <text:p>-6,6007159947</text:p>
          </table:table-cell>
          <table:table-cell office:value-type="float" office:value="0.581" calcext:value-type="float">
            <text:p>0,581</text:p>
          </table:table-cell>
          <table:table-cell office:value-type="float" office:value="0.642" calcext:value-type="float">
            <text:p>0,64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float" office:value="1.8" calcext:value-type="float">
            <text:p>1,8</text:p>
          </table:table-cell>
          <table:table-cell table:formula="of:=[.B$9]*[$input.B$9]/([$input.$B$12]^2+[.$A33]^2)*EXP(-((ATAN([$input.$B$12]/[.$A33])+[.B$10]+[.$B$11])^2/[$input.B$15]^2))" office:value-type="float" office:value="2.16640856390435E-019" calcext:value-type="float">
            <text:p>2,16640856390435E-019</text:p>
          </table:table-cell>
          <table:table-cell table:formula="of:=[.C$9]*[$input.C$9]/([$input.$B$12]^2+[.$A33]^2)*EXP(-((ATAN([$input.$B$12]/[.$A33])+[.C$10]+[.$B$11])^2/[$input.C$15]^2))" office:value-type="float" office:value="0.00000370210843555554" calcext:value-type="float">
            <text:p>3,70210843555554E-006</text:p>
          </table:table-cell>
          <table:table-cell table:formula="of:=[.B33]+[.C33]" office:value-type="float" office:value="0.00000370210843555575" calcext:value-type="float">
            <text:p>3,70210843555575E-006</text:p>
          </table:table-cell>
          <table:table-cell table:number-columns-repeated="2"/>
          <table:table-cell office:value-type="float" office:value="-0.100948622127652" calcext:value-type="float">
            <text:p>-0,1009486221</text:p>
          </table:table-cell>
          <table:table-cell table:formula="of:=[.G33]/PI()*180" office:value-type="float" office:value="-5.78392999557544" calcext:value-type="float">
            <text:p>-5,7839299956</text:p>
          </table:table-cell>
          <table:table-cell office:value-type="float" office:value="0.665" calcext:value-type="float">
            <text:p>0,665</text:p>
          </table:table-cell>
          <table:table-cell office:value-type="float" office:value="0.553" calcext:value-type="float">
            <text:p>0,553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</table:table-row>
        <table:table-row table:style-name="ro4">
          <table:table-cell office:value-type="float" office:value="1.9" calcext:value-type="float">
            <text:p>1,9</text:p>
          </table:table-cell>
          <table:table-cell table:formula="of:=[.B$9]*[$input.B$9]/([$input.$B$12]^2+[.$A34]^2)*EXP(-((ATAN([$input.$B$12]/[.$A34])+[.B$10]+[.$B$11])^2/[$input.B$15]^2))" office:value-type="float" office:value="4.32613187838714E-018" calcext:value-type="float">
            <text:p>4,32613187838714E-018</text:p>
          </table:table-cell>
          <table:table-cell table:formula="of:=[.C$9]*[$input.C$9]/([$input.$B$12]^2+[.$A34]^2)*EXP(-((ATAN([$input.$B$12]/[.$A34])+[.C$10]+[.$B$11])^2/[$input.C$15]^2))" office:value-type="float" office:value="0.00000913687285472586" calcext:value-type="float">
            <text:p>9,13687285472586E-006</text:p>
          </table:table-cell>
          <table:table-cell table:formula="of:=[.B34]+[.C34]" office:value-type="float" office:value="0.00000913687285473018" calcext:value-type="float">
            <text:p>9,13687285473018E-006</text:p>
          </table:table-cell>
          <table:table-cell table:number-columns-repeated="2"/>
          <table:table-cell office:value-type="float" office:value="-0.0866930171589027" calcext:value-type="float">
            <text:p>-0,0866930172</text:p>
          </table:table-cell>
          <table:table-cell table:formula="of:=[.G34]/PI()*180" office:value-type="float" office:value="-4.96714399646035" calcext:value-type="float">
            <text:p>-4,9671439965</text:p>
          </table:table-cell>
          <table:table-cell office:value-type="float" office:value="0.735" calcext:value-type="float">
            <text:p>0,735</text:p>
          </table:table-cell>
          <table:table-cell office:value-type="float" office:value="0.457" calcext:value-type="float">
            <text:p>0,45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[.B$9]*[$input.B$9]/([$input.$B$12]^2+[.$A35]^2)*EXP(-((ATAN([$input.$B$12]/[.$A35])+[.B$10]+[.$B$11])^2/[$input.B$15]^2))" office:value-type="float" office:value="6.77977299714737E-017" calcext:value-type="float">
            <text:p>6,77977299714737E-017</text:p>
          </table:table-cell>
          <table:table-cell table:formula="of:=[.C$9]*[$input.C$9]/([$input.$B$12]^2+[.$A35]^2)*EXP(-((ATAN([$input.$B$12]/[.$A35])+[.C$10]+[.$B$11])^2/[$input.C$15]^2))" office:value-type="float" office:value="0.0000208515145880936" calcext:value-type="float">
            <text:p>2,08515145880936E-005</text:p>
          </table:table-cell>
          <table:table-cell table:formula="of:=[.B35]+[.C35]" office:value-type="float" office:value="0.0000208515145881614" calcext:value-type="float">
            <text:p>2,08515145881614E-005</text:p>
          </table:table-cell>
          <table:table-cell table:number-columns-repeated="2"/>
          <table:table-cell office:value-type="float" office:value="-0.0724374121901529" calcext:value-type="float">
            <text:p>-0,0724374122</text:p>
          </table:table-cell>
          <table:table-cell table:formula="of:=[.G35]/PI()*180" office:value-type="float" office:value="-4.15035799734526" calcext:value-type="float">
            <text:p>-4,1503579973</text:p>
          </table:table-cell>
          <table:table-cell office:value-type="float" office:value="0.801" calcext:value-type="float">
            <text:p>0,801</text:p>
          </table:table-cell>
          <table:table-cell office:value-type="float" office:value="0.364" calcext:value-type="float">
            <text:p>0,36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.1" calcext:value-type="float">
            <text:p>2,1</text:p>
          </table:table-cell>
          <table:table-cell table:formula="of:=[.B$9]*[$input.B$9]/([$input.$B$12]^2+[.$A36]^2)*EXP(-((ATAN([$input.$B$12]/[.$A36])+[.B$10]+[.$B$11])^2/[$input.B$15]^2))" office:value-type="float" office:value="8.51275178033559E-016" calcext:value-type="float">
            <text:p>8,51275178033559E-016</text:p>
          </table:table-cell>
          <table:table-cell table:formula="of:=[.C$9]*[$input.C$9]/([$input.$B$12]^2+[.$A36]^2)*EXP(-((ATAN([$input.$B$12]/[.$A36])+[.C$10]+[.$B$11])^2/[$input.C$15]^2))" office:value-type="float" office:value="0.0000443065507625309" calcext:value-type="float">
            <text:p>4,43065507625309E-005</text:p>
          </table:table-cell>
          <table:table-cell table:formula="of:=[.B36]+[.C36]" office:value-type="float" office:value="0.0000443065507633821" calcext:value-type="float">
            <text:p>4,43065507633821E-005</text:p>
          </table:table-cell>
          <table:table-cell table:number-columns-repeated="2"/>
          <table:table-cell office:value-type="float" office:value="-0.0581818072214032" calcext:value-type="float">
            <text:p>-0,0581818072</text:p>
          </table:table-cell>
          <table:table-cell table:formula="of:=[.G36]/PI()*180" office:value-type="float" office:value="-3.33357199823018" calcext:value-type="float">
            <text:p>-3,3335719982</text:p>
          </table:table-cell>
          <table:table-cell office:value-type="float" office:value="0.859" calcext:value-type="float">
            <text:p>0,859</text:p>
          </table:table-cell>
          <table:table-cell office:value-type="float" office:value="0.274" calcext:value-type="float">
            <text:p>0,274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</table:table-row>
        <table:table-row table:style-name="ro4">
          <table:table-cell office:value-type="float" office:value="2.2" calcext:value-type="float">
            <text:p>2,2</text:p>
          </table:table-cell>
          <table:table-cell table:formula="of:=[.B$9]*[$input.B$9]/([$input.$B$12]^2+[.$A37]^2)*EXP(-((ATAN([$input.$B$12]/[.$A37])+[.B$10]+[.$B$11])^2/[$input.B$15]^2))" office:value-type="float" office:value="8.72931377629355E-015" calcext:value-type="float">
            <text:p>8,72931377629355E-015</text:p>
          </table:table-cell>
          <table:table-cell table:formula="of:=[.C$9]*[$input.C$9]/([$input.$B$12]^2+[.$A37]^2)*EXP(-((ATAN([$input.$B$12]/[.$A37])+[.C$10]+[.$B$11])^2/[$input.C$15]^2))" office:value-type="float" office:value="0.000088217821049751" calcext:value-type="float">
            <text:p>8,8217821049751E-005</text:p>
          </table:table-cell>
          <table:table-cell table:formula="of:=[.B37]+[.C37]" office:value-type="float" office:value="0.0000882178210584803" calcext:value-type="float">
            <text:p>8,82178210584803E-005</text:p>
          </table:table-cell>
          <table:table-cell table:number-columns-repeated="2"/>
          <table:table-cell office:value-type="float" office:value="-0.0439262022526534" calcext:value-type="float">
            <text:p>-0,0439262023</text:p>
          </table:table-cell>
          <table:table-cell table:formula="of:=[.G37]/PI()*180" office:value-type="float" office:value="-2.51678599911509" calcext:value-type="float">
            <text:p>-2,5167859991</text:p>
          </table:table-cell>
          <table:table-cell office:value-type="float" office:value="0.909" calcext:value-type="float">
            <text:p>0,909</text:p>
          </table:table-cell>
          <table:table-cell office:value-type="float" office:value="0.187" calcext:value-type="float">
            <text:p>0,187</text:p>
          </table:table-cell>
          <table:table-cell office:value-type="float" office:value="41" calcext:value-type="float">
            <text:p>41</text:p>
          </table:table-cell>
          <table:table-cell office:value-type="float" office:value="199" calcext:value-type="float">
            <text:p>199</text:p>
          </table:table-cell>
        </table:table-row>
        <table:table-row table:style-name="ro4">
          <table:table-cell office:value-type="float" office:value="2.3" calcext:value-type="float">
            <text:p>2,3</text:p>
          </table:table-cell>
          <table:table-cell table:formula="of:=[.B$9]*[$input.B$9]/([$input.$B$12]^2+[.$A38]^2)*EXP(-((ATAN([$input.$B$12]/[.$A38])+[.B$10]+[.$B$11])^2/[$input.B$15]^2))" office:value-type="float" office:value="0.0000000000000744055083749562" calcext:value-type="float">
            <text:p>7,44055083749562E-014</text:p>
          </table:table-cell>
          <table:table-cell table:formula="of:=[.C$9]*[$input.C$9]/([$input.$B$12]^2+[.$A38]^2)*EXP(-((ATAN([$input.$B$12]/[.$A38])+[.C$10]+[.$B$11])^2/[$input.C$15]^2))" office:value-type="float" office:value="0.000165555958174704" calcext:value-type="float">
            <text:p>0,000165556</text:p>
          </table:table-cell>
          <table:table-cell table:formula="of:=[.B38]+[.C38]" office:value-type="float" office:value="0.00016555595824911" calcext:value-type="float">
            <text:p>0,000165556</text:p>
          </table:table-cell>
          <table:table-cell table:number-columns-repeated="2"/>
          <table:table-cell office:value-type="float" office:value="-0.0296705972839036" calcext:value-type="float">
            <text:p>-0,0296705973</text:p>
          </table:table-cell>
          <table:table-cell table:formula="of:=[.G38]/PI()*180" office:value-type="float" office:value="-1.7" calcext:value-type="float">
            <text:p>-1,7</text:p>
          </table:table-cell>
          <table:table-cell office:value-type="float" office:value="0.952" calcext:value-type="float">
            <text:p>0,952</text:p>
          </table:table-cell>
          <table:table-cell office:value-type="float" office:value="0.106" calcext:value-type="float">
            <text:p>0,1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.4" calcext:value-type="float">
            <text:p>2,4</text:p>
          </table:table-cell>
          <table:table-cell table:formula="of:=[.B$9]*[$input.B$9]/([$input.$B$12]^2+[.$A39]^2)*EXP(-((ATAN([$input.$B$12]/[.$A39])+[.B$10]+[.$B$11])^2/[$input.B$15]^2))" office:value-type="float" office:value="0.000000000000535761490253975" calcext:value-type="float">
            <text:p>5,35761490253975E-013</text:p>
          </table:table-cell>
          <table:table-cell table:formula="of:=[.C$9]*[$input.C$9]/([$input.$B$12]^2+[.$A39]^2)*EXP(-((ATAN([$input.$B$12]/[.$A39])+[.C$10]+[.$B$11])^2/[$input.C$15]^2))" office:value-type="float" office:value="0.000294414348155968" calcext:value-type="float">
            <text:p>0,0002944143</text:p>
          </table:table-cell>
          <table:table-cell table:formula="of:=[.B39]+[.C39]" office:value-type="float" office:value="0.00029441434869173" calcext:value-type="float">
            <text:p>0,0002944143</text:p>
          </table:table-cell>
          <table:table-cell table:number-columns-repeated="8"/>
        </table:table-row>
        <table:table-row table:style-name="ro2">
          <table:table-cell office:value-type="float" office:value="2.5" calcext:value-type="float">
            <text:p>2,5</text:p>
          </table:table-cell>
          <table:table-cell table:formula="of:=[.B$9]*[$input.B$9]/([$input.$B$12]^2+[.$A40]^2)*EXP(-((ATAN([$input.$B$12]/[.$A40])+[.B$10]+[.$B$11])^2/[$input.B$15]^2))" office:value-type="float" office:value="0.0000000000033075354982094" calcext:value-type="float">
            <text:p>3,3075354982094E-012</text:p>
          </table:table-cell>
          <table:table-cell table:formula="of:=[.C$9]*[$input.C$9]/([$input.$B$12]^2+[.$A40]^2)*EXP(-((ATAN([$input.$B$12]/[.$A40])+[.C$10]+[.$B$11])^2/[$input.C$15]^2))" office:value-type="float" office:value="0.000498562483058269" calcext:value-type="float">
            <text:p>0,0004985625</text:p>
          </table:table-cell>
          <table:table-cell table:formula="of:=[.B40]+[.C40]" office:value-type="float" office:value="0.000498562486365804" calcext:value-type="float">
            <text:p>0,0004985625</text:p>
          </table:table-cell>
          <table:table-cell table:number-columns-repeated="8"/>
        </table:table-row>
        <table:table-row table:style-name="ro2">
          <table:table-cell office:value-type="float" office:value="2.6" calcext:value-type="float">
            <text:p>2,6</text:p>
          </table:table-cell>
          <table:table-cell table:formula="of:=[.B$9]*[$input.B$9]/([$input.$B$12]^2+[.$A41]^2)*EXP(-((ATAN([$input.$B$12]/[.$A41])+[.B$10]+[.$B$11])^2/[$input.B$15]^2))" office:value-type="float" office:value="0.0000000000177445314762882" calcext:value-type="float">
            <text:p>1,77445314762882E-011</text:p>
          </table:table-cell>
          <table:table-cell table:formula="of:=[.C$9]*[$input.C$9]/([$input.$B$12]^2+[.$A41]^2)*EXP(-((ATAN([$input.$B$12]/[.$A41])+[.C$10]+[.$B$11])^2/[$input.C$15]^2))" office:value-type="float" office:value="0.000807524917700147" calcext:value-type="float">
            <text:p>0,0008075249</text:p>
          </table:table-cell>
          <table:table-cell table:formula="of:=[.B41]+[.C41]" office:value-type="float" office:value="0.000807524935444678" calcext:value-type="float">
            <text:p>0,0008075249</text:p>
          </table:table-cell>
          <table:table-cell table:number-columns-repeated="8"/>
        </table:table-row>
        <table:table-row table:style-name="ro2">
          <table:table-cell office:value-type="float" office:value="2.7" calcext:value-type="float">
            <text:p>2,7</text:p>
          </table:table-cell>
          <table:table-cell table:formula="of:=[.B$9]*[$input.B$9]/([$input.$B$12]^2+[.$A42]^2)*EXP(-((ATAN([$input.$B$12]/[.$A42])+[.B$10]+[.$B$11])^2/[$input.B$15]^2))" office:value-type="float" office:value="0.0000000000837502876774824" calcext:value-type="float">
            <text:p>8,37502876774824E-011</text:p>
          </table:table-cell>
          <table:table-cell table:formula="of:=[.C$9]*[$input.C$9]/([$input.$B$12]^2+[.$A42]^2)*EXP(-((ATAN([$input.$B$12]/[.$A42])+[.C$10]+[.$B$11])^2/[$input.C$15]^2))" office:value-type="float" office:value="0.00125608662656382" calcext:value-type="float">
            <text:p>0,0012560866</text:p>
          </table:table-cell>
          <table:table-cell table:formula="of:=[.B42]+[.C42]" office:value-type="float" office:value="0.00125608671031411" calcext:value-type="float">
            <text:p>0,0012560867</text:p>
          </table:table-cell>
          <table:table-cell table:number-columns-repeated="8"/>
        </table:table-row>
        <table:table-row table:style-name="ro2">
          <table:table-cell office:value-type="float" office:value="2.8" calcext:value-type="float">
            <text:p>2,8</text:p>
          </table:table-cell>
          <table:table-cell table:formula="of:=[.B$9]*[$input.B$9]/([$input.$B$12]^2+[.$A43]^2)*EXP(-((ATAN([$input.$B$12]/[.$A43])+[.B$10]+[.$B$11])^2/[$input.B$15]^2))" office:value-type="float" office:value="0.000000000351656699502763" calcext:value-type="float">
            <text:p>3,51656699502763E-010</text:p>
          </table:table-cell>
          <table:table-cell table:formula="of:=[.C$9]*[$input.C$9]/([$input.$B$12]^2+[.$A43]^2)*EXP(-((ATAN([$input.$B$12]/[.$A43])+[.C$10]+[.$B$11])^2/[$input.C$15]^2))" office:value-type="float" office:value="0.00188320925874804" calcext:value-type="float">
            <text:p>0,0018832093</text:p>
          </table:table-cell>
          <table:table-cell table:formula="of:=[.B43]+[.C43]" office:value-type="float" office:value="0.00188320961040474" calcext:value-type="float">
            <text:p>0,0018832096</text:p>
          </table:table-cell>
          <table:table-cell table:number-columns-repeated="8"/>
        </table:table-row>
        <table:table-row table:style-name="ro2">
          <table:table-cell office:value-type="float" office:value="2.9" calcext:value-type="float">
            <text:p>2,9</text:p>
          </table:table-cell>
          <table:table-cell table:formula="of:=[.B$9]*[$input.B$9]/([$input.$B$12]^2+[.$A44]^2)*EXP(-((ATAN([$input.$B$12]/[.$A44])+[.B$10]+[.$B$11])^2/[$input.B$15]^2))" office:value-type="float" office:value="0.00000000132698251002438" calcext:value-type="float">
            <text:p>1,32698251002438E-009</text:p>
          </table:table-cell>
          <table:table-cell table:formula="of:=[.C$9]*[$input.C$9]/([$input.$B$12]^2+[.$A44]^2)*EXP(-((ATAN([$input.$B$12]/[.$A44])+[.C$10]+[.$B$11])^2/[$input.C$15]^2))" office:value-type="float" office:value="0.00273043011368769" calcext:value-type="float">
            <text:p>0,0027304301</text:p>
          </table:table-cell>
          <table:table-cell table:formula="of:=[.B44]+[.C44]" office:value-type="float" office:value="0.0027304314406702" calcext:value-type="float">
            <text:p>0,002730431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$9]*[$input.B$9]/([$input.$B$12]^2+[.$A45]^2)*EXP(-((ATAN([$input.$B$12]/[.$A45])+[.B$10]+[.$B$11])^2/[$input.B$15]^2))" office:value-type="float" office:value="0.00000000454171737306977" calcext:value-type="float">
            <text:p>4,54171737306977E-009</text:p>
          </table:table-cell>
          <table:table-cell table:formula="of:=[.C$9]*[$input.C$9]/([$input.$B$12]^2+[.$A45]^2)*EXP(-((ATAN([$input.$B$12]/[.$A45])+[.C$10]+[.$B$11])^2/[$input.C$15]^2))" office:value-type="float" office:value="0.00383988814784388" calcext:value-type="float">
            <text:p>0,0038398881</text:p>
          </table:table-cell>
          <table:table-cell table:formula="of:=[.B45]+[.C45]" office:value-type="float" office:value="0.00383989268956126" calcext:value-type="float">
            <text:p>0,0038398927</text:p>
          </table:table-cell>
          <table:table-cell table:number-columns-repeated="8"/>
        </table:table-row>
        <table:table-row table:style-name="ro2">
          <table:table-cell office:value-type="float" office:value="3.1" calcext:value-type="float">
            <text:p>3,1</text:p>
          </table:table-cell>
          <table:table-cell table:formula="of:=[.B$9]*[$input.B$9]/([$input.$B$12]^2+[.$A46]^2)*EXP(-((ATAN([$input.$B$12]/[.$A46])+[.B$10]+[.$B$11])^2/[$input.B$15]^2))" office:value-type="float" office:value="0.0000000142169601143748" calcext:value-type="float">
            <text:p>1,42169601143748E-008</text:p>
          </table:table-cell>
          <table:table-cell table:formula="of:=[.C$9]*[$input.C$9]/([$input.$B$12]^2+[.$A46]^2)*EXP(-((ATAN([$input.$B$12]/[.$A46])+[.C$10]+[.$B$11])^2/[$input.C$15]^2))" office:value-type="float" office:value="0.0052521663692157" calcext:value-type="float">
            <text:p>0,0052521664</text:p>
          </table:table-cell>
          <table:table-cell table:formula="of:=[.B46]+[.C46]" office:value-type="float" office:value="0.00525218058617582" calcext:value-type="float">
            <text:p>0,0052521806</text:p>
          </table:table-cell>
          <table:table-cell table:number-columns-repeated="8"/>
        </table:table-row>
        <table:table-row table:style-name="ro2">
          <table:table-cell office:value-type="float" office:value="3.2" calcext:value-type="float">
            <text:p>3,2</text:p>
          </table:table-cell>
          <table:table-cell table:formula="of:=[.B$9]*[$input.B$9]/([$input.$B$12]^2+[.$A47]^2)*EXP(-((ATAN([$input.$B$12]/[.$A47])+[.B$10]+[.$B$11])^2/[$input.B$15]^2))" office:value-type="float" office:value="0.0000000410119567380936" calcext:value-type="float">
            <text:p>0,000000041</text:p>
          </table:table-cell>
          <table:table-cell table:formula="of:=[.C$9]*[$input.C$9]/([$input.$B$12]^2+[.$A47]^2)*EXP(-((ATAN([$input.$B$12]/[.$A47])+[.C$10]+[.$B$11])^2/[$input.C$15]^2))" office:value-type="float" office:value="0.00700415288936945" calcext:value-type="float">
            <text:p>0,0070041529</text:p>
          </table:table-cell>
          <table:table-cell table:formula="of:=[.B47]+[.C47]" office:value-type="float" office:value="0.00700419390132619" calcext:value-type="float">
            <text:p>0,0070041939</text:p>
          </table:table-cell>
          <table:table-cell table:number-columns-repeated="8"/>
        </table:table-row>
        <table:table-row table:style-name="ro2">
          <table:table-cell office:value-type="float" office:value="3.3" calcext:value-type="float">
            <text:p>3,3</text:p>
          </table:table-cell>
          <table:table-cell table:formula="of:=[.B$9]*[$input.B$9]/([$input.$B$12]^2+[.$A48]^2)*EXP(-((ATAN([$input.$B$12]/[.$A48])+[.B$10]+[.$B$11])^2/[$input.B$15]^2))" office:value-type="float" office:value="0.000000109776789489697" calcext:value-type="float">
            <text:p>1,09776789489697E-007</text:p>
          </table:table-cell>
          <table:table-cell table:formula="of:=[.C$9]*[$input.C$9]/([$input.$B$12]^2+[.$A48]^2)*EXP(-((ATAN([$input.$B$12]/[.$A48])+[.C$10]+[.$B$11])^2/[$input.C$15]^2))" office:value-type="float" office:value="0.0091271062962757" calcext:value-type="float">
            <text:p>0,0091271063</text:p>
          </table:table-cell>
          <table:table-cell table:formula="of:=[.B48]+[.C48]" office:value-type="float" office:value="0.00912721607306519" calcext:value-type="float">
            <text:p>0,0091272161</text:p>
          </table:table-cell>
          <table:table-cell table:number-columns-repeated="8"/>
        </table:table-row>
        <table:table-row table:style-name="ro2">
          <table:table-cell office:value-type="float" office:value="3.4" calcext:value-type="float">
            <text:p>3,4</text:p>
          </table:table-cell>
          <table:table-cell table:formula="of:=[.B$9]*[$input.B$9]/([$input.$B$12]^2+[.$A49]^2)*EXP(-((ATAN([$input.$B$12]/[.$A49])+[.B$10]+[.$B$11])^2/[$input.B$15]^2))" office:value-type="float" office:value="0.000000274352508712327" calcext:value-type="float">
            <text:p>2,74352508712327E-007</text:p>
          </table:table-cell>
          <table:table-cell table:formula="of:=[.C$9]*[$input.C$9]/([$input.$B$12]^2+[.$A49]^2)*EXP(-((ATAN([$input.$B$12]/[.$A49])+[.C$10]+[.$B$11])^2/[$input.C$15]^2))" office:value-type="float" office:value="0.0116450725049107" calcext:value-type="float">
            <text:p>0,0116450725</text:p>
          </table:table-cell>
          <table:table-cell table:formula="of:=[.B49]+[.C49]" office:value-type="float" office:value="0.0116453468574194" calcext:value-type="float">
            <text:p>0,0116453469</text:p>
          </table:table-cell>
          <table:table-cell table:number-columns-repeated="8"/>
        </table:table-row>
        <table:table-row table:style-name="ro2">
          <table:table-cell office:value-type="float" office:value="3.5" calcext:value-type="float">
            <text:p>3,5</text:p>
          </table:table-cell>
          <table:table-cell table:formula="of:=[.B$9]*[$input.B$9]/([$input.$B$12]^2+[.$A50]^2)*EXP(-((ATAN([$input.$B$12]/[.$A50])+[.B$10]+[.$B$11])^2/[$input.B$15]^2))" office:value-type="float" office:value="0.000000643809459942632" calcext:value-type="float">
            <text:p>6,43809459942632E-007</text:p>
          </table:table-cell>
          <table:table-cell table:formula="of:=[.C$9]*[$input.C$9]/([$input.$B$12]^2+[.$A50]^2)*EXP(-((ATAN([$input.$B$12]/[.$A50])+[.C$10]+[.$B$11])^2/[$input.C$15]^2))" office:value-type="float" office:value="0.0145737496176557" calcext:value-type="float">
            <text:p>0,0145737496</text:p>
          </table:table-cell>
          <table:table-cell table:formula="of:=[.B50]+[.C50]" office:value-type="float" office:value="0.0145743934271156" calcext:value-type="float">
            <text:p>0,0145743934</text:p>
          </table:table-cell>
          <table:table-cell table:number-columns-repeated="8"/>
        </table:table-row>
        <table:table-row table:style-name="ro2">
          <table:table-cell office:value-type="float" office:value="3.6" calcext:value-type="float">
            <text:p>3,6</text:p>
          </table:table-cell>
          <table:table-cell table:formula="of:=[.B$9]*[$input.B$9]/([$input.$B$12]^2+[.$A51]^2)*EXP(-((ATAN([$input.$B$12]/[.$A51])+[.B$10]+[.$B$11])^2/[$input.B$15]^2))" office:value-type="float" office:value="0.00000142587429283022" calcext:value-type="float">
            <text:p>1,42587429283022E-006</text:p>
          </table:table-cell>
          <table:table-cell table:formula="of:=[.C$9]*[$input.C$9]/([$input.$B$12]^2+[.$A51]^2)*EXP(-((ATAN([$input.$B$12]/[.$A51])+[.C$10]+[.$B$11])^2/[$input.C$15]^2))" office:value-type="float" office:value="0.0179198440502128" calcext:value-type="float">
            <text:p>0,0179198441</text:p>
          </table:table-cell>
          <table:table-cell table:formula="of:=[.B51]+[.C51]" office:value-type="float" office:value="0.0179212699245056" calcext:value-type="float">
            <text:p>0,0179212699</text:p>
          </table:table-cell>
          <table:table-cell table:number-columns-repeated="8"/>
        </table:table-row>
        <table:table-row table:style-name="ro2">
          <table:table-cell office:value-type="float" office:value="3.7" calcext:value-type="float">
            <text:p>3,7</text:p>
          </table:table-cell>
          <table:table-cell table:formula="of:=[.B$9]*[$input.B$9]/([$input.$B$12]^2+[.$A52]^2)*EXP(-((ATAN([$input.$B$12]/[.$A52])+[.B$10]+[.$B$11])^2/[$input.B$15]^2))" office:value-type="float" office:value="0.00000299434562113807" calcext:value-type="float">
            <text:p>2,99434562113807E-006</text:p>
          </table:table-cell>
          <table:table-cell table:formula="of:=[.C$9]*[$input.C$9]/([$input.$B$12]^2+[.$A52]^2)*EXP(-((ATAN([$input.$B$12]/[.$A52])+[.C$10]+[.$B$11])^2/[$input.C$15]^2))" office:value-type="float" office:value="0.0216809127676494" calcext:value-type="float">
            <text:p>0,0216809128</text:p>
          </table:table-cell>
          <table:table-cell table:formula="of:=[.B52]+[.C52]" office:value-type="float" office:value="0.0216839071132705" calcext:value-type="float">
            <text:p>0,0216839071</text:p>
          </table:table-cell>
          <table:table-cell table:number-columns-repeated="8"/>
        </table:table-row>
        <table:table-row table:style-name="ro2">
          <table:table-cell office:value-type="float" office:value="3.8" calcext:value-type="float">
            <text:p>3,8</text:p>
          </table:table-cell>
          <table:table-cell table:formula="of:=[.B$9]*[$input.B$9]/([$input.$B$12]^2+[.$A53]^2)*EXP(-((ATAN([$input.$B$12]/[.$A53])+[.B$10]+[.$B$11])^2/[$input.B$15]^2))" office:value-type="float" office:value="0.00000598765248231041" calcext:value-type="float">
            <text:p>5,98765248231041E-006</text:p>
          </table:table-cell>
          <table:table-cell table:formula="of:=[.C$9]*[$input.C$9]/([$input.$B$12]^2+[.$A53]^2)*EXP(-((ATAN([$input.$B$12]/[.$A53])+[.C$10]+[.$B$11])^2/[$input.C$15]^2))" office:value-type="float" office:value="0.0258456477756833" calcext:value-type="float">
            <text:p>0,0258456478</text:p>
          </table:table-cell>
          <table:table-cell table:formula="of:=[.B53]+[.C53]" office:value-type="float" office:value="0.0258516354281656" calcext:value-type="float">
            <text:p>0,0258516354</text:p>
          </table:table-cell>
          <table:table-cell table:number-columns-repeated="8"/>
        </table:table-row>
        <table:table-row table:style-name="ro2">
          <table:table-cell office:value-type="float" office:value="3.9" calcext:value-type="float">
            <text:p>3,9</text:p>
          </table:table-cell>
          <table:table-cell table:formula="of:=[.B$9]*[$input.B$9]/([$input.$B$12]^2+[.$A54]^2)*EXP(-((ATAN([$input.$B$12]/[.$A54])+[.B$10]+[.$B$11])^2/[$input.B$15]^2))" office:value-type="float" office:value="0.000011445011744779" calcext:value-type="float">
            <text:p>0,000011445</text:p>
          </table:table-cell>
          <table:table-cell table:formula="of:=[.C$9]*[$input.C$9]/([$input.$B$12]^2+[.$A54]^2)*EXP(-((ATAN([$input.$B$12]/[.$A54])+[.C$10]+[.$B$11])^2/[$input.C$15]^2))" office:value-type="float" office:value="0.0303945322214985" calcext:value-type="float">
            <text:p>0,0303945322</text:p>
          </table:table-cell>
          <table:table-cell table:formula="of:=[.B54]+[.C54]" office:value-type="float" office:value="0.0304059772332433" calcext:value-type="float">
            <text:p>0,0304059772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$9]*[$input.B$9]/([$input.$B$12]^2+[.$A55]^2)*EXP(-((ATAN([$input.$B$12]/[.$A55])+[.B$10]+[.$B$11])^2/[$input.B$15]^2))" office:value-type="float" office:value="0.0000209846643760105" calcext:value-type="float">
            <text:p>2,09846643760105E-005</text:p>
          </table:table-cell>
          <table:table-cell table:formula="of:=[.C$9]*[$input.C$9]/([$input.$B$12]^2+[.$A55]^2)*EXP(-((ATAN([$input.$B$12]/[.$A55])+[.C$10]+[.$B$11])^2/[$input.C$15]^2))" office:value-type="float" office:value="0.0353007826079528" calcext:value-type="float">
            <text:p>0,0353007826</text:p>
          </table:table-cell>
          <table:table-cell table:formula="of:=[.B55]+[.C55]" office:value-type="float" office:value="0.0353217672723288" calcext:value-type="float">
            <text:p>0,0353217673</text:p>
          </table:table-cell>
          <table:table-cell table:number-columns-repeated="8"/>
        </table:table-row>
        <table:table-row table:style-name="ro2">
          <table:table-cell office:value-type="float" office:value="4.1" calcext:value-type="float">
            <text:p>4,1</text:p>
          </table:table-cell>
          <table:table-cell table:formula="of:=[.B$9]*[$input.B$9]/([$input.$B$12]^2+[.$A56]^2)*EXP(-((ATAN([$input.$B$12]/[.$A56])+[.B$10]+[.$B$11])^2/[$input.B$15]^2))" office:value-type="float" office:value="0.0000370254039589558" calcext:value-type="float">
            <text:p>3,70254039589558E-005</text:p>
          </table:table-cell>
          <table:table-cell table:formula="of:=[.C$9]*[$input.C$9]/([$input.$B$12]^2+[.$A56]^2)*EXP(-((ATAN([$input.$B$12]/[.$A56])+[.C$10]+[.$B$11])^2/[$input.C$15]^2))" office:value-type="float" office:value="0.0405314872615661" calcext:value-type="float">
            <text:p>0,0405314873</text:p>
          </table:table-cell>
          <table:table-cell table:formula="of:=[.B56]+[.C56]" office:value-type="float" office:value="0.040568512665525" calcext:value-type="float">
            <text:p>0,0405685127</text:p>
          </table:table-cell>
          <table:table-cell table:number-columns-repeated="8"/>
        </table:table-row>
        <table:table-row table:style-name="ro2">
          <table:table-cell office:value-type="float" office:value="4.2" calcext:value-type="float">
            <text:p>4,2</text:p>
          </table:table-cell>
          <table:table-cell table:formula="of:=[.B$9]*[$input.B$9]/([$input.$B$12]^2+[.$A57]^2)*EXP(-((ATAN([$input.$B$12]/[.$A57])+[.B$10]+[.$B$11])^2/[$input.B$15]^2))" office:value-type="float" office:value="0.000063048292458595" calcext:value-type="float">
            <text:p>6,3048292458595E-005</text:p>
          </table:table-cell>
          <table:table-cell table:formula="of:=[.C$9]*[$input.C$9]/([$input.$B$12]^2+[.$A57]^2)*EXP(-((ATAN([$input.$B$12]/[.$A57])+[.C$10]+[.$B$11])^2/[$input.C$15]^2))" office:value-type="float" office:value="0.0460488550571468" calcext:value-type="float">
            <text:p>0,0460488551</text:p>
          </table:table-cell>
          <table:table-cell table:formula="of:=[.B57]+[.C57]" office:value-type="float" office:value="0.0461119033496054" calcext:value-type="float">
            <text:p>0,0461119033</text:p>
          </table:table-cell>
          <table:table-cell table:number-columns-repeated="8"/>
        </table:table-row>
        <table:table-row table:style-name="ro2">
          <table:table-cell office:value-type="float" office:value="4.3" calcext:value-type="float">
            <text:p>4,3</text:p>
          </table:table-cell>
          <table:table-cell table:formula="of:=[.B$9]*[$input.B$9]/([$input.$B$12]^2+[.$A58]^2)*EXP(-((ATAN([$input.$B$12]/[.$A58])+[.B$10]+[.$B$11])^2/[$input.B$15]^2))" office:value-type="float" office:value="0.000103890554036563" calcext:value-type="float">
            <text:p>0,0001038906</text:p>
          </table:table-cell>
          <table:table-cell table:formula="of:=[.C$9]*[$input.C$9]/([$input.$B$12]^2+[.$A58]^2)*EXP(-((ATAN([$input.$B$12]/[.$A58])+[.C$10]+[.$B$11])^2/[$input.C$15]^2))" office:value-type="float" office:value="0.0518114979802152" calcext:value-type="float">
            <text:p>0,051811498</text:p>
          </table:table-cell>
          <table:table-cell table:formula="of:=[.B58]+[.C58]" office:value-type="float" office:value="0.0519153885342517" calcext:value-type="float">
            <text:p>0,0519153885</text:p>
          </table:table-cell>
          <table:table-cell table:number-columns-repeated="8"/>
        </table:table-row>
        <table:table-row table:style-name="ro2">
          <table:table-cell office:value-type="float" office:value="4.4" calcext:value-type="float">
            <text:p>4,4</text:p>
          </table:table-cell>
          <table:table-cell table:formula="of:=[.B$9]*[$input.B$9]/([$input.$B$12]^2+[.$A59]^2)*EXP(-((ATAN([$input.$B$12]/[.$A59])+[.B$10]+[.$B$11])^2/[$input.B$15]^2))" office:value-type="float" office:value="0.000166058764653566" calcext:value-type="float">
            <text:p>0,0001660588</text:p>
          </table:table-cell>
          <table:table-cell table:formula="of:=[.C$9]*[$input.C$9]/([$input.$B$12]^2+[.$A59]^2)*EXP(-((ATAN([$input.$B$12]/[.$A59])+[.C$10]+[.$B$11])^2/[$input.C$15]^2))" office:value-type="float" office:value="0.0577756840369984" calcext:value-type="float">
            <text:p>0,057775684</text:p>
          </table:table-cell>
          <table:table-cell table:formula="of:=[.B59]+[.C59]" office:value-type="float" office:value="0.0579417428016519" calcext:value-type="float">
            <text:p>0,0579417428</text:p>
          </table:table-cell>
          <table:table-cell table:number-columns-repeated="8"/>
        </table:table-row>
        <table:table-row table:style-name="ro2">
          <table:table-cell office:value-type="float" office:value="4.5" calcext:value-type="float">
            <text:p>4,5</text:p>
          </table:table-cell>
          <table:table-cell table:formula="of:=[.B$9]*[$input.B$9]/([$input.$B$12]^2+[.$A60]^2)*EXP(-((ATAN([$input.$B$12]/[.$A60])+[.B$10]+[.$B$11])^2/[$input.B$15]^2))" office:value-type="float" office:value="0.000258044271137616" calcext:value-type="float">
            <text:p>0,0002580443</text:p>
          </table:table-cell>
          <table:table-cell table:formula="of:=[.C$9]*[$input.C$9]/([$input.$B$12]^2+[.$A60]^2)*EXP(-((ATAN([$input.$B$12]/[.$A60])+[.C$10]+[.$B$11])^2/[$input.C$15]^2))" office:value-type="float" office:value="0.0638965113109646" calcext:value-type="float">
            <text:p>0,0638965113</text:p>
          </table:table-cell>
          <table:table-cell table:formula="of:=[.B60]+[.C60]" office:value-type="float" office:value="0.0641545555821023" calcext:value-type="float">
            <text:p>0,0641545556</text:p>
          </table:table-cell>
          <table:table-cell table:number-columns-repeated="8"/>
        </table:table-row>
        <table:table-row table:style-name="ro2">
          <table:table-cell office:value-type="float" office:value="4.6" calcext:value-type="float">
            <text:p>4,6</text:p>
          </table:table-cell>
          <table:table-cell table:formula="of:=[.B$9]*[$input.B$9]/([$input.$B$12]^2+[.$A61]^2)*EXP(-((ATAN([$input.$B$12]/[.$A61])+[.B$10]+[.$B$11])^2/[$input.B$15]^2))" office:value-type="float" office:value="0.000390620861321438" calcext:value-type="float">
            <text:p>0,0003906209</text:p>
          </table:table-cell>
          <table:table-cell table:formula="of:=[.C$9]*[$input.C$9]/([$input.$B$12]^2+[.$A61]^2)*EXP(-((ATAN([$input.$B$12]/[.$A61])+[.C$10]+[.$B$11])^2/[$input.C$15]^2))" office:value-type="float" office:value="0.0701289680989027" calcext:value-type="float">
            <text:p>0,0701289681</text:p>
          </table:table-cell>
          <table:table-cell table:formula="of:=[.B61]+[.C61]" office:value-type="float" office:value="0.0705195889602242" calcext:value-type="float">
            <text:p>0,070519589</text:p>
          </table:table-cell>
          <table:table-cell table:number-columns-repeated="8"/>
        </table:table-row>
        <table:table-row table:style-name="ro2">
          <table:table-cell office:value-type="float" office:value="4.7" calcext:value-type="float">
            <text:p>4,7</text:p>
          </table:table-cell>
          <table:table-cell table:formula="of:=[.B$9]*[$input.B$9]/([$input.$B$12]^2+[.$A62]^2)*EXP(-((ATAN([$input.$B$12]/[.$A62])+[.B$10]+[.$B$11])^2/[$input.B$15]^2))" office:value-type="float" office:value="0.000577103479417125" calcext:value-type="float">
            <text:p>0,0005771035</text:p>
          </table:table-cell>
          <table:table-cell table:formula="of:=[.C$9]*[$input.C$9]/([$input.$B$12]^2+[.$A62]^2)*EXP(-((ATAN([$input.$B$12]/[.$A62])+[.C$10]+[.$B$11])^2/[$input.C$15]^2))" office:value-type="float" office:value="0.0764288569999416" calcext:value-type="float">
            <text:p>0,076428857</text:p>
          </table:table-cell>
          <table:table-cell table:formula="of:=[.B62]+[.C62]" office:value-type="float" office:value="0.0770059604793587" calcext:value-type="float">
            <text:p>0,0770059605</text:p>
          </table:table-cell>
          <table:table-cell table:number-columns-repeated="8"/>
        </table:table-row>
        <table:table-row table:style-name="ro2">
          <table:table-cell office:value-type="float" office:value="4.8" calcext:value-type="float">
            <text:p>4,8</text:p>
          </table:table-cell>
          <table:table-cell table:formula="of:=[.B$9]*[$input.B$9]/([$input.$B$12]^2+[.$A63]^2)*EXP(-((ATAN([$input.$B$12]/[.$A63])+[.B$10]+[.$B$11])^2/[$input.B$15]^2))" office:value-type="float" office:value="0.000833547422825195" calcext:value-type="float">
            <text:p>0,0008335474</text:p>
          </table:table-cell>
          <table:table-cell table:formula="of:=[.C$9]*[$input.C$9]/([$input.$B$12]^2+[.$A63]^2)*EXP(-((ATAN([$input.$B$12]/[.$A63])+[.C$10]+[.$B$11])^2/[$input.C$15]^2))" office:value-type="float" office:value="0.0827535719618309" calcext:value-type="float">
            <text:p>0,082753572</text:p>
          </table:table-cell>
          <table:table-cell table:formula="of:=[.B63]+[.C63]" office:value-type="float" office:value="0.0835871193846561" calcext:value-type="float">
            <text:p>0,0835871194</text:p>
          </table:table-cell>
          <table:table-cell table:number-columns-repeated="8"/>
        </table:table-row>
        <table:table-row table:style-name="ro2">
          <table:table-cell office:value-type="float" office:value="4.9" calcext:value-type="float">
            <text:p>4,9</text:p>
          </table:table-cell>
          <table:table-cell table:formula="of:=[.B$9]*[$input.B$9]/([$input.$B$12]^2+[.$A64]^2)*EXP(-((ATAN([$input.$B$12]/[.$A64])+[.B$10]+[.$B$11])^2/[$input.B$15]^2))" office:value-type="float" office:value="0.00117886991207227" calcext:value-type="float">
            <text:p>0,0011788699</text:p>
          </table:table-cell>
          <table:table-cell table:formula="of:=[.C$9]*[$input.C$9]/([$input.$B$12]^2+[.$A64]^2)*EXP(-((ATAN([$input.$B$12]/[.$A64])+[.C$10]+[.$B$11])^2/[$input.C$15]^2))" office:value-type="float" office:value="0.0890627263346376" calcext:value-type="float">
            <text:p>0,0890627263</text:p>
          </table:table-cell>
          <table:table-cell table:formula="of:=[.B64]+[.C64]" office:value-type="float" office:value="0.0902415962467099" calcext:value-type="float">
            <text:p>0,0902415962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$9]*[$input.B$9]/([$input.$B$12]^2+[.$A65]^2)*EXP(-((ATAN([$input.$B$12]/[.$A65])+[.B$10]+[.$B$11])^2/[$input.B$15]^2))" office:value-type="float" office:value="0.00163487992522404" calcext:value-type="float">
            <text:p>0,0016348799</text:p>
          </table:table-cell>
          <table:table-cell table:formula="of:=[.C$9]*[$input.C$9]/([$input.$B$12]^2+[.$A65]^2)*EXP(-((ATAN([$input.$B$12]/[.$A65])+[.C$10]+[.$B$11])^2/[$input.C$15]^2))" office:value-type="float" office:value="0.0953186369180504" calcext:value-type="float">
            <text:p>0,0953186369</text:p>
          </table:table-cell>
          <table:table-cell table:formula="of:=[.B65]+[.C65]" office:value-type="float" office:value="0.0969535168432744" calcext:value-type="float">
            <text:p>0,0969535168</text:p>
          </table:table-cell>
          <table:table-cell table:number-columns-repeated="8"/>
        </table:table-row>
        <table:table-row table:style-name="ro2">
          <table:table-cell office:value-type="float" office:value="5.1" calcext:value-type="float">
            <text:p>5,1</text:p>
          </table:table-cell>
          <table:table-cell table:formula="of:=[.B$9]*[$input.B$9]/([$input.$B$12]^2+[.$A66]^2)*EXP(-((ATAN([$input.$B$12]/[.$A66])+[.B$10]+[.$B$11])^2/[$input.B$15]^2))" office:value-type="float" office:value="0.00222620730597665" calcext:value-type="float">
            <text:p>0,0022262073</text:p>
          </table:table-cell>
          <table:table-cell table:formula="of:=[.C$9]*[$input.C$9]/([$input.$B$12]^2+[.$A66]^2)*EXP(-((ATAN([$input.$B$12]/[.$A66])+[.C$10]+[.$B$11])^2/[$input.C$15]^2))" office:value-type="float" office:value="0.101486673958432" calcext:value-type="float">
            <text:p>0,101486674</text:p>
          </table:table-cell>
          <table:table-cell table:formula="of:=[.B66]+[.C66]" office:value-type="float" office:value="0.103712881264409" calcext:value-type="float">
            <text:p>0,1037128813</text:p>
          </table:table-cell>
          <table:table-cell table:number-columns-repeated="8"/>
        </table:table-row>
        <table:table-row table:style-name="ro2">
          <table:table-cell office:value-type="float" office:value="5.2" calcext:value-type="float">
            <text:p>5,2</text:p>
          </table:table-cell>
          <table:table-cell table:formula="of:=[.B$9]*[$input.B$9]/([$input.$B$12]^2+[.$A67]^2)*EXP(-((ATAN([$input.$B$12]/[.$A67])+[.B$10]+[.$B$11])^2/[$input.B$15]^2))" office:value-type="float" office:value="0.00298012787939387" calcext:value-type="float">
            <text:p>0,0029801279</text:p>
          </table:table-cell>
          <table:table-cell table:formula="of:=[.C$9]*[$input.C$9]/([$input.$B$12]^2+[.$A67]^2)*EXP(-((ATAN([$input.$B$12]/[.$A67])+[.C$10]+[.$B$11])^2/[$input.C$15]^2))" office:value-type="float" office:value="0.107535490298473" calcext:value-type="float">
            <text:p>0,1075354903</text:p>
          </table:table-cell>
          <table:table-cell table:formula="of:=[.B67]+[.C67]" office:value-type="float" office:value="0.110515618177867" calcext:value-type="float">
            <text:p>0,1105156182</text:p>
          </table:table-cell>
          <table:table-cell table:number-columns-repeated="8"/>
        </table:table-row>
        <table:table-row table:style-name="ro2">
          <table:table-cell office:value-type="float" office:value="5.3" calcext:value-type="float">
            <text:p>5,3</text:p>
          </table:table-cell>
          <table:table-cell table:formula="of:=[.B$9]*[$input.B$9]/([$input.$B$12]^2+[.$A68]^2)*EXP(-((ATAN([$input.$B$12]/[.$A68])+[.B$10]+[.$B$11])^2/[$input.B$15]^2))" office:value-type="float" office:value="0.00392628711615647" calcext:value-type="float">
            <text:p>0,0039262871</text:p>
          </table:table-cell>
          <table:table-cell table:formula="of:=[.C$9]*[$input.C$9]/([$input.$B$12]^2+[.$A68]^2)*EXP(-((ATAN([$input.$B$12]/[.$A68])+[.C$10]+[.$B$11])^2/[$input.C$15]^2))" office:value-type="float" office:value="0.113437144694492" calcext:value-type="float">
            <text:p>0,1134371447</text:p>
          </table:table-cell>
          <table:table-cell table:formula="of:=[.B68]+[.C68]" office:value-type="float" office:value="0.117363431810648" calcext:value-type="float">
            <text:p>0,1173634318</text:p>
          </table:table-cell>
          <table:table-cell table:number-columns-repeated="8"/>
        </table:table-row>
        <table:table-row table:style-name="ro2">
          <table:table-cell office:value-type="float" office:value="5.4" calcext:value-type="float">
            <text:p>5,4</text:p>
          </table:table-cell>
          <table:table-cell table:formula="of:=[.B$9]*[$input.B$9]/([$input.$B$12]^2+[.$A69]^2)*EXP(-((ATAN([$input.$B$12]/[.$A69])+[.B$10]+[.$B$11])^2/[$input.B$15]^2))" office:value-type="float" office:value="0.00509633029845696" calcext:value-type="float">
            <text:p>0,0050963303</text:p>
          </table:table-cell>
          <table:table-cell table:formula="of:=[.C$9]*[$input.C$9]/([$input.$B$12]^2+[.$A69]^2)*EXP(-((ATAN([$input.$B$12]/[.$A69])+[.C$10]+[.$B$11])^2/[$input.C$15]^2))" office:value-type="float" office:value="0.119167134990374" calcext:value-type="float">
            <text:p>0,119167135</text:p>
          </table:table-cell>
          <table:table-cell table:formula="of:=[.B69]+[.C69]" office:value-type="float" office:value="0.124263465288831" calcext:value-type="float">
            <text:p>0,1242634653</text:p>
          </table:table-cell>
          <table:table-cell table:number-columns-repeated="8"/>
        </table:table-row>
        <table:table-row table:style-name="ro2">
          <table:table-cell office:value-type="float" office:value="5.5" calcext:value-type="float">
            <text:p>5,5</text:p>
          </table:table-cell>
          <table:table-cell table:formula="of:=[.B$9]*[$input.B$9]/([$input.$B$12]^2+[.$A70]^2)*EXP(-((ATAN([$input.$B$12]/[.$A70])+[.B$10]+[.$B$11])^2/[$input.B$15]^2))" office:value-type="float" office:value="0.00652345177396899" calcext:value-type="float">
            <text:p>0,0065234518</text:p>
          </table:table-cell>
          <table:table-cell table:formula="of:=[.C$9]*[$input.C$9]/([$input.$B$12]^2+[.$A70]^2)*EXP(-((ATAN([$input.$B$12]/[.$A70])+[.C$10]+[.$B$11])^2/[$input.C$15]^2))" office:value-type="float" office:value="0.124704356651721" calcext:value-type="float">
            <text:p>0,1247043567</text:p>
          </table:table-cell>
          <table:table-cell table:formula="of:=[.B70]+[.C70]" office:value-type="float" office:value="0.13122780842569" calcext:value-type="float">
            <text:p>0,1312278084</text:p>
          </table:table-cell>
          <table:table-cell table:number-columns-repeated="8"/>
        </table:table-row>
        <table:table-row table:style-name="ro2">
          <table:table-cell office:value-type="float" office:value="5.6" calcext:value-type="float">
            <text:p>5,6</text:p>
          </table:table-cell>
          <table:table-cell table:formula="of:=[.B$9]*[$input.B$9]/([$input.$B$12]^2+[.$A71]^2)*EXP(-((ATAN([$input.$B$12]/[.$A71])+[.B$10]+[.$B$11])^2/[$input.B$15]^2))" office:value-type="float" office:value="0.00824187947173605" calcext:value-type="float">
            <text:p>0,0082418795</text:p>
          </table:table-cell>
          <table:table-cell table:formula="of:=[.C$9]*[$input.C$9]/([$input.$B$12]^2+[.$A71]^2)*EXP(-((ATAN([$input.$B$12]/[.$A71])+[.C$10]+[.$B$11])^2/[$input.C$15]^2))" office:value-type="float" office:value="0.130031001365995" calcext:value-type="float">
            <text:p>0,1300310014</text:p>
          </table:table-cell>
          <table:table-cell table:formula="of:=[.B71]+[.C71]" office:value-type="float" office:value="0.138272880837731" calcext:value-type="float">
            <text:p>0,1382728808</text:p>
          </table:table-cell>
          <table:table-cell table:number-columns-repeated="8"/>
        </table:table-row>
        <table:table-row table:style-name="ro2">
          <table:table-cell office:value-type="float" office:value="5.7" calcext:value-type="float">
            <text:p>5,7</text:p>
          </table:table-cell>
          <table:table-cell table:formula="of:=[.B$9]*[$input.B$9]/([$input.$B$12]^2+[.$A72]^2)*EXP(-((ATAN([$input.$B$12]/[.$A72])+[.B$10]+[.$B$11])^2/[$input.B$15]^2))" office:value-type="float" office:value="0.0102863132525253" calcext:value-type="float">
            <text:p>0,0102863133</text:p>
          </table:table-cell>
          <table:table-cell table:formula="of:=[.C$9]*[$input.C$9]/([$input.$B$12]^2+[.$A72]^2)*EXP(-((ATAN([$input.$B$12]/[.$A72])+[.C$10]+[.$B$11])^2/[$input.C$15]^2))" office:value-type="float" office:value="0.135132409212556" calcext:value-type="float">
            <text:p>0,1351324092</text:p>
          </table:table-cell>
          <table:table-cell table:formula="of:=[.B72]+[.C72]" office:value-type="float" office:value="0.145418722465081" calcext:value-type="float">
            <text:p>0,1454187225</text:p>
          </table:table-cell>
          <table:table-cell table:number-columns-repeated="8"/>
        </table:table-row>
        <table:table-row table:style-name="ro2">
          <table:table-cell office:value-type="float" office:value="5.8" calcext:value-type="float">
            <text:p>5,8</text:p>
          </table:table-cell>
          <table:table-cell table:formula="of:=[.B$9]*[$input.B$9]/([$input.$B$12]^2+[.$A73]^2)*EXP(-((ATAN([$input.$B$12]/[.$A73])+[.B$10]+[.$B$11])^2/[$input.B$15]^2))" office:value-type="float" office:value="0.0126913368492076" calcext:value-type="float">
            <text:p>0,0126913368</text:p>
          </table:table-cell>
          <table:table-cell table:formula="of:=[.C$9]*[$input.C$9]/([$input.$B$12]^2+[.$A73]^2)*EXP(-((ATAN([$input.$B$12]/[.$A73])+[.C$10]+[.$B$11])^2/[$input.C$15]^2))" office:value-type="float" office:value="0.139996886468893" calcext:value-type="float">
            <text:p>0,1399968865</text:p>
          </table:table-cell>
          <table:table-cell table:formula="of:=[.B73]+[.C73]" office:value-type="float" office:value="0.1526882233181" calcext:value-type="float">
            <text:p>0,1526882233</text:p>
          </table:table-cell>
          <table:table-cell table:number-columns-repeated="8"/>
        </table:table-row>
        <table:table-row table:style-name="ro2">
          <table:table-cell office:value-type="float" office:value="5.9" calcext:value-type="float">
            <text:p>5,9</text:p>
          </table:table-cell>
          <table:table-cell table:formula="of:=[.B$9]*[$input.B$9]/([$input.$B$12]^2+[.$A74]^2)*EXP(-((ATAN([$input.$B$12]/[.$A74])+[.B$10]+[.$B$11])^2/[$input.B$15]^2))" office:value-type="float" office:value="0.0154908231903219" calcext:value-type="float">
            <text:p>0,0154908232</text:p>
          </table:table-cell>
          <table:table-cell table:formula="of:=[.C$9]*[$input.C$9]/([$input.$B$12]^2+[.$A74]^2)*EXP(-((ATAN([$input.$B$12]/[.$A74])+[.C$10]+[.$B$11])^2/[$input.C$15]^2))" office:value-type="float" office:value="0.144615499576794" calcext:value-type="float">
            <text:p>0,1446154996</text:p>
          </table:table-cell>
          <table:table-cell table:formula="of:=[.B74]+[.C74]" office:value-type="float" office:value="0.160106322767116" calcext:value-type="float">
            <text:p>0,1601063228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$9]*[$input.B$9]/([$input.$B$12]^2+[.$A75]^2)*EXP(-((ATAN([$input.$B$12]/[.$A75])+[.B$10]+[.$B$11])^2/[$input.B$15]^2))" office:value-type="float" office:value="0.0187173519353917" calcext:value-type="float">
            <text:p>0,0187173519</text:p>
          </table:table-cell>
          <table:table-cell table:formula="of:=[.C$9]*[$input.C$9]/([$input.$B$12]^2+[.$A75]^2)*EXP(-((ATAN([$input.$B$12]/[.$A75])+[.C$10]+[.$B$11])^2/[$input.C$15]^2))" office:value-type="float" office:value="0.148981854241561" calcext:value-type="float">
            <text:p>0,1489818542</text:p>
          </table:table-cell>
          <table:table-cell table:formula="of:=[.B75]+[.C75]" office:value-type="float" office:value="0.167699206176953" calcext:value-type="float">
            <text:p>0,1676992062</text:p>
          </table:table-cell>
          <table:table-cell table:number-columns-repeated="8"/>
        </table:table-row>
        <table:table-row table:style-name="ro2">
          <table:table-cell office:value-type="float" office:value="6.1" calcext:value-type="float">
            <text:p>6,1</text:p>
          </table:table-cell>
          <table:table-cell table:formula="of:=[.B$9]*[$input.B$9]/([$input.$B$12]^2+[.$A76]^2)*EXP(-((ATAN([$input.$B$12]/[.$A76])+[.B$10]+[.$B$11])^2/[$input.B$15]^2))" office:value-type="float" office:value="0.022401656274052" calcext:value-type="float">
            <text:p>0,0224016563</text:p>
          </table:table-cell>
          <table:table-cell table:formula="of:=[.C$9]*[$input.C$9]/([$input.$B$12]^2+[.$A76]^2)*EXP(-((ATAN([$input.$B$12]/[.$A76])+[.C$10]+[.$B$11])^2/[$input.C$15]^2))" office:value-type="float" office:value="0.153091867147403" calcext:value-type="float">
            <text:p>0,1530918671</text:p>
          </table:table-cell>
          <table:table-cell table:formula="of:=[.B76]+[.C76]" office:value-type="float" office:value="0.175493523421455" calcext:value-type="float">
            <text:p>0,1754935234</text:p>
          </table:table-cell>
          <table:table-cell table:number-columns-repeated="8"/>
        </table:table-row>
        <table:table-row table:style-name="ro2">
          <table:table-cell office:value-type="float" office:value="6.2" calcext:value-type="float">
            <text:p>6,2</text:p>
          </table:table-cell>
          <table:table-cell table:formula="of:=[.B$9]*[$input.B$9]/([$input.$B$12]^2+[.$A77]^2)*EXP(-((ATAN([$input.$B$12]/[.$A77])+[.B$10]+[.$B$11])^2/[$input.B$15]^2))" office:value-type="float" office:value="0.0265721136655373" calcext:value-type="float">
            <text:p>0,0265721137</text:p>
          </table:table-cell>
          <table:table-cell table:formula="of:=[.C$9]*[$input.C$9]/([$input.$B$12]^2+[.$A77]^2)*EXP(-((ATAN([$input.$B$12]/[.$A77])+[.C$10]+[.$B$11])^2/[$input.C$15]^2))" office:value-type="float" office:value="0.1569435363879" calcext:value-type="float">
            <text:p>0,1569435364</text:p>
          </table:table-cell>
          <table:table-cell table:formula="of:=[.B77]+[.C77]" office:value-type="float" office:value="0.183515650053438" calcext:value-type="float">
            <text:p>0,1835156501</text:p>
          </table:table-cell>
          <table:table-cell table:number-columns-repeated="8"/>
        </table:table-row>
        <table:table-row table:style-name="ro2">
          <table:table-cell office:value-type="float" office:value="6.3" calcext:value-type="float">
            <text:p>6,3</text:p>
          </table:table-cell>
          <table:table-cell table:formula="of:=[.B$9]*[$input.B$9]/([$input.$B$12]^2+[.$A78]^2)*EXP(-((ATAN([$input.$B$12]/[.$A78])+[.B$10]+[.$B$11])^2/[$input.B$15]^2))" office:value-type="float" office:value="0.0312542924353807" calcext:value-type="float">
            <text:p>0,0312542924</text:p>
          </table:table-cell>
          <table:table-cell table:formula="of:=[.C$9]*[$input.C$9]/([$input.$B$12]^2+[.$A78]^2)*EXP(-((ATAN([$input.$B$12]/[.$A78])+[.C$10]+[.$B$11])^2/[$input.C$15]^2))" office:value-type="float" office:value="0.160536715458878" calcext:value-type="float">
            <text:p>0,1605367155</text:p>
          </table:table-cell>
          <table:table-cell table:formula="of:=[.B78]+[.C78]" office:value-type="float" office:value="0.191791007894259" calcext:value-type="float">
            <text:p>0,1917910079</text:p>
          </table:table-cell>
          <table:table-cell table:number-columns-repeated="8"/>
        </table:table-row>
        <table:table-row table:style-name="ro2">
          <table:table-cell office:value-type="float" office:value="6.4" calcext:value-type="float">
            <text:p>6,4</text:p>
          </table:table-cell>
          <table:table-cell table:formula="of:=[.B$9]*[$input.B$9]/([$input.$B$12]^2+[.$A79]^2)*EXP(-((ATAN([$input.$B$12]/[.$A79])+[.B$10]+[.$B$11])^2/[$input.B$15]^2))" office:value-type="float" office:value="0.0364705632028676" calcext:value-type="float">
            <text:p>0,0364705632</text:p>
          </table:table-cell>
          <table:table-cell table:formula="of:=[.C$9]*[$input.C$9]/([$input.$B$12]^2+[.$A79]^2)*EXP(-((ATAN([$input.$B$12]/[.$A79])+[.C$10]+[.$B$11])^2/[$input.C$15]^2))" office:value-type="float" office:value="0.16387289455499" calcext:value-type="float">
            <text:p>0,1638728946</text:p>
          </table:table-cell>
          <table:table-cell table:formula="of:=[.B79]+[.C79]" office:value-type="float" office:value="0.200343457757857" calcext:value-type="float">
            <text:p>0,2003434578</text:p>
          </table:table-cell>
          <table:table-cell table:number-columns-repeated="8"/>
        </table:table-row>
        <table:table-row table:style-name="ro2">
          <table:table-cell office:value-type="float" office:value="6.5" calcext:value-type="float">
            <text:p>6,5</text:p>
          </table:table-cell>
          <table:table-cell table:formula="of:=[.B$9]*[$input.B$9]/([$input.$B$12]^2+[.$A80]^2)*EXP(-((ATAN([$input.$B$12]/[.$A80])+[.B$10]+[.$B$11])^2/[$input.B$15]^2))" office:value-type="float" office:value="0.0422397811611007" calcext:value-type="float">
            <text:p>0,0422397812</text:p>
          </table:table-cell>
          <table:table-cell table:formula="of:=[.C$9]*[$input.C$9]/([$input.$B$12]^2+[.$A80]^2)*EXP(-((ATAN([$input.$B$12]/[.$A80])+[.C$10]+[.$B$11])^2/[$input.C$15]^2))" office:value-type="float" office:value="0.166954991953476" calcext:value-type="float">
            <text:p>0,166954992</text:p>
          </table:table-cell>
          <table:table-cell table:formula="of:=[.B80]+[.C80]" office:value-type="float" office:value="0.209194773114577" calcext:value-type="float">
            <text:p>0,2091947731</text:p>
          </table:table-cell>
          <table:table-cell table:number-columns-repeated="8"/>
        </table:table-row>
        <table:table-row table:style-name="ro2">
          <table:table-cell office:value-type="float" office:value="6.6" calcext:value-type="float">
            <text:p>6,6</text:p>
          </table:table-cell>
          <table:table-cell table:formula="of:=[.B$9]*[$input.B$9]/([$input.$B$12]^2+[.$A81]^2)*EXP(-((ATAN([$input.$B$12]/[.$A81])+[.B$10]+[.$B$11])^2/[$input.B$15]^2))" office:value-type="float" office:value="0.0485770424148906" calcext:value-type="float">
            <text:p>0,0485770424</text:p>
          </table:table-cell>
          <table:table-cell table:formula="of:=[.C$9]*[$input.C$9]/([$input.$B$12]^2+[.$A81]^2)*EXP(-((ATAN([$input.$B$12]/[.$A81])+[.C$10]+[.$B$11])^2/[$input.C$15]^2))" office:value-type="float" office:value="0.169787157454457" calcext:value-type="float">
            <text:p>0,1697871575</text:p>
          </table:table-cell>
          <table:table-cell table:formula="of:=[.B81]+[.C81]" office:value-type="float" office:value="0.218364199869348" calcext:value-type="float">
            <text:p>0,2183641999</text:p>
          </table:table-cell>
          <table:table-cell table:number-columns-repeated="8"/>
        </table:table-row>
        <table:table-row table:style-name="ro2">
          <table:table-cell office:value-type="float" office:value="6.7" calcext:value-type="float">
            <text:p>6,7</text:p>
          </table:table-cell>
          <table:table-cell table:formula="of:=[.B$9]*[$input.B$9]/([$input.$B$12]^2+[.$A82]^2)*EXP(-((ATAN([$input.$B$12]/[.$A82])+[.B$10]+[.$B$11])^2/[$input.B$15]^2))" office:value-type="float" office:value="0.0554935150091503" calcext:value-type="float">
            <text:p>0,055493515</text:p>
          </table:table-cell>
          <table:table-cell table:formula="of:=[.C$9]*[$input.C$9]/([$input.$B$12]^2+[.$A82]^2)*EXP(-((ATAN([$input.$B$12]/[.$A82])+[.C$10]+[.$B$11])^2/[$input.C$15]^2))" office:value-type="float" office:value="0.172374589167475" calcext:value-type="float">
            <text:p>0,1723745892</text:p>
          </table:table-cell>
          <table:table-cell table:formula="of:=[.B82]+[.C82]" office:value-type="float" office:value="0.227868104176625" calcext:value-type="float">
            <text:p>0,2278681042</text:p>
          </table:table-cell>
          <table:table-cell table:number-columns-repeated="8"/>
        </table:table-row>
        <table:table-row table:style-name="ro2">
          <table:table-cell office:value-type="float" office:value="6.8" calcext:value-type="float">
            <text:p>6,8</text:p>
          </table:table-cell>
          <table:table-cell table:formula="of:=[.B$9]*[$input.B$9]/([$input.$B$12]^2+[.$A83]^2)*EXP(-((ATAN([$input.$B$12]/[.$A83])+[.B$10]+[.$B$11])^2/[$input.B$15]^2))" office:value-type="float" office:value="0.0629963430273833" calcext:value-type="float">
            <text:p>0,062996343</text:p>
          </table:table-cell>
          <table:table-cell table:formula="of:=[.C$9]*[$input.C$9]/([$input.$B$12]^2+[.$A83]^2)*EXP(-((ATAN([$input.$B$12]/[.$A83])+[.C$10]+[.$B$11])^2/[$input.C$15]^2))" office:value-type="float" office:value="0.174723364376966" calcext:value-type="float">
            <text:p>0,1747233644</text:p>
          </table:table-cell>
          <table:table-cell table:formula="of:=[.B83]+[.C83]" office:value-type="float" office:value="0.237719707404349" calcext:value-type="float">
            <text:p>0,2377197074</text:p>
          </table:table-cell>
          <table:table-cell table:number-columns-repeated="8"/>
        </table:table-row>
        <table:table-row table:style-name="ro2">
          <table:table-cell office:value-type="float" office:value="6.9" calcext:value-type="float">
            <text:p>6,9</text:p>
          </table:table-cell>
          <table:table-cell table:formula="of:=[.B$9]*[$input.B$9]/([$input.$B$12]^2+[.$A84]^2)*EXP(-((ATAN([$input.$B$12]/[.$A84])+[.B$10]+[.$B$11])^2/[$input.B$15]^2))" office:value-type="float" office:value="0.0710886202506398" calcext:value-type="float">
            <text:p>0,0710886203</text:p>
          </table:table-cell>
          <table:table-cell table:formula="of:=[.C$9]*[$input.C$9]/([$input.$B$12]^2+[.$A84]^2)*EXP(-((ATAN([$input.$B$12]/[.$A84])+[.C$10]+[.$B$11])^2/[$input.C$15]^2))" office:value-type="float" office:value="0.176840284771393" calcext:value-type="float">
            <text:p>0,1768402848</text:p>
          </table:table-cell>
          <table:table-cell table:formula="of:=[.B84]+[.C84]" office:value-type="float" office:value="0.247928905022033" calcext:value-type="float">
            <text:p>0,247928905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$9]*[$input.B$9]/([$input.$B$12]^2+[.$A85]^2)*EXP(-((ATAN([$input.$B$12]/[.$A85])+[.B$10]+[.$B$11])^2/[$input.B$15]^2))" office:value-type="float" office:value="0.0797694283596995" calcext:value-type="float">
            <text:p>0,0797694284</text:p>
          </table:table-cell>
          <table:table-cell table:formula="of:=[.C$9]*[$input.C$9]/([$input.$B$12]^2+[.$A85]^2)*EXP(-((ATAN([$input.$B$12]/[.$A85])+[.C$10]+[.$B$11])^2/[$input.C$15]^2))" office:value-type="float" office:value="0.178732735968254" calcext:value-type="float">
            <text:p>0,178732736</text:p>
          </table:table-cell>
          <table:table-cell table:formula="of:=[.B85]+[.C85]" office:value-type="float" office:value="0.258502164327953" calcext:value-type="float">
            <text:p>0,2585021643</text:p>
          </table:table-cell>
          <table:table-cell table:number-columns-repeated="8"/>
        </table:table-row>
        <table:table-row table:style-name="ro2">
          <table:table-cell office:value-type="float" office:value="7.1" calcext:value-type="float">
            <text:p>7,1</text:p>
          </table:table-cell>
          <table:table-cell table:formula="of:=[.B$9]*[$input.B$9]/([$input.$B$12]^2+[.$A86]^2)*EXP(-((ATAN([$input.$B$12]/[.$A86])+[.B$10]+[.$B$11])^2/[$input.B$15]^2))" office:value-type="float" office:value="0.0890339335332261" calcext:value-type="float">
            <text:p>0,0890339335</text:p>
          </table:table-cell>
          <table:table-cell table:formula="of:=[.C$9]*[$input.C$9]/([$input.$B$12]^2+[.$A86]^2)*EXP(-((ATAN([$input.$B$12]/[.$A86])+[.C$10]+[.$B$11])^2/[$input.C$15]^2))" office:value-type="float" office:value="0.18040856099664" calcext:value-type="float">
            <text:p>0,180408561</text:p>
          </table:table-cell>
          <table:table-cell table:formula="of:=[.B86]+[.C86]" office:value-type="float" office:value="0.269442494529866" calcext:value-type="float">
            <text:p>0,2694424945</text:p>
          </table:table-cell>
          <table:table-cell table:number-columns-repeated="8"/>
        </table:table-row>
        <table:table-row table:style-name="ro2">
          <table:table-cell office:value-type="float" office:value="7.2" calcext:value-type="float">
            <text:p>7,2</text:p>
          </table:table-cell>
          <table:table-cell table:formula="of:=[.B$9]*[$input.B$9]/([$input.$B$12]^2+[.$A87]^2)*EXP(-((ATAN([$input.$B$12]/[.$A87])+[.B$10]+[.$B$11])^2/[$input.B$15]^2))" office:value-type="float" office:value="0.098873534521476" calcext:value-type="float">
            <text:p>0,0988735345</text:p>
          </table:table-cell>
          <table:table-cell table:formula="of:=[.C$9]*[$input.C$9]/([$input.$B$12]^2+[.$A87]^2)*EXP(-((ATAN([$input.$B$12]/[.$A87])+[.C$10]+[.$B$11])^2/[$input.C$15]^2))" office:value-type="float" office:value="0.181875947197858" calcext:value-type="float">
            <text:p>0,1818759472</text:p>
          </table:table-cell>
          <table:table-cell table:formula="of:=[.B87]+[.C87]" office:value-type="float" office:value="0.280749481719334" calcext:value-type="float">
            <text:p>0,2807494817</text:p>
          </table:table-cell>
          <table:table-cell table:number-columns-repeated="8"/>
        </table:table-row>
        <table:table-row table:style-name="ro2">
          <table:table-cell office:value-type="float" office:value="7.3" calcext:value-type="float">
            <text:p>7,3</text:p>
          </table:table-cell>
          <table:table-cell table:formula="of:=[.B$9]*[$input.B$9]/([$input.$B$12]^2+[.$A88]^2)*EXP(-((ATAN([$input.$B$12]/[.$A88])+[.B$10]+[.$B$11])^2/[$input.B$15]^2))" office:value-type="float" office:value="0.10927605482632" calcext:value-type="float">
            <text:p>0,1092760548</text:p>
          </table:table-cell>
          <table:table-cell table:formula="of:=[.C$9]*[$input.C$9]/([$input.$B$12]^2+[.$A88]^2)*EXP(-((ATAN([$input.$B$12]/[.$A88])+[.C$10]+[.$B$11])^2/[$input.C$15]^2))" office:value-type="float" office:value="0.183143325861253" calcext:value-type="float">
            <text:p>0,1831433259</text:p>
          </table:table-cell>
          <table:table-cell table:formula="of:=[.B88]+[.C88]" office:value-type="float" office:value="0.292419380687573" calcext:value-type="float">
            <text:p>0,2924193807</text:p>
          </table:table-cell>
          <table:table-cell table:number-columns-repeated="8"/>
        </table:table-row>
        <table:table-row table:style-name="ro2">
          <table:table-cell office:value-type="float" office:value="7.4" calcext:value-type="float">
            <text:p>7,4</text:p>
          </table:table-cell>
          <table:table-cell table:formula="of:=[.B$9]*[$input.B$9]/([$input.$B$12]^2+[.$A89]^2)*EXP(-((ATAN([$input.$B$12]/[.$A89])+[.B$10]+[.$B$11])^2/[$input.B$15]^2))" office:value-type="float" office:value="0.120225971453728" calcext:value-type="float">
            <text:p>0,1202259715</text:p>
          </table:table-cell>
          <table:table-cell table:formula="of:=[.C$9]*[$input.C$9]/([$input.$B$12]^2+[.$A89]^2)*EXP(-((ATAN([$input.$B$12]/[.$A89])+[.C$10]+[.$B$11])^2/[$input.C$15]^2))" office:value-type="float" office:value="0.184219283816529" calcext:value-type="float">
            <text:p>0,1842192838</text:p>
          </table:table-cell>
          <table:table-cell table:formula="of:=[.B89]+[.C89]" office:value-type="float" office:value="0.304445255270256" calcext:value-type="float">
            <text:p>0,3044452553</text:p>
          </table:table-cell>
          <table:table-cell table:number-columns-repeated="8"/>
        </table:table-row>
        <table:table-row table:style-name="ro2">
          <table:table-cell office:value-type="float" office:value="7.5" calcext:value-type="float">
            <text:p>7,5</text:p>
          </table:table-cell>
          <table:table-cell table:formula="of:=[.B$9]*[$input.B$9]/([$input.$B$12]^2+[.$A90]^2)*EXP(-((ATAN([$input.$B$12]/[.$A90])+[.B$10]+[.$B$11])^2/[$input.B$15]^2))" office:value-type="float" office:value="0.131704672780552" calcext:value-type="float">
            <text:p>0,1317046728</text:p>
          </table:table-cell>
          <table:table-cell table:formula="of:=[.C$9]*[$input.C$9]/([$input.$B$12]^2+[.$A90]^2)*EXP(-((ATAN([$input.$B$12]/[.$A90])+[.C$10]+[.$B$11])^2/[$input.C$15]^2))" office:value-type="float" office:value="0.185112486146371" calcext:value-type="float">
            <text:p>0,1851124861</text:p>
          </table:table-cell>
          <table:table-cell table:formula="of:=[.B90]+[.C90]" office:value-type="float" office:value="0.316817158926923" calcext:value-type="float">
            <text:p>0,3168171589</text:p>
          </table:table-cell>
          <table:table-cell table:number-columns-repeated="8"/>
        </table:table-row>
        <table:table-row table:style-name="ro2">
          <table:table-cell office:value-type="float" office:value="7.6" calcext:value-type="float">
            <text:p>7,6</text:p>
          </table:table-cell>
          <table:table-cell table:formula="of:=[.B$9]*[$input.B$9]/([$input.$B$12]^2+[.$A91]^2)*EXP(-((ATAN([$input.$B$12]/[.$A91])+[.B$10]+[.$B$11])^2/[$input.B$15]^2))" office:value-type="float" office:value="0.143690738348593" calcext:value-type="float">
            <text:p>0,1436907383</text:p>
          </table:table-cell>
          <table:table-cell table:formula="of:=[.C$9]*[$input.C$9]/([$input.$B$12]^2+[.$A91]^2)*EXP(-((ATAN([$input.$B$12]/[.$A91])+[.C$10]+[.$B$11])^2/[$input.C$15]^2))" office:value-type="float" office:value="0.185831609156257" calcext:value-type="float">
            <text:p>0,1858316092</text:p>
          </table:table-cell>
          <table:table-cell table:formula="of:=[.B91]+[.C91]" office:value-type="float" office:value="0.32952234750485" calcext:value-type="float">
            <text:p>0,3295223475</text:p>
          </table:table-cell>
          <table:table-cell table:number-columns-repeated="8"/>
        </table:table-row>
        <table:table-row table:style-name="ro2">
          <table:table-cell office:value-type="float" office:value="7.7" calcext:value-type="float">
            <text:p>7,7</text:p>
          </table:table-cell>
          <table:table-cell table:formula="of:=[.B$9]*[$input.B$9]/([$input.$B$12]^2+[.$A92]^2)*EXP(-((ATAN([$input.$B$12]/[.$A92])+[.B$10]+[.$B$11])^2/[$input.B$15]^2))" office:value-type="float" office:value="0.15616023382211" calcext:value-type="float">
            <text:p>0,1561602338</text:p>
          </table:table-cell>
          <table:table-cell table:formula="of:=[.C$9]*[$input.C$9]/([$input.$B$12]^2+[.$A92]^2)*EXP(-((ATAN([$input.$B$12]/[.$A92])+[.C$10]+[.$B$11])^2/[$input.C$15]^2))" office:value-type="float" office:value="0.186385282735227" calcext:value-type="float">
            <text:p>0,1863852827</text:p>
          </table:table-cell>
          <table:table-cell table:formula="of:=[.B92]+[.C92]" office:value-type="float" office:value="0.342545516557338" calcext:value-type="float">
            <text:p>0,3425455166</text:p>
          </table:table-cell>
          <table:table-cell table:number-columns-repeated="8"/>
        </table:table-row>
        <table:table-row table:style-name="ro2">
          <table:table-cell office:value-type="float" office:value="7.8" calcext:value-type="float">
            <text:p>7,8</text:p>
          </table:table-cell>
          <table:table-cell table:formula="of:=[.B$9]*[$input.B$9]/([$input.$B$12]^2+[.$A93]^2)*EXP(-((ATAN([$input.$B$12]/[.$A93])+[.B$10]+[.$B$11])^2/[$input.B$15]^2))" office:value-type="float" office:value="0.169087014879725" calcext:value-type="float">
            <text:p>0,1690870149</text:p>
          </table:table-cell>
          <table:table-cell table:formula="of:=[.C$9]*[$input.C$9]/([$input.$B$12]^2+[.$A93]^2)*EXP(-((ATAN([$input.$B$12]/[.$A93])+[.C$10]+[.$B$11])^2/[$input.C$15]^2))" office:value-type="float" office:value="0.186782041256463" calcext:value-type="float">
            <text:p>0,1867820413</text:p>
          </table:table-cell>
          <table:table-cell table:formula="of:=[.B93]+[.C93]" office:value-type="float" office:value="0.355869056136188" calcext:value-type="float">
            <text:p>0,3558690561</text:p>
          </table:table-cell>
          <table:table-cell table:number-columns-repeated="8"/>
        </table:table-row>
        <table:table-row table:style-name="ro2">
          <table:table-cell office:value-type="float" office:value="7.9" calcext:value-type="float">
            <text:p>7,9</text:p>
          </table:table-cell>
          <table:table-cell table:formula="of:=[.B$9]*[$input.B$9]/([$input.$B$12]^2+[.$A94]^2)*EXP(-((ATAN([$input.$B$12]/[.$A94])+[.B$10]+[.$B$11])^2/[$input.B$15]^2))" office:value-type="float" office:value="0.182443034421707" calcext:value-type="float">
            <text:p>0,1824430344</text:p>
          </table:table-cell>
          <table:table-cell table:formula="of:=[.C$9]*[$input.C$9]/([$input.$B$12]^2+[.$A94]^2)*EXP(-((ATAN([$input.$B$12]/[.$A94])+[.C$10]+[.$B$11])^2/[$input.C$15]^2))" office:value-type="float" office:value="0.187030282195097" calcext:value-type="float">
            <text:p>0,1870302822</text:p>
          </table:table-cell>
          <table:table-cell table:formula="of:=[.B94]+[.C94]" office:value-type="float" office:value="0.369473316616804" calcext:value-type="float">
            <text:p>0,3694733166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$9]*[$input.B$9]/([$input.$B$12]^2+[.$A95]^2)*EXP(-((ATAN([$input.$B$12]/[.$A95])+[.B$10]+[.$B$11])^2/[$input.B$15]^2))" office:value-type="float" office:value="0.196198648127302" calcext:value-type="float">
            <text:p>0,1961986481</text:p>
          </table:table-cell>
          <table:table-cell table:formula="of:=[.C$9]*[$input.C$9]/([$input.$B$12]^2+[.$A95]^2)*EXP(-((ATAN([$input.$B$12]/[.$A95])+[.C$10]+[.$B$11])^2/[$input.C$15]^2))" office:value-type="float" office:value="0.18713823167885" calcext:value-type="float">
            <text:p>0,1871382317</text:p>
          </table:table-cell>
          <table:table-cell table:formula="of:=[.B95]+[.C95]" office:value-type="float" office:value="0.383336879806152" calcext:value-type="float">
            <text:p>0,3833368798</text:p>
          </table:table-cell>
          <table:table-cell table:number-columns-repeated="8"/>
        </table:table-row>
        <table:table-row table:style-name="ro2">
          <table:table-cell office:value-type="float" office:value="8.1" calcext:value-type="float">
            <text:p>8,1</text:p>
          </table:table-cell>
          <table:table-cell table:formula="of:=[.B$9]*[$input.B$9]/([$input.$B$12]^2+[.$A96]^2)*EXP(-((ATAN([$input.$B$12]/[.$A96])+[.B$10]+[.$B$11])^2/[$input.B$15]^2))" office:value-type="float" office:value="0.210322914067317" calcext:value-type="float">
            <text:p>0,2103229141</text:p>
          </table:table-cell>
          <table:table-cell table:formula="of:=[.C$9]*[$input.C$9]/([$input.$B$12]^2+[.$A96]^2)*EXP(-((ATAN([$input.$B$12]/[.$A96])+[.C$10]+[.$B$11])^2/[$input.C$15]^2))" office:value-type="float" office:value="0.187113916231804" calcext:value-type="float">
            <text:p>0,1871139162</text:p>
          </table:table-cell>
          <table:table-cell table:formula="of:=[.B96]+[.C96]" office:value-type="float" office:value="0.397436830299121" calcext:value-type="float">
            <text:p>0,3974368303</text:p>
          </table:table-cell>
          <table:table-cell table:number-columns-repeated="8"/>
        </table:table-row>
        <table:table-row table:style-name="ro2">
          <table:table-cell office:value-type="float" office:value="8.2" calcext:value-type="float">
            <text:p>8,2</text:p>
          </table:table-cell>
          <table:table-cell table:formula="of:=[.B$9]*[$input.B$9]/([$input.$B$12]^2+[.$A97]^2)*EXP(-((ATAN([$input.$B$12]/[.$A97])+[.B$10]+[.$B$11])^2/[$input.B$15]^2))" office:value-type="float" office:value="0.224783882742747" calcext:value-type="float">
            <text:p>0,2247838827</text:p>
          </table:table-cell>
          <table:table-cell table:formula="of:=[.C$9]*[$input.C$9]/([$input.$B$12]^2+[.$A97]^2)*EXP(-((ATAN([$input.$B$12]/[.$A97])+[.C$10]+[.$B$11])^2/[$input.C$15]^2))" office:value-type="float" office:value="0.186965140020288" calcext:value-type="float">
            <text:p>0,18696514</text:p>
          </table:table-cell>
          <table:table-cell table:formula="of:=[.B97]+[.C97]" office:value-type="float" office:value="0.411749022763035" calcext:value-type="float">
            <text:p>0,4117490228</text:p>
          </table:table-cell>
          <table:table-cell table:number-columns-repeated="8"/>
        </table:table-row>
        <table:table-row table:style-name="ro2">
          <table:table-cell office:value-type="float" office:value="8.3" calcext:value-type="float">
            <text:p>8,3</text:p>
          </table:table-cell>
          <table:table-cell table:formula="of:=[.B$9]*[$input.B$9]/([$input.$B$12]^2+[.$A98]^2)*EXP(-((ATAN([$input.$B$12]/[.$A98])+[.B$10]+[.$B$11])^2/[$input.B$15]^2))" office:value-type="float" office:value="0.239548874563561" calcext:value-type="float">
            <text:p>0,2395488746</text:p>
          </table:table-cell>
          <table:table-cell table:formula="of:=[.C$9]*[$input.C$9]/([$input.$B$12]^2+[.$A98]^2)*EXP(-((ATAN([$input.$B$12]/[.$A98])+[.C$10]+[.$B$11])^2/[$input.C$15]^2))" office:value-type="float" office:value="0.186699466960575" calcext:value-type="float">
            <text:p>0,186699467</text:p>
          </table:table-cell>
          <table:table-cell table:formula="of:=[.B98]+[.C98]" office:value-type="float" office:value="0.426248341524135" calcext:value-type="float">
            <text:p>0,4262483415</text:p>
          </table:table-cell>
          <table:table-cell table:number-columns-repeated="8"/>
        </table:table-row>
        <table:table-row table:style-name="ro2">
          <table:table-cell office:value-type="float" office:value="8.4" calcext:value-type="float">
            <text:p>8,4</text:p>
          </table:table-cell>
          <table:table-cell table:formula="of:=[.B$9]*[$input.B$9]/([$input.$B$12]^2+[.$A99]^2)*EXP(-((ATAN([$input.$B$12]/[.$A99])+[.B$10]+[.$B$11])^2/[$input.B$15]^2))" office:value-type="float" office:value="0.25458474238978" calcext:value-type="float">
            <text:p>0,2545847424</text:p>
          </table:table-cell>
          <table:table-cell table:formula="of:=[.C$9]*[$input.C$9]/([$input.$B$12]^2+[.$A99]^2)*EXP(-((ATAN([$input.$B$12]/[.$A99])+[.C$10]+[.$B$11])^2/[$input.C$15]^2))" office:value-type="float" office:value="0.186324207099309" calcext:value-type="float">
            <text:p>0,1863242071</text:p>
          </table:table-cell>
          <table:table-cell table:formula="of:=[.B99]+[.C99]" office:value-type="float" office:value="0.440908949489089" calcext:value-type="float">
            <text:p>0,4409089495</text:p>
          </table:table-cell>
          <table:table-cell table:number-columns-repeated="8"/>
        </table:table-row>
        <table:table-row table:style-name="ro2">
          <table:table-cell office:value-type="float" office:value="8.5" calcext:value-type="float">
            <text:p>8,5</text:p>
          </table:table-cell>
          <table:table-cell table:formula="of:=[.B$9]*[$input.B$9]/([$input.$B$12]^2+[.$A100]^2)*EXP(-((ATAN([$input.$B$12]/[.$A100])+[.B$10]+[.$B$11])^2/[$input.B$15]^2))" office:value-type="float" office:value="0.269858117320415" calcext:value-type="float">
            <text:p>0,2698581173</text:p>
          </table:table-cell>
          <table:table-cell table:formula="of:=[.C$9]*[$input.C$9]/([$input.$B$12]^2+[.$A100]^2)*EXP(-((ATAN([$input.$B$12]/[.$A100])+[.C$10]+[.$B$11])^2/[$input.C$15]^2))" office:value-type="float" office:value="0.185846406728112" calcext:value-type="float">
            <text:p>0,1858464067</text:p>
          </table:table-cell>
          <table:table-cell table:formula="of:=[.B100]+[.C100]" office:value-type="float" office:value="0.455704524048526" calcext:value-type="float">
            <text:p>0,455704524</text:p>
          </table:table-cell>
          <table:table-cell table:number-columns-repeated="8"/>
        </table:table-row>
        <table:table-row table:style-name="ro2">
          <table:table-cell office:value-type="float" office:value="8.6" calcext:value-type="float">
            <text:p>8,6</text:p>
          </table:table-cell>
          <table:table-cell table:formula="of:=[.B$9]*[$input.B$9]/([$input.$B$12]^2+[.$A101]^2)*EXP(-((ATAN([$input.$B$12]/[.$A101])+[.B$10]+[.$B$11])^2/[$input.B$15]^2))" office:value-type="float" office:value="0.285335636428506" calcext:value-type="float">
            <text:p>0,2853356364</text:p>
          </table:table-cell>
          <table:table-cell table:formula="of:=[.C$9]*[$input.C$9]/([$input.$B$12]^2+[.$A101]^2)*EXP(-((ATAN([$input.$B$12]/[.$A101])+[.C$10]+[.$B$11])^2/[$input.C$15]^2))" office:value-type="float" office:value="0.185272841742836" calcext:value-type="float">
            <text:p>0,1852728417</text:p>
          </table:table-cell>
          <table:table-cell table:formula="of:=[.B101]+[.C101]" office:value-type="float" office:value="0.470608478171342" calcext:value-type="float">
            <text:p>0,4706084782</text:p>
          </table:table-cell>
          <table:table-cell table:number-columns-repeated="8"/>
        </table:table-row>
        <table:table-row table:style-name="ro2">
          <table:table-cell office:value-type="float" office:value="8.7" calcext:value-type="float">
            <text:p>8,7</text:p>
          </table:table-cell>
          <table:table-cell table:formula="of:=[.B$9]*[$input.B$9]/([$input.$B$12]^2+[.$A102]^2)*EXP(-((ATAN([$input.$B$12]/[.$A102])+[.B$10]+[.$B$11])^2/[$input.B$15]^2))" office:value-type="float" office:value="0.30098415159914" calcext:value-type="float">
            <text:p>0,3009841516</text:p>
          </table:table-cell>
          <table:table-cell table:formula="of:=[.C$9]*[$input.C$9]/([$input.$B$12]^2+[.$A102]^2)*EXP(-((ATAN([$input.$B$12]/[.$A102])+[.C$10]+[.$B$11])^2/[$input.C$15]^2))" office:value-type="float" office:value="0.18461001380486" calcext:value-type="float">
            <text:p>0,1846100138</text:p>
          </table:table-cell>
          <table:table-cell table:formula="of:=[.B102]+[.C102]" office:value-type="float" office:value="0.485594165404" calcext:value-type="float">
            <text:p>0,4855941654</text:p>
          </table:table-cell>
          <table:table-cell table:number-columns-repeated="8"/>
        </table:table-row>
        <table:table-row table:style-name="ro2">
          <table:table-cell office:value-type="float" office:value="8.8" calcext:value-type="float">
            <text:p>8,8</text:p>
          </table:table-cell>
          <table:table-cell table:formula="of:=[.B$9]*[$input.B$9]/([$input.$B$12]^2+[.$A103]^2)*EXP(-((ATAN([$input.$B$12]/[.$A103])+[.B$10]+[.$B$11])^2/[$input.B$15]^2))" office:value-type="float" office:value="0.316770919030648" calcext:value-type="float">
            <text:p>0,316770919</text:p>
          </table:table-cell>
          <table:table-cell table:formula="of:=[.C$9]*[$input.C$9]/([$input.$B$12]^2+[.$A103]^2)*EXP(-((ATAN([$input.$B$12]/[.$A103])+[.C$10]+[.$B$11])^2/[$input.C$15]^2))" office:value-type="float" office:value="0.183864148906108" calcext:value-type="float">
            <text:p>0,1838641489</text:p>
          </table:table-cell>
          <table:table-cell table:formula="of:=[.B103]+[.C103]" office:value-type="float" office:value="0.500635067936756" calcext:value-type="float">
            <text:p>0,5006350679</text:p>
          </table:table-cell>
          <table:table-cell table:number-columns-repeated="8"/>
        </table:table-row>
        <table:table-row table:style-name="ro2">
          <table:table-cell office:value-type="float" office:value="8.9" calcext:value-type="float">
            <text:p>8,9</text:p>
          </table:table-cell>
          <table:table-cell table:formula="of:=[.B$9]*[$input.B$9]/([$input.$B$12]^2+[.$A104]^2)*EXP(-((ATAN([$input.$B$12]/[.$A104])+[.B$10]+[.$B$11])^2/[$input.B$15]^2))" office:value-type="float" office:value="0.33266376930789" calcext:value-type="float">
            <text:p>0,3326637693</text:p>
          </table:table-cell>
          <table:table-cell table:formula="of:=[.C$9]*[$input.C$9]/([$input.$B$12]^2+[.$A104]^2)*EXP(-((ATAN([$input.$B$12]/[.$A104])+[.C$10]+[.$B$11])^2/[$input.C$15]^2))" office:value-type="float" office:value="0.183041197981063" calcext:value-type="float">
            <text:p>0,183041198</text:p>
          </table:table-cell>
          <table:table-cell table:formula="of:=[.B104]+[.C104]" office:value-type="float" office:value="0.515704967288953" calcext:value-type="float">
            <text:p>0,5157049673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$9]*[$input.B$9]/([$input.$B$12]^2+[.$A105]^2)*EXP(-((ATAN([$input.$B$12]/[.$A105])+[.B$10]+[.$B$11])^2/[$input.B$15]^2))" office:value-type="float" office:value="0.348631258252478" calcext:value-type="float">
            <text:p>0,3486312583</text:p>
          </table:table-cell>
          <table:table-cell table:formula="of:=[.C$9]*[$input.C$9]/([$input.$B$12]^2+[.$A105]^2)*EXP(-((ATAN([$input.$B$12]/[.$A105])+[.C$10]+[.$B$11])^2/[$input.C$15]^2))" office:value-type="float" office:value="0.18214683924761" calcext:value-type="float">
            <text:p>0,1821468392</text:p>
          </table:table-cell>
          <table:table-cell table:formula="of:=[.B105]+[.C105]" office:value-type="float" office:value="0.530778097500088" calcext:value-type="float">
            <text:p>0,5307780975</text:p>
          </table:table-cell>
          <table:table-cell table:number-columns-repeated="8"/>
        </table:table-row>
        <table:table-row table:style-name="ro2">
          <table:table-cell office:value-type="float" office:value="9.1" calcext:value-type="float">
            <text:p>9,1</text:p>
          </table:table-cell>
          <table:table-cell table:formula="of:=[.B$9]*[$input.B$9]/([$input.$B$12]^2+[.$A106]^2)*EXP(-((ATAN([$input.$B$12]/[.$A106])+[.B$10]+[.$B$11])^2/[$input.B$15]^2))" office:value-type="float" office:value="0.36464279900099" calcext:value-type="float">
            <text:p>0,364642799</text:p>
          </table:table-cell>
          <table:table-cell table:formula="of:=[.C$9]*[$input.C$9]/([$input.$B$12]^2+[.$A106]^2)*EXP(-((ATAN([$input.$B$12]/[.$A106])+[.C$10]+[.$B$11])^2/[$input.C$15]^2))" office:value-type="float" office:value="0.181186481994154" calcext:value-type="float">
            <text:p>0,181186482</text:p>
          </table:table-cell>
          <table:table-cell table:formula="of:=[.B106]+[.C106]" office:value-type="float" office:value="0.545829280995145" calcext:value-type="float">
            <text:p>0,545829281</text:p>
          </table:table-cell>
          <table:table-cell table:number-columns-repeated="8"/>
        </table:table-row>
        <table:table-row table:style-name="ro2">
          <table:table-cell office:value-type="float" office:value="9.2" calcext:value-type="float">
            <text:p>9,2</text:p>
          </table:table-cell>
          <table:table-cell table:formula="of:=[.B$9]*[$input.B$9]/([$input.$B$12]^2+[.$A107]^2)*EXP(-((ATAN([$input.$B$12]/[.$A107])+[.B$10]+[.$B$11])^2/[$input.B$15]^2))" office:value-type="float" office:value="0.380668775962208" calcext:value-type="float">
            <text:p>0,380668776</text:p>
          </table:table-cell>
          <table:table-cell table:formula="of:=[.C$9]*[$input.C$9]/([$input.$B$12]^2+[.$A107]^2)*EXP(-((ATAN([$input.$B$12]/[.$A107])+[.C$10]+[.$B$11])^2/[$input.C$15]^2))" office:value-type="float" office:value="0.180165271563146" calcext:value-type="float">
            <text:p>0,1801652716</text:p>
          </table:table-cell>
          <table:table-cell table:formula="of:=[.B107]+[.C107]" office:value-type="float" office:value="0.560834047525354" calcext:value-type="float">
            <text:p>0,5608340475</text:p>
          </table:table-cell>
          <table:table-cell table:number-columns-repeated="8"/>
        </table:table-row>
        <table:table-row table:style-name="ro2">
          <table:table-cell office:value-type="float" office:value="9.3" calcext:value-type="float">
            <text:p>9,3</text:p>
          </table:table-cell>
          <table:table-cell table:formula="of:=[.B$9]*[$input.B$9]/([$input.$B$12]^2+[.$A108]^2)*EXP(-((ATAN([$input.$B$12]/[.$A108])+[.B$10]+[.$B$11])^2/[$input.B$15]^2))" office:value-type="float" office:value="0.396680641462334" calcext:value-type="float">
            <text:p>0,3966806415</text:p>
          </table:table-cell>
          <table:table-cell table:formula="of:=[.C$9]*[$input.C$9]/([$input.$B$12]^2+[.$A108]^2)*EXP(-((ATAN([$input.$B$12]/[.$A108])+[.C$10]+[.$B$11])^2/[$input.C$15]^2))" office:value-type="float" office:value="0.179088095310893" calcext:value-type="float">
            <text:p>0,1790880953</text:p>
          </table:table-cell>
          <table:table-cell table:formula="of:=[.B108]+[.C108]" office:value-type="float" office:value="0.575768736773227" calcext:value-type="float">
            <text:p>0,5757687368</text:p>
          </table:table-cell>
          <table:table-cell table:number-columns-repeated="8"/>
        </table:table-row>
        <table:table-row table:style-name="ro2">
          <table:table-cell office:value-type="float" office:value="9.4" calcext:value-type="float">
            <text:p>9,4</text:p>
          </table:table-cell>
          <table:table-cell table:formula="of:=[.B$9]*[$input.B$9]/([$input.$B$12]^2+[.$A109]^2)*EXP(-((ATAN([$input.$B$12]/[.$A109])+[.B$10]+[.$B$11])^2/[$input.B$15]^2))" office:value-type="float" office:value="0.412650996007168" calcext:value-type="float">
            <text:p>0,412650996</text:p>
          </table:table-cell>
          <table:table-cell table:formula="of:=[.C$9]*[$input.C$9]/([$input.$B$12]^2+[.$A109]^2)*EXP(-((ATAN([$input.$B$12]/[.$A109])+[.C$10]+[.$B$11])^2/[$input.C$15]^2))" office:value-type="float" office:value="0.177959589350604" calcext:value-type="float">
            <text:p>0,1779595894</text:p>
          </table:table-cell>
          <table:table-cell table:formula="of:=[.B109]+[.C109]" office:value-type="float" office:value="0.590610585357772" calcext:value-type="float">
            <text:p>0,5906105854</text:p>
          </table:table-cell>
          <table:table-cell table:number-columns-repeated="8"/>
        </table:table-row>
        <table:table-row table:style-name="ro2">
          <table:table-cell office:value-type="float" office:value="9.5" calcext:value-type="float">
            <text:p>9,5</text:p>
          </table:table-cell>
          <table:table-cell table:formula="of:=[.B$9]*[$input.B$9]/([$input.$B$12]^2+[.$A110]^2)*EXP(-((ATAN([$input.$B$12]/[.$A110])+[.B$10]+[.$B$11])^2/[$input.B$15]^2))" office:value-type="float" office:value="0.428553653176717" calcext:value-type="float">
            <text:p>0,4285536532</text:p>
          </table:table-cell>
          <table:table-cell table:formula="of:=[.C$9]*[$input.C$9]/([$input.$B$12]^2+[.$A110]^2)*EXP(-((ATAN([$input.$B$12]/[.$A110])+[.C$10]+[.$B$11])^2/[$input.C$15]^2))" office:value-type="float" office:value="0.176784145910037" calcext:value-type="float">
            <text:p>0,1767841459</text:p>
          </table:table-cell>
          <table:table-cell table:formula="of:=[.B110]+[.C110]" office:value-type="float" office:value="0.605337799086754" calcext:value-type="float">
            <text:p>0,6053377991</text:p>
          </table:table-cell>
          <table:table-cell table:number-columns-repeated="8"/>
        </table:table-row>
        <table:table-row table:style-name="ro2">
          <table:table-cell office:value-type="float" office:value="9.6" calcext:value-type="float">
            <text:p>9,6</text:p>
          </table:table-cell>
          <table:table-cell table:formula="of:=[.B$9]*[$input.B$9]/([$input.$B$12]^2+[.$A111]^2)*EXP(-((ATAN([$input.$B$12]/[.$A111])+[.B$10]+[.$B$11])^2/[$input.B$15]^2))" office:value-type="float" office:value="0.444363690224909" calcext:value-type="float">
            <text:p>0,4443636902</text:p>
          </table:table-cell>
          <table:table-cell table:formula="of:=[.C$9]*[$input.C$9]/([$input.$B$12]^2+[.$A111]^2)*EXP(-((ATAN([$input.$B$12]/[.$A111])+[.C$10]+[.$B$11])^2/[$input.C$15]^2))" office:value-type="float" office:value="0.175565921157087" calcext:value-type="float">
            <text:p>0,1755659212</text:p>
          </table:table-cell>
          <table:table-cell table:formula="of:=[.B111]+[.C111]" office:value-type="float" office:value="0.619929611381995" calcext:value-type="float">
            <text:p>0,6199296114</text:p>
          </table:table-cell>
          <table:table-cell table:number-columns-repeated="8"/>
        </table:table-row>
        <table:table-row table:style-name="ro2">
          <table:table-cell office:value-type="float" office:value="9.7" calcext:value-type="float">
            <text:p>9,7</text:p>
          </table:table-cell>
          <table:table-cell table:formula="of:=[.B$9]*[$input.B$9]/([$input.$B$12]^2+[.$A112]^2)*EXP(-((ATAN([$input.$B$12]/[.$A112])+[.B$10]+[.$B$11])^2/[$input.B$15]^2))" office:value-type="float" office:value="0.460057485489064" calcext:value-type="float">
            <text:p>0,4600574855</text:p>
          </table:table-cell>
          <table:table-cell table:formula="of:=[.C$9]*[$input.C$9]/([$input.$B$12]^2+[.$A112]^2)*EXP(-((ATAN([$input.$B$12]/[.$A112])+[.C$10]+[.$B$11])^2/[$input.C$15]^2))" office:value-type="float" office:value="0.17430884336639" calcext:value-type="float">
            <text:p>0,1743088434</text:p>
          </table:table-cell>
          <table:table-cell table:formula="of:=[.B112]+[.C112]" office:value-type="float" office:value="0.634366328855454" calcext:value-type="float">
            <text:p>0,6343663289</text:p>
          </table:table-cell>
          <table:table-cell table:number-columns-repeated="8"/>
        </table:table-row>
        <table:table-row table:style-name="ro2">
          <table:table-cell office:value-type="float" office:value="9.8" calcext:value-type="float">
            <text:p>9,8</text:p>
          </table:table-cell>
          <table:table-cell table:formula="of:=[.B$9]*[$input.B$9]/([$input.$B$12]^2+[.$A113]^2)*EXP(-((ATAN([$input.$B$12]/[.$A113])+[.B$10]+[.$B$11])^2/[$input.B$15]^2))" office:value-type="float" office:value="0.475612743724294" calcext:value-type="float">
            <text:p>0,4756127437</text:p>
          </table:table-cell>
          <table:table-cell table:formula="of:=[.C$9]*[$input.C$9]/([$input.$B$12]^2+[.$A113]^2)*EXP(-((ATAN([$input.$B$12]/[.$A113])+[.C$10]+[.$B$11])^2/[$input.C$15]^2))" office:value-type="float" office:value="0.173016621317606" calcext:value-type="float">
            <text:p>0,1730166213</text:p>
          </table:table-cell>
          <table:table-cell table:formula="of:=[.B113]+[.C113]" office:value-type="float" office:value="0.6486293650419" calcext:value-type="float">
            <text:p>0,648629365</text:p>
          </table:table-cell>
          <table:table-cell table:number-columns-repeated="8"/>
        </table:table-row>
        <table:table-row table:style-name="ro2">
          <table:table-cell office:value-type="float" office:value="9.9" calcext:value-type="float">
            <text:p>9,9</text:p>
          </table:table-cell>
          <table:table-cell table:formula="of:=[.B$9]*[$input.B$9]/([$input.$B$12]^2+[.$A114]^2)*EXP(-((ATAN([$input.$B$12]/[.$A114])+[.B$10]+[.$B$11])^2/[$input.B$15]^2))" office:value-type="float" office:value="0.491008510470726" calcext:value-type="float">
            <text:p>0,4910085105</text:p>
          </table:table-cell>
          <table:table-cell table:formula="of:=[.C$9]*[$input.C$9]/([$input.$B$12]^2+[.$A114]^2)*EXP(-((ATAN([$input.$B$12]/[.$A114])+[.C$10]+[.$B$11])^2/[$input.C$15]^2))" office:value-type="float" office:value="0.171692752831718" calcext:value-type="float">
            <text:p>0,1716927528</text:p>
          </table:table-cell>
          <table:table-cell table:formula="of:=[.B114]+[.C114]" office:value-type="float" office:value="0.662701263302444" calcext:value-type="float">
            <text:p>0,6627012633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$9]*[$input.B$9]/([$input.$B$12]^2+[.$A115]^2)*EXP(-((ATAN([$input.$B$12]/[.$A115])+[.B$10]+[.$B$11])^2/[$input.B$15]^2))" office:value-type="float" office:value="0.506225176539458" calcext:value-type="float">
            <text:p>0,5062251765</text:p>
          </table:table-cell>
          <table:table-cell table:formula="of:=[.C$9]*[$input.C$9]/([$input.$B$12]^2+[.$A115]^2)*EXP(-((ATAN([$input.$B$12]/[.$A115])+[.C$10]+[.$B$11])^2/[$input.C$15]^2))" office:value-type="float" office:value="0.170340533365602" calcext:value-type="float">
            <text:p>0,1703405334</text:p>
          </table:table-cell>
          <table:table-cell table:formula="of:=[.B115]+[.C115]" office:value-type="float" office:value="0.67656570990506" calcext:value-type="float">
            <text:p>0,6765657099</text:p>
          </table:table-cell>
          <table:table-cell table:number-columns-repeated="8"/>
        </table:table-row>
        <table:table-row table:style-name="ro2">
          <table:table-cell office:value-type="float" office:value="10.1" calcext:value-type="float">
            <text:p>10,1</text:p>
          </table:table-cell>
          <table:table-cell table:formula="of:=[.B$9]*[$input.B$9]/([$input.$B$12]^2+[.$A116]^2)*EXP(-((ATAN([$input.$B$12]/[.$A116])+[.B$10]+[.$B$11])^2/[$input.B$15]^2))" office:value-type="float" office:value="0.521244473669491" calcext:value-type="float">
            <text:p>0,5212444737</text:p>
          </table:table-cell>
          <table:table-cell table:formula="of:=[.C$9]*[$input.C$9]/([$input.$B$12]^2+[.$A116]^2)*EXP(-((ATAN([$input.$B$12]/[.$A116])+[.C$10]+[.$B$11])^2/[$input.C$15]^2))" office:value-type="float" office:value="0.168963064597415" calcext:value-type="float">
            <text:p>0,1689630646</text:p>
          </table:table-cell>
          <table:table-cell table:formula="of:=[.B116]+[.C116]" office:value-type="float" office:value="0.690207538266906" calcext:value-type="float">
            <text:p>0,6902075383</text:p>
          </table:table-cell>
          <table:table-cell table:number-columns-repeated="8"/>
        </table:table-row>
        <table:table-row table:style-name="ro2">
          <table:table-cell office:value-type="float" office:value="10.2" calcext:value-type="float">
            <text:p>10,2</text:p>
          </table:table-cell>
          <table:table-cell table:formula="of:=[.B$9]*[$input.B$9]/([$input.$B$12]^2+[.$A117]^2)*EXP(-((ATAN([$input.$B$12]/[.$A117])+[.B$10]+[.$B$11])^2/[$input.B$15]^2))" office:value-type="float" office:value="0.536049462365007" calcext:value-type="float">
            <text:p>0,5360494624</text:p>
          </table:table-cell>
          <table:table-cell table:formula="of:=[.C$9]*[$input.C$9]/([$input.$B$12]^2+[.$A117]^2)*EXP(-((ATAN([$input.$B$12]/[.$A117])+[.C$10]+[.$B$11])^2/[$input.C$15]^2))" office:value-type="float" office:value="0.167563262946193" calcext:value-type="float">
            <text:p>0,1675632629</text:p>
          </table:table-cell>
          <table:table-cell table:formula="of:=[.B117]+[.C117]" office:value-type="float" office:value="0.7036127253112" calcext:value-type="float">
            <text:p>0,7036127253</text:p>
          </table:table-cell>
          <table:table-cell table:number-columns-repeated="8"/>
        </table:table-row>
        <table:table-row table:style-name="ro2">
          <table:table-cell office:value-type="float" office:value="10.3" calcext:value-type="float">
            <text:p>10,3</text:p>
          </table:table-cell>
          <table:table-cell table:formula="of:=[.B$9]*[$input.B$9]/([$input.$B$12]^2+[.$A118]^2)*EXP(-((ATAN([$input.$B$12]/[.$A118])+[.B$10]+[.$B$11])^2/[$input.B$15]^2))" office:value-type="float" office:value="0.550624512872637" calcext:value-type="float">
            <text:p>0,5506245129</text:p>
          </table:table-cell>
          <table:table-cell table:formula="of:=[.C$9]*[$input.C$9]/([$input.$B$12]^2+[.$A118]^2)*EXP(-((ATAN([$input.$B$12]/[.$A118])+[.C$10]+[.$B$11])^2/[$input.C$15]^2))" office:value-type="float" office:value="0.166143867978586" calcext:value-type="float">
            <text:p>0,166143868</text:p>
          </table:table-cell>
          <table:table-cell table:formula="of:=[.B118]+[.C118]" office:value-type="float" office:value="0.716768380851223" calcext:value-type="float">
            <text:p>0,7167683809</text:p>
          </table:table-cell>
          <table:table-cell table:number-columns-repeated="8"/>
        </table:table-row>
        <table:table-row table:style-name="ro2">
          <table:table-cell office:value-type="float" office:value="10.4" calcext:value-type="float">
            <text:p>10,4</text:p>
          </table:table-cell>
          <table:table-cell table:formula="of:=[.B$9]*[$input.B$9]/([$input.$B$12]^2+[.$A119]^2)*EXP(-((ATAN([$input.$B$12]/[.$A119])+[.B$10]+[.$B$11])^2/[$input.B$15]^2))" office:value-type="float" office:value="0.564955280203715" calcext:value-type="float">
            <text:p>0,5649552802</text:p>
          </table:table-cell>
          <table:table-cell table:formula="of:=[.C$9]*[$input.C$9]/([$input.$B$12]^2+[.$A119]^2)*EXP(-((ATAN([$input.$B$12]/[.$A119])+[.C$10]+[.$B$11])^2/[$input.C$15]^2))" office:value-type="float" office:value="0.164707450664005" calcext:value-type="float">
            <text:p>0,1647074507</text:p>
          </table:table-cell>
          <table:table-cell table:formula="of:=[.B119]+[.C119]" office:value-type="float" office:value="0.72966273086772" calcext:value-type="float">
            <text:p>0,7296627309</text:p>
          </table:table-cell>
          <table:table-cell table:number-columns-repeated="8"/>
        </table:table-row>
        <table:table-row table:style-name="ro2">
          <table:table-cell office:value-type="float" office:value="10.5" calcext:value-type="float">
            <text:p>10,5</text:p>
          </table:table-cell>
          <table:table-cell table:formula="of:=[.B$9]*[$input.B$9]/([$input.$B$12]^2+[.$A120]^2)*EXP(-((ATAN([$input.$B$12]/[.$A120])+[.B$10]+[.$B$11])^2/[$input.B$15]^2))" office:value-type="float" office:value="0.579028674048567" calcext:value-type="float">
            <text:p>0,579028674</text:p>
          </table:table-cell>
          <table:table-cell table:formula="of:=[.C$9]*[$input.C$9]/([$input.$B$12]^2+[.$A120]^2)*EXP(-((ATAN([$input.$B$12]/[.$A120])+[.C$10]+[.$B$11])^2/[$input.C$15]^2))" office:value-type="float" office:value="0.16325642144674" calcext:value-type="float">
            <text:p>0,1632564214</text:p>
          </table:table-cell>
          <table:table-cell table:formula="of:=[.B120]+[.C120]" office:value-type="float" office:value="0.742285095495307" calcext:value-type="float">
            <text:p>0,7422850955</text:p>
          </table:table-cell>
          <table:table-cell table:number-columns-repeated="8"/>
        </table:table-row>
        <table:table-row table:style-name="ro2">
          <table:table-cell office:value-type="float" office:value="10.6" calcext:value-type="float">
            <text:p>10,6</text:p>
          </table:table-cell>
          <table:table-cell table:formula="of:=[.B$9]*[$input.B$9]/([$input.$B$12]^2+[.$A121]^2)*EXP(-((ATAN([$input.$B$12]/[.$A121])+[.B$10]+[.$B$11])^2/[$input.B$15]^2))" office:value-type="float" office:value="0.592832824370236" calcext:value-type="float">
            <text:p>0,5928328244</text:p>
          </table:table-cell>
          <table:table-cell table:formula="of:=[.C$9]*[$input.C$9]/([$input.$B$12]^2+[.$A121]^2)*EXP(-((ATAN([$input.$B$12]/[.$A121])+[.C$10]+[.$B$11])^2/[$input.C$15]^2))" office:value-type="float" office:value="0.161793038109958" calcext:value-type="float">
            <text:p>0,1617930381</text:p>
          </table:table-cell>
          <table:table-cell table:formula="of:=[.B121]+[.C121]" office:value-type="float" office:value="0.754625862480194" calcext:value-type="float">
            <text:p>0,7546258625</text:p>
          </table:table-cell>
          <table:table-cell table:number-columns-repeated="8"/>
        </table:table-row>
        <table:table-row table:style-name="ro2">
          <table:table-cell office:value-type="float" office:value="10.7" calcext:value-type="float">
            <text:p>10,7</text:p>
          </table:table-cell>
          <table:table-cell table:formula="of:=[.B$9]*[$input.B$9]/([$input.$B$12]^2+[.$A122]^2)*EXP(-((ATAN([$input.$B$12]/[.$A122])+[.B$10]+[.$B$11])^2/[$input.B$15]^2))" office:value-type="float" office:value="0.606357043404633" calcext:value-type="float">
            <text:p>0,6063570434</text:p>
          </table:table-cell>
          <table:table-cell table:formula="of:=[.C$9]*[$input.C$9]/([$input.$B$12]^2+[.$A122]^2)*EXP(-((ATAN([$input.$B$12]/[.$A122])+[.C$10]+[.$B$11])^2/[$input.C$15]^2))" office:value-type="float" office:value="0.160319413411994" calcext:value-type="float">
            <text:p>0,1603194134</text:p>
          </table:table-cell>
          <table:table-cell table:formula="of:=[.B122]+[.C122]" office:value-type="float" office:value="0.766676456816627" calcext:value-type="float">
            <text:p>0,7666764568</text:p>
          </table:table-cell>
          <table:table-cell table:number-columns-repeated="8"/>
        </table:table-row>
        <table:table-row table:style-name="ro2">
          <table:table-cell office:value-type="float" office:value="10.8" calcext:value-type="float">
            <text:p>10,8</text:p>
          </table:table-cell>
          <table:table-cell table:formula="of:=[.B$9]*[$input.B$9]/([$input.$B$12]^2+[.$A123]^2)*EXP(-((ATAN([$input.$B$12]/[.$A123])+[.B$10]+[.$B$11])^2/[$input.B$15]^2))" office:value-type="float" office:value="0.619591784734195" calcext:value-type="float">
            <text:p>0,6195917847</text:p>
          </table:table-cell>
          <table:table-cell table:formula="of:=[.C$9]*[$input.C$9]/([$input.$B$12]^2+[.$A123]^2)*EXP(-((ATAN([$input.$B$12]/[.$A123])+[.C$10]+[.$B$11])^2/[$input.C$15]^2))" office:value-type="float" office:value="0.158837522480074" calcext:value-type="float">
            <text:p>0,1588375225</text:p>
          </table:table-cell>
          <table:table-cell table:formula="of:=[.B123]+[.C123]" office:value-type="float" office:value="0.778429307214269" calcext:value-type="float">
            <text:p>0,7784293072</text:p>
          </table:table-cell>
          <table:table-cell table:number-columns-repeated="8"/>
        </table:table-row>
        <table:table-row table:style-name="ro2">
          <table:table-cell office:value-type="float" office:value="10.9" calcext:value-type="float">
            <text:p>10,9</text:p>
          </table:table-cell>
          <table:table-cell table:formula="of:=[.B$9]*[$input.B$9]/([$input.$B$12]^2+[.$A124]^2)*EXP(-((ATAN([$input.$B$12]/[.$A124])+[.B$10]+[.$B$11])^2/[$input.B$15]^2))" office:value-type="float" office:value="0.632528600043267" calcext:value-type="float">
            <text:p>0,6325286</text:p>
          </table:table-cell>
          <table:table-cell table:formula="of:=[.C$9]*[$input.C$9]/([$input.$B$12]^2+[.$A124]^2)*EXP(-((ATAN([$input.$B$12]/[.$A124])+[.C$10]+[.$B$11])^2/[$input.C$15]^2))" office:value-type="float" office:value="0.15734920995073" calcext:value-type="float">
            <text:p>0,15734921</text:p>
          </table:table-cell>
          <table:table-cell table:formula="of:=[.B124]+[.C124]" office:value-type="float" office:value="0.789877809993997" calcext:value-type="float">
            <text:p>0,78987781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$9]*[$input.B$9]/([$input.$B$12]^2+[.$A125]^2)*EXP(-((ATAN([$input.$B$12]/[.$A125])+[.B$10]+[.$B$11])^2/[$input.B$15]^2))" office:value-type="float" office:value="0.645160094106371" calcext:value-type="float">
            <text:p>0,6451600941</text:p>
          </table:table-cell>
          <table:table-cell table:formula="of:=[.C$9]*[$input.C$9]/([$input.$B$12]^2+[.$A125]^2)*EXP(-((ATAN([$input.$B$12]/[.$A125])+[.C$10]+[.$B$11])^2/[$input.C$15]^2))" office:value-type="float" office:value="0.155856196849633" calcext:value-type="float">
            <text:p>0,1558561968</text:p>
          </table:table-cell>
          <table:table-cell table:formula="of:=[.B125]+[.C125]" office:value-type="float" office:value="0.801016290956004" calcext:value-type="float">
            <text:p>0,801016291</text:p>
          </table:table-cell>
          <table:table-cell table:number-columns-repeated="8"/>
        </table:table-row>
        <table:table-row table:style-name="ro2">
          <table:table-cell office:value-type="float" office:value="11.1" calcext:value-type="float">
            <text:p>11,1</text:p>
          </table:table-cell>
          <table:table-cell table:formula="of:=[.B$9]*[$input.B$9]/([$input.$B$12]^2+[.$A126]^2)*EXP(-((ATAN([$input.$B$12]/[.$A126])+[.B$10]+[.$B$11])^2/[$input.B$15]^2))" office:value-type="float" office:value="0.657479878505777" calcext:value-type="float">
            <text:p>0,6574798785</text:p>
          </table:table-cell>
          <table:table-cell table:formula="of:=[.C$9]*[$input.C$9]/([$input.$B$12]^2+[.$A126]^2)*EXP(-((ATAN([$input.$B$12]/[.$A126])+[.C$10]+[.$B$11])^2/[$input.C$15]^2))" office:value-type="float" office:value="0.154360087206561" calcext:value-type="float">
            <text:p>0,1543600872</text:p>
          </table:table-cell>
          <table:table-cell table:formula="of:=[.B126]+[.C126]" office:value-type="float" office:value="0.811839965712338" calcext:value-type="float">
            <text:p>0,8118399657</text:p>
          </table:table-cell>
          <table:table-cell table:number-columns-repeated="8"/>
        </table:table-row>
        <table:table-row table:style-name="ro2">
          <table:table-cell office:value-type="float" office:value="11.2" calcext:value-type="float">
            <text:p>11,2</text:p>
          </table:table-cell>
          <table:table-cell table:formula="of:=[.B$9]*[$input.B$9]/([$input.$B$12]^2+[.$A127]^2)*EXP(-((ATAN([$input.$B$12]/[.$A127])+[.B$10]+[.$B$11])^2/[$input.B$15]^2))" office:value-type="float" office:value="0.669482524522556" calcext:value-type="float">
            <text:p>0,6694825245</text:p>
          </table:table-cell>
          <table:table-cell table:formula="of:=[.C$9]*[$input.C$9]/([$input.$B$12]^2+[.$A127]^2)*EXP(-((ATAN([$input.$B$12]/[.$A127])+[.C$10]+[.$B$11])^2/[$input.C$15]^2))" office:value-type="float" office:value="0.152862374403741" calcext:value-type="float">
            <text:p>0,1528623744</text:p>
          </table:table-cell>
          <table:table-cell table:formula="of:=[.B127]+[.C127]" office:value-type="float" office:value="0.822344898926297" calcext:value-type="float">
            <text:p>0,8223448989</text:p>
          </table:table-cell>
          <table:table-cell table:number-columns-repeated="8"/>
        </table:table-row>
        <table:table-row table:style-name="ro2">
          <table:table-cell office:value-type="float" office:value="11.3" calcext:value-type="float">
            <text:p>11,3</text:p>
          </table:table-cell>
          <table:table-cell table:formula="of:=[.B$9]*[$input.B$9]/([$input.$B$12]^2+[.$A128]^2)*EXP(-((ATAN([$input.$B$12]/[.$A128])+[.B$10]+[.$B$11])^2/[$input.B$15]^2))" office:value-type="float" office:value="0.681163515596032" calcext:value-type="float">
            <text:p>0,6811635156</text:p>
          </table:table-cell>
          <table:table-cell table:formula="of:=[.C$9]*[$input.C$9]/([$input.$B$12]^2+[.$A128]^2)*EXP(-((ATAN([$input.$B$12]/[.$A128])+[.C$10]+[.$B$11])^2/[$input.C$15]^2))" office:value-type="float" office:value="0.151364447257935" calcext:value-type="float">
            <text:p>0,1513644473</text:p>
          </table:table-cell>
          <table:table-cell table:formula="of:=[.B128]+[.C128]" office:value-type="float" office:value="0.832527962853967" calcext:value-type="float">
            <text:p>0,8325279629</text:p>
          </table:table-cell>
          <table:table-cell table:number-columns-repeated="8"/>
        </table:table-row>
        <table:table-row table:style-name="ro2">
          <table:table-cell office:value-type="float" office:value="11.4" calcext:value-type="float">
            <text:p>11,4</text:p>
          </table:table-cell>
          <table:table-cell table:formula="of:=[.B$9]*[$input.B$9]/([$input.$B$12]^2+[.$A129]^2)*EXP(-((ATAN([$input.$B$12]/[.$A129])+[.B$10]+[.$B$11])^2/[$input.B$15]^2))" office:value-type="float" office:value="0.692519199700268" calcext:value-type="float">
            <text:p>0,6925191997</text:p>
          </table:table-cell>
          <table:table-cell table:formula="of:=[.C$9]*[$input.C$9]/([$input.$B$12]^2+[.$A129]^2)*EXP(-((ATAN([$input.$B$12]/[.$A129])+[.C$10]+[.$B$11])^2/[$input.C$15]^2))" office:value-type="float" office:value="0.149867595838376" calcext:value-type="float">
            <text:p>0,1498675958</text:p>
          </table:table-cell>
          <table:table-cell table:formula="of:=[.B129]+[.C129]" office:value-type="float" office:value="0.842386795538644" calcext:value-type="float">
            <text:p>0,8423867955</text:p>
          </table:table-cell>
          <table:table-cell table:number-columns-repeated="8"/>
        </table:table-row>
        <table:table-row table:style-name="ro2">
          <table:table-cell office:value-type="float" office:value="11.5" calcext:value-type="float">
            <text:p>11,5</text:p>
          </table:table-cell>
          <table:table-cell table:formula="of:=[.B$9]*[$input.B$9]/([$input.$B$12]^2+[.$A130]^2)*EXP(-((ATAN([$input.$B$12]/[.$A130])+[.B$10]+[.$B$11])^2/[$input.B$15]^2))" office:value-type="float" office:value="0.703546741943027" calcext:value-type="float">
            <text:p>0,7035467419</text:p>
          </table:table-cell>
          <table:table-cell table:formula="of:=[.C$9]*[$input.C$9]/([$input.$B$12]^2+[.$A130]^2)*EXP(-((ATAN([$input.$B$12]/[.$A130])+[.C$10]+[.$B$11])^2/[$input.C$15]^2))" office:value-type="float" office:value="0.148373017024193" calcext:value-type="float">
            <text:p>0,148373017</text:p>
          </table:table-cell>
          <table:table-cell table:formula="of:=[.B130]+[.C130]" office:value-type="float" office:value="0.85191975896722" calcext:value-type="float">
            <text:p>0,851919759</text:p>
          </table:table-cell>
          <table:table-cell table:number-columns-repeated="8"/>
        </table:table-row>
        <table:table-row table:style-name="ro2">
          <table:table-cell office:value-type="float" office:value="11.6" calcext:value-type="float">
            <text:p>11,6</text:p>
          </table:table-cell>
          <table:table-cell table:formula="of:=[.B$9]*[$input.B$9]/([$input.$B$12]^2+[.$A131]^2)*EXP(-((ATAN([$input.$B$12]/[.$A131])+[.B$10]+[.$B$11])^2/[$input.B$15]^2))" office:value-type="float" office:value="0.71424407765268" calcext:value-type="float">
            <text:p>0,7142440777</text:p>
          </table:table-cell>
          <table:table-cell table:formula="of:=[.C$9]*[$input.C$9]/([$input.$B$12]^2+[.$A131]^2)*EXP(-((ATAN([$input.$B$12]/[.$A131])+[.C$10]+[.$B$11])^2/[$input.C$15]^2))" office:value-type="float" office:value="0.146881819806075" calcext:value-type="float">
            <text:p>0,1468818198</text:p>
          </table:table-cell>
          <table:table-cell table:formula="of:=[.B131]+[.C131]" office:value-type="float" office:value="0.861125897458755" calcext:value-type="float">
            <text:p>0,8611258975</text:p>
          </table:table-cell>
          <table:table-cell table:number-columns-repeated="8"/>
        </table:table-row>
        <table:table-row table:style-name="ro2">
          <table:table-cell office:value-type="float" office:value="11.7" calcext:value-type="float">
            <text:p>11,7</text:p>
          </table:table-cell>
          <table:table-cell table:formula="of:=[.B$9]*[$input.B$9]/([$input.$B$12]^2+[.$A132]^2)*EXP(-((ATAN([$input.$B$12]/[.$A132])+[.B$10]+[.$B$11])^2/[$input.B$15]^2))" office:value-type="float" office:value="0.724609866181592" calcext:value-type="float">
            <text:p>0,7246098662</text:p>
          </table:table-cell>
          <table:table-cell table:formula="of:=[.C$9]*[$input.C$9]/([$input.$B$12]^2+[.$A132]^2)*EXP(-((ATAN([$input.$B$12]/[.$A132])+[.C$10]+[.$B$11])^2/[$input.C$15]^2))" office:value-type="float" office:value="0.145395030337982" calcext:value-type="float">
            <text:p>0,1453950303</text:p>
          </table:table-cell>
          <table:table-cell table:formula="of:=[.B132]+[.C132]" office:value-type="float" office:value="0.870004896519574" calcext:value-type="float">
            <text:p>0,8700048965</text:p>
          </table:table-cell>
          <table:table-cell table:number-columns-repeated="8"/>
        </table:table-row>
        <table:table-row table:style-name="ro2">
          <table:table-cell office:value-type="float" office:value="11.8" calcext:value-type="float">
            <text:p>11,8</text:p>
          </table:table-cell>
          <table:table-cell table:formula="of:=[.B$9]*[$input.B$9]/([$input.$B$12]^2+[.$A133]^2)*EXP(-((ATAN([$input.$B$12]/[.$A133])+[.B$10]+[.$B$11])^2/[$input.B$15]^2))" office:value-type="float" office:value="0.734643445620687" calcext:value-type="float">
            <text:p>0,7346434456</text:p>
          </table:table-cell>
          <table:table-cell table:formula="of:=[.C$9]*[$input.C$9]/([$input.$B$12]^2+[.$A133]^2)*EXP(-((ATAN([$input.$B$12]/[.$A133])+[.C$10]+[.$B$11])^2/[$input.C$15]^2))" office:value-type="float" office:value="0.143913596745407" calcext:value-type="float">
            <text:p>0,1439135967</text:p>
          </table:table-cell>
          <table:table-cell table:formula="of:=[.B133]+[.C133]" office:value-type="float" office:value="0.878557042366094" calcext:value-type="float">
            <text:p>0,8785570424</text:p>
          </table:table-cell>
          <table:table-cell table:number-columns-repeated="8"/>
        </table:table-row>
        <table:table-row table:style-name="ro2">
          <table:table-cell office:value-type="float" office:value="11.9" calcext:value-type="float">
            <text:p>11,9</text:p>
          </table:table-cell>
          <table:table-cell table:formula="of:=[.B$9]*[$input.B$9]/([$input.$B$12]^2+[.$A134]^2)*EXP(-((ATAN([$input.$B$12]/[.$A134])+[.B$10]+[.$B$11])^2/[$input.B$15]^2))" office:value-type="float" office:value="0.74434478858902" calcext:value-type="float">
            <text:p>0,7443447886</text:p>
          </table:table-cell>
          <table:table-cell table:formula="of:=[.C$9]*[$input.C$9]/([$input.$B$12]^2+[.$A134]^2)*EXP(-((ATAN([$input.$B$12]/[.$A134])+[.C$10]+[.$B$11])^2/[$input.C$15]^2))" office:value-type="float" office:value="0.142438393697337" calcext:value-type="float">
            <text:p>0,1424383937</text:p>
          </table:table-cell>
          <table:table-cell table:formula="of:=[.B134]+[.C134]" office:value-type="float" office:value="0.886783182286357" calcext:value-type="float">
            <text:p>0,8867831823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$9]*[$input.B$9]/([$input.$B$12]^2+[.$A135]^2)*EXP(-((ATAN([$input.$B$12]/[.$A135])+[.B$10]+[.$B$11])^2/[$input.B$15]^2))" office:value-type="float" office:value="0.7537144592341" calcext:value-type="float">
            <text:p>0,7537144592</text:p>
          </table:table-cell>
          <table:table-cell table:formula="of:=[.C$9]*[$input.C$9]/([$input.$B$12]^2+[.$A135]^2)*EXP(-((ATAN([$input.$B$12]/[.$A135])+[.C$10]+[.$B$11])^2/[$input.C$15]^2))" office:value-type="float" office:value="0.140970226749478" calcext:value-type="float">
            <text:p>0,1409702267</text:p>
          </table:table-cell>
          <table:table-cell table:formula="of:=[.B135]+[.C135]" office:value-type="float" office:value="0.894684685983578" calcext:value-type="float">
            <text:p>0,894684686</text:p>
          </table:table-cell>
          <table:table-cell table:number-columns-repeated="8"/>
        </table:table-row>
        <table:table-row table:style-name="ro2">
          <table:table-cell office:value-type="float" office:value="12.1" calcext:value-type="float">
            <text:p>12,1</text:p>
          </table:table-cell>
          <table:table-cell table:formula="of:=[.B$9]*[$input.B$9]/([$input.$B$12]^2+[.$A136]^2)*EXP(-((ATAN([$input.$B$12]/[.$A136])+[.B$10]+[.$B$11])^2/[$input.B$15]^2))" office:value-type="float" office:value="0.762753571553417" calcext:value-type="float">
            <text:p>0,7627535716</text:p>
          </table:table-cell>
          <table:table-cell table:formula="of:=[.C$9]*[$input.C$9]/([$input.$B$12]^2+[.$A136]^2)*EXP(-((ATAN([$input.$B$12]/[.$A136])+[.C$10]+[.$B$11])^2/[$input.C$15]^2))" office:value-type="float" office:value="0.139509836466648" calcext:value-type="float">
            <text:p>0,1395098365</text:p>
          </table:table-cell>
          <table:table-cell table:formula="of:=[.B136]+[.C136]" office:value-type="float" office:value="0.902263408020065" calcext:value-type="float">
            <text:p>0,902263408</text:p>
          </table:table-cell>
          <table:table-cell table:number-columns-repeated="8"/>
        </table:table-row>
        <table:table-row table:style-name="ro2">
          <table:table-cell office:value-type="float" office:value="12.2" calcext:value-type="float">
            <text:p>12,2</text:p>
          </table:table-cell>
          <table:table-cell table:formula="of:=[.B$9]*[$input.B$9]/([$input.$B$12]^2+[.$A137]^2)*EXP(-((ATAN([$input.$B$12]/[.$A137])+[.B$10]+[.$B$11])^2/[$input.B$15]^2))" office:value-type="float" office:value="0.771463749124783" calcext:value-type="float">
            <text:p>0,7714637491</text:p>
          </table:table-cell>
          <table:table-cell table:formula="of:=[.C$9]*[$input.C$9]/([$input.$B$12]^2+[.$A137]^2)*EXP(-((ATAN([$input.$B$12]/[.$A137])+[.C$10]+[.$B$11])^2/[$input.C$15]^2))" office:value-type="float" office:value="0.138057902332445" calcext:value-type="float">
            <text:p>0,1380579023</text:p>
          </table:table-cell>
          <table:table-cell table:formula="of:=[.B137]+[.C137]" office:value-type="float" office:value="0.909521651457229" calcext:value-type="float">
            <text:p>0,9095216515</text:p>
          </table:table-cell>
          <table:table-cell table:number-columns-repeated="8"/>
        </table:table-row>
        <table:table-row table:style-name="ro2">
          <table:table-cell office:value-type="float" office:value="12.3" calcext:value-type="float">
            <text:p>12,3</text:p>
          </table:table-cell>
          <table:table-cell table:formula="of:=[.B$9]*[$input.B$9]/([$input.$B$12]^2+[.$A138]^2)*EXP(-((ATAN([$input.$B$12]/[.$A138])+[.B$10]+[.$B$11])^2/[$input.B$15]^2))" office:value-type="float" office:value="0.779847086312764" calcext:value-type="float">
            <text:p>0,7798470863</text:p>
          </table:table-cell>
          <table:table-cell table:formula="of:=[.C$9]*[$input.C$9]/([$input.$B$12]^2+[.$A138]^2)*EXP(-((ATAN([$input.$B$12]/[.$A138])+[.C$10]+[.$B$11])^2/[$input.C$15]^2))" office:value-type="float" office:value="0.136615046454417" calcext:value-type="float">
            <text:p>0,1366150465</text:p>
          </table:table-cell>
          <table:table-cell table:formula="of:=[.B138]+[.C138]" office:value-type="float" office:value="0.916462132767181" calcext:value-type="float">
            <text:p>0,9164621328</text:p>
          </table:table-cell>
          <table:table-cell table:number-columns-repeated="8"/>
        </table:table-row>
        <table:table-row table:style-name="ro2">
          <table:table-cell office:value-type="float" office:value="12.4" calcext:value-type="float">
            <text:p>12,4</text:p>
          </table:table-cell>
          <table:table-cell table:formula="of:=[.B$9]*[$input.B$9]/([$input.$B$12]^2+[.$A139]^2)*EXP(-((ATAN([$input.$B$12]/[.$A139])+[.B$10]+[.$B$11])^2/[$input.B$15]^2))" office:value-type="float" office:value="0.787906111000294" calcext:value-type="float">
            <text:p>0,787906111</text:p>
          </table:table-cell>
          <table:table-cell table:formula="of:=[.C$9]*[$input.C$9]/([$input.$B$12]^2+[.$A139]^2)*EXP(-((ATAN([$input.$B$12]/[.$A139])+[.C$10]+[.$B$11])^2/[$input.C$15]^2))" office:value-type="float" office:value="0.13518183707301" calcext:value-type="float">
            <text:p>0,1351818371</text:p>
          </table:table-cell>
          <table:table-cell table:formula="of:=[.B139]+[.C139]" office:value-type="float" office:value="0.923087948073304" calcext:value-type="float">
            <text:p>0,9230879481</text:p>
          </table:table-cell>
          <table:table-cell table:number-columns-repeated="8"/>
        </table:table-row>
        <table:table-row table:style-name="ro2">
          <table:table-cell office:value-type="float" office:value="12.5" calcext:value-type="float">
            <text:p>12,5</text:p>
          </table:table-cell>
          <table:table-cell table:formula="of:=[.B$9]*[$input.B$9]/([$input.$B$12]^2+[.$A140]^2)*EXP(-((ATAN([$input.$B$12]/[.$A140])+[.B$10]+[.$B$11])^2/[$input.B$15]^2))" office:value-type="float" office:value="0.79564374887854" calcext:value-type="float">
            <text:p>0,7956437489</text:p>
          </table:table-cell>
          <table:table-cell table:formula="of:=[.C$9]*[$input.C$9]/([$input.$B$12]^2+[.$A140]^2)*EXP(-((ATAN([$input.$B$12]/[.$A140])+[.C$10]+[.$B$11])^2/[$input.C$15]^2))" office:value-type="float" office:value="0.133758791882544" calcext:value-type="float">
            <text:p>0,1337587919</text:p>
          </table:table-cell>
          <table:table-cell table:formula="of:=[.B140]+[.C140]" office:value-type="float" office:value="0.929402540761084" calcext:value-type="float">
            <text:p>0,9294025408</text:p>
          </table:table-cell>
          <table:table-cell table:number-columns-repeated="8"/>
        </table:table-row>
        <table:table-row table:style-name="ro2">
          <table:table-cell office:value-type="float" office:value="12.6" calcext:value-type="float">
            <text:p>12,6</text:p>
          </table:table-cell>
          <table:table-cell table:formula="of:=[.B$9]*[$input.B$9]/([$input.$B$12]^2+[.$A141]^2)*EXP(-((ATAN([$input.$B$12]/[.$A141])+[.B$10]+[.$B$11])^2/[$input.B$15]^2))" office:value-type="float" office:value="0.803063289313932" calcext:value-type="float">
            <text:p>0,8030632893</text:p>
          </table:table-cell>
          <table:table-cell table:formula="of:=[.C$9]*[$input.C$9]/([$input.$B$12]^2+[.$A141]^2)*EXP(-((ATAN([$input.$B$12]/[.$A141])+[.C$10]+[.$B$11])^2/[$input.C$15]^2))" office:value-type="float" office:value="0.132346381172391" calcext:value-type="float">
            <text:p>0,1323463812</text:p>
          </table:table-cell>
          <table:table-cell table:formula="of:=[.B141]+[.C141]" office:value-type="float" office:value="0.935409670486323" calcext:value-type="float">
            <text:p>0,9354096705</text:p>
          </table:table-cell>
          <table:table-cell table:number-columns-repeated="8"/>
        </table:table-row>
        <table:table-row table:style-name="ro2">
          <table:table-cell office:value-type="float" office:value="12.7" calcext:value-type="float">
            <text:p>12,7</text:p>
          </table:table-cell>
          <table:table-cell table:formula="of:=[.B$9]*[$input.B$9]/([$input.$B$12]^2+[.$A142]^2)*EXP(-((ATAN([$input.$B$12]/[.$A142])+[.B$10]+[.$B$11])^2/[$input.B$15]^2))" office:value-type="float" office:value="0.8101683527989" calcext:value-type="float">
            <text:p>0,8101683528</text:p>
          </table:table-cell>
          <table:table-cell table:formula="of:=[.C$9]*[$input.C$9]/([$input.$B$12]^2+[.$A142]^2)*EXP(-((ATAN([$input.$B$12]/[.$A142])+[.C$10]+[.$B$11])^2/[$input.C$15]^2))" office:value-type="float" office:value="0.130945030796407" calcext:value-type="float">
            <text:p>0,1309450308</text:p>
          </table:table-cell>
          <table:table-cell table:formula="of:=[.B142]+[.C142]" office:value-type="float" office:value="0.941113383595307" calcext:value-type="float">
            <text:p>0,9411133836</text:p>
          </table:table-cell>
          <table:table-cell table:number-columns-repeated="8"/>
        </table:table-row>
        <table:table-row table:style-name="ro2">
          <table:table-cell office:value-type="float" office:value="12.8" calcext:value-type="float">
            <text:p>12,8</text:p>
          </table:table-cell>
          <table:table-cell table:formula="of:=[.B$9]*[$input.B$9]/([$input.$B$12]^2+[.$A143]^2)*EXP(-((ATAN([$input.$B$12]/[.$A143])+[.B$10]+[.$B$11])^2/[$input.B$15]^2))" office:value-type="float" office:value="0.816962859982162" calcext:value-type="float">
            <text:p>0,81696286</text:p>
          </table:table-cell>
          <table:table-cell table:formula="of:=[.C$9]*[$input.C$9]/([$input.$B$12]^2+[.$A143]^2)*EXP(-((ATAN([$input.$B$12]/[.$A143])+[.C$10]+[.$B$11])^2/[$input.C$15]^2))" office:value-type="float" office:value="0.129555124978519" calcext:value-type="float">
            <text:p>0,129555125</text:p>
          </table:table-cell>
          <table:table-cell table:formula="of:=[.B143]+[.C143]" office:value-type="float" office:value="0.946517984960681" calcext:value-type="float">
            <text:p>0,946517985</text:p>
          </table:table-cell>
          <table:table-cell table:number-columns-repeated="8"/>
        </table:table-row>
        <table:table-row table:style-name="ro2">
          <table:table-cell office:value-type="float" office:value="12.9" calcext:value-type="float">
            <text:p>12,9</text:p>
          </table:table-cell>
          <table:table-cell table:formula="of:=[.B$9]*[$input.B$9]/([$input.$B$12]^2+[.$A144]^2)*EXP(-((ATAN([$input.$B$12]/[.$A144])+[.B$10]+[.$B$11])^2/[$input.B$15]^2))" office:value-type="float" office:value="0.823451002265099" calcext:value-type="float">
            <text:p>0,8234510023</text:p>
          </table:table-cell>
          <table:table-cell table:formula="of:=[.C$9]*[$input.C$9]/([$input.$B$12]^2+[.$A144]^2)*EXP(-((ATAN([$input.$B$12]/[.$A144])+[.C$10]+[.$B$11])^2/[$input.C$15]^2))" office:value-type="float" office:value="0.128177008962188" calcext:value-type="float">
            <text:p>0,128177009</text:p>
          </table:table-cell>
          <table:table-cell table:formula="of:=[.B144]+[.C144]" office:value-type="float" office:value="0.951628011227287" calcext:value-type="float">
            <text:p>0,9516280112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$9]*[$input.B$9]/([$input.$B$12]^2+[.$A145]^2)*EXP(-((ATAN([$input.$B$12]/[.$A145])+[.B$10]+[.$B$11])^2/[$input.B$15]^2))" office:value-type="float" office:value="0.829637213942875" calcext:value-type="float">
            <text:p>0,8296372139</text:p>
          </table:table-cell>
          <table:table-cell table:formula="of:=[.C$9]*[$input.C$9]/([$input.$B$12]^2+[.$A145]^2)*EXP(-((ATAN([$input.$B$12]/[.$A145])+[.C$10]+[.$B$11])^2/[$input.C$15]^2))" office:value-type="float" office:value="0.126810991511239" calcext:value-type="float">
            <text:p>0,1268109915</text:p>
          </table:table-cell>
          <table:table-cell table:formula="of:=[.B145]+[.C145]" office:value-type="float" office:value="0.956448205454113" calcext:value-type="float">
            <text:p>0,9564482055</text:p>
          </table:table-cell>
          <table:table-cell table:number-columns-repeated="8"/>
        </table:table-row>
        <table:table-row table:style-name="ro2">
          <table:table-cell office:value-type="float" office:value="13.1" calcext:value-type="float">
            <text:p>13,1</text:p>
          </table:table-cell>
          <table:table-cell table:formula="of:=[.B$9]*[$input.B$9]/([$input.$B$12]^2+[.$A146]^2)*EXP(-((ATAN([$input.$B$12]/[.$A146])+[.B$10]+[.$B$11])^2/[$input.B$15]^2))" office:value-type="float" office:value="0.835526145862245" calcext:value-type="float">
            <text:p>0,8355261459</text:p>
          </table:table-cell>
          <table:table-cell table:formula="of:=[.C$9]*[$input.C$9]/([$input.$B$12]^2+[.$A146]^2)*EXP(-((ATAN([$input.$B$12]/[.$A146])+[.C$10]+[.$B$11])^2/[$input.C$15]^2))" office:value-type="float" office:value="0.125457347269349" calcext:value-type="float">
            <text:p>0,1254573473</text:p>
          </table:table-cell>
          <table:table-cell table:formula="of:=[.B146]+[.C146]" office:value-type="float" office:value="0.960983493131593" calcext:value-type="float">
            <text:p>0,9609834931</text:p>
          </table:table-cell>
          <table:table-cell table:number-columns-repeated="8"/>
        </table:table-row>
        <table:table-row table:style-name="ro2">
          <table:table-cell office:value-type="float" office:value="13.2" calcext:value-type="float">
            <text:p>13,2</text:p>
          </table:table-cell>
          <table:table-cell table:formula="of:=[.B$9]*[$input.B$9]/([$input.$B$12]^2+[.$A147]^2)*EXP(-((ATAN([$input.$B$12]/[.$A147])+[.B$10]+[.$B$11])^2/[$input.B$15]^2))" office:value-type="float" office:value="0.841122640562397" calcext:value-type="float">
            <text:p>0,8411226406</text:p>
          </table:table-cell>
          <table:table-cell table:formula="of:=[.C$9]*[$input.C$9]/([$input.$B$12]^2+[.$A147]^2)*EXP(-((ATAN([$input.$B$12]/[.$A147])+[.C$10]+[.$B$11])^2/[$input.C$15]^2))" office:value-type="float" office:value="0.124116318985235" calcext:value-type="float">
            <text:p>0,124116319</text:p>
          </table:table-cell>
          <table:table-cell table:formula="of:=[.B147]+[.C147]" office:value-type="float" office:value="0.965238959547632" calcext:value-type="float">
            <text:p>0,9652389595</text:p>
          </table:table-cell>
          <table:table-cell table:number-columns-repeated="8"/>
        </table:table-row>
        <table:table-row table:style-name="ro2">
          <table:table-cell office:value-type="float" office:value="13.3" calcext:value-type="float">
            <text:p>13,3</text:p>
          </table:table-cell>
          <table:table-cell table:formula="of:=[.B$9]*[$input.B$9]/([$input.$B$12]^2+[.$A148]^2)*EXP(-((ATAN([$input.$B$12]/[.$A148])+[.B$10]+[.$B$11])^2/[$input.B$15]^2))" office:value-type="float" office:value="0.846431708860564" calcext:value-type="float">
            <text:p>0,8464317089</text:p>
          </table:table-cell>
          <table:table-cell table:formula="of:=[.C$9]*[$input.C$9]/([$input.$B$12]^2+[.$A148]^2)*EXP(-((ATAN([$input.$B$12]/[.$A148])+[.C$10]+[.$B$11])^2/[$input.C$15]^2))" office:value-type="float" office:value="0.122788119610332" calcext:value-type="float">
            <text:p>0,1227881196</text:p>
          </table:table-cell>
          <table:table-cell table:formula="of:=[.B148]+[.C148]" office:value-type="float" office:value="0.969219828470896" calcext:value-type="float">
            <text:p>0,9692198285</text:p>
          </table:table-cell>
          <table:table-cell table:number-columns-repeated="8"/>
        </table:table-row>
        <table:table-row table:style-name="ro2">
          <table:table-cell office:value-type="float" office:value="13.4" calcext:value-type="float">
            <text:p>13,4</text:p>
          </table:table-cell>
          <table:table-cell table:formula="of:=[.B$9]*[$input.B$9]/([$input.$B$12]^2+[.$A149]^2)*EXP(-((ATAN([$input.$B$12]/[.$A149])+[.B$10]+[.$B$11])^2/[$input.B$15]^2))" office:value-type="float" office:value="0.851458507840385" calcext:value-type="float">
            <text:p>0,8514585078</text:p>
          </table:table-cell>
          <table:table-cell table:formula="of:=[.C$9]*[$input.C$9]/([$input.$B$12]^2+[.$A149]^2)*EXP(-((ATAN([$input.$B$12]/[.$A149])+[.C$10]+[.$B$11])^2/[$input.C$15]^2))" office:value-type="float" office:value="0.121472934275502" calcext:value-type="float">
            <text:p>0,1214729343</text:p>
          </table:table-cell>
          <table:table-cell table:formula="of:=[.B149]+[.C149]" office:value-type="float" office:value="0.972931442115887" calcext:value-type="float">
            <text:p>0,9729314421</text:p>
          </table:table-cell>
          <table:table-cell table:number-columns-repeated="8"/>
        </table:table-row>
        <table:table-row table:style-name="ro2">
          <table:table-cell office:value-type="float" office:value="13.5" calcext:value-type="float">
            <text:p>13,5</text:p>
          </table:table-cell>
          <table:table-cell table:formula="of:=[.B$9]*[$input.B$9]/([$input.$B$12]^2+[.$A150]^2)*EXP(-((ATAN([$input.$B$12]/[.$A150])+[.B$10]+[.$B$11])^2/[$input.B$15]^2))" office:value-type="float" office:value="0.856208320198066" calcext:value-type="float">
            <text:p>0,8562083202</text:p>
          </table:table-cell>
          <table:table-cell table:formula="of:=[.C$9]*[$input.C$9]/([$input.$B$12]^2+[.$A150]^2)*EXP(-((ATAN([$input.$B$12]/[.$A150])+[.C$10]+[.$B$11])^2/[$input.C$15]^2))" office:value-type="float" office:value="0.120170922153068" calcext:value-type="float">
            <text:p>0,1201709222</text:p>
          </table:table-cell>
          <table:table-cell table:formula="of:=[.B150]+[.C150]" office:value-type="float" office:value="0.976379242351134" calcext:value-type="float">
            <text:p>0,9763792424</text:p>
          </table:table-cell>
          <table:table-cell table:number-columns-repeated="8"/>
        </table:table-row>
        <table:table-row table:style-name="ro2">
          <table:table-cell office:value-type="float" office:value="13.6" calcext:value-type="float">
            <text:p>13,6</text:p>
          </table:table-cell>
          <table:table-cell table:formula="of:=[.B$9]*[$input.B$9]/([$input.$B$12]^2+[.$A151]^2)*EXP(-((ATAN([$input.$B$12]/[.$A151])+[.B$10]+[.$B$11])^2/[$input.B$15]^2))" office:value-type="float" office:value="0.860686534899103" calcext:value-type="float">
            <text:p>0,8606865349</text:p>
          </table:table-cell>
          <table:table-cell table:formula="of:=[.C$9]*[$input.C$9]/([$input.$B$12]^2+[.$A151]^2)*EXP(-((ATAN([$input.$B$12]/[.$A151])+[.C$10]+[.$B$11])^2/[$input.C$15]^2))" office:value-type="float" office:value="0.118882218210189" calcext:value-type="float">
            <text:p>0,1188822182</text:p>
          </table:table-cell>
          <table:table-cell table:formula="of:=[.B151]+[.C151]" office:value-type="float" office:value="0.979568753109292" calcext:value-type="float">
            <text:p>0,9795687531</text:p>
          </table:table-cell>
          <table:table-cell table:number-columns-repeated="8"/>
        </table:table-row>
        <table:table-row table:style-name="ro2">
          <table:table-cell office:value-type="float" office:value="13.7" calcext:value-type="float">
            <text:p>13,7</text:p>
          </table:table-cell>
          <table:table-cell table:formula="of:=[.B$9]*[$input.B$9]/([$input.$B$12]^2+[.$A152]^2)*EXP(-((ATAN([$input.$B$12]/[.$A152])+[.B$10]+[.$B$11])^2/[$input.B$15]^2))" office:value-type="float" office:value="0.864898629096709" calcext:value-type="float">
            <text:p>0,8648986291</text:p>
          </table:table-cell>
          <table:table-cell table:formula="of:=[.C$9]*[$input.C$9]/([$input.$B$12]^2+[.$A152]^2)*EXP(-((ATAN([$input.$B$12]/[.$A152])+[.C$10]+[.$B$11])^2/[$input.C$15]^2))" office:value-type="float" office:value="0.117606934859354" calcext:value-type="float">
            <text:p>0,1176069349</text:p>
          </table:table-cell>
          <table:table-cell table:formula="of:=[.B152]+[.C152]" office:value-type="float" office:value="0.982505563956063" calcext:value-type="float">
            <text:p>0,982505564</text:p>
          </table:table-cell>
          <table:table-cell table:number-columns-repeated="8"/>
        </table:table-row>
        <table:table-row table:style-name="ro2">
          <table:table-cell office:value-type="float" office:value="13.8" calcext:value-type="float">
            <text:p>13,8</text:p>
          </table:table-cell>
          <table:table-cell table:formula="of:=[.B$9]*[$input.B$9]/([$input.$B$12]^2+[.$A153]^2)*EXP(-((ATAN([$input.$B$12]/[.$A153])+[.B$10]+[.$B$11])^2/[$input.B$15]^2))" office:value-type="float" office:value="0.868850151261944" calcext:value-type="float">
            <text:p>0,8688501513</text:p>
          </table:table-cell>
          <table:table-cell table:formula="of:=[.C$9]*[$input.C$9]/([$input.$B$12]^2+[.$A153]^2)*EXP(-((ATAN([$input.$B$12]/[.$A153])+[.C$10]+[.$B$11])^2/[$input.C$15]^2))" office:value-type="float" office:value="0.116345163511519" calcext:value-type="float">
            <text:p>0,1163451635</text:p>
          </table:table-cell>
          <table:table-cell table:formula="of:=[.B153]+[.C153]" office:value-type="float" office:value="0.985195314773463" calcext:value-type="float">
            <text:p>0,9851953148</text:p>
          </table:table-cell>
          <table:table-cell table:number-columns-repeated="8"/>
        </table:table-row>
        <table:table-row table:style-name="ro2">
          <table:table-cell office:value-type="float" office:value="13.9" calcext:value-type="float">
            <text:p>13,9</text:p>
          </table:table-cell>
          <table:table-cell table:formula="of:=[.B$9]*[$input.B$9]/([$input.$B$12]^2+[.$A154]^2)*EXP(-((ATAN([$input.$B$12]/[.$A154])+[.B$10]+[.$B$11])^2/[$input.B$15]^2))" office:value-type="float" office:value="0.872546705474929" calcext:value-type="float">
            <text:p>0,8725467055</text:p>
          </table:table-cell>
          <table:table-cell table:formula="of:=[.C$9]*[$input.C$9]/([$input.$B$12]^2+[.$A154]^2)*EXP(-((ATAN([$input.$B$12]/[.$A154])+[.C$10]+[.$B$11])^2/[$input.C$15]^2))" office:value-type="float" office:value="0.115096976037141" calcext:value-type="float">
            <text:p>0,115096976</text:p>
          </table:table-cell>
          <table:table-cell table:formula="of:=[.B154]+[.C154]" office:value-type="float" office:value="0.987643681512069" calcext:value-type="float">
            <text:p>0,9876436815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$9]*[$input.B$9]/([$input.$B$12]^2+[.$A155]^2)*EXP(-((ATAN([$input.$B$12]/[.$A155])+[.B$10]+[.$B$11])^2/[$input.B$15]^2))" office:value-type="float" office:value="0.875993936826283" calcext:value-type="float">
            <text:p>0,8759939368</text:p>
          </table:table-cell>
          <table:table-cell table:formula="of:=[.C$9]*[$input.C$9]/([$input.$B$12]^2+[.$A155]^2)*EXP(-((ATAN([$input.$B$12]/[.$A155])+[.C$10]+[.$B$11])^2/[$input.C$15]^2))" office:value-type="float" office:value="0.113862426140148" calcext:value-type="float">
            <text:p>0,1138624261</text:p>
          </table:table-cell>
          <table:table-cell table:formula="of:=[.B155]+[.C155]" office:value-type="float" office:value="0.989856362966431" calcext:value-type="float">
            <text:p>0,989856363</text:p>
          </table:table-cell>
          <table:table-cell table:number-columns-repeated="8"/>
        </table:table-row>
        <table:table-row table:style-name="ro2">
          <table:table-cell office:value-type="float" office:value="14.1" calcext:value-type="float">
            <text:p>14,1</text:p>
          </table:table-cell>
          <table:table-cell table:formula="of:=[.B$9]*[$input.B$9]/([$input.$B$12]^2+[.$A156]^2)*EXP(-((ATAN([$input.$B$12]/[.$A156])+[.B$10]+[.$B$11])^2/[$input.B$15]^2))" office:value-type="float" office:value="0.879197517878029" calcext:value-type="float">
            <text:p>0,8791975179</text:p>
          </table:table-cell>
          <table:table-cell table:formula="of:=[.C$9]*[$input.C$9]/([$input.$B$12]^2+[.$A156]^2)*EXP(-((ATAN([$input.$B$12]/[.$A156])+[.C$10]+[.$B$11])^2/[$input.C$15]^2))" office:value-type="float" office:value="0.112641550649638" calcext:value-type="float">
            <text:p>0,1126415506</text:p>
          </table:table-cell>
          <table:table-cell table:formula="of:=[.B156]+[.C156]" office:value-type="float" office:value="0.991839068527667" calcext:value-type="float">
            <text:p>0,9918390685</text:p>
          </table:table-cell>
          <table:table-cell table:number-columns-repeated="8"/>
        </table:table-row>
        <table:table-row table:style-name="ro2">
          <table:table-cell office:value-type="float" office:value="14.2" calcext:value-type="float">
            <text:p>14,2</text:p>
          </table:table-cell>
          <table:table-cell table:formula="of:=[.B$9]*[$input.B$9]/([$input.$B$12]^2+[.$A157]^2)*EXP(-((ATAN([$input.$B$12]/[.$A157])+[.B$10]+[.$B$11])^2/[$input.B$15]^2))" office:value-type="float" office:value="0.882163136133651" calcext:value-type="float">
            <text:p>0,8821631361</text:p>
          </table:table-cell>
          <table:table-cell table:formula="of:=[.C$9]*[$input.C$9]/([$input.$B$12]^2+[.$A157]^2)*EXP(-((ATAN([$input.$B$12]/[.$A157])+[.C$10]+[.$B$11])^2/[$input.C$15]^2))" office:value-type="float" office:value="0.111434370733839" calcext:value-type="float">
            <text:p>0,1114343707</text:p>
          </table:table-cell>
          <table:table-cell table:formula="of:=[.B157]+[.C157]" office:value-type="float" office:value="0.993597506867489" calcext:value-type="float">
            <text:p>0,9935975069</text:p>
          </table:table-cell>
          <table:table-cell table:number-columns-repeated="8"/>
        </table:table-row>
        <table:table-row table:style-name="ro2">
          <table:table-cell office:value-type="float" office:value="14.3" calcext:value-type="float">
            <text:p>14,3</text:p>
          </table:table-cell>
          <table:table-cell table:formula="of:=[.B$9]*[$input.B$9]/([$input.$B$12]^2+[.$A158]^2)*EXP(-((ATAN([$input.$B$12]/[.$A158])+[.B$10]+[.$B$11])^2/[$input.B$15]^2))" office:value-type="float" office:value="0.884896482467624" calcext:value-type="float">
            <text:p>0,8848964825</text:p>
          </table:table-cell>
          <table:table-cell table:formula="of:=[.C$9]*[$input.C$9]/([$input.$B$12]^2+[.$A158]^2)*EXP(-((ATAN([$input.$B$12]/[.$A158])+[.C$10]+[.$B$11])^2/[$input.C$15]^2))" office:value-type="float" office:value="0.110240893040688" calcext:value-type="float">
            <text:p>0,110240893</text:p>
          </table:table-cell>
          <table:table-cell table:formula="of:=[.B158]+[.C158]" office:value-type="float" office:value="0.995137375508313" calcext:value-type="float">
            <text:p>0,9951373755</text:p>
          </table:table-cell>
          <table:table-cell table:number-columns-repeated="8"/>
        </table:table-row>
        <table:table-row table:style-name="ro2">
          <table:table-cell office:value-type="float" office:value="14.4" calcext:value-type="float">
            <text:p>14,4</text:p>
          </table:table-cell>
          <table:table-cell table:formula="of:=[.B$9]*[$input.B$9]/([$input.$B$12]^2+[.$A159]^2)*EXP(-((ATAN([$input.$B$12]/[.$A159])+[.B$10]+[.$B$11])^2/[$input.B$15]^2))" office:value-type="float" office:value="0.88740324046568" calcext:value-type="float">
            <text:p>0,8874032405</text:p>
          </table:table-cell>
          <table:table-cell table:formula="of:=[.C$9]*[$input.C$9]/([$input.$B$12]^2+[.$A159]^2)*EXP(-((ATAN([$input.$B$12]/[.$A159])+[.C$10]+[.$B$11])^2/[$input.C$15]^2))" office:value-type="float" office:value="0.109061110769137" calcext:value-type="float">
            <text:p>0,1090611108</text:p>
          </table:table-cell>
          <table:table-cell table:formula="of:=[.B159]+[.C159]" office:value-type="float" office:value="0.996464351234817" calcext:value-type="float">
            <text:p>0,9964643512</text:p>
          </table:table-cell>
          <table:table-cell table:number-columns-repeated="8"/>
        </table:table-row>
        <table:table-row table:style-name="ro2">
          <table:table-cell office:value-type="float" office:value="14.5" calcext:value-type="float">
            <text:p>14,5</text:p>
          </table:table-cell>
          <table:table-cell table:formula="of:=[.B$9]*[$input.B$9]/([$input.$B$12]^2+[.$A160]^2)*EXP(-((ATAN([$input.$B$12]/[.$A160])+[.B$10]+[.$B$11])^2/[$input.B$15]^2))" office:value-type="float" office:value="0.889689076628073" calcext:value-type="float">
            <text:p>0,8896890766</text:p>
          </table:table-cell>
          <table:table-cell table:formula="of:=[.C$9]*[$input.C$9]/([$input.$B$12]^2+[.$A160]^2)*EXP(-((ATAN([$input.$B$12]/[.$A160])+[.C$10]+[.$B$11])^2/[$input.C$15]^2))" office:value-type="float" office:value="0.107895004675083" calcext:value-type="float">
            <text:p>0,1078950047</text:p>
          </table:table-cell>
          <table:table-cell table:formula="of:=[.B160]+[.C160]" office:value-type="float" office:value="0.997584081303157" calcext:value-type="float">
            <text:p>0,9975840813</text:p>
          </table:table-cell>
          <table:table-cell table:number-columns-repeated="8"/>
        </table:table-row>
        <table:table-row table:style-name="ro2">
          <table:table-cell office:value-type="float" office:value="14.6" calcext:value-type="float">
            <text:p>14,6</text:p>
          </table:table-cell>
          <table:table-cell table:formula="of:=[.B$9]*[$input.B$9]/([$input.$B$12]^2+[.$A161]^2)*EXP(-((ATAN([$input.$B$12]/[.$A161])+[.B$10]+[.$B$11])^2/[$input.B$15]^2))" office:value-type="float" office:value="0.891759631389382" calcext:value-type="float">
            <text:p>0,8917596314</text:p>
          </table:table-cell>
          <table:table-cell table:formula="of:=[.C$9]*[$input.C$9]/([$input.$B$12]^2+[.$A161]^2)*EXP(-((ATAN([$input.$B$12]/[.$A161])+[.C$10]+[.$B$11])^2/[$input.C$15]^2))" office:value-type="float" office:value="0.106742544015643" calcext:value-type="float">
            <text:p>0,106742544</text:p>
          </table:table-cell>
          <table:table-cell table:formula="of:=[.B161]+[.C161]" office:value-type="float" office:value="0.998502175405024" calcext:value-type="float">
            <text:p>0,9985021754</text:p>
          </table:table-cell>
          <table:table-cell table:number-columns-repeated="8"/>
        </table:table-row>
        <table:table-row table:style-name="ro2">
          <table:table-cell office:value-type="float" office:value="14.7" calcext:value-type="float">
            <text:p>14,7</text:p>
          </table:table-cell>
          <table:table-cell table:formula="of:=[.B$9]*[$input.B$9]/([$input.$B$12]^2+[.$A162]^2)*EXP(-((ATAN([$input.$B$12]/[.$A162])+[.B$10]+[.$B$11])^2/[$input.B$15]^2))" office:value-type="float" office:value="0.893620510909661" calcext:value-type="float">
            <text:p>0,8936205109</text:p>
          </table:table-cell>
          <table:table-cell table:formula="of:=[.C$9]*[$input.C$9]/([$input.$B$12]^2+[.$A162]^2)*EXP(-((ATAN([$input.$B$12]/[.$A162])+[.C$10]+[.$B$11])^2/[$input.C$15]^2))" office:value-type="float" office:value="0.105603687435278" calcext:value-type="float">
            <text:p>0,1056036874</text:p>
          </table:table-cell>
          <table:table-cell table:formula="of:=[.B162]+[.C162]" office:value-type="float" office:value="0.999224198344939" calcext:value-type="float">
            <text:p>0,9992241983</text:p>
          </table:table-cell>
          <table:table-cell table:number-columns-repeated="8"/>
        </table:table-row>
        <table:table-row table:style-name="ro2">
          <table:table-cell office:value-type="float" office:value="14.8" calcext:value-type="float">
            <text:p>14,8</text:p>
          </table:table-cell>
          <table:table-cell table:formula="of:=[.B$9]*[$input.B$9]/([$input.$B$12]^2+[.$A163]^2)*EXP(-((ATAN([$input.$B$12]/[.$A163])+[.B$10]+[.$B$11])^2/[$input.B$15]^2))" office:value-type="float" office:value="0.895277279593237" calcext:value-type="float">
            <text:p>0,8952772796</text:p>
          </table:table-cell>
          <table:table-cell table:formula="of:=[.C$9]*[$input.C$9]/([$input.$B$12]^2+[.$A163]^2)*EXP(-((ATAN([$input.$B$12]/[.$A163])+[.C$10]+[.$B$11])^2/[$input.C$15]^2))" office:value-type="float" office:value="0.104478383797102" calcext:value-type="float">
            <text:p>0,1044783838</text:p>
          </table:table-cell>
          <table:table-cell table:formula="of:=[.B163]+[.C163]" office:value-type="float" office:value="0.999755663390339" calcext:value-type="float">
            <text:p>0,9997556634</text:p>
          </table:table-cell>
          <table:table-cell table:number-columns-repeated="8"/>
        </table:table-row>
        <table:table-row table:style-name="ro2">
          <table:table-cell office:value-type="float" office:value="14.9" calcext:value-type="float">
            <text:p>14,9</text:p>
          </table:table-cell>
          <table:table-cell table:formula="of:=[.B$9]*[$input.B$9]/([$input.$B$12]^2+[.$A164]^2)*EXP(-((ATAN([$input.$B$12]/[.$A164])+[.B$10]+[.$B$11])^2/[$input.B$15]^2))" office:value-type="float" office:value="0.896735453292859" calcext:value-type="float">
            <text:p>0,8967354533</text:p>
          </table:table-cell>
          <table:table-cell table:formula="of:=[.C$9]*[$input.C$9]/([$input.$B$12]^2+[.$A164]^2)*EXP(-((ATAN([$input.$B$12]/[.$A164])+[.C$10]+[.$B$11])^2/[$input.C$15]^2))" office:value-type="float" office:value="0.103366572962522" calcext:value-type="float">
            <text:p>0,103366573</text:p>
          </table:table-cell>
          <table:table-cell table:formula="of:=[.B164]+[.C164]" office:value-type="float" office:value="1.00010202625538" calcext:value-type="float">
            <text:p>1,0001020263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$9]*[$input.B$9]/([$input.$B$12]^2+[.$A165]^2)*EXP(-((ATAN([$input.$B$12]/[.$A165])+[.B$10]+[.$B$11])^2/[$input.B$15]^2))" office:value-type="float" office:value="0.898000493158552" calcext:value-type="float">
            <text:p>0,8980004932</text:p>
          </table:table-cell>
          <table:table-cell table:formula="of:=[.C$9]*[$input.C$9]/([$input.$B$12]^2+[.$A165]^2)*EXP(-((ATAN([$input.$B$12]/[.$A165])+[.C$10]+[.$B$11])^2/[$input.C$15]^2))" office:value-type="float" office:value="0.102268186522191" calcext:value-type="float">
            <text:p>0,1022681865</text:p>
          </table:table-cell>
          <table:table-cell table:formula="of:=[.B165]+[.C165]" office:value-type="float" office:value="1.00026867968074" calcext:value-type="float">
            <text:p>1,0002686797</text:p>
          </table:table-cell>
          <table:table-cell table:number-columns-repeated="8"/>
        </table:table-row>
        <table:table-row table:style-name="ro2">
          <table:table-cell office:value-type="float" office:value="15.1" calcext:value-type="float">
            <text:p>15,1</text:p>
          </table:table-cell>
          <table:table-cell table:formula="of:=[.B$9]*[$input.B$9]/([$input.$B$12]^2+[.$A166]^2)*EXP(-((ATAN([$input.$B$12]/[.$A166])+[.B$10]+[.$B$11])^2/[$input.B$15]^2))" office:value-type="float" office:value="0.89907780009199" calcext:value-type="float">
            <text:p>0,8990778001</text:p>
          </table:table-cell>
          <table:table-cell table:formula="of:=[.C$9]*[$input.C$9]/([$input.$B$12]^2+[.$A166]^2)*EXP(-((ATAN([$input.$B$12]/[.$A166])+[.C$10]+[.$B$11])^2/[$input.C$15]^2))" office:value-type="float" office:value="0.101183148481103" calcext:value-type="float">
            <text:p>0,1011831485</text:p>
          </table:table-cell>
          <table:table-cell table:formula="of:=[.B166]+[.C166]" office:value-type="float" office:value="1.00026094857309" calcext:value-type="float">
            <text:p>1,0002609486</text:p>
          </table:table-cell>
          <table:table-cell table:number-columns-repeated="8"/>
        </table:table-row>
        <table:table-row table:style-name="ro2">
          <table:table-cell office:value-type="float" office:value="15.2" calcext:value-type="float">
            <text:p>15,2</text:p>
          </table:table-cell>
          <table:table-cell table:formula="of:=[.B$9]*[$input.B$9]/([$input.$B$12]^2+[.$A167]^2)*EXP(-((ATAN([$input.$B$12]/[.$A167])+[.B$10]+[.$B$11])^2/[$input.B$15]^2))" office:value-type="float" office:value="0.899972709768907" calcext:value-type="float">
            <text:p>0,8999727098</text:p>
          </table:table-cell>
          <table:table-cell table:formula="of:=[.C$9]*[$input.C$9]/([$input.$B$12]^2+[.$A167]^2)*EXP(-((ATAN([$input.$B$12]/[.$A167])+[.C$10]+[.$B$11])^2/[$input.C$15]^2))" office:value-type="float" office:value="0.100111375900496" calcext:value-type="float">
            <text:p>0,1001113759</text:p>
          </table:table-cell>
          <table:table-cell table:formula="of:=[.B167]+[.C167]" office:value-type="float" office:value="1.0000840856694" calcext:value-type="float">
            <text:p>1,0000840857</text:p>
          </table:table-cell>
          <table:table-cell table:number-columns-repeated="8"/>
        </table:table-row>
        <table:table-row table:style-name="ro2">
          <table:table-cell office:value-type="float" office:value="15.3" calcext:value-type="float">
            <text:p>15,3</text:p>
          </table:table-cell>
          <table:table-cell table:formula="of:=[.B$9]*[$input.B$9]/([$input.$B$12]^2+[.$A168]^2)*EXP(-((ATAN([$input.$B$12]/[.$A168])+[.B$10]+[.$B$11])^2/[$input.B$15]^2))" office:value-type="float" office:value="0.900690488193573" calcext:value-type="float">
            <text:p>0,9006904882</text:p>
          </table:table-cell>
          <table:table-cell table:formula="of:=[.C$9]*[$input.C$9]/([$input.$B$12]^2+[.$A168]^2)*EXP(-((ATAN([$input.$B$12]/[.$A168])+[.C$10]+[.$B$11])^2/[$input.C$15]^2))" office:value-type="float" office:value="0.0990527794990793" calcext:value-type="float">
            <text:p>0,0990527795</text:p>
          </table:table-cell>
          <table:table-cell table:formula="of:=[.B168]+[.C168]" office:value-type="float" office:value="0.999743267692652" calcext:value-type="float">
            <text:p>0,9997432677</text:p>
          </table:table-cell>
          <table:table-cell table:number-columns-repeated="8"/>
        </table:table-row>
        <table:table-row table:style-name="ro2">
          <table:table-cell office:value-type="float" office:value="15.4" calcext:value-type="float">
            <text:p>15,4</text:p>
          </table:table-cell>
          <table:table-cell table:formula="of:=[.B$9]*[$input.B$9]/([$input.$B$12]^2+[.$A169]^2)*EXP(-((ATAN([$input.$B$12]/[.$A169])+[.B$10]+[.$B$11])^2/[$input.B$15]^2))" office:value-type="float" office:value="0.901236327751029" calcext:value-type="float">
            <text:p>0,9012363278</text:p>
          </table:table-cell>
          <table:table-cell table:formula="of:=[.C$9]*[$input.C$9]/([$input.$B$12]^2+[.$A169]^2)*EXP(-((ATAN([$input.$B$12]/[.$A169])+[.C$10]+[.$B$11])^2/[$input.C$15]^2))" office:value-type="float" office:value="0.0980072642159685" calcext:value-type="float">
            <text:p>0,0980072642</text:p>
          </table:table-cell>
          <table:table-cell table:formula="of:=[.B169]+[.C169]" office:value-type="float" office:value="0.999243591966997" calcext:value-type="float">
            <text:p>0,999243592</text:p>
          </table:table-cell>
          <table:table-cell table:number-columns-repeated="8"/>
        </table:table-row>
        <table:table-row table:style-name="ro2">
          <table:table-cell office:value-type="float" office:value="15.5" calcext:value-type="float">
            <text:p>15,5</text:p>
          </table:table-cell>
          <table:table-cell table:formula="of:=[.B$9]*[$input.B$9]/([$input.$B$12]^2+[.$A170]^2)*EXP(-((ATAN([$input.$B$12]/[.$A170])+[.B$10]+[.$B$11])^2/[$input.B$15]^2))" office:value-type="float" office:value="0.9016153437243" calcext:value-type="float">
            <text:p>0,9016153437</text:p>
          </table:table-cell>
          <table:table-cell table:formula="of:=[.C$9]*[$input.C$9]/([$input.$B$12]^2+[.$A170]^2)*EXP(-((ATAN([$input.$B$12]/[.$A170])+[.C$10]+[.$B$11])^2/[$input.C$15]^2))" office:value-type="float" office:value="0.0969747297375889" calcext:value-type="float">
            <text:p>0,0969747297</text:p>
          </table:table-cell>
          <table:table-cell table:formula="of:=[.B170]+[.C170]" office:value-type="float" office:value="0.998590073461889" calcext:value-type="float">
            <text:p>0,9985900735</text:p>
          </table:table-cell>
          <table:table-cell table:number-columns-repeated="8"/>
        </table:table-row>
        <table:table-row table:style-name="ro2">
          <table:table-cell office:value-type="float" office:value="15.6" calcext:value-type="float">
            <text:p>15,6</text:p>
          </table:table-cell>
          <table:table-cell table:formula="of:=[.B$9]*[$input.B$9]/([$input.$B$12]^2+[.$A171]^2)*EXP(-((ATAN([$input.$B$12]/[.$A171])+[.B$10]+[.$B$11])^2/[$input.B$15]^2))" office:value-type="float" office:value="0.901832571245416" calcext:value-type="float">
            <text:p>0,9018325712</text:p>
          </table:table-cell>
          <table:table-cell table:formula="of:=[.C$9]*[$input.C$9]/([$input.$B$12]^2+[.$A171]^2)*EXP(-((ATAN([$input.$B$12]/[.$A171])+[.C$10]+[.$B$11])^2/[$input.C$15]^2))" office:value-type="float" office:value="0.0959550709906574" calcext:value-type="float">
            <text:p>0,095955071</text:p>
          </table:table-cell>
          <table:table-cell table:formula="of:=[.B171]+[.C171]" office:value-type="float" office:value="0.997787642236073" calcext:value-type="float">
            <text:p>0,9977876422</text:p>
          </table:table-cell>
          <table:table-cell table:number-columns-repeated="8"/>
        </table:table-row>
        <table:table-row table:style-name="ro2">
          <table:table-cell office:value-type="float" office:value="15.7" calcext:value-type="float">
            <text:p>15,7</text:p>
          </table:table-cell>
          <table:table-cell table:formula="of:=[.B$9]*[$input.B$9]/([$input.$B$12]^2+[.$A172]^2)*EXP(-((ATAN([$input.$B$12]/[.$A172])+[.B$10]+[.$B$11])^2/[$input.B$15]^2))" office:value-type="float" office:value="0.901892962650544" calcext:value-type="float">
            <text:p>0,9018929627</text:p>
          </table:table-cell>
          <table:table-cell table:formula="of:=[.C$9]*[$input.C$9]/([$input.$B$12]^2+[.$A172]^2)*EXP(-((ATAN([$input.$B$12]/[.$A172])+[.C$10]+[.$B$11])^2/[$input.C$15]^2))" office:value-type="float" office:value="0.0949481786032572" calcext:value-type="float">
            <text:p>0,0949481786</text:p>
          </table:table-cell>
          <table:table-cell table:formula="of:=[.B172]+[.C172]" office:value-type="float" office:value="0.996841141253801" calcext:value-type="float">
            <text:p>0,9968411413</text:p>
          </table:table-cell>
          <table:table-cell table:number-columns-repeated="8"/>
        </table:table-row>
        <table:table-row table:style-name="ro2">
          <table:table-cell office:value-type="float" office:value="15.8" calcext:value-type="float">
            <text:p>15,8</text:p>
          </table:table-cell>
          <table:table-cell table:formula="of:=[.B$9]*[$input.B$9]/([$input.$B$12]^2+[.$A173]^2)*EXP(-((ATAN([$input.$B$12]/[.$A173])+[.B$10]+[.$B$11])^2/[$input.B$15]^2))" office:value-type="float" office:value="0.901801385211094" calcext:value-type="float">
            <text:p>0,9018013852</text:p>
          </table:table-cell>
          <table:table-cell table:formula="of:=[.C$9]*[$input.C$9]/([$input.$B$12]^2+[.$A173]^2)*EXP(-((ATAN([$input.$B$12]/[.$A173])+[.C$10]+[.$B$11])^2/[$input.C$15]^2))" office:value-type="float" office:value="0.0939539393358939" calcext:value-type="float">
            <text:p>0,0939539393</text:p>
          </table:table-cell>
          <table:table-cell table:formula="of:=[.B173]+[.C173]" office:value-type="float" office:value="0.995755324546988" calcext:value-type="float">
            <text:p>0,9957553245</text:p>
          </table:table-cell>
          <table:table-cell table:number-columns-repeated="8"/>
        </table:table-row>
        <table:table-row table:style-name="ro2">
          <table:table-cell office:value-type="float" office:value="15.9" calcext:value-type="float">
            <text:p>15,9</text:p>
          </table:table-cell>
          <table:table-cell table:formula="of:=[.B$9]*[$input.B$9]/([$input.$B$12]^2+[.$A174]^2)*EXP(-((ATAN([$input.$B$12]/[.$A174])+[.B$10]+[.$B$11])^2/[$input.B$15]^2))" office:value-type="float" office:value="0.901562619214063" calcext:value-type="float">
            <text:p>0,9015626192</text:p>
          </table:table-cell>
          <table:table-cell table:formula="of:=[.C$9]*[$input.C$9]/([$input.$B$12]^2+[.$A174]^2)*EXP(-((ATAN([$input.$B$12]/[.$A174])+[.C$10]+[.$B$11])^2/[$input.C$15]^2))" office:value-type="float" office:value="0.092972236484319" calcext:value-type="float">
            <text:p>0,0929722365</text:p>
          </table:table-cell>
          <table:table-cell table:formula="of:=[.B174]+[.C174]" office:value-type="float" office:value="0.994534855698382" calcext:value-type="float">
            <text:p>0,9945348557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$9]*[$input.B$9]/([$input.$B$12]^2+[.$A175]^2)*EXP(-((ATAN([$input.$B$12]/[.$A175])+[.B$10]+[.$B$11])^2/[$input.B$15]^2))" office:value-type="float" office:value="0.90118135636633" calcext:value-type="float">
            <text:p>0,9011813564</text:p>
          </table:table-cell>
          <table:table-cell table:formula="of:=[.C$9]*[$input.C$9]/([$input.$B$12]^2+[.$A175]^2)*EXP(-((ATAN([$input.$B$12]/[.$A175])+[.C$10]+[.$B$11])^2/[$input.C$15]^2))" office:value-type="float" office:value="0.0920029502558043" calcext:value-type="float">
            <text:p>0,0920029503</text:p>
          </table:table-cell>
          <table:table-cell table:formula="of:=[.B175]+[.C175]" office:value-type="float" office:value="0.993184306622134" calcext:value-type="float">
            <text:p>0,9931843066</text:p>
          </table:table-cell>
          <table:table-cell table:number-columns-repeated="8"/>
        </table:table-row>
        <table:table-row table:style-name="ro2">
          <table:table-cell office:value-type="float" office:value="16.1" calcext:value-type="float">
            <text:p>16,1</text:p>
          </table:table-cell>
          <table:table-cell table:formula="of:=[.B$9]*[$input.B$9]/([$input.$B$12]^2+[.$A176]^2)*EXP(-((ATAN([$input.$B$12]/[.$A176])+[.B$10]+[.$B$11])^2/[$input.B$15]^2))" office:value-type="float" office:value="0.900662198498978" calcext:value-type="float">
            <text:p>0,9006621985</text:p>
          </table:table-cell>
          <table:table-cell table:formula="of:=[.C$9]*[$input.C$9]/([$input.$B$12]^2+[.$A176]^2)*EXP(-((ATAN([$input.$B$12]/[.$A176])+[.C$10]+[.$B$11])^2/[$input.C$15]^2))" office:value-type="float" office:value="0.0910459581204537" calcext:value-type="float">
            <text:p>0,0910459581</text:p>
          </table:table-cell>
          <table:table-cell table:formula="of:=[.B176]+[.C176]" office:value-type="float" office:value="0.991708156619431" calcext:value-type="float">
            <text:p>0,9917081566</text:p>
          </table:table-cell>
          <table:table-cell table:number-columns-repeated="8"/>
        </table:table-row>
        <table:table-row table:style-name="ro2">
          <table:table-cell office:value-type="float" office:value="16.2" calcext:value-type="float">
            <text:p>16,2</text:p>
          </table:table-cell>
          <table:table-cell table:formula="of:=[.B$9]*[$input.B$9]/([$input.$B$12]^2+[.$A177]^2)*EXP(-((ATAN([$input.$B$12]/[.$A177])+[.B$10]+[.$B$11])^2/[$input.B$15]^2))" office:value-type="float" office:value="0.900009656549037" calcext:value-type="float">
            <text:p>0,9000096565</text:p>
          </table:table-cell>
          <table:table-cell table:formula="of:=[.C$9]*[$input.C$9]/([$input.$B$12]^2+[.$A177]^2)*EXP(-((ATAN([$input.$B$12]/[.$A177])+[.C$10]+[.$B$11])^2/[$input.C$15]^2))" office:value-type="float" office:value="0.0901011351390488" calcext:value-type="float">
            <text:p>0,0901011351</text:p>
          </table:table-cell>
          <table:table-cell table:formula="of:=[.B177]+[.C177]" office:value-type="float" office:value="0.990110791688086" calcext:value-type="float">
            <text:p>0,9901107917</text:p>
          </table:table-cell>
          <table:table-cell table:number-columns-repeated="8"/>
        </table:table-row>
        <table:table-row table:style-name="ro2">
          <table:table-cell office:value-type="float" office:value="16.3" calcext:value-type="float">
            <text:p>16,3</text:p>
          </table:table-cell>
          <table:table-cell table:formula="of:=[.B$9]*[$input.B$9]/([$input.$B$12]^2+[.$A178]^2)*EXP(-((ATAN([$input.$B$12]/[.$A178])+[.B$10]+[.$B$11])^2/[$input.B$15]^2))" office:value-type="float" office:value="0.899228149797328" calcext:value-type="float">
            <text:p>0,8992281498</text:p>
          </table:table-cell>
          <table:table-cell table:formula="of:=[.C$9]*[$input.C$9]/([$input.$B$12]^2+[.$A178]^2)*EXP(-((ATAN([$input.$B$12]/[.$A178])+[.C$10]+[.$B$11])^2/[$input.C$15]^2))" office:value-type="float" office:value="0.0891683542688398" calcext:value-type="float">
            <text:p>0,0891683543</text:p>
          </table:table-cell>
          <table:table-cell table:formula="of:=[.B178]+[.C178]" office:value-type="float" office:value="0.988396504066168" calcext:value-type="float">
            <text:p>0,9883965041</text:p>
          </table:table-cell>
          <table:table-cell table:number-columns-repeated="8"/>
        </table:table-row>
        <table:table-row table:style-name="ro2">
          <table:table-cell office:value-type="float" office:value="16.4" calcext:value-type="float">
            <text:p>16,4</text:p>
          </table:table-cell>
          <table:table-cell table:formula="of:=[.B$9]*[$input.B$9]/([$input.$B$12]^2+[.$A179]^2)*EXP(-((ATAN([$input.$B$12]/[.$A179])+[.B$10]+[.$B$11])^2/[$input.B$15]^2))" office:value-type="float" office:value="0.898322005342297" calcext:value-type="float">
            <text:p>0,8983220053</text:p>
          </table:table-cell>
          <table:table-cell table:formula="of:=[.C$9]*[$input.C$9]/([$input.$B$12]^2+[.$A179]^2)*EXP(-((ATAN([$input.$B$12]/[.$A179])+[.C$10]+[.$B$11])^2/[$input.C$15]^2))" office:value-type="float" office:value="0.0882474866486091" calcext:value-type="float">
            <text:p>0,0882474866</text:p>
          </table:table-cell>
          <table:table-cell table:formula="of:=[.B179]+[.C179]" office:value-type="float" office:value="0.986569491990906" calcext:value-type="float">
            <text:p>0,986569492</text:p>
          </table:table-cell>
          <table:table-cell table:number-columns-repeated="8"/>
        </table:table-row>
        <table:table-row table:style-name="ro2">
          <table:table-cell office:value-type="float" office:value="16.5" calcext:value-type="float">
            <text:p>16,5</text:p>
          </table:table-cell>
          <table:table-cell table:formula="of:=[.B$9]*[$input.B$9]/([$input.$B$12]^2+[.$A180]^2)*EXP(-((ATAN([$input.$B$12]/[.$A180])+[.B$10]+[.$B$11])^2/[$input.B$15]^2))" office:value-type="float" office:value="0.89729545779094" calcext:value-type="float">
            <text:p>0,8972954578</text:p>
          </table:table-cell>
          <table:table-cell table:formula="of:=[.C$9]*[$input.C$9]/([$input.$B$12]^2+[.$A180]^2)*EXP(-((ATAN([$input.$B$12]/[.$A180])+[.C$10]+[.$B$11])^2/[$input.C$15]^2))" office:value-type="float" office:value="0.0873384018642613" calcext:value-type="float">
            <text:p>0,0873384019</text:p>
          </table:table-cell>
          <table:table-cell table:formula="of:=[.B180]+[.C180]" office:value-type="float" office:value="0.984633859655201" calcext:value-type="float">
            <text:p>0,9846338597</text:p>
          </table:table-cell>
          <table:table-cell table:number-columns-repeated="8"/>
        </table:table-row>
        <table:table-row table:style-name="ro2">
          <table:table-cell office:value-type="float" office:value="16.6" calcext:value-type="float">
            <text:p>16,6</text:p>
          </table:table-cell>
          <table:table-cell table:formula="of:=[.B$9]*[$input.B$9]/([$input.$B$12]^2+[.$A181]^2)*EXP(-((ATAN([$input.$B$12]/[.$A181])+[.B$10]+[.$B$11])^2/[$input.B$15]^2))" office:value-type="float" office:value="0.896152649148995" calcext:value-type="float">
            <text:p>0,8961526491</text:p>
          </table:table-cell>
          <table:table-cell table:formula="of:=[.C$9]*[$input.C$9]/([$input.$B$12]^2+[.$A181]^2)*EXP(-((ATAN([$input.$B$12]/[.$A181])+[.C$10]+[.$B$11])^2/[$input.C$15]^2))" office:value-type="float" office:value="0.0864409681961176" calcext:value-type="float">
            <text:p>0,0864409682</text:p>
          </table:table-cell>
          <table:table-cell table:formula="of:=[.B181]+[.C181]" office:value-type="float" office:value="0.982593617345113" calcext:value-type="float">
            <text:p>0,9825936173</text:p>
          </table:table-cell>
          <table:table-cell table:number-columns-repeated="8"/>
        </table:table-row>
        <table:table-row table:style-name="ro2">
          <table:table-cell office:value-type="float" office:value="16.7" calcext:value-type="float">
            <text:p>16,7</text:p>
          </table:table-cell>
          <table:table-cell table:formula="of:=[.B$9]*[$input.B$9]/([$input.$B$12]^2+[.$A182]^2)*EXP(-((ATAN([$input.$B$12]/[.$A182])+[.B$10]+[.$B$11])^2/[$input.B$15]^2))" office:value-type="float" office:value="0.894897628893714" calcext:value-type="float">
            <text:p>0,8948976289</text:p>
          </table:table-cell>
          <table:table-cell table:formula="of:=[.C$9]*[$input.C$9]/([$input.$B$12]^2+[.$A182]^2)*EXP(-((ATAN([$input.$B$12]/[.$A182])+[.C$10]+[.$B$11])^2/[$input.C$15]^2))" office:value-type="float" office:value="0.0855550528490272" calcext:value-type="float">
            <text:p>0,0855550528</text:p>
          </table:table-cell>
          <table:table-cell table:formula="of:=[.B182]+[.C182]" office:value-type="float" office:value="0.980452681742741" calcext:value-type="float">
            <text:p>0,9804526817</text:p>
          </table:table-cell>
          <table:table-cell table:number-columns-repeated="8"/>
        </table:table-row>
        <table:table-row table:style-name="ro2">
          <table:table-cell office:value-type="float" office:value="16.8" calcext:value-type="float">
            <text:p>16,8</text:p>
          </table:table-cell>
          <table:table-cell table:formula="of:=[.B$9]*[$input.B$9]/([$input.$B$12]^2+[.$A183]^2)*EXP(-((ATAN([$input.$B$12]/[.$A183])+[.B$10]+[.$B$11])^2/[$input.B$15]^2))" office:value-type="float" office:value="0.893534354213498" calcext:value-type="float">
            <text:p>0,8935343542</text:p>
          </table:table-cell>
          <table:table-cell table:formula="of:=[.C$9]*[$input.C$9]/([$input.$B$12]^2+[.$A183]^2)*EXP(-((ATAN([$input.$B$12]/[.$A183])+[.C$10]+[.$B$11])^2/[$input.C$15]^2))" office:value-type="float" office:value="0.0846805221663411" calcext:value-type="float">
            <text:p>0,0846805222</text:p>
          </table:table-cell>
          <table:table-cell table:formula="of:=[.B183]+[.C183]" office:value-type="float" office:value="0.978214876379839" calcext:value-type="float">
            <text:p>0,9782148764</text:p>
          </table:table-cell>
          <table:table-cell table:number-columns-repeated="8"/>
        </table:table-row>
        <table:table-row table:style-name="ro2">
          <table:table-cell office:value-type="float" office:value="16.9" calcext:value-type="float">
            <text:p>16,9</text:p>
          </table:table-cell>
          <table:table-cell table:formula="of:=[.B$9]*[$input.B$9]/([$input.$B$12]^2+[.$A184]^2)*EXP(-((ATAN([$input.$B$12]/[.$A184])+[.B$10]+[.$B$11])^2/[$input.B$15]^2))" office:value-type="float" office:value="0.892066690399715" calcext:value-type="float">
            <text:p>0,8920666904</text:p>
          </table:table-cell>
          <table:table-cell table:formula="of:=[.C$9]*[$input.C$9]/([$input.$B$12]^2+[.$A184]^2)*EXP(-((ATAN([$input.$B$12]/[.$A184])+[.C$10]+[.$B$11])^2/[$input.C$15]^2))" office:value-type="float" office:value="0.083817241828734" calcext:value-type="float">
            <text:p>0,0838172418</text:p>
          </table:table-cell>
          <table:table-cell table:formula="of:=[.B184]+[.C184]" office:value-type="float" office:value="0.975883932228449" calcext:value-type="float">
            <text:p>0,9758839322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$9]*[$input.B$9]/([$input.$B$12]^2+[.$A185]^2)*EXP(-((ATAN([$input.$B$12]/[.$A185])+[.B$10]+[.$B$11])^2/[$input.B$15]^2))" office:value-type="float" office:value="0.890498411376906" calcext:value-type="float">
            <text:p>0,8904984114</text:p>
          </table:table-cell>
          <table:table-cell table:formula="of:=[.C$9]*[$input.C$9]/([$input.$B$12]^2+[.$A185]^2)*EXP(-((ATAN([$input.$B$12]/[.$A185])+[.C$10]+[.$B$11])^2/[$input.C$15]^2))" office:value-type="float" office:value="0.0829650770388015" calcext:value-type="float">
            <text:p>0,082965077</text:p>
          </table:table-cell>
          <table:table-cell table:formula="of:=[.B185]+[.C185]" office:value-type="float" office:value="0.973463488415707" calcext:value-type="float">
            <text:p>0,9734634884</text:p>
          </table:table-cell>
          <table:table-cell table:number-columns-repeated="8"/>
        </table:table-row>
        <table:table-row table:style-name="ro2">
          <table:table-cell office:value-type="float" office:value="17.1" calcext:value-type="float">
            <text:p>17,1</text:p>
          </table:table-cell>
          <table:table-cell table:formula="of:=[.B$9]*[$input.B$9]/([$input.$B$12]^2+[.$A186]^2)*EXP(-((ATAN([$input.$B$12]/[.$A186])+[.B$10]+[.$B$11])^2/[$input.B$15]^2))" office:value-type="float" office:value="0.888833200358501" calcext:value-type="float">
            <text:p>0,8888332004</text:p>
          </table:table-cell>
          <table:table-cell table:formula="of:=[.C$9]*[$input.C$9]/([$input.$B$12]^2+[.$A186]^2)*EXP(-((ATAN([$input.$B$12]/[.$A186])+[.C$10]+[.$B$11])^2/[$input.C$15]^2))" office:value-type="float" office:value="0.0821238926923061" calcext:value-type="float">
            <text:p>0,0821238927</text:p>
          </table:table-cell>
          <table:table-cell table:formula="of:=[.B186]+[.C186]" office:value-type="float" office:value="0.970957093050807" calcext:value-type="float">
            <text:p>0,9709570931</text:p>
          </table:table-cell>
          <table:table-cell table:number-columns-repeated="8"/>
        </table:table-row>
        <table:table-row table:style-name="ro2">
          <table:table-cell office:value-type="float" office:value="17.2" calcext:value-type="float">
            <text:p>17,2</text:p>
          </table:table-cell>
          <table:table-cell table:formula="of:=[.B$9]*[$input.B$9]/([$input.$B$12]^2+[.$A187]^2)*EXP(-((ATAN([$input.$B$12]/[.$A187])+[.B$10]+[.$B$11])^2/[$input.B$15]^2))" office:value-type="float" office:value="0.887074650616006" calcext:value-type="float">
            <text:p>0,8870746506</text:p>
          </table:table-cell>
          <table:table-cell table:formula="of:=[.C$9]*[$input.C$9]/([$input.$B$12]^2+[.$A187]^2)*EXP(-((ATAN([$input.$B$12]/[.$A187])+[.C$10]+[.$B$11])^2/[$input.C$15]^2))" office:value-type="float" office:value="0.0812935535368948" calcext:value-type="float">
            <text:p>0,0812935535</text:p>
          </table:table-cell>
          <table:table-cell table:formula="of:=[.B187]+[.C187]" office:value-type="float" office:value="0.968368204152901" calcext:value-type="float">
            <text:p>0,9683682042</text:p>
          </table:table-cell>
          <table:table-cell table:number-columns-repeated="8"/>
        </table:table-row>
        <table:table-row table:style-name="ro2">
          <table:table-cell office:value-type="float" office:value="17.3" calcext:value-type="float">
            <text:p>17,3</text:p>
          </table:table-cell>
          <table:table-cell table:formula="of:=[.B$9]*[$input.B$9]/([$input.$B$12]^2+[.$A188]^2)*EXP(-((ATAN([$input.$B$12]/[.$A188])+[.B$10]+[.$B$11])^2/[$input.B$15]^2))" office:value-type="float" office:value="0.885226266350398" calcext:value-type="float">
            <text:p>0,8852262664</text:p>
          </table:table-cell>
          <table:table-cell table:formula="of:=[.C$9]*[$input.C$9]/([$input.$B$12]^2+[.$A188]^2)*EXP(-((ATAN([$input.$B$12]/[.$A188])+[.C$10]+[.$B$11])^2/[$input.C$15]^2))" office:value-type="float" office:value="0.0804739243190603" calcext:value-type="float">
            <text:p>0,0804739243</text:p>
          </table:table-cell>
          <table:table-cell table:formula="of:=[.B188]+[.C188]" office:value-type="float" office:value="0.965700190669458" calcext:value-type="float">
            <text:p>0,9657001907</text:p>
          </table:table-cell>
          <table:table-cell table:number-columns-repeated="8"/>
        </table:table-row>
        <table:table-row table:style-name="ro2">
          <table:table-cell office:value-type="float" office:value="17.4" calcext:value-type="float">
            <text:p>17,4</text:p>
          </table:table-cell>
          <table:table-cell table:formula="of:=[.B$9]*[$input.B$9]/([$input.$B$12]^2+[.$A189]^2)*EXP(-((ATAN([$input.$B$12]/[.$A189])+[.B$10]+[.$B$11])^2/[$input.B$15]^2))" office:value-type="float" office:value="0.883291463655259" calcext:value-type="float">
            <text:p>0,8832914637</text:p>
          </table:table-cell>
          <table:table-cell table:formula="of:=[.C$9]*[$input.C$9]/([$input.$B$12]^2+[.$A189]^2)*EXP(-((ATAN([$input.$B$12]/[.$A189])+[.C$10]+[.$B$11])^2/[$input.C$15]^2))" office:value-type="float" office:value="0.0796648699200753" calcext:value-type="float">
            <text:p>0,0796648699</text:p>
          </table:table-cell>
          <table:table-cell table:formula="of:=[.B189]+[.C189]" office:value-type="float" office:value="0.962956333575335" calcext:value-type="float">
            <text:p>0,9629563336</text:p>
          </table:table-cell>
          <table:table-cell table:number-columns-repeated="8"/>
        </table:table-row>
        <table:table-row table:style-name="ro2">
          <table:table-cell office:value-type="float" office:value="17.5" calcext:value-type="float">
            <text:p>17,5</text:p>
          </table:table-cell>
          <table:table-cell table:formula="of:=[.B$9]*[$input.B$9]/([$input.$B$12]^2+[.$A190]^2)*EXP(-((ATAN([$input.$B$12]/[.$A190])+[.B$10]+[.$B$11])^2/[$input.B$15]^2))" office:value-type="float" office:value="0.881273571561861" calcext:value-type="float">
            <text:p>0,8812735716</text:p>
          </table:table-cell>
          <table:table-cell table:formula="of:=[.C$9]*[$input.C$9]/([$input.$B$12]^2+[.$A190]^2)*EXP(-((ATAN([$input.$B$12]/[.$A190])+[.C$10]+[.$B$11])^2/[$input.C$15]^2))" office:value-type="float" office:value="0.0788662554815846" calcext:value-type="float">
            <text:p>0,0788662555</text:p>
          </table:table-cell>
          <table:table-cell table:formula="of:=[.B190]+[.C190]" office:value-type="float" office:value="0.960139827043445" calcext:value-type="float">
            <text:p>0,960139827</text:p>
          </table:table-cell>
          <table:table-cell table:number-columns-repeated="8"/>
        </table:table-row>
        <table:table-row table:style-name="ro2">
          <table:table-cell office:value-type="float" office:value="17.6" calcext:value-type="float">
            <text:p>17,6</text:p>
          </table:table-cell>
          <table:table-cell table:formula="of:=[.B$9]*[$input.B$9]/([$input.$B$12]^2+[.$A191]^2)*EXP(-((ATAN([$input.$B$12]/[.$A191])+[.B$10]+[.$B$11])^2/[$input.B$15]^2))" office:value-type="float" office:value="0.879175833157102" calcext:value-type="float">
            <text:p>0,8791758332</text:p>
          </table:table-cell>
          <table:table-cell table:formula="of:=[.C$9]*[$input.C$9]/([$input.$B$12]^2+[.$A191]^2)*EXP(-((ATAN([$input.$B$12]/[.$A191])+[.C$10]+[.$B$11])^2/[$input.C$15]^2))" office:value-type="float" office:value="0.0780779465214992" calcext:value-type="float">
            <text:p>0,0780779465</text:p>
          </table:table-cell>
          <table:table-cell table:formula="of:=[.B191]+[.C191]" office:value-type="float" office:value="0.957253779678601" calcext:value-type="float">
            <text:p>0,9572537797</text:p>
          </table:table-cell>
          <table:table-cell table:number-columns-repeated="8"/>
        </table:table-row>
        <table:table-row table:style-name="ro2">
          <table:table-cell office:value-type="float" office:value="17.7" calcext:value-type="float">
            <text:p>17,7</text:p>
          </table:table-cell>
          <table:table-cell table:formula="of:=[.B$9]*[$input.B$9]/([$input.$B$12]^2+[.$A192]^2)*EXP(-((ATAN([$input.$B$12]/[.$A192])+[.B$10]+[.$B$11])^2/[$input.B$15]^2))" office:value-type="float" office:value="0.877001406765852" calcext:value-type="float">
            <text:p>0,8770014068</text:p>
          </table:table-cell>
          <table:table-cell table:formula="of:=[.C$9]*[$input.C$9]/([$input.$B$12]^2+[.$A192]^2)*EXP(-((ATAN([$input.$B$12]/[.$A192])+[.C$10]+[.$B$11])^2/[$input.C$15]^2))" office:value-type="float" office:value="0.0772998090408" calcext:value-type="float">
            <text:p>0,077299809</text:p>
          </table:table-cell>
          <table:table-cell table:formula="of:=[.B192]+[.C192]" office:value-type="float" office:value="0.954301215806651" calcext:value-type="float">
            <text:p>0,9543012158</text:p>
          </table:table-cell>
          <table:table-cell table:number-columns-repeated="8"/>
        </table:table-row>
        <table:table-row table:style-name="ro2">
          <table:table-cell office:value-type="float" office:value="17.8" calcext:value-type="float">
            <text:p>17,8</text:p>
          </table:table-cell>
          <table:table-cell table:formula="of:=[.B$9]*[$input.B$9]/([$input.$B$12]^2+[.$A193]^2)*EXP(-((ATAN([$input.$B$12]/[.$A193])+[.B$10]+[.$B$11])^2/[$input.B$15]^2))" office:value-type="float" office:value="0.874753367189831" calcext:value-type="float">
            <text:p>0,8747533672</text:p>
          </table:table-cell>
          <table:table-cell table:formula="of:=[.C$9]*[$input.C$9]/([$input.$B$12]^2+[.$A193]^2)*EXP(-((ATAN([$input.$B$12]/[.$A193])+[.C$10]+[.$B$11])^2/[$input.C$15]^2))" office:value-type="float" office:value="0.0765317096218199" calcext:value-type="float">
            <text:p>0,0765317096</text:p>
          </table:table-cell>
          <table:table-cell table:formula="of:=[.B193]+[.C193]" office:value-type="float" office:value="0.951285076811651" calcext:value-type="float">
            <text:p>0,9512850768</text:p>
          </table:table-cell>
          <table:table-cell table:number-columns-repeated="8"/>
        </table:table-row>
        <table:table-row table:style-name="ro2">
          <table:table-cell office:value-type="float" office:value="17.9" calcext:value-type="float">
            <text:p>17,9</text:p>
          </table:table-cell>
          <table:table-cell table:formula="of:=[.B$9]*[$input.B$9]/([$input.$B$12]^2+[.$A194]^2)*EXP(-((ATAN([$input.$B$12]/[.$A194])+[.B$10]+[.$B$11])^2/[$input.B$15]^2))" office:value-type="float" office:value="0.872434706995745" calcext:value-type="float">
            <text:p>0,872434707</text:p>
          </table:table-cell>
          <table:table-cell table:formula="of:=[.C$9]*[$input.C$9]/([$input.$B$12]^2+[.$A194]^2)*EXP(-((ATAN([$input.$B$12]/[.$A194])+[.C$10]+[.$B$11])^2/[$input.C$15]^2))" office:value-type="float" office:value="0.0757735155185432" calcext:value-type="float">
            <text:p>0,0757735155</text:p>
          </table:table-cell>
          <table:table-cell table:formula="of:=[.B194]+[.C194]" office:value-type="float" office:value="0.948208222514289" calcext:value-type="float">
            <text:p>0,9482082225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$9]*[$input.B$9]/([$input.$B$12]^2+[.$A195]^2)*EXP(-((ATAN([$input.$B$12]/[.$A195])+[.B$10]+[.$B$11])^2/[$input.B$15]^2))" office:value-type="float" office:value="0.870048337845916" calcext:value-type="float">
            <text:p>0,8700483378</text:p>
          </table:table-cell>
          <table:table-cell table:formula="of:=[.C$9]*[$input.C$9]/([$input.$B$12]^2+[.$A195]^2)*EXP(-((ATAN([$input.$B$12]/[.$A195])+[.C$10]+[.$B$11])^2/[$input.C$15]^2))" office:value-type="float" office:value="0.0750250947394247" calcext:value-type="float">
            <text:p>0,0750250947</text:p>
          </table:table-cell>
          <table:table-cell table:formula="of:=[.B195]+[.C195]" office:value-type="float" office:value="0.945073432585341" calcext:value-type="float">
            <text:p>0,9450734326</text:p>
          </table:table-cell>
          <table:table-cell table:number-columns-repeated="8"/>
        </table:table-row>
        <table:table-row table:style-name="ro2">
          <table:table-cell office:value-type="float" office:value="18.1" calcext:value-type="float">
            <text:p>18,1</text:p>
          </table:table-cell>
          <table:table-cell table:formula="of:=[.B$9]*[$input.B$9]/([$input.$B$12]^2+[.$A196]^2)*EXP(-((ATAN([$input.$B$12]/[.$A196])+[.B$10]+[.$B$11])^2/[$input.B$15]^2))" office:value-type="float" office:value="0.86759709186516" calcext:value-type="float">
            <text:p>0,8675970919</text:p>
          </table:table-cell>
          <table:table-cell table:formula="of:=[.C$9]*[$input.C$9]/([$input.$B$12]^2+[.$A196]^2)*EXP(-((ATAN([$input.$B$12]/[.$A196])+[.C$10]+[.$B$11])^2/[$input.C$15]^2))" office:value-type="float" office:value="0.0742863161232051" calcext:value-type="float">
            <text:p>0,0742863161</text:p>
          </table:table-cell>
          <table:table-cell table:formula="of:=[.B196]+[.C196]" office:value-type="float" office:value="0.941883407988366" calcext:value-type="float">
            <text:p>0,941883408</text:p>
          </table:table-cell>
          <table:table-cell table:number-columns-repeated="8"/>
        </table:table-row>
        <table:table-row table:style-name="ro2">
          <table:table-cell office:value-type="float" office:value="18.2" calcext:value-type="float">
            <text:p>18,2</text:p>
          </table:table-cell>
          <table:table-cell table:formula="of:=[.B$9]*[$input.B$9]/([$input.$B$12]^2+[.$A197]^2)*EXP(-((ATAN([$input.$B$12]/[.$A197])+[.B$10]+[.$B$11])^2/[$input.B$15]^2))" office:value-type="float" office:value="0.865083723038138" calcext:value-type="float">
            <text:p>0,865083723</text:p>
          </table:table-cell>
          <table:table-cell table:formula="of:=[.C$9]*[$input.C$9]/([$input.$B$12]^2+[.$A197]^2)*EXP(-((ATAN([$input.$B$12]/[.$A197])+[.C$10]+[.$B$11])^2/[$input.C$15]^2))" office:value-type="float" office:value="0.0735570494081689" calcext:value-type="float">
            <text:p>0,0735570494</text:p>
          </table:table-cell>
          <table:table-cell table:formula="of:=[.B197]+[.C197]" office:value-type="float" office:value="0.938640772446307" calcext:value-type="float">
            <text:p>0,9386407724</text:p>
          </table:table-cell>
          <table:table-cell table:number-columns-repeated="8"/>
        </table:table-row>
        <table:table-row table:style-name="ro2">
          <table:table-cell office:value-type="float" office:value="18.3" calcext:value-type="float">
            <text:p>18,3</text:p>
          </table:table-cell>
          <table:table-cell table:formula="of:=[.B$9]*[$input.B$9]/([$input.$B$12]^2+[.$A198]^2)*EXP(-((ATAN([$input.$B$12]/[.$A198])+[.B$10]+[.$B$11])^2/[$input.B$15]^2))" office:value-type="float" office:value="0.862510908631833" calcext:value-type="float">
            <text:p>0,8625109086</text:p>
          </table:table-cell>
          <table:table-cell table:formula="of:=[.C$9]*[$input.C$9]/([$input.$B$12]^2+[.$A198]^2)*EXP(-((ATAN([$input.$B$12]/[.$A198])+[.C$10]+[.$B$11])^2/[$input.C$15]^2))" office:value-type="float" office:value="0.0728371652952624" calcext:value-type="float">
            <text:p>0,0728371653</text:p>
          </table:table-cell>
          <table:table-cell table:formula="of:=[.B198]+[.C198]" office:value-type="float" office:value="0.935348073927095" calcext:value-type="float">
            <text:p>0,9353480739</text:p>
          </table:table-cell>
          <table:table-cell table:number-columns-repeated="8"/>
        </table:table-row>
        <table:table-row table:style-name="ro2">
          <table:table-cell office:value-type="float" office:value="18.4" calcext:value-type="float">
            <text:p>18,4</text:p>
          </table:table-cell>
          <table:table-cell table:formula="of:=[.B$9]*[$input.B$9]/([$input.$B$12]^2+[.$A199]^2)*EXP(-((ATAN([$input.$B$12]/[.$A199])+[.B$10]+[.$B$11])^2/[$input.B$15]^2))" office:value-type="float" office:value="0.859881250638248" calcext:value-type="float">
            <text:p>0,8598812506</text:p>
          </table:table-cell>
          <table:table-cell table:formula="of:=[.C$9]*[$input.C$9]/([$input.$B$12]^2+[.$A199]^2)*EXP(-((ATAN([$input.$B$12]/[.$A199])+[.C$10]+[.$B$11])^2/[$input.C$15]^2))" office:value-type="float" office:value="0.0721265355054708" calcext:value-type="float">
            <text:p>0,0721265355</text:p>
          </table:table-cell>
          <table:table-cell table:formula="of:=[.B199]+[.C199]" office:value-type="float" office:value="0.932007786143719" calcext:value-type="float">
            <text:p>0,9320077861</text:p>
          </table:table-cell>
          <table:table-cell table:number-columns-repeated="8"/>
        </table:table-row>
        <table:table-row table:style-name="ro2">
          <table:table-cell office:value-type="float" office:value="18.5" calcext:value-type="float">
            <text:p>18,5</text:p>
          </table:table-cell>
          <table:table-cell table:formula="of:=[.B$9]*[$input.B$9]/([$input.$B$12]^2+[.$A200]^2)*EXP(-((ATAN([$input.$B$12]/[.$A200])+[.B$10]+[.$B$11])^2/[$input.B$15]^2))" office:value-type="float" office:value="0.857197277232795" calcext:value-type="float">
            <text:p>0,8571972772</text:p>
          </table:table-cell>
          <table:table-cell table:formula="of:=[.C$9]*[$input.C$9]/([$input.$B$12]^2+[.$A200]^2)*EXP(-((ATAN([$input.$B$12]/[.$A200])+[.C$10]+[.$B$11])^2/[$input.C$15]^2))" office:value-type="float" office:value="0.0714250328318207" calcext:value-type="float">
            <text:p>0,0714250328</text:p>
          </table:table-cell>
          <table:table-cell table:formula="of:=[.B200]+[.C200]" office:value-type="float" office:value="0.928622310064616" calcext:value-type="float">
            <text:p>0,9286223101</text:p>
          </table:table-cell>
          <table:table-cell table:number-columns-repeated="8"/>
        </table:table-row>
        <table:table-row table:style-name="ro2">
          <table:table-cell office:value-type="float" office:value="18.6" calcext:value-type="float">
            <text:p>18,6</text:p>
          </table:table-cell>
          <table:table-cell table:formula="of:=[.B$9]*[$input.B$9]/([$input.$B$12]^2+[.$A201]^2)*EXP(-((ATAN([$input.$B$12]/[.$A201])+[.B$10]+[.$B$11])^2/[$input.B$15]^2))" office:value-type="float" office:value="0.854461444244205" calcext:value-type="float">
            <text:p>0,8544614442</text:p>
          </table:table-cell>
          <table:table-cell table:formula="of:=[.C$9]*[$input.C$9]/([$input.$B$12]^2+[.$A201]^2)*EXP(-((ATAN([$input.$B$12]/[.$A201])+[.C$10]+[.$B$11])^2/[$input.C$15]^2))" office:value-type="float" office:value="0.0707325311863607" calcext:value-type="float">
            <text:p>0,0707325312</text:p>
          </table:table-cell>
          <table:table-cell table:formula="of:=[.B201]+[.C201]" office:value-type="float" office:value="0.925193975430565" calcext:value-type="float">
            <text:p>0,9251939754</text:p>
          </table:table-cell>
          <table:table-cell table:number-columns-repeated="8"/>
        </table:table-row>
        <table:table-row table:style-name="ro2">
          <table:table-cell office:value-type="float" office:value="18.7" calcext:value-type="float">
            <text:p>18,7</text:p>
          </table:table-cell>
          <table:table-cell table:formula="of:=[.B$9]*[$input.B$9]/([$input.$B$12]^2+[.$A202]^2)*EXP(-((ATAN([$input.$B$12]/[.$A202])+[.B$10]+[.$B$11])^2/[$input.B$15]^2))" office:value-type="float" office:value="0.851676136632153" calcext:value-type="float">
            <text:p>0,8516761366</text:p>
          </table:table-cell>
          <table:table-cell table:formula="of:=[.C$9]*[$input.C$9]/([$input.$B$12]^2+[.$A202]^2)*EXP(-((ATAN([$input.$B$12]/[.$A202])+[.C$10]+[.$B$11])^2/[$input.C$15]^2))" office:value-type="float" office:value="0.0700489056424456" calcext:value-type="float">
            <text:p>0,0700489056</text:p>
          </table:table-cell>
          <table:table-cell table:formula="of:=[.B202]+[.C202]" office:value-type="float" office:value="0.921725042274599" calcext:value-type="float">
            <text:p>0,9217250423</text:p>
          </table:table-cell>
          <table:table-cell table:number-columns-repeated="8"/>
        </table:table-row>
        <table:table-row table:style-name="ro2">
          <table:table-cell office:value-type="float" office:value="18.8" calcext:value-type="float">
            <text:p>18,8</text:p>
          </table:table-cell>
          <table:table-cell table:formula="of:=[.B$9]*[$input.B$9]/([$input.$B$12]^2+[.$A203]^2)*EXP(-((ATAN([$input.$B$12]/[.$A203])+[.B$10]+[.$B$11])^2/[$input.B$15]^2))" office:value-type="float" office:value="0.848843669969098" calcext:value-type="float">
            <text:p>0,84884367</text:p>
          </table:table-cell>
          <table:table-cell table:formula="of:=[.C$9]*[$input.C$9]/([$input.$B$12]^2+[.$A203]^2)*EXP(-((ATAN([$input.$B$12]/[.$A203])+[.C$10]+[.$B$11])^2/[$input.C$15]^2))" office:value-type="float" office:value="0.0693740324726334" calcext:value-type="float">
            <text:p>0,0693740325</text:p>
          </table:table-cell>
          <table:table-cell table:formula="of:=[.B203]+[.C203]" office:value-type="float" office:value="0.918217702441731" calcext:value-type="float">
            <text:p>0,9182177024</text:p>
          </table:table-cell>
          <table:table-cell table:number-columns-repeated="8"/>
        </table:table-row>
        <table:table-row table:style-name="ro2">
          <table:table-cell office:value-type="float" office:value="18.9" calcext:value-type="float">
            <text:p>18,9</text:p>
          </table:table-cell>
          <table:table-cell table:formula="of:=[.B$9]*[$input.B$9]/([$input.$B$12]^2+[.$A204]^2)*EXP(-((ATAN([$input.$B$12]/[.$A204])+[.B$10]+[.$B$11])^2/[$input.B$15]^2))" office:value-type="float" office:value="0.845966291923131" calcext:value-type="float">
            <text:p>0,8459662919</text:p>
          </table:table-cell>
          <table:table-cell table:formula="of:=[.C$9]*[$input.C$9]/([$input.$B$12]^2+[.$A204]^2)*EXP(-((ATAN([$input.$B$12]/[.$A204])+[.C$10]+[.$B$11])^2/[$input.C$15]^2))" office:value-type="float" office:value="0.0687077891824854" calcext:value-type="float">
            <text:p>0,0687077892</text:p>
          </table:table-cell>
          <table:table-cell table:formula="of:=[.B204]+[.C204]" office:value-type="float" office:value="0.914674081105616" calcext:value-type="float">
            <text:p>0,9146740811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$9]*[$input.B$9]/([$input.$B$12]^2+[.$A205]^2)*EXP(-((ATAN([$input.$B$12]/[.$A205])+[.B$10]+[.$B$11])^2/[$input.B$15]^2))" office:value-type="float" office:value="0.843046183738927" calcext:value-type="float">
            <text:p>0,8430461837</text:p>
          </table:table-cell>
          <table:table-cell table:formula="of:=[.C$9]*[$input.C$9]/([$input.$B$12]^2+[.$A205]^2)*EXP(-((ATAN([$input.$B$12]/[.$A205])+[.C$10]+[.$B$11])^2/[$input.C$15]^2))" office:value-type="float" office:value="0.0680500545405397" calcext:value-type="float">
            <text:p>0,0680500545</text:p>
          </table:table-cell>
          <table:table-cell table:formula="of:=[.B205]+[.C205]" office:value-type="float" office:value="0.911096238279467" calcext:value-type="float">
            <text:p>0,9110962383</text:p>
          </table:table-cell>
          <table:table-cell table:number-columns-repeated="8"/>
        </table:table-row>
        <table:table-row table:style-name="ro2">
          <table:table-cell office:value-type="float" office:value="19.1" calcext:value-type="float">
            <text:p>19,1</text:p>
          </table:table-cell>
          <table:table-cell table:formula="of:=[.B$9]*[$input.B$9]/([$input.$B$12]^2+[.$A206]^2)*EXP(-((ATAN([$input.$B$12]/[.$A206])+[.B$10]+[.$B$11])^2/[$input.B$15]^2))" office:value-type="float" office:value="0.840085461714138" calcext:value-type="float">
            <text:p>0,8400854617</text:p>
          </table:table-cell>
          <table:table-cell table:formula="of:=[.C$9]*[$input.C$9]/([$input.$B$12]^2+[.$A206]^2)*EXP(-((ATAN([$input.$B$12]/[.$A206])+[.C$10]+[.$B$11])^2/[$input.C$15]^2))" office:value-type="float" office:value="0.0674007086047162" calcext:value-type="float">
            <text:p>0,0674007086</text:p>
          </table:table-cell>
          <table:table-cell table:formula="of:=[.B206]+[.C206]" office:value-type="float" office:value="0.907486170318854" calcext:value-type="float">
            <text:p>0,9074861703</text:p>
          </table:table-cell>
          <table:table-cell table:number-columns-repeated="8"/>
        </table:table-row>
        <table:table-row table:style-name="ro2">
          <table:table-cell office:value-type="float" office:value="19.2" calcext:value-type="float">
            <text:p>19,2</text:p>
          </table:table-cell>
          <table:table-cell table:formula="of:=[.B$9]*[$input.B$9]/([$input.$B$12]^2+[.$A207]^2)*EXP(-((ATAN([$input.$B$12]/[.$A207])+[.B$10]+[.$B$11])^2/[$input.B$15]^2))" office:value-type="float" office:value="0.837086178668813" calcext:value-type="float">
            <text:p>0,8370861787</text:p>
          </table:table-cell>
          <table:table-cell table:formula="of:=[.C$9]*[$input.C$9]/([$input.$B$12]^2+[.$A207]^2)*EXP(-((ATAN([$input.$B$12]/[.$A207])+[.C$10]+[.$B$11])^2/[$input.C$15]^2))" office:value-type="float" office:value="0.0667596327453914" calcext:value-type="float">
            <text:p>0,0667596327</text:p>
          </table:table-cell>
          <table:table-cell table:formula="of:=[.B207]+[.C207]" office:value-type="float" office:value="0.903845811414204" calcext:value-type="float">
            <text:p>0,9038458114</text:p>
          </table:table-cell>
          <table:table-cell table:number-columns-repeated="8"/>
        </table:table-row>
        <table:table-row table:style-name="ro2">
          <table:table-cell office:value-type="float" office:value="19.3" calcext:value-type="float">
            <text:p>19,3</text:p>
          </table:table-cell>
          <table:table-cell table:formula="of:=[.B$9]*[$input.B$9]/([$input.$B$12]^2+[.$A208]^2)*EXP(-((ATAN([$input.$B$12]/[.$A208])+[.B$10]+[.$B$11])^2/[$input.B$15]^2))" office:value-type="float" office:value="0.834050325405664" calcext:value-type="float">
            <text:p>0,8340503254</text:p>
          </table:table-cell>
          <table:table-cell table:formula="of:=[.C$9]*[$input.C$9]/([$input.$B$12]^2+[.$A208]^2)*EXP(-((ATAN([$input.$B$12]/[.$A208])+[.C$10]+[.$B$11])^2/[$input.C$15]^2))" office:value-type="float" office:value="0.0661267096653704" calcext:value-type="float">
            <text:p>0,0661267097</text:p>
          </table:table-cell>
          <table:table-cell table:formula="of:=[.B208]+[.C208]" office:value-type="float" office:value="0.900177035071035" calcext:value-type="float">
            <text:p>0,9001770351</text:p>
          </table:table-cell>
          <table:table-cell table:number-columns-repeated="8"/>
        </table:table-row>
        <table:table-row table:style-name="ro2">
          <table:table-cell office:value-type="float" office:value="19.4" calcext:value-type="float">
            <text:p>19,4</text:p>
          </table:table-cell>
          <table:table-cell table:formula="of:=[.B$9]*[$input.B$9]/([$input.$B$12]^2+[.$A209]^2)*EXP(-((ATAN([$input.$B$12]/[.$A209])+[.B$10]+[.$B$11])^2/[$input.B$15]^2))" office:value-type="float" office:value="0.830979832159207" calcext:value-type="float">
            <text:p>0,8309798322</text:p>
          </table:table-cell>
          <table:table-cell table:formula="of:=[.C$9]*[$input.C$9]/([$input.$B$12]^2+[.$A209]^2)*EXP(-((ATAN([$input.$B$12]/[.$A209])+[.C$10]+[.$B$11])^2/[$input.C$15]^2))" office:value-type="float" office:value="0.0655018234169668" calcext:value-type="float">
            <text:p>0,0655018234</text:p>
          </table:table-cell>
          <table:table-cell table:formula="of:=[.B209]+[.C209]" office:value-type="float" office:value="0.896481655576174" calcext:value-type="float">
            <text:p>0,8964816556</text:p>
          </table:table-cell>
          <table:table-cell table:number-columns-repeated="8"/>
        </table:table-row>
        <table:table-row table:style-name="ro2">
          <table:table-cell office:value-type="float" office:value="19.5" calcext:value-type="float">
            <text:p>19,5</text:p>
          </table:table-cell>
          <table:table-cell table:formula="of:=[.B$9]*[$input.B$9]/([$input.$B$12]^2+[.$A210]^2)*EXP(-((ATAN([$input.$B$12]/[.$A210])+[.B$10]+[.$B$11])^2/[$input.B$15]^2))" office:value-type="float" office:value="0.82787657003199" calcext:value-type="float">
            <text:p>0,82787657</text:p>
          </table:table-cell>
          <table:table-cell table:formula="of:=[.C$9]*[$input.C$9]/([$input.$B$12]^2+[.$A210]^2)*EXP(-((ATAN([$input.$B$12]/[.$A210])+[.C$10]+[.$B$11])^2/[$input.C$15]^2))" office:value-type="float" office:value="0.0648848594163907" calcext:value-type="float">
            <text:p>0,0648848594</text:p>
          </table:table-cell>
          <table:table-cell table:formula="of:=[.B210]+[.C210]" office:value-type="float" office:value="0.892761429448381" calcext:value-type="float">
            <text:p>0,8927614294</text:p>
          </table:table-cell>
          <table:table-cell table:number-columns-repeated="8"/>
        </table:table-row>
        <table:table-row table:style-name="ro2">
          <table:table-cell office:value-type="float" office:value="19.6" calcext:value-type="float">
            <text:p>19,6</text:p>
          </table:table-cell>
          <table:table-cell table:formula="of:=[.B$9]*[$input.B$9]/([$input.$B$12]^2+[.$A211]^2)*EXP(-((ATAN([$input.$B$12]/[.$A211])+[.B$10]+[.$B$11])^2/[$input.B$15]^2))" office:value-type="float" office:value="0.82474235241633" calcext:value-type="float">
            <text:p>0,8247423524</text:p>
          </table:table-cell>
          <table:table-cell table:formula="of:=[.C$9]*[$input.C$9]/([$input.$B$12]^2+[.$A211]^2)*EXP(-((ATAN([$input.$B$12]/[.$A211])+[.C$10]+[.$B$11])^2/[$input.C$15]^2))" office:value-type="float" office:value="0.0642757044556315" calcext:value-type="float">
            <text:p>0,0642757045</text:p>
          </table:table-cell>
          <table:table-cell table:formula="of:=[.B211]+[.C211]" office:value-type="float" office:value="0.889018056871962" calcext:value-type="float">
            <text:p>0,8890180569</text:p>
          </table:table-cell>
          <table:table-cell table:number-columns-repeated="8"/>
        </table:table-row>
        <table:table-row table:style-name="ro2">
          <table:table-cell office:value-type="float" office:value="19.7" calcext:value-type="float">
            <text:p>19,7</text:p>
          </table:table-cell>
          <table:table-cell table:formula="of:=[.B$9]*[$input.B$9]/([$input.$B$12]^2+[.$A212]^2)*EXP(-((ATAN([$input.$B$12]/[.$A212])+[.B$10]+[.$B$11])^2/[$input.B$15]^2))" office:value-type="float" office:value="0.821578936400125" calcext:value-type="float">
            <text:p>0,8215789364</text:p>
          </table:table-cell>
          <table:table-cell table:formula="of:=[.C$9]*[$input.C$9]/([$input.$B$12]^2+[.$A212]^2)*EXP(-((ATAN([$input.$B$12]/[.$A212])+[.C$10]+[.$B$11])^2/[$input.C$15]^2))" office:value-type="float" office:value="0.0636742467120108" calcext:value-type="float">
            <text:p>0,0636742467</text:p>
          </table:table-cell>
          <table:table-cell table:formula="of:=[.B212]+[.C212]" office:value-type="float" office:value="0.885253183112135" calcext:value-type="float">
            <text:p>0,8852531831</text:p>
          </table:table-cell>
          <table:table-cell table:number-columns-repeated="8"/>
        </table:table-row>
        <table:table-row table:style-name="ro2">
          <table:table-cell office:value-type="float" office:value="19.8" calcext:value-type="float">
            <text:p>19,8</text:p>
          </table:table-cell>
          <table:table-cell table:formula="of:=[.B$9]*[$input.B$9]/([$input.$B$12]^2+[.$A213]^2)*EXP(-((ATAN([$input.$B$12]/[.$A213])+[.B$10]+[.$B$11])^2/[$input.B$15]^2))" office:value-type="float" office:value="0.818388024155471" calcext:value-type="float">
            <text:p>0,8183880242</text:p>
          </table:table-cell>
          <table:table-cell table:formula="of:=[.C$9]*[$input.C$9]/([$input.$B$12]^2+[.$A213]^2)*EXP(-((ATAN([$input.$B$12]/[.$A213])+[.C$10]+[.$B$11])^2/[$input.C$15]^2))" office:value-type="float" office:value="0.0630803757555709" calcext:value-type="float">
            <text:p>0,0630803758</text:p>
          </table:table-cell>
          <table:table-cell table:formula="of:=[.B213]+[.C213]" office:value-type="float" office:value="0.881468399911041" calcext:value-type="float">
            <text:p>0,8814683999</text:p>
          </table:table-cell>
          <table:table-cell table:number-columns-repeated="8"/>
        </table:table-row>
        <table:table-row table:style-name="ro2">
          <table:table-cell office:value-type="float" office:value="19.9" calcext:value-type="float">
            <text:p>19,9</text:p>
          </table:table-cell>
          <table:table-cell table:formula="of:=[.B$9]*[$input.B$9]/([$input.$B$12]^2+[.$A214]^2)*EXP(-((ATAN([$input.$B$12]/[.$A214])+[.B$10]+[.$B$11])^2/[$input.B$15]^2))" office:value-type="float" office:value="0.815171264308984" calcext:value-type="float">
            <text:p>0,8151712643</text:p>
          </table:table-cell>
          <table:table-cell table:formula="of:=[.C$9]*[$input.C$9]/([$input.$B$12]^2+[.$A214]^2)*EXP(-((ATAN([$input.$B$12]/[.$A214])+[.C$10]+[.$B$11])^2/[$input.C$15]^2))" office:value-type="float" office:value="0.0624939825544536" calcext:value-type="float">
            <text:p>0,0624939826</text:p>
          </table:table-cell>
          <table:table-cell table:formula="of:=[.B214]+[.C214]" office:value-type="float" office:value="0.877665246863438" calcext:value-type="float">
            <text:p>0,8776652469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$9]*[$input.B$9]/([$input.$B$12]^2+[.$A215]^2)*EXP(-((ATAN([$input.$B$12]/[.$A215])+[.B$10]+[.$B$11])^2/[$input.B$15]^2))" office:value-type="float" office:value="0.811930253292823" calcext:value-type="float">
            <text:p>0,8119302533</text:p>
          </table:table-cell>
          <table:table-cell table:formula="of:=[.C$9]*[$input.C$9]/([$input.$B$12]^2+[.$A215]^2)*EXP(-((ATAN([$input.$B$12]/[.$A215])+[.C$10]+[.$B$11])^2/[$input.C$15]^2))" office:value-type="float" office:value="0.0619149594784139" calcext:value-type="float">
            <text:p>0,0619149595</text:p>
          </table:table-cell>
          <table:table-cell table:formula="of:=[.B215]+[.C215]" office:value-type="float" office:value="0.873845212771237" calcext:value-type="float">
            <text:p>0,8738452128</text:p>
          </table:table-cell>
          <table:table-cell table:number-columns-repeated="8"/>
        </table:table-row>
        <table:table-row table:style-name="ro2">
          <table:table-cell office:value-type="float" office:value="20.1" calcext:value-type="float">
            <text:p>20,1</text:p>
          </table:table-cell>
          <table:table-cell table:formula="of:=[.B$9]*[$input.B$9]/([$input.$B$12]^2+[.$A216]^2)*EXP(-((ATAN([$input.$B$12]/[.$A216])+[.B$10]+[.$B$11])^2/[$input.B$15]^2))" office:value-type="float" office:value="0.808666536675556" calcext:value-type="float">
            <text:p>0,8086665367</text:p>
          </table:table-cell>
          <table:table-cell table:formula="of:=[.C$9]*[$input.C$9]/([$input.$B$12]^2+[.$A216]^2)*EXP(-((ATAN([$input.$B$12]/[.$A216])+[.C$10]+[.$B$11])^2/[$input.C$15]^2))" office:value-type="float" office:value="0.0613432003006059" calcext:value-type="float">
            <text:p>0,0613432003</text:p>
          </table:table-cell>
          <table:table-cell table:formula="of:=[.B216]+[.C216]" office:value-type="float" office:value="0.870009736976162" calcext:value-type="float">
            <text:p>0,870009737</text:p>
          </table:table-cell>
          <table:table-cell table:number-columns-repeated="8"/>
        </table:table-row>
        <table:table-row table:style-name="ro2">
          <table:table-cell office:value-type="float" office:value="20.2" calcext:value-type="float">
            <text:p>20,2</text:p>
          </table:table-cell>
          <table:table-cell table:formula="of:=[.B$9]*[$input.B$9]/([$input.$B$12]^2+[.$A217]^2)*EXP(-((ATAN([$input.$B$12]/[.$A217])+[.B$10]+[.$B$11])^2/[$input.B$15]^2))" office:value-type="float" office:value="0.805381610472146" calcext:value-type="float">
            <text:p>0,8053816105</text:p>
          </table:table-cell>
          <table:table-cell table:formula="of:=[.C$9]*[$input.C$9]/([$input.$B$12]^2+[.$A217]^2)*EXP(-((ATAN([$input.$B$12]/[.$A217])+[.C$10]+[.$B$11])^2/[$input.C$15]^2))" office:value-type="float" office:value="0.0607786001977688" calcext:value-type="float">
            <text:p>0,0607786002</text:p>
          </table:table-cell>
          <table:table-cell table:formula="of:=[.B217]+[.C217]" office:value-type="float" office:value="0.866160210669914" calcext:value-type="float">
            <text:p>0,8661602107</text:p>
          </table:table-cell>
          <table:table-cell table:number-columns-repeated="8"/>
        </table:table-row>
        <table:table-row table:style-name="ro2">
          <table:table-cell office:value-type="float" office:value="20.3" calcext:value-type="float">
            <text:p>20,3</text:p>
          </table:table-cell>
          <table:table-cell table:formula="of:=[.B$9]*[$input.B$9]/([$input.$B$12]^2+[.$A218]^2)*EXP(-((ATAN([$input.$B$12]/[.$A218])+[.B$10]+[.$B$11])^2/[$input.B$15]^2))" office:value-type="float" office:value="0.802076922432394" calcext:value-type="float">
            <text:p>0,8020769224</text:p>
          </table:table-cell>
          <table:table-cell table:formula="of:=[.C$9]*[$input.C$9]/([$input.$B$12]^2+[.$A218]^2)*EXP(-((ATAN([$input.$B$12]/[.$A218])+[.C$10]+[.$B$11])^2/[$input.C$15]^2))" office:value-type="float" office:value="0.0602210557489313" calcext:value-type="float">
            <text:p>0,0602210557</text:p>
          </table:table-cell>
          <table:table-cell table:formula="of:=[.B218]+[.C218]" office:value-type="float" office:value="0.862297978181326" calcext:value-type="float">
            <text:p>0,8622979782</text:p>
          </table:table-cell>
          <table:table-cell table:number-columns-repeated="8"/>
        </table:table-row>
        <table:table-row table:style-name="ro2">
          <table:table-cell office:value-type="float" office:value="20.4" calcext:value-type="float">
            <text:p>20,4</text:p>
          </table:table-cell>
          <table:table-cell table:formula="of:=[.B$9]*[$input.B$9]/([$input.$B$12]^2+[.$A219]^2)*EXP(-((ATAN([$input.$B$12]/[.$A219])+[.B$10]+[.$B$11])^2/[$input.B$15]^2))" office:value-type="float" office:value="0.798753873307329" calcext:value-type="float">
            <text:p>0,7987538733</text:p>
          </table:table-cell>
          <table:table-cell table:formula="of:=[.C$9]*[$input.C$9]/([$input.$B$12]^2+[.$A219]^2)*EXP(-((ATAN([$input.$B$12]/[.$A219])+[.C$10]+[.$B$11])^2/[$input.C$15]^2))" office:value-type="float" office:value="0.0596704649327503" calcext:value-type="float">
            <text:p>0,0596704649</text:p>
          </table:table-cell>
          <table:table-cell table:formula="of:=[.B219]+[.C219]" office:value-type="float" office:value="0.858424338240079" calcext:value-type="float">
            <text:p>0,8584243382</text:p>
          </table:table-cell>
          <table:table-cell table:number-columns-repeated="8"/>
        </table:table-row>
        <table:table-row table:style-name="ro2">
          <table:table-cell office:value-type="float" office:value="20.5" calcext:value-type="float">
            <text:p>20,5</text:p>
          </table:table-cell>
          <table:table-cell table:formula="of:=[.B$9]*[$input.B$9]/([$input.$B$12]^2+[.$A220]^2)*EXP(-((ATAN([$input.$B$12]/[.$A220])+[.B$10]+[.$B$11])^2/[$input.B$15]^2))" office:value-type="float" office:value="0.79541381809307" calcext:value-type="float">
            <text:p>0,7954138181</text:p>
          </table:table-cell>
          <table:table-cell table:formula="of:=[.C$9]*[$input.C$9]/([$input.$B$12]^2+[.$A220]^2)*EXP(-((ATAN([$input.$B$12]/[.$A220])+[.C$10]+[.$B$11])^2/[$input.C$15]^2))" office:value-type="float" office:value="0.0591267271235861" calcext:value-type="float">
            <text:p>0,0591267271</text:p>
          </table:table-cell>
          <table:table-cell table:formula="of:=[.B220]+[.C220]" office:value-type="float" office:value="0.854540545216656" calcext:value-type="float">
            <text:p>0,8545405452</text:p>
          </table:table-cell>
          <table:table-cell table:number-columns-repeated="8"/>
        </table:table-row>
        <table:table-row table:style-name="ro2">
          <table:table-cell office:value-type="float" office:value="20.6" calcext:value-type="float">
            <text:p>20,6</text:p>
          </table:table-cell>
          <table:table-cell table:formula="of:=[.B$9]*[$input.B$9]/([$input.$B$12]^2+[.$A221]^2)*EXP(-((ATAN([$input.$B$12]/[.$A221])+[.B$10]+[.$B$11])^2/[$input.B$15]^2))" office:value-type="float" office:value="0.792058067251823" calcext:value-type="float">
            <text:p>0,7920580673</text:p>
          </table:table-cell>
          <table:table-cell table:formula="of:=[.C$9]*[$input.C$9]/([$input.$B$12]^2+[.$A221]^2)*EXP(-((ATAN([$input.$B$12]/[.$A221])+[.C$10]+[.$B$11])^2/[$input.C$15]^2))" office:value-type="float" office:value="0.0585897430864148" calcext:value-type="float">
            <text:p>0,0585897431</text:p>
          </table:table-cell>
          <table:table-cell table:formula="of:=[.B221]+[.C221]" office:value-type="float" office:value="0.850647810338238" calcext:value-type="float">
            <text:p>0,8506478103</text:p>
          </table:table-cell>
          <table:table-cell table:number-columns-repeated="8"/>
        </table:table-row>
        <table:table-row table:style-name="ro2">
          <table:table-cell office:value-type="float" office:value="20.7" calcext:value-type="float">
            <text:p>20,7</text:p>
          </table:table-cell>
          <table:table-cell table:formula="of:=[.B$9]*[$input.B$9]/([$input.$B$12]^2+[.$A222]^2)*EXP(-((ATAN([$input.$B$12]/[.$A222])+[.B$10]+[.$B$11])^2/[$input.B$15]^2))" office:value-type="float" office:value="0.788687887909718" calcext:value-type="float">
            <text:p>0,7886878879</text:p>
          </table:table-cell>
          <table:table-cell table:formula="of:=[.C$9]*[$input.C$9]/([$input.$B$12]^2+[.$A222]^2)*EXP(-((ATAN([$input.$B$12]/[.$A222])+[.C$10]+[.$B$11])^2/[$input.C$15]^2))" office:value-type="float" office:value="0.0580594149706712" calcext:value-type="float">
            <text:p>0,058059415</text:p>
          </table:table-cell>
          <table:table-cell table:formula="of:=[.B222]+[.C222]" office:value-type="float" office:value="0.846747302880389" calcext:value-type="float">
            <text:p>0,8467473029</text:p>
          </table:table-cell>
          <table:table-cell table:number-columns-repeated="8"/>
        </table:table-row>
        <table:table-row table:style-name="ro2">
          <table:table-cell office:value-type="float" office:value="20.8" calcext:value-type="float">
            <text:p>20,8</text:p>
          </table:table-cell>
          <table:table-cell table:formula="of:=[.B$9]*[$input.B$9]/([$input.$B$12]^2+[.$A223]^2)*EXP(-((ATAN([$input.$B$12]/[.$A223])+[.B$10]+[.$B$11])^2/[$input.B$15]^2))" office:value-type="float" office:value="0.785304505031256" calcext:value-type="float">
            <text:p>0,785304505</text:p>
          </table:table-cell>
          <table:table-cell table:formula="of:=[.C$9]*[$input.C$9]/([$input.$B$12]^2+[.$A223]^2)*EXP(-((ATAN([$input.$B$12]/[.$A223])+[.C$10]+[.$B$11])^2/[$input.C$15]^2))" office:value-type="float" office:value="0.057535646303107" calcext:value-type="float">
            <text:p>0,0575356463</text:p>
          </table:table-cell>
          <table:table-cell table:formula="of:=[.B223]+[.C223]" office:value-type="float" office:value="0.842840151334363" calcext:value-type="float">
            <text:p>0,8428401513</text:p>
          </table:table-cell>
          <table:table-cell table:number-columns-repeated="8"/>
        </table:table-row>
        <table:table-row table:style-name="ro2">
          <table:table-cell office:value-type="float" office:value="20.9" calcext:value-type="float">
            <text:p>20,9</text:p>
          </table:table-cell>
          <table:table-cell table:formula="of:=[.B$9]*[$input.B$9]/([$input.$B$12]^2+[.$A224]^2)*EXP(-((ATAN([$input.$B$12]/[.$A224])+[.B$10]+[.$B$11])^2/[$input.B$15]^2))" office:value-type="float" office:value="0.781909102570249" calcext:value-type="float">
            <text:p>0,7819091026</text:p>
          </table:table-cell>
          <table:table-cell table:formula="of:=[.C$9]*[$input.C$9]/([$input.$B$12]^2+[.$A224]^2)*EXP(-((ATAN([$input.$B$12]/[.$A224])+[.C$10]+[.$B$11])^2/[$input.C$15]^2))" office:value-type="float" office:value="0.0570183419797489" calcext:value-type="float">
            <text:p>0,057018342</text:p>
          </table:table-cell>
          <table:table-cell table:formula="of:=[.B224]+[.C224]" office:value-type="float" office:value="0.838927444549998" calcext:value-type="float">
            <text:p>0,8389274445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$9]*[$input.B$9]/([$input.$B$12]^2+[.$A225]^2)*EXP(-((ATAN([$input.$B$12]/[.$A225])+[.B$10]+[.$B$11])^2/[$input.B$15]^2))" office:value-type="float" office:value="0.778502824597124" calcext:value-type="float">
            <text:p>0,7785028246</text:p>
          </table:table-cell>
          <table:table-cell table:formula="of:=[.C$9]*[$input.C$9]/([$input.$B$12]^2+[.$A225]^2)*EXP(-((ATAN([$input.$B$12]/[.$A225])+[.C$10]+[.$B$11])^2/[$input.C$15]^2))" office:value-type="float" office:value="0.0565074082570295" calcext:value-type="float">
            <text:p>0,0565074083</text:p>
          </table:table-cell>
          <table:table-cell table:formula="of:=[.B225]+[.C225]" office:value-type="float" office:value="0.835010232854153" calcext:value-type="float">
            <text:p>0,8350102329</text:p>
          </table:table-cell>
          <table:table-cell table:number-columns-repeated="8"/>
        </table:table-row>
        <table:table-row table:style-name="ro2">
          <table:table-cell office:value-type="float" office:value="21.1" calcext:value-type="float">
            <text:p>21,1</text:p>
          </table:table-cell>
          <table:table-cell table:formula="of:=[.B$9]*[$input.B$9]/([$input.$B$12]^2+[.$A226]^2)*EXP(-((ATAN([$input.$B$12]/[.$A226])+[.B$10]+[.$B$11])^2/[$input.B$15]^2))" office:value-type="float" office:value="0.775086776402582" calcext:value-type="float">
            <text:p>0,7750867764</text:p>
          </table:table-cell>
          <table:table-cell table:formula="of:=[.C$9]*[$input.C$9]/([$input.$B$12]^2+[.$A226]^2)*EXP(-((ATAN([$input.$B$12]/[.$A226])+[.C$10]+[.$B$11])^2/[$input.C$15]^2))" office:value-type="float" office:value="0.0560027527421654" calcext:value-type="float">
            <text:p>0,0560027527</text:p>
          </table:table-cell>
          <table:table-cell table:formula="of:=[.B226]+[.C226]" office:value-type="float" office:value="0.831089529144747" calcext:value-type="float">
            <text:p>0,8310895291</text:p>
          </table:table-cell>
          <table:table-cell table:number-columns-repeated="8"/>
        </table:table-row>
        <table:table-row table:style-name="ro2">
          <table:table-cell office:value-type="float" office:value="21.2" calcext:value-type="float">
            <text:p>21,2</text:p>
          </table:table-cell>
          <table:table-cell table:formula="of:=[.B$9]*[$input.B$9]/([$input.$B$12]^2+[.$A227]^2)*EXP(-((ATAN([$input.$B$12]/[.$A227])+[.B$10]+[.$B$11])^2/[$input.B$15]^2))" office:value-type="float" office:value="0.77166202557761" calcext:value-type="float">
            <text:p>0,7716620256</text:p>
          </table:table-cell>
          <table:table-cell table:formula="of:=[.C$9]*[$input.C$9]/([$input.$B$12]^2+[.$A227]^2)*EXP(-((ATAN([$input.$B$12]/[.$A227])+[.C$10]+[.$B$11])^2/[$input.C$15]^2))" office:value-type="float" office:value="0.0555042843828478" calcext:value-type="float">
            <text:p>0,0555042844</text:p>
          </table:table-cell>
          <table:table-cell table:formula="of:=[.B227]+[.C227]" office:value-type="float" office:value="0.827166309960458" calcext:value-type="float">
            <text:p>0,82716631</text:p>
          </table:table-cell>
          <table:table-cell table:number-columns-repeated="8"/>
        </table:table-row>
        <table:table-row table:style-name="ro2">
          <table:table-cell office:value-type="float" office:value="21.3" calcext:value-type="float">
            <text:p>21,3</text:p>
          </table:table-cell>
          <table:table-cell table:formula="of:=[.B$9]*[$input.B$9]/([$input.$B$12]^2+[.$A228]^2)*EXP(-((ATAN([$input.$B$12]/[.$A228])+[.B$10]+[.$B$11])^2/[$input.B$15]^2))" office:value-type="float" office:value="0.768229603069906" calcext:value-type="float">
            <text:p>0,7682296031</text:p>
          </table:table-cell>
          <table:table-cell table:formula="of:=[.C$9]*[$input.C$9]/([$input.$B$12]^2+[.$A228]^2)*EXP(-((ATAN([$input.$B$12]/[.$A228])+[.C$10]+[.$B$11])^2/[$input.C$15]^2))" office:value-type="float" office:value="0.0550119134563081" calcext:value-type="float">
            <text:p>0,0550119135</text:p>
          </table:table-cell>
          <table:table-cell table:formula="of:=[.B228]+[.C228]" office:value-type="float" office:value="0.823241516526214" calcext:value-type="float">
            <text:p>0,8232415165</text:p>
          </table:table-cell>
          <table:table-cell table:number-columns-repeated="8"/>
        </table:table-row>
        <table:table-row table:style-name="ro2">
          <table:table-cell office:value-type="float" office:value="21.4" calcext:value-type="float">
            <text:p>21,4</text:p>
          </table:table-cell>
          <table:table-cell table:formula="of:=[.B$9]*[$input.B$9]/([$input.$B$12]^2+[.$A229]^2)*EXP(-((ATAN([$input.$B$12]/[.$A229])+[.B$10]+[.$B$11])^2/[$input.B$15]^2))" office:value-type="float" office:value="0.76479050421681" calcext:value-type="float">
            <text:p>0,7647905042</text:p>
          </table:table-cell>
          <table:table-cell table:formula="of:=[.C$9]*[$input.C$9]/([$input.$B$12]^2+[.$A229]^2)*EXP(-((ATAN([$input.$B$12]/[.$A229])+[.C$10]+[.$B$11])^2/[$input.C$15]^2))" office:value-type="float" office:value="0.0545255515578187" calcext:value-type="float">
            <text:p>0,0545255516</text:p>
          </table:table-cell>
          <table:table-cell table:formula="of:=[.B229]+[.C229]" office:value-type="float" office:value="0.819316055774628" calcext:value-type="float">
            <text:p>0,8193160558</text:p>
          </table:table-cell>
          <table:table-cell table:number-columns-repeated="8"/>
        </table:table-row>
        <table:table-row table:style-name="ro2">
          <table:table-cell office:value-type="float" office:value="21.5" calcext:value-type="float">
            <text:p>21,5</text:p>
          </table:table-cell>
          <table:table-cell table:formula="of:=[.B$9]*[$input.B$9]/([$input.$B$12]^2+[.$A230]^2)*EXP(-((ATAN([$input.$B$12]/[.$A230])+[.B$10]+[.$B$11])^2/[$input.B$15]^2))" office:value-type="float" office:value="0.761345689754885" calcext:value-type="float">
            <text:p>0,7613456898</text:p>
          </table:table-cell>
          <table:table-cell table:formula="of:=[.C$9]*[$input.C$9]/([$input.$B$12]^2+[.$A230]^2)*EXP(-((ATAN([$input.$B$12]/[.$A230])+[.C$10]+[.$B$11])^2/[$input.C$15]^2))" office:value-type="float" office:value="0.0540451115886815" calcext:value-type="float">
            <text:p>0,0540451116</text:p>
          </table:table-cell>
          <table:table-cell table:formula="of:=[.B230]+[.C230]" office:value-type="float" office:value="0.815390801343567" calcext:value-type="float">
            <text:p>0,8153908013</text:p>
          </table:table-cell>
          <table:table-cell table:number-columns-repeated="8"/>
        </table:table-row>
        <table:table-row table:style-name="ro2">
          <table:table-cell office:value-type="float" office:value="21.6" calcext:value-type="float">
            <text:p>21,6</text:p>
          </table:table-cell>
          <table:table-cell table:formula="of:=[.B$9]*[$input.B$9]/([$input.$B$12]^2+[.$A231]^2)*EXP(-((ATAN([$input.$B$12]/[.$A231])+[.B$10]+[.$B$11])^2/[$input.B$15]^2))" office:value-type="float" office:value="0.757896086806307" calcext:value-type="float">
            <text:p>0,7578960868</text:p>
          </table:table-cell>
          <table:table-cell table:formula="of:=[.C$9]*[$input.C$9]/([$input.$B$12]^2+[.$A231]^2)*EXP(-((ATAN([$input.$B$12]/[.$A231])+[.C$10]+[.$B$11])^2/[$input.C$15]^2))" office:value-type="float" office:value="0.0535705077437578" calcext:value-type="float">
            <text:p>0,0535705077</text:p>
          </table:table-cell>
          <table:table-cell table:formula="of:=[.B231]+[.C231]" office:value-type="float" office:value="0.811466594550065" calcext:value-type="float">
            <text:p>0,8114665946</text:p>
          </table:table-cell>
          <table:table-cell table:number-columns-repeated="8"/>
        </table:table-row>
        <table:table-row table:style-name="ro2">
          <table:table-cell office:value-type="float" office:value="21.7" calcext:value-type="float">
            <text:p>21,7</text:p>
          </table:table-cell>
          <table:table-cell table:formula="of:=[.B$9]*[$input.B$9]/([$input.$B$12]^2+[.$A232]^2)*EXP(-((ATAN([$input.$B$12]/[.$A232])+[.B$10]+[.$B$11])^2/[$input.B$15]^2))" office:value-type="float" office:value="0.754442589842256" calcext:value-type="float">
            <text:p>0,7544425898</text:p>
          </table:table-cell>
          <table:table-cell table:formula="of:=[.C$9]*[$input.C$9]/([$input.$B$12]^2+[.$A232]^2)*EXP(-((ATAN([$input.$B$12]/[.$A232])+[.C$10]+[.$B$11])^2/[$input.C$15]^2))" office:value-type="float" office:value="0.0531016554985848" calcext:value-type="float">
            <text:p>0,0531016555</text:p>
          </table:table-cell>
          <table:table-cell table:formula="of:=[.B232]+[.C232]" office:value-type="float" office:value="0.807544245340841" calcext:value-type="float">
            <text:p>0,8075442453</text:p>
          </table:table-cell>
          <table:table-cell table:number-columns-repeated="8"/>
        </table:table-row>
        <table:table-row table:style-name="ro2">
          <table:table-cell office:value-type="float" office:value="21.8" calcext:value-type="float">
            <text:p>21,8</text:p>
          </table:table-cell>
          <table:table-cell table:formula="of:=[.B$9]*[$input.B$9]/([$input.$B$12]^2+[.$A233]^2)*EXP(-((ATAN([$input.$B$12]/[.$A233])+[.B$10]+[.$B$11])^2/[$input.B$15]^2))" office:value-type="float" office:value="0.750986061623544" calcext:value-type="float">
            <text:p>0,7509860616</text:p>
          </table:table-cell>
          <table:table-cell table:formula="of:=[.C$9]*[$input.C$9]/([$input.$B$12]^2+[.$A233]^2)*EXP(-((ATAN([$input.$B$12]/[.$A233])+[.C$10]+[.$B$11])^2/[$input.C$15]^2))" office:value-type="float" office:value="0.0526384715961261" calcext:value-type="float">
            <text:p>0,0526384716</text:p>
          </table:table-cell>
          <table:table-cell table:formula="of:=[.B233]+[.C233]" office:value-type="float" office:value="0.803624533219671" calcext:value-type="float">
            <text:p>0,8036245332</text:p>
          </table:table-cell>
          <table:table-cell table:number-columns-repeated="8"/>
        </table:table-row>
        <table:table-row table:style-name="ro2">
          <table:table-cell office:value-type="float" office:value="21.9" calcext:value-type="float">
            <text:p>21,9</text:p>
          </table:table-cell>
          <table:table-cell table:formula="of:=[.B$9]*[$input.B$9]/([$input.$B$12]^2+[.$A234]^2)*EXP(-((ATAN([$input.$B$12]/[.$A234])+[.B$10]+[.$B$11])^2/[$input.B$15]^2))" office:value-type="float" office:value="0.747527334118724" calcext:value-type="float">
            <text:p>0,7475273341</text:p>
          </table:table-cell>
          <table:table-cell table:formula="of:=[.C$9]*[$input.C$9]/([$input.$B$12]^2+[.$A234]^2)*EXP(-((ATAN([$input.$B$12]/[.$A234])+[.C$10]+[.$B$11])^2/[$input.C$15]^2))" office:value-type="float" office:value="0.052180874033196" calcext:value-type="float">
            <text:p>0,052180874</text:p>
          </table:table-cell>
          <table:table-cell table:formula="of:=[.B234]+[.C234]" office:value-type="float" office:value="0.79970820815192" calcext:value-type="float">
            <text:p>0,7997082082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$9]*[$input.B$9]/([$input.$B$12]^2+[.$A235]^2)*EXP(-((ATAN([$input.$B$12]/[.$A235])+[.B$10]+[.$B$11])^2/[$input.B$15]^2))" office:value-type="float" office:value="0.744067209399932" calcext:value-type="float">
            <text:p>0,7440672094</text:p>
          </table:table-cell>
          <table:table-cell table:formula="of:=[.C$9]*[$input.C$9]/([$input.$B$12]^2+[.$A235]^2)*EXP(-((ATAN([$input.$B$12]/[.$A235])+[.C$10]+[.$B$11])^2/[$input.C$15]^2))" office:value-type="float" office:value="0.0517287820465977" calcext:value-type="float">
            <text:p>0,051728782</text:p>
          </table:table-cell>
          <table:table-cell table:formula="of:=[.B235]+[.C235]" office:value-type="float" office:value="0.79579599144653" calcext:value-type="float">
            <text:p>0,7957959914</text:p>
          </table:table-cell>
          <table:table-cell table:number-columns-repeated="8"/>
        </table:table-row>
        <table:table-row table:style-name="ro2">
          <table:table-cell office:value-type="float" office:value="22.1" calcext:value-type="float">
            <text:p>22,1</text:p>
          </table:table-cell>
          <table:table-cell table:formula="of:=[.B$9]*[$input.B$9]/([$input.$B$12]^2+[.$A236]^2)*EXP(-((ATAN([$input.$B$12]/[.$A236])+[.B$10]+[.$B$11])^2/[$input.B$15]^2))" office:value-type="float" office:value="0.74060646051678" calcext:value-type="float">
            <text:p>0,7406064605</text:p>
          </table:table-cell>
          <table:table-cell table:formula="of:=[.C$9]*[$input.C$9]/([$input.$B$12]^2+[.$A236]^2)*EXP(-((ATAN([$input.$B$12]/[.$A236])+[.C$10]+[.$B$11])^2/[$input.C$15]^2))" office:value-type="float" office:value="0.0512821160990112" calcext:value-type="float">
            <text:p>0,0512821161</text:p>
          </table:table-cell>
          <table:table-cell table:formula="of:=[.B236]+[.C236]" office:value-type="float" office:value="0.791888576615791" calcext:value-type="float">
            <text:p>0,7918885766</text:p>
          </table:table-cell>
          <table:table-cell table:number-columns-repeated="8"/>
        </table:table-row>
        <table:table-row table:style-name="ro2">
          <table:table-cell office:value-type="float" office:value="22.2" calcext:value-type="float">
            <text:p>22,2</text:p>
          </table:table-cell>
          <table:table-cell table:formula="of:=[.B$9]*[$input.B$9]/([$input.$B$12]^2+[.$A237]^2)*EXP(-((ATAN([$input.$B$12]/[.$A237])+[.B$10]+[.$B$11])^2/[$input.B$15]^2))" office:value-type="float" office:value="0.737145832348575" calcext:value-type="float">
            <text:p>0,7371458323</text:p>
          </table:table-cell>
          <table:table-cell table:formula="of:=[.C$9]*[$input.C$9]/([$input.$B$12]^2+[.$A237]^2)*EXP(-((ATAN([$input.$B$12]/[.$A237])+[.C$10]+[.$B$11])^2/[$input.C$15]^2))" office:value-type="float" office:value="0.0508407978646649" calcext:value-type="float">
            <text:p>0,0508407979</text:p>
          </table:table-cell>
          <table:table-cell table:formula="of:=[.B237]+[.C237]" office:value-type="float" office:value="0.78798663021324" calcext:value-type="float">
            <text:p>0,7879866302</text:p>
          </table:table-cell>
          <table:table-cell table:number-columns-repeated="8"/>
        </table:table-row>
        <table:table-row table:style-name="ro2">
          <table:table-cell office:value-type="float" office:value="22.3" calcext:value-type="float">
            <text:p>22,3</text:p>
          </table:table-cell>
          <table:table-cell table:formula="of:=[.B$9]*[$input.B$9]/([$input.$B$12]^2+[.$A238]^2)*EXP(-((ATAN([$input.$B$12]/[.$A238])+[.B$10]+[.$B$11])^2/[$input.B$15]^2))" office:value-type="float" office:value="0.733686042435199" calcext:value-type="float">
            <text:p>0,7336860424</text:p>
          </table:table-cell>
          <table:table-cell table:formula="of:=[.C$9]*[$input.C$9]/([$input.$B$12]^2+[.$A238]^2)*EXP(-((ATAN([$input.$B$12]/[.$A238])+[.C$10]+[.$B$11])^2/[$input.C$15]^2))" office:value-type="float" office:value="0.0504047502148225" calcext:value-type="float">
            <text:p>0,0504047502</text:p>
          </table:table-cell>
          <table:table-cell table:formula="of:=[.B238]+[.C238]" office:value-type="float" office:value="0.784090792650022" calcext:value-type="float">
            <text:p>0,7840907927</text:p>
          </table:table-cell>
          <table:table-cell table:number-columns-repeated="8"/>
        </table:table-row>
        <table:table-row table:style-name="ro2">
          <table:table-cell office:value-type="float" office:value="22.4" calcext:value-type="float">
            <text:p>22,4</text:p>
          </table:table-cell>
          <table:table-cell table:formula="of:=[.B$9]*[$input.B$9]/([$input.$B$12]^2+[.$A239]^2)*EXP(-((ATAN([$input.$B$12]/[.$A239])+[.B$10]+[.$B$11])^2/[$input.B$15]^2))" office:value-type="float" office:value="0.730227781786973" calcext:value-type="float">
            <text:p>0,7302277818</text:p>
          </table:table-cell>
          <table:table-cell table:formula="of:=[.C$9]*[$input.C$9]/([$input.$B$12]^2+[.$A239]^2)*EXP(-((ATAN([$input.$B$12]/[.$A239])+[.C$10]+[.$B$11])^2/[$input.C$15]^2))" office:value-type="float" office:value="0.0499738972031154" calcext:value-type="float">
            <text:p>0,0499738972</text:p>
          </table:table-cell>
          <table:table-cell table:formula="of:=[.B239]+[.C239]" office:value-type="float" office:value="0.780201678990088" calcext:value-type="float">
            <text:p>0,780201679</text:p>
          </table:table-cell>
          <table:table-cell table:number-columns-repeated="8"/>
        </table:table-row>
        <table:table-row table:style-name="ro2">
          <table:table-cell office:value-type="float" office:value="22.5" calcext:value-type="float">
            <text:p>22,5</text:p>
          </table:table-cell>
          <table:table-cell table:formula="of:=[.B$9]*[$input.B$9]/([$input.$B$12]^2+[.$A240]^2)*EXP(-((ATAN([$input.$B$12]/[.$A240])+[.B$10]+[.$B$11])^2/[$input.B$15]^2))" office:value-type="float" office:value="0.726771715673851" calcext:value-type="float">
            <text:p>0,7267717157</text:p>
          </table:table-cell>
          <table:table-cell table:formula="of:=[.C$9]*[$input.C$9]/([$input.$B$12]^2+[.$A240]^2)*EXP(-((ATAN([$input.$B$12]/[.$A240])+[.C$10]+[.$B$11])^2/[$input.C$15]^2))" office:value-type="float" office:value="0.0495481640507464" calcext:value-type="float">
            <text:p>0,0495481641</text:p>
          </table:table-cell>
          <table:table-cell table:formula="of:=[.B240]+[.C240]" office:value-type="float" office:value="0.776319879724597" calcext:value-type="float">
            <text:p>0,7763198797</text:p>
          </table:table-cell>
          <table:table-cell table:number-columns-repeated="8"/>
        </table:table-row>
        <table:table-row table:style-name="ro2">
          <table:table-cell office:value-type="float" office:value="22.6" calcext:value-type="float">
            <text:p>22,6</text:p>
          </table:table-cell>
          <table:table-cell table:formula="of:=[.B$9]*[$input.B$9]/([$input.$B$12]^2+[.$A241]^2)*EXP(-((ATAN([$input.$B$12]/[.$A241])+[.B$10]+[.$B$11])^2/[$input.B$15]^2))" office:value-type="float" office:value="0.723318484394294" calcext:value-type="float">
            <text:p>0,7233184844</text:p>
          </table:table-cell>
          <table:table-cell table:formula="of:=[.C$9]*[$input.C$9]/([$input.$B$12]^2+[.$A241]^2)*EXP(-((ATAN([$input.$B$12]/[.$A241])+[.C$10]+[.$B$11])^2/[$input.C$15]^2))" office:value-type="float" office:value="0.0491274771315915" calcext:value-type="float">
            <text:p>0,0491274771</text:p>
          </table:table-cell>
          <table:table-cell table:formula="of:=[.B241]+[.C241]" office:value-type="float" office:value="0.772445961525886" calcext:value-type="float">
            <text:p>0,7724459615</text:p>
          </table:table-cell>
          <table:table-cell table:number-columns-repeated="8"/>
        </table:table-row>
        <table:table-row table:style-name="ro2">
          <table:table-cell office:value-type="float" office:value="22.7" calcext:value-type="float">
            <text:p>22,7</text:p>
          </table:table-cell>
          <table:table-cell table:formula="of:=[.B$9]*[$input.B$9]/([$input.$B$12]^2+[.$A242]^2)*EXP(-((ATAN([$input.$B$12]/[.$A242])+[.B$10]+[.$B$11])^2/[$input.B$15]^2))" office:value-type="float" office:value="0.719868704024176" calcext:value-type="float">
            <text:p>0,719868704</text:p>
          </table:table-cell>
          <table:table-cell table:formula="of:=[.C$9]*[$input.C$9]/([$input.$B$12]^2+[.$A242]^2)*EXP(-((ATAN([$input.$B$12]/[.$A242])+[.C$10]+[.$B$11])^2/[$input.C$15]^2))" office:value-type="float" office:value="0.0487117639572231" calcext:value-type="float">
            <text:p>0,048711764</text:p>
          </table:table-cell>
          <table:table-cell table:formula="of:=[.B242]+[.C242]" office:value-type="float" office:value="0.768580467981399" calcext:value-type="float">
            <text:p>0,768580468</text:p>
          </table:table-cell>
          <table:table-cell table:number-columns-repeated="8"/>
        </table:table-row>
        <table:table-row table:style-name="ro2">
          <table:table-cell office:value-type="float" office:value="22.8" calcext:value-type="float">
            <text:p>22,8</text:p>
          </table:table-cell>
          <table:table-cell table:formula="of:=[.B$9]*[$input.B$9]/([$input.$B$12]^2+[.$A243]^2)*EXP(-((ATAN([$input.$B$12]/[.$A243])+[.B$10]+[.$B$11])^2/[$input.B$15]^2))" office:value-type="float" office:value="0.716422967146096" calcext:value-type="float">
            <text:p>0,7164229671</text:p>
          </table:table-cell>
          <table:table-cell table:formula="of:=[.C$9]*[$input.C$9]/([$input.$B$12]^2+[.$A243]^2)*EXP(-((ATAN([$input.$B$12]/[.$A243])+[.C$10]+[.$B$11])^2/[$input.C$15]^2))" office:value-type="float" office:value="0.0483009531618763" calcext:value-type="float">
            <text:p>0,0483009532</text:p>
          </table:table-cell>
          <table:table-cell table:formula="of:=[.B243]+[.C243]" office:value-type="float" office:value="0.764723920307972" calcext:value-type="float">
            <text:p>0,7647239203</text:p>
          </table:table-cell>
          <table:table-cell table:number-columns-repeated="8"/>
        </table:table-row>
        <table:table-row table:style-name="ro2">
          <table:table-cell office:value-type="float" office:value="22.9" calcext:value-type="float">
            <text:p>22,9</text:p>
          </table:table-cell>
          <table:table-cell table:formula="of:=[.B$9]*[$input.B$9]/([$input.$B$12]^2+[.$A244]^2)*EXP(-((ATAN([$input.$B$12]/[.$A244])+[.B$10]+[.$B$11])^2/[$input.B$15]^2))" office:value-type="float" office:value="0.712981843559451" calcext:value-type="float">
            <text:p>0,7129818436</text:p>
          </table:table-cell>
          <table:table-cell table:formula="of:=[.C$9]*[$input.C$9]/([$input.$B$12]^2+[.$A244]^2)*EXP(-((ATAN([$input.$B$12]/[.$A244])+[.C$10]+[.$B$11])^2/[$input.C$15]^2))" office:value-type="float" office:value="0.0478949744873792" calcext:value-type="float">
            <text:p>0,0478949745</text:p>
          </table:table-cell>
          <table:table-cell table:formula="of:=[.B244]+[.C244]" office:value-type="float" office:value="0.76087681804683" calcext:value-type="float">
            <text:p>0,760876818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$9]*[$input.B$9]/([$input.$B$12]^2+[.$A245]^2)*EXP(-((ATAN([$input.$B$12]/[.$A245])+[.B$10]+[.$B$11])^2/[$input.B$15]^2))" office:value-type="float" office:value="0.709545880971664" calcext:value-type="float">
            <text:p>0,709545881</text:p>
          </table:table-cell>
          <table:table-cell table:formula="of:=[.C$9]*[$input.C$9]/([$input.$B$12]^2+[.$A245]^2)*EXP(-((ATAN([$input.$B$12]/[.$A245])+[.C$10]+[.$B$11])^2/[$input.C$15]^2))" office:value-type="float" office:value="0.0474937587680653" calcext:value-type="float">
            <text:p>0,0474937588</text:p>
          </table:table-cell>
          <table:table-cell table:formula="of:=[.B245]+[.C245]" office:value-type="float" office:value="0.75703963973973" calcext:value-type="float">
            <text:p>0,7570396397</text:p>
          </table:table-cell>
          <table:table-cell table:number-columns-repeated="8"/>
        </table:table-row>
        <table:table-row table:style-name="ro2">
          <table:table-cell office:value-type="float" office:value="23.1" calcext:value-type="float">
            <text:p>23,1</text:p>
          </table:table-cell>
          <table:table-cell table:formula="of:=[.B$9]*[$input.B$9]/([$input.$B$12]^2+[.$A246]^2)*EXP(-((ATAN([$input.$B$12]/[.$A246])+[.B$10]+[.$B$11])^2/[$input.B$15]^2))" office:value-type="float" office:value="0.706115605670919" calcext:value-type="float">
            <text:p>0,7061156057</text:p>
          </table:table-cell>
          <table:table-cell table:formula="of:=[.C$9]*[$input.C$9]/([$input.$B$12]^2+[.$A246]^2)*EXP(-((ATAN([$input.$B$12]/[.$A246])+[.C$10]+[.$B$11])^2/[$input.C$15]^2))" office:value-type="float" office:value="0.0470972379156868" calcext:value-type="float">
            <text:p>0,0470972379</text:p>
          </table:table-cell>
          <table:table-cell table:formula="of:=[.B246]+[.C246]" office:value-type="float" office:value="0.753212843586606" calcext:value-type="float">
            <text:p>0,7532128436</text:p>
          </table:table-cell>
          <table:table-cell table:number-columns-repeated="8"/>
        </table:table-row>
        <table:table-row table:style-name="ro2">
          <table:table-cell office:value-type="float" office:value="23.2" calcext:value-type="float">
            <text:p>23,2</text:p>
          </table:table-cell>
          <table:table-cell table:formula="of:=[.B$9]*[$input.B$9]/([$input.$B$12]^2+[.$A247]^2)*EXP(-((ATAN([$input.$B$12]/[.$A247])+[.B$10]+[.$B$11])^2/[$input.B$15]^2))" office:value-type="float" office:value="0.702691523180793" calcext:value-type="float">
            <text:p>0,7026915232</text:p>
          </table:table-cell>
          <table:table-cell table:formula="of:=[.C$9]*[$input.C$9]/([$input.$B$12]^2+[.$A247]^2)*EXP(-((ATAN([$input.$B$12]/[.$A247])+[.C$10]+[.$B$11])^2/[$input.C$15]^2))" office:value-type="float" office:value="0.0467053449043435" calcext:value-type="float">
            <text:p>0,0467053449</text:p>
          </table:table-cell>
          <table:table-cell table:formula="of:=[.B247]+[.C247]" office:value-type="float" office:value="0.749396868085137" calcext:value-type="float">
            <text:p>0,7493968681</text:p>
          </table:table-cell>
          <table:table-cell table:number-columns-repeated="8"/>
        </table:table-row>
        <table:table-row table:style-name="ro2">
          <table:table-cell office:value-type="float" office:value="23.3" calcext:value-type="float">
            <text:p>23,3</text:p>
          </table:table-cell>
          <table:table-cell table:formula="of:=[.B$9]*[$input.B$9]/([$input.$B$12]^2+[.$A248]^2)*EXP(-((ATAN([$input.$B$12]/[.$A248])+[.B$10]+[.$B$11])^2/[$input.B$15]^2))" office:value-type="float" office:value="0.699274118897164" calcext:value-type="float">
            <text:p>0,6992741189</text:p>
          </table:table-cell>
          <table:table-cell table:formula="of:=[.C$9]*[$input.C$9]/([$input.$B$12]^2+[.$A248]^2)*EXP(-((ATAN([$input.$B$12]/[.$A248])+[.C$10]+[.$B$11])^2/[$input.C$15]^2))" office:value-type="float" office:value="0.0463180137554434" calcext:value-type="float">
            <text:p>0,0463180138</text:p>
          </table:table-cell>
          <table:table-cell table:formula="of:=[.B248]+[.C248]" office:value-type="float" office:value="0.745592132652607" calcext:value-type="float">
            <text:p>0,7455921327</text:p>
          </table:table-cell>
          <table:table-cell table:number-columns-repeated="8"/>
        </table:table-row>
        <table:table-row table:style-name="ro2">
          <table:table-cell office:value-type="float" office:value="23.4" calcext:value-type="float">
            <text:p>23,4</text:p>
          </table:table-cell>
          <table:table-cell table:formula="of:=[.B$9]*[$input.B$9]/([$input.$B$12]^2+[.$A249]^2)*EXP(-((ATAN([$input.$B$12]/[.$A249])+[.B$10]+[.$B$11])^2/[$input.B$15]^2))" office:value-type="float" office:value="0.695863858707762" calcext:value-type="float">
            <text:p>0,6958638587</text:p>
          </table:table-cell>
          <table:table-cell table:formula="of:=[.C$9]*[$input.C$9]/([$input.$B$12]^2+[.$A249]^2)*EXP(-((ATAN([$input.$B$12]/[.$A249])+[.C$10]+[.$B$11])^2/[$input.C$15]^2))" office:value-type="float" office:value="0.0459351795227082" calcext:value-type="float">
            <text:p>0,0459351795</text:p>
          </table:table-cell>
          <table:table-cell table:formula="of:=[.B249]+[.C249]" office:value-type="float" office:value="0.74179903823047" calcext:value-type="float">
            <text:p>0,7417990382</text:p>
          </table:table-cell>
          <table:table-cell table:number-columns-repeated="8"/>
        </table:table-row>
        <table:table-row table:style-name="ro2">
          <table:table-cell office:value-type="float" office:value="23.5" calcext:value-type="float">
            <text:p>23,5</text:p>
          </table:table-cell>
          <table:table-cell table:formula="of:=[.B$9]*[$input.B$9]/([$input.$B$12]^2+[.$A250]^2)*EXP(-((ATAN([$input.$B$12]/[.$A250])+[.B$10]+[.$B$11])^2/[$input.B$15]^2))" office:value-type="float" office:value="0.692461189594757" calcext:value-type="float">
            <text:p>0,6924611896</text:p>
          </table:table-cell>
          <table:table-cell table:formula="of:=[.C$9]*[$input.C$9]/([$input.$B$12]^2+[.$A250]^2)*EXP(-((ATAN([$input.$B$12]/[.$A250])+[.C$10]+[.$B$11])^2/[$input.C$15]^2))" office:value-type="float" office:value="0.0455567782772366" calcext:value-type="float">
            <text:p>0,0455567783</text:p>
          </table:table-cell>
          <table:table-cell table:formula="of:=[.B250]+[.C250]" office:value-type="float" office:value="0.738017967871993" calcext:value-type="float">
            <text:p>0,7380179679</text:p>
          </table:table-cell>
          <table:table-cell table:number-columns-repeated="8"/>
        </table:table-row>
        <table:table-row table:style-name="ro2">
          <table:table-cell office:value-type="float" office:value="23.6" calcext:value-type="float">
            <text:p>23,6</text:p>
          </table:table-cell>
          <table:table-cell table:formula="of:=[.B$9]*[$input.B$9]/([$input.$B$12]^2+[.$A251]^2)*EXP(-((ATAN([$input.$B$12]/[.$A251])+[.B$10]+[.$B$11])^2/[$input.B$15]^2))" office:value-type="float" office:value="0.689066540220737" calcext:value-type="float">
            <text:p>0,6890665402</text:p>
          </table:table-cell>
          <table:table-cell table:formula="of:=[.C$9]*[$input.C$9]/([$input.$B$12]^2+[.$A251]^2)*EXP(-((ATAN([$input.$B$12]/[.$A251])+[.C$10]+[.$B$11])^2/[$input.C$15]^2))" office:value-type="float" office:value="0.0451827470926372" calcext:value-type="float">
            <text:p>0,0451827471</text:p>
          </table:table-cell>
          <table:table-cell table:formula="of:=[.B251]+[.C251]" office:value-type="float" office:value="0.734249287313374" calcext:value-type="float">
            <text:p>0,7342492873</text:p>
          </table:table-cell>
          <table:table-cell table:number-columns-repeated="8"/>
        </table:table-row>
        <table:table-row table:style-name="ro2">
          <table:table-cell office:value-type="float" office:value="23.7" calcext:value-type="float">
            <text:p>23,7</text:p>
          </table:table-cell>
          <table:table-cell table:formula="of:=[.B$9]*[$input.B$9]/([$input.$B$12]^2+[.$A252]^2)*EXP(-((ATAN([$input.$B$12]/[.$A252])+[.B$10]+[.$B$11])^2/[$input.B$15]^2))" office:value-type="float" office:value="0.685680321498474" calcext:value-type="float">
            <text:p>0,6856803215</text:p>
          </table:table-cell>
          <table:table-cell table:formula="of:=[.C$9]*[$input.C$9]/([$input.$B$12]^2+[.$A252]^2)*EXP(-((ATAN([$input.$B$12]/[.$A252])+[.C$10]+[.$B$11])^2/[$input.C$15]^2))" office:value-type="float" office:value="0.0448130240302417" calcext:value-type="float">
            <text:p>0,044813024</text:p>
          </table:table-cell>
          <table:table-cell table:formula="of:=[.B252]+[.C252]" office:value-type="float" office:value="0.730493345528716" calcext:value-type="float">
            <text:p>0,7304933455</text:p>
          </table:table-cell>
          <table:table-cell table:number-columns-repeated="8"/>
        </table:table-row>
        <table:table-row table:style-name="ro2">
          <table:table-cell office:value-type="float" office:value="23.8" calcext:value-type="float">
            <text:p>23,8</text:p>
          </table:table-cell>
          <table:table-cell table:formula="of:=[.B$9]*[$input.B$9]/([$input.$B$12]^2+[.$A253]^2)*EXP(-((ATAN([$input.$B$12]/[.$A253])+[.B$10]+[.$B$11])^2/[$input.B$15]^2))" office:value-type="float" office:value="0.682302927144826" calcext:value-type="float">
            <text:p>0,6823029271</text:p>
          </table:table-cell>
          <table:table-cell table:formula="of:=[.C$9]*[$input.C$9]/([$input.$B$12]^2+[.$A253]^2)*EXP(-((ATAN([$input.$B$12]/[.$A253])+[.C$10]+[.$B$11])^2/[$input.C$15]^2))" office:value-type="float" office:value="0.0444475481244081" calcext:value-type="float">
            <text:p>0,0444475481</text:p>
          </table:table-cell>
          <table:table-cell table:formula="of:=[.B253]+[.C253]" office:value-type="float" office:value="0.726750475269234" calcext:value-type="float">
            <text:p>0,7267504753</text:p>
          </table:table-cell>
          <table:table-cell table:number-columns-repeated="8"/>
        </table:table-row>
        <table:table-row table:style-name="ro2">
          <table:table-cell office:value-type="float" office:value="23.9" calcext:value-type="float">
            <text:p>23,9</text:p>
          </table:table-cell>
          <table:table-cell table:formula="of:=[.B$9]*[$input.B$9]/([$input.$B$12]^2+[.$A254]^2)*EXP(-((ATAN([$input.$B$12]/[.$A254])+[.B$10]+[.$B$11])^2/[$input.B$15]^2))" office:value-type="float" office:value="0.67893473421916" calcext:value-type="float">
            <text:p>0,6789347342</text:p>
          </table:table-cell>
          <table:table-cell table:formula="of:=[.C$9]*[$input.C$9]/([$input.$B$12]^2+[.$A254]^2)*EXP(-((ATAN([$input.$B$12]/[.$A254])+[.C$10]+[.$B$11])^2/[$input.C$15]^2))" office:value-type="float" office:value="0.0440862593679231" calcext:value-type="float">
            <text:p>0,0440862594</text:p>
          </table:table-cell>
          <table:table-cell table:formula="of:=[.B254]+[.C254]" office:value-type="float" office:value="0.723020993587083" calcext:value-type="float">
            <text:p>0,7230209936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$9]*[$input.B$9]/([$input.$B$12]^2+[.$A255]^2)*EXP(-((ATAN([$input.$B$12]/[.$A255])+[.B$10]+[.$B$11])^2/[$input.B$15]^2))" office:value-type="float" office:value="0.675576103646653" calcext:value-type="float">
            <text:p>0,6755761036</text:p>
          </table:table-cell>
          <table:table-cell table:formula="of:=[.C$9]*[$input.C$9]/([$input.$B$12]^2+[.$A255]^2)*EXP(-((ATAN([$input.$B$12]/[.$A255])+[.C$10]+[.$B$11])^2/[$input.C$15]^2))" office:value-type="float" office:value="0.043729098697512" calcext:value-type="float">
            <text:p>0,0437290987</text:p>
          </table:table-cell>
          <table:table-cell table:formula="of:=[.B255]+[.C255]" office:value-type="float" office:value="0.719305202344165" calcext:value-type="float">
            <text:p>0,7193052023</text:p>
          </table:table-cell>
          <table:table-cell table:number-columns-repeated="8"/>
        </table:table-row>
        <table:table-row table:style-name="ro2">
          <table:table-cell office:value-type="float" office:value="24.1" calcext:value-type="float">
            <text:p>24,1</text:p>
          </table:table-cell>
          <table:table-cell table:formula="of:=[.B$9]*[$input.B$9]/([$input.$B$12]^2+[.$A256]^2)*EXP(-((ATAN([$input.$B$12]/[.$A256])+[.B$10]+[.$B$11])^2/[$input.B$15]^2))" office:value-type="float" office:value="0.672227380726826" calcext:value-type="float">
            <text:p>0,6722273807</text:p>
          </table:table-cell>
          <table:table-cell table:formula="of:=[.C$9]*[$input.C$9]/([$input.$B$12]^2+[.$A256]^2)*EXP(-((ATAN([$input.$B$12]/[.$A256])+[.C$10]+[.$B$11])^2/[$input.C$15]^2))" office:value-type="float" office:value="0.0433760079794631" calcext:value-type="float">
            <text:p>0,043376008</text:p>
          </table:table-cell>
          <table:table-cell table:formula="of:=[.B256]+[.C256]" office:value-type="float" office:value="0.715603388706289" calcext:value-type="float">
            <text:p>0,7156033887</text:p>
          </table:table-cell>
          <table:table-cell table:number-columns-repeated="8"/>
        </table:table-row>
        <table:table-row table:style-name="ro2">
          <table:table-cell office:value-type="float" office:value="24.2" calcext:value-type="float">
            <text:p>24,2</text:p>
          </table:table-cell>
          <table:table-cell table:formula="of:=[.B$9]*[$input.B$9]/([$input.$B$12]^2+[.$A257]^2)*EXP(-((ATAN([$input.$B$12]/[.$A257])+[.B$10]+[.$B$11])^2/[$input.B$15]^2))" office:value-type="float" office:value="0.668888895627681" calcext:value-type="float">
            <text:p>0,6688888956</text:p>
          </table:table-cell>
          <table:table-cell table:formula="of:=[.C$9]*[$input.C$9]/([$input.$B$12]^2+[.$A257]^2)*EXP(-((ATAN([$input.$B$12]/[.$A257])+[.C$10]+[.$B$11])^2/[$input.C$15]^2))" office:value-type="float" office:value="0.0430269299953745" calcext:value-type="float">
            <text:p>0,04302693</text:p>
          </table:table-cell>
          <table:table-cell table:formula="of:=[.B257]+[.C257]" office:value-type="float" office:value="0.711915825623055" calcext:value-type="float">
            <text:p>0,7119158256</text:p>
          </table:table-cell>
          <table:table-cell table:number-columns-repeated="8"/>
        </table:table-row>
        <table:table-row table:style-name="ro2">
          <table:table-cell office:value-type="float" office:value="24.3" calcext:value-type="float">
            <text:p>24,3</text:p>
          </table:table-cell>
          <table:table-cell table:formula="of:=[.B$9]*[$input.B$9]/([$input.$B$12]^2+[.$A258]^2)*EXP(-((ATAN([$input.$B$12]/[.$A258])+[.B$10]+[.$B$11])^2/[$input.B$15]^2))" office:value-type="float" office:value="0.665560963865778" calcext:value-type="float">
            <text:p>0,6655609639</text:p>
          </table:table-cell>
          <table:table-cell table:formula="of:=[.C$9]*[$input.C$9]/([$input.$B$12]^2+[.$A258]^2)*EXP(-((ATAN([$input.$B$12]/[.$A258])+[.C$10]+[.$B$11])^2/[$input.C$15]^2))" office:value-type="float" office:value="0.0426818084280281" calcext:value-type="float">
            <text:p>0,0426818084</text:p>
          </table:table-cell>
          <table:table-cell table:formula="of:=[.B258]+[.C258]" office:value-type="float" office:value="0.708242772293806" calcext:value-type="float">
            <text:p>0,7082427723</text:p>
          </table:table-cell>
          <table:table-cell table:number-columns-repeated="8"/>
        </table:table-row>
        <table:table-row table:style-name="ro2">
          <table:table-cell office:value-type="float" office:value="24.4" calcext:value-type="float">
            <text:p>24,4</text:p>
          </table:table-cell>
          <table:table-cell table:formula="of:=[.B$9]*[$input.B$9]/([$input.$B$12]^2+[.$A259]^2)*EXP(-((ATAN([$input.$B$12]/[.$A259])+[.B$10]+[.$B$11])^2/[$input.B$15]^2))" office:value-type="float" office:value="0.662243886772608" calcext:value-type="float">
            <text:p>0,6622438868</text:p>
          </table:table-cell>
          <table:table-cell table:formula="of:=[.C$9]*[$input.C$9]/([$input.$B$12]^2+[.$A259]^2)*EXP(-((ATAN([$input.$B$12]/[.$A259])+[.C$10]+[.$B$11])^2/[$input.C$15]^2))" office:value-type="float" office:value="0.0423405878473973" calcext:value-type="float">
            <text:p>0,0423405878</text:p>
          </table:table-cell>
          <table:table-cell table:formula="of:=[.B259]+[.C259]" office:value-type="float" office:value="0.704584474620005" calcext:value-type="float">
            <text:p>0,7045844746</text:p>
          </table:table-cell>
          <table:table-cell table:number-columns-repeated="8"/>
        </table:table-row>
        <table:table-row table:style-name="ro2">
          <table:table-cell office:value-type="float" office:value="24.5" calcext:value-type="float">
            <text:p>24,5</text:p>
          </table:table-cell>
          <table:table-cell table:formula="of:=[.B$9]*[$input.B$9]/([$input.$B$12]^2+[.$A260]^2)*EXP(-((ATAN([$input.$B$12]/[.$A260])+[.B$10]+[.$B$11])^2/[$input.B$15]^2))" office:value-type="float" office:value="0.6589379519476" calcext:value-type="float">
            <text:p>0,6589379519</text:p>
          </table:table-cell>
          <table:table-cell table:formula="of:=[.C$9]*[$input.C$9]/([$input.$B$12]^2+[.$A260]^2)*EXP(-((ATAN([$input.$B$12]/[.$A260])+[.C$10]+[.$B$11])^2/[$input.C$15]^2))" office:value-type="float" office:value="0.0420032136967934" calcext:value-type="float">
            <text:p>0,0420032137</text:p>
          </table:table-cell>
          <table:table-cell table:formula="of:=[.B260]+[.C260]" office:value-type="float" office:value="0.700941165644394" calcext:value-type="float">
            <text:p>0,7009411656</text:p>
          </table:table-cell>
          <table:table-cell table:number-columns-repeated="8"/>
        </table:table-row>
        <table:table-row table:style-name="ro2">
          <table:table-cell office:value-type="float" office:value="24.6" calcext:value-type="float">
            <text:p>24,6</text:p>
          </table:table-cell>
          <table:table-cell table:formula="of:=[.B$9]*[$input.B$9]/([$input.$B$12]^2+[.$A261]^2)*EXP(-((ATAN([$input.$B$12]/[.$A261])+[.B$10]+[.$B$11])^2/[$input.B$15]^2))" office:value-type="float" office:value="0.655643433698097" calcext:value-type="float">
            <text:p>0,6556434337</text:p>
          </table:table-cell>
          <table:table-cell table:formula="of:=[.C$9]*[$input.C$9]/([$input.$B$12]^2+[.$A261]^2)*EXP(-((ATAN([$input.$B$12]/[.$A261])+[.C$10]+[.$B$11])^2/[$input.C$15]^2))" office:value-type="float" office:value="0.0416696322791544" calcext:value-type="float">
            <text:p>0,0416696323</text:p>
          </table:table-cell>
          <table:table-cell table:formula="of:=[.B261]+[.C261]" office:value-type="float" office:value="0.697313065977251" calcext:value-type="float">
            <text:p>0,697313066</text:p>
          </table:table-cell>
          <table:table-cell table:number-columns-repeated="8"/>
        </table:table-row>
        <table:table-row table:style-name="ro2">
          <table:table-cell office:value-type="float" office:value="24.7" calcext:value-type="float">
            <text:p>24,7</text:p>
          </table:table-cell>
          <table:table-cell table:formula="of:=[.B$9]*[$input.B$9]/([$input.$B$12]^2+[.$A262]^2)*EXP(-((ATAN([$input.$B$12]/[.$A262])+[.B$10]+[.$B$11])^2/[$input.B$15]^2))" office:value-type="float" office:value="0.652360593466635" calcext:value-type="float">
            <text:p>0,6523605935</text:p>
          </table:table-cell>
          <table:table-cell table:formula="of:=[.C$9]*[$input.C$9]/([$input.$B$12]^2+[.$A262]^2)*EXP(-((ATAN([$input.$B$12]/[.$A262])+[.C$10]+[.$B$11])^2/[$input.C$15]^2))" office:value-type="float" office:value="0.0413397907434816" calcext:value-type="float">
            <text:p>0,0413397907</text:p>
          </table:table-cell>
          <table:table-cell table:formula="of:=[.B262]+[.C262]" office:value-type="float" office:value="0.693700384210117" calcext:value-type="float">
            <text:p>0,6937003842</text:p>
          </table:table-cell>
          <table:table-cell table:number-columns-repeated="8"/>
        </table:table-row>
        <table:table-row table:style-name="ro2">
          <table:table-cell office:value-type="float" office:value="24.8" calcext:value-type="float">
            <text:p>24,8</text:p>
          </table:table-cell>
          <table:table-cell table:formula="of:=[.B$9]*[$input.B$9]/([$input.$B$12]^2+[.$A263]^2)*EXP(-((ATAN([$input.$B$12]/[.$A263])+[.B$10]+[.$B$11])^2/[$input.B$15]^2))" office:value-type="float" office:value="0.649089680245848" calcext:value-type="float">
            <text:p>0,6490896802</text:p>
          </table:table-cell>
          <table:table-cell table:formula="of:=[.C$9]*[$input.C$9]/([$input.$B$12]^2+[.$A263]^2)*EXP(-((ATAN([$input.$B$12]/[.$A263])+[.C$10]+[.$B$11])^2/[$input.C$15]^2))" office:value-type="float" office:value="0.0410136370714256" calcext:value-type="float">
            <text:p>0,0410136371</text:p>
          </table:table-cell>
          <table:table-cell table:formula="of:=[.B263]+[.C263]" office:value-type="float" office:value="0.690103317317274" calcext:value-type="float">
            <text:p>0,6901033173</text:p>
          </table:table-cell>
          <table:table-cell table:number-columns-repeated="8"/>
        </table:table-row>
        <table:table-row table:style-name="ro2">
          <table:table-cell office:value-type="float" office:value="24.9" calcext:value-type="float">
            <text:p>24,9</text:p>
          </table:table-cell>
          <table:table-cell table:formula="of:=[.B$9]*[$input.B$9]/([$input.$B$12]^2+[.$A264]^2)*EXP(-((ATAN([$input.$B$12]/[.$A264])+[.B$10]+[.$B$11])^2/[$input.B$15]^2))" office:value-type="float" office:value="0.645830930981323" calcext:value-type="float">
            <text:p>0,645830931</text:p>
          </table:table-cell>
          <table:table-cell table:formula="of:=[.C$9]*[$input.C$9]/([$input.$B$12]^2+[.$A264]^2)*EXP(-((ATAN([$input.$B$12]/[.$A264])+[.C$10]+[.$B$11])^2/[$input.C$15]^2))" office:value-type="float" office:value="0.0406911200640266" calcext:value-type="float">
            <text:p>0,0406911201</text:p>
          </table:table-cell>
          <table:table-cell table:formula="of:=[.B264]+[.C264]" office:value-type="float" office:value="0.686522051045349" calcext:value-type="float">
            <text:p>0,686522051</text:p>
          </table:table-cell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$9]*[$input.B$9]/([$input.$B$12]^2+[.$A265]^2)*EXP(-((ATAN([$input.$B$12]/[.$A265])+[.B$10]+[.$B$11])^2/[$input.B$15]^2))" office:value-type="float" office:value="0.642584570962703" calcext:value-type="float">
            <text:p>0,642584571</text:p>
          </table:table-cell>
          <table:table-cell table:formula="of:=[.C$9]*[$input.C$9]/([$input.$B$12]^2+[.$A265]^2)*EXP(-((ATAN([$input.$B$12]/[.$A265])+[.C$10]+[.$B$11])^2/[$input.C$15]^2))" office:value-type="float" office:value="0.0403721893286107" calcext:value-type="float">
            <text:p>0,0403721893</text:p>
          </table:table-cell>
          <table:table-cell table:formula="of:=[.B265]+[.C265]" office:value-type="float" office:value="0.682956760291314" calcext:value-type="float">
            <text:p>0,6829567603</text:p>
          </table:table-cell>
          <table:table-cell table:number-columns-repeated="8"/>
        </table:table-row>
      </table:table>
      <table:table table:name="Tabelle5" table:style-name="ta1">
        <table:table-column table:style-name="co4" table:number-columns-repeated="16" table:default-cell-style-name="Default"/>
        <table:table-column table:style-name="co5" table:default-cell-style-name="Default"/>
        <table:table-row table:style-name="ro4">
          <table:table-cell office:value-type="float" office:value="32394" calcext:value-type="float">
            <text:p>32394</text:p>
          </table:table-cell>
          <table:table-cell office:value-type="float" office:value="32400" calcext:value-type="float">
            <text:p>32400</text:p>
          </table:table-cell>
          <table:table-cell office:value-type="float" office:value="32405" calcext:value-type="float">
            <text:p>32405</text:p>
          </table:table-cell>
          <table:table-cell office:value-type="float" office:value="32411" calcext:value-type="float">
            <text:p>32411</text:p>
          </table:table-cell>
          <table:table-cell office:value-type="float" office:value="32416" calcext:value-type="float">
            <text:p>32416</text:p>
          </table:table-cell>
          <table:table-cell office:value-type="float" office:value="32422" calcext:value-type="float">
            <text:p>32422</text:p>
          </table:table-cell>
          <table:table-cell office:value-type="float" office:value="32427" calcext:value-type="float">
            <text:p>32427</text:p>
          </table:table-cell>
          <table:table-cell office:value-type="float" office:value="32433" calcext:value-type="float">
            <text:p>32433</text:p>
          </table:table-cell>
          <table:table-cell office:value-type="float" office:value="32439" calcext:value-type="float">
            <text:p>32439</text:p>
          </table:table-cell>
          <table:table-cell office:value-type="float" office:value="32444" calcext:value-type="float">
            <text:p>32444</text:p>
          </table:table-cell>
          <table:table-cell office:value-type="float" office:value="32450" calcext:value-type="float">
            <text:p>32450</text:p>
          </table:table-cell>
          <table:table-cell office:value-type="float" office:value="32455" calcext:value-type="float">
            <text:p>32455</text:p>
          </table:table-cell>
          <table:table-cell office:value-type="float" office:value="32461" calcext:value-type="float">
            <text:p>32461</text:p>
          </table:table-cell>
          <table:table-cell office:value-type="float" office:value="32466" calcext:value-type="float">
            <text:p>32466</text:p>
          </table:table-cell>
          <table:table-cell office:value-type="float" office:value="32472" calcext:value-type="float">
            <text:p>32472</text:p>
          </table:table-cell>
          <table:table-cell office:value-type="float" office:value="32478" calcext:value-type="float">
            <text:p>32478</text:p>
          </table:table-cell>
          <table:table-cell office:value-type="float" office:value="32483" calcext:value-type="float">
            <text:p>324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163" calcext:value-type="float">
            <text:p>2163</text:p>
          </table:table-cell>
          <table:table-cell office:value-type="float" office:value="4522" calcext:value-type="float">
            <text:p>4522</text:p>
          </table:table-cell>
          <table:table-cell office:value-type="float" office:value="7143" calcext:value-type="float">
            <text:p>7143</text:p>
          </table:table-cell>
          <table:table-cell office:value-type="float" office:value="9863" calcext:value-type="float">
            <text:p>9863</text:p>
          </table:table-cell>
          <table:table-cell office:value-type="float" office:value="12812" calcext:value-type="float">
            <text:p>12812</text:p>
          </table:table-cell>
          <table:table-cell office:value-type="float" office:value="15532" calcext:value-type="float">
            <text:p>15532</text:p>
          </table:table-cell>
          <table:table-cell office:value-type="float" office:value="18121" calcext:value-type="float">
            <text:p>18121</text:p>
          </table:table-cell>
          <table:table-cell office:value-type="float" office:value="20513" calcext:value-type="float">
            <text:p>20513</text:p>
          </table:table-cell>
          <table:table-cell office:value-type="float" office:value="22741" calcext:value-type="float">
            <text:p>22741</text:p>
          </table:table-cell>
          <table:table-cell office:value-type="float" office:value="24642" calcext:value-type="float">
            <text:p>24642</text:p>
          </table:table-cell>
          <table:table-cell office:value-type="float" office:value="26477" calcext:value-type="float">
            <text:p>26477</text:p>
          </table:table-cell>
          <table:table-cell office:value-type="float" office:value="28049" calcext:value-type="float">
            <text:p>28049</text:p>
          </table:table-cell>
          <table:table-cell office:value-type="float" office:value="29557" calcext:value-type="float">
            <text:p>29557</text:p>
          </table:table-cell>
          <table:table-cell office:value-type="float" office:value="30900" calcext:value-type="float">
            <text:p>30900</text:p>
          </table:table-cell>
          <table:table-cell office:value-type="float" office:value="32113" calcext:value-type="float">
            <text:p>32113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4">
          <table:table-cell office:value-type="float" office:value="32767" calcext:value-type="float">
            <text:p>32767</text:p>
          </table:table-cell>
          <table:table-cell office:value-type="float" office:value="32473" calcext:value-type="float">
            <text:p>32473</text:p>
          </table:table-cell>
          <table:table-cell office:value-type="float" office:value="31556" calcext:value-type="float">
            <text:p>31556</text:p>
          </table:table-cell>
          <table:table-cell office:value-type="float" office:value="30966" calcext:value-type="float">
            <text:p>30966</text:p>
          </table:table-cell>
          <table:table-cell office:value-type="float" office:value="29590" calcext:value-type="float">
            <text:p>29590</text:p>
          </table:table-cell>
          <table:table-cell office:value-type="float" office:value="28180" calcext:value-type="float">
            <text:p>28180</text:p>
          </table:table-cell>
          <table:table-cell office:value-type="float" office:value="25887" calcext:value-type="float">
            <text:p>25887</text:p>
          </table:table-cell>
          <table:table-cell office:value-type="float" office:value="23396" calcext:value-type="float">
            <text:p>23396</text:p>
          </table:table-cell>
          <table:table-cell office:value-type="float" office:value="20513" calcext:value-type="float">
            <text:p>20513</text:p>
          </table:table-cell>
          <table:table-cell office:value-type="float" office:value="17695" calcext:value-type="float">
            <text:p>17695</text:p>
          </table:table-cell>
          <table:table-cell office:value-type="float" office:value="14778" calcext:value-type="float">
            <text:p>14778</text:p>
          </table:table-cell>
          <table:table-cell office:value-type="float" office:value="12026" calcext:value-type="float">
            <text:p>12026</text:p>
          </table:table-cell>
          <table:table-cell office:value-type="float" office:value="9339" calcext:value-type="float">
            <text:p>9339</text:p>
          </table:table-cell>
          <table:table-cell office:value-type="float" office:value="6816" calcext:value-type="float">
            <text:p>6816</text:p>
          </table:table-cell>
          <table:table-cell office:value-type="float" office:value="4522" calcext:value-type="float">
            <text:p>4522</text:p>
          </table:table-cell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.00.0000</text:date>, <text:time style:data-style-name="N2" text:time-value="12:18:48.7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3:06:16.86</meta:creation-date>
    <dc:date>2016-11-24T13:02:27.689000000</dc:date>
    <meta:editing-duration>P1DT8H38M13S</meta:editing-duration>
    <meta:editing-cycles>28</meta:editing-cycles>
    <meta:generator>LibreOffice/4.3.7.2$Windows_x86 LibreOffice_project/8a35821d8636a03b8bf4e15b48f59794652c68ba</meta:generator>
    <meta:document-statistic meta:table-count="5" meta:cell-count="5170" meta:object-count="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8cm" svg:y="0.316cm" chart:style-name="ch2">
          <text:p>E(d) in lux</text:p>
        </chart:title>
        <chart:legend chart:legend-position="end" svg:x="13.942cm" svg:y="3.703cm" style:legend-expansion="high" chart:style-name="ch3"/>
        <chart:plot-area chart:style-name="ch4" table:cell-range-address="'beamshot raw'.A15:'beamshot raw'.D265 'beamshot raw'.B14:'beamshot raw'.D14" chart:data-source-has-labels="row" svg:x="1.331cm" svg:y="1.275cm" svg:width="12.291cm" svg:height="6.564cm">
          <chartooo:coordinate-region svg:x="1.952cm" svg:y="1.474cm" svg:width="11.483cm" svg:height="5.718cm"/>
          <chart:axis chart:dimension="x" chart:name="primary-x" chart:style-name="ch5">
            <chart:title svg:x="7.062cm" svg:y="8.019cm" chart:style-name="ch6">
              <text:p>d / m</text:p>
            </chart:title>
            <chart:grid chart:style-name="ch7" chart:class="major"/>
          </chart:axis>
          <chart:axis chart:dimension="y" chart:name="primary-y" chart:style-name="ch5">
            <chart:title svg:x="0.451cm" svg:y="5.236cm" chart:style-name="ch8">
              <text:p>E(d) / lux</text:p>
            </chart:title>
            <chart:grid chart:style-name="ch7" chart:class="major"/>
          </chart:axis>
          <chart:series chart:style-name="ch9" chart:values-cell-range-address="'beamshot raw'.B15:'beamshot raw'.B265" chart:label-cell-address="'beamshot raw'.B14:'beamshot raw'.B14" chart:class="chart:scatter">
            <chart:domain table:cell-range-address="'beamshot raw'.A15:'beamshot raw'.A265"/>
            <chart:data-point chart:repeated="251"/>
          </chart:series>
          <chart:series chart:style-name="ch10" chart:values-cell-range-address="'beamshot raw'.C15:'beamshot raw'.C265" chart:label-cell-address="'beamshot raw'.C14:'beamshot raw'.C14" chart:class="chart:scatter">
            <chart:data-point chart:repeated="251"/>
          </chart:series>
          <chart:series chart:style-name="ch11" chart:values-cell-range-address="'beamshot raw'.D15:'beamshot raw'.D265" chart:label-cell-address="'beamshot raw'.D14:'beamshot raw'.D14" chart:class="chart:scatter">
            <chart:data-point chart:repeated="2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ot</text:p>
                <draw:g>
                  <svg:desc>'beamshot raw'.B14:'beamshot raw'.B14</svg:desc>
                </draw:g>
              </table:table-cell>
              <table:table-cell office:value-type="string">
                <text:p>flood</text:p>
                <draw:g>
                  <svg:desc>'beamshot raw'.C14:'beamshot raw'.C14</svg:desc>
                </draw:g>
              </table:table-cell>
              <table:table-cell office:value-type="string">
                <text:p>sum</text:p>
                <draw:g>
                  <svg:desc>'beamshot raw'.D14:'beamshot raw'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amshot raw'.A15:'beamshot raw'.A265</svg:desc>
                </draw:g>
              </table:table-cell>
              <table:table-cell office:value-type="float" office:value="7.82473166899776E-034">
                <text:p>7.82473166899776E-034</text:p>
                <draw:g>
                  <svg:desc>'beamshot raw'.B15:'beamshot raw'.B265</svg:desc>
                </draw:g>
              </table:table-cell>
              <table:table-cell office:value-type="float" office:value="0">
                <text:p>0</text:p>
                <draw:g>
                  <svg:desc>'beamshot raw'.C15:'beamshot raw'.C265</svg:desc>
                </draw:g>
              </table:table-cell>
              <table:table-cell office:value-type="float" office:value="7.82473166899776E-034">
                <text:p>7.82473166899776E-034</text:p>
                <draw:g>
                  <svg:desc>'beamshot raw'.D15:'beamshot raw'.D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18623026590181E-030">
                <text:p>1.18623026590181E-030</text:p>
              </table:table-cell>
              <table:table-cell office:value-type="float" office:value="0">
                <text:p>0</text:p>
              </table:table-cell>
              <table:table-cell office:value-type="float" office:value="1.18623026590181E-030">
                <text:p>1.18623026590181E-0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22157660731193E-027">
                <text:p>1.22157660731193E-027</text:p>
              </table:table-cell>
              <table:table-cell office:value-type="float" office:value="0">
                <text:p>0</text:p>
              </table:table-cell>
              <table:table-cell office:value-type="float" office:value="1.22157660731193E-027">
                <text:p>1.22157660731193E-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8.3269050935678E-025">
                <text:p>8.3269050935678E-025</text:p>
              </table:table-cell>
              <table:table-cell office:value-type="float" office:value="0">
                <text:p>0</text:p>
              </table:table-cell>
              <table:table-cell office:value-type="float" office:value="8.3269050935678E-025">
                <text:p>8.3269050935678E-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69177302765541E-022">
                <text:p>3.69177302765541E-022</text:p>
              </table:table-cell>
              <table:table-cell office:value-type="float" office:value="0">
                <text:p>0</text:p>
              </table:table-cell>
              <table:table-cell office:value-type="float" office:value="3.69177302765541E-022">
                <text:p>3.69177302765541E-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05479179120216E-019">
                <text:p>1.05479179120216E-019</text:p>
              </table:table-cell>
              <table:table-cell office:value-type="float" office:value="0">
                <text:p>0</text:p>
              </table:table-cell>
              <table:table-cell office:value-type="float" office:value="1.05479179120216E-019">
                <text:p>1.05479179120216E-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93954505255367E-017">
                <text:p>1.93954505255367E-017</text:p>
              </table:table-cell>
              <table:table-cell office:value-type="float" office:value="0">
                <text:p>0</text:p>
              </table:table-cell>
              <table:table-cell office:value-type="float" office:value="1.93954505255367E-017">
                <text:p>1.93954505255367E-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.30861087623928E-015">
                <text:p>2.30861087623928E-015</text:p>
              </table:table-cell>
              <table:table-cell office:value-type="float" office:value="0">
                <text:p>0</text:p>
              </table:table-cell>
              <table:table-cell office:value-type="float" office:value="2.30861087623928E-015">
                <text:p>2.30861087623928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00000000000180008262521129">
                <text:p>0.000000000000180008262521129</text:p>
              </table:table-cell>
              <table:table-cell office:value-type="float" office:value="0">
                <text:p>0</text:p>
              </table:table-cell>
              <table:table-cell office:value-type="float" office:value="0.000000000000180008262521129">
                <text:p>0.000000000000180008262521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0000000000935099004875766">
                <text:p>0.00000000000935099004875766</text:p>
              </table:table-cell>
              <table:table-cell office:value-type="float" office:value="0">
                <text:p>0</text:p>
              </table:table-cell>
              <table:table-cell office:value-type="float" office:value="0.00000000000935099004875766">
                <text:p>0.00000000000935099004875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00000000330388805855578">
                <text:p>0.000000000330388805855578</text:p>
              </table:table-cell>
              <table:table-cell office:value-type="float" office:value="0">
                <text:p>0</text:p>
              </table:table-cell>
              <table:table-cell office:value-type="float" office:value="0.000000000330388805855578">
                <text:p>0.000000000330388805855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0000000812695510093024">
                <text:p>0.00000000812695510093024</text:p>
              </table:table-cell>
              <table:table-cell office:value-type="float" office:value="0">
                <text:p>0</text:p>
              </table:table-cell>
              <table:table-cell office:value-type="float" office:value="0.00000000812695510093024">
                <text:p>0.00000000812695510093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00000142692949084072">
                <text:p>0.000000142692949084072</text:p>
              </table:table-cell>
              <table:table-cell office:value-type="float" office:value="0">
                <text:p>0</text:p>
              </table:table-cell>
              <table:table-cell office:value-type="float" office:value="0.000000142692949084072">
                <text:p>0.000000142692949084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0000183486838038907">
                <text:p>0.00000183486838038907</text:p>
              </table:table-cell>
              <table:table-cell office:value-type="float" office:value="0">
                <text:p>0</text:p>
              </table:table-cell>
              <table:table-cell office:value-type="float" office:value="0.00000183486838038907">
                <text:p>0.00000183486838038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000177292635869945">
                <text:p>0.0000177292635869945</text:p>
              </table:table-cell>
              <table:table-cell office:value-type="float" office:value="0">
                <text:p>0</text:p>
              </table:table-cell>
              <table:table-cell office:value-type="float" office:value="0.0000177292635869945">
                <text:p>0.0000177292635869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0013199753469139">
                <text:p>0.00013199753469139</text:p>
              </table:table-cell>
              <table:table-cell office:value-type="float" office:value="0">
                <text:p>0</text:p>
              </table:table-cell>
              <table:table-cell office:value-type="float" office:value="0.00013199753469139">
                <text:p>0.00013199753469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0077571284891816">
                <text:p>0.00077571284891816</text:p>
              </table:table-cell>
              <table:table-cell office:value-type="float" office:value="0">
                <text:p>0</text:p>
              </table:table-cell>
              <table:table-cell office:value-type="float" office:value="0.00077571284891816">
                <text:p>0.00077571284891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0368131105005486">
                <text:p>0.00368131105005486</text:p>
              </table:table-cell>
              <table:table-cell office:value-type="float" office:value="0">
                <text:p>0</text:p>
              </table:table-cell>
              <table:table-cell office:value-type="float" office:value="0.00368131105005486">
                <text:p>0.00368131105005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144122175180772">
                <text:p>0.0144122175180772</text:p>
              </table:table-cell>
              <table:table-cell office:value-type="float" office:value="0">
                <text:p>0</text:p>
              </table:table-cell>
              <table:table-cell office:value-type="float" office:value="0.0144122175180772">
                <text:p>0.0144122175180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0474741529197897">
                <text:p>0.0474741529197897</text:p>
              </table:table-cell>
              <table:table-cell office:value-type="float" office:value="0">
                <text:p>0</text:p>
              </table:table-cell>
              <table:table-cell office:value-type="float" office:value="0.0474741529197897">
                <text:p>0.0474741529197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133983337513054">
                <text:p>0.133983337513054</text:p>
              </table:table-cell>
              <table:table-cell office:value-type="float" office:value="0">
                <text:p>0</text:p>
              </table:table-cell>
              <table:table-cell office:value-type="float" office:value="0.133983337513054">
                <text:p>0.133983337513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329372359775629">
                <text:p>0.329372359775629</text:p>
              </table:table-cell>
              <table:table-cell office:value-type="float" office:value="0">
                <text:p>0</text:p>
              </table:table-cell>
              <table:table-cell office:value-type="float" office:value="0.329372359775629">
                <text:p>0.329372359775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15934509170569">
                <text:p>0.715934509170569</text:p>
              </table:table-cell>
              <table:table-cell office:value-type="float" office:value="0">
                <text:p>0</text:p>
              </table:table-cell>
              <table:table-cell office:value-type="float" office:value="0.715934509170569">
                <text:p>0.7159345091705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39470668480048">
                <text:p>1.39470668480048</text:p>
              </table:table-cell>
              <table:table-cell office:value-type="float" office:value="0">
                <text:p>0</text:p>
              </table:table-cell>
              <table:table-cell office:value-type="float" office:value="1.39470668480048">
                <text:p>1.39470668480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2.46489249266904">
                <text:p>2.46489249266904</text:p>
              </table:table-cell>
              <table:table-cell office:value-type="float" office:value="0">
                <text:p>0</text:p>
              </table:table-cell>
              <table:table-cell office:value-type="float" office:value="2.46489249266904">
                <text:p>2.46489249266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3.99534379800234">
                <text:p>3.99534379800234</text:p>
              </table:table-cell>
              <table:table-cell office:value-type="float" office:value="0">
                <text:p>0</text:p>
              </table:table-cell>
              <table:table-cell office:value-type="float" office:value="3.99534379800234">
                <text:p>3.99534379800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5.99772458367434">
                <text:p>5.99772458367434</text:p>
              </table:table-cell>
              <table:table-cell office:value-type="float" office:value="0">
                <text:p>0</text:p>
              </table:table-cell>
              <table:table-cell office:value-type="float" office:value="5.99772458367434">
                <text:p>5.997724583674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8.41153305672761">
                <text:p>8.41153305672761</text:p>
              </table:table-cell>
              <table:table-cell office:value-type="float" office:value="0">
                <text:p>0</text:p>
              </table:table-cell>
              <table:table-cell office:value-type="float" office:value="8.41153305672761">
                <text:p>8.41153305672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1.10679544606">
                <text:p>11.10679544606</text:p>
              </table:table-cell>
              <table:table-cell office:value-type="float" office:value="0">
                <text:p>0</text:p>
              </table:table-cell>
              <table:table-cell office:value-type="float" office:value="11.10679544606">
                <text:p>11.10679544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3.9035553005342">
                <text:p>13.9035553005342</text:p>
              </table:table-cell>
              <table:table-cell office:value-type="float" office:value="0">
                <text:p>0</text:p>
              </table:table-cell>
              <table:table-cell office:value-type="float" office:value="13.9035553005342">
                <text:p>13.9035553005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6.6017170440001">
                <text:p>16.6017170440001</text:p>
              </table:table-cell>
              <table:table-cell office:value-type="float" office:value="0">
                <text:p>0</text:p>
              </table:table-cell>
              <table:table-cell office:value-type="float" office:value="16.6017170440001">
                <text:p>16.601717044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9.0125349396588">
                <text:p>19.0125349396588</text:p>
              </table:table-cell>
              <table:table-cell office:value-type="float" office:value="0">
                <text:p>0</text:p>
              </table:table-cell>
              <table:table-cell office:value-type="float" office:value="19.0125349396588">
                <text:p>19.0125349396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20.9841852285383">
                <text:p>20.9841852285383</text:p>
              </table:table-cell>
              <table:table-cell office:value-type="float" office:value="0">
                <text:p>0</text:p>
              </table:table-cell>
              <table:table-cell office:value-type="float" office:value="20.9841852285383">
                <text:p>20.9841852285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22.4170705630981">
                <text:p>22.4170705630981</text:p>
              </table:table-cell>
              <table:table-cell office:value-type="float" office:value="0">
                <text:p>0</text:p>
              </table:table-cell>
              <table:table-cell office:value-type="float" office:value="22.4170705630981">
                <text:p>22.4170705630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23.2680731144086">
                <text:p>23.2680731144086</text:p>
              </table:table-cell>
              <table:table-cell office:value-type="float" office:value="0">
                <text:p>0</text:p>
              </table:table-cell>
              <table:table-cell office:value-type="float" office:value="23.2680731144086">
                <text:p>23.2680731144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23.5456643721424">
                <text:p>23.5456643721424</text:p>
              </table:table-cell>
              <table:table-cell office:value-type="float" office:value="0">
                <text:p>0</text:p>
              </table:table-cell>
              <table:table-cell office:value-type="float" office:value="23.5456643721424">
                <text:p>23.54566437214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23.2991217283334">
                <text:p>23.2991217283334</text:p>
              </table:table-cell>
              <table:table-cell office:value-type="float" office:value="0">
                <text:p>0</text:p>
              </table:table-cell>
              <table:table-cell office:value-type="float" office:value="23.2991217283334">
                <text:p>23.29912172833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22.6052301928612">
                <text:p>22.6052301928612</text:p>
              </table:table-cell>
              <table:table-cell office:value-type="float" office:value="0">
                <text:p>0</text:p>
              </table:table-cell>
              <table:table-cell office:value-type="float" office:value="22.6052301928612">
                <text:p>22.6052301928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21.5551973358375">
                <text:p>21.5551973358375</text:p>
              </table:table-cell>
              <table:table-cell office:value-type="float" office:value="0">
                <text:p>0</text:p>
              </table:table-cell>
              <table:table-cell office:value-type="float" office:value="21.5551973358375">
                <text:p>21.5551973358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20.2435453219728">
                <text:p>20.2435453219728</text:p>
              </table:table-cell>
              <table:table-cell office:value-type="float" office:value="0">
                <text:p>0</text:p>
              </table:table-cell>
              <table:table-cell office:value-type="float" office:value="20.2435453219728">
                <text:p>20.2435453219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8.7598094441406">
                <text:p>18.7598094441406</text:p>
              </table:table-cell>
              <table:table-cell office:value-type="float" office:value="0">
                <text:p>0</text:p>
              </table:table-cell>
              <table:table-cell office:value-type="float" office:value="18.7598094441406">
                <text:p>18.7598094441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7.183152126303">
                <text:p>17.183152126303</text:p>
              </table:table-cell>
              <table:table-cell office:value-type="float" office:value="0">
                <text:p>0</text:p>
              </table:table-cell>
              <table:table-cell office:value-type="float" office:value="17.183152126303">
                <text:p>17.183152126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5.5795472808695">
                <text:p>15.5795472808695</text:p>
              </table:table-cell>
              <table:table-cell office:value-type="float" office:value="0">
                <text:p>0</text:p>
              </table:table-cell>
              <table:table-cell office:value-type="float" office:value="15.5795472808695">
                <text:p>15.5795472808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4.0009730363246">
                <text:p>14.0009730363246</text:p>
              </table:table-cell>
              <table:table-cell office:value-type="float" office:value="0">
                <text:p>0</text:p>
              </table:table-cell>
              <table:table-cell office:value-type="float" office:value="14.0009730363246">
                <text:p>14.0009730363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2.4860068903206">
                <text:p>12.4860068903206</text:p>
              </table:table-cell>
              <table:table-cell office:value-type="float" office:value="0">
                <text:p>0</text:p>
              </table:table-cell>
              <table:table-cell office:value-type="float" office:value="12.4860068903206">
                <text:p>12.4860068903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1.0612782130738">
                <text:p>11.0612782130738</text:p>
              </table:table-cell>
              <table:table-cell office:value-type="float" office:value="0">
                <text:p>0</text:p>
              </table:table-cell>
              <table:table-cell office:value-type="float" office:value="11.0612782130738">
                <text:p>11.0612782130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9.74334302731102">
                <text:p>9.74334302731102</text:p>
              </table:table-cell>
              <table:table-cell office:value-type="float" office:value="0">
                <text:p>0</text:p>
              </table:table-cell>
              <table:table-cell office:value-type="float" office:value="9.74334302731102">
                <text:p>9.743343027311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8.54066683420467">
                <text:p>8.54066683420467</text:p>
              </table:table-cell>
              <table:table-cell office:value-type="float" office:value="0">
                <text:p>0</text:p>
              </table:table-cell>
              <table:table-cell office:value-type="float" office:value="8.54066683420467">
                <text:p>8.540666834204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7.45551075263185">
                <text:p>7.45551075263185</text:p>
              </table:table-cell>
              <table:table-cell office:value-type="float" office:value="0">
                <text:p>0</text:p>
              </table:table-cell>
              <table:table-cell office:value-type="float" office:value="7.45551075263185">
                <text:p>7.45551075263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6.48560438354256">
                <text:p>6.48560438354256</text:p>
              </table:table-cell>
              <table:table-cell office:value-type="float" office:value="0">
                <text:p>0</text:p>
              </table:table-cell>
              <table:table-cell office:value-type="float" office:value="6.48560438354256">
                <text:p>6.48560438354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5.62555350028119">
                <text:p>5.62555350028119</text:p>
              </table:table-cell>
              <table:table-cell office:value-type="float" office:value="0">
                <text:p>0</text:p>
              </table:table-cell>
              <table:table-cell office:value-type="float" office:value="5.62555350028119">
                <text:p>5.625553500281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4.86797416154086">
                <text:p>4.86797416154086</text:p>
              </table:table-cell>
              <table:table-cell office:value-type="float" office:value="0">
                <text:p>0</text:p>
              </table:table-cell>
              <table:table-cell office:value-type="float" office:value="4.86797416154086">
                <text:p>4.86797416154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4.2043712756165">
                <text:p>4.2043712756165</text:p>
              </table:table-cell>
              <table:table-cell office:value-type="float" office:value="0">
                <text:p>0</text:p>
              </table:table-cell>
              <table:table-cell office:value-type="float" office:value="4.2043712756165">
                <text:p>4.2043712756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3.625793474603">
                <text:p>3.625793474603</text:p>
              </table:table-cell>
              <table:table-cell office:value-type="float" office:value="0">
                <text:p>0</text:p>
              </table:table-cell>
              <table:table-cell office:value-type="float" office:value="3.625793474603">
                <text:p>3.6257934746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3.12330137438483">
                <text:p>3.12330137438483</text:p>
              </table:table-cell>
              <table:table-cell office:value-type="float" office:value="0">
                <text:p>0</text:p>
              </table:table-cell>
              <table:table-cell office:value-type="float" office:value="3.12330137438483">
                <text:p>3.123301374384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2.68828609539351">
                <text:p>2.68828609539351</text:p>
              </table:table-cell>
              <table:table-cell office:value-type="float" office:value="0">
                <text:p>0</text:p>
              </table:table-cell>
              <table:table-cell office:value-type="float" office:value="2.68828609539351">
                <text:p>2.688286095393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2.31267166041942">
                <text:p>2.31267166041942</text:p>
              </table:table-cell>
              <table:table-cell office:value-type="float" office:value="0">
                <text:p>0</text:p>
              </table:table-cell>
              <table:table-cell office:value-type="float" office:value="2.31267166041942">
                <text:p>2.312671660419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.98903019526055">
                <text:p>1.98903019526055</text:p>
              </table:table-cell>
              <table:table-cell office:value-type="float" office:value="0">
                <text:p>0</text:p>
              </table:table-cell>
              <table:table-cell office:value-type="float" office:value="1.98903019526055">
                <text:p>1.98903019526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.71063377899062">
                <text:p>1.71063377899062</text:p>
              </table:table-cell>
              <table:table-cell office:value-type="float" office:value="0">
                <text:p>0</text:p>
              </table:table-cell>
              <table:table-cell office:value-type="float" office:value="1.71063377899062">
                <text:p>1.710633778990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.47146193740574">
                <text:p>1.47146193740574</text:p>
              </table:table-cell>
              <table:table-cell office:value-type="float" office:value="0">
                <text:p>0</text:p>
              </table:table-cell>
              <table:table-cell office:value-type="float" office:value="1.47146193740574">
                <text:p>1.471461937405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.26617946357426">
                <text:p>1.26617946357426</text:p>
              </table:table-cell>
              <table:table-cell office:value-type="float" office:value="0">
                <text:p>0</text:p>
              </table:table-cell>
              <table:table-cell office:value-type="float" office:value="1.26617946357426">
                <text:p>1.26617946357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1.09009560875017">
                <text:p>1.09009560875017</text:p>
              </table:table-cell>
              <table:table-cell office:value-type="float" office:value="0">
                <text:p>0</text:p>
              </table:table-cell>
              <table:table-cell office:value-type="float" office:value="1.09009560875017">
                <text:p>1.09009560875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939112724333545">
                <text:p>0.939112724333545</text:p>
              </table:table-cell>
              <table:table-cell office:value-type="float" office:value="0">
                <text:p>0</text:p>
              </table:table-cell>
              <table:table-cell office:value-type="float" office:value="0.939112724333545">
                <text:p>0.939112724333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809670096540648">
                <text:p>0.809670096540648</text:p>
              </table:table-cell>
              <table:table-cell office:value-type="float" office:value="0">
                <text:p>0</text:p>
              </table:table-cell>
              <table:table-cell office:value-type="float" office:value="0.809670096540648">
                <text:p>0.809670096540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698686916188711">
                <text:p>0.698686916188711</text:p>
              </table:table-cell>
              <table:table-cell office:value-type="float" office:value="0">
                <text:p>0</text:p>
              </table:table-cell>
              <table:table-cell office:value-type="float" office:value="0.698686916188711">
                <text:p>0.6986869161887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603506974568824">
                <text:p>0.603506974568824</text:p>
              </table:table-cell>
              <table:table-cell office:value-type="float" office:value="0">
                <text:p>0</text:p>
              </table:table-cell>
              <table:table-cell office:value-type="float" office:value="0.603506974568824">
                <text:p>0.603506974568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521846684675647">
                <text:p>0.521846684675647</text:p>
              </table:table-cell>
              <table:table-cell office:value-type="float" office:value="0">
                <text:p>0</text:p>
              </table:table-cell>
              <table:table-cell office:value-type="float" office:value="0.521846684675647">
                <text:p>0.5218466846756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451747316809113">
                <text:p>0.451747316809113</text:p>
              </table:table-cell>
              <table:table-cell office:value-type="float" office:value="0">
                <text:p>0</text:p>
              </table:table-cell>
              <table:table-cell office:value-type="float" office:value="0.451747316809113">
                <text:p>0.451747316809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391531842571547">
                <text:p>0.391531842571547</text:p>
              </table:table-cell>
              <table:table-cell office:value-type="float" office:value="0">
                <text:p>0</text:p>
              </table:table-cell>
              <table:table-cell office:value-type="float" office:value="0.391531842571547">
                <text:p>0.391531842571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33976644755167">
                <text:p>0.33976644755167</text:p>
              </table:table-cell>
              <table:table-cell office:value-type="float" office:value="0">
                <text:p>0</text:p>
              </table:table-cell>
              <table:table-cell office:value-type="float" office:value="0.33976644755167">
                <text:p>0.33976644755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295226557663348">
                <text:p>0.295226557663348</text:p>
              </table:table-cell>
              <table:table-cell office:value-type="float" office:value="0">
                <text:p>0</text:p>
              </table:table-cell>
              <table:table-cell office:value-type="float" office:value="0.295226557663348">
                <text:p>0.2952265576633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256867093955926">
                <text:p>0.256867093955926</text:p>
              </table:table-cell>
              <table:table-cell office:value-type="float" office:value="0">
                <text:p>0</text:p>
              </table:table-cell>
              <table:table-cell office:value-type="float" office:value="0.256867093955926">
                <text:p>0.2568670939559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223796600463576">
                <text:p>0.223796600463576</text:p>
              </table:table-cell>
              <table:table-cell office:value-type="float" office:value="0">
                <text:p>0</text:p>
              </table:table-cell>
              <table:table-cell office:value-type="float" office:value="0.223796600463576">
                <text:p>0.2237966004635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195254860441983">
                <text:p>0.195254860441983</text:p>
              </table:table-cell>
              <table:table-cell office:value-type="float" office:value="0">
                <text:p>0</text:p>
              </table:table-cell>
              <table:table-cell office:value-type="float" office:value="0.195254860441983">
                <text:p>0.195254860441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170593614303292">
                <text:p>0.170593614303292</text:p>
              </table:table-cell>
              <table:table-cell office:value-type="float" office:value="0">
                <text:p>0</text:p>
              </table:table-cell>
              <table:table-cell office:value-type="float" office:value="0.170593614303292">
                <text:p>0.1705936143032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149260007719559">
                <text:p>0.149260007719559</text:p>
              </table:table-cell>
              <table:table-cell office:value-type="float" office:value="0">
                <text:p>0</text:p>
              </table:table-cell>
              <table:table-cell office:value-type="float" office:value="0.149260007719559">
                <text:p>0.1492600077195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3078242365757">
                <text:p>0.13078242365757</text:p>
              </table:table-cell>
              <table:table-cell office:value-type="float" office:value="0">
                <text:p>0</text:p>
              </table:table-cell>
              <table:table-cell office:value-type="float" office:value="0.13078242365757">
                <text:p>0.130782423657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1147583826447">
                <text:p>0.1147583826447</text:p>
              </table:table-cell>
              <table:table-cell office:value-type="float" office:value="0">
                <text:p>0</text:p>
              </table:table-cell>
              <table:table-cell office:value-type="float" office:value="0.1147583826447">
                <text:p>0.1147583826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00844228051153">
                <text:p>0.100844228051153</text:p>
              </table:table-cell>
              <table:table-cell office:value-type="float" office:value="0">
                <text:p>0</text:p>
              </table:table-cell>
              <table:table-cell office:value-type="float" office:value="0.100844228051153">
                <text:p>0.100844228051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0887463454636351">
                <text:p>0.0887463454636351</text:p>
              </table:table-cell>
              <table:table-cell office:value-type="float" office:value="0">
                <text:p>0</text:p>
              </table:table-cell>
              <table:table-cell office:value-type="float" office:value="0.0887463454636351">
                <text:p>0.08874634546363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0782136959915043">
                <text:p>0.0782136959915043</text:p>
              </table:table-cell>
              <table:table-cell office:value-type="float" office:value="0">
                <text:p>0</text:p>
              </table:table-cell>
              <table:table-cell office:value-type="float" office:value="0.0782136959915043">
                <text:p>0.07821369599150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0690314718305183">
                <text:p>0.0690314718305183</text:p>
              </table:table-cell>
              <table:table-cell office:value-type="float" office:value="0">
                <text:p>0</text:p>
              </table:table-cell>
              <table:table-cell office:value-type="float" office:value="0.0690314718305183">
                <text:p>0.0690314718305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0610157082420189">
                <text:p>0.0610157082420189</text:p>
              </table:table-cell>
              <table:table-cell office:value-type="float" office:value="0">
                <text:p>0</text:p>
              </table:table-cell>
              <table:table-cell office:value-type="float" office:value="0.0610157082420189">
                <text:p>0.06101570824201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054008709174932">
                <text:p>0.054008709174932</text:p>
              </table:table-cell>
              <table:table-cell office:value-type="float" office:value="0">
                <text:p>0</text:p>
              </table:table-cell>
              <table:table-cell office:value-type="float" office:value="0.054008709174932">
                <text:p>0.0540087091749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0478751641173888">
                <text:p>0.0478751641173888</text:p>
              </table:table-cell>
              <table:table-cell office:value-type="float" office:value="0">
                <text:p>0</text:p>
              </table:table-cell>
              <table:table-cell office:value-type="float" office:value="0.0478751641173888">
                <text:p>0.04787516411738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0424988515664531">
                <text:p>0.0424988515664531</text:p>
              </table:table-cell>
              <table:table-cell office:value-type="float" office:value="0">
                <text:p>0</text:p>
              </table:table-cell>
              <table:table-cell office:value-type="float" office:value="0.0424988515664531">
                <text:p>0.04249885156645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0377798399553438">
                <text:p>0.0377798399553438</text:p>
              </table:table-cell>
              <table:table-cell office:value-type="float" office:value="0">
                <text:p>0</text:p>
              </table:table-cell>
              <table:table-cell office:value-type="float" office:value="0.0377798399553438">
                <text:p>0.03777983995534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033632110208911">
                <text:p>0.033632110208911</text:p>
              </table:table-cell>
              <table:table-cell office:value-type="float" office:value="0">
                <text:p>0</text:p>
              </table:table-cell>
              <table:table-cell office:value-type="float" office:value="0.033632110208911">
                <text:p>0.033632110208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0299815355458162">
                <text:p>0.0299815355458162</text:p>
              </table:table-cell>
              <table:table-cell office:value-type="float" office:value="0">
                <text:p>0</text:p>
              </table:table-cell>
              <table:table-cell office:value-type="float" office:value="0.0299815355458162">
                <text:p>0.02998153554581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0267641639379874">
                <text:p>0.0267641639379874</text:p>
              </table:table-cell>
              <table:table-cell office:value-type="float" office:value="0">
                <text:p>0</text:p>
              </table:table-cell>
              <table:table-cell office:value-type="float" office:value="0.0267641639379874">
                <text:p>0.0267641639379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0239247569875794">
                <text:p>0.0239247569875794</text:p>
              </table:table-cell>
              <table:table-cell office:value-type="float" office:value="0">
                <text:p>0</text:p>
              </table:table-cell>
              <table:table-cell office:value-type="float" office:value="0.0239247569875794">
                <text:p>0.02392475698757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0214155460832882">
                <text:p>0.0214155460832882</text:p>
              </table:table-cell>
              <table:table-cell office:value-type="float" office:value="0">
                <text:p>0</text:p>
              </table:table-cell>
              <table:table-cell office:value-type="float" office:value="0.0214155460832882">
                <text:p>0.02141554608328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019195172725641">
                <text:p>0.019195172725641</text:p>
              </table:table-cell>
              <table:table-cell office:value-type="float" office:value="0">
                <text:p>0</text:p>
              </table:table-cell>
              <table:table-cell office:value-type="float" office:value="0.019195172725641">
                <text:p>0.019195172725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0172277850188913">
                <text:p>0.0172277850188913</text:p>
              </table:table-cell>
              <table:table-cell office:value-type="float" office:value="0">
                <text:p>0</text:p>
              </table:table-cell>
              <table:table-cell office:value-type="float" office:value="0.0172277850188913">
                <text:p>0.0172277850188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154822666502396">
                <text:p>0.0154822666502396</text:p>
              </table:table-cell>
              <table:table-cell office:value-type="float" office:value="0">
                <text:p>0</text:p>
              </table:table-cell>
              <table:table-cell office:value-type="float" office:value="0.0154822666502396">
                <text:p>0.0154822666502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0139315783323325">
                <text:p>0.0139315783323325</text:p>
              </table:table-cell>
              <table:table-cell office:value-type="float" office:value="0">
                <text:p>0</text:p>
              </table:table-cell>
              <table:table-cell office:value-type="float" office:value="0.0139315783323325">
                <text:p>0.01393157833233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012552194773362">
                <text:p>0.012552194773362</text:p>
              </table:table-cell>
              <table:table-cell office:value-type="float" office:value="0">
                <text:p>0</text:p>
              </table:table-cell>
              <table:table-cell office:value-type="float" office:value="0.012552194773362">
                <text:p>0.012552194773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0113236228472107">
                <text:p>0.0113236228472107</text:p>
              </table:table-cell>
              <table:table-cell office:value-type="float" office:value="0">
                <text:p>0</text:p>
              </table:table-cell>
              <table:table-cell office:value-type="float" office:value="0.0113236228472107">
                <text:p>0.01132362284721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0102279888380159">
                <text:p>0.0102279888380159</text:p>
              </table:table-cell>
              <table:table-cell office:value-type="float" office:value="0">
                <text:p>0</text:p>
              </table:table-cell>
              <table:table-cell office:value-type="float" office:value="0.0102279888380159">
                <text:p>0.0102279888380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00924968449226155">
                <text:p>0.00924968449226155</text:p>
              </table:table-cell>
              <table:table-cell office:value-type="float" office:value="0">
                <text:p>0</text:p>
              </table:table-cell>
              <table:table-cell office:value-type="float" office:value="0.00924968449226155">
                <text:p>0.00924968449226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0083750631805858">
                <text:p>0.0083750631805858</text:p>
              </table:table-cell>
              <table:table-cell office:value-type="float" office:value="0">
                <text:p>0</text:p>
              </table:table-cell>
              <table:table-cell office:value-type="float" office:value="0.0083750631805858">
                <text:p>0.00837506318058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00759217879623705">
                <text:p>0.00759217879623705</text:p>
              </table:table-cell>
              <table:table-cell office:value-type="float" office:value="0">
                <text:p>0</text:p>
              </table:table-cell>
              <table:table-cell office:value-type="float" office:value="0.00759217879623705">
                <text:p>0.007592178796237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.00689056113585965">
                <text:p>0.00689056113585965</text:p>
              </table:table-cell>
              <table:table-cell office:value-type="float" office:value="0">
                <text:p>0</text:p>
              </table:table-cell>
              <table:table-cell office:value-type="float" office:value="0.00689056113585965">
                <text:p>0.006890561135859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.00626102245341386">
                <text:p>0.00626102245341386</text:p>
              </table:table-cell>
              <table:table-cell office:value-type="float" office:value="0">
                <text:p>0</text:p>
              </table:table-cell>
              <table:table-cell office:value-type="float" office:value="0.00626102245341386">
                <text:p>0.006261022453413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00569549067683112">
                <text:p>0.00569549067683112</text:p>
              </table:table-cell>
              <table:table-cell office:value-type="float" office:value="0">
                <text:p>0</text:p>
              </table:table-cell>
              <table:table-cell office:value-type="float" office:value="0.00569549067683112">
                <text:p>0.00569549067683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.00518686545247782">
                <text:p>0.00518686545247782</text:p>
              </table:table-cell>
              <table:table-cell office:value-type="float" office:value="0">
                <text:p>0</text:p>
              </table:table-cell>
              <table:table-cell office:value-type="float" office:value="0.00518686545247782">
                <text:p>0.005186865452477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00472889375402889">
                <text:p>0.00472889375402889</text:p>
              </table:table-cell>
              <table:table-cell office:value-type="float" office:value="0">
                <text:p>0</text:p>
              </table:table-cell>
              <table:table-cell office:value-type="float" office:value="0.00472889375402889">
                <text:p>0.004728893754028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0043160622762375">
                <text:p>0.0043160622762375</text:p>
              </table:table-cell>
              <table:table-cell office:value-type="float" office:value="0">
                <text:p>0</text:p>
              </table:table-cell>
              <table:table-cell office:value-type="float" office:value="0.0043160622762375">
                <text:p>0.0043160622762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00394350424405932">
                <text:p>0.00394350424405932</text:p>
              </table:table-cell>
              <table:table-cell office:value-type="float" office:value="0">
                <text:p>0</text:p>
              </table:table-cell>
              <table:table-cell office:value-type="float" office:value="0.00394350424405932">
                <text:p>0.003943504244059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00360691861519513">
                <text:p>0.00360691861519513</text:p>
              </table:table-cell>
              <table:table-cell office:value-type="float" office:value="0">
                <text:p>0</text:p>
              </table:table-cell>
              <table:table-cell office:value-type="float" office:value="0.00360691861519513">
                <text:p>0.003606918615195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00330249994907231">
                <text:p>0.00330249994907231</text:p>
              </table:table-cell>
              <table:table-cell office:value-type="float" office:value="0">
                <text:p>0</text:p>
              </table:table-cell>
              <table:table-cell office:value-type="float" office:value="0.00330249994907231">
                <text:p>0.003302499949072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00302687746577469">
                <text:p>0.00302687746577469</text:p>
              </table:table-cell>
              <table:table-cell office:value-type="float" office:value="0">
                <text:p>0</text:p>
              </table:table-cell>
              <table:table-cell office:value-type="float" office:value="0.00302687746577469">
                <text:p>0.003026877465774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00277706203133394">
                <text:p>0.00277706203133394</text:p>
              </table:table-cell>
              <table:table-cell office:value-type="float" office:value="0">
                <text:p>0</text:p>
              </table:table-cell>
              <table:table-cell office:value-type="float" office:value="0.00277706203133394">
                <text:p>0.002777062031333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00255039998691375">
                <text:p>0.00255039998691375</text:p>
              </table:table-cell>
              <table:table-cell office:value-type="float" office:value="0">
                <text:p>0</text:p>
              </table:table-cell>
              <table:table-cell office:value-type="float" office:value="0.00255039998691375">
                <text:p>0.00255039998691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00234453289363432">
                <text:p>0.00234453289363432</text:p>
              </table:table-cell>
              <table:table-cell office:value-type="float" office:value="0">
                <text:p>0</text:p>
              </table:table-cell>
              <table:table-cell office:value-type="float" office:value="0.00234453289363432">
                <text:p>0.002344532893634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0021573623962155">
                <text:p>0.0021573623962155</text:p>
              </table:table-cell>
              <table:table-cell office:value-type="float" office:value="0">
                <text:p>0</text:p>
              </table:table-cell>
              <table:table-cell office:value-type="float" office:value="0.0021573623962155">
                <text:p>0.00215736239621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00198701952073396">
                <text:p>0.00198701952073396</text:p>
              </table:table-cell>
              <table:table-cell office:value-type="float" office:value="0">
                <text:p>0</text:p>
              </table:table-cell>
              <table:table-cell office:value-type="float" office:value="0.00198701952073396">
                <text:p>0.001987019520733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00183183781752279">
                <text:p>0.00183183781752279</text:p>
              </table:table-cell>
              <table:table-cell office:value-type="float" office:value="0">
                <text:p>0</text:p>
              </table:table-cell>
              <table:table-cell office:value-type="float" office:value="0.00183183781752279">
                <text:p>0.001831837817522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00169032984206339">
                <text:p>0.00169032984206339</text:p>
              </table:table-cell>
              <table:table-cell office:value-type="float" office:value="0">
                <text:p>0</text:p>
              </table:table-cell>
              <table:table-cell office:value-type="float" office:value="0.00169032984206339">
                <text:p>0.001690329842063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0015611665367195">
                <text:p>0.0015611665367195</text:p>
              </table:table-cell>
              <table:table-cell office:value-type="float" office:value="0">
                <text:p>0</text:p>
              </table:table-cell>
              <table:table-cell office:value-type="float" office:value="0.0015611665367195">
                <text:p>0.00156116653671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00144315913610921">
                <text:p>0.00144315913610921</text:p>
              </table:table-cell>
              <table:table-cell office:value-type="float" office:value="0">
                <text:p>0</text:p>
              </table:table-cell>
              <table:table-cell office:value-type="float" office:value="0.00144315913610921">
                <text:p>0.001443159136109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00133524327029676">
                <text:p>0.00133524327029676</text:p>
              </table:table-cell>
              <table:table-cell office:value-type="float" office:value="0">
                <text:p>0</text:p>
              </table:table-cell>
              <table:table-cell office:value-type="float" office:value="0.00133524327029676">
                <text:p>0.001335243270296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00123646498407884">
                <text:p>0.00123646498407884</text:p>
              </table:table-cell>
              <table:table-cell office:value-type="float" office:value="0">
                <text:p>0</text:p>
              </table:table-cell>
              <table:table-cell office:value-type="float" office:value="0.00123646498407884">
                <text:p>0.00123646498407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00114596842851265">
                <text:p>0.00114596842851265</text:p>
              </table:table-cell>
              <table:table-cell office:value-type="float" office:value="0">
                <text:p>0</text:p>
              </table:table-cell>
              <table:table-cell office:value-type="float" office:value="0.00114596842851265">
                <text:p>0.001145968428512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00106298501339563">
                <text:p>0.00106298501339563</text:p>
              </table:table-cell>
              <table:table-cell office:value-type="float" office:value="0">
                <text:p>0</text:p>
              </table:table-cell>
              <table:table-cell office:value-type="float" office:value="0.00106298501339563">
                <text:p>0.001062985013395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000986823837431416">
                <text:p>0.000986823837431416</text:p>
              </table:table-cell>
              <table:table-cell office:value-type="float" office:value="0">
                <text:p>0</text:p>
              </table:table-cell>
              <table:table-cell office:value-type="float" office:value="0.000986823837431416">
                <text:p>0.0009868238374314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000916863236961174">
                <text:p>0.000916863236961174</text:p>
              </table:table-cell>
              <table:table-cell office:value-type="float" office:value="0">
                <text:p>0</text:p>
              </table:table-cell>
              <table:table-cell office:value-type="float" office:value="0.000916863236961174">
                <text:p>0.000916863236961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000852543314960668">
                <text:p>0.000852543314960668</text:p>
              </table:table-cell>
              <table:table-cell office:value-type="float" office:value="0">
                <text:p>0</text:p>
              </table:table-cell>
              <table:table-cell office:value-type="float" office:value="0.000852543314960668">
                <text:p>0.0008525433149606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000793359329978029">
                <text:p>0.000793359329978029</text:p>
              </table:table-cell>
              <table:table-cell office:value-type="float" office:value="0">
                <text:p>0</text:p>
              </table:table-cell>
              <table:table-cell office:value-type="float" office:value="0.000793359329978029">
                <text:p>0.0007933593299780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000738855840219104">
                <text:p>0.000738855840219104</text:p>
              </table:table-cell>
              <table:table-cell office:value-type="float" office:value="0">
                <text:p>0</text:p>
              </table:table-cell>
              <table:table-cell office:value-type="float" office:value="0.000738855840219104">
                <text:p>0.0007388558402191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000688621511422248">
                <text:p>0.000688621511422248</text:p>
              </table:table-cell>
              <table:table-cell office:value-type="float" office:value="0">
                <text:p>0</text:p>
              </table:table-cell>
              <table:table-cell office:value-type="float" office:value="0.000688621511422248">
                <text:p>0.0006886215114222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000642284508797019">
                <text:p>0.000642284508797019</text:p>
              </table:table-cell>
              <table:table-cell office:value-type="float" office:value="0">
                <text:p>0</text:p>
              </table:table-cell>
              <table:table-cell office:value-type="float" office:value="0.000642284508797019">
                <text:p>0.0006422845087970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000599508403383471">
                <text:p>0.000599508403383471</text:p>
              </table:table-cell>
              <table:table-cell office:value-type="float" office:value="0">
                <text:p>0</text:p>
              </table:table-cell>
              <table:table-cell office:value-type="float" office:value="0.000599508403383471">
                <text:p>0.0005995084033834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000559988531935511">
                <text:p>0.000559988531935511</text:p>
              </table:table-cell>
              <table:table-cell office:value-type="float" office:value="0">
                <text:p>0</text:p>
              </table:table-cell>
              <table:table-cell office:value-type="float" office:value="0.000559988531935511">
                <text:p>0.0005599885319355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000523448757027884">
                <text:p>0.000523448757027884</text:p>
              </table:table-cell>
              <table:table-cell office:value-type="float" office:value="0">
                <text:p>0</text:p>
              </table:table-cell>
              <table:table-cell office:value-type="float" office:value="0.000523448757027884">
                <text:p>0.0005234487570278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000489638580689346">
                <text:p>0.000489638580689346</text:p>
              </table:table-cell>
              <table:table-cell office:value-type="float" office:value="0">
                <text:p>0</text:p>
              </table:table-cell>
              <table:table-cell office:value-type="float" office:value="0.000489638580689346">
                <text:p>0.0004896385806893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000458330570609959">
                <text:p>0.000458330570609959</text:p>
              </table:table-cell>
              <table:table-cell office:value-type="float" office:value="0">
                <text:p>0</text:p>
              </table:table-cell>
              <table:table-cell office:value-type="float" office:value="0.000458330570609959">
                <text:p>0.0004583305706099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000429318062974481">
                <text:p>0.000429318062974481</text:p>
              </table:table-cell>
              <table:table-cell office:value-type="float" office:value="0">
                <text:p>0</text:p>
              </table:table-cell>
              <table:table-cell office:value-type="float" office:value="0.000429318062974481">
                <text:p>0.0004293180629744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000402413110336389">
                <text:p>0.000402413110336389</text:p>
              </table:table-cell>
              <table:table-cell office:value-type="float" office:value="0">
                <text:p>0</text:p>
              </table:table-cell>
              <table:table-cell office:value-type="float" office:value="0.000402413110336389">
                <text:p>0.0004024131103363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000377444646753904">
                <text:p>0.000377444646753904</text:p>
              </table:table-cell>
              <table:table-cell office:value-type="float" office:value="0">
                <text:p>0</text:p>
              </table:table-cell>
              <table:table-cell office:value-type="float" office:value="0.000377444646753904">
                <text:p>0.0003774446467539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000354256845734611">
                <text:p>0.000354256845734611</text:p>
              </table:table-cell>
              <table:table-cell office:value-type="float" office:value="0">
                <text:p>0</text:p>
              </table:table-cell>
              <table:table-cell office:value-type="float" office:value="0.000354256845734611">
                <text:p>0.000354256845734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000332707649442413">
                <text:p>0.000332707649442413</text:p>
              </table:table-cell>
              <table:table-cell office:value-type="float" office:value="0">
                <text:p>0</text:p>
              </table:table-cell>
              <table:table-cell office:value-type="float" office:value="0.000332707649442413">
                <text:p>0.0003327076494424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000312667450164668">
                <text:p>0.000312667450164668</text:p>
              </table:table-cell>
              <table:table-cell office:value-type="float" office:value="0">
                <text:p>0</text:p>
              </table:table-cell>
              <table:table-cell office:value-type="float" office:value="0.000312667450164668">
                <text:p>0.0003126674501646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000294017907265715">
                <text:p>0.000294017907265715</text:p>
              </table:table-cell>
              <table:table-cell office:value-type="float" office:value="0">
                <text:p>0</text:p>
              </table:table-cell>
              <table:table-cell office:value-type="float" office:value="0.000294017907265715">
                <text:p>0.0002940179072657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000276650884806769">
                <text:p>0.000276650884806769</text:p>
              </table:table-cell>
              <table:table-cell office:value-type="float" office:value="0">
                <text:p>0</text:p>
              </table:table-cell>
              <table:table-cell office:value-type="float" office:value="0.000276650884806769">
                <text:p>0.0002766508848067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000260467496726497">
                <text:p>0.000260467496726497</text:p>
              </table:table-cell>
              <table:table-cell office:value-type="float" office:value="0">
                <text:p>0</text:p>
              </table:table-cell>
              <table:table-cell office:value-type="float" office:value="0.000260467496726497">
                <text:p>0.0002604674967264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000245377247982553">
                <text:p>0.000245377247982553</text:p>
              </table:table-cell>
              <table:table-cell office:value-type="float" office:value="0">
                <text:p>0</text:p>
              </table:table-cell>
              <table:table-cell office:value-type="float" office:value="0.000245377247982553">
                <text:p>0.0002453772479825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000231297261377998">
                <text:p>0.000231297261377998</text:p>
              </table:table-cell>
              <table:table-cell office:value-type="float" office:value="0">
                <text:p>0</text:p>
              </table:table-cell>
              <table:table-cell office:value-type="float" office:value="0.000231297261377998">
                <text:p>0.000231297261377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000218151580961425">
                <text:p>0.000218151580961425</text:p>
              </table:table-cell>
              <table:table-cell office:value-type="float" office:value="0">
                <text:p>0</text:p>
              </table:table-cell>
              <table:table-cell office:value-type="float" office:value="0.000218151580961425">
                <text:p>0.0002181515809614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000205870543915408">
                <text:p>0.000205870543915408</text:p>
              </table:table-cell>
              <table:table-cell office:value-type="float" office:value="0">
                <text:p>0</text:p>
              </table:table-cell>
              <table:table-cell office:value-type="float" office:value="0.000205870543915408">
                <text:p>0.0002058705439154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000194390213752059">
                <text:p>0.000194390213752059</text:p>
              </table:table-cell>
              <table:table-cell office:value-type="float" office:value="0">
                <text:p>0</text:p>
              </table:table-cell>
              <table:table-cell office:value-type="float" office:value="0.000194390213752059">
                <text:p>0.000194390213752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000183651868432218">
                <text:p>0.000183651868432218</text:p>
              </table:table-cell>
              <table:table-cell office:value-type="float" office:value="0">
                <text:p>0</text:p>
              </table:table-cell>
              <table:table-cell office:value-type="float" office:value="0.000183651868432218">
                <text:p>0.0001836518684322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000173601537729114">
                <text:p>0.000173601537729114</text:p>
              </table:table-cell>
              <table:table-cell office:value-type="float" office:value="0">
                <text:p>0</text:p>
              </table:table-cell>
              <table:table-cell office:value-type="float" office:value="0.000173601537729114">
                <text:p>0.0001736015377291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0001641895847798">
                <text:p>0.0001641895847798</text:p>
              </table:table-cell>
              <table:table-cell office:value-type="float" office:value="0">
                <text:p>0</text:p>
              </table:table-cell>
              <table:table-cell office:value-type="float" office:value="0.0001641895847798">
                <text:p>0.00016418958477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000155370327318195">
                <text:p>0.000155370327318195</text:p>
              </table:table-cell>
              <table:table-cell office:value-type="float" office:value="0">
                <text:p>0</text:p>
              </table:table-cell>
              <table:table-cell office:value-type="float" office:value="0.000155370327318195">
                <text:p>0.0001553703273181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000147101694570901">
                <text:p>0.000147101694570901</text:p>
              </table:table-cell>
              <table:table-cell office:value-type="float" office:value="0">
                <text:p>0</text:p>
              </table:table-cell>
              <table:table-cell office:value-type="float" office:value="0.000147101694570901">
                <text:p>0.0001471016945709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000139344916228731">
                <text:p>0.000139344916228731</text:p>
              </table:table-cell>
              <table:table-cell office:value-type="float" office:value="0">
                <text:p>0</text:p>
              </table:table-cell>
              <table:table-cell office:value-type="float" office:value="0.000139344916228731">
                <text:p>0.0001393449162287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000132064240289717">
                <text:p>0.000132064240289717</text:p>
              </table:table-cell>
              <table:table-cell office:value-type="float" office:value="0">
                <text:p>0</text:p>
              </table:table-cell>
              <table:table-cell office:value-type="float" office:value="0.000132064240289717">
                <text:p>0.0001320642402897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000125226676909074">
                <text:p>0.000125226676909074</text:p>
              </table:table-cell>
              <table:table-cell office:value-type="float" office:value="0">
                <text:p>0</text:p>
              </table:table-cell>
              <table:table-cell office:value-type="float" office:value="0.000125226676909074">
                <text:p>0.0001252266769090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000118801765693306">
                <text:p>0.000118801765693306</text:p>
              </table:table-cell>
              <table:table-cell office:value-type="float" office:value="0">
                <text:p>0</text:p>
              </table:table-cell>
              <table:table-cell office:value-type="float" office:value="0.000118801765693306">
                <text:p>0.000118801765693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000112761364143822">
                <text:p>0.000112761364143822</text:p>
              </table:table-cell>
              <table:table-cell office:value-type="float" office:value="0">
                <text:p>0</text:p>
              </table:table-cell>
              <table:table-cell office:value-type="float" office:value="0.000112761364143822">
                <text:p>0.0001127613641438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000107079455193951">
                <text:p>0.000107079455193951</text:p>
              </table:table-cell>
              <table:table-cell office:value-type="float" office:value="0">
                <text:p>0</text:p>
              </table:table-cell>
              <table:table-cell office:value-type="float" office:value="0.000107079455193951">
                <text:p>0.0001070794551939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000101731971995611">
                <text:p>0.000101731971995611</text:p>
              </table:table-cell>
              <table:table-cell office:value-type="float" office:value="0">
                <text:p>0</text:p>
              </table:table-cell>
              <table:table-cell office:value-type="float" office:value="0.000101731971995611">
                <text:p>0.0001017319719956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0000966966383010471">
                <text:p>0.0000966966383010471</text:p>
              </table:table-cell>
              <table:table-cell office:value-type="float" office:value="0">
                <text:p>0</text:p>
              </table:table-cell>
              <table:table-cell office:value-type="float" office:value="0.0000966966383010471">
                <text:p>0.00009669663830104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0000919528229537712">
                <text:p>0.0000919528229537712</text:p>
              </table:table-cell>
              <table:table-cell office:value-type="float" office:value="0">
                <text:p>0</text:p>
              </table:table-cell>
              <table:table-cell office:value-type="float" office:value="0.0000919528229537712">
                <text:p>0.00009195282295377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0000874814071532976">
                <text:p>0.0000874814071532976</text:p>
              </table:table-cell>
              <table:table-cell office:value-type="float" office:value="0">
                <text:p>0</text:p>
              </table:table-cell>
              <table:table-cell office:value-type="float" office:value="0.0000874814071532976">
                <text:p>0.0000874814071532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0000832646632926924">
                <text:p>0.0000832646632926924</text:p>
              </table:table-cell>
              <table:table-cell office:value-type="float" office:value="0">
                <text:p>0</text:p>
              </table:table-cell>
              <table:table-cell office:value-type="float" office:value="0.0000832646632926924">
                <text:p>0.00008326466329269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000079286144288025">
                <text:p>0.000079286144288025</text:p>
              </table:table-cell>
              <table:table-cell office:value-type="float" office:value="0">
                <text:p>0</text:p>
              </table:table-cell>
              <table:table-cell office:value-type="float" office:value="0.000079286144288025">
                <text:p>0.0000792861442880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0000755305824262258">
                <text:p>0.0000755305824262258</text:p>
              </table:table-cell>
              <table:table-cell office:value-type="float" office:value="0">
                <text:p>0</text:p>
              </table:table-cell>
              <table:table-cell office:value-type="float" office:value="0.0000755305824262258">
                <text:p>0.0000755305824262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0000719837968539466">
                <text:p>0.0000719837968539466</text:p>
              </table:table-cell>
              <table:table-cell office:value-type="float" office:value="0">
                <text:p>0</text:p>
              </table:table-cell>
              <table:table-cell office:value-type="float" office:value="0.0000719837968539466">
                <text:p>0.00007198379685394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0000686326089161035">
                <text:p>0.0000686326089161035</text:p>
              </table:table-cell>
              <table:table-cell office:value-type="float" office:value="0">
                <text:p>0</text:p>
              </table:table-cell>
              <table:table-cell office:value-type="float" office:value="0.0000686326089161035">
                <text:p>0.00006863260891610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0000654647646299148">
                <text:p>0.0000654647646299148</text:p>
              </table:table-cell>
              <table:table-cell office:value-type="float" office:value="0">
                <text:p>0</text:p>
              </table:table-cell>
              <table:table-cell office:value-type="float" office:value="0.0000654647646299148">
                <text:p>0.00006546476462991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0000624688636494351">
                <text:p>0.0000624688636494351</text:p>
              </table:table-cell>
              <table:table-cell office:value-type="float" office:value="0">
                <text:p>0</text:p>
              </table:table-cell>
              <table:table-cell office:value-type="float" office:value="0.0000624688636494351">
                <text:p>0.00006246886364943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0000596342941376642">
                <text:p>0.0000596342941376642</text:p>
              </table:table-cell>
              <table:table-cell office:value-type="float" office:value="0">
                <text:p>0</text:p>
              </table:table-cell>
              <table:table-cell office:value-type="float" office:value="0.0000596342941376642">
                <text:p>0.00005963429413766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0000569511730190823">
                <text:p>0.0000569511730190823</text:p>
              </table:table-cell>
              <table:table-cell office:value-type="float" office:value="0">
                <text:p>0</text:p>
              </table:table-cell>
              <table:table-cell office:value-type="float" office:value="0.0000569511730190823">
                <text:p>0.00005695117301908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0000544102911355663">
                <text:p>0.0000544102911355663</text:p>
              </table:table-cell>
              <table:table-cell office:value-type="float" office:value="0">
                <text:p>0</text:p>
              </table:table-cell>
              <table:table-cell office:value-type="float" office:value="0.0000544102911355663">
                <text:p>0.00005441029113556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0000520030628737168">
                <text:p>0.0000520030628737168</text:p>
              </table:table-cell>
              <table:table-cell office:value-type="float" office:value="0">
                <text:p>0</text:p>
              </table:table-cell>
              <table:table-cell office:value-type="float" office:value="0.0000520030628737168">
                <text:p>0.00005200306287371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0000497214798721782">
                <text:p>0.0000497214798721782</text:p>
              </table:table-cell>
              <table:table-cell office:value-type="float" office:value="0">
                <text:p>0</text:p>
              </table:table-cell>
              <table:table-cell office:value-type="float" office:value="0.0000497214798721782">
                <text:p>0.00004972147987217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0000475580684540601">
                <text:p>0.0000475580684540601</text:p>
              </table:table-cell>
              <table:table-cell office:value-type="float" office:value="0">
                <text:p>0</text:p>
              </table:table-cell>
              <table:table-cell office:value-type="float" office:value="0.0000475580684540601">
                <text:p>0.0000475580684540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0000455058504624846">
                <text:p>0.0000455058504624846</text:p>
              </table:table-cell>
              <table:table-cell office:value-type="float" office:value="0">
                <text:p>0</text:p>
              </table:table-cell>
              <table:table-cell office:value-type="float" office:value="0.0000455058504624846">
                <text:p>0.00004550585046248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0000435583072069502">
                <text:p>0.0000435583072069502</text:p>
              </table:table-cell>
              <table:table-cell office:value-type="float" office:value="0">
                <text:p>0</text:p>
              </table:table-cell>
              <table:table-cell office:value-type="float" office:value="0.0000435583072069502">
                <text:p>0.00004355830720695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0000417093462549961">
                <text:p>0.0000417093462549961</text:p>
              </table:table-cell>
              <table:table-cell office:value-type="float" office:value="0">
                <text:p>0</text:p>
              </table:table-cell>
              <table:table-cell office:value-type="float" office:value="0.0000417093462549961">
                <text:p>0.00004170934625499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0000399532708278131">
                <text:p>0.0000399532708278131</text:p>
              </table:table-cell>
              <table:table-cell office:value-type="float" office:value="0">
                <text:p>0</text:p>
              </table:table-cell>
              <table:table-cell office:value-type="float" office:value="0.0000399532708278131">
                <text:p>0.00003995327082781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0000382847515803025">
                <text:p>0.0000382847515803025</text:p>
              </table:table-cell>
              <table:table-cell office:value-type="float" office:value="0">
                <text:p>0</text:p>
              </table:table-cell>
              <table:table-cell office:value-type="float" office:value="0.0000382847515803025">
                <text:p>0.00003828475158030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0000366988005658225">
                <text:p>0.0000366988005658225</text:p>
              </table:table-cell>
              <table:table-cell office:value-type="float" office:value="0">
                <text:p>0</text:p>
              </table:table-cell>
              <table:table-cell office:value-type="float" office:value="0.0000366988005658225">
                <text:p>0.00003669880056582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0000351907472037254">
                <text:p>0.0000351907472037254</text:p>
              </table:table-cell>
              <table:table-cell office:value-type="float" office:value="0">
                <text:p>0</text:p>
              </table:table-cell>
              <table:table-cell office:value-type="float" office:value="0.0000351907472037254">
                <text:p>0.00003519074720372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0000337562160839605">
                <text:p>0.0000337562160839605</text:p>
              </table:table-cell>
              <table:table-cell office:value-type="float" office:value="0">
                <text:p>0</text:p>
              </table:table-cell>
              <table:table-cell office:value-type="float" office:value="0.0000337562160839605">
                <text:p>0.00003375621608396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0000323911064576557">
                <text:p>0.0000323911064576557</text:p>
              </table:table-cell>
              <table:table-cell office:value-type="float" office:value="0">
                <text:p>0</text:p>
              </table:table-cell>
              <table:table-cell office:value-type="float" office:value="0.0000323911064576557">
                <text:p>0.00003239110645765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0000310915732758613">
                <text:p>0.0000310915732758613</text:p>
              </table:table-cell>
              <table:table-cell office:value-type="float" office:value="0">
                <text:p>0</text:p>
              </table:table-cell>
              <table:table-cell office:value-type="float" office:value="0.0000310915732758613">
                <text:p>0.00003109157327586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0000298540096506749">
                <text:p>0.0000298540096506749</text:p>
              </table:table-cell>
              <table:table-cell office:value-type="float" office:value="0">
                <text:p>0</text:p>
              </table:table-cell>
              <table:table-cell office:value-type="float" office:value="0.0000298540096506749">
                <text:p>0.00002985400965067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0000286750306238815">
                <text:p>0.0000286750306238815</text:p>
              </table:table-cell>
              <table:table-cell office:value-type="float" office:value="0">
                <text:p>0</text:p>
              </table:table-cell>
              <table:table-cell office:value-type="float" office:value="0.0000286750306238815">
                <text:p>0.00002867503062388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0000275514581381547">
                <text:p>0.0000275514581381547</text:p>
              </table:table-cell>
              <table:table-cell office:value-type="float" office:value="0">
                <text:p>0</text:p>
              </table:table-cell>
              <table:table-cell office:value-type="float" office:value="0.0000275514581381547">
                <text:p>0.00002755145813815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000026480307114868">
                <text:p>0.000026480307114868</text:p>
              </table:table-cell>
              <table:table-cell office:value-type="float" office:value="0">
                <text:p>0</text:p>
              </table:table-cell>
              <table:table-cell office:value-type="float" office:value="0.000026480307114868">
                <text:p>0.0000264803071148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0000254587725507482">
                <text:p>0.0000254587725507482</text:p>
              </table:table-cell>
              <table:table-cell office:value-type="float" office:value="0">
                <text:p>0</text:p>
              </table:table-cell>
              <table:table-cell office:value-type="float" office:value="0.0000254587725507482">
                <text:p>0.00002545877255074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0000244842175530455">
                <text:p>0.0000244842175530455</text:p>
              </table:table-cell>
              <table:table-cell office:value-type="float" office:value="0">
                <text:p>0</text:p>
              </table:table-cell>
              <table:table-cell office:value-type="float" office:value="0.0000244842175530455">
                <text:p>0.00002448421755304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0.0000235541622396636">
                <text:p>0.0000235541622396636</text:p>
              </table:table-cell>
              <table:table-cell office:value-type="float" office:value="0">
                <text:p>0</text:p>
              </table:table-cell>
              <table:table-cell office:value-type="float" office:value="0.0000235541622396636">
                <text:p>0.00002355416223966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0.0000226662734368616">
                <text:p>0.0000226662734368616</text:p>
              </table:table-cell>
              <table:table-cell office:value-type="float" office:value="0">
                <text:p>0</text:p>
              </table:table-cell>
              <table:table-cell office:value-type="float" office:value="0.0000226662734368616">
                <text:p>0.00002266627343686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0.0000218183551127507">
                <text:p>0.0000218183551127507</text:p>
              </table:table-cell>
              <table:table-cell office:value-type="float" office:value="0">
                <text:p>0</text:p>
              </table:table-cell>
              <table:table-cell office:value-type="float" office:value="0.0000218183551127507">
                <text:p>0.00002181835511275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0000210083394899311">
                <text:p>0.0000210083394899311</text:p>
              </table:table-cell>
              <table:table-cell office:value-type="float" office:value="0">
                <text:p>0</text:p>
              </table:table-cell>
              <table:table-cell office:value-type="float" office:value="0.0000210083394899311">
                <text:p>0.00002100833948993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0000202342787852802">
                <text:p>0.0000202342787852802</text:p>
              </table:table-cell>
              <table:table-cell office:value-type="float" office:value="0">
                <text:p>0</text:p>
              </table:table-cell>
              <table:table-cell office:value-type="float" office:value="0.0000202342787852802">
                <text:p>0.00002023427878528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000019494337529161">
                <text:p>0.000019494337529161</text:p>
              </table:table-cell>
              <table:table-cell office:value-type="float" office:value="0">
                <text:p>0</text:p>
              </table:table-cell>
              <table:table-cell office:value-type="float" office:value="0.000019494337529161">
                <text:p>0.0000194943375291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0.0000187867854202082">
                <text:p>0.0000187867854202082</text:p>
              </table:table-cell>
              <table:table-cell office:value-type="float" office:value="0">
                <text:p>0</text:p>
              </table:table-cell>
              <table:table-cell office:value-type="float" office:value="0.0000187867854202082">
                <text:p>0.00001878678542020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0.0000181099906754021">
                <text:p>0.0000181099906754021</text:p>
              </table:table-cell>
              <table:table-cell office:value-type="float" office:value="0">
                <text:p>0</text:p>
              </table:table-cell>
              <table:table-cell office:value-type="float" office:value="0.0000181099906754021">
                <text:p>0.0000181099906754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0000174624138383813">
                <text:p>0.0000174624138383813</text:p>
              </table:table-cell>
              <table:table-cell office:value-type="float" office:value="0">
                <text:p>0</text:p>
              </table:table-cell>
              <table:table-cell office:value-type="float" office:value="0.0000174624138383813">
                <text:p>0.00001746241383838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0000168426020119179">
                <text:p>0.0000168426020119179</text:p>
              </table:table-cell>
              <table:table-cell office:value-type="float" office:value="0">
                <text:p>0</text:p>
              </table:table-cell>
              <table:table-cell office:value-type="float" office:value="0.0000168426020119179">
                <text:p>0.00001684260201191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0.0000162491834831855">
                <text:p>0.0000162491834831855</text:p>
              </table:table-cell>
              <table:table-cell office:value-type="float" office:value="0">
                <text:p>0</text:p>
              </table:table-cell>
              <table:table-cell office:value-type="float" office:value="0.0000162491834831855">
                <text:p>0.00001624918348318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0.0000156808627129443">
                <text:p>0.0000156808627129443</text:p>
              </table:table-cell>
              <table:table-cell office:value-type="float" office:value="0">
                <text:p>0</text:p>
              </table:table-cell>
              <table:table-cell office:value-type="float" office:value="0.0000156808627129443">
                <text:p>0.00001568086271294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0.0000151364156620322">
                <text:p>0.0000151364156620322</text:p>
              </table:table-cell>
              <table:table-cell office:value-type="float" office:value="0">
                <text:p>0</text:p>
              </table:table-cell>
              <table:table-cell office:value-type="float" office:value="0.0000151364156620322">
                <text:p>0.00001513641566203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0.0000146146854306421">
                <text:p>0.0000146146854306421</text:p>
              </table:table-cell>
              <table:table-cell office:value-type="float" office:value="0">
                <text:p>0</text:p>
              </table:table-cell>
              <table:table-cell office:value-type="float" office:value="0.0000146146854306421">
                <text:p>0.00001461468543064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0.0000141145781877734">
                <text:p>0.0000141145781877734</text:p>
              </table:table-cell>
              <table:table-cell office:value-type="float" office:value="0">
                <text:p>0</text:p>
              </table:table-cell>
              <table:table-cell office:value-type="float" office:value="0.0000141145781877734">
                <text:p>0.00001411457818777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0.0000136350593699965">
                <text:p>0.0000136350593699965</text:p>
              </table:table-cell>
              <table:table-cell office:value-type="float" office:value="0">
                <text:p>0</text:p>
              </table:table-cell>
              <table:table-cell office:value-type="float" office:value="0.0000136350593699965">
                <text:p>0.00001363505936999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0.0000131751501302786">
                <text:p>0.0000131751501302786</text:p>
              </table:table-cell>
              <table:table-cell office:value-type="float" office:value="0">
                <text:p>0</text:p>
              </table:table-cell>
              <table:table-cell office:value-type="float" office:value="0.0000131751501302786">
                <text:p>0.00001317515013027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0.000012733924019093">
                <text:p>0.000012733924019093</text:p>
              </table:table-cell>
              <table:table-cell office:value-type="float" office:value="0">
                <text:p>0</text:p>
              </table:table-cell>
              <table:table-cell office:value-type="float" office:value="0.000012733924019093">
                <text:p>0.0000127339240190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0.000012310503881389">
                <text:p>0.000012310503881389</text:p>
              </table:table-cell>
              <table:table-cell office:value-type="float" office:value="0">
                <text:p>0</text:p>
              </table:table-cell>
              <table:table-cell office:value-type="float" office:value="0.000012310503881389">
                <text:p>0.0000123105038813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0.0000119040589542472">
                <text:p>0.0000119040589542472</text:p>
              </table:table-cell>
              <table:table-cell office:value-type="float" office:value="0">
                <text:p>0</text:p>
              </table:table-cell>
              <table:table-cell office:value-type="float" office:value="0.0000119040589542472">
                <text:p>0.00001190405895424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0.0000115138021511842">
                <text:p>0.0000115138021511842</text:p>
              </table:table-cell>
              <table:table-cell office:value-type="float" office:value="0">
                <text:p>0</text:p>
              </table:table-cell>
              <table:table-cell office:value-type="float" office:value="0.0000115138021511842">
                <text:p>0.00001151380215118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0.0000111389875201293">
                <text:p>0.0000111389875201293</text:p>
              </table:table-cell>
              <table:table-cell office:value-type="float" office:value="0">
                <text:p>0</text:p>
              </table:table-cell>
              <table:table-cell office:value-type="float" office:value="0.0000111389875201293">
                <text:p>0.00001113898752012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0.0000107789078630595">
                <text:p>0.0000107789078630595</text:p>
              </table:table-cell>
              <table:table-cell office:value-type="float" office:value="0">
                <text:p>0</text:p>
              </table:table-cell>
              <table:table-cell office:value-type="float" office:value="0.0000107789078630595">
                <text:p>0.00001077890786305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0.0000104328925061724">
                <text:p>0.0000104328925061724</text:p>
              </table:table-cell>
              <table:table-cell office:value-type="float" office:value="0">
                <text:p>0</text:p>
              </table:table-cell>
              <table:table-cell office:value-type="float" office:value="0.0000104328925061724">
                <text:p>0.00001043289250617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0.000010100305210298">
                <text:p>0.000010100305210298</text:p>
              </table:table-cell>
              <table:table-cell office:value-type="float" office:value="0">
                <text:p>0</text:p>
              </table:table-cell>
              <table:table-cell office:value-type="float" office:value="0.000010100305210298">
                <text:p>0.0000101003052102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0000097805422120051">
                <text:p>0.0000097805422120051</text:p>
              </table:table-cell>
              <table:table-cell office:value-type="float" office:value="0">
                <text:p>0</text:p>
              </table:table-cell>
              <table:table-cell office:value-type="float" office:value="0.0000097805422120051">
                <text:p>0.00000978054221200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0.00000947303038655638">
                <text:p>0.00000947303038655638</text:p>
              </table:table-cell>
              <table:table-cell office:value-type="float" office:value="0">
                <text:p>0</text:p>
              </table:table-cell>
              <table:table-cell office:value-type="float" office:value="0.00000947303038655638">
                <text:p>0.000009473030386556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0.00000917722552450876">
                <text:p>0.00000917722552450876</text:p>
              </table:table-cell>
              <table:table-cell office:value-type="float" office:value="0">
                <text:p>0</text:p>
              </table:table-cell>
              <table:table-cell office:value-type="float" office:value="0.00000917722552450876">
                <text:p>0.000009177225524508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0.00000889261071434752">
                <text:p>0.00000889261071434752</text:p>
              </table:table-cell>
              <table:table-cell office:value-type="float" office:value="0">
                <text:p>0</text:p>
              </table:table-cell>
              <table:table-cell office:value-type="float" office:value="0.00000889261071434752">
                <text:p>0.000008892610714347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0.00000861869482409211">
                <text:p>0.00000861869482409211</text:p>
              </table:table-cell>
              <table:table-cell office:value-type="float" office:value="0">
                <text:p>0</text:p>
              </table:table-cell>
              <table:table-cell office:value-type="float" office:value="0.00000861869482409211">
                <text:p>0.000008618694824092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0.00000835501107531466">
                <text:p>0.00000835501107531466</text:p>
              </table:table-cell>
              <table:table-cell office:value-type="float" office:value="0">
                <text:p>0</text:p>
              </table:table-cell>
              <table:table-cell office:value-type="float" office:value="0.00000835501107531466">
                <text:p>0.000008355011075314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0.00000810111570348014">
                <text:p>0.00000810111570348014</text:p>
              </table:table-cell>
              <table:table-cell office:value-type="float" office:value="0">
                <text:p>0</text:p>
              </table:table-cell>
              <table:table-cell office:value-type="float" office:value="0.00000810111570348014">
                <text:p>0.000008101115703480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0.00000785658669894827">
                <text:p>0.00000785658669894827</text:p>
              </table:table-cell>
              <table:table-cell office:value-type="float" office:value="0">
                <text:p>0</text:p>
              </table:table-cell>
              <table:table-cell office:value-type="float" office:value="0.00000785658669894827">
                <text:p>0.000007856586698948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0.00000762102262337558">
                <text:p>0.00000762102262337558</text:p>
              </table:table-cell>
              <table:table-cell office:value-type="float" office:value="0">
                <text:p>0</text:p>
              </table:table-cell>
              <table:table-cell office:value-type="float" office:value="0.00000762102262337558">
                <text:p>0.000007621022623375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0.00000739404149662535">
                <text:p>0.00000739404149662535</text:p>
              </table:table-cell>
              <table:table-cell office:value-type="float" office:value="0">
                <text:p>0</text:p>
              </table:table-cell>
              <table:table-cell office:value-type="float" office:value="0.00000739404149662535">
                <text:p>0.000007394041496625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0.0000071752797496336">
                <text:p>0.0000071752797496336</text:p>
              </table:table-cell>
              <table:table-cell office:value-type="float" office:value="0">
                <text:p>0</text:p>
              </table:table-cell>
              <table:table-cell office:value-type="float" office:value="0.0000071752797496336">
                <text:p>0.00000717527974963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0.0000069643912389958">
                <text:p>0.0000069643912389958</text:p>
              </table:table-cell>
              <table:table-cell office:value-type="float" office:value="0">
                <text:p>0</text:p>
              </table:table-cell>
              <table:table-cell office:value-type="float" office:value="0.0000069643912389958">
                <text:p>0.00000696439123899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0.00000676104631933083">
                <text:p>0.00000676104631933083</text:p>
              </table:table-cell>
              <table:table-cell office:value-type="float" office:value="0">
                <text:p>0</text:p>
              </table:table-cell>
              <table:table-cell office:value-type="float" office:value="0.00000676104631933083">
                <text:p>0.000006761046319330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0.00000656493096974964">
                <text:p>0.00000656493096974964</text:p>
              </table:table-cell>
              <table:table-cell office:value-type="float" office:value="0">
                <text:p>0</text:p>
              </table:table-cell>
              <table:table-cell office:value-type="float" office:value="0.00000656493096974964">
                <text:p>0.000006564930969749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0.00000637574597100726">
                <text:p>0.00000637574597100726</text:p>
              </table:table-cell>
              <table:table-cell office:value-type="float" office:value="0">
                <text:p>0</text:p>
              </table:table-cell>
              <table:table-cell office:value-type="float" office:value="0.00000637574597100726">
                <text:p>0.000006375745971007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0.00000619320613014918">
                <text:p>0.00000619320613014918</text:p>
              </table:table-cell>
              <table:table-cell office:value-type="float" office:value="0">
                <text:p>0</text:p>
              </table:table-cell>
              <table:table-cell office:value-type="float" office:value="0.00000619320613014918">
                <text:p>0.000006193206130149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0.00000601703954967915">
                <text:p>0.00000601703954967915</text:p>
              </table:table-cell>
              <table:table-cell office:value-type="float" office:value="0">
                <text:p>0</text:p>
              </table:table-cell>
              <table:table-cell office:value-type="float" office:value="0.00000601703954967915">
                <text:p>0.000006017039549679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0.00000584698693847524">
                <text:p>0.00000584698693847524</text:p>
              </table:table-cell>
              <table:table-cell office:value-type="float" office:value="0">
                <text:p>0</text:p>
              </table:table-cell>
              <table:table-cell office:value-type="float" office:value="0.00000584698693847524">
                <text:p>0.00000584698693847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0.0000056828009618673">
                <text:p>0.0000056828009618673</text:p>
              </table:table-cell>
              <table:table-cell office:value-type="float" office:value="0">
                <text:p>0</text:p>
              </table:table-cell>
              <table:table-cell office:value-type="float" office:value="0.0000056828009618673">
                <text:p>0.00000568280096186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0.00000552424562846079">
                <text:p>0.00000552424562846079</text:p>
              </table:table-cell>
              <table:table-cell office:value-type="float" office:value="0">
                <text:p>0</text:p>
              </table:table-cell>
              <table:table-cell office:value-type="float" office:value="0.00000552424562846079">
                <text:p>0.000005524245628460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0.00000537109571145283">
                <text:p>0.00000537109571145283</text:p>
              </table:table-cell>
              <table:table-cell office:value-type="float" office:value="0">
                <text:p>0</text:p>
              </table:table-cell>
              <table:table-cell office:value-type="float" office:value="0.00000537109571145283">
                <text:p>0.000005371095711452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0.00000522313620233455">
                <text:p>0.00000522313620233455</text:p>
              </table:table-cell>
              <table:table-cell office:value-type="float" office:value="0">
                <text:p>0</text:p>
              </table:table-cell>
              <table:table-cell office:value-type="float" office:value="0.00000522313620233455">
                <text:p>0.000005223136202334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0.00000508016179501262">
                <text:p>0.00000508016179501262</text:p>
              </table:table-cell>
              <table:table-cell office:value-type="float" office:value="0">
                <text:p>0</text:p>
              </table:table-cell>
              <table:table-cell office:value-type="float" office:value="0.00000508016179501262">
                <text:p>0.000005080161795012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0.00000494197639851091">
                <text:p>0.00000494197639851091</text:p>
              </table:table-cell>
              <table:table-cell office:value-type="float" office:value="0">
                <text:p>0</text:p>
              </table:table-cell>
              <table:table-cell office:value-type="float" office:value="0.00000494197639851091">
                <text:p>0.000004941976398510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0.00000480839267653385">
                <text:p>0.00000480839267653385</text:p>
              </table:table-cell>
              <table:table-cell office:value-type="float" office:value="0">
                <text:p>0</text:p>
              </table:table-cell>
              <table:table-cell office:value-type="float" office:value="0.00000480839267653385">
                <text:p>0.000004808392676533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0.00000467923161228285">
                <text:p>0.00000467923161228285</text:p>
              </table:table-cell>
              <table:table-cell office:value-type="float" office:value="0">
                <text:p>0</text:p>
              </table:table-cell>
              <table:table-cell office:value-type="float" office:value="0.00000467923161228285">
                <text:p>0.000004679231612282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0.00000455432209702251">
                <text:p>0.00000455432209702251</text:p>
              </table:table-cell>
              <table:table-cell office:value-type="float" office:value="0">
                <text:p>0</text:p>
              </table:table-cell>
              <table:table-cell office:value-type="float" office:value="0.00000455432209702251">
                <text:p>0.000004554322097022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0.00000443350054098821">
                <text:p>0.00000443350054098821</text:p>
              </table:table-cell>
              <table:table-cell office:value-type="float" office:value="0">
                <text:p>0</text:p>
              </table:table-cell>
              <table:table-cell office:value-type="float" office:value="0.00000443350054098821">
                <text:p>0.000004433500540988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0.00000431661050531779">
                <text:p>0.00000431661050531779</text:p>
              </table:table-cell>
              <table:table-cell office:value-type="float" office:value="0">
                <text:p>0</text:p>
              </table:table-cell>
              <table:table-cell office:value-type="float" office:value="0.00000431661050531779">
                <text:p>0.000004316610505317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0.00000420350235377282">
                <text:p>0.00000420350235377282</text:p>
              </table:table-cell>
              <table:table-cell office:value-type="float" office:value="0">
                <text:p>0</text:p>
              </table:table-cell>
              <table:table-cell office:value-type="float" office:value="0.00000420350235377282">
                <text:p>0.000004203502353772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0.0000040940329230936">
                <text:p>0.0000040940329230936</text:p>
              </table:table-cell>
              <table:table-cell office:value-type="float" office:value="0">
                <text:p>0</text:p>
              </table:table-cell>
              <table:table-cell office:value-type="float" office:value="0.0000040940329230936">
                <text:p>0.00000409403292309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8cm" svg:y="0.316cm" chart:style-name="ch2">
          <text:p>E(d) in lux</text:p>
        </chart:title>
        <chart:legend chart:legend-position="end" svg:x="13.942cm" svg:y="3.703cm" style:legend-expansion="high" chart:style-name="ch3"/>
        <chart:plot-area chart:style-name="ch4" table:cell-range-address="'beamshot comp'.A15:'beamshot comp'.D265 'beamshot comp'.B14:'beamshot comp'.D14" chart:data-source-has-labels="row" svg:x="1.331cm" svg:y="1.275cm" svg:width="12.291cm" svg:height="6.564cm">
          <chartooo:coordinate-region svg:x="2.058cm" svg:y="1.475cm" svg:width="11.378cm" svg:height="5.717cm"/>
          <chart:axis chart:dimension="x" chart:name="primary-x" chart:style-name="ch5">
            <chart:title svg:x="6.532cm" svg:y="8.019cm" chart:style-name="ch6">
              <text:p>distance / m</text:p>
            </chart:title>
            <chart:grid chart:style-name="ch7" chart:class="major"/>
          </chart:axis>
          <chart:axis chart:dimension="y" chart:name="primary-y" chart:style-name="ch5">
            <chart:title svg:x="0.451cm" svg:y="5.236cm" chart:style-name="ch8">
              <text:p>E(d) / lux</text:p>
            </chart:title>
            <chart:grid chart:style-name="ch7" chart:class="major"/>
          </chart:axis>
          <chart:series chart:style-name="ch9" chart:values-cell-range-address="'beamshot comp'.B15:'beamshot comp'.B265" chart:label-cell-address="'beamshot comp'.B14:'beamshot comp'.B14" chart:class="chart:scatter">
            <chart:domain table:cell-range-address="'beamshot comp'.A15:'beamshot comp'.A265"/>
            <chart:data-point chart:repeated="251"/>
          </chart:series>
          <chart:series chart:style-name="ch10" chart:values-cell-range-address="'beamshot comp'.C15:'beamshot comp'.C265" chart:label-cell-address="'beamshot comp'.C14:'beamshot comp'.C14" chart:class="chart:scatter">
            <chart:data-point chart:repeated="251"/>
          </chart:series>
          <chart:series chart:style-name="ch11" chart:values-cell-range-address="'beamshot comp'.D15:'beamshot comp'.D265" chart:label-cell-address="'beamshot comp'.D14:'beamshot comp'.D14" chart:class="chart:scatter">
            <chart:data-point chart:repeated="2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ot</text:p>
                <draw:g>
                  <svg:desc>'beamshot comp'.B14:'beamshot comp'.B14</svg:desc>
                </draw:g>
              </table:table-cell>
              <table:table-cell office:value-type="string">
                <text:p>flood</text:p>
                <draw:g>
                  <svg:desc>'beamshot comp'.C14:'beamshot comp'.C14</svg:desc>
                </draw:g>
              </table:table-cell>
              <table:table-cell office:value-type="string">
                <text:p>sum</text:p>
                <draw:g>
                  <svg:desc>'beamshot comp'.D14:'beamshot comp'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amshot comp'.A15:'beamshot comp'.A265</svg:desc>
                </draw:g>
              </table:table-cell>
              <table:table-cell office:value-type="float" office:value="6.13111963742082E-072">
                <text:p>6.13111963742082E-072</text:p>
                <draw:g>
                  <svg:desc>'beamshot comp'.B15:'beamshot comp'.B265</svg:desc>
                </draw:g>
              </table:table-cell>
              <table:table-cell office:value-type="float" office:value="7.45595583976201E-023">
                <text:p>7.45595583976201E-023</text:p>
                <draw:g>
                  <svg:desc>'beamshot comp'.C15:'beamshot comp'.C265</svg:desc>
                </draw:g>
              </table:table-cell>
              <table:table-cell office:value-type="float" office:value="7.45595583976201E-023">
                <text:p>7.45595583976201E-023</text:p>
                <draw:g>
                  <svg:desc>'beamshot comp'.D15:'beamshot comp'.D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.62522615984342E-067">
                <text:p>2.62522615984342E-067</text:p>
              </table:table-cell>
              <table:table-cell office:value-type="float" office:value="2.3778100489507E-021">
                <text:p>2.3778100489507E-021</text:p>
              </table:table-cell>
              <table:table-cell office:value-type="float" office:value="2.3778100489507E-021">
                <text:p>2.3778100489507E-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7.50998703149295E-063">
                <text:p>7.50998703149295E-063</text:p>
              </table:table-cell>
              <table:table-cell office:value-type="float" office:value="6.59996516607829E-020">
                <text:p>6.59996516607829E-020</text:p>
              </table:table-cell>
              <table:table-cell office:value-type="float" office:value="6.59996516607829E-020">
                <text:p>6.59996516607829E-0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37632842013894E-058">
                <text:p>1.37632842013894E-058</text:p>
              </table:table-cell>
              <table:table-cell office:value-type="float" office:value="1.57310967318507E-018">
                <text:p>1.57310967318507E-018</text:p>
              </table:table-cell>
              <table:table-cell office:value-type="float" office:value="1.57310967318507E-018">
                <text:p>1.57310967318507E-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56389671044128E-054">
                <text:p>1.56389671044128E-054</text:p>
              </table:table-cell>
              <table:table-cell office:value-type="float" office:value="3.18679899497872E-017">
                <text:p>3.18679899497872E-017</text:p>
              </table:table-cell>
              <table:table-cell office:value-type="float" office:value="3.18679899497872E-017">
                <text:p>3.18679899497872E-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07666913136015E-050">
                <text:p>1.07666913136015E-050</text:p>
              </table:table-cell>
              <table:table-cell office:value-type="float" office:value="5.44833183042897E-016">
                <text:p>5.44833183042897E-016</text:p>
              </table:table-cell>
              <table:table-cell office:value-type="float" office:value="5.44833183042897E-016">
                <text:p>5.44833183042897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43063991902247E-047">
                <text:p>4.43063991902247E-047</text:p>
              </table:table-cell>
              <table:table-cell office:value-type="float" office:value="7.83073878274867E-015">
                <text:p>7.83073878274867E-015</text:p>
              </table:table-cell>
              <table:table-cell office:value-type="float" office:value="7.83073878274867E-015">
                <text:p>7.83073878274867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08485444876631E-043">
                <text:p>1.08485444876631E-043</text:p>
              </table:table-cell>
              <table:table-cell office:value-type="float" office:value="0.0000000000000945324466269211">
                <text:p>0.0000000000000945324466269211</text:p>
              </table:table-cell>
              <table:table-cell office:value-type="float" office:value="0.0000000000000945324466269211">
                <text:p>0.0000000000000945324466269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58599042230679E-040">
                <text:p>1.58599042230679E-040</text:p>
              </table:table-cell>
              <table:table-cell office:value-type="float" office:value="0.000000000000960194124805417">
                <text:p>0.000000000000960194124805417</text:p>
              </table:table-cell>
              <table:table-cell office:value-type="float" office:value="0.000000000000960194124805417">
                <text:p>0.000000000000960194124805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39879302641425E-037">
                <text:p>1.39879302641425E-037</text:p>
              </table:table-cell>
              <table:table-cell office:value-type="float" office:value="0.00000000000823909640467378">
                <text:p>0.00000000000823909640467378</text:p>
              </table:table-cell>
              <table:table-cell office:value-type="float" office:value="0.00000000000823909640467378">
                <text:p>0.00000000000823909640467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.56276214075899E-035">
                <text:p>7.56276214075899E-035</text:p>
              </table:table-cell>
              <table:table-cell office:value-type="float" office:value="0.0000000000600731238724083">
                <text:p>0.0000000000600731238724083</text:p>
              </table:table-cell>
              <table:table-cell office:value-type="float" office:value="0.0000000000600731238724083">
                <text:p>0.0000000000600731238724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.55817130921781E-032">
                <text:p>2.55817130921781E-032</text:p>
              </table:table-cell>
              <table:table-cell office:value-type="float" office:value="0.000000000374892785999163">
                <text:p>0.000000000374892785999163</text:p>
              </table:table-cell>
              <table:table-cell office:value-type="float" office:value="0.000000000374892785999163">
                <text:p>0.000000000374892785999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5.54270406752131E-030">
                <text:p>5.54270406752131E-030</text:p>
              </table:table-cell>
              <table:table-cell office:value-type="float" office:value="0.00000000201900988165204">
                <text:p>0.00000000201900988165204</text:p>
              </table:table-cell>
              <table:table-cell office:value-type="float" office:value="0.00000000201900988165204">
                <text:p>0.00000000201900988165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7.89179484492162E-028">
                <text:p>7.89179484492162E-028</text:p>
              </table:table-cell>
              <table:table-cell office:value-type="float" office:value="0.00000000946730913105155">
                <text:p>0.00000000946730913105155</text:p>
              </table:table-cell>
              <table:table-cell office:value-type="float" office:value="0.00000000946730913105155">
                <text:p>0.00000000946730913105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7.58403599432301E-026">
                <text:p>7.58403599432301E-026</text:p>
              </table:table-cell>
              <table:table-cell office:value-type="float" office:value="0.0000000390087604589605">
                <text:p>0.0000000390087604589605</text:p>
              </table:table-cell>
              <table:table-cell office:value-type="float" office:value="0.0000000390087604589605">
                <text:p>0.00000003900876045896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5.05422585481123E-024">
                <text:p>5.05422585481123E-024</text:p>
              </table:table-cell>
              <table:table-cell office:value-type="float" office:value="0.000000142548628256207">
                <text:p>0.000000142548628256207</text:p>
              </table:table-cell>
              <table:table-cell office:value-type="float" office:value="0.000000142548628256207">
                <text:p>0.000000142548628256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2.39927124741085E-022">
                <text:p>2.39927124741085E-022</text:p>
              </table:table-cell>
              <table:table-cell office:value-type="float" office:value="0.000000466215189577288">
                <text:p>0.000000466215189577288</text:p>
              </table:table-cell>
              <table:table-cell office:value-type="float" office:value="0.000000466215189577288">
                <text:p>0.000000466215189577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8.32707131639486E-021">
                <text:p>8.32707131639486E-021</text:p>
              </table:table-cell>
              <table:table-cell office:value-type="float" office:value="0.00000137677451760678">
                <text:p>0.00000137677451760678</text:p>
              </table:table-cell>
              <table:table-cell office:value-type="float" office:value="0.00000137677451760679">
                <text:p>0.00000137677451760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16640856390435E-019">
                <text:p>2.16640856390435E-019</text:p>
              </table:table-cell>
              <table:table-cell office:value-type="float" office:value="0.00000370210843555554">
                <text:p>0.00000370210843555554</text:p>
              </table:table-cell>
              <table:table-cell office:value-type="float" office:value="0.00000370210843555575">
                <text:p>0.00000370210843555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4.32613187838714E-018">
                <text:p>4.32613187838714E-018</text:p>
              </table:table-cell>
              <table:table-cell office:value-type="float" office:value="0.00000913687285472586">
                <text:p>0.00000913687285472586</text:p>
              </table:table-cell>
              <table:table-cell office:value-type="float" office:value="0.00000913687285473018">
                <text:p>0.00000913687285473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6.77977299714737E-017">
                <text:p>6.77977299714737E-017</text:p>
              </table:table-cell>
              <table:table-cell office:value-type="float" office:value="0.0000208515145880936">
                <text:p>0.0000208515145880936</text:p>
              </table:table-cell>
              <table:table-cell office:value-type="float" office:value="0.0000208515145881614">
                <text:p>0.0000208515145881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8.51275178033559E-016">
                <text:p>8.51275178033559E-016</text:p>
              </table:table-cell>
              <table:table-cell office:value-type="float" office:value="0.0000443065507625309">
                <text:p>0.0000443065507625309</text:p>
              </table:table-cell>
              <table:table-cell office:value-type="float" office:value="0.0000443065507633821">
                <text:p>0.0000443065507633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8.72931377629355E-015">
                <text:p>8.72931377629355E-015</text:p>
              </table:table-cell>
              <table:table-cell office:value-type="float" office:value="0.000088217821049751">
                <text:p>0.000088217821049751</text:p>
              </table:table-cell>
              <table:table-cell office:value-type="float" office:value="0.0000882178210584803">
                <text:p>0.0000882178210584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0000000000000744055083749562">
                <text:p>0.0000000000000744055083749562</text:p>
              </table:table-cell>
              <table:table-cell office:value-type="float" office:value="0.000165555958174704">
                <text:p>0.000165555958174704</text:p>
              </table:table-cell>
              <table:table-cell office:value-type="float" office:value="0.00016555595824911">
                <text:p>0.00016555595824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000000000000535761490253975">
                <text:p>0.000000000000535761490253975</text:p>
              </table:table-cell>
              <table:table-cell office:value-type="float" office:value="0.000294414348155968">
                <text:p>0.000294414348155968</text:p>
              </table:table-cell>
              <table:table-cell office:value-type="float" office:value="0.00029441434869173">
                <text:p>0.00029441434869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0000000000033075354982094">
                <text:p>0.0000000000033075354982094</text:p>
              </table:table-cell>
              <table:table-cell office:value-type="float" office:value="0.000498562483058269">
                <text:p>0.000498562483058269</text:p>
              </table:table-cell>
              <table:table-cell office:value-type="float" office:value="0.000498562486365804">
                <text:p>0.000498562486365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0000000000177445314762882">
                <text:p>0.0000000000177445314762882</text:p>
              </table:table-cell>
              <table:table-cell office:value-type="float" office:value="0.000807524917700147">
                <text:p>0.000807524917700147</text:p>
              </table:table-cell>
              <table:table-cell office:value-type="float" office:value="0.000807524935444678">
                <text:p>0.000807524935444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0000000000837502876774824">
                <text:p>0.0000000000837502876774824</text:p>
              </table:table-cell>
              <table:table-cell office:value-type="float" office:value="0.00125608662656382">
                <text:p>0.00125608662656382</text:p>
              </table:table-cell>
              <table:table-cell office:value-type="float" office:value="0.00125608671031411">
                <text:p>0.001256086710314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000000000351656699502763">
                <text:p>0.000000000351656699502763</text:p>
              </table:table-cell>
              <table:table-cell office:value-type="float" office:value="0.00188320925874804">
                <text:p>0.00188320925874804</text:p>
              </table:table-cell>
              <table:table-cell office:value-type="float" office:value="0.00188320961040474">
                <text:p>0.001883209610404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00000000132698251002438">
                <text:p>0.00000000132698251002438</text:p>
              </table:table-cell>
              <table:table-cell office:value-type="float" office:value="0.00273043011368769">
                <text:p>0.00273043011368769</text:p>
              </table:table-cell>
              <table:table-cell office:value-type="float" office:value="0.0027304314406702">
                <text:p>0.0027304314406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00000000454171737306977">
                <text:p>0.00000000454171737306977</text:p>
              </table:table-cell>
              <table:table-cell office:value-type="float" office:value="0.00383988814784388">
                <text:p>0.00383988814784388</text:p>
              </table:table-cell>
              <table:table-cell office:value-type="float" office:value="0.00383989268956126">
                <text:p>0.003839892689561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0000000142169601143748">
                <text:p>0.0000000142169601143748</text:p>
              </table:table-cell>
              <table:table-cell office:value-type="float" office:value="0.0052521663692157">
                <text:p>0.0052521663692157</text:p>
              </table:table-cell>
              <table:table-cell office:value-type="float" office:value="0.00525218058617582">
                <text:p>0.00525218058617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0000000410119567380936">
                <text:p>0.0000000410119567380936</text:p>
              </table:table-cell>
              <table:table-cell office:value-type="float" office:value="0.00700415288936945">
                <text:p>0.00700415288936945</text:p>
              </table:table-cell>
              <table:table-cell office:value-type="float" office:value="0.00700419390132619">
                <text:p>0.00700419390132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000000109776789489697">
                <text:p>0.000000109776789489697</text:p>
              </table:table-cell>
              <table:table-cell office:value-type="float" office:value="0.0091271062962757">
                <text:p>0.0091271062962757</text:p>
              </table:table-cell>
              <table:table-cell office:value-type="float" office:value="0.00912721607306519">
                <text:p>0.00912721607306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000000274352508712327">
                <text:p>0.000000274352508712327</text:p>
              </table:table-cell>
              <table:table-cell office:value-type="float" office:value="0.0116450725049107">
                <text:p>0.0116450725049107</text:p>
              </table:table-cell>
              <table:table-cell office:value-type="float" office:value="0.0116453468574194">
                <text:p>0.0116453468574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000000643809459942632">
                <text:p>0.000000643809459942632</text:p>
              </table:table-cell>
              <table:table-cell office:value-type="float" office:value="0.0145737496176557">
                <text:p>0.0145737496176557</text:p>
              </table:table-cell>
              <table:table-cell office:value-type="float" office:value="0.0145743934271156">
                <text:p>0.0145743934271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00000142587429283022">
                <text:p>0.00000142587429283022</text:p>
              </table:table-cell>
              <table:table-cell office:value-type="float" office:value="0.0179198440502128">
                <text:p>0.0179198440502128</text:p>
              </table:table-cell>
              <table:table-cell office:value-type="float" office:value="0.0179212699245056">
                <text:p>0.01792126992450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00000299434562113807">
                <text:p>0.00000299434562113807</text:p>
              </table:table-cell>
              <table:table-cell office:value-type="float" office:value="0.0216809127676494">
                <text:p>0.0216809127676494</text:p>
              </table:table-cell>
              <table:table-cell office:value-type="float" office:value="0.0216839071132705">
                <text:p>0.0216839071132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00000598765248231041">
                <text:p>0.00000598765248231041</text:p>
              </table:table-cell>
              <table:table-cell office:value-type="float" office:value="0.0258456477756833">
                <text:p>0.0258456477756833</text:p>
              </table:table-cell>
              <table:table-cell office:value-type="float" office:value="0.0258516354281656">
                <text:p>0.0258516354281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000011445011744779">
                <text:p>0.000011445011744779</text:p>
              </table:table-cell>
              <table:table-cell office:value-type="float" office:value="0.0303945322214985">
                <text:p>0.0303945322214985</text:p>
              </table:table-cell>
              <table:table-cell office:value-type="float" office:value="0.0304059772332433">
                <text:p>0.0304059772332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0000209846643760105">
                <text:p>0.0000209846643760105</text:p>
              </table:table-cell>
              <table:table-cell office:value-type="float" office:value="0.0353007826079528">
                <text:p>0.0353007826079528</text:p>
              </table:table-cell>
              <table:table-cell office:value-type="float" office:value="0.0353217672723288">
                <text:p>0.0353217672723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0000370254039589558">
                <text:p>0.0000370254039589558</text:p>
              </table:table-cell>
              <table:table-cell office:value-type="float" office:value="0.0405314872615661">
                <text:p>0.0405314872615661</text:p>
              </table:table-cell>
              <table:table-cell office:value-type="float" office:value="0.040568512665525">
                <text:p>0.0405685126655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000063048292458595">
                <text:p>0.000063048292458595</text:p>
              </table:table-cell>
              <table:table-cell office:value-type="float" office:value="0.0460488550571468">
                <text:p>0.0460488550571468</text:p>
              </table:table-cell>
              <table:table-cell office:value-type="float" office:value="0.0461119033496054">
                <text:p>0.0461119033496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000103890554036563">
                <text:p>0.000103890554036563</text:p>
              </table:table-cell>
              <table:table-cell office:value-type="float" office:value="0.0518114979802152">
                <text:p>0.0518114979802152</text:p>
              </table:table-cell>
              <table:table-cell office:value-type="float" office:value="0.0519153885342517">
                <text:p>0.05191538853425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000166058764653566">
                <text:p>0.000166058764653566</text:p>
              </table:table-cell>
              <table:table-cell office:value-type="float" office:value="0.0577756840369984">
                <text:p>0.0577756840369984</text:p>
              </table:table-cell>
              <table:table-cell office:value-type="float" office:value="0.0579417428016519">
                <text:p>0.05794174280165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000258044271137616">
                <text:p>0.000258044271137616</text:p>
              </table:table-cell>
              <table:table-cell office:value-type="float" office:value="0.0638965113109646">
                <text:p>0.0638965113109646</text:p>
              </table:table-cell>
              <table:table-cell office:value-type="float" office:value="0.0641545555821023">
                <text:p>0.0641545555821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000390620861321438">
                <text:p>0.000390620861321438</text:p>
              </table:table-cell>
              <table:table-cell office:value-type="float" office:value="0.0701289680989027">
                <text:p>0.0701289680989027</text:p>
              </table:table-cell>
              <table:table-cell office:value-type="float" office:value="0.0705195889602242">
                <text:p>0.0705195889602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000577103479417125">
                <text:p>0.000577103479417125</text:p>
              </table:table-cell>
              <table:table-cell office:value-type="float" office:value="0.0764288569999416">
                <text:p>0.0764288569999416</text:p>
              </table:table-cell>
              <table:table-cell office:value-type="float" office:value="0.0770059604793587">
                <text:p>0.0770059604793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00833547422825195">
                <text:p>0.000833547422825195</text:p>
              </table:table-cell>
              <table:table-cell office:value-type="float" office:value="0.0827535719618309">
                <text:p>0.0827535719618309</text:p>
              </table:table-cell>
              <table:table-cell office:value-type="float" office:value="0.0835871193846561">
                <text:p>0.0835871193846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00117886991207227">
                <text:p>0.00117886991207227</text:p>
              </table:table-cell>
              <table:table-cell office:value-type="float" office:value="0.0890627263346376">
                <text:p>0.0890627263346376</text:p>
              </table:table-cell>
              <table:table-cell office:value-type="float" office:value="0.0902415962467099">
                <text:p>0.0902415962467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00163487992522404">
                <text:p>0.00163487992522404</text:p>
              </table:table-cell>
              <table:table-cell office:value-type="float" office:value="0.0953186369180504">
                <text:p>0.0953186369180504</text:p>
              </table:table-cell>
              <table:table-cell office:value-type="float" office:value="0.0969535168432744">
                <text:p>0.0969535168432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00222620730597665">
                <text:p>0.00222620730597665</text:p>
              </table:table-cell>
              <table:table-cell office:value-type="float" office:value="0.101486673958432">
                <text:p>0.101486673958432</text:p>
              </table:table-cell>
              <table:table-cell office:value-type="float" office:value="0.103712881264409">
                <text:p>0.1037128812644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00298012787939387">
                <text:p>0.00298012787939387</text:p>
              </table:table-cell>
              <table:table-cell office:value-type="float" office:value="0.107535490298473">
                <text:p>0.107535490298473</text:p>
              </table:table-cell>
              <table:table-cell office:value-type="float" office:value="0.110515618177867">
                <text:p>0.1105156181778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00392628711615647">
                <text:p>0.00392628711615647</text:p>
              </table:table-cell>
              <table:table-cell office:value-type="float" office:value="0.113437144694492">
                <text:p>0.113437144694492</text:p>
              </table:table-cell>
              <table:table-cell office:value-type="float" office:value="0.117363431810648">
                <text:p>0.117363431810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00509633029845696">
                <text:p>0.00509633029845696</text:p>
              </table:table-cell>
              <table:table-cell office:value-type="float" office:value="0.119167134990374">
                <text:p>0.119167134990374</text:p>
              </table:table-cell>
              <table:table-cell office:value-type="float" office:value="0.124263465288831">
                <text:p>0.124263465288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00652345177396899">
                <text:p>0.00652345177396899</text:p>
              </table:table-cell>
              <table:table-cell office:value-type="float" office:value="0.124704356651721">
                <text:p>0.124704356651721</text:p>
              </table:table-cell>
              <table:table-cell office:value-type="float" office:value="0.13122780842569">
                <text:p>0.131227808425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00824187947173605">
                <text:p>0.00824187947173605</text:p>
              </table:table-cell>
              <table:table-cell office:value-type="float" office:value="0.130031001365995">
                <text:p>0.130031001365995</text:p>
              </table:table-cell>
              <table:table-cell office:value-type="float" office:value="0.138272880837731">
                <text:p>0.138272880837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0102863132525253">
                <text:p>0.0102863132525253</text:p>
              </table:table-cell>
              <table:table-cell office:value-type="float" office:value="0.135132409212556">
                <text:p>0.135132409212556</text:p>
              </table:table-cell>
              <table:table-cell office:value-type="float" office:value="0.145418722465081">
                <text:p>0.1454187224650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0126913368492076">
                <text:p>0.0126913368492076</text:p>
              </table:table-cell>
              <table:table-cell office:value-type="float" office:value="0.139996886468893">
                <text:p>0.139996886468893</text:p>
              </table:table-cell>
              <table:table-cell office:value-type="float" office:value="0.1526882233181">
                <text:p>0.15268822331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0154908231903219">
                <text:p>0.0154908231903219</text:p>
              </table:table-cell>
              <table:table-cell office:value-type="float" office:value="0.144615499576794">
                <text:p>0.144615499576794</text:p>
              </table:table-cell>
              <table:table-cell office:value-type="float" office:value="0.160106322767116">
                <text:p>0.1601063227671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187173519353917">
                <text:p>0.0187173519353917</text:p>
              </table:table-cell>
              <table:table-cell office:value-type="float" office:value="0.148981854241561">
                <text:p>0.148981854241561</text:p>
              </table:table-cell>
              <table:table-cell office:value-type="float" office:value="0.167699206176953">
                <text:p>0.1676992061769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22401656274052">
                <text:p>0.022401656274052</text:p>
              </table:table-cell>
              <table:table-cell office:value-type="float" office:value="0.153091867147403">
                <text:p>0.153091867147403</text:p>
              </table:table-cell>
              <table:table-cell office:value-type="float" office:value="0.175493523421455">
                <text:p>0.175493523421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265721136655373">
                <text:p>0.0265721136655373</text:p>
              </table:table-cell>
              <table:table-cell office:value-type="float" office:value="0.1569435363879">
                <text:p>0.1569435363879</text:p>
              </table:table-cell>
              <table:table-cell office:value-type="float" office:value="0.183515650053438">
                <text:p>0.1835156500534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312542924353807">
                <text:p>0.0312542924353807</text:p>
              </table:table-cell>
              <table:table-cell office:value-type="float" office:value="0.160536715458878">
                <text:p>0.160536715458878</text:p>
              </table:table-cell>
              <table:table-cell office:value-type="float" office:value="0.191791007894259">
                <text:p>0.1917910078942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0364705632028676">
                <text:p>0.0364705632028676</text:p>
              </table:table-cell>
              <table:table-cell office:value-type="float" office:value="0.16387289455499">
                <text:p>0.16387289455499</text:p>
              </table:table-cell>
              <table:table-cell office:value-type="float" office:value="0.200343457757857">
                <text:p>0.2003434577578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0422397811611007">
                <text:p>0.0422397811611007</text:p>
              </table:table-cell>
              <table:table-cell office:value-type="float" office:value="0.166954991953476">
                <text:p>0.166954991953476</text:p>
              </table:table-cell>
              <table:table-cell office:value-type="float" office:value="0.209194773114577">
                <text:p>0.209194773114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0485770424148906">
                <text:p>0.0485770424148906</text:p>
              </table:table-cell>
              <table:table-cell office:value-type="float" office:value="0.169787157454457">
                <text:p>0.169787157454457</text:p>
              </table:table-cell>
              <table:table-cell office:value-type="float" office:value="0.218364199869348">
                <text:p>0.2183641998693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0554935150091503">
                <text:p>0.0554935150091503</text:p>
              </table:table-cell>
              <table:table-cell office:value-type="float" office:value="0.172374589167475">
                <text:p>0.172374589167475</text:p>
              </table:table-cell>
              <table:table-cell office:value-type="float" office:value="0.227868104176625">
                <text:p>0.227868104176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0629963430273833">
                <text:p>0.0629963430273833</text:p>
              </table:table-cell>
              <table:table-cell office:value-type="float" office:value="0.174723364376966">
                <text:p>0.174723364376966</text:p>
              </table:table-cell>
              <table:table-cell office:value-type="float" office:value="0.237719707404349">
                <text:p>0.237719707404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0710886202506398">
                <text:p>0.0710886202506398</text:p>
              </table:table-cell>
              <table:table-cell office:value-type="float" office:value="0.176840284771393">
                <text:p>0.176840284771393</text:p>
              </table:table-cell>
              <table:table-cell office:value-type="float" office:value="0.247928905022033">
                <text:p>0.247928905022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0797694283596995">
                <text:p>0.0797694283596995</text:p>
              </table:table-cell>
              <table:table-cell office:value-type="float" office:value="0.178732735968254">
                <text:p>0.178732735968254</text:p>
              </table:table-cell>
              <table:table-cell office:value-type="float" office:value="0.258502164327953">
                <text:p>0.2585021643279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0890339335332261">
                <text:p>0.0890339335332261</text:p>
              </table:table-cell>
              <table:table-cell office:value-type="float" office:value="0.18040856099664">
                <text:p>0.18040856099664</text:p>
              </table:table-cell>
              <table:table-cell office:value-type="float" office:value="0.269442494529866">
                <text:p>0.269442494529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098873534521476">
                <text:p>0.098873534521476</text:p>
              </table:table-cell>
              <table:table-cell office:value-type="float" office:value="0.181875947197858">
                <text:p>0.181875947197858</text:p>
              </table:table-cell>
              <table:table-cell office:value-type="float" office:value="0.280749481719334">
                <text:p>0.2807494817193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10927605482632">
                <text:p>0.10927605482632</text:p>
              </table:table-cell>
              <table:table-cell office:value-type="float" office:value="0.183143325861253">
                <text:p>0.183143325861253</text:p>
              </table:table-cell>
              <table:table-cell office:value-type="float" office:value="0.292419380687573">
                <text:p>0.292419380687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120225971453728">
                <text:p>0.120225971453728</text:p>
              </table:table-cell>
              <table:table-cell office:value-type="float" office:value="0.184219283816529">
                <text:p>0.184219283816529</text:p>
              </table:table-cell>
              <table:table-cell office:value-type="float" office:value="0.304445255270256">
                <text:p>0.3044452552702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131704672780552">
                <text:p>0.131704672780552</text:p>
              </table:table-cell>
              <table:table-cell office:value-type="float" office:value="0.185112486146371">
                <text:p>0.185112486146371</text:p>
              </table:table-cell>
              <table:table-cell office:value-type="float" office:value="0.316817158926923">
                <text:p>0.3168171589269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43690738348593">
                <text:p>0.143690738348593</text:p>
              </table:table-cell>
              <table:table-cell office:value-type="float" office:value="0.185831609156257">
                <text:p>0.185831609156257</text:p>
              </table:table-cell>
              <table:table-cell office:value-type="float" office:value="0.32952234750485">
                <text:p>0.32952234750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15616023382211">
                <text:p>0.15616023382211</text:p>
              </table:table-cell>
              <table:table-cell office:value-type="float" office:value="0.186385282735227">
                <text:p>0.186385282735227</text:p>
              </table:table-cell>
              <table:table-cell office:value-type="float" office:value="0.342545516557338">
                <text:p>0.3425455165573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69087014879725">
                <text:p>0.169087014879725</text:p>
              </table:table-cell>
              <table:table-cell office:value-type="float" office:value="0.186782041256463">
                <text:p>0.186782041256463</text:p>
              </table:table-cell>
              <table:table-cell office:value-type="float" office:value="0.355869056136188">
                <text:p>0.355869056136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182443034421707">
                <text:p>0.182443034421707</text:p>
              </table:table-cell>
              <table:table-cell office:value-type="float" office:value="0.187030282195097">
                <text:p>0.187030282195097</text:p>
              </table:table-cell>
              <table:table-cell office:value-type="float" office:value="0.369473316616804">
                <text:p>0.369473316616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196198648127302">
                <text:p>0.196198648127302</text:p>
              </table:table-cell>
              <table:table-cell office:value-type="float" office:value="0.18713823167885">
                <text:p>0.18713823167885</text:p>
              </table:table-cell>
              <table:table-cell office:value-type="float" office:value="0.383336879806152">
                <text:p>0.3833368798061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210322914067317">
                <text:p>0.210322914067317</text:p>
              </table:table-cell>
              <table:table-cell office:value-type="float" office:value="0.187113916231804">
                <text:p>0.187113916231804</text:p>
              </table:table-cell>
              <table:table-cell office:value-type="float" office:value="0.397436830299121">
                <text:p>0.3974368302991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224783882742747">
                <text:p>0.224783882742747</text:p>
              </table:table-cell>
              <table:table-cell office:value-type="float" office:value="0.186965140020288">
                <text:p>0.186965140020288</text:p>
              </table:table-cell>
              <table:table-cell office:value-type="float" office:value="0.411749022763035">
                <text:p>0.411749022763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239548874563561">
                <text:p>0.239548874563561</text:p>
              </table:table-cell>
              <table:table-cell office:value-type="float" office:value="0.186699466960575">
                <text:p>0.186699466960575</text:p>
              </table:table-cell>
              <table:table-cell office:value-type="float" office:value="0.426248341524135">
                <text:p>0.4262483415241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25458474238978">
                <text:p>0.25458474238978</text:p>
              </table:table-cell>
              <table:table-cell office:value-type="float" office:value="0.186324207099309">
                <text:p>0.186324207099309</text:p>
              </table:table-cell>
              <table:table-cell office:value-type="float" office:value="0.440908949489089">
                <text:p>0.4409089494890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269858117320415">
                <text:p>0.269858117320415</text:p>
              </table:table-cell>
              <table:table-cell office:value-type="float" office:value="0.185846406728112">
                <text:p>0.185846406728112</text:p>
              </table:table-cell>
              <table:table-cell office:value-type="float" office:value="0.455704524048526">
                <text:p>0.4557045240485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285335636428506">
                <text:p>0.285335636428506</text:p>
              </table:table-cell>
              <table:table-cell office:value-type="float" office:value="0.185272841742836">
                <text:p>0.185272841742836</text:p>
              </table:table-cell>
              <table:table-cell office:value-type="float" office:value="0.470608478171342">
                <text:p>0.4706084781713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30098415159914">
                <text:p>0.30098415159914</text:p>
              </table:table-cell>
              <table:table-cell office:value-type="float" office:value="0.18461001380486">
                <text:p>0.18461001380486</text:p>
              </table:table-cell>
              <table:table-cell office:value-type="float" office:value="0.485594165404">
                <text:p>0.485594165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316770919030648">
                <text:p>0.316770919030648</text:p>
              </table:table-cell>
              <table:table-cell office:value-type="float" office:value="0.183864148906108">
                <text:p>0.183864148906108</text:p>
              </table:table-cell>
              <table:table-cell office:value-type="float" office:value="0.500635067936756">
                <text:p>0.500635067936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33266376930789">
                <text:p>0.33266376930789</text:p>
              </table:table-cell>
              <table:table-cell office:value-type="float" office:value="0.183041197981063">
                <text:p>0.183041197981063</text:p>
              </table:table-cell>
              <table:table-cell office:value-type="float" office:value="0.515704967288953">
                <text:p>0.515704967288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348631258252478">
                <text:p>0.348631258252478</text:p>
              </table:table-cell>
              <table:table-cell office:value-type="float" office:value="0.18214683924761">
                <text:p>0.18214683924761</text:p>
              </table:table-cell>
              <table:table-cell office:value-type="float" office:value="0.530778097500088">
                <text:p>0.5307780975000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36464279900099">
                <text:p>0.36464279900099</text:p>
              </table:table-cell>
              <table:table-cell office:value-type="float" office:value="0.181186481994154">
                <text:p>0.181186481994154</text:p>
              </table:table-cell>
              <table:table-cell office:value-type="float" office:value="0.545829280995145">
                <text:p>0.545829280995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380668775962208">
                <text:p>0.380668775962208</text:p>
              </table:table-cell>
              <table:table-cell office:value-type="float" office:value="0.180165271563146">
                <text:p>0.180165271563146</text:p>
              </table:table-cell>
              <table:table-cell office:value-type="float" office:value="0.560834047525354">
                <text:p>0.5608340475253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396680641462334">
                <text:p>0.396680641462334</text:p>
              </table:table-cell>
              <table:table-cell office:value-type="float" office:value="0.179088095310893">
                <text:p>0.179088095310893</text:p>
              </table:table-cell>
              <table:table-cell office:value-type="float" office:value="0.575768736773227">
                <text:p>0.5757687367732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412650996007168">
                <text:p>0.412650996007168</text:p>
              </table:table-cell>
              <table:table-cell office:value-type="float" office:value="0.177959589350604">
                <text:p>0.177959589350604</text:p>
              </table:table-cell>
              <table:table-cell office:value-type="float" office:value="0.590610585357772">
                <text:p>0.5906105853577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428553653176717">
                <text:p>0.428553653176717</text:p>
              </table:table-cell>
              <table:table-cell office:value-type="float" office:value="0.176784145910037">
                <text:p>0.176784145910037</text:p>
              </table:table-cell>
              <table:table-cell office:value-type="float" office:value="0.605337799086754">
                <text:p>0.6053377990867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444363690224909">
                <text:p>0.444363690224909</text:p>
              </table:table-cell>
              <table:table-cell office:value-type="float" office:value="0.175565921157087">
                <text:p>0.175565921157087</text:p>
              </table:table-cell>
              <table:table-cell office:value-type="float" office:value="0.619929611381995">
                <text:p>0.6199296113819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460057485489064">
                <text:p>0.460057485489064</text:p>
              </table:table-cell>
              <table:table-cell office:value-type="float" office:value="0.17430884336639">
                <text:p>0.17430884336639</text:p>
              </table:table-cell>
              <table:table-cell office:value-type="float" office:value="0.634366328855454">
                <text:p>0.6343663288554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475612743724294">
                <text:p>0.475612743724294</text:p>
              </table:table-cell>
              <table:table-cell office:value-type="float" office:value="0.173016621317606">
                <text:p>0.173016621317606</text:p>
              </table:table-cell>
              <table:table-cell office:value-type="float" office:value="0.6486293650419">
                <text:p>0.64862936504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491008510470726">
                <text:p>0.491008510470726</text:p>
              </table:table-cell>
              <table:table-cell office:value-type="float" office:value="0.171692752831718">
                <text:p>0.171692752831718</text:p>
              </table:table-cell>
              <table:table-cell office:value-type="float" office:value="0.662701263302444">
                <text:p>0.662701263302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506225176539458">
                <text:p>0.506225176539458</text:p>
              </table:table-cell>
              <table:table-cell office:value-type="float" office:value="0.170340533365602">
                <text:p>0.170340533365602</text:p>
              </table:table-cell>
              <table:table-cell office:value-type="float" office:value="0.67656570990506">
                <text:p>0.676565709905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521244473669491">
                <text:p>0.521244473669491</text:p>
              </table:table-cell>
              <table:table-cell office:value-type="float" office:value="0.168963064597415">
                <text:p>0.168963064597415</text:p>
              </table:table-cell>
              <table:table-cell office:value-type="float" office:value="0.690207538266906">
                <text:p>0.690207538266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.536049462365007">
                <text:p>0.536049462365007</text:p>
              </table:table-cell>
              <table:table-cell office:value-type="float" office:value="0.167563262946193">
                <text:p>0.167563262946193</text:p>
              </table:table-cell>
              <table:table-cell office:value-type="float" office:value="0.7036127253112">
                <text:p>0.7036127253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.550624512872637">
                <text:p>0.550624512872637</text:p>
              </table:table-cell>
              <table:table-cell office:value-type="float" office:value="0.166143867978586">
                <text:p>0.166143867978586</text:p>
              </table:table-cell>
              <table:table-cell office:value-type="float" office:value="0.716768380851223">
                <text:p>0.7167683808512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564955280203715">
                <text:p>0.564955280203715</text:p>
              </table:table-cell>
              <table:table-cell office:value-type="float" office:value="0.164707450664005">
                <text:p>0.164707450664005</text:p>
              </table:table-cell>
              <table:table-cell office:value-type="float" office:value="0.72966273086772">
                <text:p>0.729662730867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.579028674048567">
                <text:p>0.579028674048567</text:p>
              </table:table-cell>
              <table:table-cell office:value-type="float" office:value="0.16325642144674">
                <text:p>0.16325642144674</text:p>
              </table:table-cell>
              <table:table-cell office:value-type="float" office:value="0.742285095495307">
                <text:p>0.7422850954953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592832824370236">
                <text:p>0.592832824370236</text:p>
              </table:table-cell>
              <table:table-cell office:value-type="float" office:value="0.161793038109958">
                <text:p>0.161793038109958</text:p>
              </table:table-cell>
              <table:table-cell office:value-type="float" office:value="0.754625862480194">
                <text:p>0.754625862480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606357043404633">
                <text:p>0.606357043404633</text:p>
              </table:table-cell>
              <table:table-cell office:value-type="float" office:value="0.160319413411994">
                <text:p>0.160319413411994</text:p>
              </table:table-cell>
              <table:table-cell office:value-type="float" office:value="0.766676456816627">
                <text:p>0.7666764568166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619591784734195">
                <text:p>0.619591784734195</text:p>
              </table:table-cell>
              <table:table-cell office:value-type="float" office:value="0.158837522480074">
                <text:p>0.158837522480074</text:p>
              </table:table-cell>
              <table:table-cell office:value-type="float" office:value="0.778429307214269">
                <text:p>0.7784293072142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632528600043267">
                <text:p>0.632528600043267</text:p>
              </table:table-cell>
              <table:table-cell office:value-type="float" office:value="0.15734920995073">
                <text:p>0.15734920995073</text:p>
              </table:table-cell>
              <table:table-cell office:value-type="float" office:value="0.789877809993997">
                <text:p>0.7898778099939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645160094106371">
                <text:p>0.645160094106371</text:p>
              </table:table-cell>
              <table:table-cell office:value-type="float" office:value="0.155856196849633">
                <text:p>0.155856196849633</text:p>
              </table:table-cell>
              <table:table-cell office:value-type="float" office:value="0.801016290956004">
                <text:p>0.801016290956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657479878505777">
                <text:p>0.657479878505777</text:p>
              </table:table-cell>
              <table:table-cell office:value-type="float" office:value="0.154360087206561">
                <text:p>0.154360087206561</text:p>
              </table:table-cell>
              <table:table-cell office:value-type="float" office:value="0.811839965712338">
                <text:p>0.8118399657123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669482524522556">
                <text:p>0.669482524522556</text:p>
              </table:table-cell>
              <table:table-cell office:value-type="float" office:value="0.152862374403741">
                <text:p>0.152862374403741</text:p>
              </table:table-cell>
              <table:table-cell office:value-type="float" office:value="0.822344898926297">
                <text:p>0.8223448989262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681163515596032">
                <text:p>0.681163515596032</text:p>
              </table:table-cell>
              <table:table-cell office:value-type="float" office:value="0.151364447257935">
                <text:p>0.151364447257935</text:p>
              </table:table-cell>
              <table:table-cell office:value-type="float" office:value="0.832527962853967">
                <text:p>0.8325279628539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692519199700268">
                <text:p>0.692519199700268</text:p>
              </table:table-cell>
              <table:table-cell office:value-type="float" office:value="0.149867595838376">
                <text:p>0.149867595838376</text:p>
              </table:table-cell>
              <table:table-cell office:value-type="float" office:value="0.842386795538644">
                <text:p>0.8423867955386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703546741943027">
                <text:p>0.703546741943027</text:p>
              </table:table-cell>
              <table:table-cell office:value-type="float" office:value="0.148373017024193">
                <text:p>0.148373017024193</text:p>
              </table:table-cell>
              <table:table-cell office:value-type="float" office:value="0.85191975896722">
                <text:p>0.851919758967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71424407765268">
                <text:p>0.71424407765268</text:p>
              </table:table-cell>
              <table:table-cell office:value-type="float" office:value="0.146881819806075">
                <text:p>0.146881819806075</text:p>
              </table:table-cell>
              <table:table-cell office:value-type="float" office:value="0.861125897458755">
                <text:p>0.8611258974587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724609866181592">
                <text:p>0.724609866181592</text:p>
              </table:table-cell>
              <table:table-cell office:value-type="float" office:value="0.145395030337982">
                <text:p>0.145395030337982</text:p>
              </table:table-cell>
              <table:table-cell office:value-type="float" office:value="0.870004896519574">
                <text:p>0.8700048965195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734643445620687">
                <text:p>0.734643445620687</text:p>
              </table:table-cell>
              <table:table-cell office:value-type="float" office:value="0.143913596745407">
                <text:p>0.143913596745407</text:p>
              </table:table-cell>
              <table:table-cell office:value-type="float" office:value="0.878557042366094">
                <text:p>0.8785570423660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74434478858902">
                <text:p>0.74434478858902</text:p>
              </table:table-cell>
              <table:table-cell office:value-type="float" office:value="0.142438393697337">
                <text:p>0.142438393697337</text:p>
              </table:table-cell>
              <table:table-cell office:value-type="float" office:value="0.886783182286357">
                <text:p>0.8867831822863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7537144592341">
                <text:p>0.7537144592341</text:p>
              </table:table-cell>
              <table:table-cell office:value-type="float" office:value="0.140970226749478">
                <text:p>0.140970226749478</text:p>
              </table:table-cell>
              <table:table-cell office:value-type="float" office:value="0.894684685983578">
                <text:p>0.8946846859835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762753571553417">
                <text:p>0.762753571553417</text:p>
              </table:table-cell>
              <table:table-cell office:value-type="float" office:value="0.139509836466648">
                <text:p>0.139509836466648</text:p>
              </table:table-cell>
              <table:table-cell office:value-type="float" office:value="0.902263408020065">
                <text:p>0.9022634080200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771463749124783">
                <text:p>0.771463749124783</text:p>
              </table:table-cell>
              <table:table-cell office:value-type="float" office:value="0.138057902332445">
                <text:p>0.138057902332445</text:p>
              </table:table-cell>
              <table:table-cell office:value-type="float" office:value="0.909521651457229">
                <text:p>0.9095216514572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779847086312764">
                <text:p>0.779847086312764</text:p>
              </table:table-cell>
              <table:table-cell office:value-type="float" office:value="0.136615046454417">
                <text:p>0.136615046454417</text:p>
              </table:table-cell>
              <table:table-cell office:value-type="float" office:value="0.916462132767181">
                <text:p>0.9164621327671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787906111000294">
                <text:p>0.787906111000294</text:p>
              </table:table-cell>
              <table:table-cell office:value-type="float" office:value="0.13518183707301">
                <text:p>0.13518183707301</text:p>
              </table:table-cell>
              <table:table-cell office:value-type="float" office:value="0.923087948073304">
                <text:p>0.923087948073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79564374887854">
                <text:p>0.79564374887854</text:p>
              </table:table-cell>
              <table:table-cell office:value-type="float" office:value="0.133758791882544">
                <text:p>0.133758791882544</text:p>
              </table:table-cell>
              <table:table-cell office:value-type="float" office:value="0.929402540761084">
                <text:p>0.9294025407610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803063289313932">
                <text:p>0.803063289313932</text:p>
              </table:table-cell>
              <table:table-cell office:value-type="float" office:value="0.132346381172391">
                <text:p>0.132346381172391</text:p>
              </table:table-cell>
              <table:table-cell office:value-type="float" office:value="0.935409670486323">
                <text:p>0.9354096704863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8101683527989">
                <text:p>0.8101683527989</text:p>
              </table:table-cell>
              <table:table-cell office:value-type="float" office:value="0.130945030796407">
                <text:p>0.130945030796407</text:p>
              </table:table-cell>
              <table:table-cell office:value-type="float" office:value="0.941113383595307">
                <text:p>0.9411133835953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816962859982162">
                <text:p>0.816962859982162</text:p>
              </table:table-cell>
              <table:table-cell office:value-type="float" office:value="0.129555124978519">
                <text:p>0.129555124978519</text:p>
              </table:table-cell>
              <table:table-cell office:value-type="float" office:value="0.946517984960681">
                <text:p>0.9465179849606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823451002265099">
                <text:p>0.823451002265099</text:p>
              </table:table-cell>
              <table:table-cell office:value-type="float" office:value="0.128177008962188">
                <text:p>0.128177008962188</text:p>
              </table:table-cell>
              <table:table-cell office:value-type="float" office:value="0.951628011227287">
                <text:p>0.9516280112272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829637213942875">
                <text:p>0.829637213942875</text:p>
              </table:table-cell>
              <table:table-cell office:value-type="float" office:value="0.126810991511239">
                <text:p>0.126810991511239</text:p>
              </table:table-cell>
              <table:table-cell office:value-type="float" office:value="0.956448205454113">
                <text:p>0.9564482054541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835526145862245">
                <text:p>0.835526145862245</text:p>
              </table:table-cell>
              <table:table-cell office:value-type="float" office:value="0.125457347269349">
                <text:p>0.125457347269349</text:p>
              </table:table-cell>
              <table:table-cell office:value-type="float" office:value="0.960983493131593">
                <text:p>0.9609834931315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841122640562397">
                <text:p>0.841122640562397</text:p>
              </table:table-cell>
              <table:table-cell office:value-type="float" office:value="0.124116318985235">
                <text:p>0.124116318985235</text:p>
              </table:table-cell>
              <table:table-cell office:value-type="float" office:value="0.965238959547632">
                <text:p>0.965238959547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846431708860564">
                <text:p>0.846431708860564</text:p>
              </table:table-cell>
              <table:table-cell office:value-type="float" office:value="0.122788119610332">
                <text:p>0.122788119610332</text:p>
              </table:table-cell>
              <table:table-cell office:value-type="float" office:value="0.969219828470896">
                <text:p>0.9692198284708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851458507840385">
                <text:p>0.851458507840385</text:p>
              </table:table-cell>
              <table:table-cell office:value-type="float" office:value="0.121472934275502">
                <text:p>0.121472934275502</text:p>
              </table:table-cell>
              <table:table-cell office:value-type="float" office:value="0.972931442115887">
                <text:p>0.9729314421158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856208320198066">
                <text:p>0.856208320198066</text:p>
              </table:table-cell>
              <table:table-cell office:value-type="float" office:value="0.120170922153068">
                <text:p>0.120170922153068</text:p>
              </table:table-cell>
              <table:table-cell office:value-type="float" office:value="0.976379242351134">
                <text:p>0.9763792423511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860686534899103">
                <text:p>0.860686534899103</text:p>
              </table:table-cell>
              <table:table-cell office:value-type="float" office:value="0.118882218210189">
                <text:p>0.118882218210189</text:p>
              </table:table-cell>
              <table:table-cell office:value-type="float" office:value="0.979568753109292">
                <text:p>0.9795687531092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864898629096709">
                <text:p>0.864898629096709</text:p>
              </table:table-cell>
              <table:table-cell office:value-type="float" office:value="0.117606934859354">
                <text:p>0.117606934859354</text:p>
              </table:table-cell>
              <table:table-cell office:value-type="float" office:value="0.982505563956063">
                <text:p>0.982505563956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868850151261944">
                <text:p>0.868850151261944</text:p>
              </table:table-cell>
              <table:table-cell office:value-type="float" office:value="0.116345163511519">
                <text:p>0.116345163511519</text:p>
              </table:table-cell>
              <table:table-cell office:value-type="float" office:value="0.985195314773463">
                <text:p>0.9851953147734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872546705474929">
                <text:p>0.872546705474929</text:p>
              </table:table-cell>
              <table:table-cell office:value-type="float" office:value="0.115096976037141">
                <text:p>0.115096976037141</text:p>
              </table:table-cell>
              <table:table-cell office:value-type="float" office:value="0.987643681512069">
                <text:p>0.9876436815120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875993936826283">
                <text:p>0.875993936826283</text:p>
              </table:table-cell>
              <table:table-cell office:value-type="float" office:value="0.113862426140148">
                <text:p>0.113862426140148</text:p>
              </table:table-cell>
              <table:table-cell office:value-type="float" office:value="0.989856362966431">
                <text:p>0.9898563629664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879197517878029">
                <text:p>0.879197517878029</text:p>
              </table:table-cell>
              <table:table-cell office:value-type="float" office:value="0.112641550649638">
                <text:p>0.112641550649638</text:p>
              </table:table-cell>
              <table:table-cell office:value-type="float" office:value="0.991839068527667">
                <text:p>0.991839068527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882163136133651">
                <text:p>0.882163136133651</text:p>
              </table:table-cell>
              <table:table-cell office:value-type="float" office:value="0.111434370733839">
                <text:p>0.111434370733839</text:p>
              </table:table-cell>
              <table:table-cell office:value-type="float" office:value="0.993597506867489">
                <text:p>0.9935975068674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884896482467624">
                <text:p>0.884896482467624</text:p>
              </table:table-cell>
              <table:table-cell office:value-type="float" office:value="0.110240893040688">
                <text:p>0.110240893040688</text:p>
              </table:table-cell>
              <table:table-cell office:value-type="float" office:value="0.995137375508313">
                <text:p>0.9951373755083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88740324046568">
                <text:p>0.88740324046568</text:p>
              </table:table-cell>
              <table:table-cell office:value-type="float" office:value="0.109061110769137">
                <text:p>0.109061110769137</text:p>
              </table:table-cell>
              <table:table-cell office:value-type="float" office:value="0.996464351234817">
                <text:p>0.9964643512348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889689076628073">
                <text:p>0.889689076628073</text:p>
              </table:table-cell>
              <table:table-cell office:value-type="float" office:value="0.107895004675083">
                <text:p>0.107895004675083</text:p>
              </table:table-cell>
              <table:table-cell office:value-type="float" office:value="0.997584081303157">
                <text:p>0.9975840813031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891759631389382">
                <text:p>0.891759631389382</text:p>
              </table:table-cell>
              <table:table-cell office:value-type="float" office:value="0.106742544015643">
                <text:p>0.106742544015643</text:p>
              </table:table-cell>
              <table:table-cell office:value-type="float" office:value="0.998502175405024">
                <text:p>0.9985021754050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893620510909661">
                <text:p>0.893620510909661</text:p>
              </table:table-cell>
              <table:table-cell office:value-type="float" office:value="0.105603687435278">
                <text:p>0.105603687435278</text:p>
              </table:table-cell>
              <table:table-cell office:value-type="float" office:value="0.999224198344939">
                <text:p>0.9992241983449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895277279593237">
                <text:p>0.895277279593237</text:p>
              </table:table-cell>
              <table:table-cell office:value-type="float" office:value="0.104478383797102">
                <text:p>0.104478383797102</text:p>
              </table:table-cell>
              <table:table-cell office:value-type="float" office:value="0.999755663390339">
                <text:p>0.9997556633903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896735453292859">
                <text:p>0.896735453292859</text:p>
              </table:table-cell>
              <table:table-cell office:value-type="float" office:value="0.103366572962522">
                <text:p>0.103366572962522</text:p>
              </table:table-cell>
              <table:table-cell office:value-type="float" office:value="1.00010202625538">
                <text:p>1.00010202625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898000493158552">
                <text:p>0.898000493158552</text:p>
              </table:table-cell>
              <table:table-cell office:value-type="float" office:value="0.102268186522191">
                <text:p>0.102268186522191</text:p>
              </table:table-cell>
              <table:table-cell office:value-type="float" office:value="1.00026867968074">
                <text:p>1.000268679680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89907780009199">
                <text:p>0.89907780009199</text:p>
              </table:table-cell>
              <table:table-cell office:value-type="float" office:value="0.101183148481103">
                <text:p>0.101183148481103</text:p>
              </table:table-cell>
              <table:table-cell office:value-type="float" office:value="1.00026094857309">
                <text:p>1.000260948573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899972709768907">
                <text:p>0.899972709768907</text:p>
              </table:table-cell>
              <table:table-cell office:value-type="float" office:value="0.100111375900496">
                <text:p>0.100111375900496</text:p>
              </table:table-cell>
              <table:table-cell office:value-type="float" office:value="1.0000840856694">
                <text:p>1.00008408566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900690488193573">
                <text:p>0.900690488193573</text:p>
              </table:table-cell>
              <table:table-cell office:value-type="float" office:value="0.0990527794990793">
                <text:p>0.0990527794990793</text:p>
              </table:table-cell>
              <table:table-cell office:value-type="float" office:value="0.999743267692652">
                <text:p>0.9997432676926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901236327751029">
                <text:p>0.901236327751029</text:p>
              </table:table-cell>
              <table:table-cell office:value-type="float" office:value="0.0980072642159685">
                <text:p>0.0980072642159685</text:p>
              </table:table-cell>
              <table:table-cell office:value-type="float" office:value="0.999243591966997">
                <text:p>0.9992435919669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9016153437243">
                <text:p>0.9016153437243</text:p>
              </table:table-cell>
              <table:table-cell office:value-type="float" office:value="0.0969747297375889">
                <text:p>0.0969747297375889</text:p>
              </table:table-cell>
              <table:table-cell office:value-type="float" office:value="0.998590073461889">
                <text:p>0.9985900734618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901832571245416">
                <text:p>0.901832571245416</text:p>
              </table:table-cell>
              <table:table-cell office:value-type="float" office:value="0.0959550709906574">
                <text:p>0.0959550709906574</text:p>
              </table:table-cell>
              <table:table-cell office:value-type="float" office:value="0.997787642236073">
                <text:p>0.997787642236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901892962650544">
                <text:p>0.901892962650544</text:p>
              </table:table-cell>
              <table:table-cell office:value-type="float" office:value="0.0949481786032572">
                <text:p>0.0949481786032572</text:p>
              </table:table-cell>
              <table:table-cell office:value-type="float" office:value="0.996841141253801">
                <text:p>0.9968411412538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901801385211094">
                <text:p>0.901801385211094</text:p>
              </table:table-cell>
              <table:table-cell office:value-type="float" office:value="0.0939539393358939">
                <text:p>0.0939539393358939</text:p>
              </table:table-cell>
              <table:table-cell office:value-type="float" office:value="0.995755324546988">
                <text:p>0.9957553245469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901562619214063">
                <text:p>0.901562619214063</text:p>
              </table:table-cell>
              <table:table-cell office:value-type="float" office:value="0.092972236484319">
                <text:p>0.092972236484319</text:p>
              </table:table-cell>
              <table:table-cell office:value-type="float" office:value="0.994534855698382">
                <text:p>0.9945348556983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90118135636633">
                <text:p>0.90118135636633</text:p>
              </table:table-cell>
              <table:table-cell office:value-type="float" office:value="0.0920029502558043">
                <text:p>0.0920029502558043</text:p>
              </table:table-cell>
              <table:table-cell office:value-type="float" office:value="0.993184306622134">
                <text:p>0.9931843066221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900662198498978">
                <text:p>0.900662198498978</text:p>
              </table:table-cell>
              <table:table-cell office:value-type="float" office:value="0.0910459581204537">
                <text:p>0.0910459581204537</text:p>
              </table:table-cell>
              <table:table-cell office:value-type="float" office:value="0.991708156619431">
                <text:p>0.9917081566194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900009656549037">
                <text:p>0.900009656549037</text:p>
              </table:table-cell>
              <table:table-cell office:value-type="float" office:value="0.0901011351390488">
                <text:p>0.0901011351390488</text:p>
              </table:table-cell>
              <table:table-cell office:value-type="float" office:value="0.990110791688086">
                <text:p>0.990110791688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899228149797328">
                <text:p>0.899228149797328</text:p>
              </table:table-cell>
              <table:table-cell office:value-type="float" office:value="0.0891683542688398">
                <text:p>0.0891683542688398</text:p>
              </table:table-cell>
              <table:table-cell office:value-type="float" office:value="0.988396504066168">
                <text:p>0.9883965040661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898322005342297">
                <text:p>0.898322005342297</text:p>
              </table:table-cell>
              <table:table-cell office:value-type="float" office:value="0.0882474866486091">
                <text:p>0.0882474866486091</text:p>
              </table:table-cell>
              <table:table-cell office:value-type="float" office:value="0.986569491990906">
                <text:p>0.9865694919909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89729545779094">
                <text:p>0.89729545779094</text:p>
              </table:table-cell>
              <table:table-cell office:value-type="float" office:value="0.0873384018642613">
                <text:p>0.0873384018642613</text:p>
              </table:table-cell>
              <table:table-cell office:value-type="float" office:value="0.984633859655201">
                <text:p>0.9846338596552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896152649148995">
                <text:p>0.896152649148995</text:p>
              </table:table-cell>
              <table:table-cell office:value-type="float" office:value="0.0864409681961176">
                <text:p>0.0864409681961176</text:p>
              </table:table-cell>
              <table:table-cell office:value-type="float" office:value="0.982593617345113">
                <text:p>0.9825936173451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894897628893714">
                <text:p>0.894897628893714</text:p>
              </table:table-cell>
              <table:table-cell office:value-type="float" office:value="0.0855550528490272">
                <text:p>0.0855550528490272</text:p>
              </table:table-cell>
              <table:table-cell office:value-type="float" office:value="0.980452681742741">
                <text:p>0.9804526817427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893534354213498">
                <text:p>0.893534354213498</text:p>
              </table:table-cell>
              <table:table-cell office:value-type="float" office:value="0.0846805221663411">
                <text:p>0.0846805221663411</text:p>
              </table:table-cell>
              <table:table-cell office:value-type="float" office:value="0.978214876379839">
                <text:p>0.9782148763798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892066690399715">
                <text:p>0.892066690399715</text:p>
              </table:table-cell>
              <table:table-cell office:value-type="float" office:value="0.083817241828734">
                <text:p>0.083817241828734</text:p>
              </table:table-cell>
              <table:table-cell office:value-type="float" office:value="0.975883932228449">
                <text:p>0.9758839322284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890498411376906">
                <text:p>0.890498411376906</text:p>
              </table:table-cell>
              <table:table-cell office:value-type="float" office:value="0.0829650770388015">
                <text:p>0.0829650770388015</text:p>
              </table:table-cell>
              <table:table-cell office:value-type="float" office:value="0.973463488415707">
                <text:p>0.9734634884157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888833200358501">
                <text:p>0.888833200358501</text:p>
              </table:table-cell>
              <table:table-cell office:value-type="float" office:value="0.0821238926923061">
                <text:p>0.0821238926923061</text:p>
              </table:table-cell>
              <table:table-cell office:value-type="float" office:value="0.970957093050807">
                <text:p>0.9709570930508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887074650616006">
                <text:p>0.887074650616006</text:p>
              </table:table-cell>
              <table:table-cell office:value-type="float" office:value="0.0812935535368948">
                <text:p>0.0812935535368948</text:p>
              </table:table-cell>
              <table:table-cell office:value-type="float" office:value="0.968368204152901">
                <text:p>0.9683682041529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885226266350398">
                <text:p>0.885226266350398</text:p>
              </table:table-cell>
              <table:table-cell office:value-type="float" office:value="0.0804739243190603">
                <text:p>0.0804739243190603</text:p>
              </table:table-cell>
              <table:table-cell office:value-type="float" office:value="0.965700190669458">
                <text:p>0.9657001906694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883291463655259">
                <text:p>0.883291463655259</text:p>
              </table:table-cell>
              <table:table-cell office:value-type="float" office:value="0.0796648699200753">
                <text:p>0.0796648699200753</text:p>
              </table:table-cell>
              <table:table-cell office:value-type="float" office:value="0.962956333575335">
                <text:p>0.9629563335753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881273571561861">
                <text:p>0.881273571561861</text:p>
              </table:table-cell>
              <table:table-cell office:value-type="float" office:value="0.0788662554815846">
                <text:p>0.0788662554815846</text:p>
              </table:table-cell>
              <table:table-cell office:value-type="float" office:value="0.960139827043445">
                <text:p>0.9601398270434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879175833157102">
                <text:p>0.879175833157102</text:p>
              </table:table-cell>
              <table:table-cell office:value-type="float" office:value="0.0780779465214992">
                <text:p>0.0780779465214992</text:p>
              </table:table-cell>
              <table:table-cell office:value-type="float" office:value="0.957253779678601">
                <text:p>0.957253779678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877001406765852">
                <text:p>0.877001406765852</text:p>
              </table:table-cell>
              <table:table-cell office:value-type="float" office:value="0.0772998090408">
                <text:p>0.0772998090408</text:p>
              </table:table-cell>
              <table:table-cell office:value-type="float" office:value="0.954301215806651">
                <text:p>0.9543012158066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874753367189831">
                <text:p>0.874753367189831</text:p>
              </table:table-cell>
              <table:table-cell office:value-type="float" office:value="0.0765317096218199">
                <text:p>0.0765317096218199</text:p>
              </table:table-cell>
              <table:table-cell office:value-type="float" office:value="0.951285076811651">
                <text:p>0.9512850768116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872434706995745">
                <text:p>0.872434706995745</text:p>
              </table:table-cell>
              <table:table-cell office:value-type="float" office:value="0.0757735155185432">
                <text:p>0.0757735155185432</text:p>
              </table:table-cell>
              <table:table-cell office:value-type="float" office:value="0.948208222514289">
                <text:p>0.9482082225142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870048337845916">
                <text:p>0.870048337845916</text:p>
              </table:table-cell>
              <table:table-cell office:value-type="float" office:value="0.0750250947394247">
                <text:p>0.0750250947394247</text:p>
              </table:table-cell>
              <table:table-cell office:value-type="float" office:value="0.945073432585341">
                <text:p>0.9450734325853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86759709186516">
                <text:p>0.86759709186516</text:p>
              </table:table-cell>
              <table:table-cell office:value-type="float" office:value="0.0742863161232051">
                <text:p>0.0742863161232051</text:p>
              </table:table-cell>
              <table:table-cell office:value-type="float" office:value="0.941883407988366">
                <text:p>0.9418834079883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865083723038138">
                <text:p>0.865083723038138</text:p>
              </table:table-cell>
              <table:table-cell office:value-type="float" office:value="0.0735570494081689">
                <text:p>0.0735570494081689</text:p>
              </table:table-cell>
              <table:table-cell office:value-type="float" office:value="0.938640772446307">
                <text:p>0.9386407724463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862510908631833">
                <text:p>0.862510908631833</text:p>
              </table:table-cell>
              <table:table-cell office:value-type="float" office:value="0.0728371652952624">
                <text:p>0.0728371652952624</text:p>
              </table:table-cell>
              <table:table-cell office:value-type="float" office:value="0.935348073927095">
                <text:p>0.9353480739270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859881250638248">
                <text:p>0.859881250638248</text:p>
              </table:table-cell>
              <table:table-cell office:value-type="float" office:value="0.0721265355054708">
                <text:p>0.0721265355054708</text:p>
              </table:table-cell>
              <table:table-cell office:value-type="float" office:value="0.932007786143719">
                <text:p>0.9320077861437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857197277232795">
                <text:p>0.857197277232795</text:p>
              </table:table-cell>
              <table:table-cell office:value-type="float" office:value="0.0714250328318207">
                <text:p>0.0714250328318207</text:p>
              </table:table-cell>
              <table:table-cell office:value-type="float" office:value="0.928622310064616">
                <text:p>0.9286223100646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854461444244205">
                <text:p>0.854461444244205</text:p>
              </table:table-cell>
              <table:table-cell office:value-type="float" office:value="0.0707325311863607">
                <text:p>0.0707325311863607</text:p>
              </table:table-cell>
              <table:table-cell office:value-type="float" office:value="0.925193975430565">
                <text:p>0.9251939754305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851676136632153">
                <text:p>0.851676136632153</text:p>
              </table:table-cell>
              <table:table-cell office:value-type="float" office:value="0.0700489056424456">
                <text:p>0.0700489056424456</text:p>
              </table:table-cell>
              <table:table-cell office:value-type="float" office:value="0.921725042274599">
                <text:p>0.9217250422745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848843669969098">
                <text:p>0.848843669969098</text:p>
              </table:table-cell>
              <table:table-cell office:value-type="float" office:value="0.0693740324726334">
                <text:p>0.0693740324726334</text:p>
              </table:table-cell>
              <table:table-cell office:value-type="float" office:value="0.918217702441731">
                <text:p>0.9182177024417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845966291923131">
                <text:p>0.845966291923131</text:p>
              </table:table-cell>
              <table:table-cell office:value-type="float" office:value="0.0687077891824854">
                <text:p>0.0687077891824854</text:p>
              </table:table-cell>
              <table:table-cell office:value-type="float" office:value="0.914674081105616">
                <text:p>0.9146740811056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843046183738927">
                <text:p>0.843046183738927</text:p>
              </table:table-cell>
              <table:table-cell office:value-type="float" office:value="0.0680500545405397">
                <text:p>0.0680500545405397</text:p>
              </table:table-cell>
              <table:table-cell office:value-type="float" office:value="0.911096238279467">
                <text:p>0.9110962382794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840085461714138">
                <text:p>0.840085461714138</text:p>
              </table:table-cell>
              <table:table-cell office:value-type="float" office:value="0.0674007086047162">
                <text:p>0.0674007086047162</text:p>
              </table:table-cell>
              <table:table-cell office:value-type="float" office:value="0.907486170318854">
                <text:p>0.9074861703188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837086178668813">
                <text:p>0.837086178668813</text:p>
              </table:table-cell>
              <table:table-cell office:value-type="float" office:value="0.0667596327453914">
                <text:p>0.0667596327453914</text:p>
              </table:table-cell>
              <table:table-cell office:value-type="float" office:value="0.903845811414204">
                <text:p>0.9038458114142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834050325405664">
                <text:p>0.834050325405664</text:p>
              </table:table-cell>
              <table:table-cell office:value-type="float" office:value="0.0661267096653704">
                <text:p>0.0661267096653704</text:p>
              </table:table-cell>
              <table:table-cell office:value-type="float" office:value="0.900177035071035">
                <text:p>0.9001770350710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830979832159207">
                <text:p>0.830979832159207</text:p>
              </table:table-cell>
              <table:table-cell office:value-type="float" office:value="0.0655018234169668">
                <text:p>0.0655018234169668</text:p>
              </table:table-cell>
              <table:table-cell office:value-type="float" office:value="0.896481655576174">
                <text:p>0.8964816555761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0.82787657003199">
                <text:p>0.82787657003199</text:p>
              </table:table-cell>
              <table:table-cell office:value-type="float" office:value="0.0648848594163907">
                <text:p>0.0648848594163907</text:p>
              </table:table-cell>
              <table:table-cell office:value-type="float" office:value="0.892761429448381">
                <text:p>0.8927614294483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0.82474235241633">
                <text:p>0.82474235241633</text:p>
              </table:table-cell>
              <table:table-cell office:value-type="float" office:value="0.0642757044556315">
                <text:p>0.0642757044556315</text:p>
              </table:table-cell>
              <table:table-cell office:value-type="float" office:value="0.889018056871962">
                <text:p>0.8890180568719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0.821578936400125">
                <text:p>0.821578936400125</text:p>
              </table:table-cell>
              <table:table-cell office:value-type="float" office:value="0.0636742467120108">
                <text:p>0.0636742467120108</text:p>
              </table:table-cell>
              <table:table-cell office:value-type="float" office:value="0.885253183112135">
                <text:p>0.885253183112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818388024155471">
                <text:p>0.818388024155471</text:p>
              </table:table-cell>
              <table:table-cell office:value-type="float" office:value="0.0630803757555709">
                <text:p>0.0630803757555709</text:p>
              </table:table-cell>
              <table:table-cell office:value-type="float" office:value="0.881468399911041">
                <text:p>0.8814683999110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815171264308984">
                <text:p>0.815171264308984</text:p>
              </table:table-cell>
              <table:table-cell office:value-type="float" office:value="0.0624939825544536">
                <text:p>0.0624939825544536</text:p>
              </table:table-cell>
              <table:table-cell office:value-type="float" office:value="0.877665246863438">
                <text:p>0.8776652468634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811930253292823">
                <text:p>0.811930253292823</text:p>
              </table:table-cell>
              <table:table-cell office:value-type="float" office:value="0.0619149594784139">
                <text:p>0.0619149594784139</text:p>
              </table:table-cell>
              <table:table-cell office:value-type="float" office:value="0.873845212771237">
                <text:p>0.8738452127712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0.808666536675556">
                <text:p>0.808666536675556</text:p>
              </table:table-cell>
              <table:table-cell office:value-type="float" office:value="0.0613432003006059">
                <text:p>0.0613432003006059</text:p>
              </table:table-cell>
              <table:table-cell office:value-type="float" office:value="0.870009736976162">
                <text:p>0.8700097369761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0.805381610472146">
                <text:p>0.805381610472146</text:p>
              </table:table-cell>
              <table:table-cell office:value-type="float" office:value="0.0607786001977688">
                <text:p>0.0607786001977688</text:p>
              </table:table-cell>
              <table:table-cell office:value-type="float" office:value="0.866160210669914">
                <text:p>0.8661602106699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802076922432394">
                <text:p>0.802076922432394</text:p>
              </table:table-cell>
              <table:table-cell office:value-type="float" office:value="0.0602210557489313">
                <text:p>0.0602210557489313</text:p>
              </table:table-cell>
              <table:table-cell office:value-type="float" office:value="0.862297978181326">
                <text:p>0.8622979781813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798753873307329">
                <text:p>0.798753873307329</text:p>
              </table:table-cell>
              <table:table-cell office:value-type="float" office:value="0.0596704649327503">
                <text:p>0.0596704649327503</text:p>
              </table:table-cell>
              <table:table-cell office:value-type="float" office:value="0.858424338240079">
                <text:p>0.8584243382400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0.79541381809307">
                <text:p>0.79541381809307</text:p>
              </table:table-cell>
              <table:table-cell office:value-type="float" office:value="0.0591267271235861">
                <text:p>0.0591267271235861</text:p>
              </table:table-cell>
              <table:table-cell office:value-type="float" office:value="0.854540545216656">
                <text:p>0.8545405452166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0.792058067251823">
                <text:p>0.792058067251823</text:p>
              </table:table-cell>
              <table:table-cell office:value-type="float" office:value="0.0585897430864148">
                <text:p>0.0585897430864148</text:p>
              </table:table-cell>
              <table:table-cell office:value-type="float" office:value="0.850647810338238">
                <text:p>0.8506478103382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0.788687887909718">
                <text:p>0.788687887909718</text:p>
              </table:table-cell>
              <table:table-cell office:value-type="float" office:value="0.0580594149706712">
                <text:p>0.0580594149706712</text:p>
              </table:table-cell>
              <table:table-cell office:value-type="float" office:value="0.846747302880389">
                <text:p>0.8467473028803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0.785304505031256">
                <text:p>0.785304505031256</text:p>
              </table:table-cell>
              <table:table-cell office:value-type="float" office:value="0.057535646303107">
                <text:p>0.057535646303107</text:p>
              </table:table-cell>
              <table:table-cell office:value-type="float" office:value="0.842840151334363">
                <text:p>0.8428401513343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0.781909102570249">
                <text:p>0.781909102570249</text:p>
              </table:table-cell>
              <table:table-cell office:value-type="float" office:value="0.0570183419797489">
                <text:p>0.0570183419797489</text:p>
              </table:table-cell>
              <table:table-cell office:value-type="float" office:value="0.838927444549998">
                <text:p>0.838927444549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0.778502824597124">
                <text:p>0.778502824597124</text:p>
              </table:table-cell>
              <table:table-cell office:value-type="float" office:value="0.0565074082570295">
                <text:p>0.0565074082570295</text:p>
              </table:table-cell>
              <table:table-cell office:value-type="float" office:value="0.835010232854153">
                <text:p>0.8350102328541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0.775086776402582">
                <text:p>0.775086776402582</text:p>
              </table:table-cell>
              <table:table-cell office:value-type="float" office:value="0.0560027527421654">
                <text:p>0.0560027527421654</text:p>
              </table:table-cell>
              <table:table-cell office:value-type="float" office:value="0.831089529144747">
                <text:p>0.8310895291447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0.77166202557761">
                <text:p>0.77166202557761</text:p>
              </table:table-cell>
              <table:table-cell office:value-type="float" office:value="0.0555042843828478">
                <text:p>0.0555042843828478</text:p>
              </table:table-cell>
              <table:table-cell office:value-type="float" office:value="0.827166309960458">
                <text:p>0.8271663099604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0.768229603069906">
                <text:p>0.768229603069906</text:p>
              </table:table-cell>
              <table:table-cell office:value-type="float" office:value="0.0550119134563081">
                <text:p>0.0550119134563081</text:p>
              </table:table-cell>
              <table:table-cell office:value-type="float" office:value="0.823241516526214">
                <text:p>0.8232415165262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0.76479050421681">
                <text:p>0.76479050421681</text:p>
              </table:table-cell>
              <table:table-cell office:value-type="float" office:value="0.0545255515578187">
                <text:p>0.0545255515578187</text:p>
              </table:table-cell>
              <table:table-cell office:value-type="float" office:value="0.819316055774628">
                <text:p>0.8193160557746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0.761345689754885">
                <text:p>0.761345689754885</text:p>
              </table:table-cell>
              <table:table-cell office:value-type="float" office:value="0.0540451115886815">
                <text:p>0.0540451115886815</text:p>
              </table:table-cell>
              <table:table-cell office:value-type="float" office:value="0.815390801343567">
                <text:p>0.8153908013435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0.757896086806307">
                <text:p>0.757896086806307</text:p>
              </table:table-cell>
              <table:table-cell office:value-type="float" office:value="0.0535705077437578">
                <text:p>0.0535705077437578</text:p>
              </table:table-cell>
              <table:table-cell office:value-type="float" office:value="0.811466594550065">
                <text:p>0.8114665945500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0.754442589842256">
                <text:p>0.754442589842256</text:p>
              </table:table-cell>
              <table:table-cell office:value-type="float" office:value="0.0531016554985848">
                <text:p>0.0531016554985848</text:p>
              </table:table-cell>
              <table:table-cell office:value-type="float" office:value="0.807544245340841">
                <text:p>0.8075442453408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0.750986061623544">
                <text:p>0.750986061623544</text:p>
              </table:table-cell>
              <table:table-cell office:value-type="float" office:value="0.0526384715961261">
                <text:p>0.0526384715961261</text:p>
              </table:table-cell>
              <table:table-cell office:value-type="float" office:value="0.803624533219671">
                <text:p>0.8036245332196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0.747527334118724">
                <text:p>0.747527334118724</text:p>
              </table:table-cell>
              <table:table-cell office:value-type="float" office:value="0.052180874033196">
                <text:p>0.052180874033196</text:p>
              </table:table-cell>
              <table:table-cell office:value-type="float" office:value="0.79970820815192">
                <text:p>0.799708208151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744067209399932">
                <text:p>0.744067209399932</text:p>
              </table:table-cell>
              <table:table-cell office:value-type="float" office:value="0.0517287820465977">
                <text:p>0.0517287820465977</text:p>
              </table:table-cell>
              <table:table-cell office:value-type="float" office:value="0.79579599144653">
                <text:p>0.795795991446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0.74060646051678">
                <text:p>0.74060646051678</text:p>
              </table:table-cell>
              <table:table-cell office:value-type="float" office:value="0.0512821160990112">
                <text:p>0.0512821160990112</text:p>
              </table:table-cell>
              <table:table-cell office:value-type="float" office:value="0.791888576615791">
                <text:p>0.7918885766157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0.737145832348575">
                <text:p>0.737145832348575</text:p>
              </table:table-cell>
              <table:table-cell office:value-type="float" office:value="0.0508407978646649">
                <text:p>0.0508407978646649</text:p>
              </table:table-cell>
              <table:table-cell office:value-type="float" office:value="0.78798663021324">
                <text:p>0.787986630213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0.733686042435199">
                <text:p>0.733686042435199</text:p>
              </table:table-cell>
              <table:table-cell office:value-type="float" office:value="0.0504047502148225">
                <text:p>0.0504047502148225</text:p>
              </table:table-cell>
              <table:table-cell office:value-type="float" office:value="0.784090792650022">
                <text:p>0.7840907926500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0.730227781786973">
                <text:p>0.730227781786973</text:p>
              </table:table-cell>
              <table:table-cell office:value-type="float" office:value="0.0499738972031154">
                <text:p>0.0499738972031154</text:p>
              </table:table-cell>
              <table:table-cell office:value-type="float" office:value="0.780201678990088">
                <text:p>0.7802016789900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0.726771715673851">
                <text:p>0.726771715673851</text:p>
              </table:table-cell>
              <table:table-cell office:value-type="float" office:value="0.0495481640507464">
                <text:p>0.0495481640507464</text:p>
              </table:table-cell>
              <table:table-cell office:value-type="float" office:value="0.776319879724597">
                <text:p>0.7763198797245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0.723318484394294">
                <text:p>0.723318484394294</text:p>
              </table:table-cell>
              <table:table-cell office:value-type="float" office:value="0.0491274771315915">
                <text:p>0.0491274771315915</text:p>
              </table:table-cell>
              <table:table-cell office:value-type="float" office:value="0.772445961525886">
                <text:p>0.7724459615258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0.719868704024176">
                <text:p>0.719868704024176</text:p>
              </table:table-cell>
              <table:table-cell office:value-type="float" office:value="0.0487117639572231">
                <text:p>0.0487117639572231</text:p>
              </table:table-cell>
              <table:table-cell office:value-type="float" office:value="0.768580467981399">
                <text:p>0.7685804679813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0.716422967146096">
                <text:p>0.716422967146096</text:p>
              </table:table-cell>
              <table:table-cell office:value-type="float" office:value="0.0483009531618763">
                <text:p>0.0483009531618763</text:p>
              </table:table-cell>
              <table:table-cell office:value-type="float" office:value="0.764723920307972">
                <text:p>0.7647239203079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0.712981843559451">
                <text:p>0.712981843559451</text:p>
              </table:table-cell>
              <table:table-cell office:value-type="float" office:value="0.0478949744873792">
                <text:p>0.0478949744873792</text:p>
              </table:table-cell>
              <table:table-cell office:value-type="float" office:value="0.76087681804683">
                <text:p>0.760876818046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0.709545880971664">
                <text:p>0.709545880971664</text:p>
              </table:table-cell>
              <table:table-cell office:value-type="float" office:value="0.0474937587680653">
                <text:p>0.0474937587680653</text:p>
              </table:table-cell>
              <table:table-cell office:value-type="float" office:value="0.75703963973973">
                <text:p>0.757039639739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0.706115605670919">
                <text:p>0.706115605670919</text:p>
              </table:table-cell>
              <table:table-cell office:value-type="float" office:value="0.0470972379156868">
                <text:p>0.0470972379156868</text:p>
              </table:table-cell>
              <table:table-cell office:value-type="float" office:value="0.753212843586606">
                <text:p>0.7532128435866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0.702691523180793">
                <text:p>0.702691523180793</text:p>
              </table:table-cell>
              <table:table-cell office:value-type="float" office:value="0.0467053449043435">
                <text:p>0.0467053449043435</text:p>
              </table:table-cell>
              <table:table-cell office:value-type="float" office:value="0.749396868085137">
                <text:p>0.7493968680851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0.699274118897164">
                <text:p>0.699274118897164</text:p>
              </table:table-cell>
              <table:table-cell office:value-type="float" office:value="0.0463180137554434">
                <text:p>0.0463180137554434</text:p>
              </table:table-cell>
              <table:table-cell office:value-type="float" office:value="0.745592132652607">
                <text:p>0.7455921326526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0.695863858707762">
                <text:p>0.695863858707762</text:p>
              </table:table-cell>
              <table:table-cell office:value-type="float" office:value="0.0459351795227082">
                <text:p>0.0459351795227082</text:p>
              </table:table-cell>
              <table:table-cell office:value-type="float" office:value="0.74179903823047">
                <text:p>0.741799038230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0.692461189594757">
                <text:p>0.692461189594757</text:p>
              </table:table-cell>
              <table:table-cell office:value-type="float" office:value="0.0455567782772366">
                <text:p>0.0455567782772366</text:p>
              </table:table-cell>
              <table:table-cell office:value-type="float" office:value="0.738017967871993">
                <text:p>0.7380179678719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0.689066540220737">
                <text:p>0.689066540220737</text:p>
              </table:table-cell>
              <table:table-cell office:value-type="float" office:value="0.0451827470926372">
                <text:p>0.0451827470926372</text:p>
              </table:table-cell>
              <table:table-cell office:value-type="float" office:value="0.734249287313374">
                <text:p>0.7342492873133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0.685680321498474">
                <text:p>0.685680321498474</text:p>
              </table:table-cell>
              <table:table-cell office:value-type="float" office:value="0.0448130240302417">
                <text:p>0.0448130240302417</text:p>
              </table:table-cell>
              <table:table-cell office:value-type="float" office:value="0.730493345528716">
                <text:p>0.7304933455287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0.682302927144826">
                <text:p>0.682302927144826</text:p>
              </table:table-cell>
              <table:table-cell office:value-type="float" office:value="0.0444475481244081">
                <text:p>0.0444475481244081</text:p>
              </table:table-cell>
              <table:table-cell office:value-type="float" office:value="0.726750475269234">
                <text:p>0.7267504752692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0.67893473421916">
                <text:p>0.67893473421916</text:p>
              </table:table-cell>
              <table:table-cell office:value-type="float" office:value="0.0440862593679231">
                <text:p>0.0440862593679231</text:p>
              </table:table-cell>
              <table:table-cell office:value-type="float" office:value="0.723020993587083">
                <text:p>0.7230209935870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0.675576103646653">
                <text:p>0.675576103646653</text:p>
              </table:table-cell>
              <table:table-cell office:value-type="float" office:value="0.043729098697512">
                <text:p>0.043729098697512</text:p>
              </table:table-cell>
              <table:table-cell office:value-type="float" office:value="0.719305202344165">
                <text:p>0.7193052023441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0.672227380726826">
                <text:p>0.672227380726826</text:p>
              </table:table-cell>
              <table:table-cell office:value-type="float" office:value="0.0433760079794631">
                <text:p>0.0433760079794631</text:p>
              </table:table-cell>
              <table:table-cell office:value-type="float" office:value="0.715603388706289">
                <text:p>0.7156033887062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0.668888895627681">
                <text:p>0.668888895627681</text:p>
              </table:table-cell>
              <table:table-cell office:value-type="float" office:value="0.0430269299953745">
                <text:p>0.0430269299953745</text:p>
              </table:table-cell>
              <table:table-cell office:value-type="float" office:value="0.711915825623055">
                <text:p>0.711915825623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0.665560963865778">
                <text:p>0.665560963865778</text:p>
              </table:table-cell>
              <table:table-cell office:value-type="float" office:value="0.0426818084280281">
                <text:p>0.0426818084280281</text:p>
              </table:table-cell>
              <table:table-cell office:value-type="float" office:value="0.708242772293806">
                <text:p>0.7082427722938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0.662243886772608">
                <text:p>0.662243886772608</text:p>
              </table:table-cell>
              <table:table-cell office:value-type="float" office:value="0.0423405878473973">
                <text:p>0.0423405878473973</text:p>
              </table:table-cell>
              <table:table-cell office:value-type="float" office:value="0.704584474620005">
                <text:p>0.704584474620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0.6589379519476">
                <text:p>0.6589379519476</text:p>
              </table:table-cell>
              <table:table-cell office:value-type="float" office:value="0.0420032136967934">
                <text:p>0.0420032136967934</text:p>
              </table:table-cell>
              <table:table-cell office:value-type="float" office:value="0.700941165644394">
                <text:p>0.7009411656443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0.655643433698097">
                <text:p>0.655643433698097</text:p>
              </table:table-cell>
              <table:table-cell office:value-type="float" office:value="0.0416696322791544">
                <text:p>0.0416696322791544</text:p>
              </table:table-cell>
              <table:table-cell office:value-type="float" office:value="0.697313065977251">
                <text:p>0.6973130659772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0.652360593466635">
                <text:p>0.652360593466635</text:p>
              </table:table-cell>
              <table:table-cell office:value-type="float" office:value="0.0413397907434816">
                <text:p>0.0413397907434816</text:p>
              </table:table-cell>
              <table:table-cell office:value-type="float" office:value="0.693700384210117">
                <text:p>0.693700384210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0.649089680245848">
                <text:p>0.649089680245848</text:p>
              </table:table-cell>
              <table:table-cell office:value-type="float" office:value="0.0410136370714256">
                <text:p>0.0410136370714256</text:p>
              </table:table-cell>
              <table:table-cell office:value-type="float" office:value="0.690103317317274">
                <text:p>0.6901033173172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0.645830930981323">
                <text:p>0.645830930981323</text:p>
              </table:table-cell>
              <table:table-cell office:value-type="float" office:value="0.0406911200640266">
                <text:p>0.0406911200640266</text:p>
              </table:table-cell>
              <table:table-cell office:value-type="float" office:value="0.686522051045349">
                <text:p>0.6865220510453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0.642584570962703">
                <text:p>0.642584570962703</text:p>
              </table:table-cell>
              <table:table-cell office:value-type="float" office:value="0.0403721893286107">
                <text:p>0.0403721893286107</text:p>
              </table:table-cell>
              <table:table-cell office:value-type="float" office:value="0.682956760291314">
                <text:p>0.6829567602913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